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1"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2" office:value-type="string">
            <text:p>tags</text:p>
          </table:table-cell>
          <table:table-cell table:style-name="ce23" office:value-type="string">
            <text:p>pt-br</text:p>
          </table:table-cell>
          <table:table-cell table:style-name="ce24" office:value-type="string">
            <text:p>es</text:p>
          </table:table-cell>
          <table:table-cell table:style-name="ce22" office:value-type="string">
            <text:p>en</text:p>
          </table:table-cell>
          <table:table-cell table:style-name="ce22" office:value-type="string">
            <text:p>ru</text:p>
          </table:table-cell>
          <table:table-cell table:style-name="ce22" office:value-type="string">
            <text:p>de</text:p>
          </table:table-cell>
          <table:table-cell table:style-name="ce22" office:value-type="string">
            <text:p>status</text:p>
          </table:table-cell>
          <table:table-cell table:number-columns-repeated="5" table:style-name="ce21"/>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7" office:value-type="string">
            <text:p>El valor'' {0}'' no es válido.</text:p>
          </table:table-cell>
          <table:table-cell table:style-name="ce21" office:value-type="string">
            <text:p>The value in {0} is not valid</text:p>
          </table:table-cell>
          <table:table-cell table:style-name="ce28" office:value-type="string">
            <text:p>Число {0} не действительно</text:p>
          </table:table-cell>
          <table:table-cell table:style-name="ce25" office:value-type="string">
            <text:p>Der Wert ''{0}'' ist ungültig.</text:p>
          </table:table-cell>
          <table:table-cell table:style-name="ce28" office:value-type="string">
            <text:p>ok</text:p>
          </table:table-cell>
          <table:table-cell table:number-columns-repeated="5" table:style-name="ce21"/>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7" office:value-type="string">
            <text:p>{0}:'' {1}'' no coincide con el texto que se muestra.</text:p>
          </table:table-cell>
          <table:table-cell table:style-name="ce25" office:value-type="string">
            <text:p>???{0}: "{1} is not equal to the text</text:p>
          </table:table-cell>
          <table:table-cell table:style-name="ce28" office:value-type="string">
            <text:p>???{0}: "{1}" не совадает с текстом</text:p>
          </table:table-cell>
          <table:table-cell table:style-name="ce25" office:value-type="string">
            <text:p>???{0}: ''{1}" entspricht nicht dem angeforderten Text.</text:p>
          </table:table-cell>
          <table:table-cell table:style-name="ce28" office:value-type="string">
            <text:p>ok</text:p>
          </table:table-cell>
          <table:table-cell table:number-columns-repeated="5" table:style-name="ce21"/>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7" office:value-type="string">
            <text:p>{0}'' debe ser igual a'' {1}''.</text:p>
          </table:table-cell>
          <table:table-cell table:style-name="ce21" office:value-type="string">
            <text:p>{0}" must be equal to "{1}".</text:p>
          </table:table-cell>
          <table:table-cell table:style-name="ce28" office:value-type="string">
            <text:p>{0}" должно быть равным "{1}".</text:p>
          </table:table-cell>
          <table:table-cell table:style-name="ce25" office:value-type="string">
            <text:p>{0}'' sollte ''{1}" entspre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7" office:value-type="string">
            <text:p>{0}'' debe ser igual a'' {1}''.</text:p>
          </table:table-cell>
          <table:table-cell table:style-name="ce21" office:value-type="string">
            <text:p>{0}" must be equal to "{1}".</text:p>
          </table:table-cell>
          <table:table-cell table:style-name="ce28" office:value-type="string">
            <text:p>{0}" должно быть равным "{1}".</text:p>
          </table:table-cell>
          <table:table-cell table:style-name="ce25" office:value-type="string">
            <text:p>{0}'' sollte ''{1}" entsprechen.</text:p>
          </table:table-cell>
          <table:table-cell table:style-name="ce28" office:value-type="string">
            <text:p>ok</text:p>
          </table:table-cell>
          <table:table-cell table:number-columns-repeated="5" table:style-name="ce21"/>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7" office:value-type="string">
            <text:p>El campo'' {1}'' debe contener al menos {0} caracteres.</text:p>
          </table:table-cell>
          <table:table-cell table:style-name="ce25" office:value-type="string">
            <text:p>The field "{1}" must have at least {0} characters.</text:p>
          </table:table-cell>
          <table:table-cell table:style-name="ce28"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8" office:value-type="string">
            <text:p>ok</text:p>
          </table:table-cell>
          <table:table-cell table:number-columns-repeated="5" table:style-name="ce21"/>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7" office:value-type="string">
            <text:p>El campo'' {1}'' no debe ser superior a {0} caracteres.</text:p>
          </table:table-cell>
          <table:table-cell table:style-name="ce25" office:value-type="string">
            <text:p>The field "{1}" must have at least {0} characters.</text:p>
          </table:table-cell>
          <table:table-cell table:style-name="ce28"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8" office:value-type="string">
            <text:p>ok</text:p>
          </table:table-cell>
          <table:table-cell table:number-columns-repeated="5" table:style-name="ce21"/>
        </table:table-row>
        <table:table-row table:style-name="ro3">
          <table:table-cell table:style-name="ce28" office:value-type="string">
            <text:p>javax.faces.component.UIInput.REQUIRED</text:p>
          </table:table-cell>
          <table:table-cell table:style-name="ce28" office:value-type="string">
            <text:p>Opa! Parece que você se esqueceu de algo: " {0}"</text:p>
          </table:table-cell>
          <table:table-cell table:style-name="ce28" office:value-type="string">
            <text:p>Se requiere el campo'' {0}''.</text:p>
          </table:table-cell>
          <table:table-cell table:style-name="ce28" office:value-type="string">
            <text:p>{0}: Ops! It seems you forgot to add a value.</text:p>
          </table:table-cell>
          <table:table-cell table:style-name="ce28" office:value-type="string">
            <text:p>Поле "{0}" является обязательным</text:p>
          </table:table-cell>
          <table:table-cell table:style-name="ce25" office:value-type="string">
            <text:p>Das Feld ''{0}'' muss ausgefüllt werden.</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javax.faces.component.UIInput.UPDATE</text:p>
          </table:table-cell>
          <table:table-cell table:style-name="ce28" office:value-type="string">
            <text:p>{0}: Ops! Alguma coisa deu errado e a culpa foi do nosso estagiário.</text:p>
          </table:table-cell>
          <table:table-cell table:style-name="ce28" office:value-type="string">
            <text:p>{0}: Ouch! Something went wrong and it wasn't your fault.</text:p>
          </table:table-cell>
          <table:table-cell table:style-name="ce28" office:value-type="string">
            <text:p>{0}: Ouch! Something went wrong and it wasn't your fault.</text:p>
          </table:table-cell>
          <table:table-cell table:style-name="ce28" office:value-type="string">
            <text:p>{0}: Ouch! Something went wrong and it wasn't your fault.</text:p>
          </table:table-cell>
          <table:table-cell table:style-name="ce28" office:value-type="string">
            <text:p>{0}: Ouch! Something went wrong and it wasn't your fault.</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javax.faces.component.UISelectOne.INVALID</text:p>
          </table:table-cell>
          <table:table-cell table:style-name="ce28" office:value-type="string">
            <text:p>{0}: Ops! Valor inserido não é válido assim como gol de mão.</text:p>
          </table:table-cell>
          <table:table-cell table:style-name="ce28" office:value-type="string">
            <text:p>{0}: Ops! Value inserted was not valid. Better luck now.</text:p>
          </table:table-cell>
          <table:table-cell table:style-name="ce28" office:value-type="string">
            <text:p>{0}: Ops! Value inserted was not valid. Better luck now.</text:p>
          </table:table-cell>
          <table:table-cell table:style-name="ce28" office:value-type="string">
            <text:p>{0}: Ops! Value inserted was not valid. Better luck now.</text:p>
          </table:table-cell>
          <table:table-cell table:style-name="ce28" office:value-type="string">
            <text:p>{0}: Ops! Value inserted was not valid. Better luck now.</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javax.faces.component.UISelectMany.INVALID</text:p>
          </table:table-cell>
          <table:table-cell table:style-name="ce28" office:value-type="string">
            <text:p>{0}: Valor inválido.</text:p>
          </table:table-cell>
          <table:table-cell table:style-name="ce28" office:value-type="string">
            <text:p>{0}: Value is invalid.</text:p>
          </table:table-cell>
          <table:table-cell table:style-name="ce28" office:value-type="string">
            <text:p>{0}: Value is invalid.</text:p>
          </table:table-cell>
          <table:table-cell table:style-name="ce28" office:value-type="string">
            <text:p>{0}: Value is invalid.</text:p>
          </table:table-cell>
          <table:table-cell table:style-name="ce28" office:value-type="string">
            <text:p>{0}: Value is invalid.</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 COMMON TERMS #########</text:p>
          </table:table-cell>
          <table:table-cell table:style-name="ce25"/>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7" office:value-type="string">
            <text:p>Universidad Federal de Juiz de Fora</text:p>
          </table:table-cell>
          <table:table-cell table:style-name="ce21" office:value-type="string">
            <text:p>Federal University of Juiz de Fora</text:p>
          </table:table-cell>
          <table:table-cell table:style-name="ce28"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8" office:value-type="string">
            <text:p>ok</text:p>
          </table:table-cell>
          <table:table-cell table:number-columns-repeated="5" table:style-name="ce21"/>
        </table:table-row>
        <table:table-row table:style-name="ro4">
          <table:table-cell table:style-name="ce25" office:value-type="string">
            <text:p>crepeia</text:p>
          </table:table-cell>
          <table:table-cell table:style-name="ce28" office:value-type="string">
            <text:p>Centro de Referência em Pesquisa, Intervenção e Avaliação em Álcool e Outras Drogas</text:p>
          </table:table-cell>
          <table:table-cell table:style-name="ce27"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8"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8" office:value-type="string">
            <text:p>ok</text:p>
          </table:table-cell>
          <table:table-cell table:number-columns-repeated="5" table:style-name="ce21"/>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7" office:value-type="string">
            <text:p>Departamento de Ciencias de la Computación - UFJF</text:p>
          </table:table-cell>
          <table:table-cell table:style-name="ce21" office:value-type="string">
            <text:p>Computer Sciences Department - UFJF</text:p>
          </table:table-cell>
          <table:table-cell table:style-name="ce28" office:value-type="string">
            <text:p>Факультет Компьютерных Наук - UFJF</text:p>
          </table:table-cell>
          <table:table-cell table:style-name="ce25" office:value-type="string">
            <text:p>Fachbereich IT-Wissenschaften</text:p>
          </table:table-cell>
          <table:table-cell table:style-name="ce28" office:value-type="string">
            <text:p>ok</text:p>
          </table:table-cell>
          <table:table-cell table:number-columns-repeated="5" table:style-name="ce21"/>
        </table:table-row>
        <table:table-row table:style-name="ro2">
          <table:table-cell table:style-name="ce25"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8" office:value-type="string">
            <text:p>FAPEMIG</text:p>
          </table:table-cell>
          <table:table-cell table:style-name="ce25" office:value-type="string">
            <text:p>FAPEMIG</text:p>
          </table:table-cell>
          <table:table-cell table:style-name="ce28" office:value-type="string">
            <text:p>ok</text:p>
          </table:table-cell>
          <table:table-cell table:number-columns-repeated="5" table:style-name="ce21"/>
        </table:table-row>
        <table:table-row table:style-name="ro2">
          <table:table-cell table:style-name="ce25" office:value-type="string">
            <text:p>cnpq</text:p>
          </table:table-cell>
          <table:table-cell table:style-name="ce25" office:value-type="string">
            <text:p>CNPQ - Ciências sem Fronteiras</text:p>
          </table:table-cell>
          <table:table-cell table:style-name="ce27" office:value-type="string">
            <text:p>CNPQ - Ciencia sin Fronteras</text:p>
          </table:table-cell>
          <table:table-cell table:style-name="ce21" office:value-type="string">
            <text:p>CNPQ - Science without Borders</text:p>
          </table:table-cell>
          <table:table-cell table:style-name="ce30" office:value-type="string">
            <text:p>CNPQ - Наука без Границ</text:p>
          </table:table-cell>
          <table:table-cell table:style-name="ce21" office:value-type="string">
            <text:p>CNPQ - Science without Borders</text:p>
          </table:table-cell>
          <table:table-cell table:style-name="ce28" office:value-type="string">
            <text:p>ok</text:p>
          </table:table-cell>
          <table:table-cell table:number-columns-repeated="5" table:style-name="ce21"/>
        </table:table-row>
        <table:table-row table:style-name="ro2">
          <table:table-cell table:style-name="ce25" office:value-type="string">
            <text:p>capes</text:p>
          </table:table-cell>
          <table:table-cell table:style-name="ce25" office:value-type="string">
            <text:p>CAPES</text:p>
          </table:table-cell>
          <table:table-cell table:style-name="ce27" office:value-type="string">
            <text:p>CAPES</text:p>
          </table:table-cell>
          <table:table-cell table:style-name="ce21" office:value-type="string">
            <text:p>CAPES</text:p>
          </table:table-cell>
          <table:table-cell table:style-name="ce30" office:value-type="string">
            <text:p>CAPES</text:p>
          </table:table-cell>
          <table:table-cell table:style-name="ce21" office:value-type="string">
            <text:p>CAPES</text:p>
          </table:table-cell>
          <table:table-cell table:style-name="ce28" office:value-type="string">
            <text:p>ok</text:p>
          </table:table-cell>
          <table:table-cell table:number-columns-repeated="5" table:style-name="ce21"/>
        </table:table-row>
        <table:table-row table:style-name="ro2">
          <table:table-cell table:style-name="ce25" office:value-type="string">
            <text:p>update.date</text:p>
          </table:table-cell>
          <table:table-cell table:style-name="ce28" office:value-type="string">
            <text:p>Atualizado em 21/10/2015.</text:p>
          </table:table-cell>
          <table:table-cell table:style-name="ce31" office:value-type="string">
            <text:p>Actualizado el 21/10/2015.</text:p>
          </table:table-cell>
          <table:table-cell table:style-name="ce30" office:value-type="string">
            <text:p>Last update: 10-21-2015.</text:p>
          </table:table-cell>
          <table:table-cell table:style-name="ce28" office:value-type="string">
            <text:p>Последнее обновление: 21/10/2015</text:p>
          </table:table-cell>
          <table:table-cell table:style-name="ce28" office:value-type="string">
            <text:p>Aktualisiert am 21/10/2015.</text:p>
          </table:table-cell>
          <table:table-cell table:style-name="ce28" office:value-type="string">
            <text:p>ok</text:p>
          </table:table-cell>
          <table:table-cell table:number-columns-repeated="5" table:style-name="ce21"/>
        </table:table-row>
        <table:table-row table:style-name="ro2">
          <table:table-cell table:style-name="ce25" office:value-type="string">
            <text:p>vivasemtabaco</text:p>
          </table:table-cell>
          <table:table-cell table:style-name="ce25" office:value-type="string">
            <text:p>Viva sem Tabaco</text:p>
          </table:table-cell>
          <table:table-cell table:style-name="ce32" office:value-type="string">
            <text:p>Viva sin Tabaco</text:p>
          </table:table-cell>
          <table:table-cell table:style-name="ce21" office:value-type="string">
            <text:p>Live without Tobacco</text:p>
          </table:table-cell>
          <table:table-cell table:style-name="ce28" office:value-type="string">
            <text:p>Живи без Табака</text:p>
          </table:table-cell>
          <table:table-cell table:style-name="ce25" office:value-type="string">
            <text:p>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send</text:p>
          </table:table-cell>
          <table:table-cell table:style-name="ce25" office:value-type="string">
            <text:p>Enviar</text:p>
          </table:table-cell>
          <table:table-cell table:style-name="ce27" office:value-type="string">
            <text:p>Enviar</text:p>
          </table:table-cell>
          <table:table-cell table:style-name="ce21" office:value-type="string">
            <text:p>Send</text:p>
          </table:table-cell>
          <table:table-cell table:style-name="ce28" office:value-type="string">
            <text:p>Отправить</text:p>
          </table:table-cell>
          <table:table-cell table:style-name="ce25" office:value-type="string">
            <text:p>Senden</text:p>
          </table:table-cell>
          <table:table-cell table:style-name="ce28" office:value-type="string">
            <text:p>ok</text:p>
          </table:table-cell>
          <table:table-cell table:number-columns-repeated="5" table:style-name="ce21"/>
        </table:table-row>
        <table:table-row table:style-name="ro2">
          <table:table-cell table:style-name="ce25" office:value-type="string">
            <text:p>psw</text:p>
          </table:table-cell>
          <table:table-cell table:style-name="ce25" office:value-type="string">
            <text:p>Senha</text:p>
          </table:table-cell>
          <table:table-cell table:style-name="ce27" office:value-type="string">
            <text:p>Contraseña</text:p>
          </table:table-cell>
          <table:table-cell table:style-name="ce21" office:value-type="string">
            <text:p>Password</text:p>
          </table:table-cell>
          <table:table-cell table:style-name="ce28" office:value-type="string">
            <text:p>Пароль</text:p>
          </table:table-cell>
          <table:table-cell table:style-name="ce25" office:value-type="string">
            <text:p>Passwort</text:p>
          </table:table-cell>
          <table:table-cell table:style-name="ce28" office:value-type="string">
            <text:p>ok</text:p>
          </table:table-cell>
          <table:table-cell table:number-columns-repeated="5" table:style-name="ce21"/>
        </table:table-row>
        <table:table-row table:style-name="ro2">
          <table:table-cell table:style-name="ce25" office:value-type="string">
            <text:p>next</text:p>
          </table:table-cell>
          <table:table-cell table:style-name="ce25" office:value-type="string">
            <text:p>próximo</text:p>
          </table:table-cell>
          <table:table-cell table:style-name="ce32" office:value-type="string">
            <text:p>Siguiente</text:p>
          </table:table-cell>
          <table:table-cell table:style-name="ce21" office:value-type="string">
            <text:p>next</text:p>
          </table:table-cell>
          <table:table-cell table:style-name="ce28" office:value-type="string">
            <text:p>Далее</text:p>
          </table:table-cell>
          <table:table-cell table:style-name="ce25" office:value-type="string">
            <text:p>weiter</text:p>
          </table:table-cell>
          <table:table-cell table:style-name="ce28" office:value-type="string">
            <text:p>ok</text:p>
          </table:table-cell>
          <table:table-cell table:number-columns-repeated="5" table:style-name="ce21"/>
        </table:table-row>
        <table:table-row table:style-name="ro2">
          <table:table-cell table:style-name="ce25" office:value-type="string">
            <text:p>back</text:p>
          </table:table-cell>
          <table:table-cell table:style-name="ce25" office:value-type="string">
            <text:p>voltar</text:p>
          </table:table-cell>
          <table:table-cell table:style-name="ce27" office:value-type="string">
            <text:p>Volver</text:p>
          </table:table-cell>
          <table:table-cell table:style-name="ce21" office:value-type="string">
            <text:p>back</text:p>
          </table:table-cell>
          <table:table-cell table:style-name="ce28" office:value-type="string">
            <text:p>Назад</text:p>
          </table:table-cell>
          <table:table-cell table:style-name="ce25" office:value-type="string">
            <text:p>zurück</text:p>
          </table:table-cell>
          <table:table-cell table:style-name="ce28" office:value-type="string">
            <text:p>ok</text:p>
          </table:table-cell>
          <table:table-cell table:number-columns-repeated="5" table:style-name="ce21"/>
        </table:table-row>
        <table:table-row table:style-name="ro2">
          <table:table-cell table:style-name="ce25" office:value-type="string">
            <text:p>img.ref</text:p>
          </table:table-cell>
          <table:table-cell table:style-name="ce25" office:value-type="string">
            <text:p>Crédito da foto:</text:p>
          </table:table-cell>
          <table:table-cell table:style-name="ce27" office:value-type="string">
            <text:p>Crédito de la foto:</text:p>
          </table:table-cell>
          <table:table-cell table:style-name="ce21" office:value-type="string">
            <text:p>Photo credit</text:p>
          </table:table-cell>
          <table:table-cell table:style-name="ce28" office:value-type="string">
            <text:p>Право на фото</text:p>
          </table:table-cell>
          <table:table-cell table:style-name="ce25" office:value-type="string">
            <text:p>Rechte bei</text:p>
          </table:table-cell>
          <table:table-cell table:style-name="ce28" office:value-type="string">
            <text:p>ok</text:p>
          </table:table-cell>
          <table:table-cell table:number-columns-repeated="5" table:style-name="ce21"/>
        </table:table-row>
        <table:table-row table:style-name="ro2">
          <table:table-cell table:style-name="ce25" office:value-type="string">
            <text:p>next.step</text:p>
          </table:table-cell>
          <table:table-cell table:style-name="ce25" office:value-type="string">
            <text:p>Próximo passo</text:p>
          </table:table-cell>
          <table:table-cell table:style-name="ce32" office:value-type="string">
            <text:p>Siguiente Paso</text:p>
          </table:table-cell>
          <table:table-cell table:style-name="ce21" office:value-type="string">
            <text:p>Next step</text:p>
          </table:table-cell>
          <table:table-cell table:style-name="ce28" office:value-type="string">
            <text:p>Следующий шаг</text:p>
          </table:table-cell>
          <table:table-cell table:style-name="ce25" office:value-type="string">
            <text:p>Nächster Schritt</text:p>
          </table:table-cell>
          <table:table-cell table:style-name="ce28" office:value-type="string">
            <text:p>ok</text:p>
          </table:table-cell>
          <table:table-cell table:number-columns-repeated="5" table:style-name="ce21"/>
        </table:table-row>
        <table:table-row table:style-name="ro2">
          <table:table-cell table:style-name="ce25" office:value-type="string">
            <text:p>currency</text:p>
          </table:table-cell>
          <table:table-cell table:style-name="ce25" office:value-type="string">
            <text:p>R$</text:p>
          </table:table-cell>
          <table:table-cell table:style-name="ce27" office:value-type="string">
            <text:p>$</text:p>
          </table:table-cell>
          <table:table-cell table:style-name="ce21" office:value-type="string">
            <text:p>U$</text:p>
          </table:table-cell>
          <table:table-cell table:style-name="ce28" office:value-type="string">
            <text:p>RUB</text:p>
          </table:table-cell>
          <table:table-cell table:style-name="ce25" office:value-type="string">
            <text:p>€</text:p>
          </table:table-cell>
          <table:table-cell table:style-name="ce28" office:value-type="string">
            <text:p>ok</text:p>
          </table:table-cell>
          <table:table-cell table:number-columns-repeated="5" table:style-name="ce21"/>
        </table:table-row>
        <table:table-row table:style-name="ro2">
          <table:table-cell table:style-name="ce25" office:value-type="string">
            <text:p>centseparator</text:p>
          </table:table-cell>
          <table:table-cell table:style-name="ce25" office:value-type="string">
            <text:p>.</text:p>
          </table:table-cell>
          <table:table-cell table:style-name="ce27" office:value-type="string">
            <text:p>.</text:p>
          </table:table-cell>
          <table:table-cell table:style-name="ce21" office:value-type="string">
            <text:p>.</text:p>
          </table:table-cell>
          <table:table-cell table:style-name="ce28" office:value-type="string">
            <text:p>.</text:p>
          </table:table-cell>
          <table:table-cell table:style-name="ce25"/>
          <table:table-cell table:style-name="ce28" office:value-type="string">
            <text:p>ok</text:p>
          </table:table-cell>
          <table:table-cell table:number-columns-repeated="5" table:style-name="ce21"/>
        </table:table-row>
        <table:table-row table:style-name="ro2">
          <table:table-cell table:style-name="ce25" office:value-type="string">
            <text:p>thousandseparator</text:p>
          </table:table-cell>
          <table:table-cell table:style-name="ce25" office:value-type="string">
            <text:p>,</text:p>
          </table:table-cell>
          <table:table-cell table:style-name="ce27" office:value-type="string">
            <text:p>,</text:p>
          </table:table-cell>
          <table:table-cell table:style-name="ce21" office:value-type="string">
            <text:p>,</text:p>
          </table:table-cell>
          <table:table-cell table:style-name="ce28" office:value-type="string">
            <text:p>,</text:p>
          </table:table-cell>
          <table:table-cell table:style-name="ce25"/>
          <table:table-cell table:style-name="ce28" office:value-type="string">
            <text:p>ok</text:p>
          </table:table-cell>
          <table:table-cell table:number-columns-repeated="5" table:style-name="ce21"/>
        </table:table-row>
        <table:table-row table:style-name="ro2">
          <table:table-cell table:style-name="ce25" office:value-type="string">
            <text:p>source</text:p>
          </table:table-cell>
          <table:table-cell table:style-name="ce25" office:value-type="string">
            <text:p>Fonte</text:p>
          </table:table-cell>
          <table:table-cell table:style-name="ce27" office:value-type="string">
            <text:p>Fuente</text:p>
          </table:table-cell>
          <table:table-cell table:style-name="ce21" office:value-type="string">
            <text:p>Source</text:p>
          </table:table-cell>
          <table:table-cell table:style-name="ce28" office:value-type="string">
            <text:p>Источник</text:p>
          </table:table-cell>
          <table:table-cell table:style-name="ce25" office:value-type="string">
            <text:p>Quelle</text:p>
          </table:table-cell>
          <table:table-cell table:style-name="ce28" office:value-type="string">
            <text:p>ok</text:p>
          </table:table-cell>
          <table:table-cell table:number-columns-repeated="5" table:style-name="ce21"/>
        </table:table-row>
        <table:table-row table:style-name="ro2">
          <table:table-cell table:style-name="ce25" office:value-type="string">
            <text:p>sources</text:p>
          </table:table-cell>
          <table:table-cell table:style-name="ce25" office:value-type="string">
            <text:p>Fontes</text:p>
          </table:table-cell>
          <table:table-cell table:style-name="ce27" office:value-type="string">
            <text:p>Fuentes</text:p>
          </table:table-cell>
          <table:table-cell table:style-name="ce21" office:value-type="string">
            <text:p>Sources</text:p>
          </table:table-cell>
          <table:table-cell table:style-name="ce28" office:value-type="string">
            <text:p>Источники</text:p>
          </table:table-cell>
          <table:table-cell table:style-name="ce25" office:value-type="string">
            <text:p>Quellen</text:p>
          </table:table-cell>
          <table:table-cell table:style-name="ce28" office:value-type="string">
            <text:p>ok</text:p>
          </table:table-cell>
          <table:table-cell table:number-columns-repeated="5" table:style-name="ce21"/>
        </table:table-row>
        <table:table-row table:style-name="ro2">
          <table:table-cell table:style-name="ce25" office:value-type="string">
            <text:p>month.1</text:p>
          </table:table-cell>
          <table:table-cell table:style-name="ce25" office:value-type="string">
            <text:p>Janeiro</text:p>
          </table:table-cell>
          <table:table-cell table:style-name="ce27" office:value-type="string">
            <text:p>Enero</text:p>
          </table:table-cell>
          <table:table-cell table:style-name="ce21" office:value-type="string">
            <text:p>January</text:p>
          </table:table-cell>
          <table:table-cell table:style-name="ce28" office:value-type="string">
            <text:p>Январь</text:p>
          </table:table-cell>
          <table:table-cell table:style-name="ce25" office:value-type="string">
            <text:p>Januar</text:p>
          </table:table-cell>
          <table:table-cell table:style-name="ce28" office:value-type="string">
            <text:p>ok</text:p>
          </table:table-cell>
          <table:table-cell table:number-columns-repeated="5" table:style-name="ce21"/>
        </table:table-row>
        <table:table-row table:style-name="ro2">
          <table:table-cell table:style-name="ce25" office:value-type="string">
            <text:p>month.2</text:p>
          </table:table-cell>
          <table:table-cell table:style-name="ce28" office:value-type="string">
            <text:p>Fevereiro</text:p>
          </table:table-cell>
          <table:table-cell table:style-name="ce27" office:value-type="string">
            <text:p>Febrero</text:p>
          </table:table-cell>
          <table:table-cell table:style-name="ce21" office:value-type="string">
            <text:p>February</text:p>
          </table:table-cell>
          <table:table-cell table:style-name="ce28" office:value-type="string">
            <text:p>Февраль</text:p>
          </table:table-cell>
          <table:table-cell table:style-name="ce25" office:value-type="string">
            <text:p>Februar</text:p>
          </table:table-cell>
          <table:table-cell table:style-name="ce28" office:value-type="string">
            <text:p>ok</text:p>
          </table:table-cell>
          <table:table-cell table:number-columns-repeated="5" table:style-name="ce21"/>
        </table:table-row>
        <table:table-row table:style-name="ro2">
          <table:table-cell table:style-name="ce25" office:value-type="string">
            <text:p>month.3</text:p>
          </table:table-cell>
          <table:table-cell table:style-name="ce25" office:value-type="string">
            <text:p>Março</text:p>
          </table:table-cell>
          <table:table-cell table:style-name="ce27" office:value-type="string">
            <text:p>Marzo</text:p>
          </table:table-cell>
          <table:table-cell table:style-name="ce21" office:value-type="string">
            <text:p>March</text:p>
          </table:table-cell>
          <table:table-cell table:style-name="ce28" office:value-type="string">
            <text:p>Март</text:p>
          </table:table-cell>
          <table:table-cell table:style-name="ce25" office:value-type="string">
            <text:p>März</text:p>
          </table:table-cell>
          <table:table-cell table:style-name="ce28" office:value-type="string">
            <text:p>ok</text:p>
          </table:table-cell>
          <table:table-cell table:number-columns-repeated="5" table:style-name="ce21"/>
        </table:table-row>
        <table:table-row table:style-name="ro2">
          <table:table-cell table:style-name="ce25" office:value-type="string">
            <text:p>month.4</text:p>
          </table:table-cell>
          <table:table-cell table:style-name="ce25" office:value-type="string">
            <text:p>Abril</text:p>
          </table:table-cell>
          <table:table-cell table:style-name="ce27" office:value-type="string">
            <text:p>Abril</text:p>
          </table:table-cell>
          <table:table-cell table:style-name="ce21" office:value-type="string">
            <text:p>April</text:p>
          </table:table-cell>
          <table:table-cell table:style-name="ce28" office:value-type="string">
            <text:p>Апрель</text:p>
          </table:table-cell>
          <table:table-cell table:style-name="ce25" office:value-type="string">
            <text:p>April</text:p>
          </table:table-cell>
          <table:table-cell table:style-name="ce28" office:value-type="string">
            <text:p>ok</text:p>
          </table:table-cell>
          <table:table-cell table:number-columns-repeated="5" table:style-name="ce21"/>
        </table:table-row>
        <table:table-row table:style-name="ro2">
          <table:table-cell table:style-name="ce25" office:value-type="string">
            <text:p>month.5</text:p>
          </table:table-cell>
          <table:table-cell table:style-name="ce25" office:value-type="string">
            <text:p>Maio</text:p>
          </table:table-cell>
          <table:table-cell table:style-name="ce27" office:value-type="string">
            <text:p>Mayo</text:p>
          </table:table-cell>
          <table:table-cell table:style-name="ce21" office:value-type="string">
            <text:p>May</text:p>
          </table:table-cell>
          <table:table-cell table:style-name="ce28" office:value-type="string">
            <text:p>Май</text:p>
          </table:table-cell>
          <table:table-cell table:style-name="ce25" office:value-type="string">
            <text:p>Mai</text:p>
          </table:table-cell>
          <table:table-cell table:style-name="ce28" office:value-type="string">
            <text:p>ok</text:p>
          </table:table-cell>
          <table:table-cell table:number-columns-repeated="5" table:style-name="ce21"/>
        </table:table-row>
        <table:table-row table:style-name="ro2">
          <table:table-cell table:style-name="ce25" office:value-type="string">
            <text:p>month.6</text:p>
          </table:table-cell>
          <table:table-cell table:style-name="ce25" office:value-type="string">
            <text:p>Junho</text:p>
          </table:table-cell>
          <table:table-cell table:style-name="ce27" office:value-type="string">
            <text:p>Junio</text:p>
          </table:table-cell>
          <table:table-cell table:style-name="ce21" office:value-type="string">
            <text:p>June</text:p>
          </table:table-cell>
          <table:table-cell table:style-name="ce28" office:value-type="string">
            <text:p>Июнь</text:p>
          </table:table-cell>
          <table:table-cell table:style-name="ce25" office:value-type="string">
            <text:p>Juni</text:p>
          </table:table-cell>
          <table:table-cell table:style-name="ce28" office:value-type="string">
            <text:p>ok</text:p>
          </table:table-cell>
          <table:table-cell table:number-columns-repeated="5" table:style-name="ce21"/>
        </table:table-row>
        <table:table-row table:style-name="ro2">
          <table:table-cell table:style-name="ce25" office:value-type="string">
            <text:p>month.7</text:p>
          </table:table-cell>
          <table:table-cell table:style-name="ce25" office:value-type="string">
            <text:p>Julho</text:p>
          </table:table-cell>
          <table:table-cell table:style-name="ce27" office:value-type="string">
            <text:p>Julio</text:p>
          </table:table-cell>
          <table:table-cell table:style-name="ce21" office:value-type="string">
            <text:p>July</text:p>
          </table:table-cell>
          <table:table-cell table:style-name="ce28" office:value-type="string">
            <text:p>Июль</text:p>
          </table:table-cell>
          <table:table-cell table:style-name="ce25" office:value-type="string">
            <text:p>Juli</text:p>
          </table:table-cell>
          <table:table-cell table:style-name="ce28" office:value-type="string">
            <text:p>ok</text:p>
          </table:table-cell>
          <table:table-cell table:number-columns-repeated="5" table:style-name="ce21"/>
        </table:table-row>
        <table:table-row table:style-name="ro2">
          <table:table-cell table:style-name="ce25" office:value-type="string">
            <text:p>month.8</text:p>
          </table:table-cell>
          <table:table-cell table:style-name="ce25" office:value-type="string">
            <text:p>Agosto</text:p>
          </table:table-cell>
          <table:table-cell table:style-name="ce27" office:value-type="string">
            <text:p>Agosto</text:p>
          </table:table-cell>
          <table:table-cell table:style-name="ce21" office:value-type="string">
            <text:p>August</text:p>
          </table:table-cell>
          <table:table-cell table:style-name="ce28" office:value-type="string">
            <text:p>Август</text:p>
          </table:table-cell>
          <table:table-cell table:style-name="ce25" office:value-type="string">
            <text:p>August</text:p>
          </table:table-cell>
          <table:table-cell table:style-name="ce28" office:value-type="string">
            <text:p>ok</text:p>
          </table:table-cell>
          <table:table-cell table:number-columns-repeated="5" table:style-name="ce21"/>
        </table:table-row>
        <table:table-row table:style-name="ro2">
          <table:table-cell table:style-name="ce25" office:value-type="string">
            <text:p>month.9</text:p>
          </table:table-cell>
          <table:table-cell table:style-name="ce25" office:value-type="string">
            <text:p>Setembro</text:p>
          </table:table-cell>
          <table:table-cell table:style-name="ce27" office:value-type="string">
            <text:p>Septiembre</text:p>
          </table:table-cell>
          <table:table-cell table:style-name="ce21" office:value-type="string">
            <text:p>September</text:p>
          </table:table-cell>
          <table:table-cell table:style-name="ce28" office:value-type="string">
            <text:p>Сентябрь</text:p>
          </table:table-cell>
          <table:table-cell table:style-name="ce25" office:value-type="string">
            <text:p>September</text:p>
          </table:table-cell>
          <table:table-cell table:style-name="ce28" office:value-type="string">
            <text:p>ok</text:p>
          </table:table-cell>
          <table:table-cell table:number-columns-repeated="5" table:style-name="ce21"/>
        </table:table-row>
        <table:table-row table:style-name="ro2">
          <table:table-cell table:style-name="ce25" office:value-type="string">
            <text:p>month.10</text:p>
          </table:table-cell>
          <table:table-cell table:style-name="ce25" office:value-type="string">
            <text:p>Outubro</text:p>
          </table:table-cell>
          <table:table-cell table:style-name="ce27" office:value-type="string">
            <text:p>Octubre</text:p>
          </table:table-cell>
          <table:table-cell table:style-name="ce21" office:value-type="string">
            <text:p>October</text:p>
          </table:table-cell>
          <table:table-cell table:style-name="ce28" office:value-type="string">
            <text:p>Октябрь</text:p>
          </table:table-cell>
          <table:table-cell table:style-name="ce25" office:value-type="string">
            <text:p>Oktober</text:p>
          </table:table-cell>
          <table:table-cell table:style-name="ce28" office:value-type="string">
            <text:p>ok</text:p>
          </table:table-cell>
          <table:table-cell table:number-columns-repeated="5" table:style-name="ce21"/>
        </table:table-row>
        <table:table-row table:style-name="ro2">
          <table:table-cell table:style-name="ce25" office:value-type="string">
            <text:p>month.11</text:p>
          </table:table-cell>
          <table:table-cell table:style-name="ce25" office:value-type="string">
            <text:p>Novembro</text:p>
          </table:table-cell>
          <table:table-cell table:style-name="ce27" office:value-type="string">
            <text:p>Noviembre</text:p>
          </table:table-cell>
          <table:table-cell table:style-name="ce21" office:value-type="string">
            <text:p>November</text:p>
          </table:table-cell>
          <table:table-cell table:style-name="ce28" office:value-type="string">
            <text:p>Ноябрь</text:p>
          </table:table-cell>
          <table:table-cell table:style-name="ce25" office:value-type="string">
            <text:p>November</text:p>
          </table:table-cell>
          <table:table-cell table:style-name="ce28" office:value-type="string">
            <text:p>ok</text:p>
          </table:table-cell>
          <table:table-cell table:number-columns-repeated="5" table:style-name="ce21"/>
        </table:table-row>
        <table:table-row table:style-name="ro2">
          <table:table-cell table:style-name="ce25" office:value-type="string">
            <text:p>month.12</text:p>
          </table:table-cell>
          <table:table-cell table:style-name="ce25" office:value-type="string">
            <text:p>Dezembro</text:p>
          </table:table-cell>
          <table:table-cell table:style-name="ce27" office:value-type="string">
            <text:p>Diciembre</text:p>
          </table:table-cell>
          <table:table-cell table:style-name="ce21" office:value-type="string">
            <text:p>December</text:p>
          </table:table-cell>
          <table:table-cell table:style-name="ce28" office:value-type="string">
            <text:p>Декабрь</text:p>
          </table:table-cell>
          <table:table-cell table:style-name="ce25" office:value-type="string">
            <text:p>Dezember</text:p>
          </table:table-cell>
          <table:table-cell table:style-name="ce28" office:value-type="string">
            <text:p>ok</text:p>
          </table:table-cell>
          <table:table-cell table:number-columns-repeated="5" table:style-name="ce21"/>
        </table:table-row>
        <table:table-row table:style-name="ro2">
          <table:table-cell table:style-name="ce30" office:value-type="string">
            <text:p>yes</text:p>
          </table:table-cell>
          <table:table-cell table:style-name="ce28" office:value-type="string">
            <text:p>Sim</text:p>
          </table:table-cell>
          <table:table-cell table:style-name="ce31" office:value-type="string">
            <text:p>Sí</text:p>
          </table:table-cell>
          <table:table-cell table:style-name="ce30" office:value-type="string">
            <text:p>Yes</text:p>
          </table:table-cell>
          <table:table-cell table:style-name="ce28" office:value-type="string">
            <text:p>Да</text:p>
          </table:table-cell>
          <table:table-cell table:style-name="ce28" office:value-type="string">
            <text:p>Ja</text:p>
          </table:table-cell>
          <table:table-cell table:style-name="ce28" office:value-type="string">
            <text:p>ok</text:p>
          </table:table-cell>
          <table:table-cell table:number-columns-repeated="5" table:style-name="ce21"/>
        </table:table-row>
        <table:table-row table:style-name="ro2">
          <table:table-cell table:style-name="ce30" office:value-type="string">
            <text:p>no</text:p>
          </table:table-cell>
          <table:table-cell table:style-name="ce28" office:value-type="string">
            <text:p>Não</text:p>
          </table:table-cell>
          <table:table-cell table:style-name="ce31" office:value-type="string">
            <text:p>No</text:p>
          </table:table-cell>
          <table:table-cell table:style-name="ce30" office:value-type="string">
            <text:p>No</text:p>
          </table:table-cell>
          <table:table-cell table:style-name="ce28" office:value-type="string">
            <text:p>Нет</text:p>
          </table:table-cell>
          <table:table-cell table:style-name="ce28" office:value-type="string">
            <text:p>Nein</text:p>
          </table:table-cell>
          <table:table-cell table:style-name="ce28" office:value-type="string">
            <text:p>ok</text:p>
          </table:table-cell>
          <table:table-cell table:number-columns-repeated="5" table:style-name="ce21"/>
        </table:table-row>
        <table:table-row table:style-name="ro2">
          <table:table-cell table:style-name="ce28"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8" office:value-type="string">
            <text:p>Дни</text:p>
          </table:table-cell>
          <table:table-cell table:style-name="ce28" office:value-type="string">
            <text:p>Tage</text:p>
          </table:table-cell>
          <table:table-cell table:style-name="ce28" office:value-type="string">
            <text:p>ok</text:p>
          </table:table-cell>
          <table:table-cell table:number-columns-repeated="5" table:style-name="ce21"/>
        </table:table-row>
        <table:table-row table:style-name="ro2">
          <table:table-cell table:style-name="ce28"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8" office:value-type="string">
            <text:p>Закрытие</text:p>
          </table:table-cell>
          <table:table-cell table:style-name="ce28" office:value-type="string">
            <text:p>schließen</text:p>
          </table:table-cell>
          <table:table-cell table:style-name="ce28" office:value-type="string">
            <text:p>needs review</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5">
          <table:table-cell table:style-name="ce25" office:value-type="string">
            <text:p># WEBSITE - MAIN #########</text:p>
          </table:table-cell>
          <table:table-cell table:style-name="ce21"/>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 HEADER</text:p>
          </table:table-cell>
          <table:table-cell table:style-name="ce25"/>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2">
          <table:table-cell table:style-name="ce25" office:value-type="string">
            <text:p>header.title</text:p>
          </table:table-cell>
          <table:table-cell table:style-name="ce25" office:value-type="string">
            <text:p>Viva sem Tabaco</text:p>
          </table:table-cell>
          <table:table-cell table:style-name="ce27" office:value-type="string">
            <text:p>Viva sin Tabaco</text:p>
          </table:table-cell>
          <table:table-cell table:style-name="ce21" office:value-type="string">
            <text:p>Live without Tobacco</text:p>
          </table:table-cell>
          <table:table-cell table:style-name="ce28" office:value-type="string">
            <text:p>Живи без Табака</text:p>
          </table:table-cell>
          <table:table-cell table:style-name="ce25" office:value-type="string">
            <text:p>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7" office:value-type="string">
            <text:p>Logo de viva sin tabaco</text:p>
          </table:table-cell>
          <table:table-cell table:style-name="ce21" office:value-type="string">
            <text:p>Live without Tobacco's Logo</text:p>
          </table:table-cell>
          <table:table-cell table:style-name="ce28" office:value-type="string">
            <text:p>Логотип Живи без Табака</text:p>
          </table:table-cell>
          <table:table-cell table:style-name="ce25" office:value-type="string">
            <text:p>Logo von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register</text:p>
          </table:table-cell>
          <table:table-cell table:style-name="ce25" office:value-type="string">
            <text:p>Cadastrar</text:p>
          </table:table-cell>
          <table:table-cell table:style-name="ce27" office:value-type="string">
            <text:p>Registrar</text:p>
          </table:table-cell>
          <table:table-cell table:style-name="ce21" office:value-type="string">
            <text:p>Sign up</text:p>
          </table:table-cell>
          <table:table-cell table:style-name="ce28" office:value-type="string">
            <text:p>Зарегистрироваться</text:p>
          </table:table-cell>
          <table:table-cell table:style-name="ce25" office:value-type="string">
            <text:p>Registrieren</text:p>
          </table:table-cell>
          <table:table-cell table:style-name="ce28" office:value-type="string">
            <text:p>ok</text:p>
          </table:table-cell>
          <table:table-cell table:number-columns-repeated="5" table:style-name="ce21"/>
        </table:table-row>
        <table:table-row table:style-name="ro2">
          <table:table-cell table:style-name="ce25" office:value-type="string">
            <text:p>signin</text:p>
          </table:table-cell>
          <table:table-cell table:style-name="ce25" office:value-type="string">
            <text:p>Entrar</text:p>
          </table:table-cell>
          <table:table-cell table:style-name="ce27" office:value-type="string">
            <text:p>Entrar</text:p>
          </table:table-cell>
          <table:table-cell table:style-name="ce21" office:value-type="string">
            <text:p>Sign in</text:p>
          </table:table-cell>
          <table:table-cell table:style-name="ce28" office:value-type="string">
            <text:p>Войти</text:p>
          </table:table-cell>
          <table:table-cell table:style-name="ce25" office:value-type="string">
            <text:p>Anmelden</text:p>
          </table:table-cell>
          <table:table-cell table:style-name="ce28" office:value-type="string">
            <text:p>ok</text:p>
          </table:table-cell>
          <table:table-cell table:number-columns-repeated="5" table:style-name="ce21"/>
        </table:table-row>
        <table:table-row table:style-name="ro2">
          <table:table-cell table:style-name="ce25" office:value-type="string">
            <text:p>search</text:p>
          </table:table-cell>
          <table:table-cell table:style-name="ce25" office:value-type="string">
            <text:p>Buscar</text:p>
          </table:table-cell>
          <table:table-cell table:style-name="ce27" office:value-type="string">
            <text:p>Búsqueda</text:p>
          </table:table-cell>
          <table:table-cell table:style-name="ce21" office:value-type="string">
            <text:p>Search</text:p>
          </table:table-cell>
          <table:table-cell table:style-name="ce28" office:value-type="string">
            <text:p>Искать</text:p>
          </table:table-cell>
          <table:table-cell table:style-name="ce25" office:value-type="string">
            <text:p>Suchen</text:p>
          </table:table-cell>
          <table:table-cell table:style-name="ce28" office:value-type="string">
            <text:p>ok</text:p>
          </table:table-cell>
          <table:table-cell table:number-columns-repeated="5" table:style-name="ce21"/>
        </table:table-row>
        <table:table-row table:style-name="ro2">
          <table:table-cell table:style-name="ce25" office:value-type="string">
            <text:p>search.here</text:p>
          </table:table-cell>
          <table:table-cell table:style-name="ce25" office:value-type="string">
            <text:p>Pesquise aqui</text:p>
          </table:table-cell>
          <table:table-cell table:style-name="ce27" office:value-type="string">
            <text:p>Busque aquí</text:p>
          </table:table-cell>
          <table:table-cell table:style-name="ce21" office:value-type="string">
            <text:p>Search here</text:p>
          </table:table-cell>
          <table:table-cell table:style-name="ce28" office:value-type="string">
            <text:p>Искать здесь</text:p>
          </table:table-cell>
          <table:table-cell table:style-name="ce25" office:value-type="string">
            <text:p>Suchen Sie hier</text:p>
          </table:table-cell>
          <table:table-cell table:style-name="ce28" office:value-type="string">
            <text:p>ok</text:p>
          </table:table-cell>
          <table:table-cell table:number-columns-repeated="5" table:style-name="ce21"/>
        </table:table-row>
        <table:table-row table:style-name="ro2">
          <table:table-cell table:style-name="ce25" office:value-type="string">
            <text:p>email</text:p>
          </table:table-cell>
          <table:table-cell table:style-name="ce25" office:value-type="string">
            <text:p>E-mail</text:p>
          </table:table-cell>
          <table:table-cell table:style-name="ce27" office:value-type="string">
            <text:p>Email</text:p>
          </table:table-cell>
          <table:table-cell table:style-name="ce21" office:value-type="string">
            <text:p>E-mail</text:p>
          </table:table-cell>
          <table:table-cell table:style-name="ce28" office:value-type="string">
            <text:p>Email</text:p>
          </table:table-cell>
          <table:table-cell table:style-name="ce25" office:value-type="string">
            <text:p>Email</text:p>
          </table:table-cell>
          <table:table-cell table:style-name="ce28" office:value-type="string">
            <text:p>ok</text:p>
          </table:table-cell>
          <table:table-cell table:number-columns-repeated="5" table:style-name="ce21"/>
        </table:table-row>
        <table:table-row table:style-name="ro2">
          <table:table-cell table:style-name="ce25" office:value-type="string">
            <text:p>password</text:p>
          </table:table-cell>
          <table:table-cell table:style-name="ce25" office:value-type="string">
            <text:p>Senha</text:p>
          </table:table-cell>
          <table:table-cell table:style-name="ce32" office:value-type="string">
            <text:p>Contraseña</text:p>
          </table:table-cell>
          <table:table-cell table:style-name="ce21" office:value-type="string">
            <text:p>Password</text:p>
          </table:table-cell>
          <table:table-cell table:style-name="ce28" office:value-type="string">
            <text:p>Пароль</text:p>
          </table:table-cell>
          <table:table-cell table:style-name="ce25" office:value-type="string">
            <text:p>Passwort</text:p>
          </table:table-cell>
          <table:table-cell table:style-name="ce28" office:value-type="string">
            <text:p>ok</text:p>
          </table:table-cell>
          <table:table-cell table:number-columns-repeated="5" table:style-name="ce21"/>
        </table:table-row>
        <table:table-row table:style-name="ro2">
          <table:table-cell table:style-name="ce25" office:value-type="string">
            <text:p># INDEX.XTML</text:p>
          </table:table-cell>
          <table:table-cell table:style-name="ce25"/>
          <table:table-cell table:style-name="ce27"/>
          <table:table-cell table:style-name="ce21"/>
          <table:table-cell table:number-columns-repeated="2" table:style-name="ce25"/>
          <table:table-cell table:style-name="ce28" office:value-type="string">
            <text:p>#</text:p>
          </table:table-cell>
          <table:table-cell table:number-columns-repeated="5" table:style-name="ce21"/>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7"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8"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8" office:value-type="string">
            <text:p>ok</text:p>
          </table:table-cell>
          <table:table-cell table:number-columns-repeated="5" table:style-name="ce21"/>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7" office:value-type="string">
            <text:p>Objetivo: ofrecer a los fumadores un servicio personalizado y de calidad para dejar de fumar.</text:p>
          </table:table-cell>
          <table:table-cell table:style-name="ce28" office:value-type="string">
            <text:p>We offer to smokers a quality and personalized quit smoking program.</text:p>
          </table:table-cell>
          <table:table-cell table:style-name="ce28"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8" office:value-type="string">
            <text:p>ok</text:p>
          </table:table-cell>
          <table:table-cell table:number-columns-repeated="5" table:style-name="ce21"/>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7"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8"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8" office:value-type="string">
            <text:p>ok</text:p>
          </table:table-cell>
          <table:table-cell table:number-columns-repeated="5" table:style-name="ce21"/>
        </table:table-row>
        <table:table-row table:style-name="ro2">
          <table:table-cell table:style-name="ce25" office:value-type="string">
            <text:p>index.header.main</text:p>
          </table:table-cell>
          <table:table-cell table:style-name="ce25" office:value-type="string">
            <text:p>Parar de fumar online</text:p>
          </table:table-cell>
          <table:table-cell table:style-name="ce27" office:value-type="string">
            <text:p>Deje de fumar en línea</text:p>
          </table:table-cell>
          <table:table-cell table:style-name="ce21" office:value-type="string">
            <text:p>Stop smoking online</text:p>
          </table:table-cell>
          <table:table-cell table:style-name="ce28" office:value-type="string">
            <text:p>Брось курить онлайн</text:p>
          </table:table-cell>
          <table:table-cell table:style-name="ce25" office:value-type="string">
            <text:p>Aufhören zu rauchen onlin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conteudo.saibamais</text:p>
          </table:table-cell>
          <table:table-cell table:style-name="ce25" office:value-type="string">
            <text:p>Saiba mais.</text:p>
          </table:table-cell>
          <table:table-cell table:style-name="ce27" office:value-type="string">
            <text:p>Conozca más.</text:p>
          </table:table-cell>
          <table:table-cell table:style-name="ce21" office:value-type="string">
            <text:p>Learn more</text:p>
          </table:table-cell>
          <table:table-cell table:style-name="ce28" office:value-type="string">
            <text:p>Больше информации</text:p>
          </table:table-cell>
          <table:table-cell table:style-name="ce25" office:value-type="string">
            <text:p>Erfahren Sie mehr.</text:p>
          </table:table-cell>
          <table:table-cell table:style-name="ce28" office:value-type="string">
            <text:p>ok</text:p>
          </table:table-cell>
          <table:table-cell table:number-columns-repeated="5" table:style-name="ce21"/>
        </table:table-row>
        <table:table-row table:style-name="ro2">
          <table:table-cell table:style-name="ce25" office:value-type="string">
            <text:p>index.objetivo.img</text:p>
          </table:table-cell>
          <table:table-cell table:style-name="ce25" office:value-type="string">
            <text:p>Especialistas</text:p>
          </table:table-cell>
          <table:table-cell table:style-name="ce27" office:value-type="string">
            <text:p>Expertos</text:p>
          </table:table-cell>
          <table:table-cell table:style-name="ce21" office:value-type="string">
            <text:p>Experts</text:p>
          </table:table-cell>
          <table:table-cell table:style-name="ce28" office:value-type="string">
            <text:p>Эксперты</text:p>
          </table:table-cell>
          <table:table-cell table:style-name="ce25" office:value-type="string">
            <text:p>Experte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conteudo.img</text:p>
          </table:table-cell>
          <table:table-cell table:style-name="ce25" office:value-type="string">
            <text:p>Ciências</text:p>
          </table:table-cell>
          <table:table-cell table:style-name="ce27" office:value-type="string">
            <text:p>Ciencia</text:p>
          </table:table-cell>
          <table:table-cell table:style-name="ce21" office:value-type="string">
            <text:p>Science</text:p>
          </table:table-cell>
          <table:table-cell table:style-name="ce28" office:value-type="string">
            <text:p>Наука</text:p>
          </table:table-cell>
          <table:table-cell table:style-name="ce25" office:value-type="string">
            <text:p>Wissenschaft</text:p>
          </table:table-cell>
          <table:table-cell table:style-name="ce28" office:value-type="string">
            <text:p>ok</text:p>
          </table:table-cell>
          <table:table-cell table:number-columns-repeated="5" table:style-name="ce21"/>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7" office:value-type="string">
            <text:p>Es gratis y siempre lo será! Regístrese ahora</text:p>
          </table:table-cell>
          <table:table-cell table:style-name="ce25" office:value-type="string">
            <text:p>It's free and always will be! Sign up here.</text:p>
          </table:table-cell>
          <table:table-cell table:style-name="ce28"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descricao.aqui</text:p>
          </table:table-cell>
          <table:table-cell table:style-name="ce25" office:value-type="string">
            <text:p>aqui</text:p>
          </table:table-cell>
          <table:table-cell table:style-name="ce27" office:value-type="string">
            <text:p>Aquí</text:p>
          </table:table-cell>
          <table:table-cell table:style-name="ce21" office:value-type="string">
            <text:p>Here</text:p>
          </table:table-cell>
          <table:table-cell table:style-name="ce28" office:value-type="string">
            <text:p>Тут</text:p>
          </table:table-cell>
          <table:table-cell table:style-name="ce25" office:value-type="string">
            <text:p>hier</text:p>
          </table:table-cell>
          <table:table-cell table:style-name="ce28" office:value-type="string">
            <text:p>ok</text:p>
          </table:table-cell>
          <table:table-cell table:number-columns-repeated="5" table:style-name="ce21"/>
        </table:table-row>
        <table:table-row table:style-name="ro2">
          <table:table-cell table:style-name="ce25" office:value-type="string">
            <text:p>index.descricao.img</text:p>
          </table:table-cell>
          <table:table-cell table:style-name="ce25" office:value-type="string">
            <text:p>Gratuito e seguro</text:p>
          </table:table-cell>
          <table:table-cell table:style-name="ce27" office:value-type="string">
            <text:p>Gratuito y Seguro</text:p>
          </table:table-cell>
          <table:table-cell table:style-name="ce21" office:value-type="string">
            <text:p>Free and safe</text:p>
          </table:table-cell>
          <table:table-cell table:style-name="ce28" office:value-type="string">
            <text:p>Бесплатно и безопасно</text:p>
          </table:table-cell>
          <table:table-cell table:style-name="ce25" office:value-type="string">
            <text:p>Kostenfrei und sicher</text:p>
          </table:table-cell>
          <table:table-cell table:style-name="ce28" office:value-type="string">
            <text:p>ok</text:p>
          </table:table-cell>
          <table:table-cell table:number-columns-repeated="5" table:style-name="ce21"/>
        </table:table-row>
        <table:table-row table:style-name="ro2">
          <table:table-cell table:style-name="ce25" office:value-type="string">
            <text:p>index.bottom.h</text:p>
          </table:table-cell>
          <table:table-cell table:style-name="ce28" office:value-type="string">
            <text:p>Vamos começar?</text:p>
          </table:table-cell>
          <table:table-cell table:style-name="ce27" office:value-type="string">
            <text:p>Elija uno de los 3 pasos</text:p>
          </table:table-cell>
          <table:table-cell table:style-name="ce21" office:value-type="string">
            <text:p>Get started</text:p>
          </table:table-cell>
          <table:table-cell table:style-name="ce28" office:value-type="string">
            <text:p>Начать</text:p>
          </table:table-cell>
          <table:table-cell table:style-name="ce25" office:value-type="string">
            <text:p>Wählen Sie eine der drei Etappen aus</text:p>
          </table:table-cell>
          <table:table-cell table:style-name="ce28" office:value-type="string">
            <text:p>ok</text:p>
          </table:table-cell>
          <table:table-cell table:number-columns-repeated="5" table:style-name="ce21"/>
        </table:table-row>
        <table:table-row table:style-name="ro2">
          <table:table-cell table:style-name="ce28"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index.step1.h</text:p>
          </table:table-cell>
          <table:table-cell table:style-name="ce25" office:value-type="string">
            <text:p>Vale a pena parar?</text:p>
          </table:table-cell>
          <table:table-cell table:style-name="ce27" office:value-type="string">
            <text:p>¿Vale la pena dejar de fumar?</text:p>
          </table:table-cell>
          <table:table-cell table:style-name="ce21" office:value-type="string">
            <text:p>Is it worth stopping smoking?</text:p>
          </table:table-cell>
          <table:table-cell table:style-name="ce28" office:value-type="string">
            <text:p>Стоит ли бросать курить?</text:p>
          </table:table-cell>
          <table:table-cell table:style-name="ce25" office:value-type="string">
            <text:p>Lohnt es sich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arrow</text:p>
          </table:table-cell>
          <table:table-cell table:style-name="ce25" office:value-type="string">
            <text:p>Seta</text:p>
          </table:table-cell>
          <table:table-cell table:style-name="ce27" office:value-type="string">
            <text:p>Flecha</text:p>
          </table:table-cell>
          <table:table-cell table:style-name="ce21" office:value-type="string">
            <text:p>Arrow</text:p>
          </table:table-cell>
          <table:table-cell table:style-name="ce28" office:value-type="string">
            <text:p>Стрелка</text:p>
          </table:table-cell>
          <table:table-cell table:style-name="ce25" office:value-type="string">
            <text:p>Pfeil</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1.li1</text:p>
          </table:table-cell>
          <table:table-cell table:style-name="ce25" office:value-type="string">
            <text:p>Riscos do cigarro</text:p>
          </table:table-cell>
          <table:table-cell table:style-name="ce27" office:value-type="string">
            <text:p>Los riesgos de fumar</text:p>
          </table:table-cell>
          <table:table-cell table:style-name="ce21" office:value-type="string">
            <text:p>Risks of smoking</text:p>
          </table:table-cell>
          <table:table-cell table:style-name="ce28" office:value-type="string">
            <text:p>Риски, связанные с курением</text:p>
          </table:table-cell>
          <table:table-cell table:style-name="ce25" office:value-type="string">
            <text:p>Risiken einer Zigarett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1.li2</text:p>
          </table:table-cell>
          <table:table-cell table:style-name="ce28" office:value-type="string">
            <text:p>Vantagens de parar</text:p>
          </table:table-cell>
          <table:table-cell table:style-name="ce27" office:value-type="string">
            <text:p>Beneficios de dejar de fumar</text:p>
          </table:table-cell>
          <table:table-cell table:style-name="ce21" office:value-type="string">
            <text:p>Benefits of stopping smoking</text:p>
          </table:table-cell>
          <table:table-cell table:style-name="ce28" office:value-type="string">
            <text:p>Выгоды бросить курить</text:p>
          </table:table-cell>
          <table:table-cell table:style-name="ce25" office:value-type="string">
            <text:p>Vorteile eines Lebens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1.li3</text:p>
          </table:table-cell>
          <table:table-cell table:style-name="ce25" office:value-type="string">
            <text:p>Abstinência</text:p>
          </table:table-cell>
          <table:table-cell table:style-name="ce27" office:value-type="string">
            <text:p>Abstinencia</text:p>
          </table:table-cell>
          <table:table-cell table:style-name="ce21" office:value-type="string">
            <text:p>Withdrawal</text:p>
          </table:table-cell>
          <table:table-cell table:style-name="ce28" office:value-type="string">
            <text:p>Синдром отмены (абстиненция)</text:p>
          </table:table-cell>
          <table:table-cell table:style-name="ce25" office:value-type="string">
            <text:p>Entzug</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1.li4</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1.li5</text:p>
          </table:table-cell>
          <table:table-cell table:style-name="ce25" office:value-type="string">
            <text:p>Custo financeiro</text:p>
          </table:table-cell>
          <table:table-cell table:style-name="ce27" office:value-type="string">
            <text:p>Costo financiero</text:p>
          </table:table-cell>
          <table:table-cell table:style-name="ce21" office:value-type="string">
            <text:p>Financial cost</text:p>
          </table:table-cell>
          <table:table-cell table:style-name="ce28" office:value-type="string">
            <text:p>Финансова стоимость</text:p>
          </table:table-cell>
          <table:table-cell table:style-name="ce25" office:value-type="string">
            <text:p>Koste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h</text:p>
          </table:table-cell>
          <table:table-cell table:style-name="ce25" office:value-type="string">
            <text:p>Pronto para parar?</text:p>
          </table:table-cell>
          <table:table-cell table:style-name="ce27" office:value-type="string">
            <text:p>¿Listo para dejar de fumar?</text:p>
          </table:table-cell>
          <table:table-cell table:style-name="ce21" office:value-type="string">
            <text:p>Are you ready to stop?</text:p>
          </table:table-cell>
          <table:table-cell table:style-name="ce28" office:value-type="string">
            <text:p>Вы готовы прекратить?</text:p>
          </table:table-cell>
          <table:table-cell table:style-name="ce25" office:value-type="string">
            <text:p>Bereit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img</text:p>
          </table:table-cell>
          <table:table-cell table:style-name="ce25" office:value-type="string">
            <text:p>Pronto para parar?</text:p>
          </table:table-cell>
          <table:table-cell table:style-name="ce27" office:value-type="string">
            <text:p>¿Listo para dejar de fumar?</text:p>
          </table:table-cell>
          <table:table-cell table:style-name="ce21" office:value-type="string">
            <text:p>Are you ready to stop?</text:p>
          </table:table-cell>
          <table:table-cell table:style-name="ce28" office:value-type="string">
            <text:p>Вы готовы прекратить?</text:p>
          </table:table-cell>
          <table:table-cell table:style-name="ce25" office:value-type="string">
            <text:p>Bereit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li1</text:p>
          </table:table-cell>
          <table:table-cell table:style-name="ce25" office:value-type="string">
            <text:p>Plano personalizado</text:p>
          </table:table-cell>
          <table:table-cell table:style-name="ce27" office:value-type="string">
            <text:p>Plan personalizado</text:p>
          </table:table-cell>
          <table:table-cell table:style-name="ce21" office:value-type="string">
            <text:p>Personalized plan</text:p>
          </table:table-cell>
          <table:table-cell table:style-name="ce28" office:value-type="string">
            <text:p>Пресонализированный план</text:p>
          </table:table-cell>
          <table:table-cell table:style-name="ce25" office:value-type="string">
            <text:p>individueller Pla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li2</text:p>
          </table:table-cell>
          <table:table-cell table:style-name="ce25" office:value-type="string">
            <text:p>Medicamentos</text:p>
          </table:table-cell>
          <table:table-cell table:style-name="ce27" office:value-type="string">
            <text:p>Medicamentos</text:p>
          </table:table-cell>
          <table:table-cell table:style-name="ce21" office:value-type="string">
            <text:p>Medications</text:p>
          </table:table-cell>
          <table:table-cell table:style-name="ce28" office:value-type="string">
            <text:p>Медикаменты</text:p>
          </table:table-cell>
          <table:table-cell table:style-name="ce25" office:value-type="string">
            <text:p>Medikament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7" office:value-type="string">
            <text:p>síntomas de abstinencia</text:p>
          </table:table-cell>
          <table:table-cell table:style-name="ce21" office:value-type="string">
            <text:p>Withdrawal symptoms</text:p>
          </table:table-cell>
          <table:table-cell table:style-name="ce28" office:value-type="string">
            <text:p>Симптомы синдрома отмены (абстиненции)</text:p>
          </table:table-cell>
          <table:table-cell table:style-name="ce25" office:value-type="string">
            <text:p>Entzugserscheinunge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li4</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2.li5</text:p>
          </table:table-cell>
          <table:table-cell table:style-name="ce25" office:value-type="string">
            <text:p>Enfrentando a fissura</text:p>
          </table:table-cell>
          <table:table-cell table:style-name="ce32" office:value-type="string">
            <text:p>Enfrentando el deseo intenso de fumar</text:p>
          </table:table-cell>
          <table:table-cell table:style-name="ce21" office:value-type="string">
            <text:p>How to deal with cravings</text:p>
          </table:table-cell>
          <table:table-cell table:style-name="ce28" office:value-type="string">
            <text:p>Как быть с тягой</text:p>
          </table:table-cell>
          <table:table-cell table:style-name="ce25" office:value-type="string">
            <text:p>Konfrontation mit den Versuchungen</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3.h</text:p>
          </table:table-cell>
          <table:table-cell table:style-name="ce25" office:value-type="string">
            <text:p>Já parou?</text:p>
          </table:table-cell>
          <table:table-cell table:style-name="ce27" office:value-type="string">
            <text:p>¿Dejó de fumar?</text:p>
          </table:table-cell>
          <table:table-cell table:style-name="ce21" office:value-type="string">
            <text:p>Have you already stopped?</text:p>
          </table:table-cell>
          <table:table-cell table:style-name="ce28" office:value-type="string">
            <text:p>Вы уже прекратили?</text:p>
          </table:table-cell>
          <table:table-cell table:style-name="ce25" office:value-type="string">
            <text:p>Haben Sie schon aufgehört?</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3.li1</text:p>
          </table:table-cell>
          <table:table-cell table:style-name="ce25" office:value-type="string">
            <text:p>Plano para recaídas</text:p>
          </table:table-cell>
          <table:table-cell table:style-name="ce27" office:value-type="string">
            <text:p>Plan para recaidasPlan contra las recaídas</text:p>
          </table:table-cell>
          <table:table-cell table:style-name="ce21" office:value-type="string">
            <text:p>Relapse plan</text:p>
          </table:table-cell>
          <table:table-cell table:style-name="ce28" office:value-type="string">
            <text:p>Что делать в случае рецидива</text:p>
          </table:table-cell>
          <table:table-cell table:style-name="ce25" office:value-type="string">
            <text:p>Plan gege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3.li2</text:p>
          </table:table-cell>
          <table:table-cell table:style-name="ce25" office:value-type="string">
            <text:p>Recaídas e lapsos</text:p>
          </table:table-cell>
          <table:table-cell table:style-name="ce27" office:value-type="string">
            <text:p>Recaidas y lapsos Los descuidos y recaídas</text:p>
          </table:table-cell>
          <table:table-cell table:style-name="ce21" office:value-type="string">
            <text:p>Relapse and slips</text:p>
          </table:table-cell>
          <table:table-cell table:style-name="ce28" office:value-type="string">
            <text:p>Рецидив и срыв</text:p>
          </table:table-cell>
          <table:table-cell table:style-name="ce25" office:value-type="string">
            <text:p>Rückfälle und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2" office:value-type="string">
            <text:p>Correos electrónicos para acompañamiento</text:p>
          </table:table-cell>
          <table:table-cell table:style-name="ce21" office:value-type="string">
            <text:p>Follow up e-mails</text:p>
          </table:table-cell>
          <table:table-cell table:style-name="ce28" office:value-type="string">
            <text:p>Дальнейшее содействие по почте</text:p>
          </table:table-cell>
          <table:table-cell table:style-name="ce25" office:value-type="string">
            <text:p>Emails zur Betreuung</text:p>
          </table:table-cell>
          <table:table-cell table:style-name="ce28" office:value-type="string">
            <text:p>ok</text:p>
          </table:table-cell>
          <table:table-cell table:number-columns-repeated="5" table:style-name="ce21"/>
        </table:table-row>
        <table:table-row table:style-name="ro2">
          <table:table-cell table:style-name="ce25" office:value-type="string">
            <text:p>index.step3.li4</text:p>
          </table:table-cell>
          <table:table-cell table:style-name="ce25" office:value-type="string">
            <text:p>Mensagens</text:p>
          </table:table-cell>
          <table:table-cell table:style-name="ce27" office:value-type="string">
            <text:p>Mensajes</text:p>
          </table:table-cell>
          <table:table-cell table:style-name="ce21" office:value-type="string">
            <text:p>Messages</text:p>
          </table:table-cell>
          <table:table-cell table:style-name="ce28" office:value-type="string">
            <text:p>Сообщения</text:p>
          </table:table-cell>
          <table:table-cell table:style-name="ce25" office:value-type="string">
            <text:p>Nachrichte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SIDE MENU  - Is it worth stopping smoking?</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menu.firststep.li1</text:p>
          </table:table-cell>
          <table:table-cell table:style-name="ce25" office:value-type="string">
            <text:p>Preparar para parar</text:p>
          </table:table-cell>
          <table:table-cell table:style-name="ce27" office:value-type="string">
            <text:p>Prepárese para dejar de fumar</text:p>
          </table:table-cell>
          <table:table-cell table:style-name="ce21" office:value-type="string">
            <text:p>Get ready to stop</text:p>
          </table:table-cell>
          <table:table-cell table:style-name="ce28" office:value-type="string">
            <text:p>Приготовьтесь прекратить</text:p>
          </table:table-cell>
          <table:table-cell table:style-name="ce25" office:value-type="string">
            <text:p>Vorbereitung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2</text:p>
          </table:table-cell>
          <table:table-cell table:style-name="ce25" office:value-type="string">
            <text:p>Riscos de fumar</text:p>
          </table:table-cell>
          <table:table-cell table:style-name="ce27" office:value-type="string">
            <text:p>Riesgos de fumar</text:p>
          </table:table-cell>
          <table:table-cell table:style-name="ce21" office:value-type="string">
            <text:p>Risks of smoking</text:p>
          </table:table-cell>
          <table:table-cell table:style-name="ce28" office:value-type="string">
            <text:p>Риски, связанные с курением</text:p>
          </table:table-cell>
          <table:table-cell table:style-name="ce25" office:value-type="string">
            <text:p>Risiken des Rauchens</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3</text:p>
          </table:table-cell>
          <table:table-cell table:style-name="ce28" office:value-type="string">
            <text:p>Vantagens de parar</text:p>
          </table:table-cell>
          <table:table-cell table:style-name="ce27" office:value-type="string">
            <text:p>Beneficios de dejar de fumar</text:p>
          </table:table-cell>
          <table:table-cell table:style-name="ce21" office:value-type="string">
            <text:p>Benefits of stopping smoking</text:p>
          </table:table-cell>
          <table:table-cell table:style-name="ce28" office:value-type="string">
            <text:p>Выгоды прекащения курить</text:p>
          </table:table-cell>
          <table:table-cell table:style-name="ce25" office:value-type="string">
            <text:p>Vorteile eines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4</text:p>
          </table:table-cell>
          <table:table-cell table:style-name="ce25" office:value-type="string">
            <text:p>Gastos financeiros</text:p>
          </table:table-cell>
          <table:table-cell table:style-name="ce27" office:value-type="string">
            <text:p>Gastos Financieros</text:p>
          </table:table-cell>
          <table:table-cell table:style-name="ce21" office:value-type="string">
            <text:p>Financial cost</text:p>
          </table:table-cell>
          <table:table-cell table:style-name="ce28" office:value-type="string">
            <text:p>Финансова стоимость</text:p>
          </table:table-cell>
          <table:table-cell table:style-name="ce25" office:value-type="string">
            <text:p>finanzieller Aufwand</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7" office:value-type="string">
            <text:p>Abstinencia y deseo intenso de fumar</text:p>
          </table:table-cell>
          <table:table-cell table:style-name="ce21" office:value-type="string">
            <text:p>Withdrawal and craving</text:p>
          </table:table-cell>
          <table:table-cell table:style-name="ce28" office:value-type="string">
            <text:p>Абстиненция и тяга</text:p>
          </table:table-cell>
          <table:table-cell table:style-name="ce25" office:value-type="string">
            <text:p>Verzicht und Versuchung</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6</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7" office:value-type="string">
            <text:p>Ansiedad y depresión</text:p>
          </table:table-cell>
          <table:table-cell table:style-name="ce21" office:value-type="string">
            <text:p>Anxiety and depression</text:p>
          </table:table-cell>
          <table:table-cell table:style-name="ce28" office:value-type="string">
            <text:p>Раздражительность и депрессия</text:p>
          </table:table-cell>
          <table:table-cell table:style-name="ce25" office:value-type="string">
            <text:p>Begierde und Depression</text:p>
          </table:table-cell>
          <table:table-cell table:style-name="ce28" office:value-type="string">
            <text:p>ok</text:p>
          </table:table-cell>
          <table:table-cell table:number-columns-repeated="5" table:style-name="ce21"/>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7" office:value-type="string">
            <text:p>Dudas en la decisión de dejar de fumar Dudas  en decidir dejar  de fumar</text:p>
          </table:table-cell>
          <table:table-cell table:style-name="ce25" office:value-type="string">
            <text:p>Doubts about stopping smoking</text:p>
          </table:table-cell>
          <table:table-cell table:style-name="ce28" office:value-type="string">
            <text:p>Сомнения по-поводу бросания курить</text:p>
          </table:table-cell>
          <table:table-cell table:style-name="ce25" office:value-type="string">
            <text:p>Zweifel am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9</text:p>
          </table:table-cell>
          <table:table-cell table:style-name="ce25" office:value-type="string">
            <text:p>Onde encontrar ajuda</text:p>
          </table:table-cell>
          <table:table-cell table:style-name="ce27" office:value-type="string">
            <text:p>Dónde encontrar ayuda</text:p>
          </table:table-cell>
          <table:table-cell table:style-name="ce21" office:value-type="string">
            <text:p>Where to find help</text:p>
          </table:table-cell>
          <table:table-cell table:style-name="ce28" office:value-type="string">
            <text:p>Где найти помощь</text:p>
          </table:table-cell>
          <table:table-cell table:style-name="ce25" office:value-type="string">
            <text:p>Wo man Hilfe findet</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10</text:p>
          </table:table-cell>
          <table:table-cell table:style-name="ce25" office:value-type="string">
            <text:p>Já estou pronto</text:p>
          </table:table-cell>
          <table:table-cell table:style-name="ce27" office:value-type="string">
            <text:p>Ya Estoy listo</text:p>
          </table:table-cell>
          <table:table-cell table:style-name="ce21" office:value-type="string">
            <text:p>I'm ready</text:p>
          </table:table-cell>
          <table:table-cell table:style-name="ce28" office:value-type="string">
            <text:p>Я готов/готова</text:p>
          </table:table-cell>
          <table:table-cell table:style-name="ce25" office:value-type="string">
            <text:p>Ich bin bereit</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MENU LATERAL - Are you ready to sto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2" table:style-name="ce35"/>
          <table:table-cell table:number-columns-repeated="3"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menu.ndstep.li1</text:p>
          </table:table-cell>
          <table:table-cell table:style-name="ce25" office:value-type="string">
            <text:p>Pronto para parar</text:p>
          </table:table-cell>
          <table:table-cell table:style-name="ce27" office:value-type="string">
            <text:p>Listo para dejar de fumar</text:p>
          </table:table-cell>
          <table:table-cell table:style-name="ce21" office:value-type="string">
            <text:p>Ready to stop</text:p>
          </table:table-cell>
          <table:table-cell table:style-name="ce28" office:value-type="string">
            <text:p>Готовы остановиться?</text:p>
          </table:table-cell>
          <table:table-cell table:style-name="ce25" office:value-type="string">
            <text:p>Bereit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2</text:p>
          </table:table-cell>
          <table:table-cell table:style-name="ce25" office:value-type="string">
            <text:p>Abstinência</text:p>
          </table:table-cell>
          <table:table-cell table:style-name="ce27" office:value-type="string">
            <text:p>Abstinencia</text:p>
          </table:table-cell>
          <table:table-cell table:style-name="ce21" office:value-type="string">
            <text:p>Withdrawal</text:p>
          </table:table-cell>
          <table:table-cell table:style-name="ce28" office:value-type="string">
            <text:p>Синдром отмены (абстиненция)</text:p>
          </table:table-cell>
          <table:table-cell table:style-name="ce25" office:value-type="string">
            <text:p>Verzicht</text:p>
          </table:table-cell>
          <table:table-cell table:style-name="ce28" office:value-type="string">
            <text:p>ok</text:p>
          </table:table-cell>
          <table:table-cell table:number-columns-repeated="5" table:style-name="ce21"/>
        </table:table-row>
        <table:table-row table:style-name="ro2">
          <table:table-cell table:style-name="ce25" office:value-type="string">
            <text:p>menu.firststep.li2b</text:p>
          </table:table-cell>
          <table:table-cell table:style-name="ce25" office:value-type="string">
            <text:p>Fumo passivo</text:p>
          </table:table-cell>
          <table:table-cell table:style-name="ce27" office:value-type="string">
            <text:p>Fumador pasivo</text:p>
          </table:table-cell>
          <table:table-cell table:style-name="ce21" office:value-type="string">
            <text:p>Secondhand smoking</text:p>
          </table:table-cell>
          <table:table-cell table:style-name="ce28" office:value-type="string">
            <text:p>Пассивное курение</text:p>
          </table:table-cell>
          <table:table-cell table:style-name="ce25" office:value-type="string">
            <text:p>passives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3</text:p>
          </table:table-cell>
          <table:table-cell table:style-name="ce25" office:value-type="string">
            <text:p>Vencendo a fissura</text:p>
          </table:table-cell>
          <table:table-cell table:style-name="ce32" office:value-type="string">
            <text:p>Superando el deseo intenso de fumar</text:p>
          </table:table-cell>
          <table:table-cell table:style-name="ce21" office:value-type="string">
            <text:p>Overcoming cravings</text:p>
          </table:table-cell>
          <table:table-cell table:style-name="ce28" office:value-type="string">
            <text:p>Преодоление тяги</text:p>
          </table:table-cell>
          <table:table-cell table:style-name="ce25" office:value-type="string">
            <text:p>Die Versuchung besiegen</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4</text:p>
          </table:table-cell>
          <table:table-cell table:style-name="ce25" office:value-type="string">
            <text:p>Medicamentos</text:p>
          </table:table-cell>
          <table:table-cell table:style-name="ce27" office:value-type="string">
            <text:p>Medicamentos</text:p>
          </table:table-cell>
          <table:table-cell table:style-name="ce21" office:value-type="string">
            <text:p>Medications</text:p>
          </table:table-cell>
          <table:table-cell table:style-name="ce28" office:value-type="string">
            <text:p>Медикаменты</text:p>
          </table:table-cell>
          <table:table-cell table:style-name="ce25" office:value-type="string">
            <text:p>Medikamente</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5</text:p>
          </table:table-cell>
          <table:table-cell table:style-name="ce25" office:value-type="string">
            <text:p>Métodos de parar</text:p>
          </table:table-cell>
          <table:table-cell table:style-name="ce27" office:value-type="string">
            <text:p>Métodos para dejar de fumar</text:p>
          </table:table-cell>
          <table:table-cell table:style-name="ce21" office:value-type="string">
            <text:p>Ways to quit</text:p>
          </table:table-cell>
          <table:table-cell table:style-name="ce28" office:value-type="string">
            <text:p>Способы бросить курить</text:p>
          </table:table-cell>
          <table:table-cell table:style-name="ce25" office:value-type="string">
            <text:p>Methoden zum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6</text:p>
          </table:table-cell>
          <table:table-cell table:style-name="ce25" office:value-type="string">
            <text:p>Data para parar</text:p>
          </table:table-cell>
          <table:table-cell table:style-name="ce32" office:value-type="string">
            <text:p>Fecha para dejar de fumar</text:p>
          </table:table-cell>
          <table:table-cell table:style-name="ce21" office:value-type="string">
            <text:p>Set a quit date</text:p>
          </table:table-cell>
          <table:table-cell table:style-name="ce28" office:value-type="string">
            <text:p>Установить дату бросания</text:p>
          </table:table-cell>
          <table:table-cell table:style-name="ce25" office:value-type="string">
            <text:p>Deadline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7</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to avoid relapses</text:p>
          </table:table-cell>
          <table:table-cell table:style-name="ce28" office:value-type="string">
            <text:p>Как избежать срывов</text:p>
          </table:table-cell>
          <table:table-cell table:style-name="ce25" office:value-type="string">
            <text:p>So kann ich Rückfälle vermeiden</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8</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menu.ndstep.li9</text:p>
          </table:table-cell>
          <table:table-cell table:style-name="ce25" office:value-type="string">
            <text:p>Meu plano para parar</text:p>
          </table:table-cell>
          <table:table-cell table:style-name="ce27" office:value-type="string">
            <text:p>Mi plan para dejar de fumar</text:p>
          </table:table-cell>
          <table:table-cell table:style-name="ce21" office:value-type="string">
            <text:p>My quit plan</text:p>
          </table:table-cell>
          <table:table-cell table:style-name="ce28" office:value-type="string">
            <text:p>Мой план прекращения</text:p>
          </table:table-cell>
          <table:table-cell table:style-name="ce25" office:value-type="string">
            <text:p>Mein Plan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MENU LATERAL - Have you already stopped?</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menu.rdstep.li1</text:p>
          </table:table-cell>
          <table:table-cell table:style-name="ce25" office:value-type="string">
            <text:p>Acompanhamento</text:p>
          </table:table-cell>
          <table:table-cell table:style-name="ce27" office:value-type="string">
            <text:p>Acompañamiento Monitore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Unterstützung</text:p>
          </table:table-cell>
          <table:table-cell table:style-name="ce28" office:value-type="string">
            <text:p>ok</text:p>
          </table:table-cell>
          <table:table-cell table:number-columns-repeated="5" table:style-name="ce21"/>
        </table:table-row>
        <table:table-row table:style-name="ro2">
          <table:table-cell table:style-name="ce25" office:value-type="string">
            <text:p>menu.rdstep.li2</text:p>
          </table:table-cell>
          <table:table-cell table:style-name="ce25" office:value-type="string">
            <text:p>Recaída ou lapso?</text:p>
          </table:table-cell>
          <table:table-cell table:style-name="ce27" office:value-type="string">
            <text:p>¿Recaída o lapso? ¿Recaída o descuido?</text:p>
          </table:table-cell>
          <table:table-cell table:style-name="ce21" office:value-type="string">
            <text:p>Relapse or slip?</text:p>
          </table:table-cell>
          <table:table-cell table:style-name="ce28" office:value-type="string">
            <text:p>Рецидив или срыв?</text:p>
          </table:table-cell>
          <table:table-cell table:style-name="ce25" office:value-type="string">
            <text:p>Rückfall oder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menu.rdstep.li3</text:p>
          </table:table-cell>
          <table:table-cell table:style-name="ce25" office:value-type="string">
            <text:p>Fatores para recaída</text:p>
          </table:table-cell>
          <table:table-cell table:style-name="ce27" office:value-type="string">
            <text:p>Factores para la recaída</text:p>
          </table:table-cell>
          <table:table-cell table:style-name="ce21" office:value-type="string">
            <text:p>Risks for relapsing</text:p>
          </table:table-cell>
          <table:table-cell table:style-name="ce28" office:value-type="string">
            <text:p>Риски для рецидива</text:p>
          </table:table-cell>
          <table:table-cell table:style-name="ce25" office:value-type="string">
            <text:p>Merkmale eines Rückfalls</text:p>
          </table:table-cell>
          <table:table-cell table:style-name="ce28" office:value-type="string">
            <text:p>ok</text:p>
          </table:table-cell>
          <table:table-cell table:number-columns-repeated="5" table:style-name="ce21"/>
        </table:table-row>
        <table:table-row table:style-name="ro2">
          <table:table-cell table:style-name="ce25" office:value-type="string">
            <text:p>menu.rdstep.li5</text:p>
          </table:table-cell>
          <table:table-cell table:style-name="ce25" office:value-type="string">
            <text:p>Onde procurar ajuda</text:p>
          </table:table-cell>
          <table:table-cell table:style-name="ce27" office:value-type="string">
            <text:p>Dónde buscar ayuda</text:p>
          </table:table-cell>
          <table:table-cell table:style-name="ce21" office:value-type="string">
            <text:p>Where to find help</text:p>
          </table:table-cell>
          <table:table-cell table:style-name="ce28" office:value-type="string">
            <text:p>Где найти помощь</text:p>
          </table:table-cell>
          <table:table-cell table:style-name="ce25" office:value-type="string">
            <text:p>Wo ich Hilfe finde</text:p>
          </table:table-cell>
          <table:table-cell table:style-name="ce28" office:value-type="string">
            <text:p>ok</text:p>
          </table:table-cell>
          <table:table-cell table:number-columns-repeated="5" table:style-name="ce21"/>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7" office:value-type="string">
            <text:p>Mi plan para las recaídas</text:p>
          </table:table-cell>
          <table:table-cell table:style-name="ce21" office:value-type="string">
            <text:p>My relapse plan</text:p>
          </table:table-cell>
          <table:table-cell table:style-name="ce28" office:value-type="string">
            <text:p>Мой план в случае рецидива</text:p>
          </table:table-cell>
          <table:table-cell table:style-name="ce25" office:value-type="string">
            <text:p>Mein Plan gege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TOP MENU</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menu.top.li1</text:p>
          </table:table-cell>
          <table:table-cell table:style-name="ce25" office:value-type="string">
            <text:p>Página Inicial</text:p>
          </table:table-cell>
          <table:table-cell table:style-name="ce27" office:value-type="string">
            <text:p>Página inicial</text:p>
          </table:table-cell>
          <table:table-cell table:style-name="ce21" office:value-type="string">
            <text:p>Home</text:p>
          </table:table-cell>
          <table:table-cell table:style-name="ce28" office:value-type="string">
            <text:p>Домой</text:p>
          </table:table-cell>
          <table:table-cell table:style-name="ce25" office:value-type="string">
            <text:p>Startseite</text:p>
          </table:table-cell>
          <table:table-cell table:style-name="ce28" office:value-type="string">
            <text:p>ok</text:p>
          </table:table-cell>
          <table:table-cell table:number-columns-repeated="5" table:style-name="ce21"/>
        </table:table-row>
        <table:table-row table:style-name="ro2">
          <table:table-cell table:style-name="ce25" office:value-type="string">
            <text:p>menu.top.li2</text:p>
          </table:table-cell>
          <table:table-cell table:style-name="ce25" office:value-type="string">
            <text:p>O Programa</text:p>
          </table:table-cell>
          <table:table-cell table:style-name="ce27" office:value-type="string">
            <text:p>El Programa</text:p>
          </table:table-cell>
          <table:table-cell table:style-name="ce21" office:value-type="string">
            <text:p>The Program</text:p>
          </table:table-cell>
          <table:table-cell table:style-name="ce28" office:value-type="string">
            <text:p>Программа</text:p>
          </table:table-cell>
          <table:table-cell table:style-name="ce25" office:value-type="string">
            <text:p>Das Programm</text:p>
          </table:table-cell>
          <table:table-cell table:style-name="ce28" office:value-type="string">
            <text:p>ok</text:p>
          </table:table-cell>
          <table:table-cell table:number-columns-repeated="5" table:style-name="ce21"/>
        </table:table-row>
        <table:table-row table:style-name="ro2">
          <table:table-cell table:style-name="ce25" office:value-type="string">
            <text:p>menu.top.li3</text:p>
          </table:table-cell>
          <table:table-cell table:style-name="ce25" office:value-type="string">
            <text:p>Sobre os autores</text:p>
          </table:table-cell>
          <table:table-cell table:style-name="ce27" office:value-type="string">
            <text:p>Sobre los autores</text:p>
          </table:table-cell>
          <table:table-cell table:style-name="ce21" office:value-type="string">
            <text:p>About the authors</text:p>
          </table:table-cell>
          <table:table-cell table:style-name="ce28" office:value-type="string">
            <text:p>Авторы</text:p>
          </table:table-cell>
          <table:table-cell table:style-name="ce25" office:value-type="string">
            <text:p>Über die Autoren</text:p>
          </table:table-cell>
          <table:table-cell table:style-name="ce28" office:value-type="string">
            <text:p>ok</text:p>
          </table:table-cell>
          <table:table-cell table:number-columns-repeated="5" table:style-name="ce21"/>
        </table:table-row>
        <table:table-row table:style-name="ro2">
          <table:table-cell table:style-name="ce25" office:value-type="string">
            <text:p>menu.top.li4</text:p>
          </table:table-cell>
          <table:table-cell table:style-name="ce25" office:value-type="string">
            <text:p>Contato</text:p>
          </table:table-cell>
          <table:table-cell table:style-name="ce27" office:value-type="string">
            <text:p>Contacto</text:p>
          </table:table-cell>
          <table:table-cell table:style-name="ce21" office:value-type="string">
            <text:p>Contact</text:p>
          </table:table-cell>
          <table:table-cell table:style-name="ce28" office:value-type="string">
            <text:p>Контакты</text:p>
          </table:table-cell>
          <table:table-cell table:style-name="ce25" office:value-type="string">
            <text:p>Kontakt</text:p>
          </table:table-cell>
          <table:table-cell table:style-name="ce28" office:value-type="string">
            <text:p>ok</text:p>
          </table:table-cell>
          <table:table-cell table:number-columns-repeated="5" table:style-name="ce21"/>
        </table:table-row>
        <table:table-row table:style-name="ro2">
          <table:table-cell table:style-name="ce25" office:value-type="string">
            <text:p>menu.top.li5</text:p>
          </table:table-cell>
          <table:table-cell table:style-name="ce25" office:value-type="string">
            <text:p>Para pesquisadores</text:p>
          </table:table-cell>
          <table:table-cell table:style-name="ce27" office:value-type="string">
            <text:p>Para los investigadores</text:p>
          </table:table-cell>
          <table:table-cell table:style-name="ce21" office:value-type="string">
            <text:p>For researchers</text:p>
          </table:table-cell>
          <table:table-cell table:style-name="ce28" office:value-type="string">
            <text:p>Для исследователей</text:p>
          </table:table-cell>
          <table:table-cell table:style-name="ce25" office:value-type="string">
            <text:p>Für Forscher</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FOOTER</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footer.li1</text:p>
          </table:table-cell>
          <table:table-cell table:style-name="ce25" office:value-type="string">
            <text:p>Página Inicial</text:p>
          </table:table-cell>
          <table:table-cell table:style-name="ce27" office:value-type="string">
            <text:p>Página inicial</text:p>
          </table:table-cell>
          <table:table-cell table:style-name="ce21" office:value-type="string">
            <text:p>Home</text:p>
          </table:table-cell>
          <table:table-cell table:style-name="ce28" office:value-type="string">
            <text:p>Домой</text:p>
          </table:table-cell>
          <table:table-cell table:style-name="ce25" office:value-type="string">
            <text:p>Startseite</text:p>
          </table:table-cell>
          <table:table-cell table:style-name="ce28" office:value-type="string">
            <text:p>ok</text:p>
          </table:table-cell>
          <table:table-cell table:number-columns-repeated="5" table:style-name="ce21"/>
        </table:table-row>
        <table:table-row table:style-name="ro2">
          <table:table-cell table:style-name="ce25" office:value-type="string">
            <text:p>footer.li2</text:p>
          </table:table-cell>
          <table:table-cell table:style-name="ce25" office:value-type="string">
            <text:p>Sobre os autores</text:p>
          </table:table-cell>
          <table:table-cell table:style-name="ce27" office:value-type="string">
            <text:p>Sobre los autores</text:p>
          </table:table-cell>
          <table:table-cell table:style-name="ce21" office:value-type="string">
            <text:p>About the authors</text:p>
          </table:table-cell>
          <table:table-cell table:style-name="ce28" office:value-type="string">
            <text:p>Авторы</text:p>
          </table:table-cell>
          <table:table-cell table:style-name="ce25" office:value-type="string">
            <text:p>Die Autoren</text:p>
          </table:table-cell>
          <table:table-cell table:style-name="ce28" office:value-type="string">
            <text:p>ok</text:p>
          </table:table-cell>
          <table:table-cell table:number-columns-repeated="5" table:style-name="ce21"/>
        </table:table-row>
        <table:table-row table:style-name="ro2">
          <table:table-cell table:style-name="ce25" office:value-type="string">
            <text:p>footer.li3</text:p>
          </table:table-cell>
          <table:table-cell table:style-name="ce25" office:value-type="string">
            <text:p>Política do site</text:p>
          </table:table-cell>
          <table:table-cell table:style-name="ce27" office:value-type="string">
            <text:p>Política del sitio web</text:p>
          </table:table-cell>
          <table:table-cell table:style-name="ce21" office:value-type="string">
            <text:p>Policy</text:p>
          </table:table-cell>
          <table:table-cell table:style-name="ce28" office:value-type="string">
            <text:p>Принципы и Нормы</text:p>
          </table:table-cell>
          <table:table-cell table:style-name="ce25" office:value-type="string">
            <text:p>Nutzungsbedingungen</text:p>
          </table:table-cell>
          <table:table-cell table:style-name="ce28" office:value-type="string">
            <text:p>ok</text:p>
          </table:table-cell>
          <table:table-cell table:number-columns-repeated="5" table:style-name="ce21"/>
        </table:table-row>
        <table:table-row table:style-name="ro2">
          <table:table-cell table:style-name="ce25" office:value-type="string">
            <text:p>footer.li4</text:p>
          </table:table-cell>
          <table:table-cell table:style-name="ce25" office:value-type="string">
            <text:p>Termos de uso</text:p>
          </table:table-cell>
          <table:table-cell table:style-name="ce27" office:value-type="string">
            <text:p>Terminos de uso</text:p>
          </table:table-cell>
          <table:table-cell table:style-name="ce21" office:value-type="string">
            <text:p>Terms of use</text:p>
          </table:table-cell>
          <table:table-cell table:style-name="ce28" office:value-type="string">
            <text:p>Правила использования</text:p>
          </table:table-cell>
          <table:table-cell table:style-name="ce25" office:value-type="string">
            <text:p>Gebrauchsanweisung</text:p>
          </table:table-cell>
          <table:table-cell table:style-name="ce28" office:value-type="string">
            <text:p>ok</text:p>
          </table:table-cell>
          <table:table-cell table:number-columns-repeated="5" table:style-name="ce21"/>
        </table:table-row>
        <table:table-row table:style-name="ro2">
          <table:table-cell table:style-name="ce25" office:value-type="string">
            <text:p>footer.li5</text:p>
          </table:table-cell>
          <table:table-cell table:style-name="ce25" office:value-type="string">
            <text:p>Contato</text:p>
          </table:table-cell>
          <table:table-cell table:style-name="ce27" office:value-type="string">
            <text:p>Contacto</text:p>
          </table:table-cell>
          <table:table-cell table:style-name="ce21" office:value-type="string">
            <text:p>Contact</text:p>
          </table:table-cell>
          <table:table-cell table:style-name="ce28" office:value-type="string">
            <text:p>Контакт</text:p>
          </table:table-cell>
          <table:table-cell table:style-name="ce25" office:value-type="string">
            <text:p>Kontakt</text:p>
          </table:table-cell>
          <table:table-cell table:style-name="ce28" office:value-type="string">
            <text:p>ok</text:p>
          </table:table-cell>
          <table:table-cell table:number-columns-repeated="5" table:style-name="ce21"/>
        </table:table-row>
        <table:table-row table:style-name="ro4">
          <table:table-cell table:style-name="ce25" office:value-type="string">
            <text:p>footer.description</text:p>
          </table:table-cell>
          <table:table-cell table:style-name="ce28" office:value-type="string">
            <text:p>Centro de Referência em Pesquisa, Intervenção e Avaliação em Álcool e Outras Drogas - 2013-2015 - Alguns direitos reservados</text:p>
          </table:table-cell>
          <table:table-cell table:style-name="ce31" office:value-type="string">
            <text:p>Centro de Referencia en Investigación, Intervención y Evaluación del Alcohol y Otras Drogas - 2013-2015 - Algunos derechos reservados</text:p>
          </table:table-cell>
          <table:table-cell table:style-name="ce28" office:value-type="string">
            <text:p>Center for Research, Intervention and Evaluation on Alcohol &amp; Drugs - 2013-2015 - Some rights reserved</text:p>
          </table:table-cell>
          <table:table-cell table:style-name="ce28" office:value-type="string">
            <text:p>Центр Исследования, Интервенции и Оценивания Алкоголя и Наркотиков - 2013-2015 - Некоторые права защищены</text:p>
          </table:table-cell>
          <table:table-cell table:style-name="ce28" office:value-type="string">
            <text:p>Zentrum für Forschung, Intervention und Studien zu Alkohol und anderen Drogen - 2013-2015 - Einige Rechte vorbehalten</text:p>
          </table:table-cell>
          <table:table-cell table:style-name="ce28" office:value-type="string">
            <text:p>ok</text:p>
          </table:table-cell>
          <table:table-cell table:number-columns-repeated="5" table:style-name="ce21"/>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7" office:value-type="string">
            <text:p>contato@vivasemtabaco.com.br</text:p>
          </table:table-cell>
          <table:table-cell table:style-name="ce25" office:value-type="string">
            <text:p>contato@vivasemtabaco.com.br</text:p>
          </table:table-cell>
          <table:table-cell table:style-name="ce28" office:value-type="string">
            <text:p>contato@vivasemtabaco.com.br (доступно только на Английском и Португальском языках)</text:p>
          </table:table-cell>
          <table:table-cell table:style-name="ce28" office:value-type="string">
            <text:p>contato@vivasemtabaco.com.br (nur auf englisch oder portugiesisch)</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PROGRAM</text:p>
          </table:table-cell>
          <table:table-cell table:style-name="ce21"/>
          <table:table-cell table:style-name="ce27"/>
          <table:table-cell table:style-name="ce21"/>
          <table:table-cell table:style-name="ce34"/>
          <table:table-cell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7" office:value-type="string">
            <text:p>El programa | Viva sin tabaco</text:p>
          </table:table-cell>
          <table:table-cell table:style-name="ce21" office:value-type="string">
            <text:p>The program I Live without Tobacco</text:p>
          </table:table-cell>
          <table:table-cell table:style-name="ce28" office:value-type="string">
            <text:p>Программа | Живи Без Табака</text:p>
          </table:table-cell>
          <table:table-cell table:style-name="ce25" office:value-type="string">
            <text:p>Das Programm</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h1.program</text:p>
          </table:table-cell>
          <table:table-cell table:style-name="ce25" office:value-type="string">
            <text:p>O programa</text:p>
          </table:table-cell>
          <table:table-cell table:style-name="ce27" office:value-type="string">
            <text:p>El programa</text:p>
          </table:table-cell>
          <table:table-cell table:style-name="ce21" office:value-type="string">
            <text:p>The program</text:p>
          </table:table-cell>
          <table:table-cell table:style-name="ce28" office:value-type="string">
            <text:p>Програма</text:p>
          </table:table-cell>
          <table:table-cell table:style-name="ce25" office:value-type="string">
            <text:p>Das Programm</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img</text:p>
          </table:table-cell>
          <table:table-cell table:style-name="ce25" office:value-type="string">
            <text:p>Felicidade</text:p>
          </table:table-cell>
          <table:table-cell table:style-name="ce27" office:value-type="string">
            <text:p>Felicidad</text:p>
          </table:table-cell>
          <table:table-cell table:style-name="ce21" office:value-type="string">
            <text:p>Happiness</text:p>
          </table:table-cell>
          <table:table-cell table:style-name="ce28" office:value-type="string">
            <text:p>Счастье</text:p>
          </table:table-cell>
          <table:table-cell table:style-name="ce25" office:value-type="string">
            <text:p>Glück</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h2.objective</text:p>
          </table:table-cell>
          <table:table-cell table:style-name="ce25" office:value-type="string">
            <text:p>Objetivo</text:p>
          </table:table-cell>
          <table:table-cell table:style-name="ce27" office:value-type="string">
            <text:p>Objetivo</text:p>
          </table:table-cell>
          <table:table-cell table:style-name="ce21" office:value-type="string">
            <text:p>Our goal</text:p>
          </table:table-cell>
          <table:table-cell table:style-name="ce28" office:value-type="string">
            <text:p>Наша цель</text:p>
          </table:table-cell>
          <table:table-cell table:style-name="ce25" office:value-type="string">
            <text:p>Ziel</text:p>
          </table:table-cell>
          <table:table-cell table:style-name="ce28" office:value-type="string">
            <text:p>ok</text:p>
          </table:table-cell>
          <table:table-cell table:number-columns-repeated="5" table:style-name="ce21"/>
        </table:table-row>
        <table:table-row table:style-name="ro4">
          <table:table-cell table:style-name="ce25" office:value-type="string">
            <text:p>program.p.objective</text:p>
          </table:table-cell>
          <table:table-cell table:style-name="ce25" office:value-type="string">
            <text:p>Oferecer suporte a fumantes que buscam ajuda um serviço gratuito de qualidade e personalizado.</text:p>
          </table:table-cell>
          <table:table-cell table:style-name="ce27" office:value-type="string">
            <text:p>Ofrecer soporte a fumadores que buscan ayuda mediante un servicio gratuito, de calidad y personalizado.</text:p>
          </table:table-cell>
          <table:table-cell table:style-name="ce25" office:value-type="string">
            <text:p>To offer a free and personalized online service for smokers who want to quit smoking.</text:p>
          </table:table-cell>
          <table:table-cell table:style-name="ce28"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h2.how</text:p>
          </table:table-cell>
          <table:table-cell table:style-name="ce25" office:value-type="string">
            <text:p>Como foi feito?</text:p>
          </table:table-cell>
          <table:table-cell table:style-name="ce27" office:value-type="string">
            <text:p>¿Cómo fue hecho?</text:p>
          </table:table-cell>
          <table:table-cell table:style-name="ce21" office:value-type="string">
            <text:p>How was it developed?</text:p>
          </table:table-cell>
          <table:table-cell table:style-name="ce28" office:value-type="string">
            <text:p>Как эта программа была разработана?</text:p>
          </table:table-cell>
          <table:table-cell table:style-name="ce25" office:value-type="string">
            <text:p>Wie wurde das Programm erstellt?</text:p>
          </table:table-cell>
          <table:table-cell table:style-name="ce28" office:value-type="string">
            <text:p>ok</text:p>
          </table:table-cell>
          <table:table-cell table:number-columns-repeated="5" table:style-name="ce21"/>
        </table:table-row>
        <table:table-row table:style-name="ro4">
          <table:table-cell table:style-name="ce25" office:value-type="string">
            <text:p>program.p.how1</text:p>
          </table:table-cell>
          <table:table-cell table:style-name="ce25" office:value-type="string">
            <text:p>Construído com a participação ativa de fumantes e ex-fumantes.</text:p>
          </table:table-cell>
          <table:table-cell table:style-name="ce27"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8"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8" office:value-type="string">
            <text:p>ok</text:p>
          </table:table-cell>
          <table:table-cell table:number-columns-repeated="5" table:style-name="ce21"/>
        </table:table-row>
        <table:table-row table:style-name="ro6">
          <table:table-cell table:style-name="ce25" office:value-type="string">
            <text:p>program.p.how2a</text:p>
          </table:table-cell>
          <table:table-cell table:style-name="ce25" office:value-type="string">
            <text:p>Desenvolvido por especialistas da Universidade Federal de Juiz de Fora seguindo o Código de Ética da</text:p>
          </table:table-cell>
          <table:table-cell table:style-name="ce27" office:value-type="string">
            <text:p>Desarrollado por especialistas de la Universidad Federal de Juiz de Fora siguiendo el Código de Ética de la</text:p>
          </table:table-cell>
          <table:table-cell table:style-name="ce28" office:value-type="string">
            <text:p>It was developed by researchers from the Federal University of Juiz de Fora and with the collaboration of the University of Kansas Medical Center.</text:p>
          </table:table-cell>
          <table:table-cell table:style-name="ce28"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7"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8" office:value-type="string">
            <text:p>ok</text:p>
          </table:table-cell>
          <table:table-cell table:number-columns-repeated="5" table:style-name="ce21"/>
        </table:table-row>
        <table:table-row table:style-name="ro7">
          <table:table-cell table:style-name="ce25" office:value-type="string">
            <text:p>program.p.how3</text:p>
          </table:table-cell>
          <table:table-cell table:style-name="ce25" office:value-type="string">
            <text:p>Conteúdo criado a partir das diretrizes para o tratamento do tabagismo de instituições como Ministério da Saúde e pelo Instituto Nacional do Câncer - INCA.</text:p>
          </table:table-cell>
          <table:table-cell table:style-name="ce27"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8"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8" office:value-type="string">
            <text:p>ok</text:p>
          </table:table-cell>
          <table:table-cell table:number-columns-repeated="5" table:style-name="ce21"/>
        </table:table-row>
        <table:table-row table:style-name="ro2">
          <table:table-cell table:style-name="ce25" office:value-type="string">
            <text:p>program.h2.important</text:p>
          </table:table-cell>
          <table:table-cell table:style-name="ce25" office:value-type="string">
            <text:p>Importante</text:p>
          </table:table-cell>
          <table:table-cell table:style-name="ce27" office:value-type="string">
            <text:p>Importante</text:p>
          </table:table-cell>
          <table:table-cell table:style-name="ce21" office:value-type="string">
            <text:p>Important</text:p>
          </table:table-cell>
          <table:table-cell table:style-name="ce28" office:value-type="string">
            <text:p>Важно</text:p>
          </table:table-cell>
          <table:table-cell table:style-name="ce25" office:value-type="string">
            <text:p>Wichtig</text:p>
          </table:table-cell>
          <table:table-cell table:style-name="ce28" office:value-type="string">
            <text:p>ok</text:p>
          </table:table-cell>
          <table:table-cell table:number-columns-repeated="5" table:style-name="ce21"/>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7"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8"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ABOUT US -</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2" table:style-name="ce35"/>
          <table:table-cell table:number-columns-repeated="3"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7" office:value-type="string">
            <text:p>Sobre los autores | Viva sin tabaco</text:p>
          </table:table-cell>
          <table:table-cell table:style-name="ce25" office:value-type="string">
            <text:p>About the authors I Live without Tobacco</text:p>
          </table:table-cell>
          <table:table-cell table:style-name="ce28" office:value-type="string">
            <text:p>Об Авторах | Живи без Табака</text:p>
          </table:table-cell>
          <table:table-cell table:style-name="ce25" office:value-type="string">
            <text:p>Über die Autoren |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1.project</text:p>
          </table:table-cell>
          <table:table-cell table:style-name="ce25" office:value-type="string">
            <text:p>O projeto</text:p>
          </table:table-cell>
          <table:table-cell table:style-name="ce27" office:value-type="string">
            <text:p>El proyecto</text:p>
          </table:table-cell>
          <table:table-cell table:style-name="ce21" office:value-type="string">
            <text:p>The project</text:p>
          </table:table-cell>
          <table:table-cell table:style-name="ce28" office:value-type="string">
            <text:p>Проект</text:p>
          </table:table-cell>
          <table:table-cell table:style-name="ce25" office:value-type="string">
            <text:p>Das Projekt</text:p>
          </table:table-cell>
          <table:table-cell table:style-name="ce28" office:value-type="string">
            <text:p>ok</text:p>
          </table:table-cell>
          <table:table-cell table:number-columns-repeated="5" table:style-name="ce21"/>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7"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8"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8" office:value-type="string">
            <text:p>ok</text:p>
          </table:table-cell>
          <table:table-cell table:number-columns-repeated="5" table:style-name="ce21"/>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8"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7" office:value-type="string">
            <text:p>Universidade Federal de Juiz de Fora.</text:p>
          </table:table-cell>
          <table:table-cell table:style-name="ce21" office:value-type="string">
            <text:p>Federal University of Juiz de Fora</text:p>
          </table:table-cell>
          <table:table-cell table:style-name="ce28"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8" office:value-type="string">
            <text:p>ok</text:p>
          </table:table-cell>
          <table:table-cell table:number-columns-repeated="5" table:style-name="ce21"/>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7" office:value-type="string">
            <text:p>Financiación</text:p>
          </table:table-cell>
          <table:table-cell table:style-name="ce21" office:value-type="string">
            <text:p>Funding</text:p>
          </table:table-cell>
          <table:table-cell table:style-name="ce28" office:value-type="string">
            <text:p>Финансирование</text:p>
          </table:table-cell>
          <table:table-cell table:style-name="ce25" office:value-type="string">
            <text:p>Finanzierung</text:p>
          </table:table-cell>
          <table:table-cell table:style-name="ce28" office:value-type="string">
            <text:p>ok</text:p>
          </table:table-cell>
          <table:table-cell table:number-columns-repeated="5" table:style-name="ce21"/>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7"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8"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p.funding.b</text:p>
          </table:table-cell>
          <table:table-cell table:style-name="ce25" office:value-type="string">
            <text:p>e</text:p>
          </table:table-cell>
          <table:table-cell table:style-name="ce27" office:value-type="string">
            <text:p>y</text:p>
          </table:table-cell>
          <table:table-cell table:style-name="ce21" office:value-type="string">
            <text:p>and</text:p>
          </table:table-cell>
          <table:table-cell table:style-name="ce28" office:value-type="string">
            <text:p>и</text:p>
          </table:table-cell>
          <table:table-cell table:style-name="ce25" office:value-type="string">
            <text:p>und</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1.authors</text:p>
          </table:table-cell>
          <table:table-cell table:style-name="ce25" office:value-type="string">
            <text:p>Os autores</text:p>
          </table:table-cell>
          <table:table-cell table:style-name="ce27" office:value-type="string">
            <text:p>Los autores</text:p>
          </table:table-cell>
          <table:table-cell table:style-name="ce21" office:value-type="string">
            <text:p>the authors</text:p>
          </table:table-cell>
          <table:table-cell table:style-name="ce28" office:value-type="string">
            <text:p>авторы</text:p>
          </table:table-cell>
          <table:table-cell table:style-name="ce25" office:value-type="string">
            <text:p>Die Autoren</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7" office:value-type="string">
            <text:p>Prof. Dr. Telmo Mota Ronzani</text:p>
          </table:table-cell>
          <table:table-cell table:style-name="ce21" office:value-type="string">
            <text:p>PhD Prof. Telmo Mota Ronzani</text:p>
          </table:table-cell>
          <table:table-cell table:style-name="ce28" office:value-type="string">
            <text:p>Доктор Тельмо Ронзани, профессор</text:p>
          </table:table-cell>
          <table:table-cell table:style-name="ce25" office:value-type="string">
            <text:p>Herr Prof. Dr. Telmo Mota Ronzani</text:p>
          </table:table-cell>
          <table:table-cell table:style-name="ce28" office:value-type="string">
            <text:p>ok</text:p>
          </table:table-cell>
          <table:table-cell table:number-columns-repeated="5" table:style-name="ce21"/>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7"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8"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linkcv</text:p>
          </table:table-cell>
          <table:table-cell table:style-name="ce25" office:value-type="string">
            <text:p>Link para currículo</text:p>
          </table:table-cell>
          <table:table-cell table:style-name="ce27" office:value-type="string">
            <text:p>Link para  el curriculum</text:p>
          </table:table-cell>
          <table:table-cell table:style-name="ce21" office:value-type="string">
            <text:p>Resume</text:p>
          </table:table-cell>
          <table:table-cell table:style-name="ce28" office:value-type="string">
            <text:p>Резюме</text:p>
          </table:table-cell>
          <table:table-cell table:style-name="ce25" office:value-type="string">
            <text:p>Link zum Lebenslauf</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laisa</text:p>
          </table:table-cell>
          <table:table-cell table:style-name="ce25" office:value-type="string">
            <text:p>Profa. Dra. Laisa Sartes</text:p>
          </table:table-cell>
          <table:table-cell table:style-name="ce27" office:value-type="string">
            <text:p>Profesora Doctora Laisa Sartes</text:p>
          </table:table-cell>
          <table:table-cell table:style-name="ce21" office:value-type="string">
            <text:p>PhD Prof. Laisa Sartes</text:p>
          </table:table-cell>
          <table:table-cell table:style-name="ce28" office:value-type="string">
            <text:p>Доктор Лайза Сартес, профессор</text:p>
          </table:table-cell>
          <table:table-cell table:style-name="ce25" office:value-type="string">
            <text:p>Frau Prof. Dr. Laisa Sartes</text:p>
          </table:table-cell>
          <table:table-cell table:style-name="ce28" office:value-type="string">
            <text:p>ok</text:p>
          </table:table-cell>
          <table:table-cell table:number-columns-repeated="5" table:style-name="ce21"/>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7"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8"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7" office:value-type="string">
            <text:p>Prof. Dr. Heder Bernardino Soares</text:p>
          </table:table-cell>
          <table:table-cell table:style-name="ce21" office:value-type="string">
            <text:p>PhD Prof. Heder Soares Bernardino</text:p>
          </table:table-cell>
          <table:table-cell table:style-name="ce28" office:value-type="string">
            <text:p>Доктор Эдер Соарес Бернардино, профессор</text:p>
          </table:table-cell>
          <table:table-cell table:style-name="ce25" office:value-type="string">
            <text:p>Prof. Dr. Heder Soares Bernardino</text:p>
          </table:table-cell>
          <table:table-cell table:style-name="ce28" office:value-type="string">
            <text:p>ok</text:p>
          </table:table-cell>
          <table:table-cell table:number-columns-repeated="5" table:style-name="ce21"/>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7"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8"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7" office:value-type="string">
            <text:p>Henrique Pinto Gomide</text:p>
          </table:table-cell>
          <table:table-cell table:style-name="ce21" office:value-type="string">
            <text:p>Henrique Pinto Gomide, MA in Psychology.</text:p>
          </table:table-cell>
          <table:table-cell table:style-name="ce28" office:value-type="string">
            <text:p>Энрике Пинто Гомиде, магистр в области Психологии.</text:p>
          </table:table-cell>
          <table:table-cell table:style-name="ce25" office:value-type="string">
            <text:p>Herr Henrique Pinto Gomide</text:p>
          </table:table-cell>
          <table:table-cell table:style-name="ce28" office:value-type="string">
            <text:p>ok</text:p>
          </table:table-cell>
          <table:table-cell table:number-columns-repeated="5" table:style-name="ce21"/>
        </table:table-row>
        <table:table-row table:style-name="ro9">
          <table:table-cell table:style-name="ce25" office:value-type="string">
            <text:p>aboutus.p.henrique</text:p>
          </table:table-cell>
          <table:table-cell table:style-name="ce28"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7"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8"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8" office:value-type="string">
            <text:p>ok</text:p>
          </table:table-cell>
          <table:table-cell table:number-columns-repeated="5" table:style-name="ce21"/>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7" office:value-type="string">
            <text:p>Prof.  Leonardo Fernandes Martins</text:p>
          </table:table-cell>
          <table:table-cell table:style-name="ce25" office:value-type="string">
            <text:p>Leonardo Fernandes Martins, MA in Psychology</text:p>
          </table:table-cell>
          <table:table-cell table:style-name="ce28"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8" office:value-type="string">
            <text:p>ok</text:p>
          </table:table-cell>
          <table:table-cell table:number-columns-repeated="5" table:style-name="ce21"/>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7"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7" office:value-type="string">
            <text:p>Thiago da Rocha Costa Rizuti da Rocha</text:p>
          </table:table-cell>
          <table:table-cell table:style-name="ce25" office:value-type="string">
            <text:p>Thiago Costa Rizuti da Rocha</text:p>
          </table:table-cell>
          <table:table-cell table:style-name="ce28" office:value-type="string">
            <text:p>Чиаго Коста Ризути да Роша</text:p>
          </table:table-cell>
          <table:table-cell table:style-name="ce25" office:value-type="string">
            <text:p>Thiago Costa Rizuti da Rocha</text:p>
          </table:table-cell>
          <table:table-cell table:style-name="ce28" office:value-type="string">
            <text:p>ok</text:p>
          </table:table-cell>
          <table:table-cell table:number-columns-repeated="5" table:style-name="ce21"/>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7"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8"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7" office:value-type="string">
            <text:p>Andressa Bianchi Gumier</text:p>
          </table:table-cell>
          <table:table-cell table:style-name="ce25" office:value-type="string">
            <text:p>Andressa Bianchi Gumier</text:p>
          </table:table-cell>
          <table:table-cell table:style-name="ce28" office:value-type="string">
            <text:p>Андресса Бианчи Гумиер</text:p>
          </table:table-cell>
          <table:table-cell table:style-name="ce25" office:value-type="string">
            <text:p>Daniela Aparecida Pereira</text:p>
          </table:table-cell>
          <table:table-cell table:style-name="ce28" office:value-type="string">
            <text:p>ok</text:p>
          </table:table-cell>
          <table:table-cell table:number-columns-repeated="5" table:style-name="ce21"/>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7"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8"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8" office:value-type="string">
            <text:p>ok</text:p>
          </table:table-cell>
          <table:table-cell table:number-columns-repeated="5" table:style-name="ce21"/>
        </table:table-row>
        <table:table-row table:style-name="ro9">
          <table:table-cell table:style-name="ce28" office:value-type="string">
            <text:p>aboutus.h3.nathalia</text:p>
          </table:table-cell>
          <table:table-cell table:style-name="ce28" office:value-type="string">
            <text:p>Nathalia Munck Machado</text:p>
          </table:table-cell>
          <table:table-cell table:style-name="ce28" office:value-type="string">
            <text:p>Nathalia Munck Machado</text:p>
          </table:table-cell>
          <table:table-cell table:style-name="ce28" office:value-type="string">
            <text:p>Nathalia Munck Machado</text:p>
          </table:table-cell>
          <table:table-cell table:style-name="ce28" office:value-type="string">
            <text:p>Наталия Мунк Машадо</text:p>
          </table:table-cell>
          <table:table-cell table:style-name="ce28" office:value-type="string">
            <text:p>Nathalia Munck Machado</text:p>
          </table:table-cell>
          <table:table-cell table:style-name="ce28" office:value-type="string">
            <text:p>ok</text:p>
          </table:table-cell>
          <table:table-cell table:number-columns-repeated="5" table:style-name="ce21"/>
        </table:table-row>
        <table:table-row table:style-name="ro9">
          <table:table-cell table:style-name="ce28" office:value-type="string">
            <text:p>aboutus.p.nathalia</text:p>
          </table:table-cell>
          <table:table-cell table:style-name="ce28"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8"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8" office:value-type="string">
            <text:p>Researcher at CREPEIA and master's student at UFJF. Psychology (UFJF) with research scholarship at UkanQuit (Kansas University Medical Center). </text:p>
          </table:table-cell>
          <table:table-cell table:style-name="ce28"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8"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8" office:value-type="string">
            <text:p>ok</text:p>
          </table:table-cell>
          <table:table-cell table:number-columns-repeated="5" table:style-name="ce21"/>
        </table:table-row>
        <table:table-row table:style-name="ro9">
          <table:table-cell table:style-name="ce28" office:value-type="string">
            <text:p>aboutus.h3.danielacarvalho</text:p>
          </table:table-cell>
          <table:table-cell table:style-name="ce28" office:value-type="string">
            <text:p>Daniela Carvalho</text:p>
          </table:table-cell>
          <table:table-cell table:style-name="ce28" office:value-type="string">
            <text:p>Daniela Carvalho</text:p>
          </table:table-cell>
          <table:table-cell table:style-name="ce28" office:value-type="string">
            <text:p>Daniela Carvalho</text:p>
          </table:table-cell>
          <table:table-cell table:style-name="ce28" office:value-type="string">
            <text:p>Даниэла Карвальо</text:p>
          </table:table-cell>
          <table:table-cell table:style-name="ce28" office:value-type="string">
            <text:p>Daniela Carvalho</text:p>
          </table:table-cell>
          <table:table-cell table:style-name="ce28" office:value-type="string">
            <text:p>ok</text:p>
          </table:table-cell>
          <table:table-cell table:number-columns-repeated="5" table:style-name="ce21"/>
        </table:table-row>
        <table:table-row table:style-name="ro9">
          <table:table-cell table:style-name="ce28" office:value-type="string">
            <text:p>aboutus.p.danielacarvalho</text:p>
          </table:table-cell>
          <table:table-cell table:style-name="ce28"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8"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8" office:value-type="string">
            <text:p>Researcher at CREPEIA and student of Psychology at Federal University of Juiz de Fora. Currently has a researcher scholarship at UFJF</text:p>
          </table:table-cell>
          <table:table-cell table:style-name="ce28"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8"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8" office:value-type="string">
            <text:p>ok</text:p>
          </table:table-cell>
          <table:table-cell table:number-columns-repeated="5" table:style-name="ce21"/>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7" office:value-type="string">
            <text:p>Daniela Aparecida Pereira</text:p>
          </table:table-cell>
          <table:table-cell table:style-name="ce25" office:value-type="string">
            <text:p>Daniela Aparecida Pereira</text:p>
          </table:table-cell>
          <table:table-cell table:style-name="ce28" office:value-type="string">
            <text:p>Даниела Апаресида Перейра</text:p>
          </table:table-cell>
          <table:table-cell table:style-name="ce25" office:value-type="string">
            <text:p>Daniela Aparecida Pereira</text:p>
          </table:table-cell>
          <table:table-cell table:style-name="ce28" office:value-type="string">
            <text:p>ok</text:p>
          </table:table-cell>
          <table:table-cell table:number-columns-repeated="5" table:style-name="ce21"/>
        </table:table-row>
        <table:table-row table:style-name="ro4">
          <table:table-cell table:style-name="ce25" office:value-type="string">
            <text:p>aboutus.p.daniela</text:p>
          </table:table-cell>
          <table:table-cell table:style-name="ce28" office:value-type="string">
            <text:p>Graduanda em Engenharia Computacional. Atualmente é bolsista da Universidade Federal de Juiz de Fora. </text:p>
          </table:table-cell>
          <table:table-cell table:style-name="ce27"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8"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8" office:value-type="string">
            <text:p>ok</text:p>
          </table:table-cell>
          <table:table-cell table:number-columns-repeated="5" table:style-name="ce21"/>
        </table:table-row>
        <table:table-row table:style-name="ro4">
          <table:table-cell table:style-name="ce25" office:value-type="string">
            <text:p>aboutus.h3.caroline</text:p>
          </table:table-cell>
          <table:table-cell table:style-name="ce25" office:value-type="string">
            <text:p>Caroline Jansen</text:p>
          </table:table-cell>
          <table:table-cell table:style-name="ce27" office:value-type="string">
            <text:p>Caroline Jansen</text:p>
          </table:table-cell>
          <table:table-cell table:style-name="ce25" office:value-type="string">
            <text:p>Caroline Jansen</text:p>
          </table:table-cell>
          <table:table-cell table:style-name="ce28" office:value-type="string">
            <text:p>Каролин Янсен</text:p>
          </table:table-cell>
          <table:table-cell table:style-name="ce25" office:value-type="string">
            <text:p>Caroline Jansen</text:p>
          </table:table-cell>
          <table:table-cell table:style-name="ce28" office:value-type="string">
            <text:p>ok</text:p>
          </table:table-cell>
          <table:table-cell table:number-columns-repeated="5" table:style-name="ce21"/>
        </table:table-row>
        <table:table-row table:style-name="ro4">
          <table:table-cell table:style-name="ce25" office:value-type="string">
            <text:p>aboutus.p.caroline</text:p>
          </table:table-cell>
          <table:table-cell table:style-name="ce28"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8"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8"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8" office:value-type="string">
            <text:p>ok</text:p>
          </table:table-cell>
          <table:table-cell table:number-columns-repeated="5" table:style-name="ce21"/>
        </table:table-row>
        <table:table-row table:style-name="ro4">
          <table:table-cell table:style-name="ce28" office:value-type="string">
            <text:p>aboutus.h3.kimber</text:p>
          </table:table-cell>
          <table:table-cell table:style-name="ce28" office:value-type="string">
            <text:p>Prof. Kim Richter, PhD</text:p>
          </table:table-cell>
          <table:table-cell table:style-name="ce28" office:value-type="string">
            <text:p>Prof. Kim Richter, PhD</text:p>
          </table:table-cell>
          <table:table-cell table:style-name="ce28"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8" office:value-type="string">
            <text:p>ok</text:p>
          </table:table-cell>
          <table:table-cell table:number-columns-repeated="5" table:style-name="ce21"/>
        </table:table-row>
        <table:table-row table:style-name="ro4">
          <table:table-cell table:style-name="ce28" office:value-type="string">
            <text:p>aboutus.p.kimber</text:p>
          </table:table-cell>
          <table:table-cell table:style-name="ce28"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8"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8"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8" office:value-type="string">
            <text:p>ok</text:p>
          </table:table-cell>
          <table:table-cell table:number-columns-repeated="5" table:style-name="ce21"/>
        </table:table-row>
        <table:table-row table:style-name="ro4">
          <table:table-cell table:style-name="ce28" office:value-type="string">
            <text:p>aboutus.h3.zhaba</text:p>
          </table:table-cell>
          <table:table-cell table:style-name="ce28" office:value-type="string">
            <text:p>Dr. Dmytro Khvostenko</text:p>
          </table:table-cell>
          <table:table-cell table:style-name="ce28" office:value-type="string">
            <text:p>Dr. Dmytro Khvostenko</text:p>
          </table:table-cell>
          <table:table-cell table:style-name="ce28" office:value-type="string">
            <text:p>Dr. Dmytro Khvotenko, Postdoctoral Researcher.</text:p>
          </table:table-cell>
          <table:table-cell table:style-name="ce38" office:value-type="string">
            <text:p>Др. Дмитро Хвостенко</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36" office:value-type="string">
            <text:p>aboutus.p.zhaba</text:p>
          </table:table-cell>
          <table:table-cell table:style-name="ce28"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8"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8"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8"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CONTATO</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2" table:style-name="ce35"/>
          <table:table-cell table:number-columns-repeated="3"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contact.h1</text:p>
          </table:table-cell>
          <table:table-cell table:style-name="ce25" office:value-type="string">
            <text:p>Contato</text:p>
          </table:table-cell>
          <table:table-cell table:style-name="ce27" office:value-type="string">
            <text:p>Contacto</text:p>
          </table:table-cell>
          <table:table-cell table:style-name="ce21" office:value-type="string">
            <text:p>Contact</text:p>
          </table:table-cell>
          <table:table-cell table:style-name="ce28" office:value-type="string">
            <text:p>Контакт</text:p>
          </table:table-cell>
          <table:table-cell table:style-name="ce25" office:value-type="string">
            <text:p>Kontakt</text:p>
          </table:table-cell>
          <table:table-cell table:style-name="ce28" office:value-type="string">
            <text:p>ok</text:p>
          </table:table-cell>
          <table:table-cell table:number-columns-repeated="5" table:style-name="ce21"/>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7" office:value-type="string">
            <text:p>Contacto | Viva sin tabaco</text:p>
          </table:table-cell>
          <table:table-cell table:style-name="ce21" office:value-type="string">
            <text:p>Contact I Live without Tobacco</text:p>
          </table:table-cell>
          <table:table-cell table:style-name="ce28" office:value-type="string">
            <text:p>Контакт | Живи без Табака</text:p>
          </table:table-cell>
          <table:table-cell table:style-name="ce25" office:value-type="string">
            <text:p>Kontakt | Lebe ohne Tabak</text:p>
          </table:table-cell>
          <table:table-cell table:style-name="ce28" office:value-type="string">
            <text:p>ok</text:p>
          </table:table-cell>
          <table:table-cell table:number-columns-repeated="5" table:style-name="ce21"/>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7" office:value-type="string">
            <text:p>Email: contato@vivasemtabaco.com.br</text:p>
          </table:table-cell>
          <table:table-cell table:style-name="ce25" office:value-type="string">
            <text:p>E-mail: contato@vivasemtabaco.com.br</text:p>
          </table:table-cell>
          <table:table-cell table:style-name="ce28" office:value-type="string">
            <text:p>Эл. почта: contato@vivasemtabaco.com.br</text:p>
          </table:table-cell>
          <table:table-cell table:style-name="ce25" office:value-type="string">
            <text:p>Email: contato@vivasemtabaco.com.br</text:p>
          </table:table-cell>
          <table:table-cell table:style-name="ce28" office:value-type="string">
            <text:p>ok</text:p>
          </table:table-cell>
          <table:table-cell table:number-columns-repeated="5" table:style-name="ce21"/>
        </table:table-row>
        <table:table-row table:style-name="ro2">
          <table:table-cell table:style-name="ce25" office:value-type="string">
            <text:p>contact.h4.b</text:p>
          </table:table-cell>
          <table:table-cell table:style-name="ce25" office:value-type="string">
            <text:p>Twitter: @vivasemtabaco</text:p>
          </table:table-cell>
          <table:table-cell table:style-name="ce27" office:value-type="string">
            <text:p>Twitter: @ vivasemtabaco</text:p>
          </table:table-cell>
          <table:table-cell table:style-name="ce25" office:value-type="string">
            <text:p>Twitter: @vivasemtabaco</text:p>
          </table:table-cell>
          <table:table-cell table:style-name="ce28" office:value-type="string">
            <text:p>Твиттер: @vivasemtabaco</text:p>
          </table:table-cell>
          <table:table-cell table:style-name="ce25" office:value-type="string">
            <text:p>Twitter: @vivasemtabaco.com.br</text:p>
          </table:table-cell>
          <table:table-cell table:style-name="ce28" office:value-type="string">
            <text:p>ok</text:p>
          </table:table-cell>
          <table:table-cell table:number-columns-repeated="5" table:style-name="ce21"/>
        </table:table-row>
        <table:table-row table:style-name="ro2">
          <table:table-cell table:style-name="ce25" office:value-type="string">
            <text:p>contact.h2</text:p>
          </table:table-cell>
          <table:table-cell table:style-name="ce25" office:value-type="string">
            <text:p>Envio</text:p>
          </table:table-cell>
          <table:table-cell table:style-name="ce32" office:value-type="string">
            <text:p>Envío</text:p>
          </table:table-cell>
          <table:table-cell table:style-name="ce21" office:value-type="string">
            <text:p>Send</text:p>
          </table:table-cell>
          <table:table-cell table:style-name="ce28" office:value-type="string">
            <text:p>Отправить</text:p>
          </table:table-cell>
          <table:table-cell table:style-name="ce25" office:value-type="string">
            <text:p>Senden</text:p>
          </table:table-cell>
          <table:table-cell table:style-name="ce28" office:value-type="string">
            <text:p>ok</text:p>
          </table:table-cell>
          <table:table-cell table:number-columns-repeated="5" table:style-name="ce21"/>
        </table:table-row>
        <table:table-row table:style-name="ro2">
          <table:table-cell table:style-name="ce25" office:value-type="string">
            <text:p>contact.h4.msg</text:p>
          </table:table-cell>
          <table:table-cell table:style-name="ce25" office:value-type="string">
            <text:p>Mensagem</text:p>
          </table:table-cell>
          <table:table-cell table:style-name="ce27" office:value-type="string">
            <text:p>Mensaje</text:p>
          </table:table-cell>
          <table:table-cell table:style-name="ce21" office:value-type="string">
            <text:p>Message</text:p>
          </table:table-cell>
          <table:table-cell table:style-name="ce28" office:value-type="string">
            <text:p>Сообщение</text:p>
          </table:table-cell>
          <table:table-cell table:style-name="ce25" office:value-type="string">
            <text:p>Nachricht</text:p>
          </table:table-cell>
          <table:table-cell table:style-name="ce28" office:value-type="string">
            <text:p>ok</text:p>
          </table:table-cell>
          <table:table-cell table:number-columns-repeated="5" table:style-name="ce21"/>
        </table:table-row>
        <table:table-row table:style-name="ro2">
          <table:table-cell table:style-name="ce28" office:value-type="string">
            <text:p>contact.h5.description</text:p>
          </table:table-cell>
          <table:table-cell table:style-name="ce28" office:value-type="string">
            <text:p>Alguma sugestão ou dúvida sobre o site?</text:p>
          </table:table-cell>
          <table:table-cell table:style-name="ce28" office:value-type="string">
            <text:p>Alguma sugestão ou dúvida sobre o site?</text:p>
          </table:table-cell>
          <table:table-cell table:style-name="ce30" office:value-type="string">
            <text:p>Any suggestions or questions?</text:p>
          </table:table-cell>
          <table:table-cell table:style-name="ce30" office:value-type="string">
            <text:p>Any suggestions or questions?</text:p>
          </table:table-cell>
          <table:table-cell table:style-name="ce30" office:value-type="string">
            <text:p>Any suggestions or questions?</text:p>
          </table:table-cell>
          <table:table-cell table:style-name="ce28" office:value-type="string">
            <text:p>needs translation</text:p>
          </table:table-cell>
          <table:table-cell table:number-columns-repeated="5" table:style-name="ce21"/>
        </table:table-row>
        <table:table-row table:style-name="ro2">
          <table:table-cell table:style-name="ce28" office:value-type="string">
            <text:p>contact.p.1</text:p>
          </table:table-cell>
          <table:table-cell table:style-name="ce28" office:value-type="string">
            <text:p>Deixe seu recado aqui ou envie um e-mail para contato@vivasemtabaco.com.br! Prometemos responder rápido.</text:p>
          </table:table-cell>
          <table:table-cell table:style-name="ce28" office:value-type="string">
            <text:p>Deixe seu recado aqui ou envie um e-mail para contato@vivasemtabaco.com.br! Prometemos responder rápido.</text:p>
          </table:table-cell>
          <table:table-cell table:style-name="ce30" office:value-type="string">
            <text:p>Leave your message here or send us an email contato@vivasemtabaco.com.br. We promess to answer you fast :)</text:p>
          </table:table-cell>
          <table:table-cell table:style-name="ce30" office:value-type="string">
            <text:p>Leave your message here or send us an email contato@vivasemtabaco.com.br. We promess to answer you fast :)</text:p>
          </table:table-cell>
          <table:table-cell table:style-name="ce30" office:value-type="string">
            <text:p>Leave your message here or send us an email contato@vivasemtabaco.com.br. We promess to answer you fast :)</text:p>
          </table:table-cell>
          <table:table-cell table:style-name="ce28" office:value-type="string">
            <text:p>needs translatoi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NEW ACCOUNT</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7" office:value-type="string">
            <text:p>Registrar nueva cuenta | Viva sin tabaco</text:p>
          </table:table-cell>
          <table:table-cell table:style-name="ce25" office:value-type="string">
            <text:p>Create a new account | Live without Tobacco</text:p>
          </table:table-cell>
          <table:table-cell table:style-name="ce28"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register</text:p>
          </table:table-cell>
          <table:table-cell table:style-name="ce25" office:value-type="string">
            <text:p>Cadastro</text:p>
          </table:table-cell>
          <table:table-cell table:style-name="ce27" office:value-type="string">
            <text:p>Registro</text:p>
          </table:table-cell>
          <table:table-cell table:style-name="ce21" office:value-type="string">
            <text:p>Sign up</text:p>
          </table:table-cell>
          <table:table-cell table:style-name="ce28" office:value-type="string">
            <text:p>Зарегистрироваться</text:p>
          </table:table-cell>
          <table:table-cell table:style-name="ce25" office:value-type="string">
            <text:p>Anmeldung</text:p>
          </table:table-cell>
          <table:table-cell table:style-name="ce28" office:value-type="string">
            <text:p>ok</text:p>
          </table:table-cell>
          <table:table-cell table:number-columns-repeated="5" table:style-name="ce21"/>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7" office:value-type="string">
            <text:p>Nombre</text:p>
          </table:table-cell>
          <table:table-cell table:style-name="ce21" office:value-type="string">
            <text:p>Name</text:p>
          </table:table-cell>
          <table:table-cell table:style-name="ce28" office:value-type="string">
            <text:p>Имя</text:p>
          </table:table-cell>
          <table:table-cell table:style-name="ce25" office:value-type="string">
            <text:p>Vorname</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fullname</text:p>
          </table:table-cell>
          <table:table-cell table:style-name="ce25" office:value-type="string">
            <text:p>Nome completo</text:p>
          </table:table-cell>
          <table:table-cell table:style-name="ce27" office:value-type="string">
            <text:p>Nombre completo</text:p>
          </table:table-cell>
          <table:table-cell table:style-name="ce21" office:value-type="string">
            <text:p>Full name</text:p>
          </table:table-cell>
          <table:table-cell table:style-name="ce28" office:value-type="string">
            <text:p>Полное имя</text:p>
          </table:table-cell>
          <table:table-cell table:style-name="ce25" office:value-type="string">
            <text:p>vollständiger Name</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7" office:value-type="string">
            <text:p>El correo electrónico no está correcto.</text:p>
          </table:table-cell>
          <table:table-cell table:style-name="ce21" office:value-type="string">
            <text:p>The email address is incorrect</text:p>
          </table:table-cell>
          <table:table-cell table:style-name="ce28" office:value-type="string">
            <text:p>Адрес электронной почты неверен</text:p>
          </table:table-cell>
          <table:table-cell table:style-name="ce25" office:value-type="string">
            <text:p>Die Email-Adresse ist falsch.</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rpt.psw</text:p>
          </table:table-cell>
          <table:table-cell table:style-name="ce25" office:value-type="string">
            <text:p>Repetir senha</text:p>
          </table:table-cell>
          <table:table-cell table:style-name="ce27" office:value-type="string">
            <text:p>Repetir contraseña</text:p>
          </table:table-cell>
          <table:table-cell table:style-name="ce21" office:value-type="string">
            <text:p>Repeat the password</text:p>
          </table:table-cell>
          <table:table-cell table:style-name="ce28" office:value-type="string">
            <text:p>Повторите пароль</text:p>
          </table:table-cell>
          <table:table-cell table:style-name="ce25" office:value-type="string">
            <text:p>Passwort wiederholen</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birthdate</text:p>
          </table:table-cell>
          <table:table-cell table:style-name="ce25" office:value-type="string">
            <text:p>Nascimento</text:p>
          </table:table-cell>
          <table:table-cell table:style-name="ce27" office:value-type="string">
            <text:p>Nacimiento</text:p>
          </table:table-cell>
          <table:table-cell table:style-name="ce21" office:value-type="string">
            <text:p>Birthday</text:p>
          </table:table-cell>
          <table:table-cell table:style-name="ce28" office:value-type="string">
            <text:p>Дата Рождения</text:p>
          </table:table-cell>
          <table:table-cell table:style-name="ce25" office:value-type="string">
            <text:p>Geburtsdatum</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day</text:p>
          </table:table-cell>
          <table:table-cell table:style-name="ce25" office:value-type="string">
            <text:p>Dia</text:p>
          </table:table-cell>
          <table:table-cell table:style-name="ce27" office:value-type="string">
            <text:p>Día</text:p>
          </table:table-cell>
          <table:table-cell table:style-name="ce21" office:value-type="string">
            <text:p>Day</text:p>
          </table:table-cell>
          <table:table-cell table:style-name="ce28" office:value-type="string">
            <text:p>День</text:p>
          </table:table-cell>
          <table:table-cell table:style-name="ce25" office:value-type="string">
            <text:p>Tag</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month</text:p>
          </table:table-cell>
          <table:table-cell table:style-name="ce25" office:value-type="string">
            <text:p>Mês</text:p>
          </table:table-cell>
          <table:table-cell table:style-name="ce27" office:value-type="string">
            <text:p>Mes</text:p>
          </table:table-cell>
          <table:table-cell table:style-name="ce21" office:value-type="string">
            <text:p>Month</text:p>
          </table:table-cell>
          <table:table-cell table:style-name="ce28" office:value-type="string">
            <text:p>Месяц</text:p>
          </table:table-cell>
          <table:table-cell table:style-name="ce25" office:value-type="string">
            <text:p>Monat</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year</text:p>
          </table:table-cell>
          <table:table-cell table:style-name="ce25" office:value-type="string">
            <text:p>Ano</text:p>
          </table:table-cell>
          <table:table-cell table:style-name="ce27" office:value-type="string">
            <text:p>Año</text:p>
          </table:table-cell>
          <table:table-cell table:style-name="ce21" office:value-type="string">
            <text:p>Year</text:p>
          </table:table-cell>
          <table:table-cell table:style-name="ce28" office:value-type="string">
            <text:p>Год</text:p>
          </table:table-cell>
          <table:table-cell table:style-name="ce25" office:value-type="string">
            <text:p>Jahr</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sex</text:p>
          </table:table-cell>
          <table:table-cell table:style-name="ce25" office:value-type="string">
            <text:p>Sexo</text:p>
          </table:table-cell>
          <table:table-cell table:style-name="ce27" office:value-type="string">
            <text:p>Sexo</text:p>
          </table:table-cell>
          <table:table-cell table:style-name="ce21" office:value-type="string">
            <text:p>Sex</text:p>
          </table:table-cell>
          <table:table-cell table:style-name="ce28" office:value-type="string">
            <text:p>Пол</text:p>
          </table:table-cell>
          <table:table-cell table:style-name="ce25" office:value-type="string">
            <text:p>Geschlecht</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female</text:p>
          </table:table-cell>
          <table:table-cell table:style-name="ce25" office:value-type="string">
            <text:p>Feminino</text:p>
          </table:table-cell>
          <table:table-cell table:style-name="ce27" office:value-type="string">
            <text:p>Femenino</text:p>
          </table:table-cell>
          <table:table-cell table:style-name="ce21" office:value-type="string">
            <text:p>Female</text:p>
          </table:table-cell>
          <table:table-cell table:style-name="ce28" office:value-type="string">
            <text:p>Женский</text:p>
          </table:table-cell>
          <table:table-cell table:style-name="ce25" office:value-type="string">
            <text:p>weiblich</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male</text:p>
          </table:table-cell>
          <table:table-cell table:style-name="ce25" office:value-type="string">
            <text:p>Masculino</text:p>
          </table:table-cell>
          <table:table-cell table:style-name="ce27" office:value-type="string">
            <text:p>Masculino</text:p>
          </table:table-cell>
          <table:table-cell table:style-name="ce21" office:value-type="string">
            <text:p>Male</text:p>
          </table:table-cell>
          <table:table-cell table:style-name="ce28" office:value-type="string">
            <text:p>Мужской</text:p>
          </table:table-cell>
          <table:table-cell table:style-name="ce25" office:value-type="string">
            <text:p>männlich</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7" office:value-type="string">
            <text:p>¿ya tiene un registro?</text:p>
          </table:table-cell>
          <table:table-cell table:style-name="ce21" office:value-type="string">
            <text:p>Are you already registered?</text:p>
          </table:table-cell>
          <table:table-cell table:style-name="ce28" office:value-type="string">
            <text:p>Уже зарегистрированы?</text:p>
          </table:table-cell>
          <table:table-cell table:style-name="ce25" office:value-type="string">
            <text:p>Sind Sie bereits angemeldet?</text:p>
          </table:table-cell>
          <table:table-cell table:style-name="ce28" office:value-type="string">
            <text:p>ok</text:p>
          </table:table-cell>
          <table:table-cell table:number-columns-repeated="5" table:style-name="ce21"/>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7"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8"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8" office:value-type="string">
            <text:p>ok</text:p>
          </table:table-cell>
          <table:table-cell table:number-columns-repeated="5" table:style-name="ce21"/>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7" office:value-type="string">
            <text:p>Terminos de uso</text:p>
          </table:table-cell>
          <table:table-cell table:style-name="ce21" office:value-type="string">
            <text:p>Terms of Use</text:p>
          </table:table-cell>
          <table:table-cell table:style-name="ce28" office:value-type="string">
            <text:p>Правила Пользования</text:p>
          </table:table-cell>
          <table:table-cell table:style-name="ce25" office:value-type="string">
            <text:p>Nutzungsbedingunge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TERMS OF US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7" office:value-type="string">
            <text:p>Terminos de uso  | Viva sin tabaco</text:p>
          </table:table-cell>
          <table:table-cell table:style-name="ce21" office:value-type="string">
            <text:p>Terms of use I Live without Tobacco</text:p>
          </table:table-cell>
          <table:table-cell table:style-name="ce28" office:value-type="string">
            <text:p>Правила Пользования | Живи без Табака</text:p>
          </table:table-cell>
          <table:table-cell table:style-name="ce25" office:value-type="string">
            <text:p>Nutzungsbedingungen</text:p>
          </table:table-cell>
          <table:table-cell table:style-name="ce28" office:value-type="string">
            <text:p>ok</text:p>
          </table:table-cell>
          <table:table-cell table:number-columns-repeated="5" table:style-name="ce21"/>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7"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8"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8" office:value-type="string">
            <text:p>ok</text:p>
          </table:table-cell>
          <table:table-cell table:number-columns-repeated="5" table:style-name="ce21"/>
        </table:table-row>
        <table:table-row table:style-name="ro2">
          <table:table-cell table:style-name="ce25" office:value-type="string">
            <text:p>terms.p.version</text:p>
          </table:table-cell>
          <table:table-cell table:style-name="ce25" office:value-type="string">
            <text:p>Versão: 1.0</text:p>
          </table:table-cell>
          <table:table-cell table:style-name="ce27" office:value-type="string">
            <text:p>Versión: 1.0</text:p>
          </table:table-cell>
          <table:table-cell table:style-name="ce21" office:value-type="string">
            <text:p>Version: 1.0</text:p>
          </table:table-cell>
          <table:table-cell table:style-name="ce28" office:value-type="string">
            <text:p>Версия: 1.0</text:p>
          </table:table-cell>
          <table:table-cell table:style-name="ce25" office:value-type="string">
            <text:p>Version: 1.0</text:p>
          </table:table-cell>
          <table:table-cell table:style-name="ce28" office:value-type="string">
            <text:p>ok</text:p>
          </table:table-cell>
          <table:table-cell table:number-columns-repeated="5" table:style-name="ce21"/>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7"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8"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8" office:value-type="string">
            <text:p>ok</text:p>
          </table:table-cell>
          <table:table-cell table:number-columns-repeated="5" table:style-name="ce21"/>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7"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8"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8" office:value-type="string">
            <text:p>ok</text:p>
          </table:table-cell>
          <table:table-cell table:number-columns-repeated="5" table:style-name="ce21"/>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7"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8"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8" office:value-type="string">
            <text:p>ok</text:p>
          </table:table-cell>
          <table:table-cell table:number-columns-repeated="5" table:style-name="ce21"/>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7"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8"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8" office:value-type="string">
            <text:p>ok</text:p>
          </table:table-cell>
          <table:table-cell table:number-columns-repeated="5" table:style-name="ce21"/>
        </table:table-row>
        <table:table-row table:style-name="ro2">
          <table:table-cell table:style-name="ce25" office:value-type="string">
            <text:p>terms.access.h3</text:p>
          </table:table-cell>
          <table:table-cell table:style-name="ce25" office:value-type="string">
            <text:p>Acesso ao site</text:p>
          </table:table-cell>
          <table:table-cell table:style-name="ce27" office:value-type="string">
            <text:p>Acceso al sitio web.</text:p>
          </table:table-cell>
          <table:table-cell table:style-name="ce21" office:value-type="string">
            <text:p>Access to the website</text:p>
          </table:table-cell>
          <table:table-cell table:style-name="ce28" office:value-type="string">
            <text:p>Доступ к веб-сайту</text:p>
          </table:table-cell>
          <table:table-cell table:style-name="ce25" office:value-type="string">
            <text:p>Zugang zur Website</text:p>
          </table:table-cell>
          <table:table-cell table:style-name="ce28" office:value-type="string">
            <text:p>ok</text:p>
          </table:table-cell>
          <table:table-cell table:number-columns-repeated="5" table:style-name="ce21"/>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7"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8"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8" office:value-type="string">
            <text:p>ok</text:p>
          </table:table-cell>
          <table:table-cell table:number-columns-repeated="5" table:style-name="ce21"/>
        </table:table-row>
        <table:table-row table:style-name="ro2">
          <table:table-cell table:style-name="ce25" office:value-type="string">
            <text:p>terms.restrains.h3</text:p>
          </table:table-cell>
          <table:table-cell table:style-name="ce25" office:value-type="string">
            <text:p>Proibições</text:p>
          </table:table-cell>
          <table:table-cell table:style-name="ce27" office:value-type="string">
            <text:p>Prohibiciones</text:p>
          </table:table-cell>
          <table:table-cell table:style-name="ce21" office:value-type="string">
            <text:p>Prohibitions</text:p>
          </table:table-cell>
          <table:table-cell table:style-name="ce28" office:value-type="string">
            <text:p>Запреты</text:p>
          </table:table-cell>
          <table:table-cell table:style-name="ce25" office:value-type="string">
            <text:p>Nicht erlaubt ist:</text:p>
          </table:table-cell>
          <table:table-cell table:style-name="ce28" office:value-type="string">
            <text:p>ok</text:p>
          </table:table-cell>
          <table:table-cell table:number-columns-repeated="5" table:style-name="ce21"/>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7"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8"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8" office:value-type="string">
            <text:p>ok</text:p>
          </table:table-cell>
          <table:table-cell table:number-columns-repeated="5" table:style-name="ce21"/>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7"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8"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8" office:value-type="string">
            <text:p>ok</text:p>
          </table:table-cell>
          <table:table-cell table:number-columns-repeated="5" table:style-name="ce21"/>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7"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8"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8" office:value-type="string">
            <text:p>ok</text:p>
          </table:table-cell>
          <table:table-cell table:number-columns-repeated="5" table:style-name="ce21"/>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7"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8"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8" office:value-type="string">
            <text:p>ok</text:p>
          </table:table-cell>
          <table:table-cell table:number-columns-repeated="5" table:style-name="ce21"/>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7"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8"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8" office:value-type="string">
            <text:p>ok</text:p>
          </table:table-cell>
          <table:table-cell table:number-columns-repeated="5" table:style-name="ce21"/>
        </table:table-row>
        <table:table-row table:style-name="ro2">
          <table:table-cell table:style-name="ce25" office:value-type="string">
            <text:p>terms.garanties.h3</text:p>
          </table:table-cell>
          <table:table-cell table:style-name="ce25" office:value-type="string">
            <text:p>Garantias</text:p>
          </table:table-cell>
          <table:table-cell table:style-name="ce27" office:value-type="string">
            <text:p>Garantías</text:p>
          </table:table-cell>
          <table:table-cell table:style-name="ce21" office:value-type="string">
            <text:p>Guarantees</text:p>
          </table:table-cell>
          <table:table-cell table:style-name="ce28" office:value-type="string">
            <text:p>Гарантии</text:p>
          </table:table-cell>
          <table:table-cell table:style-name="ce25" office:value-type="string">
            <text:p>Gewährleistung</text:p>
          </table:table-cell>
          <table:table-cell table:style-name="ce28" office:value-type="string">
            <text:p>ok</text:p>
          </table:table-cell>
          <table:table-cell table:number-columns-repeated="5" table:style-name="ce21"/>
        </table:table-row>
        <table:table-row table:style-name="ro11">
          <table:table-cell table:style-name="ce25" office:value-type="string">
            <text:p>terms.garanties.p1</text:p>
          </table:table-cell>
          <table:table-cell table:style-name="ce28" office:value-type="string">
            <text:p>Todos os esforços foram realizados para garantir que as informações e materiais contidos neste site sejam completamente verdadeiros e não danosos. Os materiais e informações disponibilizadas foram avaliados por especialistas na área de tratamento do tabagismo e por ex-fumantes.</text:p>
          </table:table-cell>
          <table:table-cell table:style-name="ce27"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8"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8" office:value-type="string">
            <text:p>ok</text:p>
          </table:table-cell>
          <table:table-cell table:number-columns-repeated="5" table:style-name="ce21"/>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7"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8"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8" office:value-type="string">
            <text:p>ok</text:p>
          </table:table-cell>
          <table:table-cell table:number-columns-repeated="5" table:style-name="ce21"/>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7"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8"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8" office:value-type="string">
            <text:p>ok</text:p>
          </table:table-cell>
          <table:table-cell table:number-columns-repeated="5" table:style-name="ce21"/>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7" office:value-type="string">
            <text:p>Servicios y Materiales de Terceros</text:p>
          </table:table-cell>
          <table:table-cell table:style-name="ce25" office:value-type="string">
            <text:p>Services and Materials from a Third Party</text:p>
          </table:table-cell>
          <table:table-cell table:style-name="ce28" office:value-type="string">
            <text:p>Услуги и Материалы от Третьих Лиц</text:p>
          </table:table-cell>
          <table:table-cell table:style-name="ce25" office:value-type="string">
            <text:p>Dienste und Materialien Dritter</text:p>
          </table:table-cell>
          <table:table-cell table:style-name="ce28" office:value-type="string">
            <text:p>ok</text:p>
          </table:table-cell>
          <table:table-cell table:number-columns-repeated="5" table:style-name="ce21"/>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7"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8"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8" office:value-type="string">
            <text:p>ok</text:p>
          </table:table-cell>
          <table:table-cell table:number-columns-repeated="5" table:style-name="ce21"/>
        </table:table-row>
        <table:table-row table:style-name="ro2">
          <table:table-cell table:style-name="ce25" office:value-type="string">
            <text:p>terms.links.h3</text:p>
          </table:table-cell>
          <table:table-cell table:style-name="ce25" office:value-type="string">
            <text:p>Links</text:p>
          </table:table-cell>
          <table:table-cell table:style-name="ce42" office:value-type="string">
            <text:p>Links</text:p>
          </table:table-cell>
          <table:table-cell table:style-name="ce21" office:value-type="string">
            <text:p>Links</text:p>
          </table:table-cell>
          <table:table-cell table:style-name="ce28" office:value-type="string">
            <text:p>Ссылки</text:p>
          </table:table-cell>
          <table:table-cell table:style-name="ce25" office:value-type="string">
            <text:p>Links</text:p>
          </table:table-cell>
          <table:table-cell table:style-name="ce28" office:value-type="string">
            <text:p>ok</text:p>
          </table:table-cell>
          <table:table-cell table:number-columns-repeated="5" table:style-name="ce21"/>
        </table:table-row>
        <table:table-row table:style-name="ro12">
          <table:table-cell table:style-name="ce25" office:value-type="string">
            <text:p>terms.links.p</text:p>
          </table:table-cell>
          <table:table-cell table:style-name="ce28" office:value-type="string">
            <text:p>Este site contém links para outros sites que não se encontram sob o controle ou são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3"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8"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8" office:value-type="string">
            <text:p>ok</text:p>
          </table:table-cell>
          <table:table-cell table:number-columns-repeated="5" table:style-name="ce21"/>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7" office:value-type="string">
            <text:p>Cambios de Informaciones, Productos y Servicios</text:p>
          </table:table-cell>
          <table:table-cell table:style-name="ce25" office:value-type="string">
            <text:p>Information, Products and Services Changes</text:p>
          </table:table-cell>
          <table:table-cell table:style-name="ce28"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8" office:value-type="string">
            <text:p>ok</text:p>
          </table:table-cell>
          <table:table-cell table:number-columns-repeated="5" table:style-name="ce21"/>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7"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8"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8" office:value-type="string">
            <text:p>ok</text:p>
          </table:table-cell>
          <table:table-cell table:number-columns-repeated="5" table:style-name="ce21"/>
        </table:table-row>
        <table:table-row table:style-name="ro2">
          <table:table-cell table:style-name="ce25" office:value-type="string">
            <text:p>terms.info.h3</text:p>
          </table:table-cell>
          <table:table-cell table:style-name="ce28" office:value-type="string">
            <text:p>Informação disponível no site</text:p>
          </table:table-cell>
          <table:table-cell table:style-name="ce27" office:value-type="string">
            <text:p>Información disponible por el sitio web. Información proporcionada por el sitio web</text:p>
          </table:table-cell>
          <table:table-cell table:style-name="ce21" office:value-type="string">
            <text:p>Information available in the website</text:p>
          </table:table-cell>
          <table:table-cell table:style-name="ce28" office:value-type="string">
            <text:p>Информация, доступная на этом веб-сайте.</text:p>
          </table:table-cell>
          <table:table-cell table:style-name="ce25" office:value-type="string">
            <text:p>Informationen dieser Website</text:p>
          </table:table-cell>
          <table:table-cell table:style-name="ce28" office:value-type="string">
            <text:p>ok</text:p>
          </table:table-cell>
          <table:table-cell table:number-columns-repeated="5" table:style-name="ce21"/>
        </table:table-row>
        <table:table-row table:style-name="ro13">
          <table:table-cell table:style-name="ce25" office:value-type="string">
            <text:p>terms.info.p</text:p>
          </table:table-cell>
          <table:table-cell table:style-name="ce28" office:value-type="string">
            <text:p>Pessoas inscritas no programa Viv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7"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8"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8" office:value-type="string">
            <text:p>ok</text:p>
          </table:table-cell>
          <table:table-cell table:number-columns-repeated="5" table:style-name="ce21"/>
        </table:table-row>
        <table:table-row table:style-name="ro2">
          <table:table-cell table:style-name="ce25" office:value-type="string">
            <text:p>terms.license.h3</text:p>
          </table:table-cell>
          <table:table-cell table:style-name="ce25" office:value-type="string">
            <text:p>Licença</text:p>
          </table:table-cell>
          <table:table-cell table:style-name="ce27" office:value-type="string">
            <text:p>Licencia</text:p>
          </table:table-cell>
          <table:table-cell table:style-name="ce21" office:value-type="string">
            <text:p>Licence</text:p>
          </table:table-cell>
          <table:table-cell table:style-name="ce28" office:value-type="string">
            <text:p>Лицензия</text:p>
          </table:table-cell>
          <table:table-cell table:style-name="ce25" office:value-type="string">
            <text:p>Lizenz</text:p>
          </table:table-cell>
          <table:table-cell table:style-name="ce28" office:value-type="string">
            <text:p>ok</text:p>
          </table:table-cell>
          <table:table-cell table:number-columns-repeated="5" table:style-name="ce21"/>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7"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8"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8" office:value-type="string">
            <text:p>ok</text:p>
          </table:table-cell>
          <table:table-cell table:number-columns-repeated="5" table:style-name="ce21"/>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7" office:value-type="string">
            <text:p>Ver la licencia GNU GPL completa.</text:p>
          </table:table-cell>
          <table:table-cell table:style-name="ce21" office:value-type="string">
            <text:p>See the complete GPL GNU license.</text:p>
          </table:table-cell>
          <table:table-cell table:style-name="ce28" office:value-type="string">
            <text:p>Посмотреть полную GPL FNU лицензию.</text:p>
          </table:table-cell>
          <table:table-cell table:style-name="ce25" office:value-type="string">
            <text:p>Die gesamte GNU anschauen</text:p>
          </table:table-cell>
          <table:table-cell table:style-name="ce28" office:value-type="string">
            <text:p>ok</text:p>
          </table:table-cell>
          <table:table-cell table:number-columns-repeated="5" table:style-name="ce21"/>
        </table:table-row>
        <table:table-row table:style-name="ro2">
          <table:table-cell table:style-name="ce25" office:value-type="string">
            <text:p>terms.trademark.h3</text:p>
          </table:table-cell>
          <table:table-cell table:style-name="ce25" office:value-type="string">
            <text:p>Marcas Registradas</text:p>
          </table:table-cell>
          <table:table-cell table:style-name="ce27" office:value-type="string">
            <text:p>Marcas Registradas</text:p>
          </table:table-cell>
          <table:table-cell table:style-name="ce21" office:value-type="string">
            <text:p>Trademarks</text:p>
          </table:table-cell>
          <table:table-cell table:style-name="ce28" office:value-type="string">
            <text:p>Торговые марки</text:p>
          </table:table-cell>
          <table:table-cell table:style-name="ce25" office:value-type="string">
            <text:p>Rechtlich geschützte Marken</text:p>
          </table:table-cell>
          <table:table-cell table:style-name="ce28" office:value-type="string">
            <text:p>ok</text:p>
          </table:table-cell>
          <table:table-cell table:number-columns-repeated="5" table:style-name="ce21"/>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7"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8"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8" office:value-type="string">
            <text:p>ok</text:p>
          </table:table-cell>
          <table:table-cell table:number-columns-repeated="5" table:style-name="ce21"/>
        </table:table-row>
        <table:table-row table:style-name="ro2">
          <table:table-cell table:style-name="ce25" office:value-type="string">
            <text:p>terms.end.h3</text:p>
          </table:table-cell>
          <table:table-cell table:style-name="ce25" office:value-type="string">
            <text:p>Término</text:p>
          </table:table-cell>
          <table:table-cell table:style-name="ce32" office:value-type="string">
            <text:p>Termino Cancelación</text:p>
          </table:table-cell>
          <table:table-cell table:style-name="ce21" office:value-type="string">
            <text:p>End of use</text:p>
          </table:table-cell>
          <table:table-cell table:style-name="ce28" office:value-type="string">
            <text:p>Аннулирование</text:p>
          </table:table-cell>
          <table:table-cell table:style-name="ce25" office:value-type="string">
            <text:p>Schlussfolgerung</text:p>
          </table:table-cell>
          <table:table-cell table:style-name="ce28" office:value-type="string">
            <text:p>ok</text:p>
          </table:table-cell>
          <table:table-cell table:number-columns-repeated="5" table:style-name="ce21"/>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7"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8"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SITE POLICY</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7" office:value-type="string">
            <text:p>Políticas del Sitio web | Viva sin tabaco</text:p>
          </table:table-cell>
          <table:table-cell table:style-name="ce21" office:value-type="string">
            <text:p>Policy I Live without Tobacco</text:p>
          </table:table-cell>
          <table:table-cell table:style-name="ce28" office:value-type="string">
            <text:p>Принципы и Нормы | Живи без Табака</text:p>
          </table:table-cell>
          <table:table-cell table:style-name="ce25" office:value-type="string">
            <text:p>Allgemeine Geschäftsbedingungen |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pol.version</text:p>
          </table:table-cell>
          <table:table-cell table:style-name="ce28" office:value-type="string">
            <text:p>Versão: 1.2</text:p>
          </table:table-cell>
          <table:table-cell table:style-name="ce31" office:value-type="string">
            <text:p>Versión: 1.2</text:p>
          </table:table-cell>
          <table:table-cell table:style-name="ce30" office:value-type="string">
            <text:p>Version: 1.2</text:p>
          </table:table-cell>
          <table:table-cell table:style-name="ce28" office:value-type="string">
            <text:p>Версия: 1.2</text:p>
          </table:table-cell>
          <table:table-cell table:style-name="ce28" office:value-type="string">
            <text:p>Version: 1.2</text:p>
          </table:table-cell>
          <table:table-cell table:style-name="ce28" office:value-type="string">
            <text:p>ok</text:p>
          </table:table-cell>
          <table:table-cell table:number-columns-repeated="5" table:style-name="ce21"/>
        </table:table-row>
        <table:table-row table:style-name="ro2">
          <table:table-cell table:style-name="ce25" office:value-type="string">
            <text:p>pol.privacy.h1</text:p>
          </table:table-cell>
          <table:table-cell table:style-name="ce25" office:value-type="string">
            <text:p>Política de Privacidade</text:p>
          </table:table-cell>
          <table:table-cell table:style-name="ce27" office:value-type="string">
            <text:p>Política de privacidad</text:p>
          </table:table-cell>
          <table:table-cell table:style-name="ce21" office:value-type="string">
            <text:p>Privacy Policy</text:p>
          </table:table-cell>
          <table:table-cell table:style-name="ce28" office:value-type="string">
            <text:p>Принципы Приватности</text:p>
          </table:table-cell>
          <table:table-cell table:style-name="ce25" office:value-type="string">
            <text:p>Datenschutz</text:p>
          </table:table-cell>
          <table:table-cell table:style-name="ce28" office:value-type="string">
            <text:p>ok</text:p>
          </table:table-cell>
          <table:table-cell table:number-columns-repeated="5" table:style-name="ce21"/>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7"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8"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8" office:value-type="string">
            <text:p>ok</text:p>
          </table:table-cell>
          <table:table-cell table:number-columns-repeated="5" table:style-name="ce21"/>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7" office:value-type="string">
            <text:p>1. Recolección Recopilación de Informaciónes Personales</text:p>
          </table:table-cell>
          <table:table-cell table:style-name="ce21" office:value-type="string">
            <text:p>1. Collecting personal information</text:p>
          </table:table-cell>
          <table:table-cell table:style-name="ce28" office:value-type="string">
            <text:p>1. Сбор личной информации</text:p>
          </table:table-cell>
          <table:table-cell table:style-name="ce25" office:value-type="string">
            <text:p>1. Archivierung der persönlichen Informationen</text:p>
          </table:table-cell>
          <table:table-cell table:style-name="ce28" office:value-type="string">
            <text:p>ok</text:p>
          </table:table-cell>
          <table:table-cell table:number-columns-repeated="5" table:style-name="ce21"/>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7"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8"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8" office:value-type="string">
            <text:p>ok</text:p>
          </table:table-cell>
          <table:table-cell table:number-columns-repeated="5" table:style-name="ce21"/>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7"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8"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8" office:value-type="string">
            <text:p>ok</text:p>
          </table:table-cell>
          <table:table-cell table:number-columns-repeated="5" table:style-name="ce21"/>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7"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8"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8" office:value-type="string">
            <text:p>ok</text:p>
          </table:table-cell>
          <table:table-cell table:number-columns-repeated="5" table:style-name="ce21"/>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7" office:value-type="string">
            <text:p>Nombre y lugar desde donde usted accede a internet.</text:p>
          </table:table-cell>
          <table:table-cell table:style-name="ce25" office:value-type="string">
            <text:p>Name and location where you access the internet from;</text:p>
          </table:table-cell>
          <table:table-cell table:style-name="ce28"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8" office:value-type="string">
            <text:p>ok</text:p>
          </table:table-cell>
          <table:table-cell table:number-columns-repeated="5" table:style-name="ce21"/>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7" office:value-type="string">
            <text:p>Fecha y hora de acceso</text:p>
          </table:table-cell>
          <table:table-cell table:style-name="ce25" office:value-type="string">
            <text:p>Date and time the access was done at;</text:p>
          </table:table-cell>
          <table:table-cell table:style-name="ce28" office:value-type="string">
            <text:p>Дата и время, когда доступ был получен;</text:p>
          </table:table-cell>
          <table:table-cell table:style-name="ce25" office:value-type="string">
            <text:p>Datum und Uhrzeit des Zugriffs;</text:p>
          </table:table-cell>
          <table:table-cell table:style-name="ce28" office:value-type="string">
            <text:p>ok</text:p>
          </table:table-cell>
          <table:table-cell table:number-columns-repeated="5" table:style-name="ce21"/>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7"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8"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8" office:value-type="string">
            <text:p>ok</text:p>
          </table:table-cell>
          <table:table-cell table:number-columns-repeated="5" table:style-name="ce21"/>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7"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8"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8" office:value-type="string">
            <text:p>ok</text:p>
          </table:table-cell>
          <table:table-cell table:number-columns-repeated="5" table:style-name="ce21"/>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7"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8"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8" office:value-type="string">
            <text:p>ok</text:p>
          </table:table-cell>
          <table:table-cell table:number-columns-repeated="5" table:style-name="ce21"/>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7"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8"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8" office:value-type="string">
            <text:p>ok</text:p>
          </table:table-cell>
          <table:table-cell table:number-columns-repeated="5" table:style-name="ce21"/>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7"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8"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8" office:value-type="string">
            <text:p>ok</text:p>
          </table:table-cell>
          <table:table-cell table:number-columns-repeated="5" table:style-name="ce21"/>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7"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8"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8" office:value-type="string">
            <text:p>ok</text:p>
          </table:table-cell>
          <table:table-cell table:number-columns-repeated="5" table:style-name="ce21"/>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7" office:value-type="string">
            <text:p>Proporcionar servicios para usted;</text:p>
          </table:table-cell>
          <table:table-cell table:style-name="ce21" office:value-type="string">
            <text:p>Providing services to you;</text:p>
          </table:table-cell>
          <table:table-cell table:style-name="ce28" office:value-type="string">
            <text:p>Предоставления Вам услуг;</text:p>
          </table:table-cell>
          <table:table-cell table:style-name="ce25" office:value-type="string">
            <text:p>Ihnen bessere Dienste bereitzustellen;</text:p>
          </table:table-cell>
          <table:table-cell table:style-name="ce28" office:value-type="string">
            <text:p>ok</text:p>
          </table:table-cell>
          <table:table-cell table:number-columns-repeated="5" table:style-name="ce21"/>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7" office:value-type="string">
            <text:p>Proporcionar informaciónes y otros tipos de comunicados;</text:p>
          </table:table-cell>
          <table:table-cell table:style-name="ce25" office:value-type="string">
            <text:p>Supplying information and other sorts of reports;</text:p>
          </table:table-cell>
          <table:table-cell table:style-name="ce28" office:value-type="string">
            <text:p>Генерирования развных отчетов;</text:p>
          </table:table-cell>
          <table:table-cell table:style-name="ce25" office:value-type="string">
            <text:p>Sie mit Informationen und anderen Nachrichten zu versorgen;</text:p>
          </table:table-cell>
          <table:table-cell table:style-name="ce28" office:value-type="string">
            <text:p>ok</text:p>
          </table:table-cell>
          <table:table-cell table:number-columns-repeated="5" table:style-name="ce21"/>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7"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8" office:value-type="string">
            <text:p>Вовлечения Вас в инициативы сайта;</text:p>
          </table:table-cell>
          <table:table-cell table:style-name="ce25" office:value-type="string">
            <text:p>Sie in Innitiativen der Website einzubinden;</text:p>
          </table:table-cell>
          <table:table-cell table:style-name="ce28" office:value-type="string">
            <text:p>ok</text:p>
          </table:table-cell>
          <table:table-cell table:number-columns-repeated="5" table:style-name="ce21"/>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7"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8"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8" office:value-type="string">
            <text:p>ok</text:p>
          </table:table-cell>
          <table:table-cell table:number-columns-repeated="5" table:style-name="ce21"/>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7"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8"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8" office:value-type="string">
            <text:p>ok</text:p>
          </table:table-cell>
          <table:table-cell table:number-columns-repeated="5" table:style-name="ce21"/>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7"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8"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8" office:value-type="string">
            <text:p>ok</text:p>
          </table:table-cell>
          <table:table-cell table:number-columns-repeated="5" table:style-name="ce21"/>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7"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8"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8" office:value-type="string">
            <text:p>ok</text:p>
          </table:table-cell>
          <table:table-cell table:number-columns-repeated="5" table:style-name="ce21"/>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7" office:value-type="string">
            <text:p>3. Seguridad de sus datos</text:p>
          </table:table-cell>
          <table:table-cell table:style-name="ce21" office:value-type="string">
            <text:p>3. Safety to your data</text:p>
          </table:table-cell>
          <table:table-cell table:style-name="ce28" office:value-type="string">
            <text:p>3. Безопасность Ваших данных</text:p>
          </table:table-cell>
          <table:table-cell table:style-name="ce25" office:value-type="string">
            <text:p>3. Sicherheit Ihrer Daten</text:p>
          </table:table-cell>
          <table:table-cell table:style-name="ce28" office:value-type="string">
            <text:p>ok</text:p>
          </table:table-cell>
          <table:table-cell table:number-columns-repeated="5" table:style-name="ce21"/>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7"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8"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8" office:value-type="string">
            <text:p>ok</text:p>
          </table:table-cell>
          <table:table-cell table:number-columns-repeated="5" table:style-name="ce21"/>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7"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8"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8" office:value-type="string">
            <text:p>ok</text:p>
          </table:table-cell>
          <table:table-cell table:number-columns-repeated="5" table:style-name="ce21"/>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7" office:value-type="string">
            <text:p>4. Violación de la confidencialidad de las informaciónes</text:p>
          </table:table-cell>
          <table:table-cell table:style-name="ce25" office:value-type="string">
            <text:p>4. Breach of confidentiality regarding information</text:p>
          </table:table-cell>
          <table:table-cell table:style-name="ce28"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8" office:value-type="string">
            <text:p>ok</text:p>
          </table:table-cell>
          <table:table-cell table:number-columns-repeated="5" table:style-name="ce21"/>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7"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8"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8" office:value-type="string">
            <text:p>ok</text:p>
          </table:table-cell>
          <table:table-cell table:number-columns-repeated="5" table:style-name="ce21"/>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7" office:value-type="string">
            <text:p>5. Links a sitios web de terceros</text:p>
          </table:table-cell>
          <table:table-cell table:style-name="ce21" office:value-type="string">
            <text:p>5. Links to third parties' websites.</text:p>
          </table:table-cell>
          <table:table-cell table:style-name="ce28" office:value-type="string">
            <text:p>5. Ссылки на веб-сайты третьих лиц</text:p>
          </table:table-cell>
          <table:table-cell table:style-name="ce25" office:value-type="string">
            <text:p>5. Links zu Websites Dritter</text:p>
          </table:table-cell>
          <table:table-cell table:style-name="ce28" office:value-type="string">
            <text:p>ok</text:p>
          </table:table-cell>
          <table:table-cell table:number-columns-repeated="5" table:style-name="ce21"/>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7"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8"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8" office:value-type="string">
            <text:p>ok</text:p>
          </table:table-cell>
          <table:table-cell table:number-columns-repeated="5" table:style-name="ce21"/>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7" office:value-type="string">
            <text:p>6. Cambios en el término de privacidad. Cambios en la Política de Privacidad</text:p>
          </table:table-cell>
          <table:table-cell table:style-name="ce21" office:value-type="string">
            <text:p>6. Changes on the Privacy Term</text:p>
          </table:table-cell>
          <table:table-cell table:style-name="ce28" office:value-type="string">
            <text:p>6. Изменения в Правилах Приватности</text:p>
          </table:table-cell>
          <table:table-cell table:style-name="ce25" office:value-type="string">
            <text:p>6. Änderungen im Bereich Datenschutz</text:p>
          </table:table-cell>
          <table:table-cell table:style-name="ce28" office:value-type="string">
            <text:p>ok</text:p>
          </table:table-cell>
          <table:table-cell table:number-columns-repeated="5" table:style-name="ce21"/>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7"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8"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8" office:value-type="string">
            <text:p>ok</text:p>
          </table:table-cell>
          <table:table-cell table:number-columns-repeated="5" table:style-name="ce21"/>
        </table:table-row>
        <table:table-row table:style-name="ro2">
          <table:table-cell table:style-name="ce28" office:value-type="string">
            <text:p>pol.h3.sponsors</text:p>
          </table:table-cell>
          <table:table-cell table:style-name="ce28"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8" office:value-type="string">
            <text:p>7.  Veröffentlichungspolitik</text:p>
          </table:table-cell>
          <table:table-cell table:style-name="ce28" office:value-type="string">
            <text:p>needs translation</text:p>
          </table:table-cell>
          <table:table-cell table:number-columns-repeated="5" table:style-name="ce21"/>
        </table:table-row>
        <table:table-row table:style-name="ro2">
          <table:table-cell table:style-name="ce33" office:value-type="string">
            <text:p>pol.p.sponsors</text:p>
          </table:table-cell>
          <table:table-cell table:style-name="ce28"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8" office:value-type="string">
            <text:p>Наш сайт не содержит никакой рекламы, как баннеры или ссылки.</text:p>
          </table:table-cell>
          <table:table-cell table:style-name="ce28" office:value-type="string">
            <text:p>Unsere Website wird keine Werbung wie Banner oder Links enthalten.</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pol.contact.h3</text:p>
          </table:table-cell>
          <table:table-cell table:style-name="ce28" office:value-type="string">
            <text:p>8. Contato</text:p>
          </table:table-cell>
          <table:table-cell table:style-name="ce31" office:value-type="string">
            <text:p>8. Contacto</text:p>
          </table:table-cell>
          <table:table-cell table:style-name="ce30" office:value-type="string">
            <text:p>8. Contact</text:p>
          </table:table-cell>
          <table:table-cell table:style-name="ce28" office:value-type="string">
            <text:p>8. Контакт</text:p>
          </table:table-cell>
          <table:table-cell table:style-name="ce28" office:value-type="string">
            <text:p>8. Kontakt</text:p>
          </table:table-cell>
          <table:table-cell table:style-name="ce28" office:value-type="string">
            <text:p>ok</text:p>
          </table:table-cell>
          <table:table-cell table:number-columns-repeated="5" table:style-name="ce21"/>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7"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8"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LOGIN.XHTML</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table-cell table:style-name="ce25"/>
          <table:table-cell table:style-name="ce28" office:value-type="string">
            <text:p>ok</text:p>
          </table:table-cell>
          <table:table-cell table:number-columns-repeated="5" table:style-name="ce21"/>
        </table:table-row>
        <table:table-row table:style-name="ro2">
          <table:table-cell table:style-name="ce25" office:value-type="string">
            <text:p>login.pagetitle</text:p>
          </table:table-cell>
          <table:table-cell table:style-name="ce25" office:value-type="string">
            <text:p>Login | Viva sem tabaco</text:p>
          </table:table-cell>
          <table:table-cell table:style-name="ce27" office:value-type="string">
            <text:p>Login | Viva sin tabaco</text:p>
          </table:table-cell>
          <table:table-cell table:style-name="ce21" office:value-type="string">
            <text:p>Login I Live without Tobacco</text:p>
          </table:table-cell>
          <table:table-cell table:style-name="ce28" office:value-type="string">
            <text:p>Вход | Живи без Табака</text:p>
          </table:table-cell>
          <table:table-cell table:style-name="ce25" office:value-type="string">
            <text:p>Login |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7" office:value-type="string">
            <text:p>Continuar conectado.</text:p>
          </table:table-cell>
          <table:table-cell table:style-name="ce21" office:value-type="string">
            <text:p>Keep me connected</text:p>
          </table:table-cell>
          <table:table-cell table:style-name="ce28" office:value-type="string">
            <text:p>Звпомнить</text:p>
          </table:table-cell>
          <table:table-cell table:style-name="ce25" office:value-type="string">
            <text:p>Angemeldet bleiben</text:p>
          </table:table-cell>
          <table:table-cell table:style-name="ce28" office:value-type="string">
            <text:p>ok</text:p>
          </table:table-cell>
          <table:table-cell table:number-columns-repeated="5" table:style-name="ce21"/>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7" office:value-type="string">
            <text:p>¿No consigue acceder a su cuenta?</text:p>
          </table:table-cell>
          <table:table-cell table:style-name="ce21" office:value-type="string">
            <text:p>Can't access your account?</text:p>
          </table:table-cell>
          <table:table-cell table:style-name="ce28" office:value-type="string">
            <text:p>Не можете получить доступ к профайлу?</text:p>
          </table:table-cell>
          <table:table-cell table:style-name="ce25" office:value-type="string">
            <text:p>Sie können sich nicht anmeld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intro.titlepage</text:p>
          </table:table-cell>
          <table:table-cell table:style-name="ce25" office:value-type="string">
            <text:p>Início</text:p>
          </table:table-cell>
          <table:table-cell table:style-name="ce27" office:value-type="string">
            <text:p>Inicio</text:p>
          </table:table-cell>
          <table:table-cell table:style-name="ce21" office:value-type="string">
            <text:p>Start</text:p>
          </table:table-cell>
          <table:table-cell table:style-name="ce28" office:value-type="string">
            <text:p>Начать</text:p>
          </table:table-cell>
          <table:table-cell table:style-name="ce25" office:value-type="string">
            <text:p>Start</text:p>
          </table:table-cell>
          <table:table-cell table:style-name="ce28" office:value-type="string">
            <text:p>ok</text:p>
          </table:table-cell>
          <table:table-cell table:number-columns-repeated="5" table:style-name="ce21"/>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7"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8"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8" office:value-type="string">
            <text:p>ok</text:p>
          </table:table-cell>
          <table:table-cell table:number-columns-repeated="5" table:style-name="ce21"/>
        </table:table-row>
        <table:table-row table:style-name="ro3">
          <table:table-cell table:style-name="ce28" office:value-type="string">
            <text:p>login.cadastro.h1</text:p>
          </table:table-cell>
          <table:table-cell table:style-name="ce25" office:value-type="string">
            <text:p>Cadastro</text:p>
          </table:table-cell>
          <table:table-cell table:style-name="ce27" office:value-type="string">
            <text:p>Registro</text:p>
          </table:table-cell>
          <table:table-cell table:style-name="ce21" office:value-type="string">
            <text:p>Sign up</text:p>
          </table:table-cell>
          <table:table-cell table:style-name="ce28" office:value-type="string">
            <text:p>Зарегистрироваться</text:p>
          </table:table-cell>
          <table:table-cell table:style-name="ce25" office:value-type="string">
            <text:p>Anmeldung</text:p>
          </table:table-cell>
          <table:table-cell table:style-name="ce28" office:value-type="string">
            <text:p>ok</text:p>
          </table:table-cell>
          <table:table-cell table:number-columns-repeated="5" table:style-name="ce21"/>
        </table:table-row>
        <table:table-row table:style-name="ro3">
          <table:table-cell table:style-name="ce28" office:value-type="string">
            <text:p>login.cadastro.p.1</text:p>
          </table:table-cell>
          <table:table-cell table:style-name="ce28"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8"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8" office:value-type="string">
            <text:p>You need to create an account to use the program. We collect your data in order to evaluate and keep improving Live without Tobacco. So, when you use it, you are helping other smokers quitting.</text:p>
          </table:table-cell>
          <table:table-cell table:style-name="ce28"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8" office:value-type="string">
            <text:p>You need to create an account to use the program. We collect your data in order to evaluate and keep improving Live without Tobacco. So, when you use it, you are helping other smokers quitting.</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login.cadastro.p.2</text:p>
          </table:table-cell>
          <table:table-cell table:style-name="ce28" office:value-type="string">
            <text:p>Nós garantimos que:</text:p>
          </table:table-cell>
          <table:table-cell table:style-name="ce28" office:value-type="string">
            <text:p>Nós garantimos que:</text:p>
          </table:table-cell>
          <table:table-cell table:style-name="ce28" office:value-type="string">
            <text:p>We promise that:</text:p>
          </table:table-cell>
          <table:table-cell table:style-name="ce28" office:value-type="string">
            <text:p>Мы гарантируем, что:</text:p>
          </table:table-cell>
          <table:table-cell table:style-name="ce28" office:value-type="string">
            <text:p>We promise that:</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login.cadastro.li.1</text:p>
          </table:table-cell>
          <table:table-cell table:style-name="ce28" office:value-type="string">
            <text:p>Seus dados são analisados de forma anônima.</text:p>
          </table:table-cell>
          <table:table-cell table:style-name="ce28" office:value-type="string">
            <text:p>Seus dados são analisados de forma anônima.</text:p>
          </table:table-cell>
          <table:table-cell table:style-name="ce28" office:value-type="string">
            <text:p>Your data is analysed anonymously.</text:p>
          </table:table-cell>
          <table:table-cell table:style-name="ce28" office:value-type="string">
            <text:p>Ваши данные анализируются анонимно.</text:p>
          </table:table-cell>
          <table:table-cell table:style-name="ce28" office:value-type="string">
            <text:p>Your data is analysed anonymously.</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login.cadastro.li.2</text:p>
          </table:table-cell>
          <table:table-cell table:style-name="ce28" office:value-type="string">
            <text:p>Não enviaremos mensagens de e-mail com conteúdo de propaganda.</text:p>
          </table:table-cell>
          <table:table-cell table:style-name="ce28" office:value-type="string">
            <text:p>Não enviaremos mensagens de e-mail com conteúdo de propaganda.</text:p>
          </table:table-cell>
          <table:table-cell table:style-name="ce28" office:value-type="string">
            <text:p>We will not send any kind of spam.</text:p>
          </table:table-cell>
          <table:table-cell table:style-name="ce28" office:value-type="string">
            <text:p>Мы не будем рассылать никакой спам.</text:p>
          </table:table-cell>
          <table:table-cell table:style-name="ce28" office:value-type="string">
            <text:p>We will not send any kind of spam.</text:p>
          </table:table-cell>
          <table:table-cell table:style-name="ce28" office:value-type="string">
            <text:p>needs translation</text:p>
          </table:table-cell>
          <table:table-cell table:number-columns-repeated="5" table:style-name="ce21"/>
        </table:table-row>
        <table:table-row table:style-name="ro3">
          <table:table-cell table:style-name="ce28"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8" office:value-type="string">
            <text:p>Informed consent term</text:p>
          </table:table-cell>
          <table:table-cell table:style-name="ce28" office:value-type="string">
            <text:p>Informed consent term</text:p>
          </table:table-cell>
          <table:table-cell table:style-name="ce28" office:value-type="string">
            <text:p>Informed consent term</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FOR RESEARCHER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7" office:value-type="string">
            <text:p>Para investigadores</text:p>
          </table:table-cell>
          <table:table-cell table:style-name="ce21" office:value-type="string">
            <text:p>For researchers</text:p>
          </table:table-cell>
          <table:table-cell table:style-name="ce28" office:value-type="string">
            <text:p>Для исследователей</text:p>
          </table:table-cell>
          <table:table-cell table:style-name="ce25" office:value-type="string">
            <text:p>Für Forscher</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1.1</text:p>
          </table:table-cell>
          <table:table-cell table:style-name="ce25" office:value-type="string">
            <text:p>Para pesquisadores</text:p>
          </table:table-cell>
          <table:table-cell table:style-name="ce27" office:value-type="string">
            <text:p>Para investigadores</text:p>
          </table:table-cell>
          <table:table-cell table:style-name="ce21" office:value-type="string">
            <text:p>For researchers</text:p>
          </table:table-cell>
          <table:table-cell table:style-name="ce28" office:value-type="string">
            <text:p>Для исследователей</text:p>
          </table:table-cell>
          <table:table-cell table:style-name="ce25" office:value-type="string">
            <text:p>Für Forscher</text:p>
          </table:table-cell>
          <table:table-cell table:style-name="ce28" office:value-type="string">
            <text:p>ok</text:p>
          </table:table-cell>
          <table:table-cell table:number-columns-repeated="5" table:style-name="ce21"/>
        </table:table-row>
        <table:table-row table:style-name="ro3">
          <table:table-cell table:style-name="ce28" office:value-type="string">
            <text:p>pesquisadores.h1.description</text:p>
          </table:table-cell>
          <table:table-cell table:style-name="ce28" office:value-type="string">
            <text:p>Nosso projeto é de código-aberto e nós acreditamos em open-science. Sua colaboração é mais que bem vinda!</text:p>
          </table:table-cell>
          <table:table-cell table:style-name="ce28" office:value-type="string">
            <text:p>Nosso projeto é de código-aberto e nós acreditamos em open-science. Sua colaboração é mais que bem vinda!</text:p>
          </table:table-cell>
          <table:table-cell table:style-name="ce28" office:value-type="string">
            <text:p>Our project is open-source and we believe in open-science. You are more than welcome to colaborate with us.</text:p>
          </table:table-cell>
          <table:table-cell table:style-name="ce28"/>
          <table:table-cell table:style-name="ce25"/>
          <table:table-cell table:style-name="ce28" office:value-type="string">
            <text:p>needs translation</text:p>
          </table:table-cell>
          <table:table-cell table:number-columns-repeated="5" table:style-name="ce21"/>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7"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8" office:value-type="string">
            <text:p>Статья про сайты в интернете о курении</text:p>
          </table:table-cell>
          <table:table-cell table:style-name="ce25" office:value-type="string">
            <text:p>Artikel über Websites zur Tabakabhängigkeit</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7" office:value-type="string">
            <text:p>Motivaciones  del Proyecto</text:p>
          </table:table-cell>
          <table:table-cell table:style-name="ce21" office:value-type="string">
            <text:p>Rationale for the project</text:p>
          </table:table-cell>
          <table:table-cell table:style-name="ce28" office:value-type="string">
            <text:p>Целесообразность создания этого проекта</text:p>
          </table:table-cell>
          <table:table-cell table:style-name="ce25" office:value-type="string">
            <text:p>Motivation für das Projekt</text:p>
          </table:table-cell>
          <table:table-cell table:style-name="ce28" office:value-type="string">
            <text:p>ok</text:p>
          </table:table-cell>
          <table:table-cell table:number-columns-repeated="5" table:style-name="ce21"/>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7"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8"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8" office:value-type="string">
            <text:p>ok</text:p>
          </table:table-cell>
          <table:table-cell table:number-columns-repeated="5" table:style-name="ce21"/>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7" office:value-type="string">
            <text:p>El uso de internet en el país crece exponencialmente.</text:p>
          </table:table-cell>
          <table:table-cell table:style-name="ce25" office:value-type="string">
            <text:p>The use of internet is growing exponentially</text:p>
          </table:table-cell>
          <table:table-cell table:style-name="ce28"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8" office:value-type="string">
            <text:p>ok</text:p>
          </table:table-cell>
          <table:table-cell table:number-columns-repeated="5" table:style-name="ce21"/>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42"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8"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8" office:value-type="string">
            <text:p>ok</text:p>
          </table:table-cell>
          <table:table-cell table:number-columns-repeated="5" table:style-name="ce21"/>
        </table:table-row>
        <table:table-row table:style-name="ro4">
          <table:table-cell table:style-name="ce39" office:value-type="string">
            <text:p>pesquisadores.p.3b</text:p>
          </table:table-cell>
          <table:table-cell table:style-name="ce39" office:value-type="string">
            <text:p>No entanto, não existem estudos de eficácia das intervenções em língua portuguesa</text:p>
          </table:table-cell>
          <table:table-cell table:style-name="ce43" office:value-type="string">
            <text:p>Sin embargo, no existen estudios de eficacia de las intervenciones en lengua portuguesa.</text:p>
          </table:table-cell>
          <table:table-cell table:style-name="ce39"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39" office:value-type="string">
            <text:p>Allerdings gibt es bisher keine Studien auf Portugiesisch, die die Wirksamkeit des Vorgehens belegen.</text:p>
          </table:table-cell>
          <table:table-cell table:style-name="ce28" office:value-type="string">
            <text:p>ok</text:p>
          </table:table-cell>
          <table:table-cell table:number-columns-repeated="5" table:style-name="ce45"/>
        </table:table-row>
        <table:table-row table:style-name="ro6">
          <table:table-cell table:style-name="ce39" office:value-type="string">
            <text:p>pesquisadores.p.4</text:p>
          </table:table-cell>
          <table:table-cell table:style-name="ce39" office:value-type="string">
            <text:p>Embora existam sites em língua portuguesa que ofereçam informações sobre tabagismo, um estudo desenvolvido pelo grupo apontou que</text:p>
          </table:table-cell>
          <table:table-cell table:style-name="ce43"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39"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39" office:value-type="string">
            <text:p>Auch wenn Internetseiten auf Portugiesisch Informationen über die Tabakabhängigkeit zur Verfügung stellen, zeigte eine eigene Studie der Testgruppe, dass:</text:p>
          </table:table-cell>
          <table:table-cell table:style-name="ce28" office:value-type="string">
            <text:p>ok</text:p>
          </table:table-cell>
          <table:table-cell table:number-columns-repeated="5" table:style-name="ce45"/>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7"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8"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2.2</text:p>
          </table:table-cell>
          <table:table-cell table:style-name="ce25" office:value-type="string">
            <text:p>Nossa metodologia</text:p>
          </table:table-cell>
          <table:table-cell table:style-name="ce42" office:value-type="string">
            <text:p>Nuestra metodología</text:p>
          </table:table-cell>
          <table:table-cell table:style-name="ce21" office:value-type="string">
            <text:p>Our methodology</text:p>
          </table:table-cell>
          <table:table-cell table:style-name="ce28" office:value-type="string">
            <text:p>Наши методы</text:p>
          </table:table-cell>
          <table:table-cell table:style-name="ce25" office:value-type="string">
            <text:p>Unser Vorgehen</text:p>
          </table:table-cell>
          <table:table-cell table:style-name="ce28" office:value-type="string">
            <text:p>ok</text:p>
          </table:table-cell>
          <table:table-cell table:number-columns-repeated="5" table:style-name="ce21"/>
        </table:table-row>
        <table:table-row table:style-name="ro6">
          <table:table-cell table:style-name="ce39" office:value-type="string">
            <text:p>pesquisadores.p.6</text:p>
          </table:table-cell>
          <table:table-cell table:style-name="ce39" office:value-type="string">
            <text:p>O conteúdo do site é baseado nas diretrizes para o tratamento do tabagismo utilizadas do Ministério da Saúde e pelo Instituto Nacional do Câncer - INCA.</text:p>
          </table:table-cell>
          <table:table-cell table:style-name="ce46" office:value-type="string">
            <text:p>El contenido del sitio web se basa en "Una actualización del tratamiento del tabaquismo, uso y dependencia - 2008 " y una investigación reciente de la Cochrane Collaboration.</text:p>
          </table:table-cell>
          <table:table-cell table:style-name="ce40"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0"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39"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8" office:value-type="string">
            <text:p>ok</text:p>
          </table:table-cell>
          <table:table-cell table:number-columns-repeated="5" table:style-name="ce45"/>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7"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8"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8" office:value-type="string">
            <text:p>ok</text:p>
          </table:table-cell>
          <table:table-cell table:number-columns-repeated="5" table:style-name="ce21"/>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7"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8"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2.3</text:p>
          </table:table-cell>
          <table:table-cell table:style-name="ce25" office:value-type="string">
            <text:p>Licença</text:p>
          </table:table-cell>
          <table:table-cell table:style-name="ce27" office:value-type="string">
            <text:p>Licencia</text:p>
          </table:table-cell>
          <table:table-cell table:style-name="ce21" office:value-type="string">
            <text:p>License</text:p>
          </table:table-cell>
          <table:table-cell table:style-name="ce28" office:value-type="string">
            <text:p>Лицензия</text:p>
          </table:table-cell>
          <table:table-cell table:style-name="ce25" office:value-type="string">
            <text:p>Lizenz</text:p>
          </table:table-cell>
          <table:table-cell table:style-name="ce28" office:value-type="string">
            <text:p>ok</text:p>
          </table:table-cell>
          <table:table-cell table:number-columns-repeated="5" table:style-name="ce21"/>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7"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8"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7" office:value-type="string">
            <text:p>Ver la licencia GNU GPL completa.</text:p>
          </table:table-cell>
          <table:table-cell table:style-name="ce21" office:value-type="string">
            <text:p>See the complete GPL GNU license</text:p>
          </table:table-cell>
          <table:table-cell table:style-name="ce28" office:value-type="string">
            <text:p>Посмотреть полную версию лицензии GPL GNU</text:p>
          </table:table-cell>
          <table:table-cell table:style-name="ce25" office:value-type="string">
            <text:p>Die gesamte GPL GNU Lizenz ansehen.</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2.4</text:p>
          </table:table-cell>
          <table:table-cell table:style-name="ce25" office:value-type="string">
            <text:p>Código Fonte</text:p>
          </table:table-cell>
          <table:table-cell table:style-name="ce27" office:value-type="string">
            <text:p>Código Fuente</text:p>
          </table:table-cell>
          <table:table-cell table:style-name="ce21" office:value-type="string">
            <text:p>Source Code</text:p>
          </table:table-cell>
          <table:table-cell table:style-name="ce28" office:value-type="string">
            <text:p>Исходный код</text:p>
          </table:table-cell>
          <table:table-cell table:style-name="ce25" office:value-type="string">
            <text:p>Quelltext</text:p>
          </table:table-cell>
          <table:table-cell table:style-name="ce28" office:value-type="string">
            <text:p>ok</text:p>
          </table:table-cell>
          <table:table-cell table:number-columns-repeated="5" table:style-name="ce21"/>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7"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8"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8" office:value-type="string">
            <text:p>ok</text:p>
          </table:table-cell>
          <table:table-cell table:number-columns-repeated="5" table:style-name="ce21"/>
        </table:table-row>
        <table:table-row table:style-name="ro3">
          <table:table-cell table:style-name="ce25" office:value-type="string">
            <text:p>pesquisadores.h2.5</text:p>
          </table:table-cell>
          <table:table-cell table:style-name="ce25" office:value-type="string">
            <text:p>Pesquisas futuras</text:p>
          </table:table-cell>
          <table:table-cell table:style-name="ce27" office:value-type="string">
            <text:p>Investigaciones futuras.</text:p>
          </table:table-cell>
          <table:table-cell table:style-name="ce21" office:value-type="string">
            <text:p>Future studies</text:p>
          </table:table-cell>
          <table:table-cell table:style-name="ce28" office:value-type="string">
            <text:p>Дальнейшие исследования</text:p>
          </table:table-cell>
          <table:table-cell table:style-name="ce25" office:value-type="string">
            <text:p>Zukünftige Forschung</text:p>
          </table:table-cell>
          <table:table-cell table:style-name="ce28" office:value-type="string">
            <text:p>ok</text:p>
          </table:table-cell>
          <table:table-cell table:number-columns-repeated="5" table:style-name="ce21"/>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7"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8"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8" office:value-type="string">
            <text:p>ok</text:p>
          </table:table-cell>
          <table:table-cell table:number-columns-repeated="5" table:style-name="ce21"/>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7" office:value-type="string">
            <text:p>Creemos en una ciencia abierta (con programas de código abierto). Todas las investigaciones serán divulgadas en el sitio web y bancos de datos.  Análisis estadísticos estarán disponibles.</text:p>
          </table:table-cell>
          <table:table-cell table:style-name="ce47" office:value-type="string">
            <text:p>We believe in endorse open-science, so every research script and (unidentified) data will be available.</text:p>
          </table:table-cell>
          <table:table-cell table:style-name="ce28"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2.6</text:p>
          </table:table-cell>
          <table:table-cell table:style-name="ce25" office:value-type="string">
            <text:p>Colabore</text:p>
          </table:table-cell>
          <table:table-cell table:style-name="ce27" office:value-type="string">
            <text:p>Colabore</text:p>
          </table:table-cell>
          <table:table-cell table:style-name="ce21" office:value-type="string">
            <text:p>Help us!</text:p>
          </table:table-cell>
          <table:table-cell table:style-name="ce28" office:value-type="string">
            <text:p>Сотрудничество</text:p>
          </table:table-cell>
          <table:table-cell table:style-name="ce25" office:value-type="string">
            <text:p>Beteiligen Sie sich selbst</text:p>
          </table:table-cell>
          <table:table-cell table:style-name="ce28" office:value-type="string">
            <text:p>ok</text:p>
          </table:table-cell>
          <table:table-cell table:number-columns-repeated="5" table:style-name="ce21"/>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7"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8"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8" office:value-type="string">
            <text:p>ok</text:p>
          </table:table-cell>
          <table:table-cell table:number-columns-repeated="5" table:style-name="ce21"/>
        </table:table-row>
        <table:table-row table:style-name="ro2">
          <table:table-cell table:style-name="ce25" office:value-type="string">
            <text:p>pesquisadores.h3.1</text:p>
          </table:table-cell>
          <table:table-cell table:style-name="ce25" office:value-type="string">
            <text:p>Referências</text:p>
          </table:table-cell>
          <table:table-cell table:style-name="ce27" office:value-type="string">
            <text:p>Referencias</text:p>
          </table:table-cell>
          <table:table-cell table:style-name="ce21" office:value-type="string">
            <text:p>References</text:p>
          </table:table-cell>
          <table:table-cell table:style-name="ce28" office:value-type="string">
            <text:p>Справочная информация</text:p>
          </table:table-cell>
          <table:table-cell table:style-name="ce25" office:value-type="string">
            <text:p>Referenzen</text:p>
          </table:table-cell>
          <table:table-cell table:style-name="ce28" office:value-type="string">
            <text:p>ok</text:p>
          </table:table-cell>
          <table:table-cell table:number-columns-repeated="5" table:style-name="ce21"/>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7"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8" office:value-type="string">
            <text:p>ok</text:p>
          </table:table-cell>
          <table:table-cell table:number-columns-repeated="5" table:style-name="ce21"/>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7"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8" office:value-type="string">
            <text:p>ok</text:p>
          </table:table-cell>
          <table:table-cell table:number-columns-repeated="5" table:style-name="ce21"/>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ok</text:p>
          </table:table-cell>
          <table:table-cell table:number-columns-repeated="5" table:style-name="ce21"/>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7"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8" office:value-type="string">
            <text:p>ok</text:p>
          </table:table-cell>
          <table:table-cell table:number-columns-repeated="5" table:style-name="ce21"/>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 STEP 1 - PREPARE TO QUIT#########</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INTRO</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7" office:value-type="string">
            <text:p>Introducción - Preparándose para dejar de fumar.</text:p>
          </table:table-cell>
          <table:table-cell table:style-name="ce25" office:value-type="string">
            <text:p>Introduction - Get ready to quit</text:p>
          </table:table-cell>
          <table:table-cell table:style-name="ce28"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7" office:value-type="string">
            <text:p>Preparando para dejar</text:p>
          </table:table-cell>
          <table:table-cell table:style-name="ce21" office:value-type="string">
            <text:p>Get ready to quit</text:p>
          </table:table-cell>
          <table:table-cell table:style-name="ce28" office:value-type="string">
            <text:p>Приготовьтесь бросить</text:p>
          </table:table-cell>
          <table:table-cell table:style-name="ce25" office:value-type="string">
            <text:p>Vorbereitung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intro.h2</text:p>
          </table:table-cell>
          <table:table-cell table:style-name="ce25" office:value-type="string">
            <text:p>Introdução</text:p>
          </table:table-cell>
          <table:table-cell table:style-name="ce27" office:value-type="string">
            <text:p>Introducción</text:p>
          </table:table-cell>
          <table:table-cell table:style-name="ce21" office:value-type="string">
            <text:p>Intro</text:p>
          </table:table-cell>
          <table:table-cell table:style-name="ce28" office:value-type="string">
            <text:p>Введение</text:p>
          </table:table-cell>
          <table:table-cell table:style-name="ce25" office:value-type="string">
            <text:p>Einleitung</text:p>
          </table:table-cell>
          <table:table-cell table:style-name="ce28" office:value-type="string">
            <text:p>ok</text:p>
          </table:table-cell>
          <table:table-cell table:number-columns-repeated="5" table:style-name="ce21"/>
        </table:table-row>
        <table:table-row table:style-name="ro4">
          <table:table-cell table:style-name="ce28" office:value-type="string">
            <text:p>preparando.bene.p.1.intro</text:p>
          </table:table-cell>
          <table:table-cell table:style-name="ce48"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8"/>
          <table:table-cell table:number-columns-repeated="2" table:style-name="ce41"/>
          <table:table-cell table:style-name="ce28" office:value-type="string">
            <text:p>needs translation</text:p>
          </table:table-cell>
          <table:table-cell table:number-columns-repeated="5" table:style-name="ce21"/>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7"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8"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7"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8"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7"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8"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7"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8"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intro.img</text:p>
          </table:table-cell>
          <table:table-cell table:style-name="ce25" office:value-type="string">
            <text:p>Parar de fumar</text:p>
          </table:table-cell>
          <table:table-cell table:style-name="ce27" office:value-type="string">
            <text:p>Dejar de fumar</text:p>
          </table:table-cell>
          <table:table-cell table:style-name="ce21" office:value-type="string">
            <text:p>Quit smoking</text:p>
          </table:table-cell>
          <table:table-cell table:style-name="ce28" office:value-type="string">
            <text:p>Бросить курить</text:p>
          </table:table-cell>
          <table:table-cell table:style-name="ce25" office:value-type="string">
            <text:p>Aufhören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7" office:value-type="string">
            <text:p>Presparándose para dejar de fumar Preparación para dejar de fumar</text:p>
          </table:table-cell>
          <table:table-cell table:style-name="ce21" office:value-type="string">
            <text:p>Get ready to quit</text:p>
          </table:table-cell>
          <table:table-cell table:style-name="ce28" office:value-type="string">
            <text:p>Приготовьтесь бросить</text:p>
          </table:table-cell>
          <table:table-cell table:style-name="ce25" office:value-type="string">
            <text:p>Vorbereitung auf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7"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8"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tn.title</text:p>
          </table:table-cell>
          <table:table-cell table:style-name="ce28" office:value-type="string">
            <text:p>Vantagens de parar de fumar</text:p>
          </table:table-cell>
          <table:table-cell table:style-name="ce27" office:value-type="string">
            <text:p>Beneficios de dejar de fumar</text:p>
          </table:table-cell>
          <table:table-cell table:style-name="ce21" office:value-type="string">
            <text:p>Benefits of quit smoking</text:p>
          </table:table-cell>
          <table:table-cell table:style-name="ce28" office:value-type="string">
            <text:p>Выгоды бросания курить</text:p>
          </table:table-cell>
          <table:table-cell table:style-name="ce25" office:value-type="string">
            <text:p>Vorteile des Rauchstopps</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HARMS AND RISK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7" office:value-type="string">
            <text:p>Los riesgos de fumar</text:p>
          </table:table-cell>
          <table:table-cell table:style-name="ce21" office:value-type="string">
            <text:p>Risks of smoking</text:p>
          </table:table-cell>
          <table:table-cell table:style-name="ce28" office:value-type="string">
            <text:p>Риски, связанные с курением</text:p>
          </table:table-cell>
          <table:table-cell table:style-name="ce25" office:value-type="string">
            <text:p>Risiken des Rauchens</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img.alt</text:p>
          </table:table-cell>
          <table:table-cell table:style-name="ce25" office:value-type="string">
            <text:p>Pessoa doente</text:p>
          </table:table-cell>
          <table:table-cell table:style-name="ce27" office:value-type="string">
            <text:p>Persona enferma</text:p>
          </table:table-cell>
          <table:table-cell table:style-name="ce21" office:value-type="string">
            <text:p>Sick people</text:p>
          </table:table-cell>
          <table:table-cell table:style-name="ce28" office:value-type="string">
            <text:p>Больные люди</text:p>
          </table:table-cell>
          <table:table-cell table:style-name="ce25" office:value-type="string">
            <text:p>Kranke Mens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h1.1</text:p>
          </table:table-cell>
          <table:table-cell table:style-name="ce25" office:value-type="string">
            <text:p>Riscos de fumar</text:p>
          </table:table-cell>
          <table:table-cell table:style-name="ce27" office:value-type="string">
            <text:p>Riesgos de fumar</text:p>
          </table:table-cell>
          <table:table-cell table:style-name="ce21" office:value-type="string">
            <text:p>Risks of smoking</text:p>
          </table:table-cell>
          <table:table-cell table:style-name="ce28" office:value-type="string">
            <text:p>Риски, связанные с курением</text:p>
          </table:table-cell>
          <table:table-cell table:style-name="ce25" office:value-type="string">
            <text:p>Risiken des Rauchens</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risks.p.1</text:p>
          </table:table-cell>
          <table:table-cell table:style-name="ce28" office:value-type="string">
            <text:p>O cigarro traz vários problemas à saúde e pode causar diversas doenças tanto para o fumante quanto para as pessoas que respiram a fumaça indiretamente.</text:p>
          </table:table-cell>
          <table:table-cell table:style-name="ce27"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8"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h2.1</text:p>
          </table:table-cell>
          <table:table-cell table:style-name="ce25" office:value-type="string">
            <text:p>Curto prazo</text:p>
          </table:table-cell>
          <table:table-cell table:style-name="ce27" office:value-type="string">
            <text:p>Corto plazo</text:p>
          </table:table-cell>
          <table:table-cell table:style-name="ce21" office:value-type="string">
            <text:p>Short term</text:p>
          </table:table-cell>
          <table:table-cell table:style-name="ce28" office:value-type="string">
            <text:p>Короткосрочный период</text:p>
          </table:table-cell>
          <table:table-cell table:style-name="ce25" office:value-type="string">
            <text:p>Kurzfristig</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7" office:value-type="string">
            <text:p>Baja resistencia física</text:p>
          </table:table-cell>
          <table:table-cell table:style-name="ce21"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8" office:value-type="string">
            <text:p>Низкий тонус тела,</text:p>
          </table:table-cell>
          <table:table-cell table:style-name="ce25" office:value-type="string">
            <text:p>geringe körperliche Ausdauer,</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7" office:value-type="string">
            <text:p>Complica la bronquitis y el asma.  empeoramiento de la bronquitis y del asma,</text:p>
          </table:table-cell>
          <table:table-cell table:style-name="ce21" office:value-type="string">
            <text:p>Worsening of bronchitis and asthma,</text:p>
          </table:table-cell>
          <table:table-cell table:style-name="ce28" office:value-type="string">
            <text:p>Ухудшение бронхита и астмы,</text:p>
          </table:table-cell>
          <table:table-cell table:style-name="ce25" office:value-type="string">
            <text:p>Verschlechterung von Bronchitis und Asthma,</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7" office:value-type="string">
            <text:p>Riesgo de impotencia.</text:p>
          </table:table-cell>
          <table:table-cell table:style-name="ce21" office:value-type="string">
            <text:p>Increase risk of impotence.</text:p>
          </table:table-cell>
          <table:table-cell table:style-name="ce28" office:value-type="string">
            <text:p>Увеличение риска импотенции.</text:p>
          </table:table-cell>
          <table:table-cell table:style-name="ce25" office:value-type="string">
            <text:p>Risiko der Impotenz.</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h2.2</text:p>
          </table:table-cell>
          <table:table-cell table:style-name="ce25" office:value-type="string">
            <text:p>Longo prazo</text:p>
          </table:table-cell>
          <table:table-cell table:style-name="ce27" office:value-type="string">
            <text:p>Largo plazo</text:p>
          </table:table-cell>
          <table:table-cell table:style-name="ce21" office:value-type="string">
            <text:p>Long term</text:p>
          </table:table-cell>
          <table:table-cell table:style-name="ce28" office:value-type="string">
            <text:p>Долгосрочный период</text:p>
          </table:table-cell>
          <table:table-cell table:style-name="ce25" office:value-type="string">
            <text:p>Langfristig</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7" office:value-type="string">
            <text:p>Problemas en el corazón-infarto. Los problemas del corazón - infarto,</text:p>
          </table:table-cell>
          <table:table-cell table:style-name="ce21" office:value-type="string">
            <text:p>Heart diseases – e.g. heart attack,</text:p>
          </table:table-cell>
          <table:table-cell table:style-name="ce28"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li.5</text:p>
          </table:table-cell>
          <table:table-cell table:style-name="ce25" office:value-type="string">
            <text:p>Derrame cerebral,</text:p>
          </table:table-cell>
          <table:table-cell table:style-name="ce27" office:value-type="string">
            <text:p>Derrame cerebral,</text:p>
          </table:table-cell>
          <table:table-cell table:style-name="ce21" office:value-type="string">
            <text:p>Stroke</text:p>
          </table:table-cell>
          <table:table-cell table:style-name="ce28" office:value-type="string">
            <text:p>Инсульт,</text:p>
          </table:table-cell>
          <table:table-cell table:style-name="ce25" office:value-type="string">
            <text:p>Schlaganfall,</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7"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8"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h2.3</text:p>
          </table:table-cell>
          <table:table-cell table:style-name="ce25" office:value-type="string">
            <text:p>Lembre-se!</text:p>
          </table:table-cell>
          <table:table-cell table:style-name="ce27" office:value-type="string">
            <text:p>¡Recuerde!</text:p>
          </table:table-cell>
          <table:table-cell table:style-name="ce21" office:value-type="string">
            <text:p>Remember!</text:p>
          </table:table-cell>
          <table:table-cell table:style-name="ce28" office:value-type="string">
            <text:p>Помни!</text:p>
          </table:table-cell>
          <table:table-cell table:style-name="ce25" office:value-type="string">
            <text:p>Erinnern Sie sich immer dara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risks.li.7</text:p>
          </table:table-cell>
          <table:table-cell table:style-name="ce28" office:value-type="string">
            <text:p>Existem riscos para quaisquer números de cigarros fumados.</text:p>
          </table:table-cell>
          <table:table-cell table:style-name="ce27"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8"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risks.li.8</text:p>
          </table:table-cell>
          <table:table-cell table:style-name="ce28" office:value-type="string">
            <text:p>O uso de cigarros light não traz vantagens para sua saúde.</text:p>
          </table:table-cell>
          <table:table-cell table:style-name="ce27" office:value-type="string">
            <text:p>El uso de los cigarrillos light no trae beneficios para su salud.</text:p>
          </table:table-cell>
          <table:table-cell table:style-name="ce25" office:value-type="string">
            <text:p>The use of light cigarettes provides no health</text:p>
          </table:table-cell>
          <table:table-cell table:style-name="ce28"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7"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8"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7" office:value-type="string">
            <text:p>Gastos Financieros</text:p>
          </table:table-cell>
          <table:table-cell table:style-name="ce21" office:value-type="string">
            <text:p>Financial expenses</text:p>
          </table:table-cell>
          <table:table-cell table:style-name="ce28" office:value-type="string">
            <text:p>Финансовая стоимость</text:p>
          </table:table-cell>
          <table:table-cell table:style-name="ce25" office:value-type="string">
            <text:p>Finanzieller Aufwand</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BENEFIT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table-cell table:style-name="ce25"/>
          <table:table-cell table:style-name="ce28" office:value-type="string">
            <text:p>ok</text:p>
          </table:table-cell>
          <table:table-cell table:number-columns-repeated="5" table:style-name="ce21"/>
        </table:table-row>
        <table:table-row table:style-name="ro2">
          <table:table-cell table:style-name="ce25" office:value-type="string">
            <text:p>preparando.bene.titlepage</text:p>
          </table:table-cell>
          <table:table-cell table:style-name="ce28" office:value-type="string">
            <text:p>Vantagens de parar de fumar</text:p>
          </table:table-cell>
          <table:table-cell table:style-name="ce27" office:value-type="string">
            <text:p>Beneficios de dejar de fumar</text:p>
          </table:table-cell>
          <table:table-cell table:style-name="ce21" office:value-type="string">
            <text:p>Benefits of quitting smoking</text:p>
          </table:table-cell>
          <table:table-cell table:style-name="ce28" office:value-type="string">
            <text:p>Выгоды бросить курить</text:p>
          </table:table-cell>
          <table:table-cell table:style-name="ce25" office:value-type="string">
            <text:p>Vorteile des Rauchstopps</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img.alt</text:p>
          </table:table-cell>
          <table:table-cell table:style-name="ce25" office:value-type="string">
            <text:p>Pessoa feliz</text:p>
          </table:table-cell>
          <table:table-cell table:style-name="ce27" office:value-type="string">
            <text:p>Persona feliz</text:p>
          </table:table-cell>
          <table:table-cell table:style-name="ce21"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8" office:value-type="string">
            <text:p>Счастливый человек</text:p>
          </table:table-cell>
          <table:table-cell table:style-name="ce25" office:value-type="string">
            <text:p>glücklicher Mensch</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h1.1</text:p>
          </table:table-cell>
          <table:table-cell table:style-name="ce28" office:value-type="string">
            <text:p>Vantagens de parar de fumar</text:p>
          </table:table-cell>
          <table:table-cell table:style-name="ce27" office:value-type="string">
            <text:p>Beneficios de dejar de fumar</text:p>
          </table:table-cell>
          <table:table-cell table:style-name="ce21" office:value-type="string">
            <text:p>Benefits of quitting smoking</text:p>
          </table:table-cell>
          <table:table-cell table:style-name="ce28" office:value-type="string">
            <text:p>Выгоды бросить курить</text:p>
          </table:table-cell>
          <table:table-cell table:style-name="ce25" office:value-type="string">
            <text:p>Vorteile des Nichtrauchens</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h2.1</text:p>
          </table:table-cell>
          <table:table-cell table:style-name="ce25" office:value-type="string">
            <text:p>Primeiras semanas</text:p>
          </table:table-cell>
          <table:table-cell table:style-name="ce27" office:value-type="string">
            <text:p>Primeras semanas</text:p>
          </table:table-cell>
          <table:table-cell table:style-name="ce21" office:value-type="string">
            <text:p>In the first weeks</text:p>
          </table:table-cell>
          <table:table-cell table:style-name="ce28" office:value-type="string">
            <text:p>В течении первых недель</text:p>
          </table:table-cell>
          <table:table-cell table:style-name="ce25" office:value-type="string">
            <text:p>Die ersten Wo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7" office:value-type="string">
            <text:p>En comparación con los fumadores ...</text:p>
          </table:table-cell>
          <table:table-cell table:style-name="ce21" office:value-type="string">
            <text:p>Compared to smokers, you will...</text:p>
          </table:table-cell>
          <table:table-cell table:style-name="ce28" office:value-type="string">
            <text:p>По сравнению с курильщиками, Вы...</text:p>
          </table:table-cell>
          <table:table-cell table:style-name="ce25" office:value-type="string">
            <text:p>Verglichen mit Raucher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7"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8"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7" office:value-type="string">
            <text:p>Mejora en la presión arterial y ritmo cardiaco.</text:p>
          </table:table-cell>
          <table:table-cell table:style-name="ce25" office:value-type="string">
            <text:p>Improve your blood pressure and cardiac rhythm,</text:p>
          </table:table-cell>
          <table:table-cell table:style-name="ce28"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7" office:value-type="string">
            <text:p>Mejora la respiración y la circulación.</text:p>
          </table:table-cell>
          <table:table-cell table:style-name="ce25" office:value-type="string">
            <text:p>Enhance your breathing and blood circulation</text:p>
          </table:table-cell>
          <table:table-cell table:style-name="ce28" office:value-type="string">
            <text:p>Улучшите свое дыхание и циркуляцию крови</text:p>
          </table:table-cell>
          <table:table-cell table:style-name="ce25" office:value-type="string">
            <text:p>Verbesserung der Atmung und Durchblutung.</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h2.2</text:p>
          </table:table-cell>
          <table:table-cell table:style-name="ce25" office:value-type="string">
            <text:p>Alguns anos depois</text:p>
          </table:table-cell>
          <table:table-cell table:style-name="ce27" office:value-type="string">
            <text:p>Algunos años más tarde</text:p>
          </table:table-cell>
          <table:table-cell table:style-name="ce21" office:value-type="string">
            <text:p>In a few years</text:p>
          </table:table-cell>
          <table:table-cell table:style-name="ce28" office:value-type="string">
            <text:p>В течение нескольких лет Вы</text:p>
          </table:table-cell>
          <table:table-cell table:style-name="ce25" office:value-type="string">
            <text:p>Einige Jahre später</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bene.li.4</text:p>
          </table:table-cell>
          <table:table-cell table:style-name="ce28" office:value-type="string">
            <text:p>Risco de ter um câncer de bexiga, cervical e derrame diminuem pela metade,</text:p>
          </table:table-cell>
          <table:table-cell table:style-name="ce27"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8"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7"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8"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bene.li.6</text:p>
          </table:table-cell>
          <table:table-cell table:style-name="ce28" office:value-type="string">
            <text:p>Risco de derrame é comparado a não fumantes entre 5 e 15 anos após parar.</text:p>
          </table:table-cell>
          <table:table-cell table:style-name="ce27"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8"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7"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8"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7" office:value-type="string">
            <text:p>Presparándose para dejar de fumar Preparación para dejar de fumar</text:p>
          </table:table-cell>
          <table:table-cell table:style-name="ce21" office:value-type="string">
            <text:p>Get ready to quit</text:p>
          </table:table-cell>
          <table:table-cell table:style-name="ce28" office:value-type="string">
            <text:p>Приготовьтесь бросить</text:p>
          </table:table-cell>
          <table:table-cell table:style-name="ce25" office:value-type="string">
            <text:p>Vorbereitung auf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CALCULATOR</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7" office:value-type="string">
            <text:p>Gastos Financieros</text:p>
          </table:table-cell>
          <table:table-cell table:style-name="ce21" office:value-type="string">
            <text:p>Financial expenses</text:p>
          </table:table-cell>
          <table:table-cell table:style-name="ce28" office:value-type="string">
            <text:p>Финансовая стоимость</text:p>
          </table:table-cell>
          <table:table-cell table:style-name="ce25" office:value-type="string">
            <text:p>Finanzieller Aufwand</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7" office:value-type="string">
            <text:p>Gastos Financieros</text:p>
          </table:table-cell>
          <table:table-cell table:style-name="ce21" office:value-type="string">
            <text:p>Financial expenses</text:p>
          </table:table-cell>
          <table:table-cell table:style-name="ce28" office:value-type="string">
            <text:p>Финансовая стоимость</text:p>
          </table:table-cell>
          <table:table-cell table:style-name="ce25" office:value-type="string">
            <text:p>Finanzieller Aufwand</text:p>
          </table:table-cell>
          <table:table-cell table:style-name="ce28" office:value-type="string">
            <text:p>ok</text:p>
          </table:table-cell>
          <table:table-cell table:number-columns-repeated="5" table:style-name="ce21"/>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7"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8"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7" office:value-type="string">
            <text:p>Calcule su economía al parar de fumar. Calcule sus ahorros para dejar de fumar:</text:p>
          </table:table-cell>
          <table:table-cell table:style-name="ce25" office:value-type="string">
            <text:p>Calculate your savings</text:p>
          </table:table-cell>
          <table:table-cell table:style-name="ce28"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7" office:value-type="string">
            <text:p>¿Cuántos cigarrillos usted fuma en un día normal?</text:p>
          </table:table-cell>
          <table:table-cell table:style-name="ce25" office:value-type="string">
            <text:p>How many cigarettes do you smoke in an average day?</text:p>
          </table:table-cell>
          <table:table-cell table:style-name="ce28"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7" office:value-type="string">
            <text:p>costo del paquete de cigarrillos:</text:p>
          </table:table-cell>
          <table:table-cell table:style-name="ce21" office:value-type="string">
            <text:p>Cost of a pack of cigarettes:</text:p>
          </table:table-cell>
          <table:table-cell table:style-name="ce28" office:value-type="string">
            <text:p>Стоимость пачки сигарет:</text:p>
          </table:table-cell>
          <table:table-cell table:style-name="ce25" office:value-type="string">
            <text:p>Preis Ihrer Schachtel Zigarett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btn.1</text:p>
          </table:table-cell>
          <table:table-cell table:style-name="ce25" office:value-type="string">
            <text:p>Calcular</text:p>
          </table:table-cell>
          <table:table-cell table:style-name="ce27" office:value-type="string">
            <text:p>Calcule</text:p>
          </table:table-cell>
          <table:table-cell table:style-name="ce21" office:value-type="string">
            <text:p>Calculate</text:p>
          </table:table-cell>
          <table:table-cell table:style-name="ce28" office:value-type="string">
            <text:p>Расчет</text:p>
          </table:table-cell>
          <table:table-cell table:style-name="ce25" office:value-type="string">
            <text:p>Berechn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value.3</text:p>
          </table:table-cell>
          <table:table-cell table:style-name="ce25" office:value-type="string">
            <text:p>Por semana:</text:p>
          </table:table-cell>
          <table:table-cell table:style-name="ce27" office:value-type="string">
            <text:p>Semanal:</text:p>
          </table:table-cell>
          <table:table-cell table:style-name="ce21" office:value-type="string">
            <text:p>Per week:</text:p>
          </table:table-cell>
          <table:table-cell table:style-name="ce28" office:value-type="string">
            <text:p>За неделю:</text:p>
          </table:table-cell>
          <table:table-cell table:style-name="ce25" office:value-type="string">
            <text:p>Pro Woch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value.4</text:p>
          </table:table-cell>
          <table:table-cell table:style-name="ce25" office:value-type="string">
            <text:p>Por mês:</text:p>
          </table:table-cell>
          <table:table-cell table:style-name="ce27" office:value-type="string">
            <text:p>Por mes:</text:p>
          </table:table-cell>
          <table:table-cell table:style-name="ce21" office:value-type="string">
            <text:p>Per month:</text:p>
          </table:table-cell>
          <table:table-cell table:style-name="ce28" office:value-type="string">
            <text:p>За месяц:</text:p>
          </table:table-cell>
          <table:table-cell table:style-name="ce25" office:value-type="string">
            <text:p>Pro Monat:</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value.5</text:p>
          </table:table-cell>
          <table:table-cell table:style-name="ce25" office:value-type="string">
            <text:p>Por ano:</text:p>
          </table:table-cell>
          <table:table-cell table:style-name="ce27" office:value-type="string">
            <text:p>Por año:</text:p>
          </table:table-cell>
          <table:table-cell table:style-name="ce21" office:value-type="string">
            <text:p>Per year:</text:p>
          </table:table-cell>
          <table:table-cell table:style-name="ce28" office:value-type="string">
            <text:p>За год:</text:p>
          </table:table-cell>
          <table:table-cell table:style-name="ce25" office:value-type="string">
            <text:p>Pro Jahr:</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7"/>
          <table:table-cell table:style-name="ce25" office:value-type="string">
            <text:p>Learn more about the most common roadblocks encountered by smokers when trying to quit and how overcome them.</text:p>
          </table:table-cell>
          <table:table-cell table:style-name="ce28"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gastos.h2.2</text:p>
          </table:table-cell>
          <table:table-cell table:style-name="ce25" office:value-type="string">
            <text:p>Suas economias:</text:p>
          </table:table-cell>
          <table:table-cell table:style-name="ce27" office:value-type="string">
            <text:p>Su economía:</text:p>
          </table:table-cell>
          <table:table-cell table:style-name="ce25" office:value-type="string">
            <text:p>Your savings:</text:p>
          </table:table-cell>
          <table:table-cell table:style-name="ce28" office:value-type="string">
            <text:p>Ваши съкономленные деньги:</text:p>
          </table:table-cell>
          <table:table-cell table:style-name="ce25" office:value-type="string">
            <text:p>Ihre Ersparnisse:</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15">
          <table:table-cell table:style-name="ce25" office:value-type="string">
            <text:p># REMOVING ROADBLOCKS - ABSTINENCE AND CRAVING</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2" table:style-name="ce35"/>
          <table:table-cell table:number-columns-repeated="3"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7" office:value-type="string">
            <text:p>Cómo vencer los miedos</text:p>
          </table:table-cell>
          <table:table-cell table:style-name="ce21" office:value-type="string">
            <text:p>How to overcome roadblocks</text:p>
          </table:table-cell>
          <table:table-cell table:style-name="ce28" office:value-type="string">
            <text:p>Как преодолеть препятствия</text:p>
          </table:table-cell>
          <table:table-cell table:style-name="ce25" office:value-type="string">
            <text:p>Wie besiegt man die Ängst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f.h1.1</text:p>
          </table:table-cell>
          <table:table-cell table:style-name="ce25" office:value-type="string">
            <text:p>Como vencer os medos</text:p>
          </table:table-cell>
          <table:table-cell table:style-name="ce27" office:value-type="string">
            <text:p>Cómo vencer los miedos</text:p>
          </table:table-cell>
          <table:table-cell table:style-name="ce21" office:value-type="string">
            <text:p>How to overcome roadblocks</text:p>
          </table:table-cell>
          <table:table-cell table:style-name="ce28" office:value-type="string">
            <text:p>Как преодолеть препятствия</text:p>
          </table:table-cell>
          <table:table-cell table:style-name="ce25" office:value-type="string">
            <text:p>Wie besiegt man die Ängste</text:p>
          </table:table-cell>
          <table:table-cell table:style-name="ce28" office:value-type="string">
            <text:p>ok</text:p>
          </table:table-cell>
          <table:table-cell table:number-columns-repeated="5" table:style-name="ce21"/>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7"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8"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f.h2.1</text:p>
          </table:table-cell>
          <table:table-cell table:style-name="ce25" office:value-type="string">
            <text:p>Abstinência</text:p>
          </table:table-cell>
          <table:table-cell table:style-name="ce27" office:value-type="string">
            <text:p>Abstinencia</text:p>
          </table:table-cell>
          <table:table-cell table:style-name="ce21" office:value-type="string">
            <text:p>Withdrawal</text:p>
          </table:table-cell>
          <table:table-cell table:style-name="ce28" office:value-type="string">
            <text:p>Синдром отмены (абстиненция)</text:p>
          </table:table-cell>
          <table:table-cell table:style-name="ce25" office:value-type="string">
            <text:p>Abstinenz</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7"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8"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7" office:value-type="string">
            <text:p>Estos síntomas varían en cada persona</text:p>
          </table:table-cell>
          <table:table-cell table:style-name="ce25" office:value-type="string">
            <text:p>Such symptoms vary from person to person.</text:p>
          </table:table-cell>
          <table:table-cell table:style-name="ce28"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7" office:value-type="string">
            <text:p>Acostumbran a durar entre 1 a 3 semanas</text:p>
          </table:table-cell>
          <table:table-cell table:style-name="ce21" office:value-type="string">
            <text:p>They last at least 1 to 3 weeks.</text:p>
          </table:table-cell>
          <table:table-cell table:style-name="ce28"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7"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8"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7" office:value-type="string">
            <text:p>Deseo de fumar - Deseo Intenso</text:p>
          </table:table-cell>
          <table:table-cell table:style-name="ce21" office:value-type="string">
            <text:p>Urge to smoke - craving</text:p>
          </table:table-cell>
          <table:table-cell table:style-name="ce28" office:value-type="string">
            <text:p>Побуждение покурить - тяга</text:p>
          </table:table-cell>
          <table:table-cell table:style-name="ce25" office:value-type="string">
            <text:p>Die Lust zu Rauchen - Entzugssymptom</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42"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8"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8" office:value-type="string">
            <text:p>ok</text:p>
          </table:table-cell>
          <table:table-cell table:number-columns-repeated="5" table:style-name="ce21"/>
        </table:table-row>
        <table:table-row table:style-name="ro3">
          <table:table-cell table:style-name="ce39" office:value-type="string">
            <text:p>preparando.aef.li.6</text:p>
          </table:table-cell>
          <table:table-cell table:style-name="ce39" office:value-type="string">
            <text:p>Cada episódio não dura mais que poucos minutos, desaparecendo depois.</text:p>
          </table:table-cell>
          <table:table-cell table:style-name="ce46" office:value-type="string">
            <text:p>Cada episodio dura pocos minutos, desapareciendo después.</text:p>
          </table:table-cell>
          <table:table-cell table:style-name="ce39"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0" office:value-type="string">
            <text:p>Каждое желание покурить не длится дольше, чем пару минут, а затем отходит.</text:p>
          </table:table-cell>
          <table:table-cell table:style-name="ce39" office:value-type="string">
            <text:p>Jede dieser Etappen dauert nicht länger als fünf Minuten, danach verschwindet das Gefühl sofort.</text:p>
          </table:table-cell>
          <table:table-cell table:style-name="ce28" office:value-type="string">
            <text:p>ok</text:p>
          </table:table-cell>
          <table:table-cell table:number-columns-repeated="5" table:style-name="ce45"/>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7"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8"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7"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8"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f.btn.title</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h1</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to avoid relapses</text:p>
          </table:table-cell>
          <table:table-cell table:style-name="ce28" office:value-type="string">
            <text:p>Как избежать рецидивов</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REMOVING ROADBLOCKS - WEIGHT</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7"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8"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7" office:value-type="string">
            <text:p>El aumento de peso es un temor común</text:p>
          </table:table-cell>
          <table:table-cell table:style-name="ce21" office:value-type="string">
            <text:p>Weight gaining is a common fear</text:p>
          </table:table-cell>
          <table:table-cell table:style-name="ce28"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7" office:value-type="string">
            <text:p>Cómo superar los miedos</text:p>
          </table:table-cell>
          <table:table-cell table:style-name="ce21" office:value-type="string">
            <text:p>How to overcome the fears</text:p>
          </table:table-cell>
          <table:table-cell table:style-name="ce28" office:value-type="string">
            <text:p>Как преодолеть страхи</text:p>
          </table:table-cell>
          <table:table-cell table:style-name="ce25" office:value-type="string">
            <text:p>Wie man die Ängste besiegt</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7"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8"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medos.h2.1</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medos.li.1</text:p>
          </table:table-cell>
          <table:table-cell table:style-name="ce28" office:value-type="string">
            <text:p>Alguns fumantes podem ganhar peso nos primeiros meses após parar de fumar.</text:p>
          </table:table-cell>
          <table:table-cell table:style-name="ce27"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8"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7" office:value-type="string">
            <text:p>El promedio de aumento de peso suele variar entre  2 a 4 kilos.</text:p>
          </table:table-cell>
          <table:table-cell table:style-name="ce25" office:value-type="string">
            <text:p>Average weight gain varies from 2 to 4 kilos (4.4 - 8.8 lbs).</text:p>
          </table:table-cell>
          <table:table-cell table:style-name="ce28"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7" office:value-type="string">
            <text:p>Algunos fumadores pueden incluso perder peso.</text:p>
          </table:table-cell>
          <table:table-cell table:style-name="ce21" office:value-type="string">
            <text:p>Some smokers may lose weight during a quit attempt.</text:p>
          </table:table-cell>
          <table:table-cell table:style-name="ce28"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7" office:value-type="string">
            <text:p>Miedo de no conseguir parar de furmar o recaer</text:p>
          </table:table-cell>
          <table:table-cell table:style-name="ce25" office:value-type="string">
            <text:p>Fear of failing to quit</text:p>
          </table:table-cell>
          <table:table-cell table:style-name="ce28" office:value-type="string">
            <text:p>Страх потерпеть неудачу</text:p>
          </table:table-cell>
          <table:table-cell table:style-name="ce25" office:value-type="string">
            <text:p>Die Angst, es nicht zu schaffen und rückfällig zu werden.</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7"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8"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7"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8"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7" office:value-type="string">
            <text:p>Ansiedad y  depresión son los problemas más comunes entre los fumadores y necesitan de atención especial.</text:p>
          </table:table-cell>
          <table:table-cell table:style-name="ce21" office:value-type="string">
            <text:p>Anxiety and depression are common issues among smokers and they must get special attention.</text:p>
          </table:table-cell>
          <table:table-cell table:style-name="ce28"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7" office:value-type="string">
            <text:p>Ansiedad y depresión</text:p>
          </table:table-cell>
          <table:table-cell table:style-name="ce21" office:value-type="string">
            <text:p>Anxiety and depression</text:p>
          </table:table-cell>
          <table:table-cell table:style-name="ce28" office:value-type="string">
            <text:p>Беспокойство и депрессия</text:p>
          </table:table-cell>
          <table:table-cell table:style-name="ce25" office:value-type="string">
            <text:p>Angst und Depression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ref</text:p>
          </table:table-cell>
          <table:table-cell table:style-name="ce25" office:value-type="string">
            <text:p>Fonte:</text:p>
          </table:table-cell>
          <table:table-cell table:style-name="ce27" office:value-type="string">
            <text:p>Fuente:</text:p>
          </table:table-cell>
          <table:table-cell table:style-name="ce21" office:value-type="string">
            <text:p>Source:</text:p>
          </table:table-cell>
          <table:table-cell table:style-name="ce28" office:value-type="string">
            <text:p>Источник:</text:p>
          </table:table-cell>
          <table:table-cell table:style-name="ce25" office:value-type="string">
            <text:p>Quelle:</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15">
          <table:table-cell table:style-name="ce25" office:value-type="string">
            <text:p># REMOVING ROADBLOCKS - ANXIETY AND DEPRESSION</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eparando.aed.titlepage</text:p>
          </table:table-cell>
          <table:table-cell table:style-name="ce28" office:value-type="string">
            <text:p>Ansiedade e depressão</text:p>
          </table:table-cell>
          <table:table-cell table:style-name="ce27" office:value-type="string">
            <text:p>Ansiedad y depresión</text:p>
          </table:table-cell>
          <table:table-cell table:style-name="ce21" office:value-type="string">
            <text:p>Anxiety and depression</text:p>
          </table:table-cell>
          <table:table-cell table:style-name="ce28" office:value-type="string">
            <text:p>Беспокойство и депрессия</text:p>
          </table:table-cell>
          <table:table-cell table:style-name="ce25" office:value-type="string">
            <text:p>Angst und Depressio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h1.1</text:p>
          </table:table-cell>
          <table:table-cell table:style-name="ce28" office:value-type="string">
            <text:p>Ansiedade e depressão</text:p>
          </table:table-cell>
          <table:table-cell table:style-name="ce27" office:value-type="string">
            <text:p>Ansiedad y depresión</text:p>
          </table:table-cell>
          <table:table-cell table:style-name="ce21" office:value-type="string">
            <text:p>Anxiety and depression</text:p>
          </table:table-cell>
          <table:table-cell table:style-name="ce28" office:value-type="string">
            <text:p>Беспокойство и депрессия</text:p>
          </table:table-cell>
          <table:table-cell table:style-name="ce25" office:value-type="string">
            <text:p>Angst und Depression</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7" office:value-type="string">
            <text:p>Sorrowing Old Man - Vincent van Gogh</text:p>
          </table:table-cell>
          <table:table-cell table:style-name="ce25" office:value-type="string">
            <text:p>Sorrowing Old Man  - Vincent van Gogh</text:p>
          </table:table-cell>
          <table:table-cell table:style-name="ce28" office:value-type="string">
            <text:p>На пороге вечности - Винсент ван Гог</text:p>
          </table:table-cell>
          <table:table-cell table:style-name="ce25" office:value-type="string">
            <text:p>Sorrowing Old Man - Vincent van Gogh</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7"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8"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7"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8"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8" office:value-type="string">
            <text:p>ok</text:p>
          </table:table-cell>
          <table:table-cell table:number-columns-repeated="5" table:style-name="ce21"/>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7" office:value-type="string">
            <text:p>Trastornos de ansiedad también son más comunes.</text:p>
          </table:table-cell>
          <table:table-cell table:style-name="ce25" office:value-type="string">
            <text:p>Anxiety disorders are more common as well.</text:p>
          </table:table-cell>
          <table:table-cell table:style-name="ce28"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7"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8"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8" office:value-type="string">
            <text:p>ok</text:p>
          </table:table-cell>
          <table:table-cell table:number-columns-repeated="5" table:style-name="ce21"/>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7"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8"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question.option.1</text:p>
          </table:table-cell>
          <table:table-cell table:style-name="ce25" office:value-type="string">
            <text:p>Sim</text:p>
          </table:table-cell>
          <table:table-cell table:style-name="ce27" office:value-type="string">
            <text:p>Sí</text:p>
          </table:table-cell>
          <table:table-cell table:style-name="ce21" office:value-type="string">
            <text:p>Yes</text:p>
          </table:table-cell>
          <table:table-cell table:style-name="ce28" office:value-type="string">
            <text:p>Да</text:p>
          </table:table-cell>
          <table:table-cell table:style-name="ce25" office:value-type="string">
            <text:p>Ja</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question.option.2</text:p>
          </table:table-cell>
          <table:table-cell table:style-name="ce25" office:value-type="string">
            <text:p>Não</text:p>
          </table:table-cell>
          <table:table-cell table:style-name="ce27" office:value-type="string">
            <text:p>No</text:p>
          </table:table-cell>
          <table:table-cell table:style-name="ce21" office:value-type="string">
            <text:p>No</text:p>
          </table:table-cell>
          <table:table-cell table:style-name="ce28" office:value-type="string">
            <text:p>Нет</text:p>
          </table:table-cell>
          <table:table-cell table:style-name="ce25" office:value-type="string">
            <text:p>Nei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h4.1</text:p>
          </table:table-cell>
          <table:table-cell table:style-name="ce25" office:value-type="string">
            <text:p>Se sim</text:p>
          </table:table-cell>
          <table:table-cell table:style-name="ce27" office:value-type="string">
            <text:p>En caso afirmativo</text:p>
          </table:table-cell>
          <table:table-cell table:style-name="ce21" office:value-type="string">
            <text:p>If so</text:p>
          </table:table-cell>
          <table:table-cell table:style-name="ce28" office:value-type="string">
            <text:p>Если да</text:p>
          </table:table-cell>
          <table:table-cell table:style-name="ce25" office:value-type="string">
            <text:p>Wenn Ja</text:p>
          </table:table-cell>
          <table:table-cell table:style-name="ce28" office:value-type="string">
            <text:p>ok</text:p>
          </table:table-cell>
          <table:table-cell table:number-columns-repeated="5" table:style-name="ce21"/>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7"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8"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8" office:value-type="string">
            <text:p>deleted</text:p>
          </table:table-cell>
          <table:table-cell table:number-columns-repeated="5" table:style-name="ce21"/>
        </table:table-row>
        <table:table-row table:style-name="ro2">
          <table:table-cell table:style-name="ce25" office:value-type="string">
            <text:p>preparando.aed.h4.2</text:p>
          </table:table-cell>
          <table:table-cell table:style-name="ce25" office:value-type="string">
            <text:p>Se não</text:p>
          </table:table-cell>
          <table:table-cell table:style-name="ce27" office:value-type="string">
            <text:p>Si no</text:p>
          </table:table-cell>
          <table:table-cell table:style-name="ce21" office:value-type="string">
            <text:p>If not</text:p>
          </table:table-cell>
          <table:table-cell table:style-name="ce28" office:value-type="string">
            <text:p>Если нет</text:p>
          </table:table-cell>
          <table:table-cell table:style-name="ce25" office:value-type="string">
            <text:p>Wenn Nein</text:p>
          </table:table-cell>
          <table:table-cell table:style-name="ce28" office:value-type="string">
            <text:p>ok</text:p>
          </table:table-cell>
          <table:table-cell table:number-columns-repeated="5" table:style-name="ce21"/>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7"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8"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8" office:value-type="string">
            <text:p>deleted</text:p>
          </table:table-cell>
          <table:table-cell table:number-columns-repeated="5" table:style-name="ce21"/>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7"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8"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btn.avaliar</text:p>
          </table:table-cell>
          <table:table-cell table:style-name="ce25" office:value-type="string">
            <text:p>Avaliar</text:p>
          </table:table-cell>
          <table:table-cell table:style-name="ce27" office:value-type="string">
            <text:p>Evaluar</text:p>
          </table:table-cell>
          <table:table-cell table:style-name="ce21" office:value-type="string">
            <text:p>Test</text:p>
          </table:table-cell>
          <table:table-cell table:style-name="ce28" office:value-type="string">
            <text:p>Тест</text:p>
          </table:table-cell>
          <table:table-cell table:style-name="ce25" office:value-type="string">
            <text:p>Bewerten</text:p>
          </table:table-cell>
          <table:table-cell table:style-name="ce28" office:value-type="string">
            <text:p>ok</text:p>
          </table:table-cell>
          <table:table-cell table:number-columns-repeated="5" table:style-name="ce21"/>
        </table:table-row>
        <table:table-row table:style-name="ro2">
          <table:table-cell table:style-name="ce30" office:value-type="string">
            <text:p>preparando.aed.result</text:p>
          </table:table-cell>
          <table:table-cell table:style-name="ce28"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1"/>
        </table:table-row>
        <table:table-row table:style-name="ro2">
          <table:table-cell table:style-name="ce30" office:value-type="string">
            <text:p>preparando.aed.feedback.1</text:p>
          </table:table-cell>
          <table:table-cell table:style-name="ce28" office:value-type="string">
            <text:p>Você não apresenta sintomas de depressão mas sim de ansiedade. Fique à vontade para navegar no site. No entanto, recomendamos que você procure apoio médico para parar de fumar.</text:p>
          </table:table-cell>
          <table:table-cell table:style-name="ce28" office:value-type="string">
            <text:p>Você não apresenta sintomas de depressão mas sim de ansiedade. Fique à vontade para navegar no site. No entanto, recomendamos que você procure apoio médico para parar de fumar.</text:p>
          </table:table-cell>
          <table:table-cell table:style-name="ce28" office:value-type="string">
            <text:p>You do not have depression symptoms but you have anxious symptoms. Feel free to browse the site. However, we recommend seeing a doctor if you are planning a quit attempt.</text:p>
          </table:table-cell>
          <table:table-cell table:style-name="ce28"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8"/>
          <table:table-cell table:style-name="ce30" office:value-type="string">
            <text:p>ok</text:p>
          </table:table-cell>
          <table:table-cell table:number-columns-repeated="5" table:style-name="ce21"/>
        </table:table-row>
        <table:table-row table:style-name="ro2">
          <table:table-cell table:style-name="ce44" office:value-type="string">
            <text:p>preparando.aed.feedback.2</text:p>
          </table:table-cell>
          <table:table-cell table:style-name="ce28"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8" office:value-type="string">
            <text:p>У вас нет таковых симпотомов, что повышает вероятность бросить курить.</text:p>
          </table:table-cell>
          <table:table-cell table:style-name="ce25"/>
          <table:table-cell table:style-name="ce30" office:value-type="string">
            <text:p>ok</text:p>
          </table:table-cell>
          <table:table-cell table:number-columns-repeated="5" table:style-name="ce21"/>
        </table:table-row>
        <table:table-row table:style-name="ro2">
          <table:table-cell table:style-name="ce44" office:value-type="string">
            <text:p>preparando.aed.feedback.3</text:p>
          </table:table-cell>
          <table:table-cell table:style-name="ce28"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8"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1"/>
        </table:table-row>
        <table:table-row table:style-name="ro2">
          <table:table-cell table:style-name="ce30" office:value-type="string">
            <text:p>preparando.aed.feedback.4</text:p>
          </table:table-cell>
          <table:table-cell table:style-name="ce28"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8" office:value-type="string">
            <text:p>You do not have anxious symptoms but you have depression symptoms. Feel free to browse the site. However, we recommend seeing a doctor if you are planning a quit attempt.</text:p>
          </table:table-cell>
          <table:table-cell table:style-name="ce28"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5">
          <table:table-cell table:style-name="ce25" office:value-type="string">
            <text:p># REFERRAL</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7" office:value-type="string">
            <text:p>Dónde encontrar ayuda</text:p>
          </table:table-cell>
          <table:table-cell table:style-name="ce21" office:value-type="string">
            <text:p>Where to seek help</text:p>
          </table:table-cell>
          <table:table-cell table:style-name="ce28" office:value-type="string">
            <text:p>Где искать помощь</text:p>
          </table:table-cell>
          <table:table-cell table:style-name="ce25" office:value-type="string">
            <text:p>Wo Sie Hilfe find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7" office:value-type="string">
            <text:p>Dónde encontrar ayuda para dejar de fumar</text:p>
          </table:table-cell>
          <table:table-cell table:style-name="ce21" office:value-type="string">
            <text:p>Where to seek help to quit smoking</text:p>
          </table:table-cell>
          <table:table-cell table:style-name="ce28"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7" office:value-type="string">
            <text:p>En línea (Online) Programa Viva sinTabaco</text:p>
          </table:table-cell>
          <table:table-cell table:style-name="ce21" office:value-type="string">
            <text:p>Online - Live without Tobacco program</text:p>
          </table:table-cell>
          <table:table-cell table:style-name="ce28" office:value-type="string">
            <text:p>Онлайн - программа Живи без Табака</text:p>
          </table:table-cell>
          <table:table-cell table:style-name="ce25" office:value-type="string">
            <text:p>Onlineprogramm - Lebe ohne Tabak</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7"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8"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7" office:value-type="string">
            <text:p>Teléfono - Servicio Viva voz</text:p>
          </table:table-cell>
          <table:table-cell table:style-name="ce21" office:value-type="string">
            <text:p>Telephone - Quitlines</text:p>
          </table:table-cell>
          <table:table-cell table:style-name="ce28" office:value-type="string">
            <text:p>Телефон - Горячая линия</text:p>
          </table:table-cell>
          <table:table-cell table:style-name="ce25" office:value-type="string">
            <text:p>Telefonservice</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ajuda.p2</text:p>
          </table:table-cell>
          <table:table-cell table:style-name="ce28" office:value-type="string">
            <text:p>Serviço gratuito para tratamento por telefone da Universidade Federal de Ciências da Saúde de Porto Alegre. Disque 136.</text:p>
          </table:table-cell>
          <table:table-cell table:style-name="ce31" office:value-type="string">
            <text:p>Servicio gratuito para el tratamiento por vía telefónica  Universidad Federal de Ciencias de la Salud de Porto Alegre. Marque 136.</text:p>
          </table:table-cell>
          <table:table-cell table:style-name="ce25" office:value-type="string">
            <text:p>You should check on the web quitlines services provided by your National Health Service.</text:p>
          </table:table-cell>
          <table:table-cell table:style-name="ce28" office:value-type="string">
            <text:p>Вы должны найти веб горячие линии, предоставленные Национальными Службами Здравоохранения в Вашей стране.</text:p>
          </table:table-cell>
          <table:table-cell table:style-name="ce28"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2" office:value-type="string">
            <text:p>Sistema Único de Salud</text:p>
          </table:table-cell>
          <table:table-cell table:style-name="ce21" office:value-type="string">
            <text:p>National Health Services</text:p>
          </table:table-cell>
          <table:table-cell table:style-name="ce28" office:value-type="string">
            <text:p>Национальные Службы Здравоохранения</text:p>
          </table:table-cell>
          <table:table-cell table:style-name="ce25" office:value-type="string">
            <text:p>Gesundheitsdienste</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7" office:value-type="string">
            <text:p>Presencial- Sistema Único de Salud</text:p>
          </table:table-cell>
          <table:table-cell table:style-name="ce21" office:value-type="string">
            <text:p>National Health Services</text:p>
          </table:table-cell>
          <table:table-cell table:style-name="ce28"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30" office:value-type="string">
            <text:p>ok</text:p>
          </table:table-cell>
          <table:table-cell table:number-columns-repeated="5" table:style-name="ce21"/>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7"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8"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8"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30" office:value-type="string">
            <text:p>ok</text:p>
          </table:table-cell>
          <table:table-cell table:number-columns-repeated="5" table:style-name="ce21"/>
        </table:table-row>
        <table:table-row table:style-name="ro2">
          <table:table-cell table:style-name="ce25" office:value-type="string">
            <text:p>preparando.ajuda.saibamais</text:p>
          </table:table-cell>
          <table:table-cell table:style-name="ce25" office:value-type="string">
            <text:p>Saiba mais</text:p>
          </table:table-cell>
          <table:table-cell table:style-name="ce27" office:value-type="string">
            <text:p>Conozca más</text:p>
          </table:table-cell>
          <table:table-cell table:style-name="ce21" office:value-type="string">
            <text:p>More</text:p>
          </table:table-cell>
          <table:table-cell table:style-name="ce28" office:value-type="string">
            <text:p>Больше</text:p>
          </table:table-cell>
          <table:table-cell table:style-name="ce25" office:value-type="string">
            <text:p>Erfahren Sie mehr</text:p>
          </table:table-cell>
          <table:table-cell table:style-name="ce30" office:value-type="string">
            <text:p>ok</text:p>
          </table:table-cell>
          <table:table-cell table:number-columns-repeated="5" table:style-name="ce21"/>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7"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7" office:value-type="string">
            <text:p>Cómo reemplazar el placer de fumar</text:p>
          </table:table-cell>
          <table:table-cell table:style-name="ce25" office:value-type="string">
            <text:p>How to replace the pleasure of smoking</text:p>
          </table:table-cell>
          <table:table-cell table:style-name="ce28"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7" office:value-type="string">
            <text:p>Dudas ante la decisión de dejar de fumar.</text:p>
          </table:table-cell>
          <table:table-cell table:style-name="ce21" office:value-type="string">
            <text:p>Doubts about quitting smoking</text:p>
          </table:table-cell>
          <table:table-cell table:style-name="ce28" office:value-type="string">
            <text:p>Сомнения по-поводу бросания курить</text:p>
          </table:table-cell>
          <table:table-cell table:style-name="ce25" office:value-type="string">
            <text:p>Zweifel gegenüber dem Aufhören</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7"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8"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7" office:value-type="string">
            <text:p>Es común sentir dudas acerca de dejar de fumar.</text:p>
          </table:table-cell>
          <table:table-cell table:style-name="ce25" office:value-type="string">
            <text:p>It is normal to have doubts about quitting.</text:p>
          </table:table-cell>
          <table:table-cell table:style-name="ce28"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7"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8"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7" office:value-type="string">
            <text:p>La amistad con el cigarrillo</text:p>
          </table:table-cell>
          <table:table-cell table:style-name="ce21" office:value-type="string">
            <text:p>The friendship with the cigarette</text:p>
          </table:table-cell>
          <table:table-cell table:style-name="ce28" office:value-type="string">
            <text:p>Дружба с сигаретой</text:p>
          </table:table-cell>
          <table:table-cell table:style-name="ce25" office:value-type="string">
            <text:p>Die Freundschaft zur Zigarette</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7"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8"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7"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8"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7"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8"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1"/>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7"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8"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7" office:value-type="string">
            <text:p>Sepa dónde encontrar ayuda</text:p>
          </table:table-cell>
          <table:table-cell table:style-name="ce21" office:value-type="string">
            <text:p>Find out where to get help</text:p>
          </table:table-cell>
          <table:table-cell table:style-name="ce28" office:value-type="string">
            <text:p>Узнайте, где найти помощь</text:p>
          </table:table-cell>
          <table:table-cell table:style-name="ce25" office:value-type="string">
            <text:p>Erfahren Sie, wo Sie Hilfe finden</text:p>
          </table:table-cell>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5">
          <table:table-cell table:style-name="ce25" office:value-type="string">
            <text:p># SECOND HAND SMOKING</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2" office:value-type="string">
            <text:p>Tabaquismo pasivo</text:p>
          </table:table-cell>
          <table:table-cell table:style-name="ce21" office:value-type="string">
            <text:p>Secondhand smoking</text:p>
          </table:table-cell>
          <table:table-cell table:style-name="ce28"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passivo.h1.1</text:p>
          </table:table-cell>
          <table:table-cell table:style-name="ce25" office:value-type="string">
            <text:p>Fumo passivo</text:p>
          </table:table-cell>
          <table:table-cell table:style-name="ce27" office:value-type="string">
            <text:p>Fumador pasivo</text:p>
          </table:table-cell>
          <table:table-cell table:style-name="ce21" office:value-type="string">
            <text:p>Secondhand smoking</text:p>
          </table:table-cell>
          <table:table-cell table:style-name="ce28"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passivo.h2.1</text:p>
          </table:table-cell>
          <table:table-cell table:style-name="ce25" office:value-type="string">
            <text:p>O que é?</text:p>
          </table:table-cell>
          <table:table-cell table:style-name="ce27" office:value-type="string">
            <text:p>¿Qué es?</text:p>
          </table:table-cell>
          <table:table-cell table:style-name="ce21" office:value-type="string">
            <text:p>What is it?</text:p>
          </table:table-cell>
          <table:table-cell table:style-name="ce25"/>
          <table:table-cell table:style-name="ce25" office:value-type="string">
            <text:p>Was ist das?</text:p>
          </table:table-cell>
          <table:table-cell table:style-name="ce30" office:value-type="string">
            <text:p>ok</text:p>
          </table:table-cell>
          <table:table-cell table:number-columns-repeated="5" table:style-name="ce21"/>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7"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8"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passivo.h2.2</text:p>
          </table:table-cell>
          <table:table-cell table:style-name="ce25" office:value-type="string">
            <text:p>Danos à saúde</text:p>
          </table:table-cell>
          <table:table-cell table:style-name="ce42" office:value-type="string">
            <text:p>Daños para la salud</text:p>
          </table:table-cell>
          <table:table-cell table:style-name="ce21" office:value-type="string">
            <text:p>Health consequences</text:p>
          </table:table-cell>
          <table:table-cell table:style-name="ce28" office:value-type="string">
            <text:p>Последствия для здоровья</text:p>
          </table:table-cell>
          <table:table-cell table:style-name="ce25" office:value-type="string">
            <text:p>Gesundheitsschäden</text:p>
          </table:table-cell>
          <table:table-cell table:style-name="ce30" office:value-type="string">
            <text:p>ok</text:p>
          </table:table-cell>
          <table:table-cell table:number-columns-repeated="5" table:style-name="ce21"/>
        </table:table-row>
        <table:table-row table:style-name="ro3">
          <table:table-cell table:style-name="ce39" office:value-type="string">
            <text:p>preparando.passivo.li.1</text:p>
          </table:table-cell>
          <table:table-cell table:style-name="ce40" office:value-type="string">
            <text:p>O fumo passivo causa mal à saúde também.</text:p>
          </table:table-cell>
          <table:table-cell table:style-name="ce43" office:value-type="string">
            <text:p>Ser fumador pasivo es perjudicial también. </text:p>
          </table:table-cell>
          <table:table-cell table:style-name="ce39"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0" office:value-type="string">
            <text:p>Пассивное курения также вредно;</text:p>
          </table:table-cell>
          <table:table-cell table:style-name="ce39" office:value-type="string">
            <text:p>Passives Rauchen verursacht ebenso gesundheitliche Schäden. </text:p>
          </table:table-cell>
          <table:table-cell table:style-name="ce30" office:value-type="string">
            <text:p>ok</text:p>
          </table:table-cell>
          <table:table-cell table:number-columns-repeated="5" table:style-name="ce45"/>
        </table:table-row>
        <table:table-row table:style-name="ro4">
          <table:table-cell table:style-name="ce25" office:value-type="string">
            <text:p>preparando.passivo.li.2</text:p>
          </table:table-cell>
          <table:table-cell table:style-name="ce28" office:value-type="string">
            <text:p>Em crianças o fumo passivo pode provocar a morte súbita infantil, problemas respiratórios e danos ao ouvido.</text:p>
          </table:table-cell>
          <table:table-cell table:style-name="ce27"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8"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7"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8"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7" office:value-type="string">
            <text:p>¿Qué puede hacer usted para ayudar ?</text:p>
          </table:table-cell>
          <table:table-cell table:style-name="ce21" office:value-type="string">
            <text:p>What can you do to help?</text:p>
          </table:table-cell>
          <table:table-cell table:style-name="ce28" office:value-type="string">
            <text:p>Что Вы можете сделать?</text:p>
          </table:table-cell>
          <table:table-cell table:style-name="ce25" office:value-type="string">
            <text:p>Was Sie tun können, um vorzubeugen</text:p>
          </table:table-cell>
          <table:table-cell table:style-name="ce30" office:value-type="string">
            <text:p>ok</text:p>
          </table:table-cell>
          <table:table-cell table:number-columns-repeated="5" table:style-name="ce21"/>
        </table:table-row>
        <table:table-row table:style-name="ro3">
          <table:table-cell table:style-name="ce25" office:value-type="string">
            <text:p>preparando.passivo.li.4</text:p>
          </table:table-cell>
          <table:table-cell table:style-name="ce28" office:value-type="string">
            <text:p>Fumar em lugares abertos e fora de locais públicos.</text:p>
          </table:table-cell>
          <table:table-cell table:style-name="ce27" office:value-type="string">
            <text:p>Fumar en lugares abiertos y fuera de los lugares públicos;</text:p>
          </table:table-cell>
          <table:table-cell table:style-name="ce25" office:value-type="string">
            <text:p>Smoke in open places and out of public places;</text:p>
          </table:table-cell>
          <table:table-cell table:style-name="ce28"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30" office:value-type="string">
            <text:p>ok</text:p>
          </table:table-cell>
          <table:table-cell table:number-columns-repeated="5" table:style-name="ce21"/>
        </table:table-row>
        <table:table-row table:style-name="ro6">
          <table:table-cell table:style-name="ce25" office:value-type="string">
            <text:p>preparando.passivo.li.5</text:p>
          </table:table-cell>
          <table:table-cell table:style-name="ce28" office:value-type="string">
            <text:p>Fumar no exterior da casa para evitar o contato da fumaça que fica no ambiente em familiares e animais domésticos.</text:p>
          </table:table-cell>
          <table:table-cell table:style-name="ce27"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8"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1"/>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7"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8"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1"/>
        </table:table-row>
        <table:table-row table:style-name="ro2">
          <table:table-cell table:style-name="ce25" office:value-type="string">
            <text:p>preparando.passivo.btn.title</text:p>
          </table:table-cell>
          <table:table-cell table:style-name="ce28" office:value-type="string">
            <text:p>Vantagens de parar de fumar</text:p>
          </table:table-cell>
          <table:table-cell table:style-name="ce27" office:value-type="string">
            <text:p>Beneficios de dejar de fumar</text:p>
          </table:table-cell>
          <table:table-cell table:style-name="ce21" office:value-type="string">
            <text:p>Benefits of quit smoking</text:p>
          </table:table-cell>
          <table:table-cell table:style-name="ce28" office:value-type="string">
            <text:p>Выгоды бросить курить</text:p>
          </table:table-cell>
          <table:table-cell table:style-name="ce25" office:value-type="string">
            <text:p>Vorteile des Rauchstopps</text:p>
          </table:table-cell>
          <table:table-cell table:style-name="ce30" office:value-type="string">
            <text:p>ok</text:p>
          </table:table-cell>
          <table:table-cell table:number-columns-repeated="5" table:style-name="ce21"/>
        </table:table-row>
        <table:table-row table:style-name="ro2">
          <table:table-cell table:style-name="ce25" office:value-type="string">
            <text:p>authors</text:p>
          </table:table-cell>
          <table:table-cell table:style-name="ce25" office:value-type="string">
            <text:p>Autores</text:p>
          </table:table-cell>
          <table:table-cell table:style-name="ce27" office:value-type="string">
            <text:p>Autores</text:p>
          </table:table-cell>
          <table:table-cell table:style-name="ce21" office:value-type="string">
            <text:p>Authors</text:p>
          </table:table-cell>
          <table:table-cell table:style-name="ce28" office:value-type="string">
            <text:p>Авторы</text:p>
          </table:table-cell>
          <table:table-cell table:style-name="ce25" office:value-type="string">
            <text:p>Die Autoren</text:p>
          </table:table-cell>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 STEP 2 - READY TO QUIT##### #####</text:p>
          </table:table-cell>
          <table:table-cell table:style-name="ce25"/>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5">
          <table:table-cell table:style-name="ce25" office:value-type="string">
            <text:p># INTRO</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30" office:value-type="string">
            <text:p>ok</text:p>
          </table:table-cell>
          <table:table-cell table:number-columns-repeated="5" table:style-name="ce21"/>
        </table:table-row>
        <table:table-row table:style-name="ro2">
          <table:table-cell table:style-name="ce25" office:value-type="string">
            <text:p>pronto.intro.h1</text:p>
          </table:table-cell>
          <table:table-cell table:style-name="ce25" office:value-type="string">
            <text:p>Pronto para parar</text:p>
          </table:table-cell>
          <table:table-cell table:style-name="ce27" office:value-type="string">
            <text:p>Listo para dejar de fumar.</text:p>
          </table:table-cell>
          <table:table-cell table:style-name="ce21" office:value-type="string">
            <text:p>Ready to quit</text:p>
          </table:table-cell>
          <table:table-cell table:style-name="ce28" office:value-type="string">
            <text:p>Готов бросить</text:p>
          </table:table-cell>
          <table:table-cell table:style-name="ce25" office:value-type="string">
            <text:p>Bereit für den Rauchstopp</text:p>
          </table:table-cell>
          <table:table-cell table:style-name="ce30" office:value-type="string">
            <text:p>ok</text:p>
          </table:table-cell>
          <table:table-cell table:number-columns-repeated="5" table:style-name="ce21"/>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7"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8"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1"/>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7"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8"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30" office:value-type="string">
            <text:p>ok</text:p>
          </table:table-cell>
          <table:table-cell table:number-columns-repeated="5" table:style-name="ce21"/>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7"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8"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1"/>
        </table:table-row>
        <table:table-row table:style-name="ro2">
          <table:table-cell table:style-name="ce25" office:value-type="string">
            <text:p>pronto.intro.h3</text:p>
          </table:table-cell>
          <table:table-cell table:style-name="ce25" office:value-type="string">
            <text:p>Recomendações</text:p>
          </table:table-cell>
          <table:table-cell table:style-name="ce27" office:value-type="string">
            <text:p>Recomendaciones</text:p>
          </table:table-cell>
          <table:table-cell table:style-name="ce21" office:value-type="string">
            <text:p>Tips</text:p>
          </table:table-cell>
          <table:table-cell table:style-name="ce28" office:value-type="string">
            <text:p>Советы</text:p>
          </table:table-cell>
          <table:table-cell table:style-name="ce25" office:value-type="string">
            <text:p>Empfehlungen</text:p>
          </table:table-cell>
          <table:table-cell table:style-name="ce30" office:value-type="string">
            <text:p>ok</text:p>
          </table:table-cell>
          <table:table-cell table:number-columns-repeated="5" table:style-name="ce21"/>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7" office:value-type="string">
            <text:p>Intente seguir los pasos en orden.</text:p>
          </table:table-cell>
          <table:table-cell table:style-name="ce25" office:value-type="string">
            <text:p>Try to follow all the steps in the order.</text:p>
          </table:table-cell>
          <table:table-cell table:style-name="ce28"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30" office:value-type="string">
            <text:p>ok</text:p>
          </table:table-cell>
          <table:table-cell table:number-columns-repeated="5" table:style-name="ce21"/>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7"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8"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1"/>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7"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8"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1"/>
        </table:table-row>
        <table:table-row table:style-name="ro2">
          <table:table-cell table:style-name="ce25" office:value-type="string">
            <text:p>pronto.intro.li3b</text:p>
          </table:table-cell>
          <table:table-cell table:style-name="ce25" office:value-type="string">
            <text:p>Preparando para parar</text:p>
          </table:table-cell>
          <table:table-cell table:style-name="ce27" office:value-type="string">
            <text:p>Preparación para dejar de fumar</text:p>
          </table:table-cell>
          <table:table-cell table:style-name="ce21" office:value-type="string">
            <text:p>Get ready to quit</text:p>
          </table:table-cell>
          <table:table-cell table:style-name="ce28" office:value-type="string">
            <text:p>Приготовьтесь бросить курить</text:p>
          </table:table-cell>
          <table:table-cell table:style-name="ce25" office:value-type="string">
            <text:p>Vorbereiten des Rauchstopps</text:p>
          </table:table-cell>
          <table:table-cell table:style-name="ce30" office:value-type="string">
            <text:p>ok</text:p>
          </table:table-cell>
          <table:table-cell table:number-columns-repeated="5" table:style-name="ce21"/>
        </table:table-row>
        <table:table-row table:style-name="ro2">
          <table:table-cell table:style-name="ce25" office:value-type="string">
            <text:p>pronto.intro.next.h2</text:p>
          </table:table-cell>
          <table:table-cell table:style-name="ce25" office:value-type="string">
            <text:p>Próximo passo</text:p>
          </table:table-cell>
          <table:table-cell table:style-name="ce27" office:value-type="string">
            <text:p>Siguiente Paso</text:p>
          </table:table-cell>
          <table:table-cell table:style-name="ce21" office:value-type="string">
            <text:p>Next step</text:p>
          </table:table-cell>
          <table:table-cell table:style-name="ce28" office:value-type="string">
            <text:p>Далее</text:p>
          </table:table-cell>
          <table:table-cell table:style-name="ce25" office:value-type="string">
            <text:p>Nächster Schritt</text:p>
          </table:table-cell>
          <table:table-cell table:style-name="ce30" office:value-type="string">
            <text:p>ok</text:p>
          </table:table-cell>
          <table:table-cell table:number-columns-repeated="5" table:style-name="ce21"/>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7"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8"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30" office:value-type="string">
            <text:p>ok</text:p>
          </table:table-cell>
          <table:table-cell table:number-columns-repeated="5" table:style-name="ce21"/>
        </table:table-row>
        <table:table-row table:style-name="ro2">
          <table:table-cell table:style-name="ce30" office:value-type="string">
            <text:p>pronto.intro.question1</text:p>
          </table:table-cell>
          <table:table-cell table:style-name="ce28" office:value-type="string">
            <text:p>Qual a opção melhor representa você?</text:p>
          </table:table-cell>
          <table:table-cell table:style-name="ce31" office:value-type="string">
            <text:p>O quão motivado você está para parar de fumar?</text:p>
          </table:table-cell>
          <table:table-cell table:style-name="ce30" office:value-type="string">
            <text:p>Which option better describe you?</text:p>
          </table:table-cell>
          <table:table-cell table:style-name="ce28" office:value-type="string">
            <text:p>Насколько Вы мотивированы бросить курить?</text:p>
          </table:table-cell>
          <table:table-cell table:style-name="ce28" office:value-type="string">
            <text:p>O quão motivado você está para parar de fumar?</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1</text:p>
          </table:table-cell>
          <table:table-cell table:style-name="ce28" office:value-type="string">
            <text:p>Eu gosto de fumar e não penso em parar.</text:p>
          </table:table-cell>
          <table:table-cell table:style-name="ce28" office:value-type="string">
            <text:p>Eu gosto de fumar e não penso em parar.</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2</text:p>
          </table:table-cell>
          <table:table-cell table:style-name="ce28" office:value-type="string">
            <text:p>Eu nunca penso sobre parar de fumar e não tenho planos de parar.</text:p>
          </table:table-cell>
          <table:table-cell table:style-name="ce28" office:value-type="string">
            <text:p>Eu nunca penso sobre parar de fumar e não tenho planos de parar.</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3</text:p>
          </table:table-cell>
          <table:table-cell table:style-name="ce28" office:value-type="string">
            <text:p>Eu raramente penso sobre parar de fumar e não tenho planos de parar.</text:p>
          </table:table-cell>
          <table:table-cell table:style-name="ce28" office:value-type="string">
            <text:p>Eu raramente penso sobre parar de fumar e não tenho planos de parar.</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4</text:p>
          </table:table-cell>
          <table:table-cell table:style-name="ce28" office:value-type="string">
            <text:p>Eu, às vezes, penso sobre parar de fumar, mas não tenho planos de parar.</text:p>
          </table:table-cell>
          <table:table-cell table:style-name="ce28" office:value-type="string">
            <text:p>Eu, às vezes, penso sobre parar de fumar, mas não tenho planos de parar.</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5</text:p>
          </table:table-cell>
          <table:table-cell table:style-name="ce28" office:value-type="string">
            <text:p>Eu frequentemente penso sobre parar de fumar, mas não tenho planos de parar.</text:p>
          </table:table-cell>
          <table:table-cell table:style-name="ce28" office:value-type="string">
            <text:p>Eu frequentemente penso sobre parar de fumar, mas não tenho planos de parar.</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6</text:p>
          </table:table-cell>
          <table:table-cell table:style-name="ce28" office:value-type="string">
            <text:p>Eu planejo parar de fumar nos próximos 6 meses.</text:p>
          </table:table-cell>
          <table:table-cell table:style-name="ce28" office:value-type="string">
            <text:p>Eu planejo parar de fumar nos próximos 6 mese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7</text:p>
          </table:table-cell>
          <table:table-cell table:style-name="ce28" office:value-type="string">
            <text:p>Eu planejo parar de fumar nos próximos 30 dias.</text:p>
          </table:table-cell>
          <table:table-cell table:style-name="ce28" office:value-type="string">
            <text:p>Eu planejo parar de fumar nos próximos 30 dia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8</text:p>
          </table:table-cell>
          <table:table-cell table:style-name="ce28" office:value-type="string">
            <text:p>Eu ainda fumo, mas comecei a mudar, diminuindo o número de cigarros que eu fumo.</text:p>
          </table:table-cell>
          <table:table-cell table:style-name="ce28" office:value-type="string">
            <text:p>Eu ainda fumo, mas comecei a mudar, diminuindo o número de cigarros que eu fumo.</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09</text:p>
          </table:table-cell>
          <table:table-cell table:style-name="ce28" office:value-type="string">
            <text:p>Eu parei de fumar, mas ainda me preocupo sobre recair. Assim, eu necessito continuar trabalhando para viver livre do cigarro.</text:p>
          </table:table-cell>
          <table:table-cell table:style-name="ce28" office:value-type="string">
            <text:p>Eu parei de fumar, mas ainda me preocupo sobre recair. Assim, eu necessito continuar trabalhando para viver livre do cigarro.</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10</text:p>
          </table:table-cell>
          <table:table-cell table:style-name="ce28" office:value-type="string">
            <text:p>Eu parei de fumar e não fumarei novamente.</text:p>
          </table:table-cell>
          <table:table-cell table:style-name="ce28" office:value-type="string">
            <text:p>Eu parei de fumar e não fumarei novamente.</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needs translation</text:p>
          </table:table-cell>
          <table:table-cell table:number-columns-repeated="5" table:style-name="ce21"/>
        </table:table-row>
        <table:table-row table:style-name="ro2">
          <table:table-cell table:style-name="ce30"/>
          <table:table-cell table:number-columns-repeated="2" table:style-name="ce28"/>
          <table:table-cell table:number-columns-repeated="4" table:style-name="ce30"/>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ABSTINENC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7" office:value-type="string">
            <text:p>Abstinencia, qué es y cómo enfrentarla.</text:p>
          </table:table-cell>
          <table:table-cell table:style-name="ce25" office:value-type="string">
            <text:p>Withdrawal - What it is and how to deal with it</text:p>
          </table:table-cell>
          <table:table-cell table:style-name="ce28"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7" office:value-type="string">
            <text:p>La abstinencia es un obstáculo</text:p>
          </table:table-cell>
          <table:table-cell table:style-name="ce21" office:value-type="string">
            <text:p>Withdrawal is a roadblock</text:p>
          </table:table-cell>
          <table:table-cell table:style-name="ce28" office:value-type="string">
            <text:p>Синдром отмены - это препятствие</text:p>
          </table:table-cell>
          <table:table-cell table:style-name="ce25" office:value-type="string">
            <text:p>Entzug ist ein Hürd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abs.h1</text:p>
          </table:table-cell>
          <table:table-cell table:style-name="ce25" office:value-type="string">
            <text:p>Abstinência</text:p>
          </table:table-cell>
          <table:table-cell table:style-name="ce27" office:value-type="string">
            <text:p>Abstinencia</text:p>
          </table:table-cell>
          <table:table-cell table:style-name="ce21" office:value-type="string">
            <text:p>Withdrawal</text:p>
          </table:table-cell>
          <table:table-cell table:style-name="ce28" office:value-type="string">
            <text:p>Синдром отмены</text:p>
          </table:table-cell>
          <table:table-cell table:style-name="ce25" office:value-type="string">
            <text:p>Entzug</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7"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8"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7"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8"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7"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8"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7"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8"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7"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8"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7"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8"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8" office:value-type="string">
            <text:p>ok</text:p>
          </table:table-cell>
          <table:table-cell table:number-columns-repeated="5" table:style-name="ce21"/>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8"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CRAVING</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7" office:value-type="string">
            <text:p>Deseo intenso - técnicas para enfrentar el deseo intenso de fumar</text:p>
          </table:table-cell>
          <table:table-cell table:style-name="ce21" office:value-type="string">
            <text:p>Craving - techniques to overcome it</text:p>
          </table:table-cell>
          <table:table-cell table:style-name="ce28" office:value-type="string">
            <text:p>Тяга - техники преодоления.</text:p>
          </table:table-cell>
          <table:table-cell table:style-name="ce25" office:value-type="string">
            <text:p>Entzugserscheinungen - Methoden gegen dies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fis.img</text:p>
          </table:table-cell>
          <table:table-cell table:style-name="ce25" office:value-type="string">
            <text:p>Fissura</text:p>
          </table:table-cell>
          <table:table-cell table:style-name="ce27" office:value-type="string">
            <text:p>Deseo intenso</text:p>
          </table:table-cell>
          <table:table-cell table:style-name="ce21" office:value-type="string">
            <text:p>Craving</text:p>
          </table:table-cell>
          <table:table-cell table:style-name="ce28" office:value-type="string">
            <text:p>Тяга</text:p>
          </table:table-cell>
          <table:table-cell table:style-name="ce25" office:value-type="string">
            <text:p>Entzugserscheinun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fis.h1</text:p>
          </table:table-cell>
          <table:table-cell table:style-name="ce25" office:value-type="string">
            <text:p>Vencendo a fissura</text:p>
          </table:table-cell>
          <table:table-cell table:style-name="ce27" office:value-type="string">
            <text:p>Superando el deseo intenso</text:p>
          </table:table-cell>
          <table:table-cell table:style-name="ce21" office:value-type="string">
            <text:p>How to overcome craving</text:p>
          </table:table-cell>
          <table:table-cell table:style-name="ce28" office:value-type="string">
            <text:p>Как преодолеть тягу</text:p>
          </table:table-cell>
          <table:table-cell table:style-name="ce25" office:value-type="string">
            <text:p>Entzugserscheinungen besieg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42"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8"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8" office:value-type="string">
            <text:p>ok</text:p>
          </table:table-cell>
          <table:table-cell table:number-columns-repeated="5" table:style-name="ce21"/>
        </table:table-row>
        <table:table-row table:style-name="ro4">
          <table:table-cell table:style-name="ce39" office:value-type="string">
            <text:p>pronto.fis.p2</text:p>
          </table:table-cell>
          <table:table-cell table:style-name="ce39" office:value-type="string">
            <text:p>Cada episódio dura poucos minutos, diminuindo muito ou desaparecendo depois.</text:p>
          </table:table-cell>
          <table:table-cell table:style-name="ce43" office:value-type="string">
            <text:p>Cada episodio dura unos pocos momentos,  se debilita o simplemente desaparece juesto después de eso. </text:p>
          </table:table-cell>
          <table:table-cell table:style-name="ce39"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39" office:value-type="string">
            <text:p>Jede Etappe dauert nur einige Minuten an, verringert sich kontinuerlich oder verschwindet vollständig.</text:p>
          </table:table-cell>
          <table:table-cell table:style-name="ce28" office:value-type="string">
            <text:p>ok</text:p>
          </table:table-cell>
          <table:table-cell table:number-columns-repeated="5" table:style-name="ce45"/>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7"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8"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7" office:value-type="string">
            <text:p>Técnicas para enfrentar el deseo intenso.</text:p>
          </table:table-cell>
          <table:table-cell table:style-name="ce21" office:value-type="string">
            <text:p>Techniques for overcoming craving</text:p>
          </table:table-cell>
          <table:table-cell table:style-name="ce28" office:value-type="string">
            <text:p>Методики для преодоления тяги</text:p>
          </table:table-cell>
          <table:table-cell table:style-name="ce25" office:value-type="string">
            <text:p>Methoden zur Bewältigung der Entzugserscheinunge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7"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8"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7" office:value-type="string">
            <text:p>Beber un vaso de agua pausadamente. Beba (Beber) un vaso de agua lentamente.</text:p>
          </table:table-cell>
          <table:table-cell table:style-name="ce21" office:value-type="string">
            <text:p>Slowly drink a glass of water.</text:p>
          </table:table-cell>
          <table:table-cell table:style-name="ce28" office:value-type="string">
            <text:p>Медленно выпейте стакан воды.</text:p>
          </table:table-cell>
          <table:table-cell table:style-name="ce25" office:value-type="string">
            <text:p>Langsam ein Glas Wasser trink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7"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8"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7"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8"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7" office:value-type="string">
            <text:p>Leer una tarjeta con sus razones para haber dejado de fumar.</text:p>
          </table:table-cell>
          <table:table-cell table:style-name="ce25" office:value-type="string">
            <text:p>Read a card with your reasons for having quit smoking.</text:p>
          </table:table-cell>
          <table:table-cell table:style-name="ce28"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7"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8"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7" office:value-type="string">
            <text:p>Sepa mas sobre medicamentos. Obtenga más informaciónes acerca de los medicamentos</text:p>
          </table:table-cell>
          <table:table-cell table:style-name="ce21" office:value-type="string">
            <text:p>Know more about the medications</text:p>
          </table:table-cell>
          <table:table-cell table:style-name="ce28" office:value-type="string">
            <text:p>Узнайте больше про медикаменты:</text:p>
          </table:table-cell>
          <table:table-cell table:style-name="ce25" office:value-type="string">
            <text:p>Erfahren Sie mehr über die Medikamente</text:p>
          </table:table-cell>
          <table:table-cell table:style-name="ce28" office:value-type="string">
            <text:p>ok</text:p>
          </table:table-cell>
          <table:table-cell table:number-columns-repeated="5" table:style-name="ce21"/>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8"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MED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meds.titlepage</text:p>
          </table:table-cell>
          <table:table-cell table:style-name="ce25" office:value-type="string">
            <text:p>Medicamentos</text:p>
          </table:table-cell>
          <table:table-cell table:style-name="ce27" office:value-type="string">
            <text:p>Medicamentos</text:p>
          </table:table-cell>
          <table:table-cell table:style-name="ce21" office:value-type="string">
            <text:p>Medications</text:p>
          </table:table-cell>
          <table:table-cell table:style-name="ce28" office:value-type="string">
            <text:p>Медикаменты</text:p>
          </table:table-cell>
          <table:table-cell table:style-name="ce25" office:value-type="string">
            <text:p>Medikamente</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7" office:value-type="string">
            <text:p>Busque un médico para que le recomiende un medicamento</text:p>
          </table:table-cell>
          <table:table-cell table:style-name="ce25" office:value-type="string">
            <text:p>Some medications require a physcian prescription</text:p>
          </table:table-cell>
          <table:table-cell table:style-name="ce28"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meds.h1.1</text:p>
          </table:table-cell>
          <table:table-cell table:style-name="ce25" office:value-type="string">
            <text:p>Medicamentos</text:p>
          </table:table-cell>
          <table:table-cell table:style-name="ce27" office:value-type="string">
            <text:p>Medicamentos</text:p>
          </table:table-cell>
          <table:table-cell table:style-name="ce21" office:value-type="string">
            <text:p>Medications</text:p>
          </table:table-cell>
          <table:table-cell table:style-name="ce28" office:value-type="string">
            <text:p>Медикаменты</text:p>
          </table:table-cell>
          <table:table-cell table:style-name="ce25" office:value-type="string">
            <text:p>Medikamente</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7"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8"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8" office:value-type="string">
            <text:p>to be deleted</text:p>
          </table:table-cell>
          <table:table-cell table:number-columns-repeated="5" table:style-name="ce21"/>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7"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8"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8" office:value-type="string">
            <text:p>to be deleted</text:p>
          </table:table-cell>
          <table:table-cell table:number-columns-repeated="5" table:style-name="ce21"/>
        </table:table-row>
        <table:table-row table:style-name="ro6">
          <table:table-cell table:style-name="ce25" office:value-type="string">
            <text:p>pronto.meds.p.3</text:p>
          </table:table-cell>
          <table:table-cell table:style-name="ce28" office:value-type="string">
            <text:p>Os medicamentos mais usados no tratamento do tabagismo são adesivos, gomas e pastilhas de nicotina e algumas medicações.</text:p>
          </table:table-cell>
          <table:table-cell table:style-name="ce27"/>
          <table:table-cell table:style-name="ce25" office:value-type="string">
            <text:p>The most popular medications are: nicotine patches, gums, sprays and tablets as well as some non-nicotine medications</text:p>
          </table:table-cell>
          <table:table-cell table:style-name="ce28"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8" office:value-type="string">
            <text:p>to be deleted</text:p>
          </table:table-cell>
          <table:table-cell table:number-columns-repeated="5" table:style-name="ce21"/>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7"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8"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8" office:value-type="string">
            <text:p>to be deleted</text:p>
          </table:table-cell>
          <table:table-cell table:number-columns-repeated="5" table:style-name="ce21"/>
        </table:table-row>
        <table:table-row table:style-name="ro4">
          <table:table-cell table:style-name="ce28" office:value-type="string">
            <text:p>pronto.meds.p.5</text:p>
          </table:table-cell>
          <table:table-cell table:style-name="ce28" office:value-type="string">
            <text:p>Como a depressão é muito comum entre os fumantes, alguns antidepressivos também são usados no tratamento. </text:p>
          </table:table-cell>
          <table:table-cell table:style-name="ce28" office:value-type="string">
            <text:p>Debido a que la depresión es muy común entre los fumadores, algunos antidepresivos también se utilizan en el tratamiento.</text:p>
          </table:table-cell>
          <table:table-cell table:style-name="ce28" office:value-type="string">
            <text:p>As depression is very common among smokers, some antidepressants are also used in the treatment.</text:p>
          </table:table-cell>
          <table:table-cell table:style-name="ce28"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8" office:value-type="string">
            <text:p>As depression is very common among smokers, some antidepressants are also used in the treatment.</text:p>
          </table:table-cell>
          <table:table-cell table:style-name="ce28" office:value-type="string">
            <text:p>to be deleted</text:p>
          </table:table-cell>
          <table:table-cell table:number-columns-repeated="5" table:style-name="ce21"/>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7"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8"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8" office:value-type="string">
            <text:p>to be deleted</text:p>
          </table:table-cell>
          <table:table-cell table:number-columns-repeated="5" table:style-name="ce21"/>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7" office:value-type="string">
            <text:p>Su uso aumenta 2 veces las probabilidades de que usted consiga parar.</text:p>
          </table:table-cell>
          <table:table-cell table:style-name="ce25" office:value-type="string">
            <text:p>NRTs increase by two-fold your chances to quit.</text:p>
          </table:table-cell>
          <table:table-cell table:style-name="ce28"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8" office:value-type="string">
            <text:p>to be deleted</text:p>
          </table:table-cell>
          <table:table-cell table:number-columns-repeated="5" table:style-name="ce21"/>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7" office:value-type="string">
            <text:p>Reduce los síntomas de la abstinencia y el deseo de fumar.</text:p>
          </table:table-cell>
          <table:table-cell table:style-name="ce25" office:value-type="string">
            <text:p>They also reduce withdrawal symptoms and the urge to smoke.</text:p>
          </table:table-cell>
          <table:table-cell table:style-name="ce28"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8" office:value-type="string">
            <text:p>to be deleted</text:p>
          </table:table-cell>
          <table:table-cell table:number-columns-repeated="5" table:style-name="ce21"/>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7" office:value-type="string">
            <text:p>Tiene pocos efectos secundarios.</text:p>
          </table:table-cell>
          <table:table-cell table:style-name="ce21" office:value-type="string">
            <text:p>They have few side effects.</text:p>
          </table:table-cell>
          <table:table-cell table:style-name="ce28" office:value-type="string">
            <text:p>ТЗН имеет несколько побочных эффектов.</text:p>
          </table:table-cell>
          <table:table-cell table:style-name="ce25" office:value-type="string">
            <text:p>Sie verursachen nur kleinere Nebenwirkungen.</text:p>
          </table:table-cell>
          <table:table-cell table:style-name="ce28" office:value-type="string">
            <text:p>to be deleted</text:p>
          </table:table-cell>
          <table:table-cell table:number-columns-repeated="5" table:style-name="ce21"/>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7"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8"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8" office:value-type="string">
            <text:p>to be deleted</text:p>
          </table:table-cell>
          <table:table-cell table:number-columns-repeated="5" table:style-name="ce21"/>
        </table:table-row>
        <table:table-row table:style-name="ro2">
          <table:table-cell table:style-name="ce25" office:value-type="string">
            <text:p>pronto.meds.h2.2</text:p>
          </table:table-cell>
          <table:table-cell table:style-name="ce25" office:value-type="string">
            <text:p>Outros medicamentos</text:p>
          </table:table-cell>
          <table:table-cell table:style-name="ce42" office:value-type="string">
            <text:p>Otros medicamentos</text:p>
          </table:table-cell>
          <table:table-cell table:style-name="ce21" office:value-type="string">
            <text:p>Other medications</text:p>
          </table:table-cell>
          <table:table-cell table:style-name="ce28" office:value-type="string">
            <text:p>Другие препараты</text:p>
          </table:table-cell>
          <table:table-cell table:style-name="ce25" office:value-type="string">
            <text:p>Andere Medikamente</text:p>
          </table:table-cell>
          <table:table-cell table:style-name="ce28" office:value-type="string">
            <text:p>to be deleted</text:p>
          </table:table-cell>
          <table:table-cell table:number-columns-repeated="5" table:style-name="ce21"/>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42" office:value-type="string">
            <text:p>Bupropion - BUP (nombre genérico) - y vareniclina.</text:p>
          </table:table-cell>
          <table:table-cell table:style-name="ce25" office:value-type="string">
            <text:p>Bupropion and Varenicline</text:p>
          </table:table-cell>
          <table:table-cell table:style-name="ce28" office:value-type="string">
            <text:p>Бупропион и Варениклин</text:p>
          </table:table-cell>
          <table:table-cell table:style-name="ce25" office:value-type="string">
            <text:p>Bupropion und Vareniclin</text:p>
          </table:table-cell>
          <table:table-cell table:style-name="ce28" office:value-type="string">
            <text:p>to be deleted</text:p>
          </table:table-cell>
          <table:table-cell table:number-columns-repeated="5" table:style-name="ce21"/>
        </table:table-row>
        <table:table-row table:style-name="ro3">
          <table:table-cell table:style-name="ce39" office:value-type="string">
            <text:p>pronto.meds.li.6</text:p>
          </table:table-cell>
          <table:table-cell table:style-name="ce39" office:value-type="string">
            <text:p>Apresentam efeitos colaterais diferentes dos medicamentos de nicotina.</text:p>
          </table:table-cell>
          <table:table-cell table:style-name="ce43" office:value-type="string">
            <text:p>Presentan efectos colaterales diferentes a los medicamentos de nicotina.</text:p>
          </table:table-cell>
          <table:table-cell table:style-name="ce39"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0" office:value-type="string">
            <text:p>Они не содержат никотина и имеют другие побочные эффекты, отличные от ТЗН. </text:p>
          </table:table-cell>
          <table:table-cell table:style-name="ce39" office:value-type="string">
            <text:p>Sie haben andere Nebenwirkungen als die Nikotinmedikamente.</text:p>
          </table:table-cell>
          <table:table-cell table:style-name="ce28" office:value-type="string">
            <text:p>to be deleted</text:p>
          </table:table-cell>
          <table:table-cell table:number-columns-repeated="5" table:style-name="ce45"/>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7" office:value-type="string">
            <text:p>Su uso debe ser supervisado por un médico.</text:p>
          </table:table-cell>
          <table:table-cell table:style-name="ce25"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8" office:value-type="string">
            <text:p>to be deleted</text:p>
          </table:table-cell>
          <table:table-cell table:number-columns-repeated="5" table:style-name="ce21"/>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7"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8"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8" office:value-type="string">
            <text:p>to be deleted</text:p>
          </table:table-cell>
          <table:table-cell table:number-columns-repeated="5" table:style-name="ce21"/>
        </table:table-row>
        <table:table-row table:style-name="ro2">
          <table:table-cell table:style-name="ce25" office:value-type="string">
            <text:p>pronto.meds.btn.next</text:p>
          </table:table-cell>
          <table:table-cell table:style-name="ce25" office:value-type="string">
            <text:p>Métodos de parar</text:p>
          </table:table-cell>
          <table:table-cell table:style-name="ce27" office:value-type="string">
            <text:p>Métodos para dejar de fumar</text:p>
          </table:table-cell>
          <table:table-cell table:style-name="ce21" office:value-type="string">
            <text:p>Ways to quit smoking</text:p>
          </table:table-cell>
          <table:table-cell table:style-name="ce28" office:value-type="string">
            <text:p>Способы бросить курить</text:p>
          </table:table-cell>
          <table:table-cell table:style-name="ce25" office:value-type="string">
            <text:p>Methoden für den Rauchstopp</text:p>
          </table:table-cell>
          <table:table-cell table:style-name="ce28" office:value-type="string">
            <text:p>ok</text:p>
          </table:table-cell>
          <table:table-cell table:number-columns-repeated="5" table:style-name="ce21"/>
        </table:table-row>
        <table:table-row table:style-name="ro2">
          <table:table-cell table:style-name="ce30" office:value-type="string">
            <text:p>pronto.meds.p2.1</text:p>
          </table:table-cell>
          <table:table-cell table:style-name="ce28"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8"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8" office:value-type="string">
            <text:p>The most popular medications are: nicotine patches, gums, sprays and tablets as well as some non-nicotine medications. They increase your chances of quitting, reducing the abstinence symptons and craving.</text:p>
          </table:table-cell>
          <table:table-cell table:style-name="ce28"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8"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2</text:p>
          </table:table-cell>
          <table:table-cell table:style-name="ce28" office:value-type="string">
            <text:p>Se for tomar qualquer um desses medicamentos, você deve consultar um médico.</text:p>
          </table:table-cell>
          <table:table-cell table:style-name="ce28" office:value-type="string">
            <text:p>Se for tomar qualquer um desses medicamentos, você deve consultar um médico.</text:p>
          </table:table-cell>
          <table:table-cell table:style-name="ce28" office:value-type="string">
            <text:p>If you are planning to take any of these medications, you ought to talk to your doctor.</text:p>
          </table:table-cell>
          <table:table-cell table:style-name="ce28" office:value-type="string">
            <text:p>Если Вы планируете употреблять такие препараты, Вы должны поговорить с Вашим врачом.</text:p>
          </table:table-cell>
          <table:table-cell table:style-name="ce28" office:value-type="string">
            <text:p>Se for tomar qualquer um desses medicamentos, você deve consultar um médico.</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3</text:p>
          </table:table-cell>
          <table:table-cell table:style-name="ce28" office:value-type="string">
            <text:p>Os medicamentos são recomendados de acordo com o nível de dependência e outros fatores.</text:p>
          </table:table-cell>
          <table:table-cell table:style-name="ce28" office:value-type="string">
            <text:p>Os medicamentos são recomendados de acordo com o nível de dependência y otros factores.</text:p>
          </table:table-cell>
          <table:table-cell table:style-name="ce28" office:value-type="string">
            <text:p>The medications are prescribed by your level of dependence and other factors.</text:p>
          </table:table-cell>
          <table:table-cell table:style-name="ce28" office:value-type="string">
            <text:p>Препараты прописываются в соответствии с Вашей степенью зависимости и другими факторами.</text:p>
          </table:table-cell>
          <table:table-cell table:style-name="ce28" office:value-type="string">
            <text:p>Os medicamentos são recomendados de acordo com o nível de dependência.</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8" office:value-type="string">
            <text:p>Check your dependency level</text:p>
          </table:table-cell>
          <table:table-cell table:style-name="ce28" office:value-type="string">
            <text:p>Проверить степень Вашей зависимости</text:p>
          </table:table-cell>
          <table:table-cell table:style-name="ce28" office:value-type="string">
            <text:p>Check your dependency level</text:p>
          </table:table-cell>
          <table:table-cell table:style-name="ce30" office:value-type="string">
            <text:p>needs review</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WAYS TO QUIT</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42" office:value-type="string">
            <text:p>Métodos para dejar de fumar - de inmediato o de manera gradual</text:p>
          </table:table-cell>
          <table:table-cell table:style-name="ce25" office:value-type="string">
            <text:p>Ways to quit smoking - at once or slowly</text:p>
          </table:table-cell>
          <table:table-cell table:style-name="ce28"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8" office:value-type="string">
            <text:p>ok</text:p>
          </table:table-cell>
          <table:table-cell table:number-columns-repeated="5" table:style-name="ce21"/>
        </table:table-row>
        <table:table-row table:style-name="ro2">
          <table:table-cell table:style-name="ce39" office:value-type="string">
            <text:p>pronto.met.img.title</text:p>
          </table:table-cell>
          <table:table-cell table:style-name="ce39" office:value-type="string">
            <text:p>Parar de fumar uma vez pode ser melhor</text:p>
          </table:table-cell>
          <table:table-cell table:style-name="ce43" office:value-type="string">
            <text:p>Parar de fumar una vez puede ser mejor. </text:p>
          </table:table-cell>
          <table:table-cell table:style-name="ce45" office:value-type="string">
            <text:p>Stop smoking at once may be better</text:p>
          </table:table-cell>
          <table:table-cell table:style-name="ce40" office:value-type="string">
            <text:p>Бросить курить резко может быть лучшим способом.</text:p>
          </table:table-cell>
          <table:table-cell table:style-name="ce39" office:value-type="string">
            <text:p>Abrupter Rauchstopp kann erfolgreicher sein. </text:p>
          </table:table-cell>
          <table:table-cell table:style-name="ce28" office:value-type="string">
            <text:p>ok</text:p>
          </table:table-cell>
          <table:table-cell table:number-columns-repeated="5" table:style-name="ce45"/>
        </table:table-row>
        <table:table-row table:style-name="ro2">
          <table:table-cell table:style-name="ce25" office:value-type="string">
            <text:p>pronto.met.h1.1</text:p>
          </table:table-cell>
          <table:table-cell table:style-name="ce25" office:value-type="string">
            <text:p>Métodos de parar</text:p>
          </table:table-cell>
          <table:table-cell table:style-name="ce27" office:value-type="string">
            <text:p>Métodos para dejar de fumar</text:p>
          </table:table-cell>
          <table:table-cell table:style-name="ce21" office:value-type="string">
            <text:p>Ways to quit smoking</text:p>
          </table:table-cell>
          <table:table-cell table:style-name="ce28" office:value-type="string">
            <text:p>Способы бросить курить</text:p>
          </table:table-cell>
          <table:table-cell table:style-name="ce25" office:value-type="string">
            <text:p>Methoden zum Rauchstopp</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7" office:value-type="string">
            <text:p>Existen dos métodos para dejar de fumar: de inmediato o gradualmente.</text:p>
          </table:table-cell>
          <table:table-cell table:style-name="ce25" office:value-type="string">
            <text:p>There are ways to quit smoking: at once or slowly.</text:p>
          </table:table-cell>
          <table:table-cell table:style-name="ce28"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7"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8"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met.h2.1</text:p>
          </table:table-cell>
          <table:table-cell table:style-name="ce25" office:value-type="string">
            <text:p>Parar de uma vez</text:p>
          </table:table-cell>
          <table:table-cell table:style-name="ce27" office:value-type="string">
            <text:p>Dejar de fumar de inmediato</text:p>
          </table:table-cell>
          <table:table-cell table:style-name="ce21" office:value-type="string">
            <text:p>Stopping at once</text:p>
          </table:table-cell>
          <table:table-cell table:style-name="ce28" office:value-type="string">
            <text:p>Прекратить резко</text:p>
          </table:table-cell>
          <table:table-cell table:style-name="ce25" office:value-type="string">
            <text:p>Abrupt Aufhör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7"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8"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42"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8"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8" office:value-type="string">
            <text:p>ok</text:p>
          </table:table-cell>
          <table:table-cell table:number-columns-repeated="5" table:style-name="ce21"/>
        </table:table-row>
        <table:table-row table:style-name="ro4">
          <table:table-cell table:style-name="ce39" office:value-type="string">
            <text:p>pronto.met.li.3</text:p>
          </table:table-cell>
          <table:table-cell table:style-name="ce39" office:value-type="string">
            <text:p>Alguns fumantes preferem estabelecer uma data de parada.</text:p>
          </table:table-cell>
          <table:table-cell table:style-name="ce43" office:value-type="string">
            <text:p>Algunos fumadores prefieren establecer una fecha para dejar de fumar.</text:p>
          </table:table-cell>
          <table:table-cell table:style-name="ce39"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0" office:value-type="string">
            <text:p>Некоторые курильщики любят установить дату прекращения.</text:p>
          </table:table-cell>
          <table:table-cell table:style-name="ce39" office:value-type="string">
            <text:p>Einige Raucher legen lieber ein fixes Datum für Ihren Rauchstopp fest. </text:p>
          </table:table-cell>
          <table:table-cell table:style-name="ce28" office:value-type="string">
            <text:p>ok</text:p>
          </table:table-cell>
          <table:table-cell table:number-columns-repeated="5" table:style-name="ce45"/>
        </table:table-row>
        <table:table-row table:style-name="ro2">
          <table:table-cell table:style-name="ce25" office:value-type="string">
            <text:p>pronto.met.h2.2</text:p>
          </table:table-cell>
          <table:table-cell table:style-name="ce25" office:value-type="string">
            <text:p>Parar aos poucos</text:p>
          </table:table-cell>
          <table:table-cell table:style-name="ce27" office:value-type="string">
            <text:p>Parar gradualmente</text:p>
          </table:table-cell>
          <table:table-cell table:style-name="ce21" office:value-type="string">
            <text:p>Stopping slowly</text:p>
          </table:table-cell>
          <table:table-cell table:style-name="ce28" office:value-type="string">
            <text:p>Прекращение медленно</text:p>
          </table:table-cell>
          <table:table-cell table:style-name="ce25" office:value-type="string">
            <text:p>Schritt für Schritt aufhör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7"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8"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7" office:value-type="string">
            <text:p>No existe un nivel seguro seguro para el uso de cigarrillos.</text:p>
          </table:table-cell>
          <table:table-cell table:style-name="ce25" office:value-type="string">
            <text:p>Keep in mind: there is no safe level for cigarette smoking</text:p>
          </table:table-cell>
          <table:table-cell table:style-name="ce28"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7"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8"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7"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8"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7"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8"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7" office:value-type="string">
            <text:p>Elija una fecha para el gran día en que dejará de fumar.</text:p>
          </table:table-cell>
          <table:table-cell table:style-name="ce25" office:value-type="string">
            <text:p>Set a date for the great day of quit smoking.</text:p>
          </table:table-cell>
          <table:table-cell table:style-name="ce28"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met.btn.title</text:p>
          </table:table-cell>
          <table:table-cell table:style-name="ce25" office:value-type="string">
            <text:p>Data para parar</text:p>
          </table:table-cell>
          <table:table-cell table:style-name="ce27" office:value-type="string">
            <text:p>Fecha para dejar de fumar</text:p>
          </table:table-cell>
          <table:table-cell table:style-name="ce21" office:value-type="string">
            <text:p>Set a quit date</text:p>
          </table:table-cell>
          <table:table-cell table:style-name="ce28" office:value-type="string">
            <text:p>Установить дату прекращения</text:p>
          </table:table-cell>
          <table:table-cell table:style-name="ce25" office:value-type="string">
            <text:p>Datum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SET A QUIT A DAT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7" office:value-type="string">
            <text:p>Fije una fecha para dejar de fumar</text:p>
          </table:table-cell>
          <table:table-cell table:style-name="ce21" office:value-type="string">
            <text:p>Set your quit date</text:p>
          </table:table-cell>
          <table:table-cell table:style-name="ce28" office:value-type="string">
            <text:p>Установить Вашу дату прекращения</text:p>
          </table:table-cell>
          <table:table-cell table:style-name="ce25" office:value-type="string">
            <text:p>Festlegen eines Datums für den Rauchstopp</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7" office:value-type="string">
            <text:p>Dejar de fumar de inmediato es mejor</text:p>
          </table:table-cell>
          <table:table-cell table:style-name="ce21" office:value-type="string">
            <text:p>Remember: stopping smoking at once is better</text:p>
          </table:table-cell>
          <table:table-cell table:style-name="ce28"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data.h1.1</text:p>
          </table:table-cell>
          <table:table-cell table:style-name="ce25" office:value-type="string">
            <text:p>Data para parar</text:p>
          </table:table-cell>
          <table:table-cell table:style-name="ce27" office:value-type="string">
            <text:p>Fecha para dejar de fumar</text:p>
          </table:table-cell>
          <table:table-cell table:style-name="ce21" office:value-type="string">
            <text:p>Set your quit date</text:p>
          </table:table-cell>
          <table:table-cell table:style-name="ce28" office:value-type="string">
            <text:p>Установить Вашу дату прекращения</text:p>
          </table:table-cell>
          <table:table-cell table:style-name="ce25" office:value-type="string">
            <text:p>Datum zum Aufhör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7" office:value-type="string">
            <text:p>Nosotros ya dejamos hoy definido el día para dejar de fumar.</text:p>
          </table:table-cell>
          <table:table-cell table:style-name="ce25" office:value-type="string">
            <text:p>We have filled today as your quit date.</text:p>
          </table:table-cell>
          <table:table-cell table:style-name="ce28"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7"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8"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7"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8"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7"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8"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data.escolherdata</text:p>
          </table:table-cell>
          <table:table-cell table:style-name="ce25" office:value-type="string">
            <text:p>Escolher data</text:p>
          </table:table-cell>
          <table:table-cell table:style-name="ce27" office:value-type="string">
            <text:p>Seleccionar fecha</text:p>
          </table:table-cell>
          <table:table-cell table:style-name="ce21" office:value-type="string">
            <text:p>Set a quit date</text:p>
          </table:table-cell>
          <table:table-cell table:style-name="ce28" office:value-type="string">
            <text:p>Установить дату прекращения</text:p>
          </table:table-cell>
          <table:table-cell table:style-name="ce25" office:value-type="string">
            <text:p>Wählen Sie ein Datum</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data.next.p</text:p>
          </table:table-cell>
          <table:table-cell table:style-name="ce25" office:value-type="string">
            <text:p>Escolher data</text:p>
          </table:table-cell>
          <table:table-cell table:style-name="ce27" office:value-type="string">
            <text:p>Seleccionar fecha</text:p>
          </table:table-cell>
          <table:table-cell table:style-name="ce21" office:value-type="string">
            <text:p>Set a quit date</text:p>
          </table:table-cell>
          <table:table-cell table:style-name="ce28" office:value-type="string">
            <text:p>Установить дату прекращения</text:p>
          </table:table-cell>
          <table:table-cell table:style-name="ce25" office:value-type="string">
            <text:p>Wählen Sie ein Datum</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RELAPSE - INTRO</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do I avoid relapse?</text:p>
          </table:table-cell>
          <table:table-cell table:style-name="ce28" office:value-type="string">
            <text:p>Как мне избежать рецидива?</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img.title</text:p>
          </table:table-cell>
          <table:table-cell table:style-name="ce25" office:value-type="string">
            <text:p>Saiba dizer não</text:p>
          </table:table-cell>
          <table:table-cell table:style-name="ce27" office:value-type="string">
            <text:p>Aprenda a decir no</text:p>
          </table:table-cell>
          <table:table-cell table:style-name="ce21" office:value-type="string">
            <text:p>Learn how to say no</text:p>
          </table:table-cell>
          <table:table-cell table:style-name="ce28" office:value-type="string">
            <text:p>Научитесь говорить НЕТ</text:p>
          </table:table-cell>
          <table:table-cell table:style-name="ce25" office:value-type="string">
            <text:p>Lernen Sie Nein zu sag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7" office:value-type="string">
            <text:p>¿Usted ya intentó parar de fumar otras veces?</text:p>
          </table:table-cell>
          <table:table-cell table:style-name="ce25" office:value-type="string">
            <text:p>Have you ever tried to stop smoking before?</text:p>
          </table:table-cell>
          <table:table-cell table:style-name="ce28"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question.option.1</text:p>
          </table:table-cell>
          <table:table-cell table:style-name="ce25" office:value-type="string">
            <text:p>Sim</text:p>
          </table:table-cell>
          <table:table-cell table:style-name="ce27" office:value-type="string">
            <text:p>Sí</text:p>
          </table:table-cell>
          <table:table-cell table:style-name="ce21" office:value-type="string">
            <text:p>Yes</text:p>
          </table:table-cell>
          <table:table-cell table:style-name="ce28" office:value-type="string">
            <text:p>Да</text:p>
          </table:table-cell>
          <table:table-cell table:style-name="ce25" office:value-type="string">
            <text:p>Ja</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question.option.2</text:p>
          </table:table-cell>
          <table:table-cell table:style-name="ce25" office:value-type="string">
            <text:p>Não</text:p>
          </table:table-cell>
          <table:table-cell table:style-name="ce27" office:value-type="string">
            <text:p>No</text:p>
          </table:table-cell>
          <table:table-cell table:style-name="ce21" office:value-type="string">
            <text:p>No</text:p>
          </table:table-cell>
          <table:table-cell table:style-name="ce28" office:value-type="string">
            <text:p>Нет</text:p>
          </table:table-cell>
          <table:table-cell table:style-name="ce25" office:value-type="string">
            <text:p>Nein</text:p>
          </table:table-cell>
          <table:table-cell table:style-name="ce28" office:value-type="string">
            <text:p>ok</text:p>
          </table:table-cell>
          <table:table-cell table:number-columns-repeated="5" table:style-name="ce21"/>
        </table:table-row>
        <table:table-row table:style-name="ro2">
          <table:table-cell table:style-name="ce28"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8"/>
          <table:table-cell table:style-name="ce25"/>
          <table:table-cell table:style-name="ce28" office:value-type="string">
            <text:p>needs translation</text:p>
          </table:table-cell>
          <table:table-cell table:number-columns-repeated="5" table:style-name="ce21"/>
        </table:table-row>
        <table:table-row table:style-name="ro2">
          <table:table-cell table:style-name="ce28"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8"/>
          <table:table-cell table:style-name="ce25"/>
          <table:table-cell table:style-name="ce28" office:value-type="string">
            <text:p>needs translation</text:p>
          </table:table-cell>
          <table:table-cell table:number-columns-repeated="5" table:style-name="ce21"/>
        </table:table-row>
        <table:table-row table:style-name="ro2">
          <table:table-cell table:style-name="ce28"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8"/>
          <table:table-cell table:style-name="ce25"/>
          <table:table-cell table:style-name="ce28"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RELAPSE - INTRO</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evitar.h1.1</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do I avoid relapse?</text:p>
          </table:table-cell>
          <table:table-cell table:style-name="ce28" office:value-type="string">
            <text:p>Как мне избежать рецидива?</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7" office:value-type="string">
            <text:p>Aprender de los errores</text:p>
          </table:table-cell>
          <table:table-cell table:style-name="ce21" office:value-type="string">
            <text:p>Learn from your mistakes</text:p>
          </table:table-cell>
          <table:table-cell table:style-name="ce28" office:value-type="string">
            <text:p>Учитесь на своих ошибках</text:p>
          </table:table-cell>
          <table:table-cell table:style-name="ce25" office:value-type="string">
            <text:p>Lernen Sie aus den Fehler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7" office:value-type="string">
            <text:p>Aprenda a decir no</text:p>
          </table:table-cell>
          <table:table-cell table:style-name="ce21" office:value-type="string">
            <text:p>Learn how to say no</text:p>
          </table:table-cell>
          <table:table-cell table:style-name="ce28" office:value-type="string">
            <text:p>Научитесь говорить НЕТ</text:p>
          </table:table-cell>
          <table:table-cell table:style-name="ce25" office:value-type="string">
            <text:p>Lernen Sie Nein zu sa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do I avoid relapse?</text:p>
          </table:table-cell>
          <table:table-cell table:style-name="ce28" office:value-type="string">
            <text:p>Как мне избежать рецидива?</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7" office:value-type="string">
            <text:p>Aprender de los errores</text:p>
          </table:table-cell>
          <table:table-cell table:style-name="ce21" office:value-type="string">
            <text:p>Learning from your mistakes</text:p>
          </table:table-cell>
          <table:table-cell table:style-name="ce25"/>
          <table:table-cell table:style-name="ce25" office:value-type="string">
            <text:p>Lernen Sie aus den Fehler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7"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8"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7"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8"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8" office:value-type="string">
            <text:p>ok</text:p>
          </table:table-cell>
          <table:table-cell table:number-columns-repeated="5" table:style-name="ce21"/>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7"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8"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8" office:value-type="string">
            <text:p>ok</text:p>
          </table:table-cell>
          <table:table-cell table:number-columns-repeated="5" table:style-name="ce21"/>
        </table:table-row>
        <table:table-row table:style-name="ro2">
          <table:table-cell table:style-name="ce28" office:value-type="string">
            <text:p>pronto.evitar.sim.question.example</text:p>
          </table:table-cell>
          <table:table-cell table:style-name="ce25"/>
          <table:table-cell table:style-name="ce27"/>
          <table:table-cell table:style-name="ce21"/>
          <table:table-cell table:style-name="ce28"/>
          <table:table-cell table:style-name="ce25"/>
          <table:table-cell table:style-name="ce28"/>
          <table:table-cell table:number-columns-repeated="5" table:style-name="ce21"/>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do I avoid relapse?</text:p>
          </table:table-cell>
          <table:table-cell table:style-name="ce28" office:value-type="string">
            <text:p>Как мне избежать рецидива?</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8" office:value-type="string">
            <text:p>pronto.evitar.sim.question.note</text:p>
          </table:table-cell>
          <table:table-cell table:style-name="ce28" office:value-type="string">
            <text:p>Escreva aqui</text:p>
          </table:table-cell>
          <table:table-cell table:style-name="ce31" office:value-type="string">
            <text:p>Escreba aqui</text:p>
          </table:table-cell>
          <table:table-cell table:style-name="ce30" office:value-type="string">
            <text:p>Write here</text:p>
          </table:table-cell>
          <table:table-cell table:style-name="ce28"/>
          <table:table-cell table:style-name="ce28" office:value-type="string">
            <text:p>Schreibe hier</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RELAPSE - STRATEGIE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do I avoid relapse?</text:p>
          </table:table-cell>
          <table:table-cell table:style-name="ce28" office:value-type="string">
            <text:p>Как мне избежать рецидива?</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7" office:value-type="string">
            <text:p>Evitar situaciones de riesgo</text:p>
          </table:table-cell>
          <table:table-cell table:style-name="ce21" office:value-type="string">
            <text:p>Avoid risky situations</text:p>
          </table:table-cell>
          <table:table-cell table:style-name="ce28" office:value-type="string">
            <text:p>Избегайте рискованных ситуаций</text:p>
          </table:table-cell>
          <table:table-cell table:style-name="ce25" office:value-type="string">
            <text:p>Meiden von Risikosituation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7"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8"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7"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8" office:value-type="string">
            <text:p>Помните, что именно Вы будете делать или думать, когда Вы будете чувствовать сильное желание покурить.</text:p>
          </table:table-cell>
          <table:table-cell table:style-name="ce25" office:value-type="string">
            <text:p>Haben Sie eine Idee, was Sie in Situationen des starken Wunschs nach einer Zigarette tun könne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7"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8" office:value-type="string">
            <text:p>Напишите тут список действий и мыслей, которые Вы будете использовать в моменты,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7"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8"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8" office:value-type="string">
            <text:p>ok</text:p>
          </table:table-cell>
          <table:table-cell table:number-columns-repeated="5" table:style-name="ce21"/>
        </table:table-row>
        <table:table-row table:style-name="ro3">
          <table:table-cell table:style-name="ce28" office:value-type="string">
            <text:p>ready.avoid.relapses.yes.h1</text:p>
          </table:table-cell>
          <table:table-cell table:style-name="ce28" office:value-type="string">
            <text:p>Você tentou os melhores métodos quando tentou parar?</text:p>
          </table:table-cell>
          <table:table-cell table:style-name="ce27"/>
          <table:table-cell table:style-name="ce28" office:value-type="string">
            <text:p>Have you tried the best methods to quit smoking?</text:p>
          </table:table-cell>
          <table:table-cell table:style-name="ce28" office:value-type="string">
            <text:p>Пробовали ли Вы наилучшие методы бросить курить?</text:p>
          </table:table-cell>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p.1</text:p>
          </table:table-cell>
          <table:table-cell table:style-name="ce28" office:value-type="string">
            <text:p>Fumantes geralmente tentam parar de diferentes maneiras e várias vezes antes de conseguir parar para sempre.</text:p>
          </table:table-cell>
          <table:table-cell table:style-name="ce27"/>
          <table:table-cell table:style-name="ce28" office:value-type="string">
            <text:p>In general smokers try to quit many times using different methods before finally quitt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p.2</text:p>
          </table:table-cell>
          <table:table-cell table:style-name="ce33" office:value-type="string">
            <text:p>No entanto, algumas maneiras funcionam mais. Saiba mais abaixo.</text:p>
          </table:table-cell>
          <table:table-cell table:style-name="ce27"/>
          <table:table-cell table:style-name="ce28" office:value-type="string">
            <text:p>However, some methods work better than others.</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1</text:p>
          </table:table-cell>
          <table:table-cell table:style-name="ce33" office:value-type="string">
            <text:p>Ajuda profissional</text:p>
          </table:table-cell>
          <table:table-cell table:style-name="ce27"/>
          <table:table-cell table:style-name="ce28" office:value-type="string">
            <text:p>Counsel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text:p>
          </table:table-cell>
          <table:table-cell table:style-name="ce28" office:value-type="string">
            <text:p>Receber ajuda de um profissional treinado aumenta suas chances de conseguir parar de fumar. Para aumentar ainda mais suas chances de parar, recomendamos o uso de medicamentos e de ajuda profissional.</text:p>
          </table:table-cell>
          <table:table-cell table:style-name="ce27"/>
          <table:table-cell table:style-name="ce28" office:value-type="string">
            <text:p>Counseling provided by a trainned professional inscreases your chances to quit smoking. To increase even more your chances, we recommend the use of medications (e.g., nicotine patch, bupropion). </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text:p>
          </table:table-cell>
          <table:table-cell table:style-name="ce28" office:value-type="string">
            <text:p>Mas atenção, não há nenhuma pesquisa científica que aponte que Homeopatia, acupuntura, chás, ervas ou plantas medicinais e outros produtos de tabaco ajudem a parar de fumar.</text:p>
          </table:table-cell>
          <table:table-cell table:style-name="ce27"/>
          <table:table-cell table:style-name="ce28" office:value-type="string">
            <text:p>But beware, there is no evidence showing that Homeopathy, acupuncture, natural products, and nicotine products help smokers quitt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3</text:p>
          </table:table-cell>
          <table:table-cell table:style-name="ce28"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7"/>
          <table:table-cell table:style-name="ce28"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2</text:p>
          </table:table-cell>
          <table:table-cell table:style-name="ce28" office:value-type="string">
            <text:p>Reposição de Nicotina</text:p>
          </table:table-cell>
          <table:table-cell table:style-name="ce27"/>
          <table:table-cell table:style-name="ce28" office:value-type="string">
            <text:p>Nicotine Replacement Therapy - NRT</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4</text:p>
          </table:table-cell>
          <table:table-cell table:style-name="ce28"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7"/>
          <table:table-cell table:style-name="ce28" office:value-type="string">
            <text:p>The use of Nicotine Replacement Therapy (NRT) doubles your chances to quit. Ask your doctor about the options. The NRT works even better with cousel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5</text:p>
          </table:table-cell>
          <table:table-cell table:style-name="ce28" office:value-type="string">
            <text:p>Mas atenção, não há nenhuma pesquisa científica mostrando que Homeopatia, acupuntura, chás, ervas ou plantas medicinais e outros produtos de tabaco ajudem a parar de fumar.</text:p>
          </table:table-cell>
          <table:table-cell table:style-name="ce27"/>
          <table:table-cell table:style-name="ce28" office:value-type="string">
            <text:p>But beware, there is no evidence showing that Homeopathy, acupuncture, natural products, and nicotine products help smokers quitt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6</text:p>
          </table:table-cell>
          <table:table-cell table:style-name="ce28"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7"/>
          <table:table-cell table:style-name="ce28"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3</text:p>
          </table:table-cell>
          <table:table-cell table:style-name="ce28" office:value-type="string">
            <text:p>Outros medicamentos com receita médica</text:p>
          </table:table-cell>
          <table:table-cell table:style-name="ce27"/>
          <table:table-cell table:style-name="ce28" office:value-type="string">
            <text:p>Other medications (Bupropion, Chantix)</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7</text:p>
          </table:table-cell>
          <table:table-cell table:style-name="ce28"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7"/>
          <table:table-cell table:style-name="ce28"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8</text:p>
          </table:table-cell>
          <table:table-cell table:style-name="ce28" office:value-type="string">
            <text:p>Mas atenção, não há nenhuma pesquisa científica mostrando que Homeopatia, acupuntura, chás, ervas ou plantas medicinais e outros produtos de tabaco ajudem a parar de fumar.</text:p>
          </table:table-cell>
          <table:table-cell table:style-name="ce27"/>
          <table:table-cell table:style-name="ce28" office:value-type="string">
            <text:p>But beware, there is no evidence showing that Homeopathy, acunpunture, natural products, and nicotine products help smokers quitt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9</text:p>
          </table:table-cell>
          <table:table-cell table:style-name="ce28"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7"/>
          <table:table-cell table:style-name="ce28"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4</text:p>
          </table:table-cell>
          <table:table-cell table:style-name="ce33" office:value-type="string">
            <text:p>Homeopatia ou acupuntura</text:p>
          </table:table-cell>
          <table:table-cell table:style-name="ce27"/>
          <table:table-cell table:style-name="ce28" office:value-type="string">
            <text:p>Homeopathy and acupuncture</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0</text:p>
          </table:table-cell>
          <table:table-cell table:style-name="ce28" office:value-type="string">
            <text:p>Não há nenhuma pesquisa científica que prove que Homeopatia ou Acupuntura funcionem para o tratamento do tabagismo. O mesmo vale para chás, ervas, plantas medicinais e outros produtos de tabaco.</text:p>
          </table:table-cell>
          <table:table-cell table:style-name="ce27"/>
          <table:table-cell table:style-name="ce28" office:value-type="string">
            <text:p>But beware, there is no evidence showing that Homeopathy, acunpunture, natural products, and nicotine products help smokers quitting.</text:p>
          </table:table-cell>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1</text:p>
          </table:table-cell>
          <table:table-cell table:style-name="ce28"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2</text:p>
          </table:table-cell>
          <table:table-cell table:style-name="ce28" office:value-type="string">
            <text:p>Sites na internet podem ajudar você a escolher o melhor tratamento e também aumentar suas chances de parar, mas menos que os outros procedimento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5</text:p>
          </table:table-cell>
          <table:table-cell table:style-name="ce28" office:value-type="string">
            <text:p>Chás, ervas ou plantas medicinai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3</text:p>
          </table:table-cell>
          <table:table-cell table:style-name="ce28" office:value-type="string">
            <text:p>Não há nenhuma pesquisa científica que prove que chás, ervas ou plantas medicionais funcionem para o tratamento do tabagismo. O mesmo vale para homeopatia, acupuntura e outros produtos de tabaco.</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4</text:p>
          </table:table-cell>
          <table:table-cell table:style-name="ce28"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5</text:p>
          </table:table-cell>
          <table:table-cell table:style-name="ce28" office:value-type="string">
            <text:p>Sites na internet podem ajudar você a escolher o melhor tratamento e também aumentar suas chances de parar, mas menos que os outros procedimento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6</text:p>
          </table:table-cell>
          <table:table-cell table:style-name="ce28" office:value-type="string">
            <text:p>Serviços de ajuda por telefone para parar de fumar</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6</text:p>
          </table:table-cell>
          <table:table-cell table:style-name="ce28"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7</text:p>
          </table:table-cell>
          <table:table-cell table:style-name="ce28" office:value-type="string">
            <text:p>Sites na internet podem ajudar você a escolher o melhor tratamento e também aumentar suas chances de parar, mas menos que os outros procedimento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8</text:p>
          </table:table-cell>
          <table:table-cell table:style-name="ce28" office:value-type="string">
            <text:p>Mas atenção, não há nenhuma pesquisa científica que aponta que Homeopatia, acupuntura, chás, ervas ou plantas medicinais e outros produtos de tabaco ajudem a parar de fumar.</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7</text:p>
          </table:table-cell>
          <table:table-cell table:style-name="ce28" office:value-type="string">
            <text:p>Serviços de ajuda por internet para parar de fumar</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1</text:p>
          </table:table-cell>
          <table:table-cell table:style-name="ce28" office:value-type="string">
            <text:p>Mas atenção, não há nenhuma pesquisa científica que aponta que Homeopatia, acupuntura, chás, ervas ou plantas medicinais e outros produtos de tabaco ajudem a parar de fumar.</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h4.8</text:p>
          </table:table-cell>
          <table:table-cell table:style-name="ce33" office:value-type="string">
            <text:p>Trocou por outro produto de tabaco que não faz fumaça.</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2</text:p>
          </table:table-cell>
          <table:table-cell table:style-name="ce28"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3</text:p>
          </table:table-cell>
          <table:table-cell table:style-name="ce28"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3">
          <table:table-cell table:style-name="ce28" office:value-type="string">
            <text:p>ready.avoid.relapses.yes.li.24</text:p>
          </table:table-cell>
          <table:table-cell table:style-name="ce28"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7"/>
          <table:table-cell table:style-name="ce25"/>
          <table:table-cell table:style-name="ce28"/>
          <table:table-cell table:style-name="ce25"/>
          <table:table-cell table:style-name="ce30"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RELAPSE - COMMON RISKS</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7" office:value-type="string">
            <text:p>Situaciones de riesgo</text:p>
          </table:table-cell>
          <table:table-cell table:style-name="ce21" office:value-type="string">
            <text:p>Risks</text:p>
          </table:table-cell>
          <table:table-cell table:style-name="ce28" office:value-type="string">
            <text:p>Риски</text:p>
          </table:table-cell>
          <table:table-cell table:style-name="ce25" office:value-type="string">
            <text:p>Risikosituation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7" office:value-type="string">
            <text:p>Aprenda a decir no</text:p>
          </table:table-cell>
          <table:table-cell table:style-name="ce21" office:value-type="string">
            <text:p>Learn how to say no</text:p>
          </table:table-cell>
          <table:table-cell table:style-name="ce28" office:value-type="string">
            <text:p>Научитесь говорить НЕТ</text:p>
          </table:table-cell>
          <table:table-cell table:style-name="ce25" office:value-type="string">
            <text:p>Lernen Sie nein zu sa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7" office:value-type="string">
            <text:p>¿Cómo evitar las recaídas?</text:p>
          </table:table-cell>
          <table:table-cell table:style-name="ce21" office:value-type="string">
            <text:p>How to avoid relapses</text:p>
          </table:table-cell>
          <table:table-cell table:style-name="ce28" office:value-type="string">
            <text:p>Как избежать рецидивов</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7" office:value-type="string">
            <text:p>Situaciones de riesgo</text:p>
          </table:table-cell>
          <table:table-cell table:style-name="ce21" office:value-type="string">
            <text:p>Risks</text:p>
          </table:table-cell>
          <table:table-cell table:style-name="ce28" office:value-type="string">
            <text:p>Риски</text:p>
          </table:table-cell>
          <table:table-cell table:style-name="ce25" office:value-type="string">
            <text:p>Risikosituation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7"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8"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8" office:value-type="string">
            <text:p>ok</text:p>
          </table:table-cell>
          <table:table-cell table:number-columns-repeated="5" table:style-name="ce21"/>
        </table:table-row>
        <table:table-row table:style-name="ro7">
          <table:table-cell table:style-name="ce25" office:value-type="string">
            <text:p>pronto.evitar.full.p.2</text:p>
          </table:table-cell>
          <table:table-cell table:style-name="ce28" office:value-type="string">
            <text:p>É muito importante antecipar as dificuldades e situações que podem levar você a uma recaída. Principalmente nas primeiras semanas, em que os sintomas de abstinência e fissura são mais intensos.</text:p>
          </table:table-cell>
          <table:table-cell table:style-name="ce27"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8"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7" office:value-type="string">
            <text:p>Amigos y familiares fumadores</text:p>
          </table:table-cell>
          <table:table-cell table:style-name="ce25" office:value-type="string">
            <text:p>Friends and family members who smoke</text:p>
          </table:table-cell>
          <table:table-cell table:style-name="ce28" office:value-type="string">
            <text:p>Друзья и члены семьи, которые курят</text:p>
          </table:table-cell>
          <table:table-cell table:style-name="ce25" office:value-type="string">
            <text:p>Raucherfreunde und - familie</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7"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8"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7"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8"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7" office:value-type="string">
            <text:p>Bebidas alcohólicas</text:p>
          </table:table-cell>
          <table:table-cell table:style-name="ce21" office:value-type="string">
            <text:p>Alcoholic drinks</text:p>
          </table:table-cell>
          <table:table-cell table:style-name="ce28" office:value-type="string">
            <text:p>Алкогольные напитки</text:p>
          </table:table-cell>
          <table:table-cell table:style-name="ce25" office:value-type="string">
            <text:p>Alkoholische Getränke</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7"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8"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7"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8"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7"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8"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WEIGHT GAIN</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peso.titlepage</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eso.img.title</text:p>
          </table:table-cell>
          <table:table-cell table:style-name="ce25" office:value-type="string">
            <text:p>Balança</text:p>
          </table:table-cell>
          <table:table-cell table:style-name="ce27" office:value-type="string">
            <text:p>Balanza</text:p>
          </table:table-cell>
          <table:table-cell table:style-name="ce21" office:value-type="string">
            <text:p>Scale</text:p>
          </table:table-cell>
          <table:table-cell table:style-name="ce28" office:value-type="string">
            <text:p>Весы</text:p>
          </table:table-cell>
          <table:table-cell table:style-name="ce25" office:value-type="string">
            <text:p>Waag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eso.h1.1</text:p>
          </table:table-cell>
          <table:table-cell table:style-name="ce25" office:value-type="string">
            <text:p>Ganho de peso</text:p>
          </table:table-cell>
          <table:table-cell table:style-name="ce27" office:value-type="string">
            <text:p>Aumento de Peso</text:p>
          </table:table-cell>
          <table:table-cell table:style-name="ce21" office:value-type="string">
            <text:p>Weight gain</text:p>
          </table:table-cell>
          <table:table-cell table:style-name="ce28" office:value-type="string">
            <text:p>Набор веса</text:p>
          </table:table-cell>
          <table:table-cell table:style-name="ce25" office:value-type="string">
            <text:p>Gewichtszunahme</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7"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8"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7"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8"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eso.h2.1</text:p>
          </table:table-cell>
          <table:table-cell table:style-name="ce25" office:value-type="string">
            <text:p>O que fazer?</text:p>
          </table:table-cell>
          <table:table-cell table:style-name="ce27" office:value-type="string">
            <text:p>¿Qué hacer?</text:p>
          </table:table-cell>
          <table:table-cell table:style-name="ce21" office:value-type="string">
            <text:p>What to do</text:p>
          </table:table-cell>
          <table:table-cell table:style-name="ce28" office:value-type="string">
            <text:p>Что делать</text:p>
          </table:table-cell>
          <table:table-cell table:style-name="ce25" office:value-type="string">
            <text:p>Was ist zu tu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7"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8"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8" office:value-type="string">
            <text:p>ok</text:p>
          </table:table-cell>
          <table:table-cell table:number-columns-repeated="5" table:style-name="ce21"/>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7"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8"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7"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8"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7" office:value-type="string">
            <text:p>Acceda a su plan personalizado para dejar de fumar.</text:p>
          </table:table-cell>
          <table:table-cell table:style-name="ce21" office:value-type="string">
            <text:p>Ready to see your quit plan?</text:p>
          </table:table-cell>
          <table:table-cell table:style-name="ce28"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eso.btn.title</text:p>
          </table:table-cell>
          <table:table-cell table:style-name="ce25" office:value-type="string">
            <text:p>Acesse seu plano</text:p>
          </table:table-cell>
          <table:table-cell table:style-name="ce27" office:value-type="string">
            <text:p>Acceda a su plan</text:p>
          </table:table-cell>
          <table:table-cell table:style-name="ce21" office:value-type="string">
            <text:p>Access your plan</text:p>
          </table:table-cell>
          <table:table-cell table:style-name="ce28" office:value-type="string">
            <text:p>Получить доступ к своему плану</text:p>
          </table:table-cell>
          <table:table-cell table:style-name="ce25" office:value-type="string">
            <text:p>Schauen Sie Ihren Plan a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WEIGHT GAIN</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7" office:value-type="string">
            <text:p>Su plan personalizado para dejar de fumar</text:p>
          </table:table-cell>
          <table:table-cell table:style-name="ce21" office:value-type="string">
            <text:p>Your quit plan</text:p>
          </table:table-cell>
          <table:table-cell table:style-name="ce28" office:value-type="string">
            <text:p>Ваш план лечения табакозависимости</text:p>
          </table:table-cell>
          <table:table-cell table:style-name="ce25" office:value-type="string">
            <text:p>Ihr persönlicher Plan zum Rauchstopp</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7" office:value-type="string">
            <text:p>Plan personalizado Viva Sin Tabaco</text:p>
          </table:table-cell>
          <table:table-cell table:style-name="ce25" office:value-type="string">
            <text:p>The Live without Tobacco quit plan</text:p>
          </table:table-cell>
          <table:table-cell table:style-name="ce28" office:value-type="string">
            <text:p>План Живи без Табака</text:p>
          </table:table-cell>
          <table:table-cell table:style-name="ce25" office:value-type="string">
            <text:p>Persönlicher Plan Lebe ohne Tabak</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h1.1</text:p>
          </table:table-cell>
          <table:table-cell table:style-name="ce25" office:value-type="string">
            <text:p>Meu Plano de Parada</text:p>
          </table:table-cell>
          <table:table-cell table:style-name="ce27" office:value-type="string">
            <text:p>Mi plan para dejar de fumar</text:p>
          </table:table-cell>
          <table:table-cell table:style-name="ce21" office:value-type="string">
            <text:p>My plan</text:p>
          </table:table-cell>
          <table:table-cell table:style-name="ce28" office:value-type="string">
            <text:p>Мой план</text:p>
          </table:table-cell>
          <table:table-cell table:style-name="ce25" office:value-type="string">
            <text:p>Mein Rauchstopp-Pla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7"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8"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8" office:value-type="string">
            <text:p>ok</text:p>
          </table:table-cell>
          <table:table-cell table:number-columns-repeated="5" table:style-name="ce21"/>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7"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8"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7"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8"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h2.1</text:p>
          </table:table-cell>
          <table:table-cell table:style-name="ce25" office:value-type="string">
            <text:p>Data de parada</text:p>
          </table:table-cell>
          <table:table-cell table:style-name="ce27" office:value-type="string">
            <text:p>Fecha para dejar de fumar.</text:p>
          </table:table-cell>
          <table:table-cell table:style-name="ce21" office:value-type="string">
            <text:p>Quit date</text:p>
          </table:table-cell>
          <table:table-cell table:style-name="ce28" office:value-type="string">
            <text:p>Дата прекращения курить</text:p>
          </table:table-cell>
          <table:table-cell table:style-name="ce25" office:value-type="string">
            <text:p>Datum des Rauchstopps</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h2.2</text:p>
          </table:table-cell>
          <table:table-cell table:style-name="ce25" office:value-type="string">
            <text:p>Técnicas para fissura</text:p>
          </table:table-cell>
          <table:table-cell table:style-name="ce27" office:value-type="string">
            <text:p>Técnicas para  enfrentar el deseo intenso de fumar</text:p>
          </table:table-cell>
          <table:table-cell table:style-name="ce21" office:value-type="string">
            <text:p>Techniques to overcome craving</text:p>
          </table:table-cell>
          <table:table-cell table:style-name="ce28" office:value-type="string">
            <text:p>Методики преодоления тяги</text:p>
          </table:table-cell>
          <table:table-cell table:style-name="ce25" office:value-type="string">
            <text:p>Methoden gegen Entzugserscheinung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7" office:value-type="string">
            <text:p>Estrategias para resistir al cigarrillo</text:p>
          </table:table-cell>
          <table:table-cell table:style-name="ce21" office:value-type="string">
            <text:p>How to avoid a relapse</text:p>
          </table:table-cell>
          <table:table-cell table:style-name="ce28" office:value-type="string">
            <text:p>Как избежать рецидива</text:p>
          </table:table-cell>
          <table:table-cell table:style-name="ce25" office:value-type="string">
            <text:p>Strategien, um der Zigarette zu widersteh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7" office:value-type="string">
            <text:p>¿Qué salió bien la última vez que dejé de fumar?</text:p>
          </table:table-cell>
          <table:table-cell table:style-name="ce25" office:value-type="string">
            <text:p>What have worked on previous quit attempts</text:p>
          </table:table-cell>
          <table:table-cell table:style-name="ce28"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h2.5</text:p>
          </table:table-cell>
          <table:table-cell table:style-name="ce25" office:value-type="string">
            <text:p>Salvar</text:p>
          </table:table-cell>
          <table:table-cell table:style-name="ce27" office:value-type="string">
            <text:p>Guardar</text:p>
          </table:table-cell>
          <table:table-cell table:style-name="ce21" office:value-type="string">
            <text:p>Save</text:p>
          </table:table-cell>
          <table:table-cell table:style-name="ce28" office:value-type="string">
            <text:p>Сохранить</text:p>
          </table:table-cell>
          <table:table-cell table:style-name="ce25" office:value-type="string">
            <text:p>Speicher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print</text:p>
          </table:table-cell>
          <table:table-cell table:style-name="ce25" office:value-type="string">
            <text:p>Imprimir</text:p>
          </table:table-cell>
          <table:table-cell table:style-name="ce27" office:value-type="string">
            <text:p>Imprimir</text:p>
          </table:table-cell>
          <table:table-cell table:style-name="ce21" office:value-type="string">
            <text:p>Print</text:p>
          </table:table-cell>
          <table:table-cell table:style-name="ce28" office:value-type="string">
            <text:p>Распечатать</text:p>
          </table:table-cell>
          <table:table-cell table:style-name="ce25" office:value-type="string">
            <text:p>Druck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email</text:p>
          </table:table-cell>
          <table:table-cell table:style-name="ce25" office:value-type="string">
            <text:p>E-mail</text:p>
          </table:table-cell>
          <table:table-cell table:style-name="ce27" office:value-type="string">
            <text:p>Email</text:p>
          </table:table-cell>
          <table:table-cell table:style-name="ce21" office:value-type="string">
            <text:p>Email</text:p>
          </table:table-cell>
          <table:table-cell table:style-name="ce28" office:value-type="string">
            <text:p>Почта</text:p>
          </table:table-cell>
          <table:table-cell table:style-name="ce25" office:value-type="string">
            <text:p>Email</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 STEP 3 - FOLLOW-UP #########</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5"/>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INTRO</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2" office:value-type="string">
            <text:p>Acompañamient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Betreuung</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7" office:value-type="string">
            <text:p>Acompañamient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Betreuung</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intro.h1.1</text:p>
          </table:table-cell>
          <table:table-cell table:style-name="ce25" office:value-type="string">
            <text:p>Acompanhamento</text:p>
          </table:table-cell>
          <table:table-cell table:style-name="ce27" office:value-type="string">
            <text:p>Acompañamient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Betreuung</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7" office:value-type="string">
            <text:p>No se desanime. Dejar de fumar no es fácil. Recuerde:</text:p>
          </table:table-cell>
          <table:table-cell table:style-name="ce25" office:value-type="string">
            <text:p>Do not give up. Stoping smoking is not easy. Remember:</text:p>
          </table:table-cell>
          <table:table-cell table:style-name="ce28"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7"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8"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intro.li.2</text:p>
          </table:table-cell>
          <table:table-cell table:style-name="ce28"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8" office:value-type="string">
            <text:p>A smoker usually makes 3 to 5 attempts before quitting for good.</text:p>
          </table:table-cell>
          <table:table-cell table:style-name="ce28" office:value-type="string">
            <text:p>Курильщик обычно делает от 3 до 5 попыток, прежде чем полностью бросить курить.</text:p>
          </table:table-cell>
          <table:table-cell table:style-name="ce28" office:value-type="string">
            <text:p>Bis ein Raucher endgültig mit dem Rauchen aufhört, benötigt er drei bis fünf Versuche.</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7"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8"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7" office:value-type="string">
            <text:p>¿Recaída o descuido?</text:p>
          </table:table-cell>
          <table:table-cell table:style-name="ce21" office:value-type="string">
            <text:p>Relapse or slip?</text:p>
          </table:table-cell>
          <table:table-cell table:style-name="ce28" office:value-type="string">
            <text:p>Рецидив или срыв?</text:p>
          </table:table-cell>
          <table:table-cell table:style-name="ce25" office:value-type="string">
            <text:p>Rückfall oder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SLIP OR RELAPS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7" office:value-type="string">
            <text:p>Acompañamient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Betreuung</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7" office:value-type="string">
            <text:p>¿Recaída o descuido?</text:p>
          </table:table-cell>
          <table:table-cell table:style-name="ce21" office:value-type="string">
            <text:p>Relapse or slip?</text:p>
          </table:table-cell>
          <table:table-cell table:style-name="ce28" office:value-type="string">
            <text:p>Рецидив или срыв?</text:p>
          </table:table-cell>
          <table:table-cell table:style-name="ce25" office:value-type="string">
            <text:p>Rückfall oder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7" office:value-type="string">
            <text:p>¿Recaída o descuido?</text:p>
          </table:table-cell>
          <table:table-cell table:style-name="ce21" office:value-type="string">
            <text:p>Relapse or slip?</text:p>
          </table:table-cell>
          <table:table-cell table:style-name="ce28" office:value-type="string">
            <text:p>Рецидив или срыв?</text:p>
          </table:table-cell>
          <table:table-cell table:style-name="ce25" office:value-type="string">
            <text:p>Rückfall oder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li.1a</text:p>
          </table:table-cell>
          <table:table-cell table:style-name="ce25" office:value-type="string">
            <text:p>Recaída</text:p>
          </table:table-cell>
          <table:table-cell table:style-name="ce27" office:value-type="string">
            <text:p>Recaída</text:p>
          </table:table-cell>
          <table:table-cell table:style-name="ce21" office:value-type="string">
            <text:p>Relapse</text:p>
          </table:table-cell>
          <table:table-cell table:style-name="ce28" office:value-type="string">
            <text:p>Рецидив</text:p>
          </table:table-cell>
          <table:table-cell table:style-name="ce25" office:value-type="string">
            <text:p>Rückfall</text:p>
          </table:table-cell>
          <table:table-cell table:style-name="ce28" office:value-type="string">
            <text:p>ok</text:p>
          </table:table-cell>
          <table:table-cell table:number-columns-repeated="5" table:style-name="ce21"/>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7"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8"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li.2a</text:p>
          </table:table-cell>
          <table:table-cell table:style-name="ce25" office:value-type="string">
            <text:p>Lapso</text:p>
          </table:table-cell>
          <table:table-cell table:style-name="ce27" office:value-type="string">
            <text:p>Descuido</text:p>
          </table:table-cell>
          <table:table-cell table:style-name="ce21" office:value-type="string">
            <text:p>Slip</text:p>
          </table:table-cell>
          <table:table-cell table:style-name="ce28" office:value-type="string">
            <text:p>Срыв</text:p>
          </table:table-cell>
          <table:table-cell table:style-name="ce25" office:value-type="string">
            <text:p>Ausrutscher</text:p>
          </table:table-cell>
          <table:table-cell table:style-name="ce28" office:value-type="string">
            <text:p>ok</text:p>
          </table:table-cell>
          <table:table-cell table:number-columns-repeated="5" table:style-name="ce21"/>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7"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8"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h2.1</text:p>
          </table:table-cell>
          <table:table-cell table:style-name="ce25" office:value-type="string">
            <text:p>Pergunta</text:p>
          </table:table-cell>
          <table:table-cell table:style-name="ce27" office:value-type="string">
            <text:p>Pregunta</text:p>
          </table:table-cell>
          <table:table-cell table:style-name="ce21" office:value-type="string">
            <text:p>Question</text:p>
          </table:table-cell>
          <table:table-cell table:style-name="ce28" office:value-type="string">
            <text:p>Вопросы</text:p>
          </table:table-cell>
          <table:table-cell table:style-name="ce25" office:value-type="string">
            <text:p>Frage</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7" office:value-type="string">
            <text:p>¿Usted tuvo una recaída o descuido?</text:p>
          </table:table-cell>
          <table:table-cell table:style-name="ce21" office:value-type="string">
            <text:p>Did you have a relapse or a slip?</text:p>
          </table:table-cell>
          <table:table-cell table:style-name="ce28" office:value-type="string">
            <text:p>У вас был рецидив или срыв?</text:p>
          </table:table-cell>
          <table:table-cell table:style-name="ce25" office:value-type="string">
            <text:p>Hatten Sie bereits einen Rückfall oder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SEEK HEL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7" office:value-type="string">
            <text:p>Dónde buscar ayuda</text:p>
          </table:table-cell>
          <table:table-cell table:style-name="ce21" office:value-type="string">
            <text:p>Where to seek help</text:p>
          </table:table-cell>
          <table:table-cell table:style-name="ce28" office:value-type="string">
            <text:p>Где искать помощь</text:p>
          </table:table-cell>
          <table:table-cell table:style-name="ce25" office:value-type="string">
            <text:p>Wo sucht man nach Hilfe</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7" office:value-type="string">
            <text:p>Dónde buscar ayuda</text:p>
          </table:table-cell>
          <table:table-cell table:style-name="ce51" office:value-type="string">
            <text:p>Where to seek help</text:p>
          </table:table-cell>
          <table:table-cell table:style-name="ce28" office:value-type="string">
            <text:p>Где искать помощь</text:p>
          </table:table-cell>
          <table:table-cell table:style-name="ce25" office:value-type="string">
            <text:p>Wo sucht man nach Hilfe</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7"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8"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h2.1</text:p>
          </table:table-cell>
          <table:table-cell table:style-name="ce25" office:value-type="string">
            <text:p>Serviços</text:p>
          </table:table-cell>
          <table:table-cell table:style-name="ce27" office:value-type="string">
            <text:p>Servicios</text:p>
          </table:table-cell>
          <table:table-cell table:style-name="ce21" office:value-type="string">
            <text:p>Services</text:p>
          </table:table-cell>
          <table:table-cell table:style-name="ce28" office:value-type="string">
            <text:p>Услуги</text:p>
          </table:table-cell>
          <table:table-cell table:style-name="ce25" office:value-type="string">
            <text:p>Dienste</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7" office:value-type="string">
            <text:p>Programa Viva sin Tabaco</text:p>
          </table:table-cell>
          <table:table-cell table:style-name="ce21" office:value-type="string">
            <text:p>Online - Live without Tobacco program</text:p>
          </table:table-cell>
          <table:table-cell table:style-name="ce28" office:value-type="string">
            <text:p>Онлайн - программа Живи без Табака</text:p>
          </table:table-cell>
          <table:table-cell table:style-name="ce25" office:value-type="string">
            <text:p>Programm Lebe ohne Tabak</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7" office:value-type="string">
            <text:p>¿Le gustaria  participar en nuestro programa nuevamente?</text:p>
          </table:table-cell>
          <table:table-cell table:style-name="ce25" office:value-type="string">
            <text:p>Would you like to try our program again?</text:p>
          </table:table-cell>
          <table:table-cell table:style-name="ce28" office:value-type="string">
            <text:p>Хотели бы Вы попробовать нашу программу снова?</text:p>
          </table:table-cell>
          <table:table-cell table:style-name="ce28" office:value-type="string">
            <text:p>Möchten Sie unser Programm noch einmal ausprobier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p.2b</text:p>
          </table:table-cell>
          <table:table-cell table:style-name="ce25" office:value-type="string">
            <text:p>Clique aqui</text:p>
          </table:table-cell>
          <table:table-cell table:style-name="ce27" office:value-type="string">
            <text:p>Haga clic aquí</text:p>
          </table:table-cell>
          <table:table-cell table:style-name="ce21" office:value-type="string">
            <text:p>Click here</text:p>
          </table:table-cell>
          <table:table-cell table:style-name="ce28" office:value-type="string">
            <text:p>Нажмите тут</text:p>
          </table:table-cell>
          <table:table-cell table:style-name="ce25" office:value-type="string">
            <text:p>Klicken Sie hier</text:p>
          </table:table-cell>
          <table:table-cell table:style-name="ce28" office:value-type="string">
            <text:p>ok</text:p>
          </table:table-cell>
          <table:table-cell table:number-columns-repeated="5" table:style-name="ce21"/>
        </table:table-row>
        <table:table-row table:style-name="ro2">
          <table:table-cell table:style-name="ce25" office:value-type="string">
            <text:p>vivavoz</text:p>
          </table:table-cell>
          <table:table-cell table:style-name="ce25" office:value-type="string">
            <text:p>Viva Voz</text:p>
          </table:table-cell>
          <table:table-cell table:style-name="ce27" office:value-type="string">
            <text:p>Viva Voz</text:p>
          </table:table-cell>
          <table:table-cell table:style-name="ce21" office:value-type="string">
            <text:p>Telephone - Quitlines</text:p>
          </table:table-cell>
          <table:table-cell table:style-name="ce28" office:value-type="string">
            <text:p>Телефон - горячие линии</text:p>
          </table:table-cell>
          <table:table-cell table:style-name="ce25" office:value-type="string">
            <text:p>Telefondienst</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h4.2</text:p>
          </table:table-cell>
          <table:table-cell table:style-name="ce28" office:value-type="string">
            <text:p>Pare de Fumar - Dique Saúde -  Viva Voz</text:p>
          </table:table-cell>
          <table:table-cell table:style-name="ce27" office:value-type="string">
            <text:p>Servicio viva voz</text:p>
          </table:table-cell>
          <table:table-cell table:style-name="ce21" office:value-type="string">
            <text:p>Telephone - Quitlines</text:p>
          </table:table-cell>
          <table:table-cell table:style-name="ce28" office:value-type="string">
            <text:p>Телефон - горячие линии</text:p>
          </table:table-cell>
          <table:table-cell table:style-name="ce25" office:value-type="string">
            <text:p>Telefondienst</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ajuda.p.3</text:p>
          </table:table-cell>
          <table:table-cell table:style-name="ce28" office:value-type="string">
            <text:p>Serviço gratuito para tratamento do tabagismo por telefone oferecido pelo Sistema Único de Saúde - Brasil.</text:p>
          </table:table-cell>
          <table:table-cell table:style-name="ce27"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8"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8"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8" office:value-type="string">
            <text:p>ok</text:p>
          </table:table-cell>
          <table:table-cell table:number-columns-repeated="5" table:style-name="ce21"/>
        </table:table-row>
        <table:table-row table:style-name="ro2">
          <table:table-cell table:style-name="ce25" office:value-type="string">
            <text:p>sus</text:p>
          </table:table-cell>
          <table:table-cell table:style-name="ce25" office:value-type="string">
            <text:p>Sistema Único de Saúde</text:p>
          </table:table-cell>
          <table:table-cell table:style-name="ce27" office:value-type="string">
            <text:p>Sistema Único de Salud</text:p>
          </table:table-cell>
          <table:table-cell table:style-name="ce21" office:value-type="string">
            <text:p>Telephone - Quitlines</text:p>
          </table:table-cell>
          <table:table-cell table:style-name="ce28" office:value-type="string">
            <text:p>Телефон - горячие линии</text:p>
          </table:table-cell>
          <table:table-cell table:style-name="ce25" office:value-type="string">
            <text:p>Gesundheitsdienste</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7" office:value-type="string">
            <text:p>Sistema Único de Salud</text:p>
          </table:table-cell>
          <table:table-cell table:style-name="ce21" office:value-type="string">
            <text:p>Telephone - Quitlines</text:p>
          </table:table-cell>
          <table:table-cell table:style-name="ce28" office:value-type="string">
            <text:p>Телефон - горячие линии</text:p>
          </table:table-cell>
          <table:table-cell table:style-name="ce25" office:value-type="string">
            <text:p>Gesundheitsdienste</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7"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8"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ajuda.p.4b</text:p>
          </table:table-cell>
          <table:table-cell table:style-name="ce25" office:value-type="string">
            <text:p>Saiba mais.</text:p>
          </table:table-cell>
          <table:table-cell table:style-name="ce27" office:value-type="string">
            <text:p>Conozca más.</text:p>
          </table:table-cell>
          <table:table-cell table:style-name="ce21" office:value-type="string">
            <text:p>More</text:p>
          </table:table-cell>
          <table:table-cell table:style-name="ce28" office:value-type="string">
            <text:p>Больше</text:p>
          </table:table-cell>
          <table:table-cell table:style-name="ce25" office:value-type="string">
            <text:p>Erfahre mehr.</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CAUSES OF RELAPS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7" office:value-type="string">
            <text:p>Las causas de la recaída</text:p>
          </table:table-cell>
          <table:table-cell table:style-name="ce21" office:value-type="string">
            <text:p>Causes of relapses</text:p>
          </table:table-cell>
          <table:table-cell table:style-name="ce28" office:value-type="string">
            <text:p>Причины рецидивов</text:p>
          </table:table-cell>
          <table:table-cell table:style-name="ce25" office:value-type="string">
            <text:p>Ursachen für einen Rückfall</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7" office:value-type="string">
            <text:p>Las causas de la recaída</text:p>
          </table:table-cell>
          <table:table-cell table:style-name="ce21" office:value-type="string">
            <text:p>Causes of relapses</text:p>
          </table:table-cell>
          <table:table-cell table:style-name="ce28" office:value-type="string">
            <text:p>Причины рецидивов</text:p>
          </table:table-cell>
          <table:table-cell table:style-name="ce25" office:value-type="string">
            <text:p>Ursachen für einen Rückfall</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7"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8"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7"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8"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causas.h2.1</text:p>
          </table:table-cell>
          <table:table-cell table:style-name="ce25" office:value-type="string">
            <text:p>Atividade</text:p>
          </table:table-cell>
          <table:table-cell table:style-name="ce27" office:value-type="string">
            <text:p>Actividad</text:p>
          </table:table-cell>
          <table:table-cell table:style-name="ce21" office:value-type="string">
            <text:p>Activity</text:p>
          </table:table-cell>
          <table:table-cell table:style-name="ce28" office:value-type="string">
            <text:p>Упражнения</text:p>
          </table:table-cell>
          <table:table-cell table:style-name="ce25" office:value-type="string">
            <text:p>Aufgabe</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7"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8"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7"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8"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7" office:value-type="string">
            <text:p>02. ¿Qué estaba haciendo cuando encendió el primer cigarrillo?</text:p>
          </table:table-cell>
          <table:table-cell table:style-name="ce25" office:value-type="string">
            <text:p>02. What were you doing when you lit the first cigarette?</text:p>
          </table:table-cell>
          <table:table-cell table:style-name="ce28"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7" office:value-type="string">
            <text:p>03. ¿Qué pasó después?</text:p>
          </table:table-cell>
          <table:table-cell table:style-name="ce21" office:value-type="string">
            <text:p>03. What happened afterwards?</text:p>
          </table:table-cell>
          <table:table-cell table:style-name="ce28" office:value-type="string">
            <text:p>03. Что случилось потом?</text:p>
          </table:table-cell>
          <table:table-cell table:style-name="ce25" office:value-type="string">
            <text:p>03. Was ist danach passiert?</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7" office:value-type="string">
            <text:p>04. ¿Cuántos cigarrillos usted está fumando actualmente?</text:p>
          </table:table-cell>
          <table:table-cell table:style-name="ce25" office:value-type="string">
            <text:p>04. How many cigarettes are you back to smoking?</text:p>
          </table:table-cell>
          <table:table-cell table:style-name="ce28"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FACTORS OF RELAPSE</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7" office:value-type="string">
            <text:p>Factores para las recaídas</text:p>
          </table:table-cell>
          <table:table-cell table:style-name="ce21" office:value-type="string">
            <text:p>Factors of relapse</text:p>
          </table:table-cell>
          <table:table-cell table:style-name="ce28" office:value-type="string">
            <text:p>Причины рецидивов</text:p>
          </table:table-cell>
          <table:table-cell table:style-name="ce25" office:value-type="string">
            <text:p>Faktoren zum Thema Rückfall</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7" office:value-type="string">
            <text:p>Acompañamiento</text:p>
          </table:table-cell>
          <table:table-cell table:style-name="ce21" office:value-type="string">
            <text:p>Follow up</text:p>
          </table:table-cell>
          <table:table-cell table:style-name="ce28" office:value-type="string">
            <text:p>Дальнейшее содействие</text:p>
          </table:table-cell>
          <table:table-cell table:style-name="ce25" office:value-type="string">
            <text:p>Betreuung</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h1.1</text:p>
          </table:table-cell>
          <table:table-cell table:style-name="ce25" office:value-type="string">
            <text:p>Recaídas</text:p>
          </table:table-cell>
          <table:table-cell table:style-name="ce27" office:value-type="string">
            <text:p>Recaídas</text:p>
          </table:table-cell>
          <table:table-cell table:style-name="ce21" office:value-type="string">
            <text:p>Relapses</text:p>
          </table:table-cell>
          <table:table-cell table:style-name="ce28" office:value-type="string">
            <text:p>Рецидивы</text:p>
          </table:table-cell>
          <table:table-cell table:style-name="ce25" office:value-type="string">
            <text:p>Rückfall</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7" office:value-type="string">
            <text:p>Factores que causan recaídas</text:p>
          </table:table-cell>
          <table:table-cell table:style-name="ce21" office:value-type="string">
            <text:p>Factors that lead to relapse</text:p>
          </table:table-cell>
          <table:table-cell table:style-name="ce28" office:value-type="string">
            <text:p>Причины, ведущие к рецидиву</text:p>
          </table:table-cell>
          <table:table-cell table:style-name="ce25" office:value-type="string">
            <text:p>Faktoren, die zum Rückfall führen</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7"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8"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7" office:value-type="string">
            <text:p>Estos son algunos ejemplos comunes:</text:p>
          </table:table-cell>
          <table:table-cell table:style-name="ce21" office:value-type="string">
            <text:p>See some common examples:</text:p>
          </table:table-cell>
          <table:table-cell table:style-name="ce28"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7" office:value-type="string">
            <text:p>El consumo de bebidas alcohólicas,</text:p>
          </table:table-cell>
          <table:table-cell table:style-name="ce21" office:value-type="string">
            <text:p>Drinking alcoholic drinks,</text:p>
          </table:table-cell>
          <table:table-cell table:style-name="ce28" office:value-type="string">
            <text:p>Употребление алкогольных напитков,</text:p>
          </table:table-cell>
          <table:table-cell table:style-name="ce25" office:value-type="string">
            <text:p>Trinken alkoholischer Getränke,</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7" office:value-type="string">
            <text:p>Dejar de usar el medicamento sin supervisión médica y</text:p>
          </table:table-cell>
          <table:table-cell table:style-name="ce25" office:value-type="string">
            <text:p>stop using medications without medical supervision and,</text:p>
          </table:table-cell>
          <table:table-cell table:style-name="ce28"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7" office:value-type="string">
            <text:p>convivir con otros fumadores.</text:p>
          </table:table-cell>
          <table:table-cell table:style-name="ce21" office:value-type="string">
            <text:p>being around other smokers.</text:p>
          </table:table-cell>
          <table:table-cell table:style-name="ce28" office:value-type="string">
            <text:p>нахождение возле других курильщиков.</text:p>
          </table:table-cell>
          <table:table-cell table:style-name="ce25" office:value-type="string">
            <text:p>Zusammenleben mit anderen Raucher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h2.2</text:p>
          </table:table-cell>
          <table:table-cell table:style-name="ce25" office:value-type="string">
            <text:p>Atividade</text:p>
          </table:table-cell>
          <table:table-cell table:style-name="ce27" office:value-type="string">
            <text:p>Actividad</text:p>
          </table:table-cell>
          <table:table-cell table:style-name="ce21" office:value-type="string">
            <text:p>Activity</text:p>
          </table:table-cell>
          <table:table-cell table:style-name="ce28" office:value-type="string">
            <text:p>Упражнение</text:p>
          </table:table-cell>
          <table:table-cell table:style-name="ce25" office:value-type="string">
            <text:p>Aufgabe</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7"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8"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p.4</text:p>
          </table:table-cell>
          <table:table-cell table:style-name="ce25" office:value-type="string">
            <text:p>Exemplo</text:p>
          </table:table-cell>
          <table:table-cell table:style-name="ce27" office:value-type="string">
            <text:p>Ejemplo</text:p>
          </table:table-cell>
          <table:table-cell table:style-name="ce21" office:value-type="string">
            <text:p>Example</text:p>
          </table:table-cell>
          <table:table-cell table:style-name="ce28" office:value-type="string">
            <text:p>Пример</text:p>
          </table:table-cell>
          <table:table-cell table:style-name="ce25" office:value-type="string">
            <text:p>Beispiel</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7" office:value-type="string">
            <text:p>Situación de riesgo</text:p>
          </table:table-cell>
          <table:table-cell table:style-name="ce21" office:value-type="string">
            <text:p>Risky situations</text:p>
          </table:table-cell>
          <table:table-cell table:style-name="ce28" office:value-type="string">
            <text:p>Рискованные ситуации</text:p>
          </table:table-cell>
          <table:table-cell table:style-name="ce25" office:value-type="string">
            <text:p>Kritische Situatio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7" office:value-type="string">
            <text:p>Convivir con amigos fumadores;</text:p>
          </table:table-cell>
          <table:table-cell table:style-name="ce21" office:value-type="string">
            <text:p>Having friends or family who smoke;</text:p>
          </table:table-cell>
          <table:table-cell table:style-name="ce28" office:value-type="string">
            <text:p>Друг или член семьи, который курит;</text:p>
          </table:table-cell>
          <table:table-cell table:style-name="ce25" office:value-type="string">
            <text:p>Mit Rauchern zusammenleb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li.5a</text:p>
          </table:table-cell>
          <table:table-cell table:style-name="ce25" office:value-type="string">
            <text:p>Como lidar</text:p>
          </table:table-cell>
          <table:table-cell table:style-name="ce27" office:value-type="string">
            <text:p>Cómo manejar esta situación</text:p>
          </table:table-cell>
          <table:table-cell table:style-name="ce21" office:value-type="string">
            <text:p>How I am going to deal with it?</text:p>
          </table:table-cell>
          <table:table-cell table:style-name="ce28" office:value-type="string">
            <text:p>Что мне с этим делать?</text:p>
          </table:table-cell>
          <table:table-cell table:style-name="ce25" office:value-type="string">
            <text:p>Wie geht man damit um</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7"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8"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7" office:value-type="string">
            <text:p>Situaciones de riesgo</text:p>
          </table:table-cell>
          <table:table-cell table:style-name="ce21" office:value-type="string">
            <text:p>Risky situations</text:p>
          </table:table-cell>
          <table:table-cell table:style-name="ce28" office:value-type="string">
            <text:p>Рискованные ситуации</text:p>
          </table:table-cell>
          <table:table-cell table:style-name="ce25" office:value-type="string">
            <text:p>Kritische Situation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fat.h3.2</text:p>
          </table:table-cell>
          <table:table-cell table:style-name="ce25" office:value-type="string">
            <text:p>Como vou lidar</text:p>
          </table:table-cell>
          <table:table-cell table:style-name="ce27" office:value-type="string">
            <text:p>¿Cómo voy a enfrentar?</text:p>
          </table:table-cell>
          <table:table-cell table:style-name="ce21" office:value-type="string">
            <text:p>How am I going to deal with it?</text:p>
          </table:table-cell>
          <table:table-cell table:style-name="ce28" office:value-type="string">
            <text:p>Что мне с этим делать?</text:p>
          </table:table-cell>
          <table:table-cell table:style-name="ce25" office:value-type="string">
            <text:p>Wie gehe ich damit um</text:p>
          </table:table-cell>
          <table:table-cell table:style-name="ce28" office:value-type="string">
            <text:p>ok</text:p>
          </table:table-cell>
          <table:table-cell table:number-columns-repeated="5" table:style-name="ce21"/>
        </table:table-row>
        <table:table-row table:style-name="ro2">
          <table:table-cell table:style-name="ce27" office:value-type="string">
            <text:p>###################################</text:p>
          </table:table-cell>
          <table:table-cell table:number-columns-repeated="5" table:style-name="ce27"/>
          <table:table-cell table:style-name="ce28" office:value-type="string">
            <text:p>ok</text:p>
          </table:table-cell>
          <table:table-cell table:number-columns-repeated="5" table:style-name="ce21"/>
        </table:table-row>
        <table:table-row table:style-name="ro2">
          <table:table-cell table:style-name="ce31" office:value-type="string">
            <text:p># DEPRESSION</text:p>
          </table:table-cell>
          <table:table-cell table:number-columns-repeated="5" table:style-name="ce27"/>
          <table:table-cell table:style-name="ce28" office:value-type="string">
            <text:p>ok</text:p>
          </table:table-cell>
          <table:table-cell table:number-columns-repeated="5" table:style-name="ce21"/>
        </table:table-row>
        <table:table-row table:style-name="ro2">
          <table:table-cell table:style-name="ce27" office:value-type="string">
            <text:p>###################################</text:p>
          </table:table-cell>
          <table:table-cell table:number-columns-repeated="5" table:style-name="ce27"/>
          <table:table-cell table:style-name="ce28" office:value-type="string">
            <text:p>ok</text:p>
          </table:table-cell>
          <table:table-cell table:number-columns-repeated="5" table:style-name="ce21"/>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2"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2"/>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8" office:value-type="string">
            <text:p>Определите тут, есть ли у Вас депрессия и узнайте о наиболее подходящих способах бросить курить.</text:p>
          </table:table-cell>
          <table:table-cell table:style-name="ce28"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5">
          <table:table-cell table:style-name="ce25" office:value-type="string">
            <text:p># PLAN</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text:p>
          </table:table-cell>
          <table:table-cell table:style-name="ce21"/>
          <table:table-cell table:style-name="ce27"/>
          <table:table-cell table:style-name="ce21"/>
          <table:table-cell table:number-columns-repeated="2" table:style-name="ce25"/>
          <table:table-cell table:style-name="ce28" office:value-type="string">
            <text:p>ok</text:p>
          </table:table-cell>
          <table:table-cell table:number-columns-repeated="5" table:style-name="ce21"/>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7" office:value-type="string">
            <text:p>Plan de recaídas y descuidos</text:p>
          </table:table-cell>
          <table:table-cell table:style-name="ce21" office:value-type="string">
            <text:p>My plan for slips and relapses</text:p>
          </table:table-cell>
          <table:table-cell table:style-name="ce28" office:value-type="string">
            <text:p>Мой план в случае срывов или рецидивов</text:p>
          </table:table-cell>
          <table:table-cell table:style-name="ce25" office:value-type="string">
            <text:p>Mein Plan gegen Rückfälle und Ausrutscher</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7" office:value-type="string">
            <text:p>Plan de acompañamiento</text:p>
          </table:table-cell>
          <table:table-cell table:style-name="ce21" office:value-type="string">
            <text:p>Follow up plan</text:p>
          </table:table-cell>
          <table:table-cell table:style-name="ce28" office:value-type="string">
            <text:p>Дальнейший план</text:p>
          </table:table-cell>
          <table:table-cell table:style-name="ce25" office:value-type="string">
            <text:p>Betreuungspla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7" office:value-type="string">
            <text:p>Mi plan contra las recaídas</text:p>
          </table:table-cell>
          <table:table-cell table:style-name="ce21" office:value-type="string">
            <text:p>My plan for relapses</text:p>
          </table:table-cell>
          <table:table-cell table:style-name="ce28" office:value-type="string">
            <text:p>Мой план на случай рецидива</text:p>
          </table:table-cell>
          <table:table-cell table:style-name="ce25" office:value-type="string">
            <text:p>Mein Plan gegen Rückfälle</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7"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8"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7"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8"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7"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8"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7" office:value-type="string">
            <text:p>Situaciones de riesgo</text:p>
          </table:table-cell>
          <table:table-cell table:style-name="ce21" office:value-type="string">
            <text:p>Risks</text:p>
          </table:table-cell>
          <table:table-cell table:style-name="ce28" office:value-type="string">
            <text:p>Риски</text:p>
          </table:table-cell>
          <table:table-cell table:style-name="ce25" office:value-type="string">
            <text:p>Risikosituation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7" office:value-type="string">
            <text:p>¿Cómo voy a enfrentar esta situación?</text:p>
          </table:table-cell>
          <table:table-cell table:style-name="ce21" office:value-type="string">
            <text:p>How am I going to deal with it?</text:p>
          </table:table-cell>
          <table:table-cell table:style-name="ce28" office:value-type="string">
            <text:p>Что мне делать?</text:p>
          </table:table-cell>
          <table:table-cell table:style-name="ce25" office:value-type="string">
            <text:p>Wie gehe ich damit um</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imprimir</text:p>
          </table:table-cell>
          <table:table-cell table:style-name="ce25" office:value-type="string">
            <text:p>Imprimir</text:p>
          </table:table-cell>
          <table:table-cell table:style-name="ce27" office:value-type="string">
            <text:p>Imprimir</text:p>
          </table:table-cell>
          <table:table-cell table:style-name="ce21" office:value-type="string">
            <text:p>Print</text:p>
          </table:table-cell>
          <table:table-cell table:style-name="ce28" office:value-type="string">
            <text:p>Печать</text:p>
          </table:table-cell>
          <table:table-cell table:style-name="ce25" office:value-type="string">
            <text:p>Druck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h2.3</text:p>
          </table:table-cell>
          <table:table-cell table:style-name="ce25" office:value-type="string">
            <text:p>Salvar</text:p>
          </table:table-cell>
          <table:table-cell table:style-name="ce27" office:value-type="string">
            <text:p>Guardar</text:p>
          </table:table-cell>
          <table:table-cell table:style-name="ce21" office:value-type="string">
            <text:p>Save</text:p>
          </table:table-cell>
          <table:table-cell table:style-name="ce28" office:value-type="string">
            <text:p>Сохранить</text:p>
          </table:table-cell>
          <table:table-cell table:style-name="ce25" office:value-type="string">
            <text:p>Speichern</text:p>
          </table:table-cell>
          <table:table-cell table:style-name="ce28" office:value-type="string">
            <text:p>ok</text:p>
          </table:table-cell>
          <table:table-cell table:number-columns-repeated="5" table:style-name="ce21"/>
        </table:table-row>
        <table:table-row table:style-name="ro2">
          <table:table-cell table:style-name="ce25" office:value-type="string">
            <text:p>preparando.aed.btn.limpar</text:p>
          </table:table-cell>
          <table:table-cell table:style-name="ce25" office:value-type="string">
            <text:p>Limpar</text:p>
          </table:table-cell>
          <table:table-cell table:style-name="ce27" office:value-type="string">
            <text:p>Limpiar</text:p>
          </table:table-cell>
          <table:table-cell table:style-name="ce25" office:value-type="string">
            <text:p>Clear</text:p>
          </table:table-cell>
          <table:table-cell table:style-name="ce28" office:value-type="string">
            <text:p>Очистить</text:p>
          </table:table-cell>
          <table:table-cell table:style-name="ce25" office:value-type="string">
            <text:p>Löschen</text:p>
          </table:table-cell>
          <table:table-cell table:style-name="ce28" office:value-type="string">
            <text:p>ok</text:p>
          </table:table-cell>
          <table:table-cell table:number-columns-repeated="5" table:style-name="ce21"/>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7"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8"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lapso.h1.1</text:p>
          </table:table-cell>
          <table:table-cell table:style-name="ce25" office:value-type="string">
            <text:p>Lapso</text:p>
          </table:table-cell>
          <table:table-cell table:style-name="ce27" office:value-type="string">
            <text:p>Descuido</text:p>
          </table:table-cell>
          <table:table-cell table:style-name="ce25" office:value-type="string">
            <text:p>Slip</text:p>
          </table:table-cell>
          <table:table-cell table:style-name="ce28" office:value-type="string">
            <text:p>Срыв</text:p>
          </table:table-cell>
          <table:table-cell table:style-name="ce25" office:value-type="string">
            <text:p>Ausrutscher</text:p>
          </table:table-cell>
          <table:table-cell table:style-name="ce28" office:value-type="string">
            <text:p>ok</text:p>
          </table:table-cell>
          <table:table-cell table:number-columns-repeated="5" table:style-name="ce21"/>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7"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8"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padrao.h2.1</text:p>
          </table:table-cell>
          <table:table-cell table:style-name="ce25" office:value-type="string">
            <text:p>Lembre-se</text:p>
          </table:table-cell>
          <table:table-cell table:style-name="ce27" office:value-type="string">
            <text:p>Recuerde</text:p>
          </table:table-cell>
          <table:table-cell table:style-name="ce25" office:value-type="string">
            <text:p>Remember</text:p>
          </table:table-cell>
          <table:table-cell table:style-name="ce28" office:value-type="string">
            <text:p>Помните</text:p>
          </table:table-cell>
          <table:table-cell table:style-name="ce25" office:value-type="string">
            <text:p>Denken Sie dara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7" office:value-type="string">
            <text:p>Cualquier período sin cigarrillo ya es una victoria;</text:p>
          </table:table-cell>
          <table:table-cell table:style-name="ce25" office:value-type="string">
            <text:p>Any period without smoking is already a victory;</text:p>
          </table:table-cell>
          <table:table-cell table:style-name="ce28"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8" office:value-type="string">
            <text:p>ok</text:p>
          </table:table-cell>
          <table:table-cell table:number-columns-repeated="5" table:style-name="ce21"/>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7"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8"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7" office:value-type="string">
            <text:p>Le recomendamos</text:p>
          </table:table-cell>
          <table:table-cell table:style-name="ce25" office:value-type="string">
            <text:p>We recommend</text:p>
          </table:table-cell>
          <table:table-cell table:style-name="ce28" office:value-type="string">
            <text:p>Мы рекоммендуем</text:p>
          </table:table-cell>
          <table:table-cell table:style-name="ce25" office:value-type="string">
            <text:p>Wir empfehlen Ihne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7" office:value-type="string">
            <text:p>Evite encender el primer cigarrillo después de la fecha para dejar de fumar.</text:p>
          </table:table-cell>
          <table:table-cell table:style-name="ce25" office:value-type="string">
            <text:p>Avoid lighting up the first cigarette</text:p>
          </table:table-cell>
          <table:table-cell table:style-name="ce28"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7" office:value-type="string">
            <text:p>Evite el consumo de bebidas alcohólicas;</text:p>
          </table:table-cell>
          <table:table-cell table:style-name="ce25" office:value-type="string">
            <text:p>Avoid drinking alcohol</text:p>
          </table:table-cell>
          <table:table-cell table:style-name="ce28" office:value-type="string">
            <text:p>Избегайте алкоголя</text:p>
          </table:table-cell>
          <table:table-cell table:style-name="ce25" office:value-type="string">
            <text:p>Meiden Sie es, alkoholische Getränke zu konsumieren.</text:p>
          </table:table-cell>
          <table:table-cell table:style-name="ce28" office:value-type="string">
            <text:p>ok</text:p>
          </table:table-cell>
          <table:table-cell table:number-columns-repeated="5" table:style-name="ce21"/>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7"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8"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7" office:value-type="string">
            <text:p>¿Quiere empezar de nuevo?</text:p>
          </table:table-cell>
          <table:table-cell table:style-name="ce25" office:value-type="string">
            <text:p>Do you want to start again?</text:p>
          </table:table-cell>
          <table:table-cell table:style-name="ce28" office:value-type="string">
            <text:p>Хотите начать сначала?</text:p>
          </table:table-cell>
          <table:table-cell table:style-name="ce25" office:value-type="string">
            <text:p>Wollen Sie erneut beginn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padrao.h2.1</text:p>
          </table:table-cell>
          <table:table-cell table:style-name="ce25" office:value-type="string">
            <text:p>Dicas</text:p>
          </table:table-cell>
          <table:table-cell table:style-name="ce27" office:value-type="string">
            <text:p>Consejos</text:p>
          </table:table-cell>
          <table:table-cell table:style-name="ce25" office:value-type="string">
            <text:p>Tips</text:p>
          </table:table-cell>
          <table:table-cell table:style-name="ce28" office:value-type="string">
            <text:p>Советы</text:p>
          </table:table-cell>
          <table:table-cell table:style-name="ce25" office:value-type="string">
            <text:p>Ratschläge</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7"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8"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7"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8"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7"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8"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7"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8"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7" office:value-type="string">
            <text:p>Evite situaciones de riesgo en la primera semana, tales como:</text:p>
          </table:table-cell>
          <table:table-cell table:style-name="ce25" office:value-type="string">
            <text:p>Avoid risky situations in the first weeks, such as</text:p>
          </table:table-cell>
          <table:table-cell table:style-name="ce28"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7" office:value-type="string">
            <text:p>Usar bebidas alcohòlicas</text:p>
          </table:table-cell>
          <table:table-cell table:style-name="ce25" office:value-type="string">
            <text:p>Drinking alcohol</text:p>
          </table:table-cell>
          <table:table-cell table:style-name="ce28" office:value-type="string">
            <text:p>Употребление алкоголя</text:p>
          </table:table-cell>
          <table:table-cell table:style-name="ce25" office:value-type="string">
            <text:p>Den Konsum alkoholischer Getränken</text:p>
          </table:table-cell>
          <table:table-cell table:style-name="ce28" office:value-type="string">
            <text:p>ok</text:p>
          </table:table-cell>
          <table:table-cell table:number-columns-repeated="5" table:style-name="ce21"/>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7"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8"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8" office:value-type="string">
            <text:p>ok</text:p>
          </table:table-cell>
          <table:table-cell table:number-columns-repeated="5" table:style-name="ce21"/>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7"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8"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7" office:value-type="string">
            <text:p>No estoy fumando</text:p>
          </table:table-cell>
          <table:table-cell table:style-name="ce25" office:value-type="string">
            <text:p>I'm not smoking</text:p>
          </table:table-cell>
          <table:table-cell table:style-name="ce28" office:value-type="string">
            <text:p>Я не курю</text:p>
          </table:table-cell>
          <table:table-cell table:style-name="ce25" office:value-type="string">
            <text:p>Ich rauche nicht mehr</text:p>
          </table:table-cell>
          <table:table-cell table:style-name="ce28" office:value-type="string">
            <text:p>ok</text:p>
          </table:table-cell>
          <table:table-cell table:number-columns-repeated="5" table:style-name="ce21"/>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7" office:value-type="string">
            <text:p>Sin Fumar</text:p>
          </table:table-cell>
          <table:table-cell table:style-name="ce25" office:value-type="string">
            <text:p>Without smoking</text:p>
          </table:table-cell>
          <table:table-cell table:style-name="ce28" office:value-type="string">
            <text:p>Без курения</text:p>
          </table:table-cell>
          <table:table-cell table:style-name="ce25" office:value-type="string">
            <text:p>Ohne Rauchen</text:p>
          </table:table-cell>
          <table:table-cell table:style-name="ce28" office:value-type="string">
            <text:p>ok</text:p>
          </table:table-cell>
          <table:table-cell table:number-columns-repeated="5" table:style-name="ce21"/>
        </table:table-row>
        <table:table-row table:style-name="ro2">
          <table:table-cell table:style-name="ce28" office:value-type="string">
            <text:p>acompanhamento.semfumar.h1.1</text:p>
          </table:table-cell>
          <table:table-cell table:style-name="ce28" office:value-type="string">
            <text:p>Gostaria de ajudar outros fumantes?</text:p>
          </table:table-cell>
          <table:table-cell table:style-name="ce31" office:value-type="string">
            <text:p>Gostaria de ajudar outros fumantes?</text:p>
          </table:table-cell>
          <table:table-cell table:style-name="ce28" office:value-type="string">
            <text:p>Would you like to help other smokers to quit?</text:p>
          </table:table-cell>
          <table:table-cell table:style-name="ce28" office:value-type="string">
            <text:p>Хотели бы Вы помочь другим курильщикам бросить?</text:p>
          </table:table-cell>
          <table:table-cell table:style-name="ce28" office:value-type="string">
            <text:p>Would you like to help other smokers to quit?</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acompanhamento.semfumar.p.1</text:p>
          </table:table-cell>
          <table:table-cell table:style-name="ce28" office:value-type="string">
            <text:p>Parabéns! Você conseguiu parar de fumar.</text:p>
          </table:table-cell>
          <table:table-cell table:style-name="ce27" office:value-type="string">
            <text:p>¡Felicitaciones! Usted no está fumando.</text:p>
          </table:table-cell>
          <table:table-cell table:style-name="ce25" office:value-type="string">
            <text:p>Congratulations!</text:p>
          </table:table-cell>
          <table:table-cell table:style-name="ce28" office:value-type="string">
            <text:p>Поздравляем!</text:p>
          </table:table-cell>
          <table:table-cell table:style-name="ce25" office:value-type="string">
            <text:p>Herzlichen Glückwunsch! Sie rauchen nicht mehr.</text:p>
          </table:table-cell>
          <table:table-cell table:style-name="ce28" office:value-type="string">
            <text:p>needs translation</text:p>
          </table:table-cell>
          <table:table-cell table:number-columns-repeated="5" table:style-name="ce21"/>
        </table:table-row>
        <table:table-row table:style-name="ro2">
          <table:table-cell table:style-name="ce28"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8"/>
          <table:table-cell table:style-name="ce28" office:value-type="string">
            <text:p>needs translation</text:p>
          </table:table-cell>
          <table:table-cell table:number-columns-repeated="5" table:style-name="ce21"/>
        </table:table-row>
        <table:table-row table:style-name="ro2">
          <table:table-cell table:style-name="ce28"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8" office:value-type="string">
            <text:p>needs translation</text:p>
          </table:table-cell>
          <table:table-cell table:number-columns-repeated="5" table:style-name="ce21"/>
        </table:table-row>
        <table:table-row table:style-name="ro2">
          <table:table-cell table:style-name="ce28"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8" office:value-type="string">
            <text:p>Leave a message on our wall on </text:p>
          </table:table-cell>
          <table:table-cell table:style-name="ce28" office:value-type="string">
            <text:p>Оставьте нам сообщение на стене</text:p>
          </table:table-cell>
          <table:table-cell table:style-name="ce28" office:value-type="string">
            <text:p>Leave a message on our wall on</text:p>
          </table:table-cell>
          <table:table-cell table:style-name="ce28" office:value-type="string">
            <text:p>needs translation</text:p>
          </table:table-cell>
          <table:table-cell table:number-columns-repeated="5" table:style-name="ce21"/>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7" office:value-type="string">
            <text:p>¿Le gustaría recibir correos electrónicos de apoyo ?</text:p>
          </table:table-cell>
          <table:table-cell table:style-name="ce25" office:value-type="string">
            <text:p>Would you like to get follow up emails?</text:p>
          </table:table-cell>
          <table:table-cell table:style-name="ce28" office:value-type="string">
            <text:p>Хотели бы Вы получать последующие письма?</text:p>
          </table:table-cell>
          <table:table-cell table:style-name="ce25" office:value-type="string">
            <text:p>Möchten Sie begleitende Emails erhalten?</text:p>
          </table:table-cell>
          <table:table-cell table:style-name="ce28" office:value-type="string">
            <text:p>ok</text:p>
          </table:table-cell>
          <table:table-cell table:number-columns-repeated="5" table:style-name="ce21"/>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7"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8" office:value-type="string">
            <text:p>ok</text:p>
          </table:table-cell>
          <table:table-cell table:number-columns-repeated="5" table:style-name="ce21"/>
        </table:table-row>
        <table:table-row table:style-name="ro3">
          <table:table-cell table:style-name="ce28" office:value-type="string">
            <text:p>autorizo.para.pesquisa.p1</text:p>
          </table:table-cell>
          <table:table-cell table:style-name="ce28" office:value-type="string">
            <text:p>Li e concordo com o</text:p>
          </table:table-cell>
          <table:table-cell table:style-name="ce27"/>
          <table:table-cell table:style-name="ce28" office:value-type="string">
            <text:p>I have read and agreed with the</text:p>
          </table:table-cell>
          <table:table-cell table:number-columns-repeated="2" table:style-name="ce25"/>
          <table:table-cell table:style-name="ce28" office:value-type="string">
            <text:p>needs translation</text:p>
          </table:table-cell>
          <table:table-cell table:number-columns-repeated="5" table:style-name="ce21"/>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7"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8"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8" office:value-type="string">
            <text:p>ok</text:p>
          </table:table-cell>
          <table:table-cell table:number-columns-repeated="5" table:style-name="ce21"/>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7"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8"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7" office:value-type="string">
            <text:p>Mensaje enviado con éxito.</text:p>
          </table:table-cell>
          <table:table-cell table:style-name="ce25" office:value-type="string">
            <text:p>Message successfully sent</text:p>
          </table:table-cell>
          <table:table-cell table:style-name="ce28" office:value-type="string">
            <text:p>Сообщение было успешно отправлено</text:p>
          </table:table-cell>
          <table:table-cell table:style-name="ce25" office:value-type="string">
            <text:p>Die Nachricht wurde erfolgreich versendet.</text:p>
          </table:table-cell>
          <table:table-cell table:style-name="ce28" office:value-type="string">
            <text:p>ok</text:p>
          </table:table-cell>
          <table:table-cell table:number-columns-repeated="5" table:style-name="ce21"/>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7" office:value-type="string">
            <text:p>Se ha producido un error inesperado.</text:p>
          </table:table-cell>
          <table:table-cell table:style-name="ce25" office:value-type="string">
            <text:p>Something went wrong.</text:p>
          </table:table-cell>
          <table:table-cell table:style-name="ce28" office:value-type="string">
            <text:p>Произошла ошибка</text:p>
          </table:table-cell>
          <table:table-cell table:style-name="ce25" office:value-type="string">
            <text:p>Es ist ein unerwarteter Fehler aufgetreten.</text:p>
          </table:table-cell>
          <table:table-cell table:style-name="ce28" office:value-type="string">
            <text:p>ok</text:p>
          </table:table-cell>
          <table:table-cell table:number-columns-repeated="5" table:style-name="ce21"/>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7" office:value-type="string">
            <text:p>Se ha producido un problema al intentar eliminar un registro.</text:p>
          </table:table-cell>
          <table:table-cell table:style-name="ce25" office:value-type="string">
            <text:p>There was an error when you tried to delete your records.</text:p>
          </table:table-cell>
          <table:table-cell table:style-name="ce28"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8" office:value-type="string">
            <text:p>ok</text:p>
          </table:table-cell>
          <table:table-cell table:number-columns-repeated="5" table:style-name="ce21"/>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7" office:value-type="string">
            <text:p>Problemas para acceder a la base de datos.</text:p>
          </table:table-cell>
          <table:table-cell table:style-name="ce25" office:value-type="string">
            <text:p>Ops! Problems to access database</text:p>
          </table:table-cell>
          <table:table-cell table:style-name="ce28" office:value-type="string">
            <text:p>Проблемы с досупом к базе данных</text:p>
          </table:table-cell>
          <table:table-cell table:style-name="ce25" office:value-type="string">
            <text:p>Probleme auf die Datenbank zuzugreifen</text:p>
          </table:table-cell>
          <table:table-cell table:style-name="ce28" office:value-type="string">
            <text:p>ok</text:p>
          </table:table-cell>
          <table:table-cell table:number-columns-repeated="5" table:style-name="ce21"/>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7" office:value-type="string">
            <text:p>Registro guardado correctamente.</text:p>
          </table:table-cell>
          <table:table-cell table:style-name="ce25" office:value-type="string">
            <text:p>Registry successfully recorded</text:p>
          </table:table-cell>
          <table:table-cell table:style-name="ce28" office:value-type="string">
            <text:p>Регистрационная запись успешно сохранена</text:p>
          </table:table-cell>
          <table:table-cell table:style-name="ce25" office:value-type="string">
            <text:p>Die Anmeldung war erfolgreich.</text:p>
          </table:table-cell>
          <table:table-cell table:style-name="ce28" office:value-type="string">
            <text:p>ok</text:p>
          </table:table-cell>
          <table:table-cell table:number-columns-repeated="5" table:style-name="ce21"/>
        </table:table-row>
        <table:table-row table:style-name="ro2">
          <table:table-cell table:style-name="ce25" office:value-type="string">
            <text:p>usuario.email</text:p>
          </table:table-cell>
          <table:table-cell table:style-name="ce25" office:value-type="string">
            <text:p>O usuário com o e-mail</text:p>
          </table:table-cell>
          <table:table-cell table:style-name="ce27" office:value-type="string">
            <text:p>El usuario con el correo electrónico</text:p>
          </table:table-cell>
          <table:table-cell table:style-name="ce25" office:value-type="string">
            <text:p>User with email</text:p>
          </table:table-cell>
          <table:table-cell table:style-name="ce28" office:value-type="string">
            <text:p>Пользователи с электронной почтой</text:p>
          </table:table-cell>
          <table:table-cell table:style-name="ce25" office:value-type="string">
            <text:p>Der Nutzer mit der Email-Adresse</text:p>
          </table:table-cell>
          <table:table-cell table:style-name="ce28" office:value-type="string">
            <text:p>ok</text:p>
          </table:table-cell>
          <table:table-cell table:number-columns-repeated="5" table:style-name="ce21"/>
        </table:table-row>
        <table:table-row table:style-name="ro2">
          <table:table-cell table:style-name="ce25" office:value-type="string">
            <text:p>not.login</text:p>
          </table:table-cell>
          <table:table-cell table:style-name="ce25" office:value-type="string">
            <text:p>\ não conseguiu logar.</text:p>
          </table:table-cell>
          <table:table-cell table:style-name="ce27" office:value-type="string">
            <text:p>\ No se pudo hacer login.</text:p>
          </table:table-cell>
          <table:table-cell table:style-name="ce25" office:value-type="string">
            <text:p>\ failed to login.</text:p>
          </table:table-cell>
          <table:table-cell table:style-name="ce28" office:value-type="string">
            <text:p>\ Не удалось войти</text:p>
          </table:table-cell>
          <table:table-cell table:style-name="ce25" office:value-type="string">
            <text:p>/ Login fehlgeschlage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senha</text:p>
          </table:table-cell>
          <table:table-cell table:style-name="ce25" office:value-type="string">
            <text:p>E-mail ou senha inválida.</text:p>
          </table:table-cell>
          <table:table-cell table:style-name="ce27" office:value-type="string">
            <text:p>Correo electrónico o contraseña no válida.</text:p>
          </table:table-cell>
          <table:table-cell table:style-name="ce25" office:value-type="string">
            <text:p>Invalid email or password</text:p>
          </table:table-cell>
          <table:table-cell table:style-name="ce28" office:value-type="string">
            <text:p>Неверный email или пароль</text:p>
          </table:table-cell>
          <table:table-cell table:style-name="ce25" office:value-type="string">
            <text:p>Email oder Passwort sind ungültig.</text:p>
          </table:table-cell>
          <table:table-cell table:style-name="ce28" office:value-type="string">
            <text:p>ok</text:p>
          </table:table-cell>
          <table:table-cell table:number-columns-repeated="5" table:style-name="ce21"/>
        </table:table-row>
        <table:table-row table:style-name="ro2">
          <table:table-cell table:style-name="ce25" office:value-type="string">
            <text:p>user</text:p>
          </table:table-cell>
          <table:table-cell table:style-name="ce25" office:value-type="string">
            <text:p>O usuário</text:p>
          </table:table-cell>
          <table:table-cell table:style-name="ce27" office:value-type="string">
            <text:p>El usuario</text:p>
          </table:table-cell>
          <table:table-cell table:style-name="ce25" office:value-type="string">
            <text:p>User</text:p>
          </table:table-cell>
          <table:table-cell table:style-name="ce28" office:value-type="string">
            <text:p>Пользователь</text:p>
          </table:table-cell>
          <table:table-cell table:style-name="ce25" office:value-type="string">
            <text:p>Der Nutzer</text:p>
          </table:table-cell>
          <table:table-cell table:style-name="ce28" office:value-type="string">
            <text:p>ok</text:p>
          </table:table-cell>
          <table:table-cell table:number-columns-repeated="5" table:style-name="ce21"/>
        </table:table-row>
        <table:table-row table:style-name="ro2">
          <table:table-cell table:style-name="ce25" office:value-type="string">
            <text:p>login</text:p>
          </table:table-cell>
          <table:table-cell table:style-name="ce25" office:value-type="string">
            <text:p>\ logou no sistema.</text:p>
          </table:table-cell>
          <table:table-cell table:style-name="ce27" office:value-type="string">
            <text:p>\ Ingresó en el sistema.</text:p>
          </table:table-cell>
          <table:table-cell table:style-name="ce25" office:value-type="string">
            <text:p>\ logged in the system.</text:p>
          </table:table-cell>
          <table:table-cell table:style-name="ce28" office:value-type="string">
            <text:p>\ Вошел в систему</text:p>
          </table:table-cell>
          <table:table-cell table:style-name="ce25" office:value-type="string">
            <text:p>/ Login im System erfolgt.</text:p>
          </table:table-cell>
          <table:table-cell table:style-name="ce28" office:value-type="string">
            <text:p>ok</text:p>
          </table:table-cell>
          <table:table-cell table:number-columns-repeated="5" table:style-name="ce21"/>
        </table:table-row>
        <table:table-row table:style-name="ro2">
          <table:table-cell table:style-name="ce25" office:value-type="string">
            <text:p>logout</text:p>
          </table:table-cell>
          <table:table-cell table:style-name="ce25" office:value-type="string">
            <text:p>\ saiu no sistema.</text:p>
          </table:table-cell>
          <table:table-cell table:style-name="ce27" office:value-type="string">
            <text:p>\ Salió del sistema.</text:p>
          </table:table-cell>
          <table:table-cell table:style-name="ce25" office:value-type="string">
            <text:p>\ logged out of the system.</text:p>
          </table:table-cell>
          <table:table-cell table:style-name="ce28" office:value-type="string">
            <text:p>\ Вышел из системы</text:p>
          </table:table-cell>
          <table:table-cell table:style-name="ce25" office:value-type="string">
            <text:p>/ Logout aus dem System erfolgt.</text:p>
          </table:table-cell>
          <table:table-cell table:style-name="ce28" office:value-type="string">
            <text:p>ok</text:p>
          </table:table-cell>
          <table:table-cell table:number-columns-repeated="5" table:style-name="ce21"/>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7" office:value-type="string">
            <text:p>Usuario no conectado en el sistema, solicitando un plan.</text:p>
          </table:table-cell>
          <table:table-cell table:style-name="ce25" office:value-type="string">
            <text:p>Non-logged in user requiring a plan</text:p>
          </table:table-cell>
          <table:table-cell table:style-name="ce28"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8" office:value-type="string">
            <text:p>ok</text:p>
          </table:table-cell>
          <table:table-cell table:number-columns-repeated="5" table:style-name="ce21"/>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7"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8"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8" office:value-type="string">
            <text:p>ok</text:p>
          </table:table-cell>
          <table:table-cell table:number-columns-repeated="5" table:style-name="ce21"/>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7" office:value-type="string">
            <text:p>Plan para evitar las recaídas - Wati</text:p>
          </table:table-cell>
          <table:table-cell table:style-name="ce25" office:value-type="string">
            <text:p>A plan for relapses  -- Live without tobacco</text:p>
          </table:table-cell>
          <table:table-cell table:style-name="ce28" office:value-type="string">
            <text:p>План в случае рецидива -- Живи без Табака</text:p>
          </table:table-cell>
          <table:table-cell table:style-name="ce25" office:value-type="string">
            <text:p>Plan gegen Rückfälle -- "Wati"</text:p>
          </table:table-cell>
          <table:table-cell table:style-name="ce28" office:value-type="string">
            <text:p>ok</text:p>
          </table:table-cell>
          <table:table-cell table:number-columns-repeated="5" table:style-name="ce21"/>
        </table:table-row>
        <table:table-row table:style-name="ro2">
          <table:table-cell table:style-name="ce25" office:value-type="string">
            <text:p>dear</text:p>
          </table:table-cell>
          <table:table-cell table:style-name="ce25" office:value-type="string">
            <text:p>Prezado(a)</text:p>
          </table:table-cell>
          <table:table-cell table:style-name="ce27" office:value-type="string">
            <text:p>Estimado(a)</text:p>
          </table:table-cell>
          <table:table-cell table:style-name="ce21" office:value-type="string">
            <text:p>Dear</text:p>
          </table:table-cell>
          <table:table-cell table:style-name="ce28" office:value-type="string">
            <text:p>Дорогой (-ая)</text:p>
          </table:table-cell>
          <table:table-cell table:style-name="ce25" office:value-type="string">
            <text:p>Sehr geehrte(r)</text:p>
          </table:table-cell>
          <table:table-cell table:style-name="ce28" office:value-type="string">
            <text:p>ok</text:p>
          </table:table-cell>
          <table:table-cell table:number-columns-repeated="5" table:style-name="ce21"/>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7" office:value-type="string">
            <text:p>A continuación se muestra su plan para evitar las recaídas:</text:p>
          </table:table-cell>
          <table:table-cell table:style-name="ce25" office:value-type="string">
            <text:p>See your plan to prevent relapse below:</text:p>
          </table:table-cell>
          <table:table-cell table:style-name="ce28"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7" office:value-type="string">
            <text:p>Estrategias para enfrentar la recaída:</text:p>
          </table:table-cell>
          <table:table-cell table:style-name="ce25" office:value-type="string">
            <text:p>Strategies to deal with relapses</text:p>
          </table:table-cell>
          <table:table-cell table:style-name="ce28" office:value-type="string">
            <text:p>Стратегии в случае рецидивов</text:p>
          </table:table-cell>
          <table:table-cell table:style-name="ce25" office:value-type="string">
            <text:p>Strategien, um mit den Rückfällen umzugehen:</text:p>
          </table:table-cell>
          <table:table-cell table:style-name="ce28" office:value-type="string">
            <text:p>ok</text:p>
          </table:table-cell>
          <table:table-cell table:number-columns-repeated="5" table:style-name="ce21"/>
        </table:table-row>
        <table:table-row table:style-name="ro2">
          <table:table-cell table:style-name="ce25" office:value-type="string">
            <text:p>att</text:p>
          </table:table-cell>
          <table:table-cell table:style-name="ce25" office:value-type="string">
            <text:p>Atenciosamente</text:p>
          </table:table-cell>
          <table:table-cell table:style-name="ce27" office:value-type="string">
            <text:p>Cordial saludo</text:p>
          </table:table-cell>
          <table:table-cell table:style-name="ce25" office:value-type="string">
            <text:p>Yours Sincerely</text:p>
          </table:table-cell>
          <table:table-cell table:style-name="ce28" office:value-type="string">
            <text:p>С Уважением</text:p>
          </table:table-cell>
          <table:table-cell table:style-name="ce25" office:value-type="string">
            <text:p>Mit freundlichen Grüßen</text:p>
          </table:table-cell>
          <table:table-cell table:style-name="ce28" office:value-type="string">
            <text:p>ok</text:p>
          </table:table-cell>
          <table:table-cell table:number-columns-repeated="5" table:style-name="ce21"/>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7" office:value-type="string">
            <text:p>Plan para evitar las recaídas enviado al correo electrónico.</text:p>
          </table:table-cell>
          <table:table-cell table:style-name="ce25" office:value-type="string">
            <text:p>Plan for relapses sent by email</text:p>
          </table:table-cell>
          <table:table-cell table:style-name="ce28"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8" office:value-type="string">
            <text:p>ok</text:p>
          </table:table-cell>
          <table:table-cell table:number-columns-repeated="5" table:style-name="ce21"/>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7" office:value-type="string">
            <text:p>Correo electrónico enviado con éxito.</text:p>
          </table:table-cell>
          <table:table-cell table:style-name="ce25" office:value-type="string">
            <text:p>Email successfully sent</text:p>
          </table:table-cell>
          <table:table-cell table:style-name="ce28" office:value-type="string">
            <text:p>Электронной письмо успешно отправлено</text:p>
          </table:table-cell>
          <table:table-cell table:style-name="ce25" office:value-type="string">
            <text:p>Email wurde erfolgreich gesendet.</text:p>
          </table:table-cell>
          <table:table-cell table:style-name="ce28" office:value-type="string">
            <text:p>ok</text:p>
          </table:table-cell>
          <table:table-cell table:number-columns-repeated="5" table:style-name="ce21"/>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7" office:value-type="string">
            <text:p>Problemas para enviar correo electrónico.</text:p>
          </table:table-cell>
          <table:table-cell table:style-name="ce25" office:value-type="string">
            <text:p>Problems sending email to</text:p>
          </table:table-cell>
          <table:table-cell table:style-name="ce28" office:value-type="string">
            <text:p>Проблема с отправкой письма на</text:p>
          </table:table-cell>
          <table:table-cell table:style-name="ce25" office:value-type="string">
            <text:p>Probleme beim Senden der Email an</text:p>
          </table:table-cell>
          <table:table-cell table:style-name="ce28" office:value-type="string">
            <text:p>ok</text:p>
          </table:table-cell>
          <table:table-cell table:number-columns-repeated="5" table:style-name="ce21"/>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7"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8"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8" office:value-type="string">
            <text:p>ok</text:p>
          </table:table-cell>
          <table:table-cell table:number-columns-repeated="5" table:style-name="ce21"/>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7" office:value-type="string">
            <text:p>Usuario no conectado, en monitoreo.</text:p>
          </table:table-cell>
          <table:table-cell table:style-name="ce25" office:value-type="string">
            <text:p>Not logged in user being followed up.</text:p>
          </table:table-cell>
          <table:table-cell table:style-name="ce28"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8" office:value-type="string">
            <text:p>ok</text:p>
          </table:table-cell>
          <table:table-cell table:number-columns-repeated="5" table:style-name="ce21"/>
        </table:table-row>
        <table:table-row table:style-name="ro2">
          <table:table-cell table:style-name="ce25" office:value-type="string">
            <text:p>meu.plano</text:p>
          </table:table-cell>
          <table:table-cell table:style-name="ce25" office:value-type="string">
            <text:p>Meu Plano</text:p>
          </table:table-cell>
          <table:table-cell table:style-name="ce27" office:value-type="string">
            <text:p>Mi Plan</text:p>
          </table:table-cell>
          <table:table-cell table:style-name="ce25" office:value-type="string">
            <text:p>My Plan</text:p>
          </table:table-cell>
          <table:table-cell table:style-name="ce28" office:value-type="string">
            <text:p>Мой план</text:p>
          </table:table-cell>
          <table:table-cell table:style-name="ce25" office:value-type="string">
            <text:p>Mein Plan</text:p>
          </table:table-cell>
          <table:table-cell table:style-name="ce28" office:value-type="string">
            <text:p>ok</text:p>
          </table:table-cell>
          <table:table-cell table:number-columns-repeated="5" table:style-name="ce21"/>
        </table:table-row>
        <table:table-row table:style-name="ro2">
          <table:table-cell table:style-name="ce25" office:value-type="string">
            <text:p>erro.pdf</text:p>
          </table:table-cell>
          <table:table-cell table:style-name="ce25" office:value-type="string">
            <text:p>Erro ao gerar o pdf</text:p>
          </table:table-cell>
          <table:table-cell table:style-name="ce27" office:value-type="string">
            <text:p>Error al generar PDF</text:p>
          </table:table-cell>
          <table:table-cell table:style-name="ce25" office:value-type="string">
            <text:p>Error on generating a pdf</text:p>
          </table:table-cell>
          <table:table-cell table:style-name="ce28" office:value-type="string">
            <text:p>Ошибка в создании pdf файла</text:p>
          </table:table-cell>
          <table:table-cell table:style-name="ce25" office:value-type="string">
            <text:p>Fehler beim Erstellen des PDF-Dokuments</text:p>
          </table:table-cell>
          <table:table-cell table:style-name="ce28" office:value-type="string">
            <text:p>ok</text:p>
          </table:table-cell>
          <table:table-cell table:number-columns-repeated="5" table:style-name="ce21"/>
        </table:table-row>
        <table:table-row table:style-name="ro2">
          <table:table-cell table:style-name="ce25" office:value-type="string">
            <text:p>recaida</text:p>
          </table:table-cell>
          <table:table-cell table:style-name="ce25" office:value-type="string">
            <text:p>Recaída</text:p>
          </table:table-cell>
          <table:table-cell table:style-name="ce27" office:value-type="string">
            <text:p>Recaída</text:p>
          </table:table-cell>
          <table:table-cell table:style-name="ce25" office:value-type="string">
            <text:p>Relapse</text:p>
          </table:table-cell>
          <table:table-cell table:style-name="ce28" office:value-type="string">
            <text:p>Рецидив</text:p>
          </table:table-cell>
          <table:table-cell table:style-name="ce25" office:value-type="string">
            <text:p>Rückfall</text:p>
          </table:table-cell>
          <table:table-cell table:style-name="ce28" office:value-type="string">
            <text:p>ok</text:p>
          </table:table-cell>
          <table:table-cell table:number-columns-repeated="5" table:style-name="ce21"/>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7" office:value-type="string">
            <text:p>Cualquier período sin cigarrillo ya es una victoria;</text:p>
          </table:table-cell>
          <table:table-cell table:style-name="ce25" office:value-type="string">
            <text:p>Any period of time without smoking is already a victory</text:p>
          </table:table-cell>
          <table:table-cell table:style-name="ce28"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8" office:value-type="string">
            <text:p>ok</text:p>
          </table:table-cell>
          <table:table-cell table:number-columns-repeated="5" table:style-name="ce21"/>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7"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8" office:value-type="string">
            <text:p>ok</text:p>
          </table:table-cell>
          <table:table-cell table:number-columns-repeated="5" table:style-name="ce21"/>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7"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8"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8" office:value-type="string">
            <text:p>ok</text:p>
          </table:table-cell>
          <table:table-cell table:number-columns-repeated="5" table:style-name="ce21"/>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7" office:value-type="string">
            <text:p>Evite el consumo de bebidas alcohólicas;</text:p>
          </table:table-cell>
          <table:table-cell table:style-name="ce25" office:value-type="string">
            <text:p>Avoid drinking alcohol</text:p>
          </table:table-cell>
          <table:table-cell table:style-name="ce28" office:value-type="string">
            <text:p>Избегайте употребления алкоголя</text:p>
          </table:table-cell>
          <table:table-cell table:style-name="ce25" office:value-type="string">
            <text:p>Meiden Sie es, alkoholische Getränke zu konsumieren.</text:p>
          </table:table-cell>
          <table:table-cell table:style-name="ce28" office:value-type="string">
            <text:p>ok</text:p>
          </table:table-cell>
          <table:table-cell table:number-columns-repeated="5" table:style-name="ce21"/>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7"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8"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8" office:value-type="string">
            <text:p>ok</text:p>
          </table:table-cell>
          <table:table-cell table:number-columns-repeated="5" table:style-name="ce21"/>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7" office:value-type="string">
            <text:p>Problemas al registrar la fecha para dejar de fumar.</text:p>
          </table:table-cell>
          <table:table-cell table:style-name="ce25" office:value-type="string">
            <text:p>Problems recording the quit date</text:p>
          </table:table-cell>
          <table:table-cell table:style-name="ce28"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8" office:value-type="string">
            <text:p>ok</text:p>
          </table:table-cell>
          <table:table-cell table:number-columns-repeated="5" table:style-name="ce21"/>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7" office:value-type="string">
            <text:p>Usuario no conectado. Llenando el  formulario.</text:p>
          </table:table-cell>
          <table:table-cell table:style-name="ce25" office:value-type="string">
            <text:p>Non-logged in user trying to fill forms</text:p>
          </table:table-cell>
          <table:table-cell table:style-name="ce28"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8" office:value-type="string">
            <text:p>ok</text:p>
          </table:table-cell>
          <table:table-cell table:number-columns-repeated="5" table:style-name="ce21"/>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7" office:value-type="string">
            <text:p>Plan Personalizado -- Wati</text:p>
          </table:table-cell>
          <table:table-cell table:style-name="ce25" office:value-type="string">
            <text:p>Personalized Plan -- Live without Tobacco</text:p>
          </table:table-cell>
          <table:table-cell table:style-name="ce28" office:value-type="string">
            <text:p>Персональный План - Живи без Табака</text:p>
          </table:table-cell>
          <table:table-cell table:style-name="ce25" office:value-type="string">
            <text:p>Indiviualisierter Plan -- Wati</text:p>
          </table:table-cell>
          <table:table-cell table:style-name="ce28" office:value-type="string">
            <text:p>ok</text:p>
          </table:table-cell>
          <table:table-cell table:number-columns-repeated="5" table:style-name="ce21"/>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7" office:value-type="string">
            <text:p>Plan personalizado.</text:p>
          </table:table-cell>
          <table:table-cell table:style-name="ce25" office:value-type="string">
            <text:p>Quit Plan</text:p>
          </table:table-cell>
          <table:table-cell table:style-name="ce28" office:value-type="string">
            <text:p>План Прекращения</text:p>
          </table:table-cell>
          <table:table-cell table:style-name="ce25" office:value-type="string">
            <text:p>Ihr individueller Plan</text:p>
          </table:table-cell>
          <table:table-cell table:style-name="ce28" office:value-type="string">
            <text:p>ok</text:p>
          </table:table-cell>
          <table:table-cell table:number-columns-repeated="5" table:style-name="ce21"/>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7" office:value-type="string">
            <text:p>Plan personalizado enviado al correo electrónico.</text:p>
          </table:table-cell>
          <table:table-cell table:style-name="ce25" office:value-type="string">
            <text:p>Personalized plan sent to the email</text:p>
          </table:table-cell>
          <table:table-cell table:style-name="ce28"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8" office:value-type="string">
            <text:p>ok</text:p>
          </table:table-cell>
          <table:table-cell table:number-columns-repeated="5" table:style-name="ce21"/>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7" office:value-type="string">
            <text:p>Sigue, a continuación, su plan personalizado:</text:p>
          </table:table-cell>
          <table:table-cell table:style-name="ce25" office:value-type="string">
            <text:p>Please find your personalized plan below:</text:p>
          </table:table-cell>
          <table:table-cell table:style-name="ce28"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8" office:value-type="string">
            <text:p>ok</text:p>
          </table:table-cell>
          <table:table-cell table:number-columns-repeated="5" table:style-name="ce21"/>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7"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8"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8" office:value-type="string">
            <text:p>ok</text:p>
          </table:table-cell>
          <table:table-cell table:number-columns-repeated="5" table:style-name="ce21"/>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7"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8"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8" office:value-type="string">
            <text:p>ok</text:p>
          </table:table-cell>
          <table:table-cell table:number-columns-repeated="5" table:style-name="ce21"/>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7"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8"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8" office:value-type="string">
            <text:p>ok</text:p>
          </table:table-cell>
          <table:table-cell table:number-columns-repeated="5" table:style-name="ce21"/>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7"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8"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8" office:value-type="string">
            <text:p>ok</text:p>
          </table:table-cell>
          <table:table-cell table:number-columns-repeated="5" table:style-name="ce21"/>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7" office:value-type="string">
            <text:p>5 Evite situaciones de riesgo en la primera semana como:</text:p>
          </table:table-cell>
          <table:table-cell table:style-name="ce25" office:value-type="string">
            <text:p>5. Avoid risky situations in the first week, such as:</text:p>
          </table:table-cell>
          <table:table-cell table:style-name="ce28"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8" office:value-type="string">
            <text:p>ok</text:p>
          </table:table-cell>
          <table:table-cell table:number-columns-repeated="5" table:style-name="ce21"/>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7" office:value-type="string">
            <text:p>\ \ \ \ \ - Uso de bebidas alcohólicasl.</text:p>
          </table:table-cell>
          <table:table-cell table:style-name="ce25" office:value-type="string">
            <text:p>Drinking alcohol</text:p>
          </table:table-cell>
          <table:table-cell table:style-name="ce28" office:value-type="string">
            <text:p>Употребление алкоголя</text:p>
          </table:table-cell>
          <table:table-cell table:style-name="ce25" office:value-type="string">
            <text:p>\ \ \ \ \ - Konsum alkoholischer Getränke.</text:p>
          </table:table-cell>
          <table:table-cell table:style-name="ce28" office:value-type="string">
            <text:p>ok</text:p>
          </table:table-cell>
          <table:table-cell table:number-columns-repeated="5" table:style-name="ce21"/>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7"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8"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8" office:value-type="string">
            <text:p>ok</text:p>
          </table:table-cell>
          <table:table-cell table:number-columns-repeated="5" table:style-name="ce21"/>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7"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8"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cadastrado</text:p>
          </table:table-cell>
          <table:table-cell table:style-name="ce25" office:value-type="string">
            <text:p>Email já cadastrado.</text:p>
          </table:table-cell>
          <table:table-cell table:style-name="ce27" office:value-type="string">
            <text:p>Correo electrónico ya registrado</text:p>
          </table:table-cell>
          <table:table-cell table:style-name="ce21" office:value-type="string">
            <text:p>Email already registered.</text:p>
          </table:table-cell>
          <table:table-cell table:style-name="ce28" office:value-type="string">
            <text:p>Этот электронный адрес уже зарегистрирован.</text:p>
          </table:table-cell>
          <table:table-cell table:style-name="ce25" office:value-type="string">
            <text:p>Bereits registrierte Email.</text:p>
          </table:table-cell>
          <table:table-cell table:style-name="ce28" office:value-type="string">
            <text:p>ok</text:p>
          </table:table-cell>
          <table:table-cell table:number-columns-repeated="5" table:style-name="ce21"/>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7" office:value-type="string">
            <text:p>Problemas grabando el usuario.</text:p>
          </table:table-cell>
          <table:table-cell table:style-name="ce25" office:value-type="string">
            <text:p>Problems recording the user</text:p>
          </table:table-cell>
          <table:table-cell table:style-name="ce28" office:value-type="string">
            <text:p>Неполадки с записью данных пользователя</text:p>
          </table:table-cell>
          <table:table-cell table:style-name="ce25" office:value-type="string">
            <text:p>Probleme beim Speichern der Nutzerdaten.</text:p>
          </table:table-cell>
          <table:table-cell table:style-name="ce28" office:value-type="string">
            <text:p>ok</text:p>
          </table:table-cell>
          <table:table-cell table:number-columns-repeated="5" table:style-name="ce21"/>
        </table:table-row>
        <table:table-row table:style-name="ro2">
          <table:table-cell table:style-name="ce25" office:value-type="string">
            <text:p>hello</text:p>
          </table:table-cell>
          <table:table-cell table:style-name="ce25" office:value-type="string">
            <text:p>Olá!</text:p>
          </table:table-cell>
          <table:table-cell table:style-name="ce27" office:value-type="string">
            <text:p>¡Hola!</text:p>
          </table:table-cell>
          <table:table-cell table:style-name="ce25" office:value-type="string">
            <text:p>Hi!</text:p>
          </table:table-cell>
          <table:table-cell table:style-name="ce28" office:value-type="string">
            <text:p>Здравствуйте!</text:p>
          </table:table-cell>
          <table:table-cell table:style-name="ce25" office:value-type="string">
            <text:p>Hallo!</text:p>
          </table:table-cell>
          <table:table-cell table:style-name="ce28" office:value-type="string">
            <text:p>ok</text:p>
          </table:table-cell>
          <table:table-cell table:number-columns-repeated="5" table:style-name="ce21"/>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7" office:value-type="string">
            <text:p>No deje de empezar su plan en la fecha elegida.</text:p>
          </table:table-cell>
          <table:table-cell table:style-name="ce25" office:value-type="string">
            <text:p>Don't forget to start your plan on your quit day.</text:p>
          </table:table-cell>
          <table:table-cell table:style-name="ce28"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8" office:value-type="string">
            <text:p>ok</text:p>
          </table:table-cell>
          <table:table-cell table:number-columns-repeated="5" table:style-name="ce21"/>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7"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8"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8" office:value-type="string">
            <text:p>ok</text:p>
          </table:table-cell>
          <table:table-cell table:number-columns-repeated="5" table:style-name="ce21"/>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7"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8"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8" office:value-type="string">
            <text:p>ok</text:p>
          </table:table-cell>
          <table:table-cell table:number-columns-repeated="5" table:style-name="ce21"/>
        </table:table-row>
        <table:table-row table:style-name="ro2">
          <table:table-cell table:style-name="ce25" office:value-type="string">
            <text:p>cordialmente</text:p>
          </table:table-cell>
          <table:table-cell table:style-name="ce25" office:value-type="string">
            <text:p>Cordialmente,</text:p>
          </table:table-cell>
          <table:table-cell table:style-name="ce27" office:value-type="string">
            <text:p>Cordialmente,</text:p>
          </table:table-cell>
          <table:table-cell table:style-name="ce25" office:value-type="string">
            <text:p>Best regards,</text:p>
          </table:table-cell>
          <table:table-cell table:style-name="ce28" office:value-type="string">
            <text:p>С наилучшими пожеланиями,</text:p>
          </table:table-cell>
          <table:table-cell table:style-name="ce25" office:value-type="string">
            <text:p>Mit freundlichen Grüßen</text:p>
          </table:table-cell>
          <table:table-cell table:style-name="ce28" office:value-type="string">
            <text:p>ok</text:p>
          </table:table-cell>
          <table:table-cell table:number-columns-repeated="5" table:style-name="ce21"/>
        </table:table-row>
        <table:table-row table:style-name="ro2">
          <table:table-cell table:style-name="ce25" office:value-type="string">
            <text:p>equipe.vst</text:p>
          </table:table-cell>
          <table:table-cell table:style-name="ce25" office:value-type="string">
            <text:p>Equipe Viva sem Tabaco</text:p>
          </table:table-cell>
          <table:table-cell table:style-name="ce27" office:value-type="string">
            <text:p>Equipo del Viva  Sin Tabaco</text:p>
          </table:table-cell>
          <table:table-cell table:style-name="ce25" office:value-type="string">
            <text:p>Live without Tobacco Team</text:p>
          </table:table-cell>
          <table:table-cell table:style-name="ce28" office:value-type="string">
            <text:p>Комманда проекта Живи без Табака</text:p>
          </table:table-cell>
          <table:table-cell table:style-name="ce25" office:value-type="string">
            <text:p>Ihr Team von Lebe ohne Tabak</text:p>
          </table:table-cell>
          <table:table-cell table:style-name="ce28" office:value-type="string">
            <text:p>ok</text:p>
          </table:table-cell>
          <table:table-cell table:number-columns-repeated="5" table:style-name="ce21"/>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7"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8"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8" office:value-type="string">
            <text:p>ok</text:p>
          </table:table-cell>
          <table:table-cell table:number-columns-repeated="5" table:style-name="ce21"/>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7"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8"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8" office:value-type="string">
            <text:p>ok</text:p>
          </table:table-cell>
          <table:table-cell table:number-columns-repeated="5" table:style-name="ce21"/>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7" office:value-type="string">
            <text:p>* Mejora en el ritmo cardíaco</text:p>
          </table:table-cell>
          <table:table-cell table:style-name="ce25" office:value-type="string">
            <text:p>* Improvements in your cardiac rhythm,</text:p>
          </table:table-cell>
          <table:table-cell table:style-name="ce28" office:value-type="string">
            <text:p>* Улучшается Ваш сердечный ритм,</text:p>
          </table:table-cell>
          <table:table-cell table:style-name="ce25" office:value-type="string">
            <text:p>* Verbesserung der Herzfrequenz,</text:p>
          </table:table-cell>
          <table:table-cell table:style-name="ce28" office:value-type="string">
            <text:p>ok</text:p>
          </table:table-cell>
          <table:table-cell table:number-columns-repeated="5" table:style-name="ce21"/>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7"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8"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8" office:value-type="string">
            <text:p>ok</text:p>
          </table:table-cell>
          <table:table-cell table:number-columns-repeated="5" table:style-name="ce21"/>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7"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8"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8" office:value-type="string">
            <text:p>ok</text:p>
          </table:table-cell>
          <table:table-cell table:number-columns-repeated="5" table:style-name="ce21"/>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7"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8"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8" office:value-type="string">
            <text:p>ok</text:p>
          </table:table-cell>
          <table:table-cell table:number-columns-repeated="5" table:style-name="ce21"/>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7" office:value-type="string">
            <text:p>¡Felicitaciones! Hace dos semanas que usted decidió parar de fumar. En esta semana, nos gustaría comentar  brevemente acerca de dos temas: el intenso deseo de fumar y el temor a aumentar de peso.</text:p>
          </table:table-cell>
          <table:table-cell table:style-name="ce28" office:value-type="string">
            <text:p>Congratulations! It's been two weeks since you have decided to quit smoking. This week we would like to briefly talk about two themes: Intense urges to smoke (craving) and the fear of gaining weight.</text:p>
          </table:table-cell>
          <table:table-cell table:style-name="ce28"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8" office:value-type="string">
            <text:p>ok</text:p>
          </table:table-cell>
          <table:table-cell table:number-columns-repeated="5" table:style-name="ce21"/>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7"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8"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8" office:value-type="string">
            <text:p>ok</text:p>
          </table:table-cell>
          <table:table-cell table:number-columns-repeated="5" table:style-name="ce21"/>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7"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8"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8" office:value-type="string">
            <text:p>ok</text:p>
          </table:table-cell>
          <table:table-cell table:number-columns-repeated="5" table:style-name="ce21"/>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7"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8"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8" office:value-type="string">
            <text:p>ok</text:p>
          </table:table-cell>
          <table:table-cell table:number-columns-repeated="5" table:style-name="ce21"/>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7"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8"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8" office:value-type="string">
            <text:p>ok</text:p>
          </table:table-cell>
          <table:table-cell table:number-columns-repeated="5" table:style-name="ce21"/>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3" office:value-type="string">
            <text:p>¿Todavía no ha dejado de fumar?  ¿Tuvo una recaída?</text:p>
          </table:table-cell>
          <table:table-cell table:style-name="ce25" office:value-type="string">
            <text:p>Have you been unable to stop smoking yet? Have you had a relapse?</text:p>
          </table:table-cell>
          <table:table-cell table:style-name="ce28"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8" office:value-type="string">
            <text:p>ok</text:p>
          </table:table-cell>
          <table:table-cell table:number-columns-repeated="5" table:style-name="ce21"/>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7"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8" office:value-type="string">
            <text:p>ok</text:p>
          </table:table-cell>
          <table:table-cell table:number-columns-repeated="5" table:style-name="ce21"/>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7"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8"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8" office:value-type="string">
            <text:p>ok</text:p>
          </table:table-cell>
          <table:table-cell table:number-columns-repeated="5" table:style-name="ce21"/>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7"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8"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8" office:value-type="string">
            <text:p>ok</text:p>
          </table:table-cell>
          <table:table-cell table:number-columns-repeated="5" table:style-name="ce21"/>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7" office:value-type="string">
            <text:p>¿Todavía no ha dejado de fumar?  ¿Tuvo una recaída?</text:p>
          </table:table-cell>
          <table:table-cell table:style-name="ce25" office:value-type="string">
            <text:p>Have you been unable to stop smoking yet? Have you had a relapse?</text:p>
          </table:table-cell>
          <table:table-cell table:style-name="ce28"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8" office:value-type="string">
            <text:p>ok</text:p>
          </table:table-cell>
          <table:table-cell table:number-columns-repeated="5" table:style-name="ce21"/>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7"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8" office:value-type="string">
            <text:p>ok</text:p>
          </table:table-cell>
          <table:table-cell table:number-columns-repeated="5" table:style-name="ce21"/>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7"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8"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8" office:value-type="string">
            <text:p>ok</text:p>
          </table:table-cell>
          <table:table-cell table:number-columns-repeated="5" table:style-name="ce21"/>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7"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8"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8" office:value-type="string">
            <text:p>ok</text:p>
          </table:table-cell>
          <table:table-cell table:number-columns-repeated="5" table:style-name="ce21"/>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7" office:value-type="string">
            <text:p>¿Todavía no ha dejado de fumar?  ¿Tuvo una recaída?</text:p>
          </table:table-cell>
          <table:table-cell table:style-name="ce25" office:value-type="string">
            <text:p>Have you been unable to stop smoking yet? Have you had a relapse?</text:p>
          </table:table-cell>
          <table:table-cell table:style-name="ce28"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8" office:value-type="string">
            <text:p>ok</text:p>
          </table:table-cell>
          <table:table-cell table:number-columns-repeated="5" table:style-name="ce21"/>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7"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8" office:value-type="string">
            <text:p>ok</text:p>
          </table:table-cell>
          <table:table-cell table:number-columns-repeated="5" table:style-name="ce21"/>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7" office:value-type="string">
            <text:p>Iniciando el envío de correo electrónico.</text:p>
          </table:table-cell>
          <table:table-cell table:style-name="ce21" office:value-type="string">
            <text:p>Starting sending email</text:p>
          </table:table-cell>
          <table:table-cell table:style-name="ce28" office:value-type="string">
            <text:p>Начало отправки электронного сообщения</text:p>
          </table:table-cell>
          <table:table-cell table:style-name="ce25" office:value-type="string">
            <text:p>Das Senden der Email wird vorbereitet</text:p>
          </table:table-cell>
          <table:table-cell table:style-name="ce28" office:value-type="string">
            <text:p>ok</text:p>
          </table:table-cell>
          <table:table-cell table:number-columns-repeated="5" table:style-name="ce21"/>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7" office:value-type="string">
            <text:p>Correo electrónico "fecha distinta" enviado a</text:p>
          </table:table-cell>
          <table:table-cell table:style-name="ce25" office:value-type="string">
            <text:p>Email with a different date was sent to</text:p>
          </table:table-cell>
          <table:table-cell table:style-name="ce28" office:value-type="string">
            <text:p>Сообщение с другой датой было отправлено на</text:p>
          </table:table-cell>
          <table:table-cell table:style-name="ce25" office:value-type="string">
            <text:p>Email mit anderem Datum geschickt a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7" office:value-type="string">
            <text:p>Correo electrónico "primera semana" enviado  a</text:p>
          </table:table-cell>
          <table:table-cell table:style-name="ce25" office:value-type="string">
            <text:p>Email of the first week was sent to</text:p>
          </table:table-cell>
          <table:table-cell table:style-name="ce28"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7" office:value-type="string">
            <text:p>Correo electrónico " segunda semana" enviado a</text:p>
          </table:table-cell>
          <table:table-cell table:style-name="ce25" office:value-type="string">
            <text:p>Email of the second week was sent to</text:p>
          </table:table-cell>
          <table:table-cell table:style-name="ce28"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7" office:value-type="string">
            <text:p>Correo electrónico "tercera semana" enviado  a</text:p>
          </table:table-cell>
          <table:table-cell table:style-name="ce25" office:value-type="string">
            <text:p>Email of the third week was sent to</text:p>
          </table:table-cell>
          <table:table-cell table:style-name="ce28"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8" office:value-type="string">
            <text:p>ok</text:p>
          </table:table-cell>
          <table:table-cell table:number-columns-repeated="5" table:style-name="ce21"/>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7" office:value-type="string">
            <text:p>Correo electrónico mensual enviado a</text:p>
          </table:table-cell>
          <table:table-cell table:style-name="ce25" office:value-type="string">
            <text:p>Monthly email was sent to</text:p>
          </table:table-cell>
          <table:table-cell table:style-name="ce28" office:value-type="string">
            <text:p>Месячное сообщение было отправлено на</text:p>
          </table:table-cell>
          <table:table-cell table:style-name="ce25" office:value-type="string">
            <text:p>Monatliche Email geschickt an</text:p>
          </table:table-cell>
          <table:table-cell table:style-name="ce28" office:value-type="string">
            <text:p>ok</text:p>
          </table:table-cell>
          <table:table-cell table:number-columns-repeated="5" table:style-name="ce21"/>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7" office:value-type="string">
            <text:p>Hacer ejercicios de relajación -</text:p>
          </table:table-cell>
          <table:table-cell table:style-name="ce25" office:value-type="string">
            <text:p>Practice the relaxation exercise-</text:p>
          </table:table-cell>
          <table:table-cell table:style-name="ce28" office:value-type="string">
            <text:p>Практиковать расслабляющее упражнение - </text:p>
          </table:table-cell>
          <table:table-cell table:style-name="ce25" office:value-type="string">
            <text:p>Entspannungsübungen durchführen -</text:p>
          </table:table-cell>
          <table:table-cell table:style-name="ce28" office:value-type="string">
            <text:p>ok</text:p>
          </table:table-cell>
          <table:table-cell table:number-columns-repeated="5" table:style-name="ce21"/>
        </table:table-row>
        <table:table-row table:style-name="ro2">
          <table:table-cell table:style-name="ce25" office:value-type="string">
            <text:p>exercicio.relaxamento1</text:p>
          </table:table-cell>
          <table:table-cell table:style-name="ce25" office:value-type="string">
            <text:p>\ em áudio MP3</text:p>
          </table:table-cell>
          <table:table-cell table:style-name="ce27" office:value-type="string">
            <text:p>\ Audio MP3</text:p>
          </table:table-cell>
          <table:table-cell table:style-name="ce25" office:value-type="string">
            <text:p>MP3 audio</text:p>
          </table:table-cell>
          <table:table-cell table:style-name="ce28" office:value-type="string">
            <text:p>МР3 аудио</text:p>
          </table:table-cell>
          <table:table-cell table:style-name="ce25" office:value-type="string">
            <text:p>\ in MP3</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7" office:value-type="string">
            <text:p>Cómo evitar las recaídas</text:p>
          </table:table-cell>
          <table:table-cell table:style-name="ce25" office:value-type="string">
            <text:p>How to avoid relapses</text:p>
          </table:table-cell>
          <table:table-cell table:style-name="ce28" office:value-type="string">
            <text:p>Как избежать рецидивов</text:p>
          </table:table-cell>
          <table:table-cell table:style-name="ce25" office:value-type="string">
            <text:p>Wie vermeidet man Rückfälle?</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img.title</text:p>
          </table:table-cell>
          <table:table-cell table:style-name="ce25" office:value-type="string">
            <text:p>Saiba dizer não</text:p>
          </table:table-cell>
          <table:table-cell table:style-name="ce27" office:value-type="string">
            <text:p>Aprenda a decir no</text:p>
          </table:table-cell>
          <table:table-cell table:style-name="ce25" office:value-type="string">
            <text:p>Learn how to say no</text:p>
          </table:table-cell>
          <table:table-cell table:style-name="ce28" office:value-type="string">
            <text:p>Научитесь говорить НЕТ</text:p>
          </table:table-cell>
          <table:table-cell table:style-name="ce25" office:value-type="string">
            <text:p>Lernen Sie Nein zu sagen</text:p>
          </table:table-cell>
          <table:table-cell table:style-name="ce28" office:value-type="string">
            <text:p>ok</text:p>
          </table:table-cell>
          <table:table-cell table:number-columns-repeated="5" table:style-name="ce21"/>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7" office:value-type="string">
            <text:p>¿Usted intentó dejar de fumar otras veces?</text:p>
          </table:table-cell>
          <table:table-cell table:style-name="ce25" office:value-type="string">
            <text:p>Have you ever tried to stop smoking before?</text:p>
          </table:table-cell>
          <table:table-cell table:style-name="ce28"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question.option.1</text:p>
          </table:table-cell>
          <table:table-cell table:style-name="ce25" office:value-type="string">
            <text:p>Sim</text:p>
          </table:table-cell>
          <table:table-cell table:style-name="ce27" office:value-type="string">
            <text:p>Sí</text:p>
          </table:table-cell>
          <table:table-cell table:style-name="ce25" office:value-type="string">
            <text:p>Yes</text:p>
          </table:table-cell>
          <table:table-cell table:style-name="ce28" office:value-type="string">
            <text:p>Да</text:p>
          </table:table-cell>
          <table:table-cell table:style-name="ce25" office:value-type="string">
            <text:p>Ja</text:p>
          </table:table-cell>
          <table:table-cell table:style-name="ce28" office:value-type="string">
            <text:p>ok</text:p>
          </table:table-cell>
          <table:table-cell table:number-columns-repeated="5" table:style-name="ce21"/>
        </table:table-row>
        <table:table-row table:style-name="ro2">
          <table:table-cell table:style-name="ce25" office:value-type="string">
            <text:p>pronto.evitar.question.option.2</text:p>
          </table:table-cell>
          <table:table-cell table:style-name="ce25" office:value-type="string">
            <text:p>Não</text:p>
          </table:table-cell>
          <table:table-cell table:style-name="ce27" office:value-type="string">
            <text:p>no</text:p>
          </table:table-cell>
          <table:table-cell table:style-name="ce25" office:value-type="string">
            <text:p>No</text:p>
          </table:table-cell>
          <table:table-cell table:style-name="ce28" office:value-type="string">
            <text:p>Нет</text:p>
          </table:table-cell>
          <table:table-cell table:style-name="ce25" office:value-type="string">
            <text:p>Nein</text:p>
          </table:table-cell>
          <table:table-cell table:style-name="ce28" office:value-type="string">
            <text:p>ok</text:p>
          </table:table-cell>
          <table:table-cell table:number-columns-repeated="5" table:style-name="ce21"/>
        </table:table-row>
        <table:table-row table:style-name="ro4">
          <table:table-cell table:style-name="ce28" office:value-type="string">
            <text:p>signout</text:p>
          </table:table-cell>
          <table:table-cell table:style-name="ce28" office:value-type="string">
            <text:p>Sair</text:p>
          </table:table-cell>
          <table:table-cell table:style-name="ce28" office:value-type="string">
            <text:p>Salir</text:p>
          </table:table-cell>
          <table:table-cell table:style-name="ce28" office:value-type="string">
            <text:p>Signout</text:p>
          </table:table-cell>
          <table:table-cell table:style-name="ce38" office:value-type="string">
            <text:p>Выйти</text:p>
          </table:table-cell>
          <table:table-cell table:style-name="ce38" office:value-type="string">
            <text:p>Abmelden</text:p>
          </table:table-cell>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style-name="ce48"/>
          <table:table-cell table:number-columns-repeated="2" table:style-name="ce28"/>
          <table:table-cell table:number-columns-repeated="2" table:style-name="ce48"/>
          <table:table-cell table:style-name="ce28" office:value-type="string">
            <text:p>ok</text:p>
          </table:table-cell>
          <table:table-cell table:number-columns-repeated="5" table:style-name="ce25"/>
        </table:table-row>
        <table:table-row table:style-name="ro4">
          <table:table-cell table:style-name="ce28" office:value-type="string">
            <text:p># PASSWORD RECOVERY</text:p>
          </table:table-cell>
          <table:table-cell table:style-name="ce48"/>
          <table:table-cell table:number-columns-repeated="2" table:style-name="ce28"/>
          <table:table-cell/>
          <table:table-cell table:style-name="ce48"/>
          <table:table-cell table:style-name="ce28" office:value-type="string">
            <text:p>ok</text:p>
          </table:table-cell>
          <table:table-cell table:number-columns-repeated="5" table:style-name="ce25"/>
        </table:table-row>
        <table:table-row table:style-name="ro4">
          <table:table-cell table:style-name="ce25" office:value-type="string">
            <text:p>###################################</text:p>
          </table:table-cell>
          <table:table-cell table:style-name="ce48"/>
          <table:table-cell table:number-columns-repeated="2" table:style-name="ce28"/>
          <table:table-cell table:number-columns-repeated="2" table:style-name="ce48"/>
          <table:table-cell table:style-name="ce28" office:value-type="string">
            <text:p>ok</text:p>
          </table:table-cell>
          <table:table-cell table:number-columns-repeated="5" table:style-name="ce25"/>
        </table:table-row>
        <table:table-row table:style-name="ro16">
          <table:table-cell table:style-name="ce28" office:value-type="string">
            <text:p>change</text:p>
          </table:table-cell>
          <table:table-cell table:style-name="ce48" office:value-type="string">
            <text:p>Alterar</text:p>
          </table:table-cell>
          <table:table-cell table:style-name="ce28" office:value-type="string">
            <text:p>Cambiar</text:p>
          </table:table-cell>
          <table:table-cell table:style-name="ce28" office:value-type="string">
            <text:p>Change</text:p>
          </table:table-cell>
          <table:table-cell table:style-name="ce48" office:value-type="string">
            <text:p>Изменить</text:p>
          </table:table-cell>
          <table:table-cell table:style-name="ce48" office:value-type="string">
            <text:p>Alterar</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accept</text:p>
          </table:table-cell>
          <table:table-cell table:style-name="ce48" office:value-type="string">
            <text:p>Aceitar</text:p>
          </table:table-cell>
          <table:table-cell table:style-name="ce28" office:value-type="string">
            <text:p>Aceptar</text:p>
          </table:table-cell>
          <table:table-cell table:style-name="ce28" office:value-type="string">
            <text:p>Accept</text:p>
          </table:table-cell>
          <table:table-cell table:style-name="ce48" office:value-type="string">
            <text:p>Принять</text:p>
          </table:table-cell>
          <table:table-cell table:style-name="ce48" office:value-type="string">
            <text:p>Aceitar</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user.not.registered.password</text:p>
          </table:table-cell>
          <table:table-cell table:style-name="ce48" office:value-type="string">
            <text:p>Usuário não cadastrado solicitando alteração de senha</text:p>
          </table:table-cell>
          <table:table-cell table:style-name="ce28" office:value-type="string">
            <text:p>Usuário não cadastrado solicitando alteração de senha</text:p>
          </table:table-cell>
          <table:table-cell table:style-name="ce28" office:value-type="string">
            <text:p>User not registered trying to change password</text:p>
          </table:table-cell>
          <table:table-cell table:style-name="ce41" office:value-type="string">
            <text:p>Незарегистрированный пользователь пытается изменить пароль</text:p>
          </table:table-cell>
          <table:table-cell table:style-name="ce41" office:value-type="string">
            <text:p>Usuário não cadastrado solicitando alteração de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ubject.email.password</text:p>
          </table:table-cell>
          <table:table-cell table:style-name="ce48" office:value-type="string">
            <text:p>Redefinição de senha</text:p>
          </table:table-cell>
          <table:table-cell table:style-name="ce28" office:value-type="string">
            <text:p>Redefinição de senha</text:p>
          </table:table-cell>
          <table:table-cell table:style-name="ce28" office:value-type="string">
            <text:p>Reset password</text:p>
          </table:table-cell>
          <table:table-cell table:style-name="ce41" office:value-type="string">
            <text:p>Сбросить пароль</text:p>
          </table:table-cell>
          <table:table-cell table:style-name="ce41" office:value-type="string">
            <text:p>Redefinição de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password.send</text:p>
          </table:table-cell>
          <table:table-cell table:style-name="ce48" office:value-type="string">
            <text:p>Recebemos uma solicitação para informação dos dados de autenticação para o seguinte e-mail: </text:p>
          </table:table-cell>
          <table:table-cell table:style-name="ce28" office:value-type="string">
            <text:p>Recebemos uma solicitação para informação dos dados de autenticação para o seguinte e-mail: </text:p>
          </table:table-cell>
          <table:table-cell table:style-name="ce28" office:value-type="string">
            <text:p>We received a request to change information of the account associated with the following email:</text:p>
          </table:table-cell>
          <table:table-cell table:style-name="ce41" office:value-type="string">
            <text:p>Мы получили запрос изменить информацию аккаунта, связанного с этим электронным адресом:</text:p>
          </table:table-cell>
          <table:table-cell table:style-name="ce41" office:value-type="string">
            <text:p>Recebemos uma solicitação para informação dos dados de autenticação para o seguinte e-mail: </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password.send.2</text:p>
          </table:table-cell>
          <table:table-cell table:style-name="ce48" office:value-type="string">
            <text:p>, caso não tenha feito esta solicitação, favor desconsiderar o mesmo.</text:p>
          </table:table-cell>
          <table:table-cell table:style-name="ce28" office:value-type="string">
            <text:p>, caso não tenha feito esta solicitação, favor desconsiderar o mesmo.</text:p>
          </table:table-cell>
          <table:table-cell table:style-name="ce28" office:value-type="string">
            <text:p>If you have not done anything, please ignore this message.</text:p>
          </table:table-cell>
          <table:table-cell table:style-name="ce41" office:value-type="string">
            <text:p>Если Вы не отсылали ниакого запроса, пожалуйста, проигнорируйте это сообщение.</text:p>
          </table:table-cell>
          <table:table-cell table:style-name="ce41" office:value-type="string">
            <text:p>, caso não tenha feito esta solicitação, favor desconsiderar o mesmo.</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password.send.3</text:p>
          </table:table-cell>
          <table:table-cell table:style-name="ce48" office:value-type="string">
            <text:p>Caso tenha sido você: </text:p>
          </table:table-cell>
          <table:table-cell table:style-name="ce28" office:value-type="string">
            <text:p>Caso tenha sido você: </text:p>
          </table:table-cell>
          <table:table-cell table:style-name="ce28" office:value-type="string">
            <text:p>In case you've done, please:</text:p>
          </table:table-cell>
          <table:table-cell table:style-name="ce41" office:value-type="string">
            <text:p>Если же Вы отсылали запрос, то:</text:p>
          </table:table-cell>
          <table:table-cell table:style-name="ce41" office:value-type="string">
            <text:p>Caso tenha sido você: </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password.send.4</text:p>
          </table:table-cell>
          <table:table-cell table:style-name="ce48" office:value-type="string">
            <text:p>- Copie o seguinte código: </text:p>
          </table:table-cell>
          <table:table-cell table:style-name="ce28" office:value-type="string">
            <text:p>- copie o seguinte código: </text:p>
          </table:table-cell>
          <table:table-cell table:style-name="ce28" office:value-type="string">
            <text:p>- copy the code below:</text:p>
          </table:table-cell>
          <table:table-cell table:style-name="ce41" office:value-type="string">
            <text:p>-скопируйти код ниже;</text:p>
          </table:table-cell>
          <table:table-cell table:style-name="ce41" office:value-type="string">
            <text:p>- copie o seguinte código: </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password.send.5</text:p>
          </table:table-cell>
          <table:table-cell table:style-name="ce48" office:value-type="string">
            <text:p>- Digite-o no seguinte link, para prosseguir com a sua alteração de senha: </text:p>
          </table:table-cell>
          <table:table-cell table:style-name="ce28" office:value-type="string">
            <text:p>- e digite-o no seguinte link, para prosseguir com a sua alteração de senha: </text:p>
          </table:table-cell>
          <table:table-cell table:style-name="ce28" office:value-type="string">
            <text:p>- and type than in the following URL to change your password.</text:p>
          </table:table-cell>
          <table:table-cell table:style-name="ce41" office:value-type="string">
            <text:p>-и введите его в поле, находящемся по данной ссылке, чтобы изменить пароль.</text:p>
          </table:table-cell>
          <table:table-cell table:style-name="ce41" office:value-type="string">
            <text:p>- e digite-o no seguinte link, para prosseguir com a sua alteração de senha: </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sent.password</text:p>
          </table:table-cell>
          <table:table-cell table:style-name="ce48" office:value-type="string">
            <text:p>Email enviado com sucesso</text:p>
          </table:table-cell>
          <table:table-cell table:style-name="ce28" office:value-type="string">
            <text:p>Email enviado com sucesso</text:p>
          </table:table-cell>
          <table:table-cell table:style-name="ce28" office:value-type="string">
            <text:p>Email sent.</text:p>
          </table:table-cell>
          <table:table-cell table:style-name="ce41" office:value-type="string">
            <text:p>Сообщение отправлено.</text:p>
          </table:table-cell>
          <table:table-cell table:style-name="ce41" office:value-type="string">
            <text:p>Email enviado com sucesso</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password.changed</text:p>
          </table:table-cell>
          <table:table-cell table:style-name="ce48" office:value-type="string">
            <text:p>Senha alterada</text:p>
          </table:table-cell>
          <table:table-cell table:style-name="ce28" office:value-type="string">
            <text:p>Senha alterada</text:p>
          </table:table-cell>
          <table:table-cell table:style-name="ce28" office:value-type="string">
            <text:p>Password changed successfully</text:p>
          </table:table-cell>
          <table:table-cell table:style-name="ce41" office:value-type="string">
            <text:p>Пароль успешно изменен.</text:p>
          </table:table-cell>
          <table:table-cell table:style-name="ce41" office:value-type="string">
            <text:p>Senha alterad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user.not.registered.requesting.password.change</text:p>
          </table:table-cell>
          <table:table-cell table:style-name="ce48" office:value-type="string">
            <text:p>Usuário não cadastrado solicitando alteração de senha</text:p>
          </table:table-cell>
          <table:table-cell table:style-name="ce28" office:value-type="string">
            <text:p>Usuário não cadastrado solicitando alteração de senha</text:p>
          </table:table-cell>
          <table:table-cell table:style-name="ce28" office:value-type="string">
            <text:p>User not registered trying to change password</text:p>
          </table:table-cell>
          <table:table-cell table:style-name="ce41" office:value-type="string">
            <text:p>Незарегистрированный пользователь пытается изменить пароль</text:p>
          </table:table-cell>
          <table:table-cell table:style-name="ce41" office:value-type="string">
            <text:p>Usuário não cadastrado solicitando alteração de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nter.email</text:p>
          </table:table-cell>
          <table:table-cell table:style-name="ce48" office:value-type="string">
            <text:p>Digite seu email:</text:p>
          </table:table-cell>
          <table:table-cell table:style-name="ce28" office:value-type="string">
            <text:p>Digite seu email:</text:p>
          </table:table-cell>
          <table:table-cell table:style-name="ce28" office:value-type="string">
            <text:p>Insert your email:</text:p>
          </table:table-cell>
          <table:table-cell table:style-name="ce41" office:value-type="string">
            <text:p>Введите ваш электронный адрес:</text:p>
          </table:table-cell>
          <table:table-cell table:style-name="ce41" office:value-type="string">
            <text:p>Digite seu email:</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nter.code</text:p>
          </table:table-cell>
          <table:table-cell table:style-name="ce48" office:value-type="string">
            <text:p>Digite o código:</text:p>
          </table:table-cell>
          <table:table-cell table:style-name="ce28" office:value-type="string">
            <text:p>Digite o código:</text:p>
          </table:table-cell>
          <table:table-cell table:style-name="ce28" office:value-type="string">
            <text:p>Insert the code:</text:p>
          </table:table-cell>
          <table:table-cell table:style-name="ce41" office:value-type="string">
            <text:p>Введите код:</text:p>
          </table:table-cell>
          <table:table-cell table:style-name="ce41" office:value-type="string">
            <text:p>Digite o código:</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nter.new.password</text:p>
          </table:table-cell>
          <table:table-cell table:style-name="ce48" office:value-type="string">
            <text:p>Digite aqui a sua nova senha:</text:p>
          </table:table-cell>
          <table:table-cell table:style-name="ce28" office:value-type="string">
            <text:p>Digite aqui a sua nova senha:</text:p>
          </table:table-cell>
          <table:table-cell table:style-name="ce28" office:value-type="string">
            <text:p>Your new password:</text:p>
          </table:table-cell>
          <table:table-cell table:style-name="ce41" office:value-type="string">
            <text:p>Ваш Новый пароль:</text:p>
          </table:table-cell>
          <table:table-cell table:style-name="ce41" office:value-type="string">
            <text:p>Neu passwort:</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forgot.password</text:p>
          </table:table-cell>
          <table:table-cell table:style-name="ce48" office:value-type="string">
            <text:p>Esqueceu sua senha?</text:p>
          </table:table-cell>
          <table:table-cell table:style-name="ce28" office:value-type="string">
            <text:p>Esqueceu sua senha?</text:p>
          </table:table-cell>
          <table:table-cell table:style-name="ce28" office:value-type="string">
            <text:p>Forgot you password?</text:p>
          </table:table-cell>
          <table:table-cell table:style-name="ce41" office:value-type="string">
            <text:p>Забыли пароль?</text:p>
          </table:table-cell>
          <table:table-cell table:style-name="ce41" office:value-type="string">
            <text:p>Esqueceu sua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email.code.incorrect</text:p>
          </table:table-cell>
          <table:table-cell table:style-name="ce48" office:value-type="string">
            <text:p>Email ou código incorretos</text:p>
          </table:table-cell>
          <table:table-cell table:style-name="ce28" office:value-type="string">
            <text:p>Email ou código incorretos</text:p>
          </table:table-cell>
          <table:table-cell table:style-name="ce28" office:value-type="string">
            <text:p>Email or code incorrect</text:p>
          </table:table-cell>
          <table:table-cell table:style-name="ce41" office:value-type="string">
            <text:p>Неверный эелектронный адрес или пароль</text:p>
          </table:table-cell>
          <table:table-cell table:style-name="ce41" office:value-type="string">
            <text:p>Email ou código incorretos</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change.password</text:p>
          </table:table-cell>
          <table:table-cell table:style-name="ce48" office:value-type="string">
            <text:p>Trocar senha</text:p>
          </table:table-cell>
          <table:table-cell table:style-name="ce28" office:value-type="string">
            <text:p>Trocar senha</text:p>
          </table:table-cell>
          <table:table-cell table:style-name="ce28" office:value-type="string">
            <text:p>Change password</text:p>
          </table:table-cell>
          <table:table-cell table:style-name="ce41" office:value-type="string">
            <text:p>Изменить пароль</text:p>
          </table:table-cell>
          <table:table-cell table:style-name="ce41" office:value-type="string">
            <text:p>Trocar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i.forgot.password</text:p>
          </table:table-cell>
          <table:table-cell table:style-name="ce48" office:value-type="string">
            <text:p>Esqueci minha senha</text:p>
          </table:table-cell>
          <table:table-cell table:style-name="ce28" office:value-type="string">
            <text:p>Esqueci minha senha</text:p>
          </table:table-cell>
          <table:table-cell table:style-name="ce28" office:value-type="string">
            <text:p>Forgot my password</text:p>
          </table:table-cell>
          <table:table-cell table:style-name="ce41" office:value-type="string">
            <text:p>Я забыл/забыла свой пароль</text:p>
          </table:table-cell>
          <table:table-cell table:style-name="ce41" office:value-type="string">
            <text:p>Esqueci minha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code</text:p>
          </table:table-cell>
          <table:table-cell table:style-name="ce48" office:value-type="string">
            <text:p>Código</text:p>
          </table:table-cell>
          <table:table-cell table:style-name="ce28" office:value-type="string">
            <text:p>Código</text:p>
          </table:table-cell>
          <table:table-cell table:style-name="ce28" office:value-type="string">
            <text:p>Code</text:p>
          </table:table-cell>
          <table:table-cell table:style-name="ce41" office:value-type="string">
            <text:p>Код</text:p>
          </table:table-cell>
          <table:table-cell table:style-name="ce41" office:value-type="string">
            <text:p>Código</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h1.recover.password</text:p>
          </table:table-cell>
          <table:table-cell table:style-name="ce48" office:value-type="string">
            <text:p>Recuperar senha</text:p>
          </table:table-cell>
          <table:table-cell table:style-name="ce28" office:value-type="string">
            <text:p>Recuperar senha</text:p>
          </table:table-cell>
          <table:table-cell table:style-name="ce28" office:value-type="string">
            <text:p>Password recovery</text:p>
          </table:table-cell>
          <table:table-cell table:style-name="ce41" office:value-type="string">
            <text:p>Восстановление пароля</text:p>
          </table:table-cell>
          <table:table-cell table:style-name="ce41" office:value-type="string">
            <text:p>Recuperar senha</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p.send.email</text:p>
          </table:table-cell>
          <table:table-cell table:style-name="ce48" office:value-type="string">
            <text:p>Vamos enviar um email com instruções para seu e-mail cadastrado.</text:p>
          </table:table-cell>
          <table:table-cell table:style-name="ce28" office:value-type="string">
            <text:p>Vamos enviar um email com instruções para seu e-mail cadastrado.</text:p>
          </table:table-cell>
          <table:table-cell table:style-name="ce28" office:value-type="string">
            <text:p>We are going to send you the instructions to reset your password to your registered email.</text:p>
          </table:table-cell>
          <table:table-cell table:style-name="ce41" office:value-type="string">
            <text:p>Мы отправим инструкции по сбросу пароля на ваш зарегистрированный электронный адрес.</text:p>
          </table:table-cell>
          <table:table-cell table:style-name="ce41" office:value-type="string">
            <text:p>Vamos enviar um email com instruções para seu e-mail cadastrado.</text:p>
          </table:table-cell>
          <table:table-cell table:style-name="ce28"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8" office:value-type="string">
            <text:p># FTND - FAGESTROM TEST OF NICOTINE DEPENDENCE</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8" office:value-type="string">
            <text:p>ftnd.1q</text:p>
          </table:table-cell>
          <table:table-cell table:style-name="ce28" office:value-type="string">
            <text:p>Quanto tempo após acordar você fuma seu
primeiro cigarro?</text:p>
          </table:table-cell>
          <table:table-cell table:style-name="ce28" office:value-type="string">
            <text:p>¿Cuánto tarda, depué de despertarse, en fumar su primer cigarrillo?</text:p>
          </table:table-cell>
          <table:table-cell table:style-name="ce28" office:value-type="string">
            <text:p>How soon after you wake up do you
smoke your first cigarette?</text:p>
          </table:table-cell>
          <table:table-cell table:style-name="ce41" office:value-type="string">
            <text:p>Как скоро, после пробуждения, Вы выкуриваете Вашу первую сигарету?</text:p>
          </table:table-cell>
          <table:table-cell table:style-name="ce41" office:value-type="string">
            <text:p>Wann rauchen Sie Ihre erste Zigarette nach dem Erwach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1a</text:p>
          </table:table-cell>
          <table:table-cell table:style-name="ce28" office:value-type="string">
            <text:p>Dentro de cinco minutos.</text:p>
          </table:table-cell>
          <table:table-cell table:style-name="ce28" office:value-type="string">
            <text:p>Menos de 5 minutos.</text:p>
          </table:table-cell>
          <table:table-cell table:style-name="ce28" office:value-type="string">
            <text:p>Within 5 minutes.</text:p>
          </table:table-cell>
          <table:table-cell table:style-name="ce41" office:value-type="string">
            <text:p>В течении 5 минут.</text:p>
          </table:table-cell>
          <table:table-cell table:style-name="ce41" office:value-type="string">
            <text:p>Innerhalb von 5 Minut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1b</text:p>
          </table:table-cell>
          <table:table-cell table:style-name="ce28" office:value-type="string">
            <text:p>Entre 6 e 30 minutos;</text:p>
          </table:table-cell>
          <table:table-cell table:style-name="ce28" office:value-type="string">
            <text:p>Entre 6 y 30 minutos.</text:p>
          </table:table-cell>
          <table:table-cell table:style-name="ce28" office:value-type="string">
            <text:p>6-30 minutes.</text:p>
          </table:table-cell>
          <table:table-cell table:style-name="ce41" office:value-type="string">
            <text:p>В течении 6-30 минут.</text:p>
          </table:table-cell>
          <table:table-cell table:style-name="ce41" office:value-type="string">
            <text:p>Innerhalb von 6 bis 30 Minut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1c</text:p>
          </table:table-cell>
          <table:table-cell table:style-name="ce28" office:value-type="string">
            <text:p>Entre 31 e 60 minutos.</text:p>
          </table:table-cell>
          <table:table-cell table:style-name="ce28" office:value-type="string">
            <text:p>Entre 31 y 60 minutos.</text:p>
          </table:table-cell>
          <table:table-cell table:style-name="ce28" office:value-type="string">
            <text:p>31-60 minutes.</text:p>
          </table:table-cell>
          <table:table-cell table:style-name="ce41" office:value-type="string">
            <text:p>В течении 31-60 минут.</text:p>
          </table:table-cell>
          <table:table-cell table:style-name="ce41" office:value-type="string">
            <text:p>Innerhalb von 31 bis 60 Minut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1d</text:p>
          </table:table-cell>
          <table:table-cell table:style-name="ce28" office:value-type="string">
            <text:p>Após 60 minutos.</text:p>
          </table:table-cell>
          <table:table-cell table:style-name="ce28" office:value-type="string">
            <text:p>Más de 60 minutos.</text:p>
          </table:table-cell>
          <table:table-cell table:style-name="ce28" office:value-type="string">
            <text:p>After 60 minutes.</text:p>
          </table:table-cell>
          <table:table-cell table:style-name="ce41" office:value-type="string">
            <text:p>После 60 минут.</text:p>
          </table:table-cell>
          <table:table-cell table:style-name="ce41" office:value-type="string">
            <text:p>Es dauert länger als 60 Minut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2q</text:p>
          </table:table-cell>
          <table:table-cell table:style-name="ce28" office:value-type="string">
            <text:p>Você acha difícil não fumar em lugares
públicos como igrejas, bibliotecas, etc?</text:p>
          </table:table-cell>
          <table:table-cell table:style-name="ce28" office:value-type="string">
            <text:p>¿Encuentra dificil de abstenerse de fumar en sitios en donde está prohibido, tales como iglesias, bibliotecas, cines, etc?</text:p>
          </table:table-cell>
          <table:table-cell table:style-name="ce28" office:value-type="string">
            <text:p>Do you find it difficult to refrain from smoking in places where it is forbidden e.g. in church, at the library, in cinema, etc?</text:p>
          </table:table-cell>
          <table:table-cell table:style-name="ce41"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1" office:value-type="string">
            <text:p>Finden Sie es schwierig, an Orten, wo das Rauchen verboten ist (z.B. in der Kirche, in der Bibliothek, im Kino usw.) darauf zu verzicht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3q</text:p>
          </table:table-cell>
          <table:table-cell table:style-name="ce28" office:value-type="string">
            <text:p>Qual o cigarro do dia que te traz mais satisfação?</text:p>
          </table:table-cell>
          <table:table-cell table:style-name="ce28" office:value-type="string">
            <text:p>¿A qué cigarrillo odiaría más renunciar?</text:p>
          </table:table-cell>
          <table:table-cell table:style-name="ce28" office:value-type="string">
            <text:p>Which cigarette would you hate most to give up?</text:p>
          </table:table-cell>
          <table:table-cell table:style-name="ce41" office:value-type="string">
            <text:p>От какой сигареты Вы труднее всего отказаться?</text:p>
          </table:table-cell>
          <table:table-cell table:style-name="ce41" office:value-type="string">
            <text:p>Auf welche Zigarette würden Sie nicht verzichten woll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3a</text:p>
          </table:table-cell>
          <table:table-cell table:style-name="ce28" office:value-type="string">
            <text:p>O primeiro da manhã.</text:p>
          </table:table-cell>
          <table:table-cell table:style-name="ce28" office:value-type="string">
            <text:p>Al primero de la mañana.</text:p>
          </table:table-cell>
          <table:table-cell table:style-name="ce28" office:value-type="string">
            <text:p>The first one in the morning.</text:p>
          </table:table-cell>
          <table:table-cell table:style-name="ce41" office:value-type="string">
            <text:p>От первой сигареты утром.</text:p>
          </table:table-cell>
          <table:table-cell table:style-name="ce41" office:value-type="string">
            <text:p>Die erste nach dem Erwachen.</text:p>
          </table:table-cell>
          <table:table-cell table:style-name="ce28" office:value-type="string">
            <text:p>ok</text:p>
          </table:table-cell>
          <table:table-cell table:number-columns-repeated="5" table:style-name="ce25"/>
        </table:table-row>
        <table:table-row table:style-name="ro4">
          <table:table-cell table:style-name="ce28" office:value-type="string">
            <text:p>ftnd.r.3b</text:p>
          </table:table-cell>
          <table:table-cell table:style-name="ce28" office:value-type="string">
            <text:p>Outros.</text:p>
          </table:table-cell>
          <table:table-cell table:style-name="ce28" office:value-type="string">
            <text:p>A cualquier otro.</text:p>
          </table:table-cell>
          <table:table-cell table:style-name="ce28" office:value-type="string">
            <text:p>All others.</text:p>
          </table:table-cell>
          <table:table-cell table:style-name="ce41" office:value-type="string">
            <text:p>От всех остальных сигарет.</text:p>
          </table:table-cell>
          <table:table-cell table:style-name="ce41" office:value-type="string">
            <text:p>Eine andere.</text:p>
          </table:table-cell>
          <table:table-cell table:style-name="ce28" office:value-type="string">
            <text:p>ok</text:p>
          </table:table-cell>
          <table:table-cell table:number-columns-repeated="5" table:style-name="ce25"/>
        </table:table-row>
        <table:table-row table:style-name="ro4">
          <table:table-cell table:style-name="ce28" office:value-type="string">
            <text:p>ftnd.4q</text:p>
          </table:table-cell>
          <table:table-cell table:style-name="ce28" office:value-type="string">
            <text:p>Quantos cigarros você fuma por dia?</text:p>
          </table:table-cell>
          <table:table-cell table:style-name="ce28" office:value-type="string">
            <text:p>¿Cuántos cigarrillos fuma al dia?</text:p>
          </table:table-cell>
          <table:table-cell table:style-name="ce28" office:value-type="string">
            <text:p>How many cigarettes/day do you smoke?</text:p>
          </table:table-cell>
          <table:table-cell table:style-name="ce41" office:value-type="string">
            <text:p>Сколько сигарет Вы выкуриваете за день?</text:p>
          </table:table-cell>
          <table:table-cell table:style-name="ce41" office:value-type="string">
            <text:p>Wie viele Zigaretten rauchen Sie pro Tag?</text:p>
          </table:table-cell>
          <table:table-cell table:style-name="ce28" office:value-type="string">
            <text:p>ok</text:p>
          </table:table-cell>
          <table:table-cell table:number-columns-repeated="5" table:style-name="ce25"/>
        </table:table-row>
        <table:table-row table:style-name="ro4">
          <table:table-cell table:style-name="ce28" office:value-type="string">
            <text:p>ftnd.r.4a</text:p>
          </table:table-cell>
          <table:table-cell table:style-name="ce28" office:value-type="string">
            <text:p>Menos de 10</text:p>
          </table:table-cell>
          <table:table-cell table:style-name="ce28" office:value-type="string">
            <text:p>10 o menos.</text:p>
          </table:table-cell>
          <table:table-cell table:style-name="ce28" office:value-type="string">
            <text:p>10 or less</text:p>
          </table:table-cell>
          <table:table-cell table:style-name="ce41" office:value-type="string">
            <text:p>10 или менее</text:p>
          </table:table-cell>
          <table:table-cell table:style-name="ce41" office:value-type="string">
            <text:p>Mehr als 30</text:p>
          </table:table-cell>
          <table:table-cell table:style-name="ce28" office:value-type="string">
            <text:p>ok</text:p>
          </table:table-cell>
          <table:table-cell table:number-columns-repeated="5" table:style-name="ce25"/>
        </table:table-row>
        <table:table-row table:style-name="ro4">
          <table:table-cell table:style-name="ce28" office:value-type="string">
            <text:p>ftnd.r.4b</text:p>
          </table:table-cell>
          <table:table-cell table:style-name="ce28" office:value-type="string">
            <text:p>De 11 a 20</text:p>
          </table:table-cell>
          <table:table-cell table:style-name="ce28" office:value-type="string">
            <text:p>11-20</text:p>
          </table:table-cell>
          <table:table-cell table:style-name="ce28" office:value-type="string">
            <text:p>11-20</text:p>
          </table:table-cell>
          <table:table-cell table:style-name="ce41" office:value-type="string">
            <text:p>11-20</text:p>
          </table:table-cell>
          <table:table-cell table:style-name="ce41" office:value-type="string">
            <text:p>11-20</text:p>
          </table:table-cell>
          <table:table-cell table:style-name="ce28" office:value-type="string">
            <text:p>ok</text:p>
          </table:table-cell>
          <table:table-cell table:number-columns-repeated="5" table:style-name="ce25"/>
        </table:table-row>
        <table:table-row table:style-name="ro4">
          <table:table-cell table:style-name="ce28" office:value-type="string">
            <text:p>ftnd.r.4c</text:p>
          </table:table-cell>
          <table:table-cell table:style-name="ce28" office:value-type="string">
            <text:p>De 21 a 30</text:p>
          </table:table-cell>
          <table:table-cell table:style-name="ce28" office:value-type="string">
            <text:p>21-30</text:p>
          </table:table-cell>
          <table:table-cell table:style-name="ce28" office:value-type="string">
            <text:p>21-30</text:p>
          </table:table-cell>
          <table:table-cell table:style-name="ce41" office:value-type="string">
            <text:p>21-30</text:p>
          </table:table-cell>
          <table:table-cell table:style-name="ce41" office:value-type="string">
            <text:p>21-30</text:p>
          </table:table-cell>
          <table:table-cell table:style-name="ce28" office:value-type="string">
            <text:p>ok</text:p>
          </table:table-cell>
          <table:table-cell table:number-columns-repeated="5" table:style-name="ce25"/>
        </table:table-row>
        <table:table-row table:style-name="ro4">
          <table:table-cell table:style-name="ce28" office:value-type="string">
            <text:p>ftnd.r.4d</text:p>
          </table:table-cell>
          <table:table-cell table:style-name="ce28" office:value-type="string">
            <text:p>Mais de 31</text:p>
          </table:table-cell>
          <table:table-cell table:style-name="ce28" office:value-type="string">
            <text:p>31 o más</text:p>
          </table:table-cell>
          <table:table-cell table:style-name="ce28" office:value-type="string">
            <text:p>31 or more</text:p>
          </table:table-cell>
          <table:table-cell table:style-name="ce41" office:value-type="string">
            <text:p>31 или более</text:p>
          </table:table-cell>
          <table:table-cell table:style-name="ce41" office:value-type="string">
            <text:p>10 oder weniger</text:p>
          </table:table-cell>
          <table:table-cell table:style-name="ce28" office:value-type="string">
            <text:p>ok</text:p>
          </table:table-cell>
          <table:table-cell table:number-columns-repeated="5" table:style-name="ce25"/>
        </table:table-row>
        <table:table-row table:style-name="ro4">
          <table:table-cell table:style-name="ce28" office:value-type="string">
            <text:p>ftnd.5q</text:p>
          </table:table-cell>
          <table:table-cell table:style-name="ce28" office:value-type="string">
            <text:p>Você fuma mais frequentemente pela manhã?</text:p>
          </table:table-cell>
          <table:table-cell table:style-name="ce28" office:value-type="string">
            <text:p>¿Fuma más a menudo durante las primeras horas después de despertarse que durante el resto do dia?</text:p>
          </table:table-cell>
          <table:table-cell table:style-name="ce28" office:value-type="string">
            <text:p>Do you smoke more frequently during the
first hours after waking than during the                                                                            rest of the day?</text:p>
          </table:table-cell>
          <table:table-cell table:style-name="ce41" office:value-type="string">
            <text:p>Курите ли Вы чаще в первые часы после пробуждения, по-сравнению с остальным временем дня?</text:p>
          </table:table-cell>
          <table:table-cell table:style-name="ce41" office:value-type="string">
            <text:p>Rauchen Sie in den ersten Stunden nach dem Erwachen im Allgemeinen mehr als
am Rest des Tages?</text:p>
          </table:table-cell>
          <table:table-cell table:style-name="ce28" office:value-type="string">
            <text:p>ok</text:p>
          </table:table-cell>
          <table:table-cell table:number-columns-repeated="5" table:style-name="ce25"/>
        </table:table-row>
        <table:table-row table:style-name="ro4">
          <table:table-cell table:style-name="ce28" office:value-type="string">
            <text:p>ftnd.6q</text:p>
          </table:table-cell>
          <table:table-cell table:style-name="ce28" office:value-type="string">
            <text:p>Você fuma, mesmo doente, quando precisa
ficar de cama a maior parte do tempo?</text:p>
          </table:table-cell>
          <table:table-cell table:style-name="ce28" office:value-type="string">
            <text:p>¿Fuma cuando está tan enfermo que pasa en la cama la mayor parte del día?</text:p>
          </table:table-cell>
          <table:table-cell table:style-name="ce28" office:value-type="string">
            <text:p>Do you smoke if you are so ill that you
are in bed most of the day?</text:p>
          </table:table-cell>
          <table:table-cell table:style-name="ce41" office:value-type="string">
            <text:p>Курите ли Вы даже тогда, когда настолько больны, что остаетесь в постели целый день?</text:p>
          </table:table-cell>
          <table:table-cell table:style-name="ce41" office:value-type="string">
            <text:p>Kommt es vor, dass Sie rauchen, wenn Sie krank sind und tagsüber im Bett 
bleiben müssen?</text:p>
          </table:table-cell>
          <table:table-cell table:style-name="ce28"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8" office:value-type="string">
            <text:p># USER SATISFACTION QUESTIONNAIRE</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8"/>
          <table:table-cell table:number-columns-repeated="2" table:style-name="ce41"/>
          <table:table-cell table:style-name="ce28" office:value-type="string">
            <text:p>ok</text:p>
          </table:table-cell>
          <table:table-cell table:number-columns-repeated="5" table:style-name="ce25"/>
        </table:table-row>
        <table:table-row table:style-name="ro4">
          <table:table-cell table:style-name="ce28" office:value-type="string">
            <text:p>satisfaction.scale.q1</text:p>
          </table:table-cell>
          <table:table-cell table:style-name="ce28" office:value-type="string">
            <text:p>Em geral, quanta satisfação você sentiu ao usar o site?</text:p>
          </table:table-cell>
          <table:table-cell table:style-name="ce28" office:value-type="string">
            <text:p>Em geral, qual seu grau de satisfação com o site?</text:p>
          </table:table-cell>
          <table:table-cell table:style-name="ce28" office:value-type="string">
            <text:p>Overall, how satisfied were you with this website?</text:p>
          </table:table-cell>
          <table:table-cell table:style-name="ce28" office:value-type="string">
            <text:p>Насколько вы довольны этим сайтом?</text:p>
          </table:table-cell>
          <table:table-cell table:style-name="ce28" office:value-type="string">
            <text:p>Overall, how satisfied were you with your websit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q1a</text:p>
          </table:table-cell>
          <table:table-cell table:style-name="ce28" office:value-type="string">
            <text:p>Nenhuma satisfação.</text:p>
          </table:table-cell>
          <table:table-cell table:style-name="ce28" office:value-type="string">
            <text:p>Nenhuma satisfação.</text:p>
          </table:table-cell>
          <table:table-cell table:style-name="ce28" office:value-type="string">
            <text:p>Not at all.</text:p>
          </table:table-cell>
          <table:table-cell table:style-name="ce28" office:value-type="string">
            <text:p>Полностью.</text:p>
          </table:table-cell>
          <table:table-cell table:style-name="ce28" office:value-type="string">
            <text:p>Not at all.</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alittle</text:p>
          </table:table-cell>
          <table:table-cell table:style-name="ce28" office:value-type="string">
            <text:p>Pouquíssima.</text:p>
          </table:table-cell>
          <table:table-cell table:style-name="ce28" office:value-type="string">
            <text:p>Pouquíssima.</text:p>
          </table:table-cell>
          <table:table-cell table:style-name="ce28" office:value-type="string">
            <text:p>A little.</text:p>
          </table:table-cell>
          <table:table-cell table:style-name="ce28" office:value-type="string">
            <text:p>Немного.</text:p>
          </table:table-cell>
          <table:table-cell table:style-name="ce28" office:value-type="string">
            <text:p>A littl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somewhat</text:p>
          </table:table-cell>
          <table:table-cell table:style-name="ce28" office:value-type="string">
            <text:p>Pouca.</text:p>
          </table:table-cell>
          <table:table-cell table:style-name="ce28" office:value-type="string">
            <text:p>Pouca.</text:p>
          </table:table-cell>
          <table:table-cell table:style-name="ce28" office:value-type="string">
            <text:p>Somewhat.</text:p>
          </table:table-cell>
          <table:table-cell table:style-name="ce28" office:value-type="string">
            <text:p>В некотором роде.</text:p>
          </table:table-cell>
          <table:table-cell table:style-name="ce28" office:value-type="string">
            <text:p>Somewhat.</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mostly</text:p>
          </table:table-cell>
          <table:table-cell table:style-name="ce28" office:value-type="string">
            <text:p>Maior parte.</text:p>
          </table:table-cell>
          <table:table-cell table:style-name="ce28" office:value-type="string">
            <text:p>Maior parte.</text:p>
          </table:table-cell>
          <table:table-cell table:style-name="ce28" office:value-type="string">
            <text:p>Mostly.</text:p>
          </table:table-cell>
          <table:table-cell table:style-name="ce28" office:value-type="string">
            <text:p>По большей части.</text:p>
          </table:table-cell>
          <table:table-cell table:style-name="ce28" office:value-type="string">
            <text:p>Mostly.</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verymuch</text:p>
          </table:table-cell>
          <table:table-cell table:style-name="ce28" office:value-type="string">
            <text:p>Muitíssima.</text:p>
          </table:table-cell>
          <table:table-cell table:style-name="ce28" office:value-type="string">
            <text:p>Muitíssima.</text:p>
          </table:table-cell>
          <table:table-cell table:style-name="ce28" office:value-type="string">
            <text:p>Very much.</text:p>
          </table:table-cell>
          <table:table-cell table:style-name="ce28" office:value-type="string">
            <text:p>Очень.</text:p>
          </table:table-cell>
          <table:table-cell table:style-name="ce28" office:value-type="string">
            <text:p>Very much.</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q1f</text:p>
          </table:table-cell>
          <table:table-cell table:style-name="ce28" office:value-type="string">
            <text:p>Não se aplica: Não usei o site.</text:p>
          </table:table-cell>
          <table:table-cell table:style-name="ce28" office:value-type="string">
            <text:p>Não se aplica: Não vou usar o site</text:p>
          </table:table-cell>
          <table:table-cell table:style-name="ce28" office:value-type="string">
            <text:p>Not applicable: I did not ever use this assigned website.</text:p>
          </table:table-cell>
          <table:table-cell table:style-name="ce28" office:value-type="string">
            <text:p>Я не пользуюсь этим сайтом.</text:p>
          </table:table-cell>
          <table:table-cell table:style-name="ce28" office:value-type="string">
            <text:p>Not applicable: I did not ever use my assigned websit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prefer.not.answer</text:p>
          </table:table-cell>
          <table:table-cell table:style-name="ce28" office:value-type="string">
            <text:p>Prefiro não responder.</text:p>
          </table:table-cell>
          <table:table-cell table:style-name="ce28" office:value-type="string">
            <text:p>Prefiro não responder.</text:p>
          </table:table-cell>
          <table:table-cell table:style-name="ce48" office:value-type="string">
            <text:p>Prefer not to answer.</text:p>
          </table:table-cell>
          <table:table-cell table:style-name="ce48" office:value-type="string">
            <text:p>Предпочитаю не отвечать.</text:p>
          </table:table-cell>
          <table:table-cell table:style-name="ce48" office:value-type="string">
            <text:p>Prefer not to answer.</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q2</text:p>
          </table:table-cell>
          <table:table-cell table:style-name="ce28" office:value-type="string">
            <text:p>Você recomendaria esse site para um amigo que estivesse querendo parar de fumar?</text:p>
          </table:table-cell>
          <table:table-cell table:style-name="ce28" office:value-type="string">
            <text:p>Você recomendaria esse site para um amigo que gostaria de parar de fumar?</text:p>
          </table:table-cell>
          <table:table-cell table:style-name="ce28" office:value-type="string">
            <text:p>Would you recommend this website to a friend who would like to quit smoking?</text:p>
          </table:table-cell>
          <table:table-cell table:style-name="ce28" office:value-type="string">
            <text:p>Порекоммендовали бы Вы это сайт другу, который хочет бросить курить?</text:p>
          </table:table-cell>
          <table:table-cell table:style-name="ce28" office:value-type="string">
            <text:p>Would you recommend your website to a friend who would like to quit smoking?</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maybe</text:p>
          </table:table-cell>
          <table:table-cell table:style-name="ce28" office:value-type="string">
            <text:p>Talvez.</text:p>
          </table:table-cell>
          <table:table-cell table:style-name="ce28" office:value-type="string">
            <text:p>Talvez.</text:p>
          </table:table-cell>
          <table:table-cell table:style-name="ce28" office:value-type="string">
            <text:p>Unsure.</text:p>
          </table:table-cell>
          <table:table-cell table:style-name="ce28" office:value-type="string">
            <text:p>Не уверен/ не уверена.</text:p>
          </table:table-cell>
          <table:table-cell table:style-name="ce28" office:value-type="string">
            <text:p>Unsur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3q</text:p>
          </table:table-cell>
          <table:table-cell table:style-name="ce28" office:value-type="string">
            <text:p>O site foi útil para você no exercício de para parar de fumar?</text:p>
          </table:table-cell>
          <table:table-cell table:style-name="ce28" office:value-type="string">
            <text:p>O site foi útil as informações deste site o processo de parar de fumar?</text:p>
          </table:table-cell>
          <table:table-cell table:style-name="ce28" office:value-type="string">
            <text:p>How useful were this website's skills exercises for quitting smoking?</text:p>
          </table:table-cell>
          <table:table-cell table:style-name="ce28" office:value-type="string">
            <text:p>Насколько полезны упражнения на этом сайте для бросания курить?</text:p>
          </table:table-cell>
          <table:table-cell table:style-name="ce28" office:value-type="string">
            <text:p>How useful were your website's skills exercises for quitting smoking?</text:p>
          </table:table-cell>
          <table:table-cell table:style-name="ce28" office:value-type="string">
            <text:p>needs review; needs translation</text:p>
          </table:table-cell>
          <table:table-cell table:number-columns-repeated="5" table:style-name="ce25"/>
        </table:table-row>
        <table:table-row table:style-name="ro4">
          <table:table-cell table:style-name="ce49" office:value-type="string">
            <text:p>satisfaction.scale.r.3</text:p>
          </table:table-cell>
          <table:table-cell table:style-name="ce28" office:value-type="string">
            <text:p>Nenhuma utilidade.</text:p>
          </table:table-cell>
          <table:table-cell table:style-name="ce28" office:value-type="string">
            <text:p>Nenhuma utilidade.</text:p>
          </table:table-cell>
          <table:table-cell table:style-name="ce28" office:value-type="string">
            <text:p>Not at all.</text:p>
          </table:table-cell>
          <table:table-cell table:style-name="ce28" office:value-type="string">
            <text:p>Не полезны.</text:p>
          </table:table-cell>
          <table:table-cell table:style-name="ce28" office:value-type="string">
            <text:p>Not at all.</text:p>
          </table:table-cell>
          <table:table-cell table:style-name="ce28" office:value-type="string">
            <text:p>needs translation</text:p>
          </table:table-cell>
          <table:table-cell table:number-columns-repeated="5" table:style-name="ce25"/>
        </table:table-row>
        <table:table-row table:style-name="ro4">
          <table:table-cell table:style-name="ce49" office:value-type="string">
            <text:p>satisfaction.scale.r.3</text:p>
          </table:table-cell>
          <table:table-cell table:style-name="ce28" office:value-type="string">
            <text:p>Não se aplica: Não tentei os métodos propostos</text:p>
          </table:table-cell>
          <table:table-cell table:style-name="ce28" office:value-type="string">
            <text:p>Não se aplica: Não tentei os métodos propostos</text:p>
          </table:table-cell>
          <table:table-cell table:style-name="ce28" office:value-type="string">
            <text:p>Not applicable: I did not try these methods.</text:p>
          </table:table-cell>
          <table:table-cell table:style-name="ce28" office:value-type="string">
            <text:p>Я не пытаюсь использовать эти методы.</text:p>
          </table:table-cell>
          <table:table-cell table:style-name="ce28" office:value-type="string">
            <text:p>Not applicable: I did not try these methods.</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4q</text:p>
          </table:table-cell>
          <table:table-cell table:style-name="ce28" office:value-type="string">
            <text:p>No geral, quão útil foram os planos personalizados do site para você parar de fumar?</text:p>
          </table:table-cell>
          <table:table-cell table:style-name="ce28" office:value-type="string">
            <text:p>No geral, quão útil foram os planos personalizados do site para você parar de fumar?</text:p>
          </table:table-cell>
          <table:table-cell table:style-name="ce28" office:value-type="string">
            <text:p>Overall, how useful was your website’s personalized plans for quitting smoking?</text:p>
          </table:table-cell>
          <table:table-cell table:style-name="ce28" office:value-type="string">
            <text:p>Насколько полезны оказались Ваши персональные планы (сгенерированные на этом сайте) для бросания курить?</text:p>
          </table:table-cell>
          <table:table-cell table:style-name="ce28" office:value-type="string">
            <text:p>Overall, how useful was your website’s personalized plans for quitting smoking?</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r.4</text:p>
          </table:table-cell>
          <table:table-cell table:style-name="ce28" office:value-type="string">
            <text:p>Nenhuma utilidade.</text:p>
          </table:table-cell>
          <table:table-cell table:style-name="ce28" office:value-type="string">
            <text:p>Nenhuma utilidade.</text:p>
          </table:table-cell>
          <table:table-cell table:style-name="ce28" office:value-type="string">
            <text:p>Not at all.</text:p>
          </table:table-cell>
          <table:table-cell table:style-name="ce28" office:value-type="string">
            <text:p>Не полезны.</text:p>
          </table:table-cell>
          <table:table-cell table:style-name="ce28" office:value-type="string">
            <text:p>Not at all.</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r.4</text:p>
          </table:table-cell>
          <table:table-cell table:style-name="ce28" office:value-type="string">
            <text:p>Não se aplica: Não usei os planos personalizados do site.</text:p>
          </table:table-cell>
          <table:table-cell table:style-name="ce28" office:value-type="string">
            <text:p>Não se aplica: Não usei os planos personalizados do site.</text:p>
          </table:table-cell>
          <table:table-cell table:style-name="ce28" office:value-type="string">
            <text:p>Not applicable: I did not use the website's personalized plan for quitting.</text:p>
          </table:table-cell>
          <table:table-cell table:style-name="ce28" office:value-type="string">
            <text:p>Я не использую персональный план, созданный на этом сайте, для бросания курить.</text:p>
          </table:table-cell>
          <table:table-cell table:style-name="ce28" office:value-type="string">
            <text:p>Not applicable: I did not use the website's personalized plan for quitting.</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5q</text:p>
          </table:table-cell>
          <table:table-cell table:style-name="ce28" office:value-type="string">
            <text:p>Quão organizado você achou o site?</text:p>
          </table:table-cell>
          <table:table-cell table:style-name="ce28" office:value-type="string">
            <text:p>Quanto organizado você achou o site?</text:p>
          </table:table-cell>
          <table:table-cell table:style-name="ce28" office:value-type="string">
            <text:p>How well organized was this website?</text:p>
          </table:table-cell>
          <table:table-cell table:style-name="ce28" office:value-type="string">
            <text:p>Насколько хорошо этот сайт организован?</text:p>
          </table:table-cell>
          <table:table-cell table:style-name="ce28" office:value-type="string">
            <text:p>How well organized was your websit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r.5</text:p>
          </table:table-cell>
          <table:table-cell table:style-name="ce28" office:value-type="string">
            <text:p>Nenhuma organização.</text:p>
          </table:table-cell>
          <table:table-cell table:style-name="ce28" office:value-type="string">
            <text:p>Nenhuma organização.</text:p>
          </table:table-cell>
          <table:table-cell table:style-name="ce28" office:value-type="string">
            <text:p>Not at all.</text:p>
          </table:table-cell>
          <table:table-cell table:style-name="ce28" office:value-type="string">
            <text:p>Совсем плохо.</text:p>
          </table:table-cell>
          <table:table-cell table:style-name="ce28" office:value-type="string">
            <text:p>Not at all.</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6q</text:p>
          </table:table-cell>
          <table:table-cell table:style-name="ce28" office:value-type="string">
            <text:p>Quão fácil para acessar as diferentes seções do site?</text:p>
          </table:table-cell>
          <table:table-cell table:style-name="ce28" office:value-type="string">
            <text:p>Quão fácil para acessar as diferentes seções do site?</text:p>
          </table:table-cell>
          <table:table-cell table:style-name="ce28" office:value-type="string">
            <text:p>How easy was it to access the different sections of the website?</text:p>
          </table:table-cell>
          <table:table-cell table:style-name="ce28" office:value-type="string">
            <text:p>Насколько легко было получить доступ к различным разделам этого сайта?</text:p>
          </table:table-cell>
          <table:table-cell table:style-name="ce28" office:value-type="string">
            <text:p>How easy was it to access the different sections of your website?</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r.6</text:p>
          </table:table-cell>
          <table:table-cell table:style-name="ce28" office:value-type="string">
            <text:p>Nenhuma.</text:p>
          </table:table-cell>
          <table:table-cell table:style-name="ce28" office:value-type="string">
            <text:p>Nenhuma.</text:p>
          </table:table-cell>
          <table:table-cell table:style-name="ce28" office:value-type="string">
            <text:p>Not at all.</text:p>
          </table:table-cell>
          <table:table-cell table:style-name="ce28" office:value-type="string">
            <text:p>Совсем нелегко.</text:p>
          </table:table-cell>
          <table:table-cell table:style-name="ce28" office:value-type="string">
            <text:p>Not at all.</text:p>
          </table:table-cell>
          <table:table-cell table:style-name="ce28" office:value-type="string">
            <text:p>needs translation</text:p>
          </table:table-cell>
          <table:table-cell table:number-columns-repeated="5" table:style-name="ce25"/>
        </table:table-row>
        <table:table-row table:style-name="ro4">
          <table:table-cell table:style-name="ce28" office:value-type="string">
            <text:p>satisfaction.scale.r.6</text:p>
          </table:table-cell>
          <table:table-cell table:style-name="ce28" office:value-type="string">
            <text:p>Existe algo mais que você gostaria de dizer sobre esse site?</text:p>
          </table:table-cell>
          <table:table-cell table:style-name="ce28" office:value-type="string">
            <text:p>Existe algo mais que você gostaria de dizer sobre o esse site?</text:p>
          </table:table-cell>
          <table:table-cell table:style-name="ce28" office:value-type="string">
            <text:p>Is there anything else you’d like to say about this assigned website?</text:p>
          </table:table-cell>
          <table:table-cell table:style-name="ce28" office:value-type="string">
            <text:p>Хотели бы Вы еще что-то сказать о данном сайте?</text:p>
          </table:table-cell>
          <table:table-cell table:style-name="ce28" office:value-type="string">
            <text:p>Is there anything more you’d like to say about your assigned website?</text:p>
          </table:table-cell>
          <table:table-cell table:style-name="ce28"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PHQ9 - PATIENT HEALTH QUESTIONNAIRE</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33" office:value-type="string">
            <text:p>phq9.r1</text:p>
          </table:table-cell>
          <table:table-cell table:style-name="ce28" office:value-type="string">
            <text:p>Nenhuma vez.</text:p>
          </table:table-cell>
          <table:table-cell table:style-name="ce33" office:value-type="string">
            <text:p>Para nada.</text:p>
          </table:table-cell>
          <table:table-cell table:style-name="ce28" office:value-type="string">
            <text:p>Not at all.</text:p>
          </table:table-cell>
          <table:table-cell table:style-name="ce54" office:value-type="string">
            <text:p>Ни разу</text:p>
          </table:table-cell>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9.r2</text:p>
          </table:table-cell>
          <table:table-cell table:style-name="ce28" office:value-type="string">
            <text:p>Vários dias.</text:p>
          </table:table-cell>
          <table:table-cell table:style-name="ce33" office:value-type="string">
            <text:p>Varios días.</text:p>
          </table:table-cell>
          <table:table-cell table:style-name="ce28" office:value-type="string">
            <text:p>Several days.</text:p>
          </table:table-cell>
          <table:table-cell table:style-name="ce38" office:value-type="string">
            <text:p>Несколько дней</text:p>
          </table:table-cell>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r3</text:p>
          </table:table-cell>
          <table:table-cell table:style-name="ce28" office:value-type="string">
            <text:p>Mais da metade dos dias.</text:p>
          </table:table-cell>
          <table:table-cell table:style-name="ce33" office:value-type="string">
            <text:p>Más de la mitad de los días.</text:p>
          </table:table-cell>
          <table:table-cell table:style-name="ce28" office:value-type="string">
            <text:p>More than half the days.</text:p>
          </table:table-cell>
          <table:table-cell table:style-name="ce38" office:value-type="string">
            <text:p>Более половины дней</text:p>
          </table:table-cell>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r4</text:p>
          </table:table-cell>
          <table:table-cell table:style-name="ce28" office:value-type="string">
            <text:p>Todos os dias.</text:p>
          </table:table-cell>
          <table:table-cell table:style-name="ce33" office:value-type="string">
            <text:p>Casi todos los días.</text:p>
          </table:table-cell>
          <table:table-cell table:style-name="ce28" office:value-type="string">
            <text:p>Nearly every day.</text:p>
          </table:table-cell>
          <table:table-cell table:style-name="ce38" office:value-type="string">
            <text:p>Почти каждый день</text:p>
          </table:table-cell>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a</text:p>
          </table:table-cell>
          <table:table-cell table:style-name="ce28"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8" office:value-type="string">
            <text:p>Over the last 2 weeks, how often have you been bothered by any of the following problems? </text:p>
          </table:table-cell>
          <table:table-cell table:style-name="ce38" office:value-type="string">
            <text:p>На протяжении двух последних недель, как часто Вас беспокоили следующие проблемы?</text:p>
          </table:table-cell>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1</text:p>
          </table:table-cell>
          <table:table-cell table:style-name="ce28" office:value-type="string">
            <text:p>Pouco interesse ou pouco prazer em fazer as coisas</text:p>
          </table:table-cell>
          <table:table-cell table:style-name="ce33" office:value-type="string">
            <text:p>Poco interés o placer en hacer las cosas</text:p>
          </table:table-cell>
          <table:table-cell table:style-name="ce28" office:value-type="string">
            <text:p>Little interest or pleasure in doing things</text:p>
          </table:table-cell>
          <table:table-cell table:style-name="ce33" office:value-type="string">
            <text:p>Малый интерес или удовольствие во время какой-либо работы</text:p>
          </table:table-cell>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office:value-type="string">
            <text:p>Чувство подавленности, депрессии или безнадежности</text:p>
          </table:table-cell>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3</text:p>
          </table:table-cell>
          <table:table-cell table:style-name="ce28"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office:value-type="string">
            <text:p>Сложности во время засыпания, сна или слишком продолжительный сон.</text:p>
          </table:table-cell>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4</text:p>
          </table:table-cell>
          <table:table-cell table:style-name="ce28"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office:value-type="string">
            <text:p>Чувство усталости или недостаток энергии</text:p>
          </table:table-cell>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5</text:p>
          </table:table-cell>
          <table:table-cell table:style-name="ce28"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office:value-type="string">
            <text:p>Плохой аппетит или переедание</text:p>
          </table:table-cell>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6</text:p>
          </table:table-cell>
          <table:table-cell table:style-name="ce28"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8" office:value-type="string">
            <text:p> Feeling bad about yourself — or that you are a failure or have let yourself or your family down </text:p>
          </table:table-cell>
          <table:table-cell table:style-name="ce38" office:value-type="string">
            <text:p>Плохое самомнение или чуство, что Вы потерпели неудачу или подвели семью</text:p>
          </table:table-cell>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7</text:p>
          </table:table-cell>
          <table:table-cell table:style-name="ce28"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8" office:value-type="string">
            <text:p> Trouble concentrating on things, such as reading the newspaper or watching television </text:p>
          </table:table-cell>
          <table:table-cell table:style-name="ce38" office:value-type="string">
            <text:p>Проблемы с концентрацией во время деятельности, такой как чтение газеты или просмотра телевизора</text:p>
          </table:table-cell>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8</text:p>
          </table:table-cell>
          <table:table-cell table:style-name="ce28"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8" office:value-type="string">
            <text:p> Moving or speaking so slowly that other people could have noticed?  Or the opposite — being so fidgety or restless that you have been moving around a lot more than usual </text:p>
          </table:table-cell>
          <table:table-cell table:style-name="ce38" office:value-type="string">
            <text:p>Вы стали двигаться или говорить настолько медленно, что другие стали это замечать? Или наоборот, вы стали очень суетливым или беспокойным и стали более подвижным, чем обычно</text:p>
          </table:table-cell>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9.9</text:p>
          </table:table-cell>
          <table:table-cell table:style-name="ce28"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8" office:value-type="string">
            <text:p> Thoughts that you would be better off dead or of hurting yourself in some way </text:p>
          </table:table-cell>
          <table:table-cell table:style-name="ce38" office:value-type="string">
            <text:p>Мысли о том, что было бы лучше, если бы Вы умерли или мысли о причинении вреда себе каким-либо способом</text:p>
          </table:table-cell>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 PHQ2</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2"/>
          <table:table-cell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phq2.r1</text:p>
          </table:table-cell>
          <table:table-cell table:style-name="ce28" office:value-type="string">
            <text:p>Nenhuma vez.</text:p>
          </table:table-cell>
          <table:table-cell table:style-name="ce33" office:value-type="string">
            <text:p>Para nada.</text:p>
          </table:table-cell>
          <table:table-cell table:style-name="ce28" office:value-type="string">
            <text:p>Not at all.</text:p>
          </table:table-cell>
          <table:table-cell table:style-name="ce54" office:value-type="string">
            <text:p>Ни разу</text:p>
          </table:table-cell>
          <table:table-cell table:style-name="ce38" office:value-type="string">
            <text:p>Überhaupt nicht.</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2.r2</text:p>
          </table:table-cell>
          <table:table-cell table:style-name="ce28" office:value-type="string">
            <text:p>Vários dias.</text:p>
          </table:table-cell>
          <table:table-cell table:style-name="ce33" office:value-type="string">
            <text:p>Varios días.</text:p>
          </table:table-cell>
          <table:table-cell table:style-name="ce28" office:value-type="string">
            <text:p>Several days.</text:p>
          </table:table-cell>
          <table:table-cell table:style-name="ce38" office:value-type="string">
            <text:p>Несколько дней</text:p>
          </table:table-cell>
          <table:table-cell table:style-name="ce38" office:value-type="string">
            <text:p>An einzelnen Tag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2.r3</text:p>
          </table:table-cell>
          <table:table-cell table:style-name="ce28" office:value-type="string">
            <text:p>Mais da metade dos dias.</text:p>
          </table:table-cell>
          <table:table-cell table:style-name="ce33" office:value-type="string">
            <text:p>Más de la mitad de los días.</text:p>
          </table:table-cell>
          <table:table-cell table:style-name="ce28" office:value-type="string">
            <text:p>More than half the days.</text:p>
          </table:table-cell>
          <table:table-cell table:style-name="ce38" office:value-type="string">
            <text:p>Более половины дней</text:p>
          </table:table-cell>
          <table:table-cell table:style-name="ce38" office:value-type="string">
            <text:p>An mehr als der Hälfte der Tage.</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2.r4</text:p>
          </table:table-cell>
          <table:table-cell table:style-name="ce28" office:value-type="string">
            <text:p>Todos os dias.</text:p>
          </table:table-cell>
          <table:table-cell table:style-name="ce33" office:value-type="string">
            <text:p>Casi todos los días.</text:p>
          </table:table-cell>
          <table:table-cell table:style-name="ce28" office:value-type="string">
            <text:p>Nearly every day.</text:p>
          </table:table-cell>
          <table:table-cell table:style-name="ce38" office:value-type="string">
            <text:p>Почти каждый день</text:p>
          </table:table-cell>
          <table:table-cell table:style-name="ce38" office:value-type="string">
            <text:p>Beinahe jeden Tag.</text:p>
          </table:table-cell>
          <table:table-cell table:style-name="ce33" office:value-type="string">
            <text:p>needs review</text:p>
          </table:table-cell>
          <table:table-cell table:number-columns-repeated="5" table:style-name="ce21"/>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8" office:value-type="string">
            <text:p>Over the last 2 weeks, how often have you been bothered by any of the following problems?</text:p>
          </table:table-cell>
          <table:table-cell table:style-name="ce38" office:value-type="string">
            <text:p>На протяжении двух последних недель, как часто Вас беспокоили следующие проблемы?</text:p>
          </table:table-cell>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2.1</text:p>
          </table:table-cell>
          <table:table-cell table:style-name="ce28"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office:value-type="string">
            <text:p>Малый интерес или удовольствие во время какой-либо работы</text:p>
          </table:table-cell>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1"/>
        </table:table-row>
        <table:table-row table:style-name="ro4">
          <table:table-cell table:style-name="ce28"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office:value-type="string">
            <text:p>Чувство подавленности, депрессии или безнадежности</text:p>
          </table:table-cell>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PNAD</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2"/>
          <table:table-cell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pnad.1</text:p>
          </table:table-cell>
          <table:table-cell table:style-name="ce28" office:value-type="string">
            <text:p>Que idade você tinha quando começou a fumar algum produto do tabaco, mesmo que de vez em quando?</text:p>
          </table:table-cell>
          <table:table-cell table:style-name="ce28"/>
          <table:table-cell table:style-name="ce28"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1.r</text:p>
          </table:table-cell>
          <table:table-cell table:style-name="ce33" office:value-type="string">
            <text:p>Idade</text:p>
          </table:table-cell>
          <table:table-cell table:style-name="ce28"/>
          <table:table-cell table:style-name="ce28" office:value-type="string">
            <text:p>Age = </text:p>
          </table:table-cell>
          <table:table-cell table:style-name="ce38" office:value-type="string">
            <text:p>Возраст = </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2</text:p>
          </table:table-cell>
          <table:table-cell table:style-name="ce28" office:value-type="string">
            <text:p>Durante os últimos 12 meses, você tentou parar de fumar?</text:p>
          </table:table-cell>
          <table:table-cell table:style-name="ce28"/>
          <table:table-cell table:style-name="ce28"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2.r1</text:p>
          </table:table-cell>
          <table:table-cell table:style-name="ce28" office:value-type="string">
            <text:p>Sim.</text:p>
          </table:table-cell>
          <table:table-cell table:style-name="ce28"/>
          <table:table-cell table:style-name="ce28" office:value-type="string">
            <text:p>Yes.</text:p>
          </table:table-cell>
          <table:table-cell table:style-name="ce38" office:value-type="string">
            <text:p>Да</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33" office:value-type="string">
            <text:p>pnad.2.r2</text:p>
          </table:table-cell>
          <table:table-cell table:style-name="ce33" office:value-type="string">
            <text:p>Não. </text:p>
          </table:table-cell>
          <table:table-cell/>
          <table:table-cell table:style-name="ce28" office:value-type="string">
            <text:p>No.</text:p>
          </table:table-cell>
          <table:table-cell table:style-name="ce38" office:value-type="string">
            <text:p>Нет</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text:p>
          </table:table-cell>
          <table:table-cell table:style-name="ce28" office:value-type="string">
            <text:p>Nos últimos doze meses você usou algum dos seguintes procedimentos para parar de fumar:</text:p>
          </table:table-cell>
          <table:table-cell table:style-name="ce28"/>
          <table:table-cell table:style-name="ce28"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a</text:p>
          </table:table-cell>
          <table:table-cell table:style-name="ce28" office:value-type="string">
            <text:p>Aconselhamento por profissional de saúde incluindo clínicas de cessação de fumar</text:p>
          </table:table-cell>
          <table:table-cell table:style-name="ce28"/>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b</text:p>
          </table:table-cell>
          <table:table-cell table:style-name="ce55" office:value-type="string">
            <text:p>Reposição de nicotina com: adesivo, pastilha, spray, inalador ou goma de mascar</text:p>
          </table:table-cell>
          <table:table-cell table:style-name="ce28"/>
          <table:table-cell table:style-name="ce28"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c</text:p>
          </table:table-cell>
          <table:table-cell table:style-name="ce55" office:value-type="string">
            <text:p>Outros medicamentos com receita médica</text:p>
          </table:table-cell>
          <table:table-cell table:style-name="ce28"/>
          <table:table-cell table:style-name="ce28"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d</text:p>
          </table:table-cell>
          <table:table-cell table:style-name="ce55" office:value-type="string">
            <text:p>Homeopatia, acupuntura</text:p>
          </table:table-cell>
          <table:table-cell/>
          <table:table-cell table:style-name="ce28" office:value-type="string">
            <text:p>Homeopathy, acupuncture</text:p>
          </table:table-cell>
          <table:table-cell table:style-name="ce38" office:value-type="string">
            <text:p>Гомеопатия, акупунктура</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e</text:p>
          </table:table-cell>
          <table:table-cell table:style-name="ce55" office:value-type="string">
            <text:p>Chás, ervas ou plantas medicinais</text:p>
          </table:table-cell>
          <table:table-cell table:style-name="ce28"/>
          <table:table-cell table:style-name="ce28"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f</text:p>
          </table:table-cell>
          <table:table-cell table:style-name="ce28" office:value-type="string">
            <text:p>Serviços de ajuda por telefone para parar de fumar</text:p>
          </table:table-cell>
          <table:table-cell table:style-name="ce28"/>
          <table:table-cell table:style-name="ce28"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g</text:p>
          </table:table-cell>
          <table:table-cell table:style-name="ce28" office:value-type="string">
            <text:p>Serviços de ajuda por internet para parar de fumar</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h</text:p>
          </table:table-cell>
          <table:table-cell table:style-name="ce55" office:value-type="string">
            <text:p>Trocou por outro produto do tabaco que não faz fumaça</text:p>
          </table:table-cell>
          <table:table-cell table:style-name="ce28"/>
          <table:table-cell table:style-name="ce28"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pnad.3.i</text:p>
          </table:table-cell>
          <table:table-cell table:style-name="ce55" office:value-type="string">
            <text:p>Outro</text:p>
          </table:table-cell>
          <table:table-cell table:style-name="ce28"/>
          <table:table-cell table:style-name="ce28" office:value-type="string">
            <text:p>Other</text:p>
          </table:table-cell>
          <table:table-cell table:style-name="ce38" office:value-type="string">
            <text:p>Другое</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5" office:value-type="string">
            <text:p>###################################</text:p>
          </table:table-cell>
          <table:table-cell table:number-columns-repeated="5"/>
          <table:table-cell table:style-name="ce28" office:value-type="string">
            <text:p>ok</text:p>
          </table:table-cell>
          <table:table-cell table:number-columns-repeated="5" table:style-name="ce21"/>
        </table:table-row>
        <table:table-row table:style-name="ro4">
          <table:table-cell table:style-name="ce28" office:value-type="string">
            <text:p># Sociodemographic</text:p>
          </table:table-cell>
          <table:table-cell table:number-columns-repeated="5"/>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5"/>
          <table:table-cell table:style-name="ce28" office:value-type="string">
            <text:p>ok</text:p>
          </table:table-cell>
          <table:table-cell table:number-columns-repeated="5" table:style-name="ce21"/>
        </table:table-row>
        <table:table-row table:style-name="ro4">
          <table:table-cell table:style-name="ce33" office:value-type="string">
            <text:p>sd.1</text:p>
          </table:table-cell>
          <table:table-cell table:style-name="ce55"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1"/>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1"/>
        </table:table-row>
        <table:table-row table:style-name="ro4">
          <table:table-cell table:style-name="ce28" office:value-type="string">
            <text:p>sd.3</text:p>
          </table:table-cell>
          <table:table-cell table:style-name="ce33" office:value-type="string">
            <text:p>Está empregado(a)?</text:p>
          </table:table-cell>
          <table:table-cell/>
          <table:table-cell table:style-name="ce28"/>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3.r1</text:p>
          </table:table-cell>
          <table:table-cell table:style-name="ce33" office:value-type="string">
            <text:p>Sim.</text:p>
          </table:table-cell>
          <table:table-cell/>
          <table:table-cell table:style-name="ce28"/>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3.r2</text:p>
          </table:table-cell>
          <table:table-cell table:style-name="ce33" office:value-type="string">
            <text:p>Não.</text:p>
          </table:table-cell>
          <table:table-cell/>
          <table:table-cell table:style-name="ce28"/>
          <table:table-cell table:number-columns-repeated="2"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4</text:p>
          </table:table-cell>
          <table:table-cell table:style-name="ce33" office:value-type="string">
            <text:p>Quantas vezes tentou parar de fumar?</text:p>
          </table:table-cell>
          <table:table-cell/>
          <table:table-cell table:style-name="ce28"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4.r</text:p>
          </table:table-cell>
          <table:table-cell table:style-name="ce33" office:value-type="string">
            <text:p>Número de tentativas</text:p>
          </table:table-cell>
          <table:table-cell/>
          <table:table-cell table:style-name="ce28"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5</text:p>
          </table:table-cell>
          <table:table-cell table:style-name="ce28" office:value-type="string">
            <text:p>Desde quando está sem fumar?</text:p>
          </table:table-cell>
          <table:table-cell table:style-name="ce28"/>
          <table:table-cell table:style-name="ce28" office:value-type="string">
            <text:p>How long did you quit smoking?</text:p>
          </table:table-cell>
          <table:table-cell table:style-name="ce38" office:value-type="string">
            <text:p>Как давно Вы бросили курить?</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8" office:value-type="string">
            <text:p>sd.6</text:p>
          </table:table-cell>
          <table:table-cell table:style-name="ce28" office:value-type="string">
            <text:p>O quão motivado você está para parar de fumar?</text:p>
          </table:table-cell>
          <table:table-cell table:style-name="ce28"/>
          <table:table-cell table:style-name="ce33" office:value-type="string">
            <text:p>How motivated are you to quit smoking?</text:p>
          </table:table-cell>
          <table:table-cell table:style-name="ce38" office:value-type="string">
            <text:p>Насколько Вы мотивированы бросить курить?</text:p>
          </table:table-cell>
          <table:table-cell table:style-name="ce38"/>
          <table:table-cell table:style-name="ce33" office:value-type="string">
            <text:p>needs translation</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Satisfação</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sati.1</text:p>
          </table:table-cell>
          <table:table-cell table:style-name="ce28" office:value-type="string">
            <text:p>Como você gostaria que estrássemos em contato com você?</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1.a</text:p>
          </table:table-cell>
          <table:table-cell table:style-name="ce28" office:value-type="string">
            <text:p>E-mail.</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1.b</text:p>
          </table:table-cell>
          <table:table-cell table:style-name="ce28" office:value-type="string">
            <text:p>Telefone.</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1.a.1</text:p>
          </table:table-cell>
          <table:table-cell table:style-name="ce28" office:value-type="string">
            <text:p>(Se optar por e-mail): Além do e-mail, você se incomodaria se nós entrarmos em contato por telefone?</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1.a.1a</text:p>
          </table:table-cell>
          <table:table-cell table:style-name="ce28" office:value-type="string">
            <text:p>Sim.</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1.a.1b</text:p>
          </table:table-cell>
          <table:table-cell table:style-name="ce28" office:value-type="string">
            <text:p>Não. Telefone:</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text:p>
          </table:table-cell>
          <table:table-cell table:style-name="ce28" office:value-type="string">
            <text:p>Como você ficou sabendo do Viva sem Tabaco?</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a</text:p>
          </table:table-cell>
          <table:table-cell table:style-name="ce28" office:value-type="string">
            <text:p>Parentes ou amigos.</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b</text:p>
          </table:table-cell>
          <table:table-cell table:style-name="ce28" office:value-type="string">
            <text:p>Profissionais de saúde.</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c</text:p>
          </table:table-cell>
          <table:table-cell table:style-name="ce28" office:value-type="string">
            <text:p>Internet / sites de busca.</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d</text:p>
          </table:table-cell>
          <table:table-cell table:style-name="ce28" office:value-type="string">
            <text:p>Jornais e revistas.</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e</text:p>
          </table:table-cell>
          <table:table-cell table:style-name="ce28" office:value-type="string">
            <text:p>Redes sociais (Facebook, Twitte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2.f</text:p>
          </table:table-cell>
          <table:table-cell table:style-name="ce28" office:value-type="string">
            <text:p>Outro.</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3</text:p>
          </table:table-cell>
          <table:table-cell table:style-name="ce28" office:value-type="string">
            <text:p>Durante a criação do plano de parada, o quão adequado você considera o número de perguntas feitas?</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3.a</text:p>
          </table:table-cell>
          <table:table-cell table:style-name="ce28" office:value-type="string">
            <text:p>Adequado.</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sati.3.b</text:p>
          </table:table-cell>
          <table:table-cell table:style-name="ce28" office:value-type="string">
            <text:p>Inadequado.</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Perguntas por e-mail - follow u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ollow.1</text:p>
          </table:table-cell>
          <table:table-cell table:style-name="ce28" office:value-type="string">
            <text:p>Após você ter acessado o Viva sem Tabaco, qual / quais dos seguintes procedimentos você usou para parar de fuma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a</text:p>
          </table:table-cell>
          <table:table-cell table:style-name="ce28" office:value-type="string">
            <text:p>Aconselhamento por profissional de saúde incluindo clínicas de cessação de fuma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b</text:p>
          </table:table-cell>
          <table:table-cell table:style-name="ce28" office:value-type="string">
            <text:p>Reposição de nicotina com: adesivo, pastilha, spray, inalador ou goma de masca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c</text:p>
          </table:table-cell>
          <table:table-cell table:style-name="ce28" office:value-type="string">
            <text:p>Outros medicamentos com receita médica.</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d</text:p>
          </table:table-cell>
          <table:table-cell table:style-name="ce28" office:value-type="string">
            <text:p>Homeopatia, acupuntura.</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e</text:p>
          </table:table-cell>
          <table:table-cell table:style-name="ce28" office:value-type="string">
            <text:p>Chás, ervas ou plantas medicinais.</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f</text:p>
          </table:table-cell>
          <table:table-cell table:style-name="ce28" office:value-type="string">
            <text:p>Serviços de ajuda por telefone para parar de fuma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g</text:p>
          </table:table-cell>
          <table:table-cell table:style-name="ce28" office:value-type="string">
            <text:p>Outros serviços de ajuda por internet para parar de fumar.</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h</text:p>
          </table:table-cell>
          <table:table-cell table:style-name="ce28" office:value-type="string">
            <text:p>Trocou por outro produto do tabaco que não faz fumaça.</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8" office:value-type="string">
            <text:p>follow.1.i</text:p>
          </table:table-cell>
          <table:table-cell table:style-name="ce28" office:value-type="string">
            <text:p>Algum outro (especifique).</text:p>
          </table:table-cell>
          <table:table-cell table:number-columns-repeated="2" table:style-name="ce28"/>
          <table:table-cell table:number-columns-repeated="2" table:style-name="ce38"/>
          <table:table-cell table:style-name="ce28" office:value-type="string">
            <text:p>needs review</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Feedback FTND</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eedback.ftnd.1</text:p>
          </table:table-cell>
          <table:table-cell table:style-name="ce28"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8"/>
          <table:table-cell table:style-name="ce28"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style-name="ce38" office:value-type="string">
            <text:p>Малая или умеренная зависимость: Хорошие новости! Ваш результат показывает малую или умеренную зависимость. Это означает, что Вам будет легче справиться с синдромом "ломки" во время лечения. Но не стесняйтесь попытаться найти медицинскую помощь, если Вы заинтересованы в Терапии Замены Никотина.</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ftnd.2</text:p>
          </table:table-cell>
          <table:table-cell table:style-name="ce55"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8"/>
          <table:table-cell table:style-name="ce28"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style-name="ce38" office:value-type="string">
            <text:p>Ваш результат показывает, что Ваша зависимость находится в пределах между умеренной и высокой. Мы рекоммендуем найти доктора для фармакологического лечения. Помните, что использование медикаментов улучшает Ваши шансы бросить курить. Однако, не стесняйтесь перейти к следующему шаг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Feedback PHQ-9</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eedback.phq9.1</text:p>
          </table:table-cell>
          <table:table-cell table:style-name="ce28"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8"/>
          <table:table-cell table:style-name="ce28" office:value-type="string">
            <text:p>Good news! Your score suggest you do not need a depression treatment. This way is easier to get achieve abstinence. Feel free to go to the next step.</text:p>
          </table:table-cell>
          <table:table-cell table:style-name="ce38" office:value-type="string">
            <text:p>Хорошие новости! Ваш результат указывает на то, что Вам не нужно лечение от депрессии. В этом случае Вам будет легче преодолеть абсиненцию. Переходите к следующему шаг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hq9.2</text:p>
          </table:table-cell>
          <table:table-cell table:style-name="ce28"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8"/>
          <table:table-cell table:style-name="ce28" office:value-type="string">
            <text:p>It seems that you have some depressive symptoms that can hamper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депрессии, которые могут препятствовать успешному лечению. Мы рекоммендуем обратиться за медицинской помощью для успешного лечения. Однако, не стесняйтесь перейти к следующему шагу. </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hq9.3</text:p>
          </table:table-cell>
          <table:table-cell table:style-name="ce28"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8"/>
          <table:table-cell table:style-name="ce28"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style-name="ce38" office:value-type="string">
            <text:p>Ваш результат указывает на то, что у Вас есть серьезные симптомы депрессии. Мы рекоммендуем обратиться к доктору за помощью бросить курить. Помните, что медикаменты и психотерапия увеличивают Ваши шансы на успех. Однако, Вы можете перейти к следующему шаг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50" office:value-type="string" office:value="feedback.phq9.no">
            <text:p><text:a xlink:href="http://feedback.phq9.no">feedback.phq9.no</text:a></text:p>
          </table:table-cell>
          <table:table-cell table:style-name="ce28" office:value-type="string">
            <text:p>Por favor, preencha todas as questões para receber sua avaliação.</text:p>
          </table:table-cell>
          <table:table-cell table:style-name="ce28"/>
          <table:table-cell table:style-name="ce28" office:value-type="string">
            <text:p>Please, answer all questions to receive your feedback.</text:p>
          </table:table-cell>
          <table:table-cell table:style-name="ce38" office:value-type="string">
            <text:p>Пожалуйста, ответьте на все вопросы, чтобы получить отзыв.</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hq9.4</text:p>
          </table:table-cell>
          <table:table-cell table:style-name="ce28" office: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Feedback Motivation (Ladder)</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eedback.mot.1</text:p>
          </table:table-cell>
          <table:table-cell table:style-name="ce28" office:value-type="string">
            <text:p>Ei, não desanime! Para de fumar é sempre benéfico e aumenta a qualidade de vida. Vá para o próximo passo e conheça as vantagens de parar de fumar.</text:p>
          </table:table-cell>
          <table:table-cell table:style-name="ce28" office:value-type="string">
            <text:p>Ei, não desanime! Para de fumar é sempre benéfico e aumenta a qualidade de vida. Vá para o próximo passo e conheça as vantagens de parar de fumar.</text:p>
          </table:table-cell>
          <table:table-cell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mot.2</text:p>
          </table:table-cell>
          <table:table-cell table:style-name="ce28" office:value-type="string">
            <text:p>Parece que você está um pouco indeciso sobre parar de fumar. Para de fumar é sempre benéfico e aumenta a qualidade de vida. Esta parece ser uma boa hora para atingir este objetivo.</text:p>
          </table:table-cell>
          <table:table-cell table:style-name="ce28" office:value-type="string">
            <text:p>Parece que você está um pouco indeciso sobre parar de fumar. Para de fumar é sempre benéfico e aumenta a qualidade de vida. Esta parece ser uma boa hora para atingir este objetivo.</text:p>
          </table:table-cell>
          <table:table-cell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mot.3</text:p>
          </table:table-cell>
          <table:table-cell table:style-name="ce28" office:value-type="string">
            <text:p>Parabéns! Você está bastante motivado para deixar de fumar. Esta parece ser uma boa hora para atingir este objetivo. Boa sorte!</text:p>
          </table:table-cell>
          <table:table-cell table:style-name="ce28" office:value-type="string">
            <text:p>Parabéns! Você está bastante motivado para deixar de fumar. Esta parece ser uma boa hora para atingir este objetivo. Boa sorte!</text:p>
          </table:table-cell>
          <table:table-cell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mot.4</text:p>
          </table:table-cell>
          <table:table-cell table:style-name="ce28" office:value-type="string">
            <text:p>Por, favor preencha pelo menos uma resposta.</text:p>
          </table:table-cell>
          <table:table-cell table:style-name="ce28" office:value-type="string">
            <text:p>Por, favor preencha pelo menos uma resposta.</text:p>
          </table:table-cell>
          <table:table-cell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Feedback PNAD</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eedback.pnad.1.p1</text:p>
          </table:table-cell>
          <table:table-cell table:style-name="ce28"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nad.1.p2</text:p>
          </table:table-cell>
          <table:table-cell table:style-name="ce28"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nad.2.p1</text:p>
          </table:table-cell>
          <table:table-cell table:style-name="ce28"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nad.2.p2</text:p>
          </table:table-cell>
          <table:table-cell table:style-name="ce28"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nad.3.p1</text:p>
          </table:table-cell>
          <table:table-cell table:style-name="ce28"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8"/>
          <table:table-cell table:number-columns-repeated="2" table:style-name="ce38"/>
          <table:table-cell table:style-name="ce28" office:value-type="string">
            <text:p>needs translation</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 Feedback Depressão e Ansiedade</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5" office:value-type="string">
            <text:p>###################################</text:p>
          </table:table-cell>
          <table:table-cell table:number-columns-repeated="3" table:style-name="ce28"/>
          <table:table-cell table:number-columns-repeated="2" table:style-name="ce38"/>
          <table:table-cell table:style-name="ce28" office:value-type="string">
            <text:p>ok</text:p>
          </table:table-cell>
          <table:table-cell table:number-columns-repeated="5" table:style-name="ce21"/>
        </table:table-row>
        <table:table-row table:style-name="ro4">
          <table:table-cell table:style-name="ce28" office:value-type="string">
            <text:p>feedback.dea.1</text:p>
          </table:table-cell>
          <table:table-cell table:style-name="ce28" office:value-type="string">
            <text:p>Boas notícias! Você não possui nenhum desses dois problemas muito comuns entre fumantes. Sinta-se à vontade para ir para o próximo passo.</text:p>
          </table:table-cell>
          <table:table-cell table:style-name="ce28"/>
          <table:table-cell table:style-name="ce28" office:value-type="string">
            <text:p>Good news!  It seems that you do not have any of these problems, which are very common among smokers. Feel free to go to the next step.</text:p>
          </table:table-cell>
          <table:table-cell table:style-name="ce38" office:value-type="string">
            <text:p>Хорошие новости! Похоже, что у Вас нет этих серьезных проблем, которые очень распространены среди курильщиков. Пройдите к следующему шаг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dea.2</text:p>
          </table:table-cell>
          <table:table-cell table:style-name="ce28"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8"/>
          <table:table-cell table:style-name="ce28" office:value-type="string">
            <text:p>It seems that you have some depressive symptoms that may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dea.3</text:p>
          </table:table-cell>
          <table:table-cell table:style-name="ce28"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8"/>
          <table:table-cell table:style-name="ce28" office:value-type="string">
            <text:p>It seems that you have some anxiety symptoms that can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тревожност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feedback.dea.4</text:p>
          </table:table-cell>
          <table:table-cell table:style-name="ce28"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8"/>
          <table:table-cell table:style-name="ce28" office:value-type="string">
            <text:p>It seems that you have some anxiety and depressions symptoms that can affect your treatment. We recommend that you seek medical support to help in trying to quit smoking. However, feel free to go to the next step.</text:p>
          </table:table-cell>
          <table:table-cell table:style-name="ce38" office:value-type="string">
            <text:p>Похоже, что у Вас есть некоторые симптомы тревожности и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8"/>
          <table:table-cell table:style-name="ce28" office:value-type="string">
            <text:p>needs translation</text:p>
          </table:table-cell>
          <table:table-cell table:number-columns-repeated="5" table:style-name="ce21"/>
        </table:table-row>
        <table:table-row table:style-name="ro4">
          <table:table-cell table:style-name="ce28" office:value-type="string">
            <text:p>auditc.q.1</text:p>
          </table:table-cell>
          <table:table-cell table:style-name="ce28" office:value-type="string">
            <text:p>Com que frequência você consome bebidas alcoólicas?</text:p>
          </table:table-cell>
          <table:table-cell table:style-name="ce28"/>
          <table:table-cell table:style-name="ce28" office:value-type="string">
            <text:p>How often do you have a drink containing alcohol?</text:p>
          </table:table-cell>
          <table:table-cell table:style-name="ce38" office:value-type="string">
            <text:p>Как часто Вы употребляете напитки, содержащие алкоголь?</text:p>
          </table:table-cell>
          <table:table-cell table:style-name="ce38"/>
          <table:table-cell table:style-name="ce28"/>
          <table:table-cell table:number-columns-repeated="5" table:style-name="ce21"/>
        </table:table-row>
        <table:table-row table:style-name="ro4">
          <table:table-cell table:style-name="ce28" office:value-type="string">
            <text:p>auditc.q.2</text:p>
          </table:table-cell>
          <table:table-cell table:style-name="ce28" office:value-type="string">
            <text:p>Quantas doses alcoólicas você consome tipicamente ao beber? </text:p>
          </table:table-cell>
          <table:table-cell table:style-name="ce28"/>
          <table:table-cell table:style-name="ce28" office:value-type="string">
            <text:p>How many standard drinks containing alcohol do you have on a typical day?</text:p>
          </table:table-cell>
          <table:table-cell table:style-name="ce38" office:value-type="string">
            <text:p>Как много стандартных алкогольных напитков Вы выпиваете в течении обычного дня?</text:p>
          </table:table-cell>
          <table:table-cell table:style-name="ce38"/>
          <table:table-cell table:style-name="ce28"/>
          <table:table-cell table:number-columns-repeated="5" table:style-name="ce21"/>
        </table:table-row>
        <table:table-row table:style-name="ro4">
          <table:table-cell table:style-name="ce28" office:value-type="string">
            <text:p>auditc.q.3</text:p>
          </table:table-cell>
          <table:table-cell table:style-name="ce28" office:value-type="string">
            <text:p>Com que frequencia você consome seis ou mais doses de uma vez?</text:p>
          </table:table-cell>
          <table:table-cell table:style-name="ce28"/>
          <table:table-cell table:style-name="ce28" office:value-type="string">
            <text:p>How often do you have six or more drinks on one occasion?</text:p>
          </table:table-cell>
          <table:table-cell table:style-name="ce38" office:value-type="string">
            <text:p>Как часто Вы выпиваете шесть или более алкогольных напитков за один раз?</text:p>
          </table:table-cell>
          <table:table-cell table:style-name="ce38"/>
          <table:table-cell table:style-name="ce28"/>
          <table:table-cell table:number-columns-repeated="5" table:style-name="ce21"/>
        </table:table-row>
        <table:table-row table:style-name="ro4">
          <table:table-cell table:style-name="ce28" office:value-type="string">
            <text:p>auditc.q1.a1</text:p>
          </table:table-cell>
          <table:table-cell table:style-name="ce28" office:value-type="string">
            <text:p>Nunca</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1.a2</text:p>
          </table:table-cell>
          <table:table-cell table:style-name="ce28" office:value-type="string">
            <text:p>Mensalmente ou menos</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1.a3</text:p>
          </table:table-cell>
          <table:table-cell table:style-name="ce28" office:value-type="string">
            <text:p>De 2 a 4 vezes por mês</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1.a4</text:p>
          </table:table-cell>
          <table:table-cell table:style-name="ce28" office:value-type="string">
            <text:p>De 2 a 3 vezes por semana</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1.a5</text:p>
          </table:table-cell>
          <table:table-cell table:style-name="ce28" office:value-type="string">
            <text:p>4 ou mais vezes por semana</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2.a1</text:p>
          </table:table-cell>
          <table:table-cell table:style-name="ce28" office:value-type="string">
            <text:p>1 ou 2</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2.a2</text:p>
          </table:table-cell>
          <table:table-cell table:style-name="ce28" office:value-type="string">
            <text:p>3 ou 4</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2.a3</text:p>
          </table:table-cell>
          <table:table-cell table:style-name="ce28" office:value-type="string">
            <text:p>5 ou 6</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2.a4</text:p>
          </table:table-cell>
          <table:table-cell table:style-name="ce33" office:value-type="string">
            <text:p>7, 8 ou 9</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2.a5</text:p>
          </table:table-cell>
          <table:table-cell table:style-name="ce33" office:value-type="string">
            <text:p>10 ou mais</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3.a1</text:p>
          </table:table-cell>
          <table:table-cell table:style-name="ce28" office:value-type="string">
            <text:p>Nunca</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3.a2</text:p>
          </table:table-cell>
          <table:table-cell table:style-name="ce33" office:value-type="string">
            <text:p>Menos do que uma vez ao mês</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3.a3</text:p>
          </table:table-cell>
          <table:table-cell table:style-name="ce33" office:value-type="string">
            <text:p>Mensalmente ou menos</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3.a4</text:p>
          </table:table-cell>
          <table:table-cell table:style-name="ce33" office:value-type="string">
            <text:p>Semanalmente</text:p>
          </table:table-cell>
          <table:table-cell table:number-columns-repeated="2" table:style-name="ce28"/>
          <table:table-cell table:number-columns-repeated="2" table:style-name="ce38"/>
          <table:table-cell table:style-name="ce28"/>
          <table:table-cell table:number-columns-repeated="5" table:style-name="ce21"/>
        </table:table-row>
        <table:table-row table:style-name="ro4">
          <table:table-cell table:style-name="ce28" office:value-type="string">
            <text:p>auditc.q3.a5</text:p>
          </table:table-cell>
          <table:table-cell table:style-name="ce33" office:value-type="string">
            <text:p>Todos ou quase todos os dias</text:p>
          </table:table-cell>
          <table:table-cell table:number-columns-repeated="2" table:style-name="ce28"/>
          <table:table-cell table:number-columns-repeated="2" table:style-name="ce38"/>
          <table:table-cell table:style-name="ce28"/>
          <table:table-cell table:number-columns-repeated="5" table:style-name="ce21"/>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2" office:value-type="string">
            <text:p>tags</text:p>
          </table:table-cell>
          <table:table-cell table:style-name="ce22" office:value-type="string">
            <text:p>ru</text:p>
          </table:table-cell>
          <table:table-cell table:number-columns-repeated="7" table:style-name="ce21"/>
          <table:table-cell table:number-columns-repeated="4" table:style-name="ce26"/>
        </table:table-row>
        <table:table-row table:style-name="ro5">
          <table:table-cell table:style-name="ce25" office:value-type="string">
            <text:p>primefaces.captcha.INVALID</text:p>
          </table:table-cell>
          <table:table-cell table:style-name="ce28" office:value-type="string">
            <text:p>Число {0} не действительно</text:p>
          </table:table-cell>
          <table:table-cell table:style-name="ce21" table:formula="of:=CONCATENATE([.A2];&quot;=&quot;;[.B2])" office:value-type="string">
            <text:p>primefaces.captcha.INVALID=Число {0} не действительно</text:p>
          </table:table-cell>
          <table:table-cell table:number-columns-repeated="6" table:style-name="ce21"/>
          <table:table-cell table:number-columns-repeated="4" table:style-name="ce26"/>
        </table:table-row>
        <table:table-row table:style-name="ro5">
          <table:table-cell table:style-name="ce25" office:value-type="string">
            <text:p>primefaces.captcha.INVALID_detail</text:p>
          </table:table-cell>
          <table:table-cell table:style-name="ce28" office:value-type="string">
            <text:p>???{0}: "{1}" не совадает с текстом</text:p>
          </table:table-cell>
          <table:table-cell table:style-name="ce21" table:formula="of:=CONCATENATE([.A3];&quot;=&quot;;[.B3])" office:value-type="string">
            <text:p>primefaces.captcha.INVALID_detail=???{0}: "{1}" не совадает с текстом</text:p>
          </table:table-cell>
          <table:table-cell table:number-columns-repeated="6" table:style-name="ce21"/>
          <table:table-cell table:number-columns-repeated="4" table:style-name="ce26"/>
        </table:table-row>
        <table:table-row table:style-name="ro5">
          <table:table-cell table:style-name="ce25" office:value-type="string">
            <text:p>primefaces.password.INVALID_MATCH</text:p>
          </table:table-cell>
          <table:table-cell table:style-name="ce28" office:value-type="string">
            <text:p>{0}" должно быть равным "{1}".</text:p>
          </table:table-cell>
          <table:table-cell table:style-name="ce21" table:formula="of:=CONCATENATE([.A4];&quot;=&quot;;[.B4])" office:value-type="string">
            <text:p>primefaces.password.INVALID_MATCH={0}" должно быть равным "{1}".</text:p>
          </table:table-cell>
          <table:table-cell table:number-columns-repeated="6" table:style-name="ce21"/>
          <table:table-cell table:number-columns-repeated="4" table:style-name="ce26"/>
        </table:table-row>
        <table:table-row table:style-name="ro5">
          <table:table-cell table:style-name="ce25" office:value-type="string">
            <text:p>primefaces.password.INVALID_MATCH_detail</text:p>
          </table:table-cell>
          <table:table-cell table:style-name="ce28" office:value-type="string">
            <text:p>{0}" должно быть равным "{1}".</text:p>
          </table:table-cell>
          <table:table-cell table:style-name="ce21" table:formula="of:=CONCATENATE([.A5];&quot;=&quot;;[.B5])" office:value-type="string">
            <text:p>primefaces.password.INVALID_MATCH_detail={0}" должно быть равным "{1}".</text:p>
          </table:table-cell>
          <table:table-cell table:number-columns-repeated="6" table:style-name="ce21"/>
          <table:table-cell table:number-columns-repeated="4" table:style-name="ce26"/>
        </table:table-row>
        <table:table-row table:style-name="ro5">
          <table:table-cell table:style-name="ce25" office:value-type="string">
            <text:p>javax.faces.component.UIInput.REQUIRED</text:p>
          </table:table-cell>
          <table:table-cell table:style-name="ce28" office:value-type="string">
            <text:p>Поле "{0}" является обязательным</text:p>
          </table:table-cell>
          <table:table-cell table:style-name="ce21" table:formula="of:=CONCATENATE([.A6];&quot;=&quot;;[.B6])" office:value-type="string">
            <text:p>javax.faces.component.UIInput.REQUIRED=Поле "{0}" является обязательным</text:p>
          </table:table-cell>
          <table:table-cell table:number-columns-repeated="6" table:style-name="ce21"/>
          <table:table-cell table:number-columns-repeated="4" table:style-name="ce26"/>
        </table:table-row>
        <table:table-row table:style-name="ro5">
          <table:table-cell table:style-name="ce25" office:value-type="string">
            <text:p>javax.faces.validator.LengthValidator.MINIMUM</text:p>
          </table:table-cell>
          <table:table-cell table:style-name="ce28" office:value-type="string">
            <text:p>Поле "{1}" должно содержать не меньше {0} знаков.</text:p>
          </table:table-cell>
          <table:table-cell table:style-name="ce21" table:formula="of:=CONCATENATE([.A7];&quot;=&quot;;[.B7])" office:value-type="string">
            <text:p>javax.faces.validator.LengthValidator.MINIMUM=Поле "{1}" должно содержать не меньше {0} знаков.</text:p>
          </table:table-cell>
          <table:table-cell table:number-columns-repeated="6" table:style-name="ce21"/>
          <table:table-cell table:number-columns-repeated="4" table:style-name="ce26"/>
        </table:table-row>
        <table:table-row table:style-name="ro5">
          <table:table-cell table:style-name="ce25" office:value-type="string">
            <text:p>javax.faces.validator.LengthValidator.MAXIMUM</text:p>
          </table:table-cell>
          <table:table-cell table:style-name="ce28" office:value-type="string">
            <text:p>Поле "{1}" должно содержать не меньше {0} знаков.</text:p>
          </table:table-cell>
          <table:table-cell table:style-name="ce21" table:formula="of:=CONCATENATE([.A8];&quot;=&quot;;[.B8])" office:value-type="string">
            <text:p>javax.faces.validator.LengthValidator.MAXIMUM=Поле "{1}" должно содержать не меньше {0} знаков.</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9];&quot;=&quot;;[.B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COMMON TERMS #########</text:p>
          </table:table-cell>
          <table:table-cell table:style-name="ce25"/>
          <table:table-cell table:style-name="ce21" table:formula="of:=CONCATENATE([.A10];&quot;=&quot;;[.B10])" office:value-type="string">
            <text:p># COMMON TERMS #########=</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1];&quot;=&quot;;[.B1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ufjf</text:p>
          </table:table-cell>
          <table:table-cell table:style-name="ce28" office:value-type="string">
            <text:p>Федеральный Университет Жуис-ди-Фора (UFJF)</text:p>
          </table:table-cell>
          <table:table-cell table:style-name="ce21" table:formula="of:=CONCATENATE([.A12];&quot;=&quot;;[.B12])" office:value-type="string">
            <text:p>ufjf=Федеральный Университет Жуис-ди-Фора (UFJF)</text:p>
          </table:table-cell>
          <table:table-cell table:number-columns-repeated="6" table:style-name="ce21"/>
          <table:table-cell table:number-columns-repeated="4" table:style-name="ce26"/>
        </table:table-row>
        <table:table-row table:style-name="ro5">
          <table:table-cell table:style-name="ce25" office:value-type="string">
            <text:p>crepeia</text:p>
          </table:table-cell>
          <table:table-cell table:style-name="ce28" office:value-type="string">
            <text:p>Центр Исследования, Интервенции и Оценивания Алкоголя и Наркотиков</text:p>
          </table:table-cell>
          <table:table-cell table:style-name="ce21" table:formula="of:=CONCATENATE([.A13];&quot;=&quot;;[.B13])" office:value-type="string">
            <text:p>crepeia=Центр Исследования, Интервенции и Оценивания Алкоголя и Наркотиков</text:p>
          </table:table-cell>
          <table:table-cell table:number-columns-repeated="6" table:style-name="ce21"/>
          <table:table-cell table:number-columns-repeated="4" table:style-name="ce26"/>
        </table:table-row>
        <table:table-row table:style-name="ro5">
          <table:table-cell table:style-name="ce25" office:value-type="string">
            <text:p>dcc</text:p>
          </table:table-cell>
          <table:table-cell table:style-name="ce28" office:value-type="string">
            <text:p>Факультет Компьютерных Наук - UFJF</text:p>
          </table:table-cell>
          <table:table-cell table:style-name="ce21" table:formula="of:=CONCATENATE([.A14];&quot;=&quot;;[.B14])" office:value-type="string">
            <text:p>dcc=Факультет Компьютерных Наук - UFJF</text:p>
          </table:table-cell>
          <table:table-cell table:number-columns-repeated="6" table:style-name="ce21"/>
          <table:table-cell table:number-columns-repeated="4" table:style-name="ce26"/>
        </table:table-row>
        <table:table-row table:style-name="ro15">
          <table:table-cell table:style-name="ce25" office:value-type="string">
            <text:p>fapemig</text:p>
          </table:table-cell>
          <table:table-cell table:style-name="ce28" office:value-type="string">
            <text:p>FAPEMIG</text:p>
          </table:table-cell>
          <table:table-cell table:style-name="ce21" table:formula="of:=CONCATENATE([.A15];&quot;=&quot;;[.B15])" office:value-type="string">
            <text:p>fapemig=FAPEMIG</text:p>
          </table:table-cell>
          <table:table-cell table:number-columns-repeated="6" table:style-name="ce21"/>
          <table:table-cell table:number-columns-repeated="4" table:style-name="ce26"/>
        </table:table-row>
        <table:table-row table:style-name="ro5">
          <table:table-cell table:style-name="ce25" office:value-type="string">
            <text:p>cnpq</text:p>
          </table:table-cell>
          <table:table-cell table:style-name="ce30" office:value-type="string">
            <text:p>CNPQ - Наука без Границ</text:p>
          </table:table-cell>
          <table:table-cell table:style-name="ce21" table:formula="of:=CONCATENATE([.A16];&quot;=&quot;;[.B16])" office:value-type="string">
            <text:p>cnpq=CNPQ - Наука без Границ</text:p>
          </table:table-cell>
          <table:table-cell table:number-columns-repeated="6" table:style-name="ce21"/>
          <table:table-cell table:number-columns-repeated="4" table:style-name="ce26"/>
        </table:table-row>
        <table:table-row table:style-name="ro5">
          <table:table-cell table:style-name="ce25" office:value-type="string">
            <text:p>capes</text:p>
          </table:table-cell>
          <table:table-cell table:style-name="ce30" office:value-type="string">
            <text:p>CAPES</text:p>
          </table:table-cell>
          <table:table-cell table:style-name="ce21" table:formula="of:=CONCATENATE([.A17];&quot;=&quot;;[.B17])" office:value-type="string">
            <text:p>capes=CAPES</text:p>
          </table:table-cell>
          <table:table-cell table:number-columns-repeated="6" table:style-name="ce21"/>
          <table:table-cell table:number-columns-repeated="4" table:style-name="ce26"/>
        </table:table-row>
        <table:table-row table:style-name="ro5">
          <table:table-cell table:style-name="ce25" office:value-type="string">
            <text:p>update.date</text:p>
          </table:table-cell>
          <table:table-cell table:style-name="ce28" office:value-type="string">
            <text:p>Последнее обновление: 08/09/2014</text:p>
          </table:table-cell>
          <table:table-cell table:style-name="ce21" table:formula="of:=CONCATENATE([.A18];&quot;=&quot;;[.B18])" office:value-type="string">
            <text:p>update.date=Последнее обновление: 08/09/2014</text:p>
          </table:table-cell>
          <table:table-cell table:number-columns-repeated="6" table:style-name="ce21"/>
          <table:table-cell table:number-columns-repeated="4" table:style-name="ce26"/>
        </table:table-row>
        <table:table-row table:style-name="ro5">
          <table:table-cell table:style-name="ce25" office:value-type="string">
            <text:p>vivasemtabaco</text:p>
          </table:table-cell>
          <table:table-cell table:style-name="ce28" office:value-type="string">
            <text:p>Живи без Табака</text:p>
          </table:table-cell>
          <table:table-cell table:style-name="ce21" table:formula="of:=CONCATENATE([.A19];&quot;=&quot;;[.B19])" office:value-type="string">
            <text:p>vivasemtabaco=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send</text:p>
          </table:table-cell>
          <table:table-cell table:style-name="ce28" office:value-type="string">
            <text:p>Отправить</text:p>
          </table:table-cell>
          <table:table-cell table:style-name="ce21" table:formula="of:=CONCATENATE([.A20];&quot;=&quot;;[.B20])" office:value-type="string">
            <text:p>send=Отправить</text:p>
          </table:table-cell>
          <table:table-cell table:number-columns-repeated="6" table:style-name="ce21"/>
          <table:table-cell table:number-columns-repeated="4" table:style-name="ce26"/>
        </table:table-row>
        <table:table-row table:style-name="ro5">
          <table:table-cell table:style-name="ce25" office:value-type="string">
            <text:p>psw</text:p>
          </table:table-cell>
          <table:table-cell table:style-name="ce28" office:value-type="string">
            <text:p>Пароль</text:p>
          </table:table-cell>
          <table:table-cell table:style-name="ce21" table:formula="of:=CONCATENATE([.A21];&quot;=&quot;;[.B21])" office:value-type="string">
            <text:p>psw=Пароль</text:p>
          </table:table-cell>
          <table:table-cell table:number-columns-repeated="6" table:style-name="ce21"/>
          <table:table-cell table:number-columns-repeated="4" table:style-name="ce26"/>
        </table:table-row>
        <table:table-row table:style-name="ro5">
          <table:table-cell table:style-name="ce25" office:value-type="string">
            <text:p>next</text:p>
          </table:table-cell>
          <table:table-cell table:style-name="ce28" office:value-type="string">
            <text:p>Далее</text:p>
          </table:table-cell>
          <table:table-cell table:style-name="ce21" table:formula="of:=CONCATENATE([.A22];&quot;=&quot;;[.B22])" office:value-type="string">
            <text:p>next=Далее</text:p>
          </table:table-cell>
          <table:table-cell table:number-columns-repeated="6" table:style-name="ce21"/>
          <table:table-cell table:number-columns-repeated="4" table:style-name="ce26"/>
        </table:table-row>
        <table:table-row table:style-name="ro5">
          <table:table-cell table:style-name="ce25" office:value-type="string">
            <text:p>back</text:p>
          </table:table-cell>
          <table:table-cell table:style-name="ce28" office:value-type="string">
            <text:p>Назад</text:p>
          </table:table-cell>
          <table:table-cell table:style-name="ce21" table:formula="of:=CONCATENATE([.A23];&quot;=&quot;;[.B23])" office:value-type="string">
            <text:p>back=Назад</text:p>
          </table:table-cell>
          <table:table-cell table:number-columns-repeated="6" table:style-name="ce21"/>
          <table:table-cell table:number-columns-repeated="4" table:style-name="ce26"/>
        </table:table-row>
        <table:table-row table:style-name="ro5">
          <table:table-cell table:style-name="ce25" office:value-type="string">
            <text:p>img.ref</text:p>
          </table:table-cell>
          <table:table-cell table:style-name="ce28" office:value-type="string">
            <text:p>Право на фото</text:p>
          </table:table-cell>
          <table:table-cell table:style-name="ce21" table:formula="of:=CONCATENATE([.A24];&quot;=&quot;;[.B24])" office:value-type="string">
            <text:p>img.ref=Право на фото</text:p>
          </table:table-cell>
          <table:table-cell table:number-columns-repeated="6" table:style-name="ce21"/>
          <table:table-cell table:number-columns-repeated="4" table:style-name="ce26"/>
        </table:table-row>
        <table:table-row table:style-name="ro5">
          <table:table-cell table:style-name="ce25" office:value-type="string">
            <text:p>next.step</text:p>
          </table:table-cell>
          <table:table-cell table:style-name="ce28" office:value-type="string">
            <text:p>Следующий шаг</text:p>
          </table:table-cell>
          <table:table-cell table:style-name="ce21" table:formula="of:=CONCATENATE([.A25];&quot;=&quot;;[.B25])" office:value-type="string">
            <text:p>next.step=Следующий шаг</text:p>
          </table:table-cell>
          <table:table-cell table:number-columns-repeated="6" table:style-name="ce21"/>
          <table:table-cell table:number-columns-repeated="4" table:style-name="ce26"/>
        </table:table-row>
        <table:table-row table:style-name="ro5">
          <table:table-cell table:style-name="ce25" office:value-type="string">
            <text:p>currency</text:p>
          </table:table-cell>
          <table:table-cell table:style-name="ce28" office:value-type="string">
            <text:p>RUB</text:p>
          </table:table-cell>
          <table:table-cell table:style-name="ce21" table:formula="of:=CONCATENATE([.A26];&quot;=&quot;;[.B26])" office:value-type="string">
            <text:p>currency=RUB</text:p>
          </table:table-cell>
          <table:table-cell table:number-columns-repeated="6" table:style-name="ce21"/>
          <table:table-cell table:number-columns-repeated="4" table:style-name="ce26"/>
        </table:table-row>
        <table:table-row table:style-name="ro5">
          <table:table-cell table:style-name="ce25" office:value-type="string">
            <text:p>centseparator</text:p>
          </table:table-cell>
          <table:table-cell table:style-name="ce28" office:value-type="string">
            <text:p>.</text:p>
          </table:table-cell>
          <table:table-cell table:style-name="ce21" table:formula="of:=CONCATENATE([.A27];&quot;=&quot;;[.B27])" office:value-type="string">
            <text:p>centseparator=.</text:p>
          </table:table-cell>
          <table:table-cell table:number-columns-repeated="6" table:style-name="ce21"/>
          <table:table-cell table:number-columns-repeated="4" table:style-name="ce26"/>
        </table:table-row>
        <table:table-row table:style-name="ro5">
          <table:table-cell table:style-name="ce25" office:value-type="string">
            <text:p>thousandseparator</text:p>
          </table:table-cell>
          <table:table-cell table:style-name="ce28" office:value-type="string">
            <text:p>,</text:p>
          </table:table-cell>
          <table:table-cell table:style-name="ce21" table:formula="of:=CONCATENATE([.A28];&quot;=&quot;;[.B28])" office:value-type="string">
            <text:p>thousandseparator=,</text:p>
          </table:table-cell>
          <table:table-cell table:number-columns-repeated="6" table:style-name="ce21"/>
          <table:table-cell table:number-columns-repeated="4" table:style-name="ce26"/>
        </table:table-row>
        <table:table-row table:style-name="ro5">
          <table:table-cell table:style-name="ce25" office:value-type="string">
            <text:p>source</text:p>
          </table:table-cell>
          <table:table-cell table:style-name="ce28" office:value-type="string">
            <text:p>Источник</text:p>
          </table:table-cell>
          <table:table-cell table:style-name="ce21" table:formula="of:=CONCATENATE([.A29];&quot;=&quot;;[.B29])" office:value-type="string">
            <text:p>source=Источник</text:p>
          </table:table-cell>
          <table:table-cell table:number-columns-repeated="6" table:style-name="ce21"/>
          <table:table-cell table:number-columns-repeated="4" table:style-name="ce26"/>
        </table:table-row>
        <table:table-row table:style-name="ro5">
          <table:table-cell table:style-name="ce25" office:value-type="string">
            <text:p>sources</text:p>
          </table:table-cell>
          <table:table-cell table:style-name="ce28" office:value-type="string">
            <text:p>Источники</text:p>
          </table:table-cell>
          <table:table-cell table:style-name="ce21" table:formula="of:=CONCATENATE([.A30];&quot;=&quot;;[.B30])" office:value-type="string">
            <text:p>sources=Источники</text:p>
          </table:table-cell>
          <table:table-cell table:number-columns-repeated="6" table:style-name="ce21"/>
          <table:table-cell table:number-columns-repeated="4" table:style-name="ce26"/>
        </table:table-row>
        <table:table-row table:style-name="ro5">
          <table:table-cell table:style-name="ce25" office:value-type="string">
            <text:p>month.1</text:p>
          </table:table-cell>
          <table:table-cell table:style-name="ce28" office:value-type="string">
            <text:p>Январь</text:p>
          </table:table-cell>
          <table:table-cell table:style-name="ce21" table:formula="of:=CONCATENATE([.A31];&quot;=&quot;;[.B31])" office:value-type="string">
            <text:p>month.1=Январь</text:p>
          </table:table-cell>
          <table:table-cell table:number-columns-repeated="6" table:style-name="ce21"/>
          <table:table-cell table:number-columns-repeated="4" table:style-name="ce26"/>
        </table:table-row>
        <table:table-row table:style-name="ro5">
          <table:table-cell table:style-name="ce25" office:value-type="string">
            <text:p>month.2</text:p>
          </table:table-cell>
          <table:table-cell table:style-name="ce28" office:value-type="string">
            <text:p>Февраль</text:p>
          </table:table-cell>
          <table:table-cell table:style-name="ce21" table:formula="of:=CONCATENATE([.A32];&quot;=&quot;;[.B32])" office:value-type="string">
            <text:p>month.2=Февраль</text:p>
          </table:table-cell>
          <table:table-cell table:number-columns-repeated="6" table:style-name="ce21"/>
          <table:table-cell table:number-columns-repeated="4" table:style-name="ce26"/>
        </table:table-row>
        <table:table-row table:style-name="ro5">
          <table:table-cell table:style-name="ce25" office:value-type="string">
            <text:p>month.3</text:p>
          </table:table-cell>
          <table:table-cell table:style-name="ce28" office:value-type="string">
            <text:p>Март</text:p>
          </table:table-cell>
          <table:table-cell table:style-name="ce21" table:formula="of:=CONCATENATE([.A33];&quot;=&quot;;[.B33])" office:value-type="string">
            <text:p>month.3=Март</text:p>
          </table:table-cell>
          <table:table-cell table:number-columns-repeated="6" table:style-name="ce21"/>
          <table:table-cell table:number-columns-repeated="4" table:style-name="ce26"/>
        </table:table-row>
        <table:table-row table:style-name="ro5">
          <table:table-cell table:style-name="ce25" office:value-type="string">
            <text:p>month.4</text:p>
          </table:table-cell>
          <table:table-cell table:style-name="ce28" office:value-type="string">
            <text:p>Апрель</text:p>
          </table:table-cell>
          <table:table-cell table:style-name="ce21" table:formula="of:=CONCATENATE([.A34];&quot;=&quot;;[.B34])" office:value-type="string">
            <text:p>month.4=Апрель</text:p>
          </table:table-cell>
          <table:table-cell table:number-columns-repeated="6" table:style-name="ce21"/>
          <table:table-cell table:number-columns-repeated="4" table:style-name="ce26"/>
        </table:table-row>
        <table:table-row table:style-name="ro5">
          <table:table-cell table:style-name="ce25" office:value-type="string">
            <text:p>month.5</text:p>
          </table:table-cell>
          <table:table-cell table:style-name="ce28" office:value-type="string">
            <text:p>Май</text:p>
          </table:table-cell>
          <table:table-cell table:style-name="ce21" table:formula="of:=CONCATENATE([.A35];&quot;=&quot;;[.B35])" office:value-type="string">
            <text:p>month.5=Май</text:p>
          </table:table-cell>
          <table:table-cell table:number-columns-repeated="6" table:style-name="ce21"/>
          <table:table-cell table:number-columns-repeated="4" table:style-name="ce26"/>
        </table:table-row>
        <table:table-row table:style-name="ro5">
          <table:table-cell table:style-name="ce25" office:value-type="string">
            <text:p>month.6</text:p>
          </table:table-cell>
          <table:table-cell table:style-name="ce28" office:value-type="string">
            <text:p>Июнь</text:p>
          </table:table-cell>
          <table:table-cell table:style-name="ce21" table:formula="of:=CONCATENATE([.A36];&quot;=&quot;;[.B36])" office:value-type="string">
            <text:p>month.6=Июнь</text:p>
          </table:table-cell>
          <table:table-cell table:number-columns-repeated="6" table:style-name="ce21"/>
          <table:table-cell table:number-columns-repeated="4" table:style-name="ce26"/>
        </table:table-row>
        <table:table-row table:style-name="ro5">
          <table:table-cell table:style-name="ce25" office:value-type="string">
            <text:p>month.7</text:p>
          </table:table-cell>
          <table:table-cell table:style-name="ce28" office:value-type="string">
            <text:p>Июль</text:p>
          </table:table-cell>
          <table:table-cell table:style-name="ce21" table:formula="of:=CONCATENATE([.A37];&quot;=&quot;;[.B37])" office:value-type="string">
            <text:p>month.7=Июль</text:p>
          </table:table-cell>
          <table:table-cell table:number-columns-repeated="6" table:style-name="ce21"/>
          <table:table-cell table:number-columns-repeated="4" table:style-name="ce26"/>
        </table:table-row>
        <table:table-row table:style-name="ro5">
          <table:table-cell table:style-name="ce25" office:value-type="string">
            <text:p>month.8</text:p>
          </table:table-cell>
          <table:table-cell table:style-name="ce28" office:value-type="string">
            <text:p>Август</text:p>
          </table:table-cell>
          <table:table-cell table:style-name="ce21" table:formula="of:=CONCATENATE([.A38];&quot;=&quot;;[.B38])" office:value-type="string">
            <text:p>month.8=Август</text:p>
          </table:table-cell>
          <table:table-cell table:number-columns-repeated="6" table:style-name="ce21"/>
          <table:table-cell table:number-columns-repeated="4" table:style-name="ce26"/>
        </table:table-row>
        <table:table-row table:style-name="ro5">
          <table:table-cell table:style-name="ce25" office:value-type="string">
            <text:p>month.9</text:p>
          </table:table-cell>
          <table:table-cell table:style-name="ce28" office:value-type="string">
            <text:p>Сентябрь</text:p>
          </table:table-cell>
          <table:table-cell table:style-name="ce21" table:formula="of:=CONCATENATE([.A39];&quot;=&quot;;[.B39])" office:value-type="string">
            <text:p>month.9=Сентябрь</text:p>
          </table:table-cell>
          <table:table-cell table:number-columns-repeated="6" table:style-name="ce21"/>
          <table:table-cell table:number-columns-repeated="4" table:style-name="ce26"/>
        </table:table-row>
        <table:table-row table:style-name="ro5">
          <table:table-cell table:style-name="ce25" office:value-type="string">
            <text:p>month.10</text:p>
          </table:table-cell>
          <table:table-cell table:style-name="ce28" office:value-type="string">
            <text:p>Октябрь</text:p>
          </table:table-cell>
          <table:table-cell table:style-name="ce21" table:formula="of:=CONCATENATE([.A40];&quot;=&quot;;[.B40])" office:value-type="string">
            <text:p>month.10=Октябрь</text:p>
          </table:table-cell>
          <table:table-cell table:number-columns-repeated="6" table:style-name="ce21"/>
          <table:table-cell table:number-columns-repeated="4" table:style-name="ce26"/>
        </table:table-row>
        <table:table-row table:style-name="ro5">
          <table:table-cell table:style-name="ce25" office:value-type="string">
            <text:p>month.11</text:p>
          </table:table-cell>
          <table:table-cell table:style-name="ce28" office:value-type="string">
            <text:p>Ноябрь</text:p>
          </table:table-cell>
          <table:table-cell table:style-name="ce21" table:formula="of:=CONCATENATE([.A41];&quot;=&quot;;[.B41])" office:value-type="string">
            <text:p>month.11=Ноябрь</text:p>
          </table:table-cell>
          <table:table-cell table:number-columns-repeated="6" table:style-name="ce21"/>
          <table:table-cell table:number-columns-repeated="4" table:style-name="ce26"/>
        </table:table-row>
        <table:table-row table:style-name="ro5">
          <table:table-cell table:style-name="ce25" office:value-type="string">
            <text:p>month.12</text:p>
          </table:table-cell>
          <table:table-cell table:style-name="ce28" office:value-type="string">
            <text:p>Декабрь</text:p>
          </table:table-cell>
          <table:table-cell table:style-name="ce21" table:formula="of:=CONCATENATE([.A42];&quot;=&quot;;[.B42])" office:value-type="string">
            <text:p>month.12=Декабрь</text:p>
          </table:table-cell>
          <table:table-cell table:number-columns-repeated="6" table:style-name="ce21"/>
          <table:table-cell table:number-columns-repeated="4" table:style-name="ce26"/>
        </table:table-row>
        <table:table-row table:style-name="ro5">
          <table:table-cell table:style-name="ce30" office:value-type="string">
            <text:p>yes</text:p>
          </table:table-cell>
          <table:table-cell table:style-name="ce28" office:value-type="string">
            <text:p>Да</text:p>
          </table:table-cell>
          <table:table-cell table:style-name="ce21" table:formula="of:=CONCATENATE([.A43];&quot;=&quot;;[.B43])" office:value-type="string">
            <text:p>yes=Да</text:p>
          </table:table-cell>
          <table:table-cell table:number-columns-repeated="6" table:style-name="ce21"/>
          <table:table-cell table:number-columns-repeated="4" table:style-name="ce26"/>
        </table:table-row>
        <table:table-row table:style-name="ro5">
          <table:table-cell table:style-name="ce30" office:value-type="string">
            <text:p>no</text:p>
          </table:table-cell>
          <table:table-cell table:style-name="ce28" office:value-type="string">
            <text:p>Нет</text:p>
          </table:table-cell>
          <table:table-cell table:style-name="ce21" table:formula="of:=CONCATENATE([.A44];&quot;=&quot;;[.B44])" office:value-type="string">
            <text:p>no=Нет</text:p>
          </table:table-cell>
          <table:table-cell table:number-columns-repeated="6" table:style-name="ce21"/>
          <table:table-cell table:number-columns-repeated="4" table:style-name="ce26"/>
        </table:table-row>
        <table:table-row table:style-name="ro5">
          <table:table-cell table:style-name="ce28" office:value-type="string">
            <text:p>days</text:p>
          </table:table-cell>
          <table:table-cell table:style-name="ce28" office:value-type="string">
            <text:p>Дни</text:p>
          </table:table-cell>
          <table:table-cell table:style-name="ce21" table:formula="of:=CONCATENATE([.A45];&quot;=&quot;;[.B45])" office:value-type="string">
            <text:p>days=Дни</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6];&quot;=&quot;;[.B4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WEBSITE - MAIN #########</text:p>
          </table:table-cell>
          <table:table-cell table:style-name="ce25"/>
          <table:table-cell table:style-name="ce21" table:formula="of:=CONCATENATE([.A47];&quot;=&quot;;[.B47])" office:value-type="string">
            <text:p># WEBSITE - MAIN #########=</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8];&quot;=&quot;;[.B48])"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HEADER</text:p>
          </table:table-cell>
          <table:table-cell table:style-name="ce25"/>
          <table:table-cell table:style-name="ce21" table:formula="of:=CONCATENATE([.A49];&quot;=&quot;;[.B49])" office:value-type="string">
            <text:p># HEADER=</text:p>
          </table:table-cell>
          <table:table-cell table:number-columns-repeated="6" table:style-name="ce21"/>
          <table:table-cell table:number-columns-repeated="4" table:style-name="ce26"/>
        </table:table-row>
        <table:table-row table:style-name="ro5">
          <table:table-cell table:style-name="ce25" office:value-type="string">
            <text:p>header.title</text:p>
          </table:table-cell>
          <table:table-cell table:style-name="ce28" office:value-type="string">
            <text:p>Живи без Табака</text:p>
          </table:table-cell>
          <table:table-cell table:style-name="ce21" table:formula="of:=CONCATENATE([.A50];&quot;=&quot;;[.B50])" office:value-type="string">
            <text:p>header.title=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header.logo</text:p>
          </table:table-cell>
          <table:table-cell table:style-name="ce28" office:value-type="string">
            <text:p>Логотип Живи без Табака</text:p>
          </table:table-cell>
          <table:table-cell table:style-name="ce21" table:formula="of:=CONCATENATE([.A51];&quot;=&quot;;[.B51])" office:value-type="string">
            <text:p>header.logo=Логотип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register</text:p>
          </table:table-cell>
          <table:table-cell table:style-name="ce28" office:value-type="string">
            <text:p>Зарегистрироваться</text:p>
          </table:table-cell>
          <table:table-cell table:style-name="ce21" table:formula="of:=CONCATENATE([.A52];&quot;=&quot;;[.B52])" office:value-type="string">
            <text:p>register=Зарегистрироваться</text:p>
          </table:table-cell>
          <table:table-cell table:number-columns-repeated="6" table:style-name="ce21"/>
          <table:table-cell table:number-columns-repeated="4" table:style-name="ce26"/>
        </table:table-row>
        <table:table-row table:style-name="ro5">
          <table:table-cell table:style-name="ce25" office:value-type="string">
            <text:p>signin</text:p>
          </table:table-cell>
          <table:table-cell table:style-name="ce28" office:value-type="string">
            <text:p>Войти</text:p>
          </table:table-cell>
          <table:table-cell table:style-name="ce21" table:formula="of:=CONCATENATE([.A53];&quot;=&quot;;[.B53])" office:value-type="string">
            <text:p>signin=Войти</text:p>
          </table:table-cell>
          <table:table-cell table:number-columns-repeated="6" table:style-name="ce21"/>
          <table:table-cell table:number-columns-repeated="4" table:style-name="ce26"/>
        </table:table-row>
        <table:table-row table:style-name="ro5">
          <table:table-cell table:style-name="ce25" office:value-type="string">
            <text:p>search</text:p>
          </table:table-cell>
          <table:table-cell table:style-name="ce28" office:value-type="string">
            <text:p>Искать</text:p>
          </table:table-cell>
          <table:table-cell table:style-name="ce21" table:formula="of:=CONCATENATE([.A54];&quot;=&quot;;[.B54])" office:value-type="string">
            <text:p>search=Искать</text:p>
          </table:table-cell>
          <table:table-cell table:number-columns-repeated="6" table:style-name="ce21"/>
          <table:table-cell table:number-columns-repeated="4" table:style-name="ce26"/>
        </table:table-row>
        <table:table-row table:style-name="ro5">
          <table:table-cell table:style-name="ce25" office:value-type="string">
            <text:p>search.here</text:p>
          </table:table-cell>
          <table:table-cell table:style-name="ce28" office:value-type="string">
            <text:p>Искать здесь</text:p>
          </table:table-cell>
          <table:table-cell table:style-name="ce21" table:formula="of:=CONCATENATE([.A55];&quot;=&quot;;[.B55])" office:value-type="string">
            <text:p>search.here=Искать здесь</text:p>
          </table:table-cell>
          <table:table-cell table:number-columns-repeated="6" table:style-name="ce21"/>
          <table:table-cell table:number-columns-repeated="4" table:style-name="ce26"/>
        </table:table-row>
        <table:table-row table:style-name="ro5">
          <table:table-cell table:style-name="ce25" office:value-type="string">
            <text:p>email</text:p>
          </table:table-cell>
          <table:table-cell table:style-name="ce28" office:value-type="string">
            <text:p>Email</text:p>
          </table:table-cell>
          <table:table-cell table:style-name="ce21" table:formula="of:=CONCATENATE([.A56];&quot;=&quot;;[.B56])" office:value-type="string">
            <text:p>email=Email</text:p>
          </table:table-cell>
          <table:table-cell table:number-columns-repeated="6" table:style-name="ce21"/>
          <table:table-cell table:number-columns-repeated="4" table:style-name="ce26"/>
        </table:table-row>
        <table:table-row table:style-name="ro5">
          <table:table-cell table:style-name="ce25" office:value-type="string">
            <text:p>password</text:p>
          </table:table-cell>
          <table:table-cell table:style-name="ce28" office:value-type="string">
            <text:p>Пароль</text:p>
          </table:table-cell>
          <table:table-cell table:style-name="ce21" table:formula="of:=CONCATENATE([.A57];&quot;=&quot;;[.B57])" office:value-type="string">
            <text:p>password=Пароль</text:p>
          </table:table-cell>
          <table:table-cell table:number-columns-repeated="6" table:style-name="ce21"/>
          <table:table-cell table:number-columns-repeated="4" table:style-name="ce26"/>
        </table:table-row>
        <table:table-row table:style-name="ro5">
          <table:table-cell table:style-name="ce25" office:value-type="string">
            <text:p># INDEX.XTML</text:p>
          </table:table-cell>
          <table:table-cell table:style-name="ce25"/>
          <table:table-cell table:style-name="ce21" table:formula="of:=CONCATENATE([.A58];&quot;=&quot;;[.B58])" office:value-type="string">
            <text:p># INDEX.XTML=</text:p>
          </table:table-cell>
          <table:table-cell table:number-columns-repeated="6" table:style-name="ce21"/>
          <table:table-cell table:number-columns-repeated="4" table:style-name="ce26"/>
        </table:table-row>
        <table:table-row table:style-name="ro5">
          <table:table-cell table:style-name="ce25" office:value-type="string">
            <text:p>index.titlepage</text:p>
          </table:table-cell>
          <table:table-cell table:style-name="ce28" office:value-type="string">
            <text:p>Живи без Табака | Бесплатная Онлайн Программа для Лечения Табакозависимости</text:p>
          </table:table-cell>
          <table:table-cell table:style-name="ce21"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1"/>
          <table:table-cell table:number-columns-repeated="4" table:style-name="ce26"/>
        </table:table-row>
        <table:table-row table:style-name="ro5">
          <table:table-cell table:style-name="ce25" office:value-type="string">
            <text:p>index.objetivo</text:p>
          </table:table-cell>
          <table:table-cell table:style-name="ce28"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1"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1"/>
          <table:table-cell table:number-columns-repeated="4" table:style-name="ce26"/>
        </table:table-row>
        <table:table-row table:style-name="ro5">
          <table:table-cell table:style-name="ce25" office:value-type="string">
            <text:p>index.conteudo</text:p>
          </table:table-cell>
          <table:table-cell table:style-name="ce28" office:value-type="string">
            <text:p>Содержимое программы было разработано специалистами при поддержке бывших и нынешних курильщиков.</text:p>
          </table:table-cell>
          <table:table-cell table:style-name="ce21"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1"/>
          <table:table-cell table:number-columns-repeated="4" table:style-name="ce26"/>
        </table:table-row>
        <table:table-row table:style-name="ro15">
          <table:table-cell table:style-name="ce25" office:value-type="string">
            <text:p>index.header.main</text:p>
          </table:table-cell>
          <table:table-cell table:style-name="ce28" office:value-type="string">
            <text:p>Брось курить онлайн</text:p>
          </table:table-cell>
          <table:table-cell table:style-name="ce21" table:formula="of:=CONCATENATE([.A62];&quot;=&quot;;[.B62])" office:value-type="string">
            <text:p>index.header.main=Брось курить онлайн</text:p>
          </table:table-cell>
          <table:table-cell table:number-columns-repeated="6" table:style-name="ce21"/>
          <table:table-cell table:number-columns-repeated="4" table:style-name="ce26"/>
        </table:table-row>
        <table:table-row table:style-name="ro15">
          <table:table-cell table:style-name="ce25" office:value-type="string">
            <text:p>index.conteudo.saibamais</text:p>
          </table:table-cell>
          <table:table-cell table:style-name="ce28" office:value-type="string">
            <text:p>Больше информации</text:p>
          </table:table-cell>
          <table:table-cell table:style-name="ce21" table:formula="of:=CONCATENATE([.A63];&quot;=&quot;;[.B63])" office:value-type="string">
            <text:p>index.conteudo.saibamais=Больше информации</text:p>
          </table:table-cell>
          <table:table-cell table:number-columns-repeated="6" table:style-name="ce21"/>
          <table:table-cell table:number-columns-repeated="4" table:style-name="ce26"/>
        </table:table-row>
        <table:table-row table:style-name="ro15">
          <table:table-cell table:style-name="ce25" office:value-type="string">
            <text:p>index.objetivo.img</text:p>
          </table:table-cell>
          <table:table-cell table:style-name="ce28" office:value-type="string">
            <text:p>Эксперты</text:p>
          </table:table-cell>
          <table:table-cell table:style-name="ce21" table:formula="of:=CONCATENATE([.A64];&quot;=&quot;;[.B64])" office:value-type="string">
            <text:p>index.objetivo.img=Эксперты</text:p>
          </table:table-cell>
          <table:table-cell table:number-columns-repeated="6" table:style-name="ce21"/>
          <table:table-cell table:number-columns-repeated="4" table:style-name="ce26"/>
        </table:table-row>
        <table:table-row table:style-name="ro5">
          <table:table-cell table:style-name="ce25" office:value-type="string">
            <text:p>index.conteudo.img</text:p>
          </table:table-cell>
          <table:table-cell table:style-name="ce28" office:value-type="string">
            <text:p>Наука</text:p>
          </table:table-cell>
          <table:table-cell table:style-name="ce21" table:formula="of:=CONCATENATE([.A65];&quot;=&quot;;[.B65])" office:value-type="string">
            <text:p>index.conteudo.img=Наука</text:p>
          </table:table-cell>
          <table:table-cell table:number-columns-repeated="6" table:style-name="ce21"/>
          <table:table-cell table:number-columns-repeated="4" table:style-name="ce26"/>
        </table:table-row>
        <table:table-row table:style-name="ro5">
          <table:table-cell table:style-name="ce25" office:value-type="string">
            <text:p>index.descricao</text:p>
          </table:table-cell>
          <table:table-cell table:style-name="ce28" office:value-type="string">
            <text:p>Это бесплатно и всегда будет таковым. Зарегистрируйся тут.</text:p>
          </table:table-cell>
          <table:table-cell table:style-name="ce21" table:formula="of:=CONCATENATE([.A66];&quot;=&quot;;[.B66])" office:value-type="string">
            <text:p>index.descricao=Это бесплатно и всегда будет таковым. Зарегистрируйся тут.</text:p>
          </table:table-cell>
          <table:table-cell table:number-columns-repeated="6" table:style-name="ce21"/>
          <table:table-cell table:number-columns-repeated="4" table:style-name="ce26"/>
        </table:table-row>
        <table:table-row table:style-name="ro5">
          <table:table-cell table:style-name="ce25" office:value-type="string">
            <text:p>index.descricao.aqui</text:p>
          </table:table-cell>
          <table:table-cell table:style-name="ce28" office:value-type="string">
            <text:p>Тут</text:p>
          </table:table-cell>
          <table:table-cell table:style-name="ce21" table:formula="of:=CONCATENATE([.A67];&quot;=&quot;;[.B67])" office:value-type="string">
            <text:p>index.descricao.aqui=Тут</text:p>
          </table:table-cell>
          <table:table-cell table:number-columns-repeated="6" table:style-name="ce21"/>
          <table:table-cell table:number-columns-repeated="4" table:style-name="ce26"/>
        </table:table-row>
        <table:table-row table:style-name="ro5">
          <table:table-cell table:style-name="ce25" office:value-type="string">
            <text:p>index.descricao.img</text:p>
          </table:table-cell>
          <table:table-cell table:style-name="ce28" office:value-type="string">
            <text:p>Бесплатно и безопасно</text:p>
          </table:table-cell>
          <table:table-cell table:style-name="ce21" table:formula="of:=CONCATENATE([.A68];&quot;=&quot;;[.B68])" office:value-type="string">
            <text:p>index.descricao.img=Бесплатно и безопасно</text:p>
          </table:table-cell>
          <table:table-cell table:number-columns-repeated="6" table:style-name="ce21"/>
          <table:table-cell table:number-columns-repeated="4" table:style-name="ce26"/>
        </table:table-row>
        <table:table-row table:style-name="ro15">
          <table:table-cell table:style-name="ce25" office:value-type="string">
            <text:p>index.bottom.h</text:p>
          </table:table-cell>
          <table:table-cell table:style-name="ce28" office:value-type="string">
            <text:p>Начать</text:p>
          </table:table-cell>
          <table:table-cell table:style-name="ce21" table:formula="of:=CONCATENATE([.A69];&quot;=&quot;;[.B69])" office:value-type="string">
            <text:p>index.bottom.h=Начать</text:p>
          </table:table-cell>
          <table:table-cell table:number-columns-repeated="6" table:style-name="ce21"/>
          <table:table-cell table:number-columns-repeated="4" table:style-name="ce26"/>
        </table:table-row>
        <table:table-row table:style-name="ro5">
          <table:table-cell table:style-name="ce25" office:value-type="string">
            <text:p>index.step1.h</text:p>
          </table:table-cell>
          <table:table-cell table:style-name="ce28" office:value-type="string">
            <text:p>Стоит ли бросать курить?</text:p>
          </table:table-cell>
          <table:table-cell table:style-name="ce21" table:formula="of:=CONCATENATE([.A70];&quot;=&quot;;[.B70])" office:value-type="string">
            <text:p>index.step1.h=Стоит ли бросать курить?</text:p>
          </table:table-cell>
          <table:table-cell table:number-columns-repeated="6" table:style-name="ce21"/>
          <table:table-cell table:number-columns-repeated="4" table:style-name="ce26"/>
        </table:table-row>
        <table:table-row table:style-name="ro5">
          <table:table-cell table:style-name="ce25" office:value-type="string">
            <text:p>index.arrow</text:p>
          </table:table-cell>
          <table:table-cell table:style-name="ce28" office:value-type="string">
            <text:p>Стрелка</text:p>
          </table:table-cell>
          <table:table-cell table:style-name="ce21" table:formula="of:=CONCATENATE([.A71];&quot;=&quot;;[.B71])" office:value-type="string">
            <text:p>index.arrow=Стрелка</text:p>
          </table:table-cell>
          <table:table-cell table:number-columns-repeated="6" table:style-name="ce21"/>
          <table:table-cell table:number-columns-repeated="4" table:style-name="ce26"/>
        </table:table-row>
        <table:table-row table:style-name="ro5">
          <table:table-cell table:style-name="ce25" office:value-type="string">
            <text:p>index.step1.li1</text:p>
          </table:table-cell>
          <table:table-cell table:style-name="ce28" office:value-type="string">
            <text:p>Риски, связанные с курением</text:p>
          </table:table-cell>
          <table:table-cell table:style-name="ce21" table:formula="of:=CONCATENATE([.A72];&quot;=&quot;;[.B72])" office:value-type="string">
            <text:p>index.step1.li1=Риски, связанные с курением</text:p>
          </table:table-cell>
          <table:table-cell table:number-columns-repeated="6" table:style-name="ce21"/>
          <table:table-cell table:number-columns-repeated="4" table:style-name="ce26"/>
        </table:table-row>
        <table:table-row table:style-name="ro5">
          <table:table-cell table:style-name="ce25" office:value-type="string">
            <text:p>index.step1.li2</text:p>
          </table:table-cell>
          <table:table-cell table:style-name="ce28" office:value-type="string">
            <text:p>Выгоды бросить курить</text:p>
          </table:table-cell>
          <table:table-cell table:style-name="ce21" table:formula="of:=CONCATENATE([.A73];&quot;=&quot;;[.B73])" office:value-type="string">
            <text:p>index.step1.li2=Выгод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index.step1.li3</text:p>
          </table:table-cell>
          <table:table-cell table:style-name="ce28" office:value-type="string">
            <text:p>Синдром отмены (абстиненция)</text:p>
          </table:table-cell>
          <table:table-cell table:style-name="ce21" table:formula="of:=CONCATENATE([.A74];&quot;=&quot;;[.B74])" office:value-type="string">
            <text:p>index.step1.li3=Синдром отмены (абстиненция)</text:p>
          </table:table-cell>
          <table:table-cell table:number-columns-repeated="6" table:style-name="ce21"/>
          <table:table-cell table:number-columns-repeated="4" table:style-name="ce26"/>
        </table:table-row>
        <table:table-row table:style-name="ro5">
          <table:table-cell table:style-name="ce25" office:value-type="string">
            <text:p>index.step1.li4</text:p>
          </table:table-cell>
          <table:table-cell table:style-name="ce28" office:value-type="string">
            <text:p>Набор веса</text:p>
          </table:table-cell>
          <table:table-cell table:style-name="ce21" table:formula="of:=CONCATENATE([.A75];&quot;=&quot;;[.B75])" office:value-type="string">
            <text:p>index.step1.li4=Набор веса</text:p>
          </table:table-cell>
          <table:table-cell table:number-columns-repeated="6" table:style-name="ce21"/>
          <table:table-cell table:number-columns-repeated="4" table:style-name="ce26"/>
        </table:table-row>
        <table:table-row table:style-name="ro5">
          <table:table-cell table:style-name="ce25" office:value-type="string">
            <text:p>index.step1.li5</text:p>
          </table:table-cell>
          <table:table-cell table:style-name="ce28" office:value-type="string">
            <text:p>Финансова стоимость</text:p>
          </table:table-cell>
          <table:table-cell table:style-name="ce21" table:formula="of:=CONCATENATE([.A76];&quot;=&quot;;[.B76])" office:value-type="string">
            <text:p>index.step1.li5=Финансова стоимость</text:p>
          </table:table-cell>
          <table:table-cell table:number-columns-repeated="6" table:style-name="ce21"/>
          <table:table-cell table:number-columns-repeated="4" table:style-name="ce26"/>
        </table:table-row>
        <table:table-row table:style-name="ro5">
          <table:table-cell table:style-name="ce25" office:value-type="string">
            <text:p>index.step2.h</text:p>
          </table:table-cell>
          <table:table-cell table:style-name="ce28" office:value-type="string">
            <text:p>Вы готовы прекратить?</text:p>
          </table:table-cell>
          <table:table-cell table:style-name="ce21" table:formula="of:=CONCATENATE([.A77];&quot;=&quot;;[.B77])" office:value-type="string">
            <text:p>index.step2.h=Вы готовы прекратить?</text:p>
          </table:table-cell>
          <table:table-cell table:number-columns-repeated="6" table:style-name="ce21"/>
          <table:table-cell table:number-columns-repeated="4" table:style-name="ce26"/>
        </table:table-row>
        <table:table-row table:style-name="ro5">
          <table:table-cell table:style-name="ce25" office:value-type="string">
            <text:p>index.step2.img</text:p>
          </table:table-cell>
          <table:table-cell table:style-name="ce28" office:value-type="string">
            <text:p>Вы готовы прекратить?</text:p>
          </table:table-cell>
          <table:table-cell table:style-name="ce21" table:formula="of:=CONCATENATE([.A78];&quot;=&quot;;[.B78])" office:value-type="string">
            <text:p>index.step2.img=Вы готовы прекратить?</text:p>
          </table:table-cell>
          <table:table-cell table:number-columns-repeated="6" table:style-name="ce21"/>
          <table:table-cell table:number-columns-repeated="4" table:style-name="ce26"/>
        </table:table-row>
        <table:table-row table:style-name="ro5">
          <table:table-cell table:style-name="ce25" office:value-type="string">
            <text:p>index.step2.li1</text:p>
          </table:table-cell>
          <table:table-cell table:style-name="ce28" office:value-type="string">
            <text:p>Пресонализированный план</text:p>
          </table:table-cell>
          <table:table-cell table:style-name="ce21" table:formula="of:=CONCATENATE([.A79];&quot;=&quot;;[.B79])" office:value-type="string">
            <text:p>index.step2.li1=Пресонализированный план</text:p>
          </table:table-cell>
          <table:table-cell table:number-columns-repeated="6" table:style-name="ce21"/>
          <table:table-cell table:number-columns-repeated="4" table:style-name="ce26"/>
        </table:table-row>
        <table:table-row table:style-name="ro5">
          <table:table-cell table:style-name="ce25" office:value-type="string">
            <text:p>index.step2.li2</text:p>
          </table:table-cell>
          <table:table-cell table:style-name="ce28" office:value-type="string">
            <text:p>Медикаменты</text:p>
          </table:table-cell>
          <table:table-cell table:style-name="ce21" table:formula="of:=CONCATENATE([.A80];&quot;=&quot;;[.B80])" office:value-type="string">
            <text:p>index.step2.li2=Медикаменты</text:p>
          </table:table-cell>
          <table:table-cell table:number-columns-repeated="6" table:style-name="ce21"/>
          <table:table-cell table:number-columns-repeated="4" table:style-name="ce26"/>
        </table:table-row>
        <table:table-row table:style-name="ro5">
          <table:table-cell table:style-name="ce25" office:value-type="string">
            <text:p>index.step2.li3</text:p>
          </table:table-cell>
          <table:table-cell table:style-name="ce28" office:value-type="string">
            <text:p>Симптомы синдрома отмены (абстиненции)</text:p>
          </table:table-cell>
          <table:table-cell table:style-name="ce21" table:formula="of:=CONCATENATE([.A81];&quot;=&quot;;[.B81])" office:value-type="string">
            <text:p>index.step2.li3=Симптомы синдрома отмены (абстиненции)</text:p>
          </table:table-cell>
          <table:table-cell table:number-columns-repeated="6" table:style-name="ce21"/>
          <table:table-cell table:number-columns-repeated="4" table:style-name="ce26"/>
        </table:table-row>
        <table:table-row table:style-name="ro5">
          <table:table-cell table:style-name="ce25" office:value-type="string">
            <text:p>index.step2.li4</text:p>
          </table:table-cell>
          <table:table-cell table:style-name="ce28" office:value-type="string">
            <text:p>Набор веса</text:p>
          </table:table-cell>
          <table:table-cell table:style-name="ce21" table:formula="of:=CONCATENATE([.A82];&quot;=&quot;;[.B82])" office:value-type="string">
            <text:p>index.step2.li4=Набор веса</text:p>
          </table:table-cell>
          <table:table-cell table:number-columns-repeated="6" table:style-name="ce21"/>
          <table:table-cell table:number-columns-repeated="4" table:style-name="ce26"/>
        </table:table-row>
        <table:table-row table:style-name="ro5">
          <table:table-cell table:style-name="ce25" office:value-type="string">
            <text:p>index.step2.li5</text:p>
          </table:table-cell>
          <table:table-cell table:style-name="ce28" office:value-type="string">
            <text:p>Как быть с тягой</text:p>
          </table:table-cell>
          <table:table-cell table:style-name="ce21" table:formula="of:=CONCATENATE([.A83];&quot;=&quot;;[.B83])" office:value-type="string">
            <text:p>index.step2.li5=Как быть с тягой</text:p>
          </table:table-cell>
          <table:table-cell table:number-columns-repeated="6" table:style-name="ce21"/>
          <table:table-cell table:number-columns-repeated="4" table:style-name="ce26"/>
        </table:table-row>
        <table:table-row table:style-name="ro5">
          <table:table-cell table:style-name="ce25" office:value-type="string">
            <text:p>index.step3.h</text:p>
          </table:table-cell>
          <table:table-cell table:style-name="ce28" office:value-type="string">
            <text:p>Вы уже прекратили?</text:p>
          </table:table-cell>
          <table:table-cell table:style-name="ce21" table:formula="of:=CONCATENATE([.A84];&quot;=&quot;;[.B84])" office:value-type="string">
            <text:p>index.step3.h=Вы уже прекратили?</text:p>
          </table:table-cell>
          <table:table-cell table:number-columns-repeated="6" table:style-name="ce21"/>
          <table:table-cell table:number-columns-repeated="4" table:style-name="ce26"/>
        </table:table-row>
        <table:table-row table:style-name="ro5">
          <table:table-cell table:style-name="ce25" office:value-type="string">
            <text:p>index.step3.li1</text:p>
          </table:table-cell>
          <table:table-cell table:style-name="ce28" office:value-type="string">
            <text:p>Что делать в случае рецидива</text:p>
          </table:table-cell>
          <table:table-cell table:style-name="ce21" table:formula="of:=CONCATENATE([.A85];&quot;=&quot;;[.B85])" office:value-type="string">
            <text:p>index.step3.li1=Что делать в случае рецидива</text:p>
          </table:table-cell>
          <table:table-cell table:number-columns-repeated="6" table:style-name="ce21"/>
          <table:table-cell table:number-columns-repeated="4" table:style-name="ce26"/>
        </table:table-row>
        <table:table-row table:style-name="ro5">
          <table:table-cell table:style-name="ce25" office:value-type="string">
            <text:p>index.step3.li2</text:p>
          </table:table-cell>
          <table:table-cell table:style-name="ce28" office:value-type="string">
            <text:p>Рецидив и срыв</text:p>
          </table:table-cell>
          <table:table-cell table:style-name="ce21" table:formula="of:=CONCATENATE([.A86];&quot;=&quot;;[.B86])" office:value-type="string">
            <text:p>index.step3.li2=Рецидив и срыв</text:p>
          </table:table-cell>
          <table:table-cell table:number-columns-repeated="6" table:style-name="ce21"/>
          <table:table-cell table:number-columns-repeated="4" table:style-name="ce26"/>
        </table:table-row>
        <table:table-row table:style-name="ro5">
          <table:table-cell table:style-name="ce25" office:value-type="string">
            <text:p>index.step3.li3</text:p>
          </table:table-cell>
          <table:table-cell table:style-name="ce28" office:value-type="string">
            <text:p>Дальнейшее содействие по почте</text:p>
          </table:table-cell>
          <table:table-cell table:style-name="ce21" table:formula="of:=CONCATENATE([.A87];&quot;=&quot;;[.B87])" office:value-type="string">
            <text:p>index.step3.li3=Дальнейшее содействие по почте</text:p>
          </table:table-cell>
          <table:table-cell table:number-columns-repeated="6" table:style-name="ce21"/>
          <table:table-cell table:number-columns-repeated="4" table:style-name="ce26"/>
        </table:table-row>
        <table:table-row table:style-name="ro5">
          <table:table-cell table:style-name="ce25" office:value-type="string">
            <text:p>index.step3.li4</text:p>
          </table:table-cell>
          <table:table-cell table:style-name="ce28" office:value-type="string">
            <text:p>Сообщения</text:p>
          </table:table-cell>
          <table:table-cell table:style-name="ce21" table:formula="of:=CONCATENATE([.A88];&quot;=&quot;;[.B88])" office:value-type="string">
            <text:p>index.step3.li4=Сообщения</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89];&quot;=&quot;;[.B8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IDE MENU  - Is it worth stopping smoking?</text:p>
          </table:table-cell>
          <table:table-cell table:style-name="ce25"/>
          <table:table-cell table:style-name="ce21" table:formula="of:=CONCATENATE([.A90];&quot;=&quot;;[.B90])" office:value-type="string">
            <text:p># SIDE MENU  - Is it worth stopping smoking?=</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91];&quot;=&quot;;[.B9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menu.firststep.li1</text:p>
          </table:table-cell>
          <table:table-cell table:style-name="ce28" office:value-type="string">
            <text:p>Приготовьтесь прекратить</text:p>
          </table:table-cell>
          <table:table-cell table:style-name="ce21" table:formula="of:=CONCATENATE([.A92];&quot;=&quot;;[.B92])" office:value-type="string">
            <text:p>menu.firststep.li1=Приготовьтесь прекратить</text:p>
          </table:table-cell>
          <table:table-cell table:number-columns-repeated="6" table:style-name="ce21"/>
          <table:table-cell table:number-columns-repeated="4" table:style-name="ce26"/>
        </table:table-row>
        <table:table-row table:style-name="ro5">
          <table:table-cell table:style-name="ce25" office:value-type="string">
            <text:p>menu.firststep.li2</text:p>
          </table:table-cell>
          <table:table-cell table:style-name="ce28" office:value-type="string">
            <text:p>Риски, связанные с курением</text:p>
          </table:table-cell>
          <table:table-cell table:style-name="ce21" table:formula="of:=CONCATENATE([.A93];&quot;=&quot;;[.B93])" office:value-type="string">
            <text:p>menu.firststep.li2=Риски, связанные с курением</text:p>
          </table:table-cell>
          <table:table-cell table:number-columns-repeated="6" table:style-name="ce21"/>
          <table:table-cell table:number-columns-repeated="4" table:style-name="ce26"/>
        </table:table-row>
        <table:table-row table:style-name="ro5">
          <table:table-cell table:style-name="ce25" office:value-type="string">
            <text:p>menu.firststep.li3</text:p>
          </table:table-cell>
          <table:table-cell table:style-name="ce28" office:value-type="string">
            <text:p>Выгоды прекащения курить</text:p>
          </table:table-cell>
          <table:table-cell table:style-name="ce21" table:formula="of:=CONCATENATE([.A94];&quot;=&quot;;[.B94])" office:value-type="string">
            <text:p>menu.firststep.li3=Выгоды прекащения курить</text:p>
          </table:table-cell>
          <table:table-cell table:number-columns-repeated="6" table:style-name="ce21"/>
          <table:table-cell table:number-columns-repeated="4" table:style-name="ce26"/>
        </table:table-row>
        <table:table-row table:style-name="ro5">
          <table:table-cell table:style-name="ce25" office:value-type="string">
            <text:p>menu.firststep.li4</text:p>
          </table:table-cell>
          <table:table-cell table:style-name="ce28" office:value-type="string">
            <text:p>Финансова стоимость</text:p>
          </table:table-cell>
          <table:table-cell table:style-name="ce21" table:formula="of:=CONCATENATE([.A95];&quot;=&quot;;[.B95])" office:value-type="string">
            <text:p>menu.firststep.li4=Финансова стоимость</text:p>
          </table:table-cell>
          <table:table-cell table:number-columns-repeated="6" table:style-name="ce21"/>
          <table:table-cell table:number-columns-repeated="4" table:style-name="ce26"/>
        </table:table-row>
        <table:table-row table:style-name="ro5">
          <table:table-cell table:style-name="ce25" office:value-type="string">
            <text:p>menu.firststep.li5</text:p>
          </table:table-cell>
          <table:table-cell table:style-name="ce28" office:value-type="string">
            <text:p>Абстиненция и тяга</text:p>
          </table:table-cell>
          <table:table-cell table:style-name="ce21" table:formula="of:=CONCATENATE([.A96];&quot;=&quot;;[.B96])" office:value-type="string">
            <text:p>menu.firststep.li5=Абстиненция и тяга</text:p>
          </table:table-cell>
          <table:table-cell table:number-columns-repeated="6" table:style-name="ce21"/>
          <table:table-cell table:number-columns-repeated="4" table:style-name="ce26"/>
        </table:table-row>
        <table:table-row table:style-name="ro5">
          <table:table-cell table:style-name="ce25" office:value-type="string">
            <text:p>menu.firststep.li6</text:p>
          </table:table-cell>
          <table:table-cell table:style-name="ce28" office:value-type="string">
            <text:p>Набор веса</text:p>
          </table:table-cell>
          <table:table-cell table:style-name="ce21" table:formula="of:=CONCATENATE([.A97];&quot;=&quot;;[.B97])" office:value-type="string">
            <text:p>menu.firststep.li6=Набор веса</text:p>
          </table:table-cell>
          <table:table-cell table:number-columns-repeated="6" table:style-name="ce21"/>
          <table:table-cell table:number-columns-repeated="4" table:style-name="ce26"/>
        </table:table-row>
        <table:table-row table:style-name="ro5">
          <table:table-cell table:style-name="ce25" office:value-type="string">
            <text:p>menu.firststep.li7</text:p>
          </table:table-cell>
          <table:table-cell table:style-name="ce28" office:value-type="string">
            <text:p>Раздражительность и депрессия</text:p>
          </table:table-cell>
          <table:table-cell table:style-name="ce21" table:formula="of:=CONCATENATE([.A98];&quot;=&quot;;[.B98])" office:value-type="string">
            <text:p>menu.firststep.li7=Раздражительность и депрессия</text:p>
          </table:table-cell>
          <table:table-cell table:number-columns-repeated="6" table:style-name="ce21"/>
          <table:table-cell table:number-columns-repeated="4" table:style-name="ce26"/>
        </table:table-row>
        <table:table-row table:style-name="ro5">
          <table:table-cell table:style-name="ce25" office:value-type="string">
            <text:p>menu.firststep.li8</text:p>
          </table:table-cell>
          <table:table-cell table:style-name="ce28" office:value-type="string">
            <text:p>Сомнения по-поводу бросания курить</text:p>
          </table:table-cell>
          <table:table-cell table:style-name="ce21" table:formula="of:=CONCATENATE([.A99];&quot;=&quot;;[.B99])" office:value-type="string">
            <text:p>menu.firststep.li8=Сомнения по-поводу бросания курить</text:p>
          </table:table-cell>
          <table:table-cell table:number-columns-repeated="6" table:style-name="ce21"/>
          <table:table-cell table:number-columns-repeated="4" table:style-name="ce26"/>
        </table:table-row>
        <table:table-row table:style-name="ro5">
          <table:table-cell table:style-name="ce25" office:value-type="string">
            <text:p>menu.firststep.li9</text:p>
          </table:table-cell>
          <table:table-cell table:style-name="ce28" office:value-type="string">
            <text:p>Где найти помощь</text:p>
          </table:table-cell>
          <table:table-cell table:style-name="ce21" table:formula="of:=CONCATENATE([.A100];&quot;=&quot;;[.B100])" office:value-type="string">
            <text:p>menu.firststep.li9=Где найти помощь</text:p>
          </table:table-cell>
          <table:table-cell table:number-columns-repeated="6" table:style-name="ce21"/>
          <table:table-cell table:number-columns-repeated="4" table:style-name="ce26"/>
        </table:table-row>
        <table:table-row table:style-name="ro5">
          <table:table-cell table:style-name="ce25" office:value-type="string">
            <text:p>menu.firststep.li10</text:p>
          </table:table-cell>
          <table:table-cell table:style-name="ce28" office:value-type="string">
            <text:p>Я готов/готова</text:p>
          </table:table-cell>
          <table:table-cell table:style-name="ce21" table:formula="of:=CONCATENATE([.A101];&quot;=&quot;;[.B101])" office:value-type="string">
            <text:p>menu.firststep.li10=Я готов/готова</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02];&quot;=&quot;;[.B102])"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MENU LATERAL - Are you ready to stop?</text:p>
          </table:table-cell>
          <table:table-cell table:style-name="ce25"/>
          <table:table-cell table:style-name="ce21" table:formula="of:=CONCATENATE([.A103];&quot;=&quot;;[.B103])" office:value-type="string">
            <text:p># MENU LATERAL - Are you ready to stop?=</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04];&quot;=&quot;;[.B10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menu.ndstep.li1</text:p>
          </table:table-cell>
          <table:table-cell table:style-name="ce28" office:value-type="string">
            <text:p>Готовы остановиться?</text:p>
          </table:table-cell>
          <table:table-cell table:style-name="ce21" table:formula="of:=CONCATENATE([.A105];&quot;=&quot;;[.B105])" office:value-type="string">
            <text:p>menu.ndstep.li1=Готовы остановиться?</text:p>
          </table:table-cell>
          <table:table-cell table:number-columns-repeated="6" table:style-name="ce21"/>
          <table:table-cell table:number-columns-repeated="4" table:style-name="ce26"/>
        </table:table-row>
        <table:table-row table:style-name="ro5">
          <table:table-cell table:style-name="ce25" office:value-type="string">
            <text:p>menu.ndstep.li2</text:p>
          </table:table-cell>
          <table:table-cell table:style-name="ce28" office:value-type="string">
            <text:p>Синдром отмены (абстиненция)</text:p>
          </table:table-cell>
          <table:table-cell table:style-name="ce21" table:formula="of:=CONCATENATE([.A106];&quot;=&quot;;[.B106])" office:value-type="string">
            <text:p>menu.ndstep.li2=Синдром отмены (абстиненция)</text:p>
          </table:table-cell>
          <table:table-cell table:number-columns-repeated="6" table:style-name="ce21"/>
          <table:table-cell table:number-columns-repeated="4" table:style-name="ce26"/>
        </table:table-row>
        <table:table-row table:style-name="ro5">
          <table:table-cell table:style-name="ce25" office:value-type="string">
            <text:p>menu.firststep.li2b</text:p>
          </table:table-cell>
          <table:table-cell table:style-name="ce28" office:value-type="string">
            <text:p>Пассивное курение</text:p>
          </table:table-cell>
          <table:table-cell table:style-name="ce21" table:formula="of:=CONCATENATE([.A107];&quot;=&quot;;[.B107])" office:value-type="string">
            <text:p>menu.firststep.li2b=Пассивное курение</text:p>
          </table:table-cell>
          <table:table-cell table:number-columns-repeated="6" table:style-name="ce21"/>
          <table:table-cell table:number-columns-repeated="4" table:style-name="ce26"/>
        </table:table-row>
        <table:table-row table:style-name="ro5">
          <table:table-cell table:style-name="ce25" office:value-type="string">
            <text:p>menu.ndstep.li3</text:p>
          </table:table-cell>
          <table:table-cell table:style-name="ce28" office:value-type="string">
            <text:p>Преодоление тяги</text:p>
          </table:table-cell>
          <table:table-cell table:style-name="ce21" table:formula="of:=CONCATENATE([.A108];&quot;=&quot;;[.B108])" office:value-type="string">
            <text:p>menu.ndstep.li3=Преодоление тяги</text:p>
          </table:table-cell>
          <table:table-cell table:number-columns-repeated="6" table:style-name="ce21"/>
          <table:table-cell table:number-columns-repeated="4" table:style-name="ce26"/>
        </table:table-row>
        <table:table-row table:style-name="ro5">
          <table:table-cell table:style-name="ce25" office:value-type="string">
            <text:p>menu.ndstep.li4</text:p>
          </table:table-cell>
          <table:table-cell table:style-name="ce28" office:value-type="string">
            <text:p>Медикаменты</text:p>
          </table:table-cell>
          <table:table-cell table:style-name="ce21" table:formula="of:=CONCATENATE([.A109];&quot;=&quot;;[.B109])" office:value-type="string">
            <text:p>menu.ndstep.li4=Медикаменты</text:p>
          </table:table-cell>
          <table:table-cell table:number-columns-repeated="6" table:style-name="ce21"/>
          <table:table-cell table:number-columns-repeated="4" table:style-name="ce26"/>
        </table:table-row>
        <table:table-row table:style-name="ro5">
          <table:table-cell table:style-name="ce25" office:value-type="string">
            <text:p>menu.ndstep.li5</text:p>
          </table:table-cell>
          <table:table-cell table:style-name="ce28" office:value-type="string">
            <text:p>Способы бросить курить</text:p>
          </table:table-cell>
          <table:table-cell table:style-name="ce21" table:formula="of:=CONCATENATE([.A110];&quot;=&quot;;[.B110])" office:value-type="string">
            <text:p>menu.ndstep.li5=Способ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menu.ndstep.li6</text:p>
          </table:table-cell>
          <table:table-cell table:style-name="ce28" office:value-type="string">
            <text:p>Установить дату бросания</text:p>
          </table:table-cell>
          <table:table-cell table:style-name="ce21" table:formula="of:=CONCATENATE([.A111];&quot;=&quot;;[.B111])" office:value-type="string">
            <text:p>menu.ndstep.li6=Установить дату бросания</text:p>
          </table:table-cell>
          <table:table-cell table:number-columns-repeated="6" table:style-name="ce21"/>
          <table:table-cell table:number-columns-repeated="4" table:style-name="ce26"/>
        </table:table-row>
        <table:table-row table:style-name="ro5">
          <table:table-cell table:style-name="ce25" office:value-type="string">
            <text:p>menu.ndstep.li7</text:p>
          </table:table-cell>
          <table:table-cell table:style-name="ce28" office:value-type="string">
            <text:p>Как избежать срывов</text:p>
          </table:table-cell>
          <table:table-cell table:style-name="ce21" table:formula="of:=CONCATENATE([.A112];&quot;=&quot;;[.B112])" office:value-type="string">
            <text:p>menu.ndstep.li7=Как избежать срывов</text:p>
          </table:table-cell>
          <table:table-cell table:number-columns-repeated="6" table:style-name="ce21"/>
          <table:table-cell table:number-columns-repeated="4" table:style-name="ce26"/>
        </table:table-row>
        <table:table-row table:style-name="ro5">
          <table:table-cell table:style-name="ce25" office:value-type="string">
            <text:p>menu.ndstep.li8</text:p>
          </table:table-cell>
          <table:table-cell table:style-name="ce28" office:value-type="string">
            <text:p>Набор веса</text:p>
          </table:table-cell>
          <table:table-cell table:style-name="ce21" table:formula="of:=CONCATENATE([.A113];&quot;=&quot;;[.B113])" office:value-type="string">
            <text:p>menu.ndstep.li8=Набор веса</text:p>
          </table:table-cell>
          <table:table-cell table:number-columns-repeated="6" table:style-name="ce21"/>
          <table:table-cell table:number-columns-repeated="4" table:style-name="ce26"/>
        </table:table-row>
        <table:table-row table:style-name="ro5">
          <table:table-cell table:style-name="ce25" office:value-type="string">
            <text:p>menu.ndstep.li9</text:p>
          </table:table-cell>
          <table:table-cell table:style-name="ce28" office:value-type="string">
            <text:p>Мой план прекращения</text:p>
          </table:table-cell>
          <table:table-cell table:style-name="ce21" table:formula="of:=CONCATENATE([.A114];&quot;=&quot;;[.B114])" office:value-type="string">
            <text:p>menu.ndstep.li9=Мой план прекращения</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15];&quot;=&quot;;[.B11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MENU LATERAL - Have you already stopped?</text:p>
          </table:table-cell>
          <table:table-cell table:style-name="ce25"/>
          <table:table-cell table:style-name="ce21" table:formula="of:=CONCATENATE([.A116];&quot;=&quot;;[.B116])" office:value-type="string">
            <text:p># MENU LATERAL - Have you already stopped?=</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17];&quot;=&quot;;[.B11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menu.rdstep.li1</text:p>
          </table:table-cell>
          <table:table-cell table:style-name="ce28" office:value-type="string">
            <text:p>Дальнейшее содействие</text:p>
          </table:table-cell>
          <table:table-cell table:style-name="ce21" table:formula="of:=CONCATENATE([.A118];&quot;=&quot;;[.B118])" office:value-type="string">
            <text:p>menu.rdstep.li1=Дальнейшее содействие</text:p>
          </table:table-cell>
          <table:table-cell table:number-columns-repeated="6" table:style-name="ce21"/>
          <table:table-cell table:number-columns-repeated="4" table:style-name="ce26"/>
        </table:table-row>
        <table:table-row table:style-name="ro5">
          <table:table-cell table:style-name="ce25" office:value-type="string">
            <text:p>menu.rdstep.li2</text:p>
          </table:table-cell>
          <table:table-cell table:style-name="ce28" office:value-type="string">
            <text:p>Рецидив или срыв?</text:p>
          </table:table-cell>
          <table:table-cell table:style-name="ce21" table:formula="of:=CONCATENATE([.A119];&quot;=&quot;;[.B119])" office:value-type="string">
            <text:p>menu.rdstep.li2=Рецидив или срыв?</text:p>
          </table:table-cell>
          <table:table-cell table:number-columns-repeated="6" table:style-name="ce21"/>
          <table:table-cell table:number-columns-repeated="4" table:style-name="ce26"/>
        </table:table-row>
        <table:table-row table:style-name="ro5">
          <table:table-cell table:style-name="ce25" office:value-type="string">
            <text:p>menu.rdstep.li3</text:p>
          </table:table-cell>
          <table:table-cell table:style-name="ce28" office:value-type="string">
            <text:p>Риски для рецидива</text:p>
          </table:table-cell>
          <table:table-cell table:style-name="ce21" table:formula="of:=CONCATENATE([.A120];&quot;=&quot;;[.B120])" office:value-type="string">
            <text:p>menu.rdstep.li3=Риски для рецидива</text:p>
          </table:table-cell>
          <table:table-cell table:number-columns-repeated="6" table:style-name="ce21"/>
          <table:table-cell table:number-columns-repeated="4" table:style-name="ce26"/>
        </table:table-row>
        <table:table-row table:style-name="ro5">
          <table:table-cell table:style-name="ce25" office:value-type="string">
            <text:p>menu.rdstep.li5</text:p>
          </table:table-cell>
          <table:table-cell table:style-name="ce28" office:value-type="string">
            <text:p>Где найти помощь</text:p>
          </table:table-cell>
          <table:table-cell table:style-name="ce21" table:formula="of:=CONCATENATE([.A121];&quot;=&quot;;[.B121])" office:value-type="string">
            <text:p>menu.rdstep.li5=Где найти помощь</text:p>
          </table:table-cell>
          <table:table-cell table:number-columns-repeated="6" table:style-name="ce21"/>
          <table:table-cell table:number-columns-repeated="4" table:style-name="ce26"/>
        </table:table-row>
        <table:table-row table:style-name="ro5">
          <table:table-cell table:style-name="ce25" office:value-type="string">
            <text:p>menu.rdstep.li4</text:p>
          </table:table-cell>
          <table:table-cell table:style-name="ce28" office:value-type="string">
            <text:p>Мой план в случае рецидива</text:p>
          </table:table-cell>
          <table:table-cell table:style-name="ce21" table:formula="of:=CONCATENATE([.A122];&quot;=&quot;;[.B122])" office:value-type="string">
            <text:p>menu.rdstep.li4=Мой план в случае рецидива</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23];&quot;=&quot;;[.B123])"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TOP MENU</text:p>
          </table:table-cell>
          <table:table-cell table:style-name="ce25"/>
          <table:table-cell table:style-name="ce21" table:formula="of:=CONCATENATE([.A124];&quot;=&quot;;[.B124])" office:value-type="string">
            <text:p># TOP MENU=</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25];&quot;=&quot;;[.B12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menu.top.li1</text:p>
          </table:table-cell>
          <table:table-cell table:style-name="ce28" office:value-type="string">
            <text:p>Домой</text:p>
          </table:table-cell>
          <table:table-cell table:style-name="ce21" table:formula="of:=CONCATENATE([.A126];&quot;=&quot;;[.B126])" office:value-type="string">
            <text:p>menu.top.li1=Домой</text:p>
          </table:table-cell>
          <table:table-cell table:number-columns-repeated="6" table:style-name="ce21"/>
          <table:table-cell table:number-columns-repeated="4" table:style-name="ce26"/>
        </table:table-row>
        <table:table-row table:style-name="ro5">
          <table:table-cell table:style-name="ce25" office:value-type="string">
            <text:p>menu.top.li2</text:p>
          </table:table-cell>
          <table:table-cell table:style-name="ce28" office:value-type="string">
            <text:p>Программа</text:p>
          </table:table-cell>
          <table:table-cell table:style-name="ce21" table:formula="of:=CONCATENATE([.A127];&quot;=&quot;;[.B127])" office:value-type="string">
            <text:p>menu.top.li2=Программа</text:p>
          </table:table-cell>
          <table:table-cell table:number-columns-repeated="6" table:style-name="ce21"/>
          <table:table-cell table:number-columns-repeated="4" table:style-name="ce26"/>
        </table:table-row>
        <table:table-row table:style-name="ro5">
          <table:table-cell table:style-name="ce25" office:value-type="string">
            <text:p>menu.top.li3</text:p>
          </table:table-cell>
          <table:table-cell table:style-name="ce28" office:value-type="string">
            <text:p>Авторы</text:p>
          </table:table-cell>
          <table:table-cell table:style-name="ce21" table:formula="of:=CONCATENATE([.A128];&quot;=&quot;;[.B128])" office:value-type="string">
            <text:p>menu.top.li3=Авторы</text:p>
          </table:table-cell>
          <table:table-cell table:number-columns-repeated="6" table:style-name="ce21"/>
          <table:table-cell table:number-columns-repeated="4" table:style-name="ce26"/>
        </table:table-row>
        <table:table-row table:style-name="ro5">
          <table:table-cell table:style-name="ce25" office:value-type="string">
            <text:p>menu.top.li4</text:p>
          </table:table-cell>
          <table:table-cell table:style-name="ce28" office:value-type="string">
            <text:p>Контакты</text:p>
          </table:table-cell>
          <table:table-cell table:style-name="ce21" table:formula="of:=CONCATENATE([.A129];&quot;=&quot;;[.B129])" office:value-type="string">
            <text:p>menu.top.li4=Контакты</text:p>
          </table:table-cell>
          <table:table-cell table:number-columns-repeated="6" table:style-name="ce21"/>
          <table:table-cell table:number-columns-repeated="4" table:style-name="ce26"/>
        </table:table-row>
        <table:table-row table:style-name="ro5">
          <table:table-cell table:style-name="ce25" office:value-type="string">
            <text:p>menu.top.li5</text:p>
          </table:table-cell>
          <table:table-cell table:style-name="ce28" office:value-type="string">
            <text:p>Для исследователей</text:p>
          </table:table-cell>
          <table:table-cell table:style-name="ce21" table:formula="of:=CONCATENATE([.A130];&quot;=&quot;;[.B130])" office:value-type="string">
            <text:p>menu.top.li5=Для исследователей</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31];&quot;=&quot;;[.B13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FOOTER</text:p>
          </table:table-cell>
          <table:table-cell table:style-name="ce25"/>
          <table:table-cell table:style-name="ce21" table:formula="of:=CONCATENATE([.A132];&quot;=&quot;;[.B132])" office:value-type="string">
            <text:p># FOOTER=</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33];&quot;=&quot;;[.B133])"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footer.li1</text:p>
          </table:table-cell>
          <table:table-cell table:style-name="ce28" office:value-type="string">
            <text:p>Домой</text:p>
          </table:table-cell>
          <table:table-cell table:style-name="ce21" table:formula="of:=CONCATENATE([.A134];&quot;=&quot;;[.B134])" office:value-type="string">
            <text:p>footer.li1=Домой</text:p>
          </table:table-cell>
          <table:table-cell table:number-columns-repeated="6" table:style-name="ce21"/>
          <table:table-cell table:number-columns-repeated="4" table:style-name="ce26"/>
        </table:table-row>
        <table:table-row table:style-name="ro5">
          <table:table-cell table:style-name="ce25" office:value-type="string">
            <text:p>footer.li2</text:p>
          </table:table-cell>
          <table:table-cell table:style-name="ce28" office:value-type="string">
            <text:p>Авторы</text:p>
          </table:table-cell>
          <table:table-cell table:style-name="ce21" table:formula="of:=CONCATENATE([.A135];&quot;=&quot;;[.B135])" office:value-type="string">
            <text:p>footer.li2=Авторы</text:p>
          </table:table-cell>
          <table:table-cell table:number-columns-repeated="6" table:style-name="ce21"/>
          <table:table-cell table:number-columns-repeated="4" table:style-name="ce26"/>
        </table:table-row>
        <table:table-row table:style-name="ro5">
          <table:table-cell table:style-name="ce25" office:value-type="string">
            <text:p>footer.li3</text:p>
          </table:table-cell>
          <table:table-cell table:style-name="ce28" office:value-type="string">
            <text:p>Принципы и Нормы</text:p>
          </table:table-cell>
          <table:table-cell table:style-name="ce21" table:formula="of:=CONCATENATE([.A136];&quot;=&quot;;[.B136])" office:value-type="string">
            <text:p>footer.li3=Принципы и Нормы</text:p>
          </table:table-cell>
          <table:table-cell table:number-columns-repeated="6" table:style-name="ce21"/>
          <table:table-cell table:number-columns-repeated="4" table:style-name="ce26"/>
        </table:table-row>
        <table:table-row table:style-name="ro5">
          <table:table-cell table:style-name="ce25" office:value-type="string">
            <text:p>footer.li4</text:p>
          </table:table-cell>
          <table:table-cell table:style-name="ce28" office:value-type="string">
            <text:p>Правила использования</text:p>
          </table:table-cell>
          <table:table-cell table:style-name="ce21" table:formula="of:=CONCATENATE([.A137];&quot;=&quot;;[.B137])" office:value-type="string">
            <text:p>footer.li4=Правила использования</text:p>
          </table:table-cell>
          <table:table-cell table:number-columns-repeated="6" table:style-name="ce21"/>
          <table:table-cell table:number-columns-repeated="4" table:style-name="ce26"/>
        </table:table-row>
        <table:table-row table:style-name="ro5">
          <table:table-cell table:style-name="ce25" office:value-type="string">
            <text:p>footer.li5</text:p>
          </table:table-cell>
          <table:table-cell table:style-name="ce28" office:value-type="string">
            <text:p>Контакт</text:p>
          </table:table-cell>
          <table:table-cell table:style-name="ce21" table:formula="of:=CONCATENATE([.A138];&quot;=&quot;;[.B138])" office:value-type="string">
            <text:p>footer.li5=Контакт</text:p>
          </table:table-cell>
          <table:table-cell table:number-columns-repeated="6" table:style-name="ce21"/>
          <table:table-cell table:number-columns-repeated="4" table:style-name="ce26"/>
        </table:table-row>
        <table:table-row table:style-name="ro5">
          <table:table-cell table:style-name="ce25" office:value-type="string">
            <text:p>footer.description</text:p>
          </table:table-cell>
          <table:table-cell table:style-name="ce28" office:value-type="string">
            <text:p>Центр Исследования, Интервенции и Оценивания Алкоголя и Наркотиков - 2014 - Некоторые права защищены</text:p>
          </table:table-cell>
          <table:table-cell table:style-name="ce21"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1"/>
          <table:table-cell table:number-columns-repeated="4" table:style-name="ce26"/>
        </table:table-row>
        <table:table-row table:style-name="ro5">
          <table:table-cell table:style-name="ce25" office:value-type="string">
            <text:p>footer.contact</text:p>
          </table:table-cell>
          <table:table-cell table:style-name="ce28" office:value-type="string">
            <text:p>contato@vivasemtabaco.com.br (доступно только на Английском и Португальском языках)</text:p>
          </table:table-cell>
          <table:table-cell table:style-name="ce21"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41];&quot;=&quot;;[.B14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PROGRAM</text:p>
          </table:table-cell>
          <table:table-cell table:style-name="ce34"/>
          <table:table-cell table:style-name="ce21" table:formula="of:=CONCATENATE([.A142];&quot;=&quot;;[.B142])" office:value-type="string">
            <text:p># PROGRAM=</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43];&quot;=&quot;;[.B143])"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gram.titlepage</text:p>
          </table:table-cell>
          <table:table-cell table:style-name="ce28" office:value-type="string">
            <text:p>Программа | Живи Без Табака</text:p>
          </table:table-cell>
          <table:table-cell table:style-name="ce21" table:formula="of:=CONCATENATE([.A144];&quot;=&quot;;[.B144])" office:value-type="string">
            <text:p>program.titlepage=Программа |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program.h1.program</text:p>
          </table:table-cell>
          <table:table-cell table:style-name="ce28" office:value-type="string">
            <text:p>Програма</text:p>
          </table:table-cell>
          <table:table-cell table:style-name="ce21" table:formula="of:=CONCATENATE([.A145];&quot;=&quot;;[.B145])" office:value-type="string">
            <text:p>program.h1.program=Програма</text:p>
          </table:table-cell>
          <table:table-cell table:number-columns-repeated="6" table:style-name="ce21"/>
          <table:table-cell table:number-columns-repeated="4" table:style-name="ce26"/>
        </table:table-row>
        <table:table-row table:style-name="ro5">
          <table:table-cell table:style-name="ce25" office:value-type="string">
            <text:p>program.img</text:p>
          </table:table-cell>
          <table:table-cell table:style-name="ce28" office:value-type="string">
            <text:p>Счастье</text:p>
          </table:table-cell>
          <table:table-cell table:style-name="ce21" table:formula="of:=CONCATENATE([.A146];&quot;=&quot;;[.B146])" office:value-type="string">
            <text:p>program.img=Счастье</text:p>
          </table:table-cell>
          <table:table-cell table:number-columns-repeated="6" table:style-name="ce21"/>
          <table:table-cell table:number-columns-repeated="4" table:style-name="ce26"/>
        </table:table-row>
        <table:table-row table:style-name="ro5">
          <table:table-cell table:style-name="ce25" office:value-type="string">
            <text:p>program.h2.objective</text:p>
          </table:table-cell>
          <table:table-cell table:style-name="ce28" office:value-type="string">
            <text:p>Наша цель</text:p>
          </table:table-cell>
          <table:table-cell table:style-name="ce21" table:formula="of:=CONCATENATE([.A147];&quot;=&quot;;[.B147])" office:value-type="string">
            <text:p>program.h2.objective=Наша цель</text:p>
          </table:table-cell>
          <table:table-cell table:number-columns-repeated="6" table:style-name="ce21"/>
          <table:table-cell table:number-columns-repeated="4" table:style-name="ce26"/>
        </table:table-row>
        <table:table-row table:style-name="ro5">
          <table:table-cell table:style-name="ce25" office:value-type="string">
            <text:p>program.p.objective</text:p>
          </table:table-cell>
          <table:table-cell table:style-name="ce28" office:value-type="string">
            <text:p>Предложить бесплатный перональный сервис для курильщиков. которые хотят бросить.</text:p>
          </table:table-cell>
          <table:table-cell table:style-name="ce21"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1"/>
          <table:table-cell table:number-columns-repeated="4" table:style-name="ce26"/>
        </table:table-row>
        <table:table-row table:style-name="ro5">
          <table:table-cell table:style-name="ce25" office:value-type="string">
            <text:p>program.h2.how</text:p>
          </table:table-cell>
          <table:table-cell table:style-name="ce28" office:value-type="string">
            <text:p>Как эта программа была разработана?</text:p>
          </table:table-cell>
          <table:table-cell table:style-name="ce21" table:formula="of:=CONCATENATE([.A149];&quot;=&quot;;[.B149])" office:value-type="string">
            <text:p>program.h2.how=Как эта программа была разработана?</text:p>
          </table:table-cell>
          <table:table-cell table:number-columns-repeated="6" table:style-name="ce21"/>
          <table:table-cell table:number-columns-repeated="4" table:style-name="ce26"/>
        </table:table-row>
        <table:table-row table:style-name="ro5">
          <table:table-cell table:style-name="ce25" office:value-type="string">
            <text:p>program.p.how1</text:p>
          </table:table-cell>
          <table:table-cell table:style-name="ce28" office:value-type="string">
            <text:p>Интервенционная программа была разработана при актином участии бывших и нынешних курильщиков.</text:p>
          </table:table-cell>
          <table:table-cell table:style-name="ce21"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1"/>
          <table:table-cell table:number-columns-repeated="4" table:style-name="ce26"/>
        </table:table-row>
        <table:table-row table:style-name="ro5">
          <table:table-cell table:style-name="ce25" office:value-type="string">
            <text:p>program.p.how2a</text:p>
          </table:table-cell>
          <table:table-cell table:style-name="ce28"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1"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1"/>
          <table:table-cell table:number-columns-repeated="4" table:style-name="ce26"/>
        </table:table-row>
        <table:table-row table:style-name="ro5">
          <table:table-cell table:style-name="ce25" office:value-type="string">
            <text:p>program.p.how2b</text:p>
          </table:table-cell>
          <table:table-cell table:style-name="ce25" office:value-type="string">
            <text:p>Health on the Net Foundation</text:p>
          </table:table-cell>
          <table:table-cell table:style-name="ce21" table:formula="of:=CONCATENATE([.A152];&quot;=&quot;;[.B152])" office:value-type="string">
            <text:p>program.p.how2b=Health on the Net Foundation</text:p>
          </table:table-cell>
          <table:table-cell table:number-columns-repeated="6" table:style-name="ce21"/>
          <table:table-cell table:number-columns-repeated="4" table:style-name="ce26"/>
        </table:table-row>
        <table:table-row table:style-name="ro18">
          <table:table-cell table:style-name="ce25" office:value-type="string">
            <text:p>program.p.how3</text:p>
          </table:table-cell>
          <table:table-cell table:style-name="ce28"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1"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1"/>
          <table:table-cell table:number-columns-repeated="4" table:style-name="ce26"/>
        </table:table-row>
        <table:table-row table:style-name="ro5">
          <table:table-cell table:style-name="ce25" office:value-type="string">
            <text:p>program.h2.important</text:p>
          </table:table-cell>
          <table:table-cell table:style-name="ce28" office:value-type="string">
            <text:p>Важно</text:p>
          </table:table-cell>
          <table:table-cell table:style-name="ce21" table:formula="of:=CONCATENATE([.A154];&quot;=&quot;;[.B154])" office:value-type="string">
            <text:p>program.h2.important=Важно</text:p>
          </table:table-cell>
          <table:table-cell table:number-columns-repeated="6" table:style-name="ce21"/>
          <table:table-cell table:number-columns-repeated="4" table:style-name="ce26"/>
        </table:table-row>
        <table:table-row table:style-name="ro5">
          <table:table-cell table:style-name="ce25" office:value-type="string">
            <text:p>program.p.important</text:p>
          </table:table-cell>
          <table:table-cell table:style-name="ce28"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1"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56];&quot;=&quot;;[.B15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ABOUT US -</text:p>
          </table:table-cell>
          <table:table-cell table:style-name="ce25"/>
          <table:table-cell table:style-name="ce21" table:formula="of:=CONCATENATE([.A157];&quot;=&quot;;[.B157])" office:value-type="string">
            <text:p># ABOUT US -=</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58];&quot;=&quot;;[.B158])"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aboutus.pagetitle</text:p>
          </table:table-cell>
          <table:table-cell table:style-name="ce28" office:value-type="string">
            <text:p>Об Авторах | Живи без Табака</text:p>
          </table:table-cell>
          <table:table-cell table:style-name="ce21" table:formula="of:=CONCATENATE([.A159];&quot;=&quot;;[.B159])" office:value-type="string">
            <text:p>aboutus.pagetitle=Об Авторах |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aboutus.h1.project</text:p>
          </table:table-cell>
          <table:table-cell table:style-name="ce28" office:value-type="string">
            <text:p>Проект</text:p>
          </table:table-cell>
          <table:table-cell table:style-name="ce21" table:formula="of:=CONCATENATE([.A160];&quot;=&quot;;[.B160])" office:value-type="string">
            <text:p>aboutus.h1.project=Проект</text:p>
          </table:table-cell>
          <table:table-cell table:number-columns-repeated="6" table:style-name="ce21"/>
          <table:table-cell table:number-columns-repeated="4" table:style-name="ce26"/>
        </table:table-row>
        <table:table-row table:style-name="ro5">
          <table:table-cell table:style-name="ce25" office:value-type="string">
            <text:p>aboutus.p.project.a</text:p>
          </table:table-cell>
          <table:table-cell table:style-name="ce28" office:value-type="string">
            <text:p>Проект "Живи без Табака" был разработан экспертами из</text:p>
          </table:table-cell>
          <table:table-cell table:style-name="ce21" table:formula="of:=CONCATENATE([.A161];&quot;=&quot;;[.B161])" office:value-type="string">
            <text:p>aboutus.p.project.a=Проект "Живи без Табака" был разработан экспертами из</text:p>
          </table:table-cell>
          <table:table-cell table:number-columns-repeated="6" table:style-name="ce21"/>
          <table:table-cell table:number-columns-repeated="4" table:style-name="ce26"/>
        </table:table-row>
        <table:table-row table:style-name="ro5">
          <table:table-cell table:style-name="ce25" office:value-type="string">
            <text:p>aboutus.p.project.b</text:p>
          </table:table-cell>
          <table:table-cell table:style-name="ce28" office:value-type="string">
            <text:p>В партнерстве с Медицинским Центром Университета Канзаса и Факультетом Компьютерных Наук из</text:p>
          </table:table-cell>
          <table:table-cell table:style-name="ce21"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1"/>
          <table:table-cell table:number-columns-repeated="4" table:style-name="ce26"/>
        </table:table-row>
        <table:table-row table:style-name="ro5">
          <table:table-cell table:style-name="ce25" office:value-type="string">
            <text:p>aboutus.p.project.c</text:p>
          </table:table-cell>
          <table:table-cell table:style-name="ce28" office:value-type="string">
            <text:p>Федерального Университета Жуиз-ди-Форы</text:p>
          </table:table-cell>
          <table:table-cell table:style-name="ce21" table:formula="of:=CONCATENATE([.A163];&quot;=&quot;;[.B163])" office:value-type="string">
            <text:p>aboutus.p.project.c=Федерального Университета Жуиз-ди-Форы</text:p>
          </table:table-cell>
          <table:table-cell table:number-columns-repeated="6" table:style-name="ce21"/>
          <table:table-cell table:number-columns-repeated="4" table:style-name="ce26"/>
        </table:table-row>
        <table:table-row table:style-name="ro15">
          <table:table-cell table:style-name="ce25" office:value-type="string">
            <text:p>aboutus.h1.funding</text:p>
          </table:table-cell>
          <table:table-cell table:style-name="ce28" office:value-type="string">
            <text:p>Финансирование</text:p>
          </table:table-cell>
          <table:table-cell table:style-name="ce21" table:formula="of:=CONCATENATE([.A164];&quot;=&quot;;[.B164])" office:value-type="string">
            <text:p>aboutus.h1.funding=Финансирование</text:p>
          </table:table-cell>
          <table:table-cell table:number-columns-repeated="6" table:style-name="ce21"/>
          <table:table-cell table:number-columns-repeated="4" table:style-name="ce26"/>
        </table:table-row>
        <table:table-row table:style-name="ro5">
          <table:table-cell table:style-name="ce25" office:value-type="string">
            <text:p>aboutus.p.funding.a</text:p>
          </table:table-cell>
          <table:table-cell table:style-name="ce28" office:value-type="string">
            <text:p>Данный проект финансируется из грантов агенств общественных исследований в Бразилии, такими как</text:p>
          </table:table-cell>
          <table:table-cell table:style-name="ce21"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1"/>
          <table:table-cell table:number-columns-repeated="4" table:style-name="ce26"/>
        </table:table-row>
        <table:table-row table:style-name="ro15">
          <table:table-cell table:style-name="ce25" office:value-type="string">
            <text:p>aboutus.p.funding.b</text:p>
          </table:table-cell>
          <table:table-cell table:style-name="ce28" office:value-type="string">
            <text:p>и</text:p>
          </table:table-cell>
          <table:table-cell table:style-name="ce21" table:formula="of:=CONCATENATE([.A166];&quot;=&quot;;[.B166])" office:value-type="string">
            <text:p>aboutus.p.funding.b=и</text:p>
          </table:table-cell>
          <table:table-cell table:number-columns-repeated="6" table:style-name="ce21"/>
          <table:table-cell table:number-columns-repeated="4" table:style-name="ce26"/>
        </table:table-row>
        <table:table-row table:style-name="ro15">
          <table:table-cell table:style-name="ce25" office:value-type="string">
            <text:p>aboutus.h1.authors</text:p>
          </table:table-cell>
          <table:table-cell table:style-name="ce28" office:value-type="string">
            <text:p>авторы</text:p>
          </table:table-cell>
          <table:table-cell table:style-name="ce21" table:formula="of:=CONCATENATE([.A167];&quot;=&quot;;[.B167])" office:value-type="string">
            <text:p>aboutus.h1.authors=авторы</text:p>
          </table:table-cell>
          <table:table-cell table:number-columns-repeated="6" table:style-name="ce21"/>
          <table:table-cell table:number-columns-repeated="4" table:style-name="ce26"/>
        </table:table-row>
        <table:table-row table:style-name="ro5">
          <table:table-cell table:style-name="ce25" office:value-type="string">
            <text:p>aboutus.h3.telmo</text:p>
          </table:table-cell>
          <table:table-cell table:style-name="ce28" office:value-type="string">
            <text:p>Доктор Тельмо Ронзани, профессор</text:p>
          </table:table-cell>
          <table:table-cell table:style-name="ce21" table:formula="of:=CONCATENATE([.A168];&quot;=&quot;;[.B168])" office:value-type="string">
            <text:p>aboutus.h3.telmo=Доктор Тельмо Ронзани, профессор</text:p>
          </table:table-cell>
          <table:table-cell table:number-columns-repeated="6" table:style-name="ce21"/>
          <table:table-cell table:number-columns-repeated="4" table:style-name="ce26"/>
        </table:table-row>
        <table:table-row table:style-name="ro18">
          <table:table-cell table:style-name="ce25" office:value-type="string">
            <text:p>aboutus.p.telmo</text:p>
          </table:table-cell>
          <table:table-cell table:style-name="ce28"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1"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1"/>
          <table:table-cell table:number-columns-repeated="4" table:style-name="ce26"/>
        </table:table-row>
        <table:table-row table:style-name="ro5">
          <table:table-cell table:style-name="ce25" office:value-type="string">
            <text:p>aboutus.linkcv</text:p>
          </table:table-cell>
          <table:table-cell table:style-name="ce28" office:value-type="string">
            <text:p>Резюме</text:p>
          </table:table-cell>
          <table:table-cell table:style-name="ce21" table:formula="of:=CONCATENATE([.A170];&quot;=&quot;;[.B170])" office:value-type="string">
            <text:p>aboutus.linkcv=Резюме</text:p>
          </table:table-cell>
          <table:table-cell table:number-columns-repeated="6" table:style-name="ce21"/>
          <table:table-cell table:number-columns-repeated="4" table:style-name="ce26"/>
        </table:table-row>
        <table:table-row table:style-name="ro18">
          <table:table-cell table:style-name="ce25" office:value-type="string">
            <text:p>aboutus.h3.laisa</text:p>
          </table:table-cell>
          <table:table-cell table:style-name="ce28" office:value-type="string">
            <text:p>Доктор Лайза Сартес, профессор</text:p>
          </table:table-cell>
          <table:table-cell table:style-name="ce21" table:formula="of:=CONCATENATE([.A171];&quot;=&quot;;[.B171])" office:value-type="string">
            <text:p>aboutus.h3.laisa=Доктор Лайза Сартес, профессор</text:p>
          </table:table-cell>
          <table:table-cell table:number-columns-repeated="6" table:style-name="ce21"/>
          <table:table-cell table:number-columns-repeated="4" table:style-name="ce26"/>
        </table:table-row>
        <table:table-row table:style-name="ro5">
          <table:table-cell table:style-name="ce25" office:value-type="string">
            <text:p>aboutus.p.laisa</text:p>
          </table:table-cell>
          <table:table-cell table:style-name="ce28"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1"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1"/>
          <table:table-cell table:number-columns-repeated="4" table:style-name="ce26"/>
        </table:table-row>
        <table:table-row table:style-name="ro5">
          <table:table-cell table:style-name="ce25" office:value-type="string">
            <text:p>aboutus.h3.heder</text:p>
          </table:table-cell>
          <table:table-cell table:style-name="ce28" office:value-type="string">
            <text:p>Доктор Эдер Соарес Бернардино, профессор</text:p>
          </table:table-cell>
          <table:table-cell table:style-name="ce21" table:formula="of:=CONCATENATE([.A173];&quot;=&quot;;[.B173])" office:value-type="string">
            <text:p>aboutus.h3.heder=Доктор Эдер Соарес Бернардино, профессор</text:p>
          </table:table-cell>
          <table:table-cell table:number-columns-repeated="6" table:style-name="ce21"/>
          <table:table-cell table:number-columns-repeated="4" table:style-name="ce26"/>
        </table:table-row>
        <table:table-row table:style-name="ro5">
          <table:table-cell table:style-name="ce25" office:value-type="string">
            <text:p>aboutus.p.heder</text:p>
          </table:table-cell>
          <table:table-cell table:style-name="ce28"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1"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1"/>
          <table:table-cell table:number-columns-repeated="4" table:style-name="ce26"/>
        </table:table-row>
        <table:table-row table:style-name="ro5">
          <table:table-cell table:style-name="ce25" office:value-type="string">
            <text:p>aboutus.h3.henrique</text:p>
          </table:table-cell>
          <table:table-cell table:style-name="ce28" office:value-type="string">
            <text:p>Энрике Пинто Гомиде, магистр в области Психологии.</text:p>
          </table:table-cell>
          <table:table-cell table:style-name="ce21" table:formula="of:=CONCATENATE([.A175];&quot;=&quot;;[.B175])" office:value-type="string">
            <text:p>aboutus.h3.henrique=Энрике Пинто Гомиде, магистр в области Психологии.</text:p>
          </table:table-cell>
          <table:table-cell table:number-columns-repeated="6" table:style-name="ce21"/>
          <table:table-cell table:number-columns-repeated="4" table:style-name="ce26"/>
        </table:table-row>
        <table:table-row table:style-name="ro5">
          <table:table-cell table:style-name="ce25" office:value-type="string">
            <text:p>aboutus.p.henrique</text:p>
          </table:table-cell>
          <table:table-cell table:style-name="ce28"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1"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1"/>
          <table:table-cell table:number-columns-repeated="4" table:style-name="ce26"/>
        </table:table-row>
        <table:table-row table:style-name="ro5">
          <table:table-cell table:style-name="ce25" office:value-type="string">
            <text:p>aboutus.h3.leonardo</text:p>
          </table:table-cell>
          <table:table-cell table:style-name="ce28" office:value-type="string">
            <text:p>Леонардо Фернандес Мартины, магистр в области Психологии.</text:p>
          </table:table-cell>
          <table:table-cell table:style-name="ce21" table:formula="of:=CONCATENATE([.A177];&quot;=&quot;;[.B177])" office:value-type="string">
            <text:p>aboutus.h3.leonardo=Леонардо Фернандес Мартины, магистр в области Психологии.</text:p>
          </table:table-cell>
          <table:table-cell table:number-columns-repeated="6" table:style-name="ce21"/>
          <table:table-cell table:number-columns-repeated="4" table:style-name="ce26"/>
        </table:table-row>
        <table:table-row table:style-name="ro5">
          <table:table-cell table:style-name="ce25"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1"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1"/>
          <table:table-cell table:number-columns-repeated="4" table:style-name="ce26"/>
        </table:table-row>
        <table:table-row table:style-name="ro15">
          <table:table-cell table:style-name="ce25" office:value-type="string">
            <text:p>aboutus.h3.thiago</text:p>
          </table:table-cell>
          <table:table-cell table:style-name="ce28" office:value-type="string">
            <text:p>Чиаго Коста Ризути да Роша</text:p>
          </table:table-cell>
          <table:table-cell table:style-name="ce21" table:formula="of:=CONCATENATE([.A179];&quot;=&quot;;[.B179])" office:value-type="string">
            <text:p>aboutus.h3.thiago=Чиаго Коста Ризути да Роша</text:p>
          </table:table-cell>
          <table:table-cell table:number-columns-repeated="6" table:style-name="ce21"/>
          <table:table-cell table:number-columns-repeated="4" table:style-name="ce26"/>
        </table:table-row>
        <table:table-row table:style-name="ro15">
          <table:table-cell table:style-name="ce25" office:value-type="string">
            <text:p>aboutus.p.thiago</text:p>
          </table:table-cell>
          <table:table-cell table:style-name="ce28"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1"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1"/>
          <table:table-cell table:number-columns-repeated="4" table:style-name="ce26"/>
        </table:table-row>
        <table:table-row table:style-name="ro5">
          <table:table-cell table:style-name="ce25" office:value-type="string">
            <text:p>aboutus.h3.andressa</text:p>
          </table:table-cell>
          <table:table-cell table:style-name="ce28" office:value-type="string">
            <text:p>Андресса Бианчи Гумиер</text:p>
          </table:table-cell>
          <table:table-cell table:style-name="ce21" table:formula="of:=CONCATENATE([.A181];&quot;=&quot;;[.B181])" office:value-type="string">
            <text:p>aboutus.h3.andressa=Андресса Бианчи Гумиер</text:p>
          </table:table-cell>
          <table:table-cell table:number-columns-repeated="6" table:style-name="ce21"/>
          <table:table-cell table:number-columns-repeated="4" table:style-name="ce26"/>
        </table:table-row>
        <table:table-row table:style-name="ro5">
          <table:table-cell table:style-name="ce25" office:value-type="string">
            <text:p>aboutus.p.andressa</text:p>
          </table:table-cell>
          <table:table-cell table:style-name="ce28"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1"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1"/>
          <table:table-cell table:number-columns-repeated="4" table:style-name="ce26"/>
        </table:table-row>
        <table:table-row table:style-name="ro15">
          <table:table-cell table:style-name="ce28" office:value-type="string">
            <text:p>aboutus.h3.nathalia</text:p>
          </table:table-cell>
          <table:table-cell table:style-name="ce28" office:value-type="string">
            <text:p>Наталия Мунк Машадо</text:p>
          </table:table-cell>
          <table:table-cell table:style-name="ce21" table:formula="of:=CONCATENATE([.A183];&quot;=&quot;;[.B183])" office:value-type="string">
            <text:p>aboutus.h3.nathalia=Наталия Мунк Машадо</text:p>
          </table:table-cell>
          <table:table-cell table:number-columns-repeated="6" table:style-name="ce21"/>
          <table:table-cell table:number-columns-repeated="4" table:style-name="ce26"/>
        </table:table-row>
        <table:table-row table:style-name="ro5">
          <table:table-cell table:style-name="ce28" office:value-type="string">
            <text:p>aboutus.p.nathalia</text:p>
          </table:table-cell>
          <table:table-cell table:style-name="ce28"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1"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1"/>
          <table:table-cell table:number-columns-repeated="4" table:style-name="ce26"/>
        </table:table-row>
        <table:table-row table:style-name="ro5">
          <table:table-cell table:style-name="ce28" office:value-type="string">
            <text:p>aboutus.h3.danielacarvalho</text:p>
          </table:table-cell>
          <table:table-cell table:style-name="ce28" office:value-type="string">
            <text:p>Даниэла Карвальо</text:p>
          </table:table-cell>
          <table:table-cell table:style-name="ce21" table:formula="of:=CONCATENATE([.A185];&quot;=&quot;;[.B185])" office:value-type="string">
            <text:p>aboutus.h3.danielacarvalho=Даниэла Карвальо</text:p>
          </table:table-cell>
          <table:table-cell table:number-columns-repeated="6" table:style-name="ce21"/>
          <table:table-cell table:number-columns-repeated="4" table:style-name="ce26"/>
        </table:table-row>
        <table:table-row table:style-name="ro5">
          <table:table-cell table:style-name="ce28" office:value-type="string">
            <text:p>aboutus.p.danielacarvalho</text:p>
          </table:table-cell>
          <table:table-cell table:style-name="ce28"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1"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187];&quot;=&quot;;[.B18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CONTATO</text:p>
          </table:table-cell>
          <table:table-cell table:style-name="ce25"/>
          <table:table-cell table:style-name="ce21" table:formula="of:=CONCATENATE([.A188];&quot;=&quot;;[.B188])" office:value-type="string">
            <text:p># CONTATO=</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189];&quot;=&quot;;[.B189])" office:value-type="string">
            <text:p>###################################=</text:p>
          </table:table-cell>
          <table:table-cell table:number-columns-repeated="6" table:style-name="ce21"/>
          <table:table-cell table:number-columns-repeated="4" table:style-name="ce26"/>
        </table:table-row>
        <table:table-row table:style-name="ro20">
          <table:table-cell table:style-name="ce25" office:value-type="string">
            <text:p>contact.h1</text:p>
          </table:table-cell>
          <table:table-cell table:style-name="ce28" office:value-type="string">
            <text:p>Контакт</text:p>
          </table:table-cell>
          <table:table-cell table:style-name="ce21" table:formula="of:=CONCATENATE([.A190];&quot;=&quot;;[.B190])" office:value-type="string">
            <text:p>contact.h1=Контакт</text:p>
          </table:table-cell>
          <table:table-cell table:number-columns-repeated="6" table:style-name="ce21"/>
          <table:table-cell table:number-columns-repeated="4" table:style-name="ce26"/>
        </table:table-row>
        <table:table-row table:style-name="ro5">
          <table:table-cell table:style-name="ce25" office:value-type="string">
            <text:p>contact.titlepage</text:p>
          </table:table-cell>
          <table:table-cell table:style-name="ce28" office:value-type="string">
            <text:p>Контакт | Живи без Табака</text:p>
          </table:table-cell>
          <table:table-cell table:style-name="ce21" table:formula="of:=CONCATENATE([.A191];&quot;=&quot;;[.B191])" office:value-type="string">
            <text:p>contact.titlepage=Контакт | Живи без Табака</text:p>
          </table:table-cell>
          <table:table-cell table:number-columns-repeated="6" table:style-name="ce21"/>
          <table:table-cell table:number-columns-repeated="4" table:style-name="ce26"/>
        </table:table-row>
        <table:table-row table:style-name="ro20">
          <table:table-cell table:style-name="ce25" office:value-type="string">
            <text:p>contact.h4.a</text:p>
          </table:table-cell>
          <table:table-cell table:style-name="ce28" office:value-type="string">
            <text:p>Эл. почта: contato@vivasemtabaco.com.br</text:p>
          </table:table-cell>
          <table:table-cell table:style-name="ce21" table:formula="of:=CONCATENATE([.A192];&quot;=&quot;;[.B192])" office:value-type="string">
            <text:p>contact.h4.a=Эл. почта: contato@vivasemtabaco.com.br</text:p>
          </table:table-cell>
          <table:table-cell table:number-columns-repeated="6" table:style-name="ce21"/>
          <table:table-cell table:number-columns-repeated="4" table:style-name="ce26"/>
        </table:table-row>
        <table:table-row table:style-name="ro5">
          <table:table-cell table:style-name="ce25" office:value-type="string">
            <text:p>contact.h4.b</text:p>
          </table:table-cell>
          <table:table-cell table:style-name="ce28" office:value-type="string">
            <text:p>Твиттер: @vivasemtabaco</text:p>
          </table:table-cell>
          <table:table-cell table:style-name="ce21" table:formula="of:=CONCATENATE([.A193];&quot;=&quot;;[.B193])" office:value-type="string">
            <text:p>contact.h4.b=Твиттер: @vivasemtabaco</text:p>
          </table:table-cell>
          <table:table-cell table:number-columns-repeated="6" table:style-name="ce21"/>
          <table:table-cell table:number-columns-repeated="4" table:style-name="ce26"/>
        </table:table-row>
        <table:table-row table:style-name="ro19">
          <table:table-cell table:style-name="ce25" office:value-type="string">
            <text:p>contact.h2</text:p>
          </table:table-cell>
          <table:table-cell table:style-name="ce28" office:value-type="string">
            <text:p>Отправить</text:p>
          </table:table-cell>
          <table:table-cell table:style-name="ce21" table:formula="of:=CONCATENATE([.A194];&quot;=&quot;;[.B194])" office:value-type="string">
            <text:p>contact.h2=Отправить</text:p>
          </table:table-cell>
          <table:table-cell table:number-columns-repeated="6" table:style-name="ce21"/>
          <table:table-cell table:number-columns-repeated="4" table:style-name="ce26"/>
        </table:table-row>
        <table:table-row table:style-name="ro5">
          <table:table-cell table:style-name="ce25" office:value-type="string">
            <text:p>contact.h4.msg</text:p>
          </table:table-cell>
          <table:table-cell table:style-name="ce28" office:value-type="string">
            <text:p>Сообщение</text:p>
          </table:table-cell>
          <table:table-cell table:style-name="ce21" table:formula="of:=CONCATENATE([.A195];&quot;=&quot;;[.B195])" office:value-type="string">
            <text:p>contact.h4.msg=Сообщение</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196];&quot;=&quot;;[.B19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NEW ACCOUNT</text:p>
          </table:table-cell>
          <table:table-cell table:style-name="ce25"/>
          <table:table-cell table:style-name="ce21" table:formula="of:=CONCATENATE([.A197];&quot;=&quot;;[.B197])" office:value-type="string">
            <text:p># NEW ACCOUNT=</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198];&quot;=&quot;;[.B198])"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naccount.titlepage</text:p>
          </table:table-cell>
          <table:table-cell table:style-name="ce28" office:value-type="string">
            <text:p>Создать новый профайл | Живи без Табака</text:p>
          </table:table-cell>
          <table:table-cell table:style-name="ce21" table:formula="of:=CONCATENATE([.A199];&quot;=&quot;;[.B199])" office:value-type="string">
            <text:p>naccount.titlepage=Создать новый профайл | Живи без Табака</text:p>
          </table:table-cell>
          <table:table-cell table:number-columns-repeated="6" table:style-name="ce21"/>
          <table:table-cell table:number-columns-repeated="4" table:style-name="ce26"/>
        </table:table-row>
        <table:table-row table:style-name="ro20">
          <table:table-cell table:style-name="ce25" office:value-type="string">
            <text:p>naccount.register</text:p>
          </table:table-cell>
          <table:table-cell table:style-name="ce28" office:value-type="string">
            <text:p>Зарегистрироваться</text:p>
          </table:table-cell>
          <table:table-cell table:style-name="ce21" table:formula="of:=CONCATENATE([.A200];&quot;=&quot;;[.B200])" office:value-type="string">
            <text:p>naccount.register=Зарегистрироваться</text:p>
          </table:table-cell>
          <table:table-cell table:number-columns-repeated="6" table:style-name="ce21"/>
          <table:table-cell table:number-columns-repeated="4" table:style-name="ce26"/>
        </table:table-row>
        <table:table-row table:style-name="ro5">
          <table:table-cell table:style-name="ce37" office:value-type="string" office:value="naccount.name">
            <text:p><text:a xlink:href="http://naccount.name/">naccount.name</text:a></text:p>
          </table:table-cell>
          <table:table-cell table:style-name="ce28" office:value-type="string">
            <text:p>Имя</text:p>
          </table:table-cell>
          <table:table-cell table:style-name="ce21" table:formula="of:=CONCATENATE([.A201];&quot;=&quot;;[.B201])" office:value-type="string">
            <text:p>naccount.name=Имя</text:p>
          </table:table-cell>
          <table:table-cell table:number-columns-repeated="6" table:style-name="ce21"/>
          <table:table-cell table:number-columns-repeated="4" table:style-name="ce26"/>
        </table:table-row>
        <table:table-row table:style-name="ro5">
          <table:table-cell table:style-name="ce25" office:value-type="string">
            <text:p>naccount.fullname</text:p>
          </table:table-cell>
          <table:table-cell table:style-name="ce28" office:value-type="string">
            <text:p>Полное имя</text:p>
          </table:table-cell>
          <table:table-cell table:style-name="ce21" table:formula="of:=CONCATENATE([.A202];&quot;=&quot;;[.B202])" office:value-type="string">
            <text:p>naccount.fullname=Полное имя</text:p>
          </table:table-cell>
          <table:table-cell table:number-columns-repeated="6" table:style-name="ce21"/>
          <table:table-cell table:number-columns-repeated="4" table:style-name="ce26"/>
        </table:table-row>
        <table:table-row table:style-name="ro5">
          <table:table-cell table:style-name="ce25" office:value-type="string">
            <text:p>naccount.invalidemail</text:p>
          </table:table-cell>
          <table:table-cell table:style-name="ce28" office:value-type="string">
            <text:p>Адрес электронной почты неверен</text:p>
          </table:table-cell>
          <table:table-cell table:style-name="ce21" table:formula="of:=CONCATENATE([.A203];&quot;=&quot;;[.B203])" office:value-type="string">
            <text:p>naccount.invalidemail=Адрес электронной почты неверен</text:p>
          </table:table-cell>
          <table:table-cell table:number-columns-repeated="6" table:style-name="ce21"/>
          <table:table-cell table:number-columns-repeated="4" table:style-name="ce26"/>
        </table:table-row>
        <table:table-row table:style-name="ro5">
          <table:table-cell table:style-name="ce25" office:value-type="string">
            <text:p>naccount.rpt.psw</text:p>
          </table:table-cell>
          <table:table-cell table:style-name="ce28" office:value-type="string">
            <text:p>Повторите пароль</text:p>
          </table:table-cell>
          <table:table-cell table:style-name="ce21" table:formula="of:=CONCATENATE([.A204];&quot;=&quot;;[.B204])" office:value-type="string">
            <text:p>naccount.rpt.psw=Повторите пароль</text:p>
          </table:table-cell>
          <table:table-cell table:number-columns-repeated="6" table:style-name="ce21"/>
          <table:table-cell table:number-columns-repeated="4" table:style-name="ce26"/>
        </table:table-row>
        <table:table-row table:style-name="ro5">
          <table:table-cell table:style-name="ce25" office:value-type="string">
            <text:p>naccount.birthdate</text:p>
          </table:table-cell>
          <table:table-cell table:style-name="ce28" office:value-type="string">
            <text:p>Дата Рождения</text:p>
          </table:table-cell>
          <table:table-cell table:style-name="ce21" table:formula="of:=CONCATENATE([.A205];&quot;=&quot;;[.B205])" office:value-type="string">
            <text:p>naccount.birthdate=Дата Рождения</text:p>
          </table:table-cell>
          <table:table-cell table:number-columns-repeated="6" table:style-name="ce21"/>
          <table:table-cell table:number-columns-repeated="4" table:style-name="ce26"/>
        </table:table-row>
        <table:table-row table:style-name="ro5">
          <table:table-cell table:style-name="ce25" office:value-type="string">
            <text:p>naccount.day</text:p>
          </table:table-cell>
          <table:table-cell table:style-name="ce28" office:value-type="string">
            <text:p>День</text:p>
          </table:table-cell>
          <table:table-cell table:style-name="ce21" table:formula="of:=CONCATENATE([.A206];&quot;=&quot;;[.B206])" office:value-type="string">
            <text:p>naccount.day=День</text:p>
          </table:table-cell>
          <table:table-cell table:number-columns-repeated="6" table:style-name="ce21"/>
          <table:table-cell table:number-columns-repeated="4" table:style-name="ce26"/>
        </table:table-row>
        <table:table-row table:style-name="ro5">
          <table:table-cell table:style-name="ce25" office:value-type="string">
            <text:p>naccount.month</text:p>
          </table:table-cell>
          <table:table-cell table:style-name="ce28" office:value-type="string">
            <text:p>Месяц</text:p>
          </table:table-cell>
          <table:table-cell table:style-name="ce21" table:formula="of:=CONCATENATE([.A207];&quot;=&quot;;[.B207])" office:value-type="string">
            <text:p>naccount.month=Месяц</text:p>
          </table:table-cell>
          <table:table-cell table:number-columns-repeated="6" table:style-name="ce21"/>
          <table:table-cell table:number-columns-repeated="4" table:style-name="ce26"/>
        </table:table-row>
        <table:table-row table:style-name="ro5">
          <table:table-cell table:style-name="ce25" office:value-type="string">
            <text:p>naccount.year</text:p>
          </table:table-cell>
          <table:table-cell table:style-name="ce28" office:value-type="string">
            <text:p>Год</text:p>
          </table:table-cell>
          <table:table-cell table:style-name="ce21" table:formula="of:=CONCATENATE([.A208];&quot;=&quot;;[.B208])" office:value-type="string">
            <text:p>naccount.year=Год</text:p>
          </table:table-cell>
          <table:table-cell table:number-columns-repeated="6" table:style-name="ce21"/>
          <table:table-cell table:number-columns-repeated="4" table:style-name="ce26"/>
        </table:table-row>
        <table:table-row table:style-name="ro5">
          <table:table-cell table:style-name="ce25" office:value-type="string">
            <text:p>naccount.sex</text:p>
          </table:table-cell>
          <table:table-cell table:style-name="ce28" office:value-type="string">
            <text:p>Пол</text:p>
          </table:table-cell>
          <table:table-cell table:style-name="ce21" table:formula="of:=CONCATENATE([.A209];&quot;=&quot;;[.B209])" office:value-type="string">
            <text:p>naccount.sex=Пол</text:p>
          </table:table-cell>
          <table:table-cell table:number-columns-repeated="6" table:style-name="ce21"/>
          <table:table-cell table:number-columns-repeated="4" table:style-name="ce26"/>
        </table:table-row>
        <table:table-row table:style-name="ro5">
          <table:table-cell table:style-name="ce25" office:value-type="string">
            <text:p>naccount.female</text:p>
          </table:table-cell>
          <table:table-cell table:style-name="ce28" office:value-type="string">
            <text:p>Женский</text:p>
          </table:table-cell>
          <table:table-cell table:style-name="ce21" table:formula="of:=CONCATENATE([.A210];&quot;=&quot;;[.B210])" office:value-type="string">
            <text:p>naccount.female=Женский</text:p>
          </table:table-cell>
          <table:table-cell table:number-columns-repeated="6" table:style-name="ce21"/>
          <table:table-cell table:number-columns-repeated="4" table:style-name="ce26"/>
        </table:table-row>
        <table:table-row table:style-name="ro5">
          <table:table-cell table:style-name="ce25" office:value-type="string">
            <text:p>naccount.male</text:p>
          </table:table-cell>
          <table:table-cell table:style-name="ce28" office:value-type="string">
            <text:p>Мужской</text:p>
          </table:table-cell>
          <table:table-cell table:style-name="ce21" table:formula="of:=CONCATENATE([.A211];&quot;=&quot;;[.B211])" office:value-type="string">
            <text:p>naccount.male=Мужской</text:p>
          </table:table-cell>
          <table:table-cell table:number-columns-repeated="6" table:style-name="ce21"/>
          <table:table-cell table:number-columns-repeated="4" table:style-name="ce26"/>
        </table:table-row>
        <table:table-row table:style-name="ro5">
          <table:table-cell table:style-name="ce25" office:value-type="string">
            <text:p>naccount.already.registered</text:p>
          </table:table-cell>
          <table:table-cell table:style-name="ce28" office:value-type="string">
            <text:p>Уже зарегистрированы?</text:p>
          </table:table-cell>
          <table:table-cell table:style-name="ce21" table:formula="of:=CONCATENATE([.A212];&quot;=&quot;;[.B212])" office:value-type="string">
            <text:p>naccount.already.registered=Уже зарегистрированы?</text:p>
          </table:table-cell>
          <table:table-cell table:number-columns-repeated="6" table:style-name="ce21"/>
          <table:table-cell table:number-columns-repeated="4" table:style-name="ce26"/>
        </table:table-row>
        <table:table-row table:style-name="ro5">
          <table:table-cell table:style-name="ce25" office:value-type="string">
            <text:p>naccount.p.botton</text:p>
          </table:table-cell>
          <table:table-cell table:style-name="ce28" office:value-type="string">
            <text:p>Регистрируясь, Вы соглашаетесь с Правилами Пользования.</text:p>
          </table:table-cell>
          <table:table-cell table:style-name="ce21" table:formula="of:=CONCATENATE([.A213];&quot;=&quot;;[.B213])" office:value-type="string">
            <text:p>naccount.p.botton=Регистрируясь, Вы соглашаетесь с Правилами Пользования.</text:p>
          </table:table-cell>
          <table:table-cell table:number-columns-repeated="6" table:style-name="ce21"/>
          <table:table-cell table:number-columns-repeated="4" table:style-name="ce26"/>
        </table:table-row>
        <table:table-row table:style-name="ro5">
          <table:table-cell table:style-name="ce25" office:value-type="string">
            <text:p>naccount.already.userterms</text:p>
          </table:table-cell>
          <table:table-cell table:style-name="ce28" office:value-type="string">
            <text:p>Правила Пользования</text:p>
          </table:table-cell>
          <table:table-cell table:style-name="ce21" table:formula="of:=CONCATENATE([.A214];&quot;=&quot;;[.B214])" office:value-type="string">
            <text:p>naccount.already.userterms=Правила Пользования</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215];&quot;=&quot;;[.B21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TERMS OF USE</text:p>
          </table:table-cell>
          <table:table-cell table:style-name="ce25"/>
          <table:table-cell table:style-name="ce21" table:formula="of:=CONCATENATE([.A216];&quot;=&quot;;[.B216])" office:value-type="string">
            <text:p># TERMS OF USE=</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217];&quot;=&quot;;[.B21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terms.pagetitle</text:p>
          </table:table-cell>
          <table:table-cell table:style-name="ce28" office:value-type="string">
            <text:p>Правила Пользования | Живи без Табака</text:p>
          </table:table-cell>
          <table:table-cell table:style-name="ce21" table:formula="of:=CONCATENATE([.A218];&quot;=&quot;;[.B218])" office:value-type="string">
            <text:p>terms.pagetitle=Правила Пользования |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terms.title.h1</text:p>
          </table:table-cell>
          <table:table-cell table:style-name="ce28" office:value-type="string">
            <text:p>Условия ответственности, нормы приватности и условия пользования веб-сайта</text:p>
          </table:table-cell>
          <table:table-cell table:style-name="ce21"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1"/>
          <table:table-cell table:number-columns-repeated="4" table:style-name="ce26"/>
        </table:table-row>
        <table:table-row table:style-name="ro5">
          <table:table-cell table:style-name="ce25" office:value-type="string">
            <text:p>terms.p.version</text:p>
          </table:table-cell>
          <table:table-cell table:style-name="ce28" office:value-type="string">
            <text:p>Версия: 1.0</text:p>
          </table:table-cell>
          <table:table-cell table:style-name="ce21" table:formula="of:=CONCATENATE([.A220];&quot;=&quot;;[.B220])" office:value-type="string">
            <text:p>terms.p.version=Версия: 1.0</text:p>
          </table:table-cell>
          <table:table-cell table:number-columns-repeated="6" table:style-name="ce21"/>
          <table:table-cell table:number-columns-repeated="4" table:style-name="ce26"/>
        </table:table-row>
        <table:table-row table:style-name="ro5">
          <table:table-cell table:style-name="ce25" office:value-type="string">
            <text:p>terms.description.p1</text:p>
          </table:table-cell>
          <table:table-cell table:style-name="ce28"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1"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1"/>
          <table:table-cell table:number-columns-repeated="4" table:style-name="ce26"/>
        </table:table-row>
        <table:table-row table:style-name="ro5">
          <table:table-cell table:style-name="ce25" office:value-type="string">
            <text:p>terms.description.p2</text:p>
          </table:table-cell>
          <table:table-cell table:style-name="ce28" office:value-type="string">
            <text:p>Данный сайт был разработан для предложения онлайн программы по лечению табакозависимости.</text:p>
          </table:table-cell>
          <table:table-cell table:style-name="ce21"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1"/>
          <table:table-cell table:number-columns-repeated="4" table:style-name="ce26"/>
        </table:table-row>
        <table:table-row table:style-name="ro5">
          <table:table-cell table:style-name="ce25" office:value-type="string">
            <text:p>terms.description.p3</text:p>
          </table:table-cell>
          <table:table-cell table:style-name="ce28" office:value-type="string">
            <text:p>Эта программа не может заменить лечение профессиональных врачей.</text:p>
          </table:table-cell>
          <table:table-cell table:style-name="ce21"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1"/>
          <table:table-cell table:number-columns-repeated="4" table:style-name="ce26"/>
        </table:table-row>
        <table:table-row table:style-name="ro5">
          <table:table-cell table:style-name="ce25" office:value-type="string">
            <text:p>terms.description.p4</text:p>
          </table:table-cell>
          <table:table-cell table:style-name="ce28"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1"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1"/>
          <table:table-cell table:number-columns-repeated="4" table:style-name="ce26"/>
        </table:table-row>
        <table:table-row table:style-name="ro5">
          <table:table-cell table:style-name="ce25" office:value-type="string">
            <text:p>terms.access.h3</text:p>
          </table:table-cell>
          <table:table-cell table:style-name="ce28" office:value-type="string">
            <text:p>Доступ к веб-сайту</text:p>
          </table:table-cell>
          <table:table-cell table:style-name="ce21" table:formula="of:=CONCATENATE([.A225];&quot;=&quot;;[.B225])" office:value-type="string">
            <text:p>terms.access.h3=Доступ к веб-сайту</text:p>
          </table:table-cell>
          <table:table-cell table:number-columns-repeated="6" table:style-name="ce21"/>
          <table:table-cell table:number-columns-repeated="4" table:style-name="ce26"/>
        </table:table-row>
        <table:table-row table:style-name="ro5">
          <table:table-cell table:style-name="ce25" office:value-type="string">
            <text:p>terms.access.p</text:p>
          </table:table-cell>
          <table:table-cell table:style-name="ce28"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1"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1"/>
          <table:table-cell table:number-columns-repeated="4" table:style-name="ce26"/>
        </table:table-row>
        <table:table-row table:style-name="ro5">
          <table:table-cell table:style-name="ce25" office:value-type="string">
            <text:p>terms.restrains.h3</text:p>
          </table:table-cell>
          <table:table-cell table:style-name="ce28" office:value-type="string">
            <text:p>Запреты</text:p>
          </table:table-cell>
          <table:table-cell table:style-name="ce21" table:formula="of:=CONCATENATE([.A227];&quot;=&quot;;[.B227])" office:value-type="string">
            <text:p>terms.restrains.h3=Запреты</text:p>
          </table:table-cell>
          <table:table-cell table:number-columns-repeated="6" table:style-name="ce21"/>
          <table:table-cell table:number-columns-repeated="4" table:style-name="ce26"/>
        </table:table-row>
        <table:table-row table:style-name="ro5">
          <table:table-cell table:style-name="ce25" office:value-type="string">
            <text:p>terms.restrains.li1</text:p>
          </table:table-cell>
          <table:table-cell table:style-name="ce28" office:value-type="string">
            <text:p>Использовать без разрешения чужие имена, имена пользователей или пароли во время пользования сайтом;</text:p>
          </table:table-cell>
          <table:table-cell table:style-name="ce21"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1"/>
          <table:table-cell table:number-columns-repeated="4" table:style-name="ce26"/>
        </table:table-row>
        <table:table-row table:style-name="ro5">
          <table:table-cell table:style-name="ce25" office:value-type="string">
            <text:p>terms.restrains.li2</text:p>
          </table:table-cell>
          <table:table-cell table:style-name="ce28"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1"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1"/>
          <table:table-cell table:number-columns-repeated="4" table:style-name="ce26"/>
        </table:table-row>
        <table:table-row table:style-name="ro5">
          <table:table-cell table:style-name="ce25" office:value-type="string">
            <text:p>terms.restrains.li3</text:p>
          </table:table-cell>
          <table:table-cell table:style-name="ce28" office:value-type="string">
            <text:p>Предоставлять сайту конфиденциальную информацию;</text:p>
          </table:table-cell>
          <table:table-cell table:style-name="ce21" table:formula="of:=CONCATENATE([.A230];&quot;=&quot;;[.B230])" office:value-type="string">
            <text:p>terms.restrains.li3=Предоставлять сайту конфиденциальную информацию;</text:p>
          </table:table-cell>
          <table:table-cell table:number-columns-repeated="6" table:style-name="ce21"/>
          <table:table-cell table:number-columns-repeated="4" table:style-name="ce26"/>
        </table:table-row>
        <table:table-row table:style-name="ro5">
          <table:table-cell table:style-name="ce25" office:value-type="string">
            <text:p>terms.restrains.li4</text:p>
          </table:table-cell>
          <table:table-cell table:style-name="ce28" office:value-type="string">
            <text:p>Использовать данный сайт для нарушения закона и правил или покушаться на права третьих лиц; или</text:p>
          </table:table-cell>
          <table:table-cell table:style-name="ce21"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1"/>
          <table:table-cell table:number-columns-repeated="4" table:style-name="ce26"/>
        </table:table-row>
        <table:table-row table:style-name="ro5">
          <table:table-cell table:style-name="ce25" office:value-type="string">
            <text:p>terms.restrains.li5</text:p>
          </table:table-cell>
          <table:table-cell table:style-name="ce28" office:value-type="string">
            <text:p>Передавать информацию вирусного или иного содержания, которая может препятствовать работе сайта.</text:p>
          </table:table-cell>
          <table:table-cell table:style-name="ce21"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1"/>
          <table:table-cell table:number-columns-repeated="4" table:style-name="ce26"/>
        </table:table-row>
        <table:table-row table:style-name="ro5">
          <table:table-cell table:style-name="ce25" office:value-type="string">
            <text:p>terms.garanties.h3</text:p>
          </table:table-cell>
          <table:table-cell table:style-name="ce28" office:value-type="string">
            <text:p>Гарантии</text:p>
          </table:table-cell>
          <table:table-cell table:style-name="ce21" table:formula="of:=CONCATENATE([.A233];&quot;=&quot;;[.B233])" office:value-type="string">
            <text:p>terms.garanties.h3=Гарантии</text:p>
          </table:table-cell>
          <table:table-cell table:number-columns-repeated="6" table:style-name="ce21"/>
          <table:table-cell table:number-columns-repeated="4" table:style-name="ce26"/>
        </table:table-row>
        <table:table-row table:style-name="ro5">
          <table:table-cell table:style-name="ce25" office:value-type="string">
            <text:p>terms.garanties.p1</text:p>
          </table:table-cell>
          <table:table-cell table:style-name="ce28"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1"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1"/>
          <table:table-cell table:number-columns-repeated="4" table:style-name="ce26"/>
        </table:table-row>
        <table:table-row table:style-name="ro5">
          <table:table-cell table:style-name="ce25" office:value-type="string">
            <text:p>terms.garanties.p2</text:p>
          </table:table-cell>
          <table:table-cell table:style-name="ce28" office:value-type="string">
            <text:p>Сайт не гарантирует, что сервис будет доступен непрерывно и постоянно.</text:p>
          </table:table-cell>
          <table:table-cell table:style-name="ce21"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1"/>
          <table:table-cell table:number-columns-repeated="4" table:style-name="ce26"/>
        </table:table-row>
        <table:table-row table:style-name="ro5">
          <table:table-cell table:style-name="ce25" office:value-type="string">
            <text:p>terms.garanties.p3</text:p>
          </table:table-cell>
          <table:table-cell table:style-name="ce28"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1"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1"/>
          <table:table-cell table:number-columns-repeated="4" table:style-name="ce26"/>
        </table:table-row>
        <table:table-row table:style-name="ro5">
          <table:table-cell table:style-name="ce25" office:value-type="string">
            <text:p>terms.thirdparty.h3</text:p>
          </table:table-cell>
          <table:table-cell table:style-name="ce28" office:value-type="string">
            <text:p>Услуги и Материалы от Третьих Лиц</text:p>
          </table:table-cell>
          <table:table-cell table:style-name="ce21" table:formula="of:=CONCATENATE([.A237];&quot;=&quot;;[.B237])" office:value-type="string">
            <text:p>terms.thirdparty.h3=Услуги и Материалы от Третьих Лиц</text:p>
          </table:table-cell>
          <table:table-cell table:number-columns-repeated="6" table:style-name="ce21"/>
          <table:table-cell table:number-columns-repeated="4" table:style-name="ce26"/>
        </table:table-row>
        <table:table-row table:style-name="ro5">
          <table:table-cell table:style-name="ce25" office:value-type="string">
            <text:p>terms.thirdparty.p</text:p>
          </table:table-cell>
          <table:table-cell table:style-name="ce28"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1"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1"/>
          <table:table-cell table:number-columns-repeated="4" table:style-name="ce26"/>
        </table:table-row>
        <table:table-row table:style-name="ro15">
          <table:table-cell table:style-name="ce25" office:value-type="string">
            <text:p>terms.links.h3</text:p>
          </table:table-cell>
          <table:table-cell table:style-name="ce28" office:value-type="string">
            <text:p>Ссылки</text:p>
          </table:table-cell>
          <table:table-cell table:style-name="ce21" table:formula="of:=CONCATENATE([.A239];&quot;=&quot;;[.B239])" office:value-type="string">
            <text:p>terms.links.h3=Ссылки</text:p>
          </table:table-cell>
          <table:table-cell table:number-columns-repeated="6" table:style-name="ce21"/>
          <table:table-cell table:number-columns-repeated="4" table:style-name="ce26"/>
        </table:table-row>
        <table:table-row table:style-name="ro5">
          <table:table-cell table:style-name="ce25" office:value-type="string">
            <text:p>terms.links.p</text:p>
          </table:table-cell>
          <table:table-cell table:style-name="ce28"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1"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1"/>
          <table:table-cell table:number-columns-repeated="4" table:style-name="ce26"/>
        </table:table-row>
        <table:table-row table:style-name="ro19">
          <table:table-cell table:style-name="ce25" office:value-type="string">
            <text:p>terms.changes.h3</text:p>
          </table:table-cell>
          <table:table-cell table:style-name="ce28" office:value-type="string">
            <text:p>Изменения в Информации, Продуктах и Сервисе.</text:p>
          </table:table-cell>
          <table:table-cell table:style-name="ce21" table:formula="of:=CONCATENATE([.A241];&quot;=&quot;;[.B241])" office:value-type="string">
            <text:p>terms.changes.h3=Изменения в Информации, Продуктах и Сервисе.</text:p>
          </table:table-cell>
          <table:table-cell table:number-columns-repeated="6" table:style-name="ce21"/>
          <table:table-cell table:number-columns-repeated="4" table:style-name="ce26"/>
        </table:table-row>
        <table:table-row table:style-name="ro18">
          <table:table-cell table:style-name="ce25" office:value-type="string">
            <text:p>terms.changes.p</text:p>
          </table:table-cell>
          <table:table-cell table:style-name="ce28" office:value-type="string">
            <text:p>Информация, продукты и сервис на данном сайте могут быть изменены без предварительного оповещения.</text:p>
          </table:table-cell>
          <table:table-cell table:style-name="ce21"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1"/>
          <table:table-cell table:number-columns-repeated="4" table:style-name="ce26"/>
        </table:table-row>
        <table:table-row table:style-name="ro18">
          <table:table-cell table:style-name="ce25" office:value-type="string">
            <text:p>terms.info.h3</text:p>
          </table:table-cell>
          <table:table-cell table:style-name="ce28" office:value-type="string">
            <text:p>Информация, доступная на этом веб-сайте.</text:p>
          </table:table-cell>
          <table:table-cell table:style-name="ce21" table:formula="of:=CONCATENATE([.A243];&quot;=&quot;;[.B243])" office:value-type="string">
            <text:p>terms.info.h3=Информация, доступная на этом веб-сайте.</text:p>
          </table:table-cell>
          <table:table-cell table:number-columns-repeated="6" table:style-name="ce21"/>
          <table:table-cell table:number-columns-repeated="4" table:style-name="ce26"/>
        </table:table-row>
        <table:table-row table:style-name="ro15">
          <table:table-cell table:style-name="ce25" office:value-type="string">
            <text:p>terms.info.p</text:p>
          </table:table-cell>
          <table:table-cell table:style-name="ce28"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1"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1"/>
          <table:table-cell table:number-columns-repeated="4" table:style-name="ce26"/>
        </table:table-row>
        <table:table-row table:style-name="ro5">
          <table:table-cell table:style-name="ce25" office:value-type="string">
            <text:p>terms.license.h3</text:p>
          </table:table-cell>
          <table:table-cell table:style-name="ce28" office:value-type="string">
            <text:p>Лицензия</text:p>
          </table:table-cell>
          <table:table-cell table:style-name="ce21" table:formula="of:=CONCATENATE([.A245];&quot;=&quot;;[.B245])" office:value-type="string">
            <text:p>terms.license.h3=Лицензия</text:p>
          </table:table-cell>
          <table:table-cell table:number-columns-repeated="6" table:style-name="ce21"/>
          <table:table-cell table:number-columns-repeated="4" table:style-name="ce26"/>
        </table:table-row>
        <table:table-row table:style-name="ro21">
          <table:table-cell table:style-name="ce37" office:value-type="string" office:value="terms.license.pa">
            <text:p><text:a xlink:href="http://terms.license.pa/">terms.license.pa</text:a></text:p>
          </table:table-cell>
          <table:table-cell table:style-name="ce28"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1"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1"/>
          <table:table-cell table:number-columns-repeated="4" table:style-name="ce26"/>
        </table:table-row>
        <table:table-row table:style-name="ro5">
          <table:table-cell table:style-name="ce37" office:value-type="string" office:value="terms.license.pb">
            <text:p><text:a xlink:href="http://terms.license.pb/">terms.license.pb</text:a></text:p>
          </table:table-cell>
          <table:table-cell table:style-name="ce28" office:value-type="string">
            <text:p>Посмотреть полную GPL FNU лицензию.</text:p>
          </table:table-cell>
          <table:table-cell table:style-name="ce21" table:formula="of:=CONCATENATE([.A247];&quot;=&quot;;[.B247])" office:value-type="string">
            <text:p>terms.license.pb=Посмотреть полную GPL FNU лицензию.</text:p>
          </table:table-cell>
          <table:table-cell table:number-columns-repeated="6" table:style-name="ce21"/>
          <table:table-cell table:number-columns-repeated="4" table:style-name="ce26"/>
        </table:table-row>
        <table:table-row table:style-name="ro15">
          <table:table-cell table:style-name="ce25" office:value-type="string">
            <text:p>terms.trademark.h3</text:p>
          </table:table-cell>
          <table:table-cell table:style-name="ce28" office:value-type="string">
            <text:p>Торговые марки</text:p>
          </table:table-cell>
          <table:table-cell table:style-name="ce21" table:formula="of:=CONCATENATE([.A248];&quot;=&quot;;[.B248])" office:value-type="string">
            <text:p>terms.trademark.h3=Торговые марки</text:p>
          </table:table-cell>
          <table:table-cell table:number-columns-repeated="6" table:style-name="ce21"/>
          <table:table-cell table:number-columns-repeated="4" table:style-name="ce26"/>
        </table:table-row>
        <table:table-row table:style-name="ro20">
          <table:table-cell table:style-name="ce25" office:value-type="string">
            <text:p>terms.trademark.p</text:p>
          </table:table-cell>
          <table:table-cell table:style-name="ce28"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1"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1"/>
          <table:table-cell table:number-columns-repeated="4" table:style-name="ce26"/>
        </table:table-row>
        <table:table-row table:style-name="ro15">
          <table:table-cell table:style-name="ce25" office:value-type="string">
            <text:p>terms.end.h3</text:p>
          </table:table-cell>
          <table:table-cell table:style-name="ce28" office:value-type="string">
            <text:p>Аннулирование</text:p>
          </table:table-cell>
          <table:table-cell table:style-name="ce21" table:formula="of:=CONCATENATE([.A250];&quot;=&quot;;[.B250])" office:value-type="string">
            <text:p>terms.end.h3=Аннулирование</text:p>
          </table:table-cell>
          <table:table-cell table:number-columns-repeated="6" table:style-name="ce21"/>
          <table:table-cell table:number-columns-repeated="4" table:style-name="ce26"/>
        </table:table-row>
        <table:table-row table:style-name="ro15">
          <table:table-cell table:style-name="ce25" office:value-type="string">
            <text:p>terms.end.p</text:p>
          </table:table-cell>
          <table:table-cell table:style-name="ce28"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1"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252];&quot;=&quot;;[.B252])"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ITE POLICY</text:p>
          </table:table-cell>
          <table:table-cell table:style-name="ce25"/>
          <table:table-cell table:style-name="ce21" table:formula="of:=CONCATENATE([.A253];&quot;=&quot;;[.B253])" office:value-type="string">
            <text:p># SITE POLICY=</text:p>
          </table:table-cell>
          <table:table-cell table:number-columns-repeated="6" table:style-name="ce21"/>
          <table:table-cell table:number-columns-repeated="4" table:style-name="ce26"/>
        </table:table-row>
        <table:table-row table:style-name="ro22">
          <table:table-cell table:style-name="ce25" office:value-type="string">
            <text:p>###################################</text:p>
          </table:table-cell>
          <table:table-cell table:style-name="ce25"/>
          <table:table-cell table:style-name="ce21" table:formula="of:=CONCATENATE([.A254];&quot;=&quot;;[.B254])"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pol.titlepage</text:p>
          </table:table-cell>
          <table:table-cell table:style-name="ce28" office:value-type="string">
            <text:p>Принципы и Нормы | Живи без Табака</text:p>
          </table:table-cell>
          <table:table-cell table:style-name="ce21" table:formula="of:=CONCATENATE([.A255];&quot;=&quot;;[.B255])" office:value-type="string">
            <text:p>pol.titlepage=Принципы и Нормы | Живи без Табака</text:p>
          </table:table-cell>
          <table:table-cell table:number-columns-repeated="6" table:style-name="ce21"/>
          <table:table-cell table:number-columns-repeated="4" table:style-name="ce26"/>
        </table:table-row>
        <table:table-row table:style-name="ro20">
          <table:table-cell table:style-name="ce25" office:value-type="string">
            <text:p>pol.version</text:p>
          </table:table-cell>
          <table:table-cell table:style-name="ce28" office:value-type="string">
            <text:p>Версия: 1.1</text:p>
          </table:table-cell>
          <table:table-cell table:style-name="ce21" table:formula="of:=CONCATENATE([.A256];&quot;=&quot;;[.B256])" office:value-type="string">
            <text:p>pol.version=Версия: 1.1</text:p>
          </table:table-cell>
          <table:table-cell table:number-columns-repeated="6" table:style-name="ce21"/>
          <table:table-cell table:number-columns-repeated="4" table:style-name="ce26"/>
        </table:table-row>
        <table:table-row table:style-name="ro5">
          <table:table-cell table:style-name="ce25" office:value-type="string">
            <text:p>pol.privacy.h1</text:p>
          </table:table-cell>
          <table:table-cell table:style-name="ce28" office:value-type="string">
            <text:p>Принципы Приватности</text:p>
          </table:table-cell>
          <table:table-cell table:style-name="ce21" table:formula="of:=CONCATENATE([.A257];&quot;=&quot;;[.B257])" office:value-type="string">
            <text:p>pol.privacy.h1=Принципы Приватности</text:p>
          </table:table-cell>
          <table:table-cell table:number-columns-repeated="6" table:style-name="ce21"/>
          <table:table-cell table:number-columns-repeated="4" table:style-name="ce26"/>
        </table:table-row>
        <table:table-row table:style-name="ro18">
          <table:table-cell table:style-name="ce25" office:value-type="string">
            <text:p>pol.privacy.p</text:p>
          </table:table-cell>
          <table:table-cell table:style-name="ce28"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1"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1"/>
          <table:table-cell table:number-columns-repeated="4" table:style-name="ce26"/>
        </table:table-row>
        <table:table-row table:style-name="ro5">
          <table:table-cell table:style-name="ce25" office:value-type="string">
            <text:p>pol.pdata.h3</text:p>
          </table:table-cell>
          <table:table-cell table:style-name="ce28" office:value-type="string">
            <text:p>1. Сбор личной информации</text:p>
          </table:table-cell>
          <table:table-cell table:style-name="ce21" table:formula="of:=CONCATENATE([.A259];&quot;=&quot;;[.B259])" office:value-type="string">
            <text:p>pol.pdata.h3=1. Сбор личной информации</text:p>
          </table:table-cell>
          <table:table-cell table:number-columns-repeated="6" table:style-name="ce21"/>
          <table:table-cell table:number-columns-repeated="4" table:style-name="ce26"/>
        </table:table-row>
        <table:table-row table:style-name="ro23">
          <table:table-cell table:style-name="ce25" office:value-type="string">
            <text:p>pol.pdata.p1</text:p>
          </table:table-cell>
          <table:table-cell table:style-name="ce28"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1"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1"/>
          <table:table-cell table:number-columns-repeated="4" table:style-name="ce26"/>
        </table:table-row>
        <table:table-row table:style-name="ro5">
          <table:table-cell table:style-name="ce25" office:value-type="string">
            <text:p>pol.pdata.p2</text:p>
          </table:table-cell>
          <table:table-cell table:style-name="ce28"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1"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1"/>
          <table:table-cell table:number-columns-repeated="4" table:style-name="ce26"/>
        </table:table-row>
        <table:table-row table:style-name="ro15">
          <table:table-cell table:style-name="ce25" office:value-type="string">
            <text:p>pol.pdata.p3</text:p>
          </table:table-cell>
          <table:table-cell table:style-name="ce28" office:value-type="string">
            <text:p>Данный сайт также может собирать и документировать информацию о посещении сайта, включая:</text:p>
          </table:table-cell>
          <table:table-cell table:style-name="ce21"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1"/>
          <table:table-cell table:number-columns-repeated="4" table:style-name="ce26"/>
        </table:table-row>
        <table:table-row table:style-name="ro5">
          <table:table-cell table:style-name="ce25" office:value-type="string">
            <text:p>pol.pdata.li1</text:p>
          </table:table-cell>
          <table:table-cell table:style-name="ce28" office:value-type="string">
            <text:p>Имя и место, где вы получаете доступ к интернету;</text:p>
          </table:table-cell>
          <table:table-cell table:style-name="ce21" table:formula="of:=CONCATENATE([.A263];&quot;=&quot;;[.B263])" office:value-type="string">
            <text:p>pol.pdata.li1=Имя и место, где вы получаете доступ к интернету;</text:p>
          </table:table-cell>
          <table:table-cell table:number-columns-repeated="6" table:style-name="ce21"/>
          <table:table-cell table:number-columns-repeated="4" table:style-name="ce26"/>
        </table:table-row>
        <table:table-row table:style-name="ro22">
          <table:table-cell table:style-name="ce25" office:value-type="string">
            <text:p>pol.pdata.li2</text:p>
          </table:table-cell>
          <table:table-cell table:style-name="ce28" office:value-type="string">
            <text:p>Дата и время, когда доступ был получен;</text:p>
          </table:table-cell>
          <table:table-cell table:style-name="ce21" table:formula="of:=CONCATENATE([.A264];&quot;=&quot;;[.B264])" office:value-type="string">
            <text:p>pol.pdata.li2=Дата и время, когда доступ был получен;</text:p>
          </table:table-cell>
          <table:table-cell table:number-columns-repeated="6" table:style-name="ce21"/>
          <table:table-cell table:number-columns-repeated="4" table:style-name="ce26"/>
        </table:table-row>
        <table:table-row table:style-name="ro5">
          <table:table-cell table:style-name="ce25" office:value-type="string">
            <text:p>pol.pdata.li3</text:p>
          </table:table-cell>
          <table:table-cell table:style-name="ce28" office:value-type="string">
            <text:p>Адрес интернет-сайта, который привел Вас к нашему сайту;</text:p>
          </table:table-cell>
          <table:table-cell table:style-name="ce21" table:formula="of:=CONCATENATE([.A265];&quot;=&quot;;[.B265])" office:value-type="string">
            <text:p>pol.pdata.li3=Адрес интернет-сайта, который привел Вас к нашему сайту;</text:p>
          </table:table-cell>
          <table:table-cell table:number-columns-repeated="6" table:style-name="ce21"/>
          <table:table-cell table:number-columns-repeated="4" table:style-name="ce26"/>
        </table:table-row>
        <table:table-row table:style-name="ro22">
          <table:table-cell table:style-name="ce25" office:value-type="string">
            <text:p>pol.pdata.li4</text:p>
          </table:table-cell>
          <table:table-cell table:style-name="ce28" office:value-type="string">
            <text:p>Страницы, которые вы посетили во время пользования сайтом.</text:p>
          </table:table-cell>
          <table:table-cell table:style-name="ce21" table:formula="of:=CONCATENATE([.A266];&quot;=&quot;;[.B266])" office:value-type="string">
            <text:p>pol.pdata.li4=Страницы, которые вы посетили во время пользования сайтом.</text:p>
          </table:table-cell>
          <table:table-cell table:number-columns-repeated="6" table:style-name="ce21"/>
          <table:table-cell table:number-columns-repeated="4" table:style-name="ce26"/>
        </table:table-row>
        <table:table-row table:style-name="ro5">
          <table:table-cell table:style-name="ce25" office:value-type="string">
            <text:p>pol.pdata.p4</text:p>
          </table:table-cell>
          <table:table-cell table:style-name="ce28"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1"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1"/>
          <table:table-cell table:number-columns-repeated="4" table:style-name="ce26"/>
        </table:table-row>
        <table:table-row table:style-name="ro5">
          <table:table-cell table:style-name="ce25" office:value-type="string">
            <text:p>pol.pdata.p5</text:p>
          </table:table-cell>
          <table:table-cell table:style-name="ce28"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1"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1"/>
          <table:table-cell table:number-columns-repeated="4" table:style-name="ce26"/>
        </table:table-row>
        <table:table-row table:style-name="ro18">
          <table:table-cell table:style-name="ce25" office:value-type="string">
            <text:p>pol.datause.h3</text:p>
          </table:table-cell>
          <table:table-cell table:style-name="ce28" office:value-type="string">
            <text:p>2. Как Ваша персональная информация используется?</text:p>
          </table:table-cell>
          <table:table-cell table:style-name="ce21" table:formula="of:=CONCATENATE([.A269];&quot;=&quot;;[.B269])" office:value-type="string">
            <text:p>pol.datause.h3=2. Как Ваша персональная информация используется?</text:p>
          </table:table-cell>
          <table:table-cell table:number-columns-repeated="6" table:style-name="ce21"/>
          <table:table-cell table:number-columns-repeated="4" table:style-name="ce26"/>
        </table:table-row>
        <table:table-row table:style-name="ro5">
          <table:table-cell table:style-name="ce25" office:value-type="string">
            <text:p>pol.datause.p1</text:p>
          </table:table-cell>
          <table:table-cell table:style-name="ce28" office:value-type="string">
            <text:p>Персональная информация, полученная от сайта. используется для:</text:p>
          </table:table-cell>
          <table:table-cell table:style-name="ce21" table:formula="of:=CONCATENATE([.A270];&quot;=&quot;;[.B270])" office:value-type="string">
            <text:p>pol.datause.p1=Персональная информация, полученная от сайта. используется для:</text:p>
          </table:table-cell>
          <table:table-cell table:number-columns-repeated="6" table:style-name="ce21"/>
          <table:table-cell table:number-columns-repeated="4" table:style-name="ce26"/>
        </table:table-row>
        <table:table-row table:style-name="ro15">
          <table:table-cell table:style-name="ce25" office:value-type="string">
            <text:p>pol.datause.li1</text:p>
          </table:table-cell>
          <table:table-cell table:style-name="ce28" office:value-type="string">
            <text:p>Предоставления Вам услуг;</text:p>
          </table:table-cell>
          <table:table-cell table:style-name="ce21" table:formula="of:=CONCATENATE([.A271];&quot;=&quot;;[.B271])" office:value-type="string">
            <text:p>pol.datause.li1=Предоставления Вам услуг;</text:p>
          </table:table-cell>
          <table:table-cell table:number-columns-repeated="6" table:style-name="ce21"/>
          <table:table-cell table:number-columns-repeated="4" table:style-name="ce26"/>
        </table:table-row>
        <table:table-row table:style-name="ro5">
          <table:table-cell table:style-name="ce25" office:value-type="string">
            <text:p>pol.datause.li2</text:p>
          </table:table-cell>
          <table:table-cell table:style-name="ce28" office:value-type="string">
            <text:p>Генерирования развных отчетов;</text:p>
          </table:table-cell>
          <table:table-cell table:style-name="ce21" table:formula="of:=CONCATENATE([.A272];&quot;=&quot;;[.B272])" office:value-type="string">
            <text:p>pol.datause.li2=Генерирования развных отчетов;</text:p>
          </table:table-cell>
          <table:table-cell table:number-columns-repeated="6" table:style-name="ce21"/>
          <table:table-cell table:number-columns-repeated="4" table:style-name="ce26"/>
        </table:table-row>
        <table:table-row table:style-name="ro5">
          <table:table-cell table:style-name="ce25" office:value-type="string">
            <text:p>pol.datause.li3</text:p>
          </table:table-cell>
          <table:table-cell table:style-name="ce28" office:value-type="string">
            <text:p>Вовлечения Вас в инициативы сайта;</text:p>
          </table:table-cell>
          <table:table-cell table:style-name="ce21" table:formula="of:=CONCATENATE([.A273];&quot;=&quot;;[.B273])" office:value-type="string">
            <text:p>pol.datause.li3=Вовлечения Вас в инициативы сайта;</text:p>
          </table:table-cell>
          <table:table-cell table:number-columns-repeated="6" table:style-name="ce21"/>
          <table:table-cell table:number-columns-repeated="4" table:style-name="ce26"/>
        </table:table-row>
        <table:table-row table:style-name="ro5">
          <table:table-cell table:style-name="ce25" office:value-type="string">
            <text:p>pol.datause.li4</text:p>
          </table:table-cell>
          <table:table-cell table:style-name="ce28" office:value-type="string">
            <text:p>Анализа трендов в пользовании сайтом.</text:p>
          </table:table-cell>
          <table:table-cell table:style-name="ce21" table:formula="of:=CONCATENATE([.A274];&quot;=&quot;;[.B274])" office:value-type="string">
            <text:p>pol.datause.li4=Анализа трендов в пользовании сайтом.</text:p>
          </table:table-cell>
          <table:table-cell table:number-columns-repeated="6" table:style-name="ce21"/>
          <table:table-cell table:number-columns-repeated="4" table:style-name="ce26"/>
        </table:table-row>
        <table:table-row table:style-name="ro5">
          <table:table-cell table:style-name="ce25" office:value-type="string">
            <text:p>pol.datause.p2</text:p>
          </table:table-cell>
          <table:table-cell table:style-name="ce28"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1"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1"/>
          <table:table-cell table:number-columns-repeated="4" table:style-name="ce26"/>
        </table:table-row>
        <table:table-row table:style-name="ro5">
          <table:table-cell table:style-name="ce25" office:value-type="string">
            <text:p>pol.datause.p3</text:p>
          </table:table-cell>
          <table:table-cell table:style-name="ce28"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1"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1"/>
          <table:table-cell table:number-columns-repeated="4" table:style-name="ce26"/>
        </table:table-row>
        <table:table-row table:style-name="ro5">
          <table:table-cell table:style-name="ce25" office:value-type="string">
            <text:p>pol.datause.p4</text:p>
          </table:table-cell>
          <table:table-cell table:style-name="ce28"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1"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1"/>
          <table:table-cell table:number-columns-repeated="4" table:style-name="ce26"/>
        </table:table-row>
        <table:table-row table:style-name="ro5">
          <table:table-cell table:style-name="ce25" office:value-type="string">
            <text:p>pol.datasec.h3</text:p>
          </table:table-cell>
          <table:table-cell table:style-name="ce28" office:value-type="string">
            <text:p>3. Безопасность Ваших данных</text:p>
          </table:table-cell>
          <table:table-cell table:style-name="ce21" table:formula="of:=CONCATENATE([.A278];&quot;=&quot;;[.B278])" office:value-type="string">
            <text:p>pol.datasec.h3=3. Безопасность Ваших данных</text:p>
          </table:table-cell>
          <table:table-cell table:number-columns-repeated="6" table:style-name="ce21"/>
          <table:table-cell table:number-columns-repeated="4" table:style-name="ce26"/>
        </table:table-row>
        <table:table-row table:style-name="ro5">
          <table:table-cell table:style-name="ce25" office:value-type="string">
            <text:p>pol.datasec.p1</text:p>
          </table:table-cell>
          <table:table-cell table:style-name="ce28"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1"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1"/>
          <table:table-cell table:number-columns-repeated="4" table:style-name="ce26"/>
        </table:table-row>
        <table:table-row table:style-name="ro24">
          <table:table-cell table:style-name="ce25" office:value-type="string">
            <text:p>pol.datasec.p2</text:p>
          </table:table-cell>
          <table:table-cell table:style-name="ce28"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1"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1"/>
          <table:table-cell table:number-columns-repeated="4" table:style-name="ce26"/>
        </table:table-row>
        <table:table-row table:style-name="ro5">
          <table:table-cell table:style-name="ce25" office:value-type="string">
            <text:p>pol.secrecy.h3</text:p>
          </table:table-cell>
          <table:table-cell table:style-name="ce28" office:value-type="string">
            <text:p>4. Нарушение конфиденциальности информации</text:p>
          </table:table-cell>
          <table:table-cell table:style-name="ce21" table:formula="of:=CONCATENATE([.A281];&quot;=&quot;;[.B281])" office:value-type="string">
            <text:p>pol.secrecy.h3=4. Нарушение конфиденциальности информации</text:p>
          </table:table-cell>
          <table:table-cell table:number-columns-repeated="6" table:style-name="ce21"/>
          <table:table-cell table:number-columns-repeated="4" table:style-name="ce26"/>
        </table:table-row>
        <table:table-row table:style-name="ro20">
          <table:table-cell table:style-name="ce25" office:value-type="string">
            <text:p>pol.secrecy.p</text:p>
          </table:table-cell>
          <table:table-cell table:style-name="ce28"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1"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1"/>
          <table:table-cell table:number-columns-repeated="4" table:style-name="ce26"/>
        </table:table-row>
        <table:table-row table:style-name="ro19">
          <table:table-cell table:style-name="ce25" office:value-type="string">
            <text:p>pol.links3rd.h3</text:p>
          </table:table-cell>
          <table:table-cell table:style-name="ce28" office:value-type="string">
            <text:p>5. Ссылки на веб-сайты третьих лиц</text:p>
          </table:table-cell>
          <table:table-cell table:style-name="ce21" table:formula="of:=CONCATENATE([.A283];&quot;=&quot;;[.B283])" office:value-type="string">
            <text:p>pol.links3rd.h3=5. Ссылки на веб-сайты третьих лиц</text:p>
          </table:table-cell>
          <table:table-cell table:number-columns-repeated="6" table:style-name="ce21"/>
          <table:table-cell table:number-columns-repeated="4" table:style-name="ce26"/>
        </table:table-row>
        <table:table-row table:style-name="ro15">
          <table:table-cell table:style-name="ce25" office:value-type="string">
            <text:p>pol.links3rd.p</text:p>
          </table:table-cell>
          <table:table-cell table:style-name="ce28"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1"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1"/>
          <table:table-cell table:number-columns-repeated="4" table:style-name="ce26"/>
        </table:table-row>
        <table:table-row table:style-name="ro5">
          <table:table-cell table:style-name="ce25" office:value-type="string">
            <text:p>pol.changes.h3</text:p>
          </table:table-cell>
          <table:table-cell table:style-name="ce28" office:value-type="string">
            <text:p>6. Изменения в Правилах Приватности</text:p>
          </table:table-cell>
          <table:table-cell table:style-name="ce21" table:formula="of:=CONCATENATE([.A285];&quot;=&quot;;[.B285])" office:value-type="string">
            <text:p>pol.changes.h3=6. Изменения в Правилах Приватности</text:p>
          </table:table-cell>
          <table:table-cell table:number-columns-repeated="6" table:style-name="ce21"/>
          <table:table-cell table:number-columns-repeated="4" table:style-name="ce26"/>
        </table:table-row>
        <table:table-row table:style-name="ro5">
          <table:table-cell table:style-name="ce25" office:value-type="string">
            <text:p>pol.changes.p</text:p>
          </table:table-cell>
          <table:table-cell table:style-name="ce28"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1"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1"/>
          <table:table-cell table:number-columns-repeated="4" table:style-name="ce26"/>
        </table:table-row>
        <table:table-row table:style-name="ro15">
          <table:table-cell table:style-name="ce25" office:value-type="string">
            <text:p>pol.contact.h3</text:p>
          </table:table-cell>
          <table:table-cell table:style-name="ce28" office:value-type="string">
            <text:p>7. Контакт</text:p>
          </table:table-cell>
          <table:table-cell table:style-name="ce21" table:formula="of:=CONCATENATE([.A287];&quot;=&quot;;[.B287])" office:value-type="string">
            <text:p>pol.contact.h3=7. Контакт</text:p>
          </table:table-cell>
          <table:table-cell table:number-columns-repeated="6" table:style-name="ce21"/>
          <table:table-cell table:number-columns-repeated="4" table:style-name="ce26"/>
        </table:table-row>
        <table:table-row table:style-name="ro5">
          <table:table-cell table:style-name="ce25" office:value-type="string">
            <text:p>pol.contact.p</text:p>
          </table:table-cell>
          <table:table-cell table:style-name="ce28" office:value-type="string">
            <text:p>Если у Вас есть какие-любо вопросы, свяжитесь с нами по-адресу, который можно найти на сайте.</text:p>
          </table:table-cell>
          <table:table-cell table:style-name="ce21"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289];&quot;=&quot;;[.B289])" office:value-type="string">
            <text:p>###################################=</text:p>
          </table:table-cell>
          <table:table-cell table:number-columns-repeated="6" table:style-name="ce21"/>
          <table:table-cell table:number-columns-repeated="4" table:style-name="ce26"/>
        </table:table-row>
        <table:table-row table:style-name="ro19">
          <table:table-cell table:style-name="ce25" office:value-type="string">
            <text:p># LOGIN.XHTML</text:p>
          </table:table-cell>
          <table:table-cell table:style-name="ce25"/>
          <table:table-cell table:style-name="ce21" table:formula="of:=CONCATENATE([.A290];&quot;=&quot;;[.B290])" office:value-type="string">
            <text:p># LOGIN.XHTML=</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table-cell table:style-name="ce21" table:formula="of:=CONCATENATE([.A291];&quot;=&quot;;[.B291])"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login.pagetitle</text:p>
          </table:table-cell>
          <table:table-cell table:style-name="ce28" office:value-type="string">
            <text:p>Вход | Живи без Табака</text:p>
          </table:table-cell>
          <table:table-cell table:style-name="ce21" table:formula="of:=CONCATENATE([.A292];&quot;=&quot;;[.B292])" office:value-type="string">
            <text:p>login.pagetitle=Вход |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login.stayconnected</text:p>
          </table:table-cell>
          <table:table-cell table:style-name="ce28" office:value-type="string">
            <text:p>Звпомнить</text:p>
          </table:table-cell>
          <table:table-cell table:style-name="ce21" table:formula="of:=CONCATENATE([.A293];&quot;=&quot;;[.B293])" office:value-type="string">
            <text:p>login.stayconnected=Звпомнить</text:p>
          </table:table-cell>
          <table:table-cell table:number-columns-repeated="6" table:style-name="ce21"/>
          <table:table-cell table:number-columns-repeated="4" table:style-name="ce26"/>
        </table:table-row>
        <table:table-row table:style-name="ro5">
          <table:table-cell table:style-name="ce25" office:value-type="string">
            <text:p>login.couldntaccess</text:p>
          </table:table-cell>
          <table:table-cell table:style-name="ce28" office:value-type="string">
            <text:p>Не можете получить доступ к профайлу?</text:p>
          </table:table-cell>
          <table:table-cell table:style-name="ce21" table:formula="of:=CONCATENATE([.A294];&quot;=&quot;;[.B294])" office:value-type="string">
            <text:p>login.couldntaccess=Не можете получить доступ к профайлу?</text:p>
          </table:table-cell>
          <table:table-cell table:number-columns-repeated="6" table:style-name="ce21"/>
          <table:table-cell table:number-columns-repeated="4" table:style-name="ce26"/>
        </table:table-row>
        <table:table-row table:style-name="ro5">
          <table:table-cell table:style-name="ce25" office:value-type="string">
            <text:p>pronto.intro.titlepage</text:p>
          </table:table-cell>
          <table:table-cell table:style-name="ce28" office:value-type="string">
            <text:p>Начать</text:p>
          </table:table-cell>
          <table:table-cell table:style-name="ce21" table:formula="of:=CONCATENATE([.A295];&quot;=&quot;;[.B295])" office:value-type="string">
            <text:p>pronto.intro.titlepage=Начать</text:p>
          </table:table-cell>
          <table:table-cell table:number-columns-repeated="6" table:style-name="ce21"/>
          <table:table-cell table:number-columns-repeated="4" table:style-name="ce26"/>
        </table:table-row>
        <table:table-row table:style-name="ro5">
          <table:table-cell table:style-name="ce25" office:value-type="string">
            <text:p>vivasemtabaco.title</text:p>
          </table:table-cell>
          <table:table-cell table:style-name="ce28" office:value-type="string">
            <text:p>Живи без Табака | Бесплатная программа для лечения табакозависимости</text:p>
          </table:table-cell>
          <table:table-cell table:style-name="ce21"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1"/>
          <table:table-cell table:number-columns-repeated="4" table:style-name="ce26"/>
        </table:table-row>
        <table:table-row table:style-name="ro18">
          <table:table-cell table:style-name="ce28" office:value-type="string">
            <text:p>login.cadastro.h1</text:p>
          </table:table-cell>
          <table:table-cell table:style-name="ce28" office:value-type="string">
            <text:p>Зарегистрироваться</text:p>
          </table:table-cell>
          <table:table-cell table:style-name="ce21" table:formula="of:=CONCATENATE([.A297];&quot;=&quot;;[.B297])" office:value-type="string">
            <text:p>login.cadastro.h1=Зарегистрироваться</text:p>
          </table:table-cell>
          <table:table-cell table:number-columns-repeated="6" table:style-name="ce21"/>
          <table:table-cell table:number-columns-repeated="4" table:style-name="ce26"/>
        </table:table-row>
        <table:table-row table:style-name="ro22">
          <table:table-cell table:style-name="ce28" office:value-type="string">
            <text:p>login.cadastro.p.1</text:p>
          </table:table-cell>
          <table:table-cell table:style-name="ce28"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1"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1"/>
          <table:table-cell table:number-columns-repeated="4" table:style-name="ce26"/>
        </table:table-row>
        <table:table-row table:style-name="ro19">
          <table:table-cell table:style-name="ce28" office:value-type="string">
            <text:p>login.cadastro.p.2</text:p>
          </table:table-cell>
          <table:table-cell table:style-name="ce28" office:value-type="string">
            <text:p>Мы гарантируем, что:</text:p>
          </table:table-cell>
          <table:table-cell table:style-name="ce21" table:formula="of:=CONCATENATE([.A299];&quot;=&quot;;[.B299])" office:value-type="string">
            <text:p>login.cadastro.p.2=Мы гарантируем, что:</text:p>
          </table:table-cell>
          <table:table-cell table:number-columns-repeated="6" table:style-name="ce21"/>
          <table:table-cell table:number-columns-repeated="4" table:style-name="ce26"/>
        </table:table-row>
        <table:table-row table:style-name="ro5">
          <table:table-cell table:style-name="ce28" office:value-type="string">
            <text:p>login.cadastro.li.1</text:p>
          </table:table-cell>
          <table:table-cell table:style-name="ce28" office:value-type="string">
            <text:p>Ваши данные анализируются анонимно.</text:p>
          </table:table-cell>
          <table:table-cell table:style-name="ce21" table:formula="of:=CONCATENATE([.A300];&quot;=&quot;;[.B300])" office:value-type="string">
            <text:p>login.cadastro.li.1=Ваши данные анализируются анонимно.</text:p>
          </table:table-cell>
          <table:table-cell table:number-columns-repeated="6" table:style-name="ce21"/>
          <table:table-cell table:number-columns-repeated="4" table:style-name="ce26"/>
        </table:table-row>
        <table:table-row table:style-name="ro22">
          <table:table-cell table:style-name="ce28" office:value-type="string">
            <text:p>login.cadastro.li.2</text:p>
          </table:table-cell>
          <table:table-cell table:style-name="ce28" office:value-type="string">
            <text:p>Мы не будем рассылать никакой спам.</text:p>
          </table:table-cell>
          <table:table-cell table:style-name="ce21" table:formula="of:=CONCATENATE([.A301];&quot;=&quot;;[.B301])" office:value-type="string">
            <text:p>login.cadastro.li.2=Мы не будем рассылать никакой спам.</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302];&quot;=&quot;;[.B302])"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FOR RESEARCHERS</text:p>
          </table:table-cell>
          <table:table-cell table:style-name="ce25"/>
          <table:table-cell table:style-name="ce21" table:formula="of:=CONCATENATE([.A303];&quot;=&quot;;[.B303])" office:value-type="string">
            <text:p># FOR RESEARCHERS=</text:p>
          </table:table-cell>
          <table:table-cell table:number-columns-repeated="6" table:style-name="ce21"/>
          <table:table-cell table:number-columns-repeated="4" table:style-name="ce26"/>
        </table:table-row>
        <table:table-row table:style-name="ro20">
          <table:table-cell table:style-name="ce25" office:value-type="string">
            <text:p>###################################</text:p>
          </table:table-cell>
          <table:table-cell table:style-name="ce25"/>
          <table:table-cell table:style-name="ce21" table:formula="of:=CONCATENATE([.A304];&quot;=&quot;;[.B30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esquisadores.titlepage</text:p>
          </table:table-cell>
          <table:table-cell table:style-name="ce28" office:value-type="string">
            <text:p>Для исследователей</text:p>
          </table:table-cell>
          <table:table-cell table:style-name="ce21" table:formula="of:=CONCATENATE([.A305];&quot;=&quot;;[.B305])" office:value-type="string">
            <text:p>pesquisadores.titlepage=Для исследователей</text:p>
          </table:table-cell>
          <table:table-cell table:number-columns-repeated="6" table:style-name="ce21"/>
          <table:table-cell table:number-columns-repeated="4" table:style-name="ce26"/>
        </table:table-row>
        <table:table-row table:style-name="ro19">
          <table:table-cell table:style-name="ce25" office:value-type="string">
            <text:p>pesquisadores.h1.1</text:p>
          </table:table-cell>
          <table:table-cell table:style-name="ce28" office:value-type="string">
            <text:p>Для исследователей</text:p>
          </table:table-cell>
          <table:table-cell table:style-name="ce21" table:formula="of:=CONCATENATE([.A306];&quot;=&quot;;[.B306])" office:value-type="string">
            <text:p>pesquisadores.h1.1=Для исследователей</text:p>
          </table:table-cell>
          <table:table-cell table:number-columns-repeated="6" table:style-name="ce21"/>
          <table:table-cell table:number-columns-repeated="4" table:style-name="ce26"/>
        </table:table-row>
        <table:table-row table:style-name="ro5">
          <table:table-cell table:style-name="ce25" office:value-type="string">
            <text:p>pesquisadores.img.title</text:p>
          </table:table-cell>
          <table:table-cell table:style-name="ce28" office:value-type="string">
            <text:p>Статья про сайты в интернете о курении</text:p>
          </table:table-cell>
          <table:table-cell table:style-name="ce21" table:formula="of:=CONCATENATE([.A307];&quot;=&quot;;[.B307])" office:value-type="string">
            <text:p>pesquisadores.img.title=Статья про сайты в интернете о курении</text:p>
          </table:table-cell>
          <table:table-cell table:number-columns-repeated="6" table:style-name="ce21"/>
          <table:table-cell table:number-columns-repeated="4" table:style-name="ce26"/>
        </table:table-row>
        <table:table-row table:style-name="ro20">
          <table:table-cell table:style-name="ce25" office:value-type="string">
            <text:p>pesquisadores.h2.1</text:p>
          </table:table-cell>
          <table:table-cell table:style-name="ce28" office:value-type="string">
            <text:p>Обоснование создания этого проекта</text:p>
          </table:table-cell>
          <table:table-cell table:style-name="ce21" table:formula="of:=CONCATENATE([.A308];&quot;=&quot;;[.B308])" office:value-type="string">
            <text:p>pesquisadores.h2.1=Обоснование создания этого проекта</text:p>
          </table:table-cell>
          <table:table-cell table:number-columns-repeated="6" table:style-name="ce21"/>
          <table:table-cell table:number-columns-repeated="4" table:style-name="ce26"/>
        </table:table-row>
        <table:table-row table:style-name="ro5">
          <table:table-cell table:style-name="ce25" office:value-type="string">
            <text:p>pesquisadores.p.1</text:p>
          </table:table-cell>
          <table:table-cell table:style-name="ce28" office:value-type="string">
            <text:p>Использования табака связано с 5 млн смертей ежегодно</text:p>
          </table:table-cell>
          <table:table-cell table:style-name="ce21" table:formula="of:=CONCATENATE([.A309];&quot;=&quot;;[.B309])" office:value-type="string">
            <text:p>pesquisadores.p.1=Использования табака связано с 5 млн смертей ежегодно</text:p>
          </table:table-cell>
          <table:table-cell table:number-columns-repeated="6" table:style-name="ce21"/>
          <table:table-cell table:number-columns-repeated="4" table:style-name="ce26"/>
        </table:table-row>
        <table:table-row table:style-name="ro15">
          <table:table-cell table:style-name="ce25" office:value-type="string">
            <text:p>pesquisadores.p.2</text:p>
          </table:table-cell>
          <table:table-cell table:style-name="ce28" office:value-type="string">
            <text:p>Пользование интернетом растет экспоненциально</text:p>
          </table:table-cell>
          <table:table-cell table:style-name="ce21" table:formula="of:=CONCATENATE([.A310];&quot;=&quot;;[.B310])" office:value-type="string">
            <text:p>pesquisadores.p.2=Пользование интернетом растет экспоненциально</text:p>
          </table:table-cell>
          <table:table-cell table:number-columns-repeated="6" table:style-name="ce21"/>
          <table:table-cell table:number-columns-repeated="4" table:style-name="ce26"/>
        </table:table-row>
        <table:table-row table:style-name="ro5">
          <table:table-cell table:style-name="ce25" office:value-type="string">
            <text:p>pesquisadores.p.3a</text:p>
          </table:table-cell>
          <table:table-cell table:style-name="ce28"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6"/>
        </table:table-row>
        <table:table-row table:style-name="ro5">
          <table:table-cell table:style-name="ce39"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1"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1"/>
          <table:table-cell table:number-columns-repeated="4" table:style-name="ce26"/>
        </table:table-row>
        <table:table-row table:style-name="ro5">
          <table:table-cell table:style-name="ce39"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6"/>
        </table:table-row>
        <table:table-row table:style-name="ro5">
          <table:table-cell table:style-name="ce25" office:value-type="string">
            <text:p>pesquisadores.p.5</text:p>
          </table:table-cell>
          <table:table-cell table:style-name="ce28" office:value-type="string">
            <text:p>Код программы был написан в Java, поэтому программа поддерживается на устройствах с Android ПО.</text:p>
          </table:table-cell>
          <table:table-cell table:style-name="ce21"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1"/>
          <table:table-cell table:number-columns-repeated="4" table:style-name="ce26"/>
        </table:table-row>
        <table:table-row table:style-name="ro5">
          <table:table-cell table:style-name="ce25" office:value-type="string">
            <text:p>pesquisadores.h2.2</text:p>
          </table:table-cell>
          <table:table-cell table:style-name="ce28" office:value-type="string">
            <text:p>Наши методы</text:p>
          </table:table-cell>
          <table:table-cell table:style-name="ce21" table:formula="of:=CONCATENATE([.A315];&quot;=&quot;;[.B315])" office:value-type="string">
            <text:p>pesquisadores.h2.2=Наши методы</text:p>
          </table:table-cell>
          <table:table-cell table:number-columns-repeated="6" table:style-name="ce21"/>
          <table:table-cell table:number-columns-repeated="4" table:style-name="ce26"/>
        </table:table-row>
        <table:table-row table:style-name="ro5">
          <table:table-cell table:style-name="ce39" office:value-type="string">
            <text:p>pesquisadores.p.6</text:p>
          </table:table-cell>
          <table:table-cell table:style-name="ce40"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1"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1"/>
          <table:table-cell table:number-columns-repeated="4" table:style-name="ce26"/>
        </table:table-row>
        <table:table-row table:style-name="ro5">
          <table:table-cell table:style-name="ce25" office:value-type="string">
            <text:p>pesquisadores.p.7</text:p>
          </table:table-cell>
          <table:table-cell table:style-name="ce28"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1"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1"/>
          <table:table-cell table:number-columns-repeated="4" table:style-name="ce26"/>
        </table:table-row>
        <table:table-row table:style-name="ro5">
          <table:table-cell table:style-name="ce25" office:value-type="string">
            <text:p>pesquisadores.p.8</text:p>
          </table:table-cell>
          <table:table-cell table:style-name="ce28"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1"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1"/>
          <table:table-cell table:number-columns-repeated="4" table:style-name="ce26"/>
        </table:table-row>
        <table:table-row table:style-name="ro5">
          <table:table-cell table:style-name="ce25" office:value-type="string">
            <text:p>pesquisadores.h2.3</text:p>
          </table:table-cell>
          <table:table-cell table:style-name="ce28" office:value-type="string">
            <text:p>Лицензия</text:p>
          </table:table-cell>
          <table:table-cell table:style-name="ce21" table:formula="of:=CONCATENATE([.A319];&quot;=&quot;;[.B319])" office:value-type="string">
            <text:p>pesquisadores.h2.3=Лицензия</text:p>
          </table:table-cell>
          <table:table-cell table:number-columns-repeated="6" table:style-name="ce21"/>
          <table:table-cell table:number-columns-repeated="4" table:style-name="ce26"/>
        </table:table-row>
        <table:table-row table:style-name="ro15">
          <table:table-cell table:style-name="ce25" office:value-type="string">
            <text:p>pesquisadores.p.9a</text:p>
          </table:table-cell>
          <table:table-cell table:style-name="ce28"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1"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1"/>
          <table:table-cell table:number-columns-repeated="4" table:style-name="ce26"/>
        </table:table-row>
        <table:table-row table:style-name="ro5">
          <table:table-cell table:style-name="ce25" office:value-type="string">
            <text:p>pesquisadores.p.9b</text:p>
          </table:table-cell>
          <table:table-cell table:style-name="ce28" office:value-type="string">
            <text:p>Посмотреть полную версию лицензии GPL GNU</text:p>
          </table:table-cell>
          <table:table-cell table:style-name="ce21" table:formula="of:=CONCATENATE([.A321];&quot;=&quot;;[.B321])" office:value-type="string">
            <text:p>pesquisadores.p.9b=Посмотреть полную версию лицензии GPL GNU</text:p>
          </table:table-cell>
          <table:table-cell table:number-columns-repeated="6" table:style-name="ce21"/>
          <table:table-cell table:number-columns-repeated="4" table:style-name="ce26"/>
        </table:table-row>
        <table:table-row table:style-name="ro5">
          <table:table-cell table:style-name="ce25" office:value-type="string">
            <text:p>pesquisadores.h2.4</text:p>
          </table:table-cell>
          <table:table-cell table:style-name="ce28" office:value-type="string">
            <text:p>Исходный код</text:p>
          </table:table-cell>
          <table:table-cell table:style-name="ce21" table:formula="of:=CONCATENATE([.A322];&quot;=&quot;;[.B322])" office:value-type="string">
            <text:p>pesquisadores.h2.4=Исходный код</text:p>
          </table:table-cell>
          <table:table-cell table:number-columns-repeated="6" table:style-name="ce21"/>
          <table:table-cell table:number-columns-repeated="4" table:style-name="ce26"/>
        </table:table-row>
        <table:table-row table:style-name="ro5">
          <table:table-cell table:style-name="ce25" office:value-type="string">
            <text:p>pesquisadores.p.10</text:p>
          </table:table-cell>
          <table:table-cell table:style-name="ce28" office:value-type="string">
            <text:p>Исходный код проекта может быть доступен в репозитории</text:p>
          </table:table-cell>
          <table:table-cell table:style-name="ce21" table:formula="of:=CONCATENATE([.A323];&quot;=&quot;;[.B323])" office:value-type="string">
            <text:p>pesquisadores.p.10=Исходный код проекта может быть доступен в репозитории</text:p>
          </table:table-cell>
          <table:table-cell table:number-columns-repeated="6" table:style-name="ce21"/>
          <table:table-cell table:number-columns-repeated="4" table:style-name="ce26"/>
        </table:table-row>
        <table:table-row table:style-name="ro5">
          <table:table-cell table:style-name="ce25" office:value-type="string">
            <text:p>pesquisadores.h2.5</text:p>
          </table:table-cell>
          <table:table-cell table:style-name="ce28" office:value-type="string">
            <text:p>Дальнейших исследований</text:p>
          </table:table-cell>
          <table:table-cell table:style-name="ce21" table:formula="of:=CONCATENATE([.A324];&quot;=&quot;;[.B324])" office:value-type="string">
            <text:p>pesquisadores.h2.5=Дальнейших исследований</text:p>
          </table:table-cell>
          <table:table-cell table:number-columns-repeated="6" table:style-name="ce21"/>
          <table:table-cell table:number-columns-repeated="4" table:style-name="ce26"/>
        </table:table-row>
        <table:table-row table:style-name="ro5">
          <table:table-cell table:style-name="ce25" office:value-type="string">
            <text:p>pesquisadores.p.11</text:p>
          </table:table-cell>
          <table:table-cell table:style-name="ce28"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1"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1"/>
          <table:table-cell table:number-columns-repeated="4" table:style-name="ce26"/>
        </table:table-row>
        <table:table-row table:style-name="ro5">
          <table:table-cell table:style-name="ce25" office:value-type="string">
            <text:p>pesquisadores.p.12</text:p>
          </table:table-cell>
          <table:table-cell table:style-name="ce28" office:value-type="string">
            <text:p>Мы верим в открытую науку, потому все научные документы и данные (без идентификации) будут доступны.</text:p>
          </table:table-cell>
          <table:table-cell table:style-name="ce21"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1"/>
          <table:table-cell table:number-columns-repeated="4" table:style-name="ce26"/>
        </table:table-row>
        <table:table-row table:style-name="ro5">
          <table:table-cell table:style-name="ce25" office:value-type="string">
            <text:p>pesquisadores.h2.6</text:p>
          </table:table-cell>
          <table:table-cell table:style-name="ce28" office:value-type="string">
            <text:p>Сотрудничество</text:p>
          </table:table-cell>
          <table:table-cell table:style-name="ce21" table:formula="of:=CONCATENATE([.A327];&quot;=&quot;;[.B327])" office:value-type="string">
            <text:p>pesquisadores.h2.6=Сотрудничество</text:p>
          </table:table-cell>
          <table:table-cell table:number-columns-repeated="6" table:style-name="ce21"/>
          <table:table-cell table:number-columns-repeated="4" table:style-name="ce26"/>
        </table:table-row>
        <table:table-row table:style-name="ro5">
          <table:table-cell table:style-name="ce25" office:value-type="string">
            <text:p>pesquisadores.p.13</text:p>
          </table:table-cell>
          <table:table-cell table:style-name="ce28"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1"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1"/>
          <table:table-cell table:number-columns-repeated="4" table:style-name="ce26"/>
        </table:table-row>
        <table:table-row table:style-name="ro5">
          <table:table-cell table:style-name="ce25" office:value-type="string">
            <text:p>pesquisadores.h3.1</text:p>
          </table:table-cell>
          <table:table-cell table:style-name="ce28" office:value-type="string">
            <text:p>Справочная информация</text:p>
          </table:table-cell>
          <table:table-cell table:style-name="ce21" table:formula="of:=CONCATENATE([.A329];&quot;=&quot;;[.B329])" office:value-type="string">
            <text:p>pesquisadores.h3.1=Справочная информация</text:p>
          </table:table-cell>
          <table:table-cell table:number-columns-repeated="6" table:style-name="ce21"/>
          <table:table-cell table:number-columns-repeated="4" table:style-name="ce26"/>
        </table:table-row>
        <table:table-row table:style-name="ro15">
          <table:table-cell table:style-name="ce25" office:value-type="string">
            <text:p>pesquisadores.p.14</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1"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1"/>
          <table:table-cell table:number-columns-repeated="4" table:style-name="ce26"/>
        </table:table-row>
        <table:table-row table:style-name="ro5">
          <table:table-cell table:style-name="ce25" office:value-type="string">
            <text:p>pesquisadores.p.15</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1"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1"/>
          <table:table-cell table:number-columns-repeated="4" table:style-name="ce26"/>
        </table:table-row>
        <table:table-row table:style-name="ro15">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1"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1"/>
          <table:table-cell table:number-columns-repeated="4" table:style-name="ce26"/>
        </table:table-row>
        <table:table-row table:style-name="ro15">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1"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1"/>
          <table:table-cell table:number-columns-repeated="4" table:style-name="ce26"/>
        </table:table-row>
        <table:table-row table:style-name="ro18">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1"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335];&quot;=&quot;;[.B33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TEP 1 - PREPARE TO QUIT#########</text:p>
          </table:table-cell>
          <table:table-cell table:style-name="ce25"/>
          <table:table-cell table:style-name="ce21" table:formula="of:=CONCATENATE([.A336];&quot;=&quot;;[.B336])" office:value-type="string">
            <text:p># STEP 1 - PREPARE TO QUIT#########=</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337];&quot;=&quot;;[.B337])" office:value-type="string">
            <text:p>###################################=</text:p>
          </table:table-cell>
          <table:table-cell table:number-columns-repeated="6" table:style-name="ce21"/>
          <table:table-cell table:number-columns-repeated="4" table:style-name="ce26"/>
        </table:table-row>
        <table:table-row table:style-name="ro20">
          <table:table-cell table:style-name="ce25" office:value-type="string">
            <text:p>###################################</text:p>
          </table:table-cell>
          <table:table-cell table:style-name="ce25"/>
          <table:table-cell table:style-name="ce21" table:formula="of:=CONCATENATE([.A338];&quot;=&quot;;[.B338])"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 INTRO</text:p>
          </table:table-cell>
          <table:table-cell table:style-name="ce25"/>
          <table:table-cell table:style-name="ce21" table:formula="of:=CONCATENATE([.A339];&quot;=&quot;;[.B339])" office:value-type="string">
            <text:p># INTRO=</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340];&quot;=&quot;;[.B340])" office:value-type="string">
            <text:p>###################################=</text:p>
          </table:table-cell>
          <table:table-cell table:number-columns-repeated="6" table:style-name="ce21"/>
          <table:table-cell table:number-columns-repeated="4" table:style-name="ce26"/>
        </table:table-row>
        <table:table-row table:style-name="ro24">
          <table:table-cell table:style-name="ce25" office:value-type="string">
            <text:p>preparando.intro.titlepage</text:p>
          </table:table-cell>
          <table:table-cell table:style-name="ce28" office:value-type="string">
            <text:p>Вступление - приготовьтесь бросить</text:p>
          </table:table-cell>
          <table:table-cell table:style-name="ce21" table:formula="of:=CONCATENATE([.A341];&quot;=&quot;;[.B341])" office:value-type="string">
            <text:p>preparando.intro.titlepage=Вступление - приготовьтесь бросить</text:p>
          </table:table-cell>
          <table:table-cell table:number-columns-repeated="6" table:style-name="ce21"/>
          <table:table-cell table:number-columns-repeated="4" table:style-name="ce26"/>
        </table:table-row>
        <table:table-row table:style-name="ro5">
          <table:table-cell table:style-name="ce25" office:value-type="string">
            <text:p>preparando.intro.h1</text:p>
          </table:table-cell>
          <table:table-cell table:style-name="ce28" office:value-type="string">
            <text:p>Приготовьтесь бросить</text:p>
          </table:table-cell>
          <table:table-cell table:style-name="ce21" table:formula="of:=CONCATENATE([.A342];&quot;=&quot;;[.B342])" office:value-type="string">
            <text:p>preparando.intro.h1=Приготовьтесь бросить</text:p>
          </table:table-cell>
          <table:table-cell table:number-columns-repeated="6" table:style-name="ce21"/>
          <table:table-cell table:number-columns-repeated="4" table:style-name="ce26"/>
        </table:table-row>
        <table:table-row table:style-name="ro5">
          <table:table-cell table:style-name="ce25" office:value-type="string">
            <text:p>preparando.intro.h2</text:p>
          </table:table-cell>
          <table:table-cell table:style-name="ce28" office:value-type="string">
            <text:p>Введение</text:p>
          </table:table-cell>
          <table:table-cell table:style-name="ce21" table:formula="of:=CONCATENATE([.A343];&quot;=&quot;;[.B343])" office:value-type="string">
            <text:p>preparando.intro.h2=Введение</text:p>
          </table:table-cell>
          <table:table-cell table:number-columns-repeated="6" table:style-name="ce21"/>
          <table:table-cell table:number-columns-repeated="4" table:style-name="ce26"/>
        </table:table-row>
        <table:table-row table:style-name="ro15">
          <table:table-cell table:style-name="ce28" office:value-type="string">
            <text:p>preparando.bene.p.1.intro</text:p>
          </table:table-cell>
          <table:table-cell table:style-name="ce41"/>
          <table:table-cell table:style-name="ce21" table:formula="of:=CONCATENATE([.A344];&quot;=&quot;;[.B344])" office:value-type="string">
            <text:p>preparando.bene.p.1.intro=</text:p>
          </table:table-cell>
          <table:table-cell table:number-columns-repeated="6" table:style-name="ce21"/>
          <table:table-cell table:number-columns-repeated="4" table:style-name="ce26"/>
        </table:table-row>
        <table:table-row table:style-name="ro5">
          <table:table-cell table:style-name="ce25" office:value-type="string">
            <text:p>preparando.intro.p1</text:p>
          </table:table-cell>
          <table:table-cell table:style-name="ce28" office:value-type="string">
            <text:p>Бросить курить - это самое важное, что Вы можете сделать для улучшения Вашего здоровья.</text:p>
          </table:table-cell>
          <table:table-cell table:style-name="ce21"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1"/>
          <table:table-cell table:number-columns-repeated="4" table:style-name="ce26"/>
        </table:table-row>
        <table:table-row table:style-name="ro22">
          <table:table-cell table:style-name="ce25" office:value-type="string">
            <text:p>preparando.intro.p2</text:p>
          </table:table-cell>
          <table:table-cell table:style-name="ce28" office:value-type="string">
            <text:p>Мы предлагаем несколько пунтков для рассмотрения, чтобы помочь Вам решить стоит ли бросать курить.</text:p>
          </table:table-cell>
          <table:table-cell table:style-name="ce21"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1"/>
          <table:table-cell table:number-columns-repeated="4" table:style-name="ce26"/>
        </table:table-row>
        <table:table-row table:style-name="ro19">
          <table:table-cell table:style-name="ce25" office:value-type="string">
            <text:p>preparando.intro.p3</text:p>
          </table:table-cell>
          <table:table-cell table:style-name="ce28" office:value-type="string">
            <text:p>Рассмотрите следующее:</text:p>
          </table:table-cell>
          <table:table-cell table:style-name="ce21" table:formula="of:=CONCATENATE([.A347];&quot;=&quot;;[.B347])" office:value-type="string">
            <text:p>preparando.intro.p3=Рассмотрите следующее:</text:p>
          </table:table-cell>
          <table:table-cell table:number-columns-repeated="6" table:style-name="ce21"/>
          <table:table-cell table:number-columns-repeated="4" table:style-name="ce26"/>
        </table:table-row>
        <table:table-row table:style-name="ro5">
          <table:table-cell table:style-name="ce25" office:value-type="string">
            <text:p>preparando.intro.p4</text:p>
          </table:table-cell>
          <table:table-cell table:style-name="ce28" office:value-type="string">
            <text:p>В любой момент, когда Вы готовы бросить курить, нажмите на ссылку в боковом меню "Я готов"</text:p>
          </table:table-cell>
          <table:table-cell table:style-name="ce21"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1"/>
          <table:table-cell table:number-columns-repeated="4" table:style-name="ce26"/>
        </table:table-row>
        <table:table-row table:style-name="ro18">
          <table:table-cell table:style-name="ce25" office:value-type="string">
            <text:p>preparando.intro.img</text:p>
          </table:table-cell>
          <table:table-cell table:style-name="ce28" office:value-type="string">
            <text:p>Бросить курить</text:p>
          </table:table-cell>
          <table:table-cell table:style-name="ce21" table:formula="of:=CONCATENATE([.A349];&quot;=&quot;;[.B349])" office:value-type="string">
            <text:p>preparando.intro.img=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eparandoparaparar</text:p>
          </table:table-cell>
          <table:table-cell table:style-name="ce28" office:value-type="string">
            <text:p>Приготовьтесь бросить</text:p>
          </table:table-cell>
          <table:table-cell table:style-name="ce21" table:formula="of:=CONCATENATE([.A350];&quot;=&quot;;[.B350])" office:value-type="string">
            <text:p>preparandoparaparar=Приготовьтесь бросить</text:p>
          </table:table-cell>
          <table:table-cell table:number-columns-repeated="6" table:style-name="ce21"/>
          <table:table-cell table:number-columns-repeated="4" table:style-name="ce26"/>
        </table:table-row>
        <table:table-row table:style-name="ro19">
          <table:table-cell table:style-name="ce25" office:value-type="string">
            <text:p>preparando.intro.next.p</text:p>
          </table:table-cell>
          <table:table-cell table:style-name="ce28"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6"/>
        </table:table-row>
        <table:table-row table:style-name="ro19">
          <table:table-cell table:style-name="ce25" office:value-type="string">
            <text:p>preparando.btn.title</text:p>
          </table:table-cell>
          <table:table-cell table:style-name="ce28" office:value-type="string">
            <text:p>Выгоды бросания курить</text:p>
          </table:table-cell>
          <table:table-cell table:style-name="ce21" table:formula="of:=CONCATENATE([.A352];&quot;=&quot;;[.B352])" office:value-type="string">
            <text:p>preparando.btn.title=Выгоды бросания курить</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353];&quot;=&quot;;[.B353])" office:value-type="string">
            <text:p>###################################=</text:p>
          </table:table-cell>
          <table:table-cell table:number-columns-repeated="6" table:style-name="ce21"/>
          <table:table-cell table:number-columns-repeated="4" table:style-name="ce26"/>
        </table:table-row>
        <table:table-row table:style-name="ro20">
          <table:table-cell table:style-name="ce25" office:value-type="string">
            <text:p># HARMS AND RISKS</text:p>
          </table:table-cell>
          <table:table-cell table:style-name="ce25"/>
          <table:table-cell table:style-name="ce21" table:formula="of:=CONCATENATE([.A354];&quot;=&quot;;[.B354])" office:value-type="string">
            <text:p># HARMS AND RISKS=</text:p>
          </table:table-cell>
          <table:table-cell table:number-columns-repeated="6" table:style-name="ce21"/>
          <table:table-cell table:number-columns-repeated="4" table:style-name="ce26"/>
        </table:table-row>
        <table:table-row table:style-name="ro20">
          <table:table-cell table:style-name="ce25" office:value-type="string">
            <text:p>###################################</text:p>
          </table:table-cell>
          <table:table-cell table:style-name="ce25"/>
          <table:table-cell table:style-name="ce21" table:formula="of:=CONCATENATE([.A355];&quot;=&quot;;[.B35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eparando.risks.titlepage</text:p>
          </table:table-cell>
          <table:table-cell table:style-name="ce28" office:value-type="string">
            <text:p>Риски, связанные с курением</text:p>
          </table:table-cell>
          <table:table-cell table:style-name="ce21" table:formula="of:=CONCATENATE([.A356];&quot;=&quot;;[.B356])" office:value-type="string">
            <text:p>preparando.risks.titlepage=Риски, связанные с курением</text:p>
          </table:table-cell>
          <table:table-cell table:number-columns-repeated="6" table:style-name="ce21"/>
          <table:table-cell table:number-columns-repeated="4" table:style-name="ce26"/>
        </table:table-row>
        <table:table-row table:style-name="ro5">
          <table:table-cell table:style-name="ce25" office:value-type="string">
            <text:p>preparando.risks.img.alt</text:p>
          </table:table-cell>
          <table:table-cell table:style-name="ce28" office:value-type="string">
            <text:p>Больные люди</text:p>
          </table:table-cell>
          <table:table-cell table:style-name="ce21" table:formula="of:=CONCATENATE([.A357];&quot;=&quot;;[.B357])" office:value-type="string">
            <text:p>preparando.risks.img.alt=Больные люди</text:p>
          </table:table-cell>
          <table:table-cell table:number-columns-repeated="6" table:style-name="ce21"/>
          <table:table-cell table:number-columns-repeated="4" table:style-name="ce26"/>
        </table:table-row>
        <table:table-row table:style-name="ro5">
          <table:table-cell table:style-name="ce25" office:value-type="string">
            <text:p>preparando.risks.h1.1</text:p>
          </table:table-cell>
          <table:table-cell table:style-name="ce28" office:value-type="string">
            <text:p>Риски, связанные с курением</text:p>
          </table:table-cell>
          <table:table-cell table:style-name="ce21" table:formula="of:=CONCATENATE([.A358];&quot;=&quot;;[.B358])" office:value-type="string">
            <text:p>preparando.risks.h1.1=Риски, связанные с курением</text:p>
          </table:table-cell>
          <table:table-cell table:number-columns-repeated="6" table:style-name="ce21"/>
          <table:table-cell table:number-columns-repeated="4" table:style-name="ce26"/>
        </table:table-row>
        <table:table-row table:style-name="ro5">
          <table:table-cell table:style-name="ce25" office:value-type="string">
            <text:p>preparando.risks.p.1</text:p>
          </table:table-cell>
          <table:table-cell table:style-name="ce28" office:value-type="string">
            <text:p>Сигареты приводят к многим заболеваниям у курильщиков и людей, которые не напрямую дышат дымом .</text:p>
          </table:table-cell>
          <table:table-cell table:style-name="ce21"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1"/>
          <table:table-cell table:number-columns-repeated="4" table:style-name="ce26"/>
        </table:table-row>
        <table:table-row table:style-name="ro5">
          <table:table-cell table:style-name="ce25" office:value-type="string">
            <text:p>preparando.risks.h2.1</text:p>
          </table:table-cell>
          <table:table-cell table:style-name="ce28" office:value-type="string">
            <text:p>Короткосрочный период</text:p>
          </table:table-cell>
          <table:table-cell table:style-name="ce21" table:formula="of:=CONCATENATE([.A360];&quot;=&quot;;[.B360])" office:value-type="string">
            <text:p>preparando.risks.h2.1=Короткосрочный период</text:p>
          </table:table-cell>
          <table:table-cell table:number-columns-repeated="6" table:style-name="ce21"/>
          <table:table-cell table:number-columns-repeated="4" table:style-name="ce26"/>
        </table:table-row>
        <table:table-row table:style-name="ro5">
          <table:table-cell table:style-name="ce25" office:value-type="string">
            <text:p>preparando.risks.li.1</text:p>
          </table:table-cell>
          <table:table-cell table:style-name="ce28" office:value-type="string">
            <text:p>Слабое физическое сопротивление,</text:p>
          </table:table-cell>
          <table:table-cell table:style-name="ce21" table:formula="of:=CONCATENATE([.A361];&quot;=&quot;;[.B361])" office:value-type="string">
            <text:p>preparando.risks.li.1=Слабое физическое сопротивление,</text:p>
          </table:table-cell>
          <table:table-cell table:number-columns-repeated="6" table:style-name="ce21"/>
          <table:table-cell table:number-columns-repeated="4" table:style-name="ce26"/>
        </table:table-row>
        <table:table-row table:style-name="ro5">
          <table:table-cell table:style-name="ce25" office:value-type="string">
            <text:p>preparando.risks.li.2</text:p>
          </table:table-cell>
          <table:table-cell table:style-name="ce28" office:value-type="string">
            <text:p>Ухудшение бронхита и астмы,</text:p>
          </table:table-cell>
          <table:table-cell table:style-name="ce21" table:formula="of:=CONCATENATE([.A362];&quot;=&quot;;[.B362])" office:value-type="string">
            <text:p>preparando.risks.li.2=Ухудшение бронхита и астмы,</text:p>
          </table:table-cell>
          <table:table-cell table:number-columns-repeated="6" table:style-name="ce21"/>
          <table:table-cell table:number-columns-repeated="4" table:style-name="ce26"/>
        </table:table-row>
        <table:table-row table:style-name="ro5">
          <table:table-cell table:style-name="ce25" office:value-type="string">
            <text:p>preparando.risks.li.3</text:p>
          </table:table-cell>
          <table:table-cell table:style-name="ce28" office:value-type="string">
            <text:p>Увеличение риска импотенции.</text:p>
          </table:table-cell>
          <table:table-cell table:style-name="ce21" table:formula="of:=CONCATENATE([.A363];&quot;=&quot;;[.B363])" office:value-type="string">
            <text:p>preparando.risks.li.3=Увеличение риска импотенции.</text:p>
          </table:table-cell>
          <table:table-cell table:number-columns-repeated="6" table:style-name="ce21"/>
          <table:table-cell table:number-columns-repeated="4" table:style-name="ce26"/>
        </table:table-row>
        <table:table-row table:style-name="ro5">
          <table:table-cell table:style-name="ce25" office:value-type="string">
            <text:p>preparando.risks.h2.2</text:p>
          </table:table-cell>
          <table:table-cell table:style-name="ce28" office:value-type="string">
            <text:p>Долгосрочный период</text:p>
          </table:table-cell>
          <table:table-cell table:style-name="ce21" table:formula="of:=CONCATENATE([.A364];&quot;=&quot;;[.B364])" office:value-type="string">
            <text:p>preparando.risks.h2.2=Долгосрочный период</text:p>
          </table:table-cell>
          <table:table-cell table:number-columns-repeated="6" table:style-name="ce21"/>
          <table:table-cell table:number-columns-repeated="4" table:style-name="ce26"/>
        </table:table-row>
        <table:table-row table:style-name="ro5">
          <table:table-cell table:style-name="ce25" office:value-type="string">
            <text:p>preparando.risks.li.4</text:p>
          </table:table-cell>
          <table:table-cell table:style-name="ce28" office:value-type="string">
            <text:p>Серечнососудистые заболевания - т.е. сердечный приступ,</text:p>
          </table:table-cell>
          <table:table-cell table:style-name="ce21" table:formula="of:=CONCATENATE([.A365];&quot;=&quot;;[.B365])" office:value-type="string">
            <text:p>preparando.risks.li.4=Серечнососудистые заболевания - т.е. сердечный приступ,</text:p>
          </table:table-cell>
          <table:table-cell table:number-columns-repeated="6" table:style-name="ce21"/>
          <table:table-cell table:number-columns-repeated="4" table:style-name="ce26"/>
        </table:table-row>
        <table:table-row table:style-name="ro5">
          <table:table-cell table:style-name="ce25" office:value-type="string">
            <text:p>preparando.risks.li.5</text:p>
          </table:table-cell>
          <table:table-cell table:style-name="ce28" office:value-type="string">
            <text:p>Инсульт,</text:p>
          </table:table-cell>
          <table:table-cell table:style-name="ce21" table:formula="of:=CONCATENATE([.A366];&quot;=&quot;;[.B366])" office:value-type="string">
            <text:p>preparando.risks.li.5=Инсульт,</text:p>
          </table:table-cell>
          <table:table-cell table:number-columns-repeated="6" table:style-name="ce21"/>
          <table:table-cell table:number-columns-repeated="4" table:style-name="ce26"/>
        </table:table-row>
        <table:table-row table:style-name="ro5">
          <table:table-cell table:style-name="ce25" office:value-type="string">
            <text:p>preparando.risks.li.6</text:p>
          </table:table-cell>
          <table:table-cell table:style-name="ce28" office:value-type="string">
            <text:p>Различные виды рака (ротовой полочти, горла, легких, мочевого пузыря, поджелудочной железы)</text:p>
          </table:table-cell>
          <table:table-cell table:style-name="ce21"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1"/>
          <table:table-cell table:number-columns-repeated="4" table:style-name="ce26"/>
        </table:table-row>
        <table:table-row table:style-name="ro15">
          <table:table-cell table:style-name="ce25" office:value-type="string">
            <text:p>preparando.risks.h2.3</text:p>
          </table:table-cell>
          <table:table-cell table:style-name="ce28" office:value-type="string">
            <text:p>Помни!</text:p>
          </table:table-cell>
          <table:table-cell table:style-name="ce21" table:formula="of:=CONCATENATE([.A368];&quot;=&quot;;[.B368])" office:value-type="string">
            <text:p>preparando.risks.h2.3=Помни!</text:p>
          </table:table-cell>
          <table:table-cell table:number-columns-repeated="6" table:style-name="ce21"/>
          <table:table-cell table:number-columns-repeated="4" table:style-name="ce26"/>
        </table:table-row>
        <table:table-row table:style-name="ro15">
          <table:table-cell table:style-name="ce25" office:value-type="string">
            <text:p>preparando.risks.li.7</text:p>
          </table:table-cell>
          <table:table-cell table:style-name="ce28" office:value-type="string">
            <text:p>Курение в любых дозах увеличивает риски</text:p>
          </table:table-cell>
          <table:table-cell table:style-name="ce21" table:formula="of:=CONCATENATE([.A369];&quot;=&quot;;[.B369])" office:value-type="string">
            <text:p>preparando.risks.li.7=Курение в любых дозах увеличивает риски</text:p>
          </table:table-cell>
          <table:table-cell table:number-columns-repeated="6" table:style-name="ce21"/>
          <table:table-cell table:number-columns-repeated="4" table:style-name="ce26"/>
        </table:table-row>
        <table:table-row table:style-name="ro5">
          <table:table-cell table:style-name="ce25" office:value-type="string">
            <text:p>preparando.risks.li.8</text:p>
          </table:table-cell>
          <table:table-cell table:style-name="ce28" office:value-type="string">
            <text:p>Использование легких сигарет не дает здоровья</text:p>
          </table:table-cell>
          <table:table-cell table:style-name="ce21" table:formula="of:=CONCATENATE([.A370];&quot;=&quot;;[.B370])" office:value-type="string">
            <text:p>preparando.risks.li.8=Использование легких сигарет не дает здоровья</text:p>
          </table:table-cell>
          <table:table-cell table:number-columns-repeated="6" table:style-name="ce21"/>
          <table:table-cell table:number-columns-repeated="4" table:style-name="ce26"/>
        </table:table-row>
        <table:table-row table:style-name="ro15">
          <table:table-cell table:style-name="ce25" office:value-type="string">
            <text:p>preparando.risks.next.p</text:p>
          </table:table-cell>
          <table:table-cell table:style-name="ce28" office:value-type="string">
            <text:p>Имеете ли Вы понятие о том, сколько денег вы можете съэкономить, ели бросите курить?</text:p>
          </table:table-cell>
          <table:table-cell table:style-name="ce21"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1"/>
          <table:table-cell table:number-columns-repeated="4" table:style-name="ce26"/>
        </table:table-row>
        <table:table-row table:style-name="ro5">
          <table:table-cell table:style-name="ce25" office:value-type="string">
            <text:p>preparando.risks.btn.title</text:p>
          </table:table-cell>
          <table:table-cell table:style-name="ce28" office:value-type="string">
            <text:p>Финансовая стоимость</text:p>
          </table:table-cell>
          <table:table-cell table:style-name="ce21" table:formula="of:=CONCATENATE([.A372];&quot;=&quot;;[.B372])" office:value-type="string">
            <text:p>preparando.risks.btn.title=Финансовая стоимость</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373];&quot;=&quot;;[.B373])"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 BENEFITS</text:p>
          </table:table-cell>
          <table:table-cell table:style-name="ce25"/>
          <table:table-cell table:style-name="ce21" table:formula="of:=CONCATENATE([.A374];&quot;=&quot;;[.B374])" office:value-type="string">
            <text:p># BENEFITS=</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table-cell table:style-name="ce21" table:formula="of:=CONCATENATE([.A375];&quot;=&quot;;[.B37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eparando.bene.titlepage</text:p>
          </table:table-cell>
          <table:table-cell table:style-name="ce28" office:value-type="string">
            <text:p>Выгоды бросить курить</text:p>
          </table:table-cell>
          <table:table-cell table:style-name="ce21" table:formula="of:=CONCATENATE([.A376];&quot;=&quot;;[.B376])" office:value-type="string">
            <text:p>preparando.bene.titlepage=Выгод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eparando.bene.img.alt</text:p>
          </table:table-cell>
          <table:table-cell table:style-name="ce28" office:value-type="string">
            <text:p>Счастливый человек</text:p>
          </table:table-cell>
          <table:table-cell table:style-name="ce21" table:formula="of:=CONCATENATE([.A377];&quot;=&quot;;[.B377])" office:value-type="string">
            <text:p>preparando.bene.img.alt=Счастливый человек</text:p>
          </table:table-cell>
          <table:table-cell table:number-columns-repeated="6" table:style-name="ce21"/>
          <table:table-cell table:number-columns-repeated="4" table:style-name="ce26"/>
        </table:table-row>
        <table:table-row table:style-name="ro5">
          <table:table-cell table:style-name="ce25" office:value-type="string">
            <text:p>preparando.bene.h1.1</text:p>
          </table:table-cell>
          <table:table-cell table:style-name="ce28" office:value-type="string">
            <text:p>Выгоды бросить курить</text:p>
          </table:table-cell>
          <table:table-cell table:style-name="ce21" table:formula="of:=CONCATENATE([.A378];&quot;=&quot;;[.B378])" office:value-type="string">
            <text:p>preparando.bene.h1.1=Выгод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eparando.bene.h2.1</text:p>
          </table:table-cell>
          <table:table-cell table:style-name="ce28" office:value-type="string">
            <text:p>В течении первых недель</text:p>
          </table:table-cell>
          <table:table-cell table:style-name="ce21" table:formula="of:=CONCATENATE([.A379];&quot;=&quot;;[.B379])" office:value-type="string">
            <text:p>preparando.bene.h2.1=В течении первых недель</text:p>
          </table:table-cell>
          <table:table-cell table:number-columns-repeated="6" table:style-name="ce21"/>
          <table:table-cell table:number-columns-repeated="4" table:style-name="ce26"/>
        </table:table-row>
        <table:table-row table:style-name="ro5">
          <table:table-cell table:style-name="ce25" office:value-type="string">
            <text:p>preparando.bene.p.1</text:p>
          </table:table-cell>
          <table:table-cell table:style-name="ce28" office:value-type="string">
            <text:p>По сравнению с курильщиками, Вы...</text:p>
          </table:table-cell>
          <table:table-cell table:style-name="ce21" table:formula="of:=CONCATENATE([.A380];&quot;=&quot;;[.B380])" office:value-type="string">
            <text:p>preparando.bene.p.1=По сравнению с курильщиками, Вы...</text:p>
          </table:table-cell>
          <table:table-cell table:number-columns-repeated="6" table:style-name="ce21"/>
          <table:table-cell table:number-columns-repeated="4" table:style-name="ce26"/>
        </table:table-row>
        <table:table-row table:style-name="ro5">
          <table:table-cell table:style-name="ce25" office:value-type="string">
            <text:p>preparando.bene.li.1</text:p>
          </table:table-cell>
          <table:table-cell table:style-name="ce28" office:value-type="string">
            <text:p>Уменьшите риск получить заболевания как рак горла и язвы,</text:p>
          </table:table-cell>
          <table:table-cell table:style-name="ce21" table:formula="of:=CONCATENATE([.A381];&quot;=&quot;;[.B381])" office:value-type="string">
            <text:p>preparando.bene.li.1=Уменьшите риск получить заболевания как рак горла и язвы,</text:p>
          </table:table-cell>
          <table:table-cell table:number-columns-repeated="6" table:style-name="ce21"/>
          <table:table-cell table:number-columns-repeated="4" table:style-name="ce26"/>
        </table:table-row>
        <table:table-row table:style-name="ro5">
          <table:table-cell table:style-name="ce25" office:value-type="string">
            <text:p>preparando.bene.li.2</text:p>
          </table:table-cell>
          <table:table-cell table:style-name="ce28" office:value-type="string">
            <text:p>Улучшите свое кровяное давление и сердечный ритм,</text:p>
          </table:table-cell>
          <table:table-cell table:style-name="ce21" table:formula="of:=CONCATENATE([.A382];&quot;=&quot;;[.B382])" office:value-type="string">
            <text:p>preparando.bene.li.2=Улучшите свое кровяное давление и сердечный ритм,</text:p>
          </table:table-cell>
          <table:table-cell table:number-columns-repeated="6" table:style-name="ce21"/>
          <table:table-cell table:number-columns-repeated="4" table:style-name="ce26"/>
        </table:table-row>
        <table:table-row table:style-name="ro5">
          <table:table-cell table:style-name="ce25" office:value-type="string">
            <text:p>preparando.bene.li.3</text:p>
          </table:table-cell>
          <table:table-cell table:style-name="ce28" office:value-type="string">
            <text:p>Улучшите свое дыхание и циркуляцию крови</text:p>
          </table:table-cell>
          <table:table-cell table:style-name="ce21" table:formula="of:=CONCATENATE([.A383];&quot;=&quot;;[.B383])" office:value-type="string">
            <text:p>preparando.bene.li.3=Улучшите свое дыхание и циркуляцию крови</text:p>
          </table:table-cell>
          <table:table-cell table:number-columns-repeated="6" table:style-name="ce21"/>
          <table:table-cell table:number-columns-repeated="4" table:style-name="ce26"/>
        </table:table-row>
        <table:table-row table:style-name="ro18">
          <table:table-cell table:style-name="ce25" office:value-type="string">
            <text:p>preparando.bene.h2.2</text:p>
          </table:table-cell>
          <table:table-cell table:style-name="ce28" office:value-type="string">
            <text:p>В течение нескольких лет Вы</text:p>
          </table:table-cell>
          <table:table-cell table:style-name="ce21" table:formula="of:=CONCATENATE([.A384];&quot;=&quot;;[.B384])" office:value-type="string">
            <text:p>preparando.bene.h2.2=В течение нескольких лет Вы</text:p>
          </table:table-cell>
          <table:table-cell table:number-columns-repeated="6" table:style-name="ce21"/>
          <table:table-cell table:number-columns-repeated="4" table:style-name="ce26"/>
        </table:table-row>
        <table:table-row table:style-name="ro5">
          <table:table-cell table:style-name="ce25" office:value-type="string">
            <text:p>preparando.bene.li.4</text:p>
          </table:table-cell>
          <table:table-cell table:style-name="ce28" office:value-type="string">
            <text:p>Уменьшите на 50% риск возникновения инсульта, рака мочевого пузыря и шейки матки</text:p>
          </table:table-cell>
          <table:table-cell table:style-name="ce21"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1"/>
          <table:table-cell table:number-columns-repeated="4" table:style-name="ce26"/>
        </table:table-row>
        <table:table-row table:style-name="ro5">
          <table:table-cell table:style-name="ce25" office:value-type="string">
            <text:p>preparando.bene.li.5</text:p>
          </table:table-cell>
          <table:table-cell table:style-name="ce28" office:value-type="string">
            <text:p>Уменьшите на 50% риск получения рака легких через 10 лет после прекращения курить</text:p>
          </table:table-cell>
          <table:table-cell table:style-name="ce21"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1"/>
          <table:table-cell table:number-columns-repeated="4" table:style-name="ce26"/>
        </table:table-row>
        <table:table-row table:style-name="ro5">
          <table:table-cell table:style-name="ce25" office:value-type="string">
            <text:p>preparando.bene.li.6</text:p>
          </table:table-cell>
          <table:table-cell table:style-name="ce28" office:value-type="string">
            <text:p>Будете иметь такую же вероятность получить инсульт, как и некурильщик (через 5-15 лет после прекращения курить).</text:p>
          </table:table-cell>
          <table:table-cell table:style-name="ce21"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1"/>
          <table:table-cell table:number-columns-repeated="4" table:style-name="ce26"/>
        </table:table-row>
        <table:table-row table:style-name="ro5">
          <table:table-cell table:style-name="ce25" office:value-type="string">
            <text:p>preparando.bene.next.p</text:p>
          </table:table-cell>
          <table:table-cell table:style-name="ce28" office:value-type="string">
            <text:p>Знаете ли Вы последствия курения для здоровья?</text:p>
          </table:table-cell>
          <table:table-cell table:style-name="ce21" table:formula="of:=CONCATENATE([.A388];&quot;=&quot;;[.B388])" office:value-type="string">
            <text:p>preparando.bene.next.p=Знаете ли Вы последствия курения для здоровья?</text:p>
          </table:table-cell>
          <table:table-cell table:number-columns-repeated="6" table:style-name="ce21"/>
          <table:table-cell table:number-columns-repeated="4" table:style-name="ce26"/>
        </table:table-row>
        <table:table-row table:style-name="ro5">
          <table:table-cell table:style-name="ce25" office:value-type="string">
            <text:p>preparando.bene.btn.title</text:p>
          </table:table-cell>
          <table:table-cell table:style-name="ce28" office:value-type="string">
            <text:p>Приготовьтесь бросить</text:p>
          </table:table-cell>
          <table:table-cell table:style-name="ce21" table:formula="of:=CONCATENATE([.A389];&quot;=&quot;;[.B389])" office:value-type="string">
            <text:p>preparando.bene.btn.title=Приготовьтесь бросить</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390];&quot;=&quot;;[.B390])"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CALCULATOR</text:p>
          </table:table-cell>
          <table:table-cell table:style-name="ce25"/>
          <table:table-cell table:style-name="ce21" table:formula="of:=CONCATENATE([.A391];&quot;=&quot;;[.B391])" office:value-type="string">
            <text:p># CALCULATOR=</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392];&quot;=&quot;;[.B392])"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eparando.gastos.titlepage</text:p>
          </table:table-cell>
          <table:table-cell table:style-name="ce28" office:value-type="string">
            <text:p>Финансовая стоимость</text:p>
          </table:table-cell>
          <table:table-cell table:style-name="ce21" table:formula="of:=CONCATENATE([.A393];&quot;=&quot;;[.B393])" office:value-type="string">
            <text:p>preparando.gastos.titlepage=Финансовая стоимость</text:p>
          </table:table-cell>
          <table:table-cell table:number-columns-repeated="6" table:style-name="ce21"/>
          <table:table-cell table:number-columns-repeated="4" table:style-name="ce26"/>
        </table:table-row>
        <table:table-row table:style-name="ro15">
          <table:table-cell table:style-name="ce25" office:value-type="string">
            <text:p>preparando.gastos.h1.1</text:p>
          </table:table-cell>
          <table:table-cell table:style-name="ce28" office:value-type="string">
            <text:p>Финансовая стоимость</text:p>
          </table:table-cell>
          <table:table-cell table:style-name="ce21" table:formula="of:=CONCATENATE([.A394];&quot;=&quot;;[.B394])" office:value-type="string">
            <text:p>preparando.gastos.h1.1=Финансовая стоимость</text:p>
          </table:table-cell>
          <table:table-cell table:number-columns-repeated="6" table:style-name="ce21"/>
          <table:table-cell table:number-columns-repeated="4" table:style-name="ce26"/>
        </table:table-row>
        <table:table-row table:style-name="ro15">
          <table:table-cell table:style-name="ce25" office:value-type="string">
            <text:p>preparando.gastos.p.1</text:p>
          </table:table-cell>
          <table:table-cell table:style-name="ce28"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1"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1"/>
          <table:table-cell table:number-columns-repeated="4" table:style-name="ce26"/>
        </table:table-row>
        <table:table-row table:style-name="ro15">
          <table:table-cell table:style-name="ce25" office:value-type="string">
            <text:p>preparando.gastos.h2.1</text:p>
          </table:table-cell>
          <table:table-cell table:style-name="ce28" office:value-type="string">
            <text:p>Посчитайте, сколько Вы сможете съэкономить</text:p>
          </table:table-cell>
          <table:table-cell table:style-name="ce21" table:formula="of:=CONCATENATE([.A396];&quot;=&quot;;[.B396])" office:value-type="string">
            <text:p>preparando.gastos.h2.1=Посчитайте, сколько Вы сможете съэкономить</text:p>
          </table:table-cell>
          <table:table-cell table:number-columns-repeated="6" table:style-name="ce21"/>
          <table:table-cell table:number-columns-repeated="4" table:style-name="ce26"/>
        </table:table-row>
        <table:table-row table:style-name="ro5">
          <table:table-cell table:style-name="ce25" office:value-type="string">
            <text:p>preparando.gastos.value.1</text:p>
          </table:table-cell>
          <table:table-cell table:style-name="ce28" office:value-type="string">
            <text:p>Сколько сигарет Вы выкуриваете в обычный день? </text:p>
          </table:table-cell>
          <table:table-cell table:style-name="ce21" table:formula="of:=CONCATENATE([.A397];&quot;=&quot;;[.B397])" office:value-type="string">
            <text:p>preparando.gastos.value.1=Сколько сигарет Вы выкуриваете в обычный день? </text:p>
          </table:table-cell>
          <table:table-cell table:number-columns-repeated="6" table:style-name="ce21"/>
          <table:table-cell table:number-columns-repeated="4" table:style-name="ce26"/>
        </table:table-row>
        <table:table-row table:style-name="ro5">
          <table:table-cell table:style-name="ce25" office:value-type="string">
            <text:p>preparando.gastos.value.2</text:p>
          </table:table-cell>
          <table:table-cell table:style-name="ce28" office:value-type="string">
            <text:p>Стоимость пачки сигарет:</text:p>
          </table:table-cell>
          <table:table-cell table:style-name="ce21" table:formula="of:=CONCATENATE([.A398];&quot;=&quot;;[.B398])" office:value-type="string">
            <text:p>preparando.gastos.value.2=Стоимость пачки сигарет:</text:p>
          </table:table-cell>
          <table:table-cell table:number-columns-repeated="6" table:style-name="ce21"/>
          <table:table-cell table:number-columns-repeated="4" table:style-name="ce26"/>
        </table:table-row>
        <table:table-row table:style-name="ro5">
          <table:table-cell table:style-name="ce25" office:value-type="string">
            <text:p>preparando.gastos.btn.1</text:p>
          </table:table-cell>
          <table:table-cell table:style-name="ce28" office:value-type="string">
            <text:p>Расчет</text:p>
          </table:table-cell>
          <table:table-cell table:style-name="ce21" table:formula="of:=CONCATENATE([.A399];&quot;=&quot;;[.B399])" office:value-type="string">
            <text:p>preparando.gastos.btn.1=Расчет</text:p>
          </table:table-cell>
          <table:table-cell table:number-columns-repeated="6" table:style-name="ce21"/>
          <table:table-cell table:number-columns-repeated="4" table:style-name="ce26"/>
        </table:table-row>
        <table:table-row table:style-name="ro5">
          <table:table-cell table:style-name="ce25" office:value-type="string">
            <text:p>preparando.gastos.value.3</text:p>
          </table:table-cell>
          <table:table-cell table:style-name="ce28" office:value-type="string">
            <text:p>За неделю:</text:p>
          </table:table-cell>
          <table:table-cell table:style-name="ce21" table:formula="of:=CONCATENATE([.A400];&quot;=&quot;;[.B400])" office:value-type="string">
            <text:p>preparando.gastos.value.3=За неделю:</text:p>
          </table:table-cell>
          <table:table-cell table:number-columns-repeated="6" table:style-name="ce21"/>
          <table:table-cell table:number-columns-repeated="4" table:style-name="ce26"/>
        </table:table-row>
        <table:table-row table:style-name="ro5">
          <table:table-cell table:style-name="ce25" office:value-type="string">
            <text:p>preparando.gastos.value.4</text:p>
          </table:table-cell>
          <table:table-cell table:style-name="ce28" office:value-type="string">
            <text:p>За месяц:</text:p>
          </table:table-cell>
          <table:table-cell table:style-name="ce21" table:formula="of:=CONCATENATE([.A401];&quot;=&quot;;[.B401])" office:value-type="string">
            <text:p>preparando.gastos.value.4=За месяц:</text:p>
          </table:table-cell>
          <table:table-cell table:number-columns-repeated="6" table:style-name="ce21"/>
          <table:table-cell table:number-columns-repeated="4" table:style-name="ce26"/>
        </table:table-row>
        <table:table-row table:style-name="ro5">
          <table:table-cell table:style-name="ce25" office:value-type="string">
            <text:p>preparando.gastos.value.5</text:p>
          </table:table-cell>
          <table:table-cell table:style-name="ce28" office:value-type="string">
            <text:p>За год:</text:p>
          </table:table-cell>
          <table:table-cell table:style-name="ce21" table:formula="of:=CONCATENATE([.A402];&quot;=&quot;;[.B402])" office:value-type="string">
            <text:p>preparando.gastos.value.5=За год:</text:p>
          </table:table-cell>
          <table:table-cell table:number-columns-repeated="6" table:style-name="ce21"/>
          <table:table-cell table:number-columns-repeated="4" table:style-name="ce26"/>
        </table:table-row>
        <table:table-row table:style-name="ro5">
          <table:table-cell table:style-name="ce25" office:value-type="string">
            <text:p>preparando.gastos.next</text:p>
          </table:table-cell>
          <table:table-cell table:style-name="ce28"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1"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1"/>
          <table:table-cell table:number-columns-repeated="4" table:style-name="ce26"/>
        </table:table-row>
        <table:table-row table:style-name="ro5">
          <table:table-cell table:style-name="ce25" office:value-type="string">
            <text:p>preparando.gastos.h2.2</text:p>
          </table:table-cell>
          <table:table-cell table:style-name="ce28" office:value-type="string">
            <text:p>Ваши съкономленные деньги:</text:p>
          </table:table-cell>
          <table:table-cell table:style-name="ce21" table:formula="of:=CONCATENATE([.A404];&quot;=&quot;;[.B404])" office:value-type="string">
            <text:p>preparando.gastos.h2.2=Ваши съкономленные деньги:</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05];&quot;=&quot;;[.B40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REMOVING ROADBLOCKS - ABSTINENCE AND CRAVING</text:p>
          </table:table-cell>
          <table:table-cell table:style-name="ce25"/>
          <table:table-cell table:style-name="ce21" table:formula="of:=CONCATENATE([.A406];&quot;=&quot;;[.B406])" office:value-type="string">
            <text:p># REMOVING ROADBLOCKS - ABSTINENCE AND CRAVING=</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07];&quot;=&quot;;[.B407])"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preparando.aef.titlepage</text:p>
          </table:table-cell>
          <table:table-cell table:style-name="ce28" office:value-type="string">
            <text:p>Как преодолеть препятствия</text:p>
          </table:table-cell>
          <table:table-cell table:style-name="ce21" table:formula="of:=CONCATENATE([.A408];&quot;=&quot;;[.B408])" office:value-type="string">
            <text:p>preparando.aef.titlepage=Как преодолеть препятствия</text:p>
          </table:table-cell>
          <table:table-cell table:number-columns-repeated="6" table:style-name="ce21"/>
          <table:table-cell table:number-columns-repeated="4" table:style-name="ce26"/>
        </table:table-row>
        <table:table-row table:style-name="ro5">
          <table:table-cell table:style-name="ce25" office:value-type="string">
            <text:p>preparando.aef.h1.1</text:p>
          </table:table-cell>
          <table:table-cell table:style-name="ce28" office:value-type="string">
            <text:p>Как преодолеть препятствия</text:p>
          </table:table-cell>
          <table:table-cell table:style-name="ce21" table:formula="of:=CONCATENATE([.A409];&quot;=&quot;;[.B409])" office:value-type="string">
            <text:p>preparando.aef.h1.1=Как преодолеть препятствия</text:p>
          </table:table-cell>
          <table:table-cell table:number-columns-repeated="6" table:style-name="ce21"/>
          <table:table-cell table:number-columns-repeated="4" table:style-name="ce26"/>
        </table:table-row>
        <table:table-row table:style-name="ro5">
          <table:table-cell table:style-name="ce25" office:value-type="string">
            <text:p>preparando.aef.p.1</text:p>
          </table:table-cell>
          <table:table-cell table:style-name="ce28"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1"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1"/>
          <table:table-cell table:number-columns-repeated="4" table:style-name="ce26"/>
        </table:table-row>
        <table:table-row table:style-name="ro5">
          <table:table-cell table:style-name="ce25" office:value-type="string">
            <text:p>preparando.aef.h2.1</text:p>
          </table:table-cell>
          <table:table-cell table:style-name="ce28" office:value-type="string">
            <text:p>Синдром отмены (абстиненция)</text:p>
          </table:table-cell>
          <table:table-cell table:style-name="ce21" table:formula="of:=CONCATENATE([.A411];&quot;=&quot;;[.B411])" office:value-type="string">
            <text:p>preparando.aef.h2.1=Синдром отмены (абстиненция)</text:p>
          </table:table-cell>
          <table:table-cell table:number-columns-repeated="6" table:style-name="ce21"/>
          <table:table-cell table:number-columns-repeated="4" table:style-name="ce26"/>
        </table:table-row>
        <table:table-row table:style-name="ro15">
          <table:table-cell table:style-name="ce25" office:value-type="string">
            <text:p>preparando.aef.li.1</text:p>
          </table:table-cell>
          <table:table-cell table:style-name="ce28"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1"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1"/>
          <table:table-cell table:number-columns-repeated="4" table:style-name="ce26"/>
        </table:table-row>
        <table:table-row table:style-name="ro15">
          <table:table-cell table:style-name="ce25" office:value-type="string">
            <text:p>preparando.aef.li.2</text:p>
          </table:table-cell>
          <table:table-cell table:style-name="ce28" office:value-type="string">
            <text:p>Эти симптомы отличаются от человека к человеку.</text:p>
          </table:table-cell>
          <table:table-cell table:style-name="ce21" table:formula="of:=CONCATENATE([.A413];&quot;=&quot;;[.B413])" office:value-type="string">
            <text:p>preparando.aef.li.2=Эти симптомы отличаются от человека к человеку.</text:p>
          </table:table-cell>
          <table:table-cell table:number-columns-repeated="6" table:style-name="ce21"/>
          <table:table-cell table:number-columns-repeated="4" table:style-name="ce26"/>
        </table:table-row>
        <table:table-row table:style-name="ro15">
          <table:table-cell table:style-name="ce25" office:value-type="string">
            <text:p>preparando.aef.li.3</text:p>
          </table:table-cell>
          <table:table-cell table:style-name="ce28" office:value-type="string">
            <text:p>Они продолжаются как минимум 1-3 недели.</text:p>
          </table:table-cell>
          <table:table-cell table:style-name="ce21" table:formula="of:=CONCATENATE([.A414];&quot;=&quot;;[.B414])" office:value-type="string">
            <text:p>preparando.aef.li.3=Они продолжаются как минимум 1-3 недели.</text:p>
          </table:table-cell>
          <table:table-cell table:number-columns-repeated="6" table:style-name="ce21"/>
          <table:table-cell table:number-columns-repeated="4" table:style-name="ce26"/>
        </table:table-row>
        <table:table-row table:style-name="ro15">
          <table:table-cell table:style-name="ce25" office:value-type="string">
            <text:p>preparando.aef.li.4</text:p>
          </table:table-cell>
          <table:table-cell table:style-name="ce28" office:value-type="string">
            <text:p>Медикаменты могут помочь ослабить эти симптомы</text:p>
          </table:table-cell>
          <table:table-cell table:style-name="ce21" table:formula="of:=CONCATENATE([.A415];&quot;=&quot;;[.B415])" office:value-type="string">
            <text:p>preparando.aef.li.4=Медикаменты могут помочь ослабить эти симптомы</text:p>
          </table:table-cell>
          <table:table-cell table:number-columns-repeated="6" table:style-name="ce21"/>
          <table:table-cell table:number-columns-repeated="4" table:style-name="ce26"/>
        </table:table-row>
        <table:table-row table:style-name="ro5">
          <table:table-cell table:style-name="ce25" office:value-type="string">
            <text:p>preparando.aef.h2.2</text:p>
          </table:table-cell>
          <table:table-cell table:style-name="ce28" office:value-type="string">
            <text:p>Побуждение покурить - тяга</text:p>
          </table:table-cell>
          <table:table-cell table:style-name="ce21" table:formula="of:=CONCATENATE([.A416];&quot;=&quot;;[.B416])" office:value-type="string">
            <text:p>preparando.aef.h2.2=Побуждение покурить - тяга</text:p>
          </table:table-cell>
          <table:table-cell table:number-columns-repeated="6" table:style-name="ce21"/>
          <table:table-cell table:number-columns-repeated="4" table:style-name="ce26"/>
        </table:table-row>
        <table:table-row table:style-name="ro5">
          <table:table-cell table:style-name="ce25" office:value-type="string">
            <text:p>preparando.aef.li.5</text:p>
          </table:table-cell>
          <table:table-cell table:style-name="ce28" office:value-type="string">
            <text:p>Побуждение покурить (или тяга) - довольно-таки обычно для людей, которые бросают курить.
</text:p>
          </table:table-cell>
          <table:table-cell table:style-name="ce21"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1"/>
          <table:table-cell table:number-columns-repeated="4" table:style-name="ce26"/>
        </table:table-row>
        <table:table-row table:style-name="ro5">
          <table:table-cell table:style-name="ce39" office:value-type="string">
            <text:p>preparando.aef.li.6</text:p>
          </table:table-cell>
          <table:table-cell table:style-name="ce40" office:value-type="string">
            <text:p>Каждое побуждение не длится больше, чем пару минут, а затем отходит.</text:p>
          </table:table-cell>
          <table:table-cell table:style-name="ce21"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1"/>
          <table:table-cell table:number-columns-repeated="4" table:style-name="ce26"/>
        </table:table-row>
        <table:table-row table:style-name="ro5">
          <table:table-cell table:style-name="ce25" office:value-type="string">
            <text:p>preparando.aef.li.7</text:p>
          </table:table-cell>
          <table:table-cell table:style-name="ce28"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1"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1"/>
          <table:table-cell table:number-columns-repeated="4" table:style-name="ce26"/>
        </table:table-row>
        <table:table-row table:style-name="ro5">
          <table:table-cell table:style-name="ce25" office:value-type="string">
            <text:p>preparando.aef.next.p</text:p>
          </table:table-cell>
          <table:table-cell table:style-name="ce28" office:value-type="string">
            <text:p>Набор веса и страх неудачи также являются барьерами для успешного лечения. Узнайте больше.</text:p>
          </table:table-cell>
          <table:table-cell table:style-name="ce21"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1"/>
          <table:table-cell table:number-columns-repeated="4" table:style-name="ce26"/>
        </table:table-row>
        <table:table-row table:style-name="ro5">
          <table:table-cell table:style-name="ce25" office:value-type="string">
            <text:p>preparando.aef.btn.title</text:p>
          </table:table-cell>
          <table:table-cell table:style-name="ce28" office:value-type="string">
            <text:p>Набор веса</text:p>
          </table:table-cell>
          <table:table-cell table:style-name="ce21" table:formula="of:=CONCATENATE([.A421];&quot;=&quot;;[.B421])" office:value-type="string">
            <text:p>preparando.aef.btn.title=Набор веса</text:p>
          </table:table-cell>
          <table:table-cell table:number-columns-repeated="6" table:style-name="ce21"/>
          <table:table-cell table:number-columns-repeated="4" table:style-name="ce26"/>
        </table:table-row>
        <table:table-row table:style-name="ro5">
          <table:table-cell table:style-name="ce25" office:value-type="string">
            <text:p>pronto.evitar.h1</text:p>
          </table:table-cell>
          <table:table-cell table:style-name="ce28" office:value-type="string">
            <text:p>Как избежать рецидивов</text:p>
          </table:table-cell>
          <table:table-cell table:style-name="ce21" table:formula="of:=CONCATENATE([.A422];&quot;=&quot;;[.B422])" office:value-type="string">
            <text:p>pronto.evitar.h1=Как избежать рецидивов</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23];&quot;=&quot;;[.B423])"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 REMOVING ROADBLOCKS - WEIGHT</text:p>
          </table:table-cell>
          <table:table-cell table:style-name="ce25"/>
          <table:table-cell table:style-name="ce21" table:formula="of:=CONCATENATE([.A424];&quot;=&quot;;[.B424])" office:value-type="string">
            <text:p># REMOVING ROADBLOCKS - WEIGHT=</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25];&quot;=&quot;;[.B42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eparando.medos.titlepage</text:p>
          </table:table-cell>
          <table:table-cell table:style-name="ce28" office:value-type="string">
            <text:p>Как преодолеть страх перед набором веса и неудаи в попытках бросить курить.</text:p>
          </table:table-cell>
          <table:table-cell table:style-name="ce21"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eparando.medos.img.alt</text:p>
          </table:table-cell>
          <table:table-cell table:style-name="ce28" office:value-type="string">
            <text:p>Набор веса является обычным страхом</text:p>
          </table:table-cell>
          <table:table-cell table:style-name="ce21" table:formula="of:=CONCATENATE([.A427];&quot;=&quot;;[.B427])" office:value-type="string">
            <text:p>preparando.medos.img.alt=Набор веса является обычным страхом</text:p>
          </table:table-cell>
          <table:table-cell table:number-columns-repeated="6" table:style-name="ce21"/>
          <table:table-cell table:number-columns-repeated="4" table:style-name="ce26"/>
        </table:table-row>
        <table:table-row table:style-name="ro5">
          <table:table-cell table:style-name="ce25" office:value-type="string">
            <text:p>preparando.medos.h1.1</text:p>
          </table:table-cell>
          <table:table-cell table:style-name="ce28" office:value-type="string">
            <text:p>Как преодолеть страхи</text:p>
          </table:table-cell>
          <table:table-cell table:style-name="ce21" table:formula="of:=CONCATENATE([.A428];&quot;=&quot;;[.B428])" office:value-type="string">
            <text:p>preparando.medos.h1.1=Как преодолеть страхи</text:p>
          </table:table-cell>
          <table:table-cell table:number-columns-repeated="6" table:style-name="ce21"/>
          <table:table-cell table:number-columns-repeated="4" table:style-name="ce26"/>
        </table:table-row>
        <table:table-row table:style-name="ro5">
          <table:table-cell table:style-name="ce25" office:value-type="string">
            <text:p>preparando.medos.p.1</text:p>
          </table:table-cell>
          <table:table-cell table:style-name="ce28" office:value-type="string">
            <text:p>Многие курильщики сдаются из-за страха набрать вес или страха перед неудачей.</text:p>
          </table:table-cell>
          <table:table-cell table:style-name="ce21"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1"/>
          <table:table-cell table:number-columns-repeated="4" table:style-name="ce26"/>
        </table:table-row>
        <table:table-row table:style-name="ro5">
          <table:table-cell table:style-name="ce25" office:value-type="string">
            <text:p>preparando.medos.h2.1</text:p>
          </table:table-cell>
          <table:table-cell table:style-name="ce28" office:value-type="string">
            <text:p>Набор веса</text:p>
          </table:table-cell>
          <table:table-cell table:style-name="ce21" table:formula="of:=CONCATENATE([.A430];&quot;=&quot;;[.B430])" office:value-type="string">
            <text:p>preparando.medos.h2.1=Набор веса</text:p>
          </table:table-cell>
          <table:table-cell table:number-columns-repeated="6" table:style-name="ce21"/>
          <table:table-cell table:number-columns-repeated="4" table:style-name="ce26"/>
        </table:table-row>
        <table:table-row table:style-name="ro5">
          <table:table-cell table:style-name="ce25" office:value-type="string">
            <text:p>preparando.medos.li.1</text:p>
          </table:table-cell>
          <table:table-cell table:style-name="ce28" office:value-type="string">
            <text:p>Некоторые курильщики могут набрать вес в теении первых месяцев после бросания;</text:p>
          </table:table-cell>
          <table:table-cell table:style-name="ce21"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1"/>
          <table:table-cell table:number-columns-repeated="4" table:style-name="ce26"/>
        </table:table-row>
        <table:table-row table:style-name="ro15">
          <table:table-cell table:style-name="ce25" office:value-type="string">
            <text:p>preparando.medos.li.2</text:p>
          </table:table-cell>
          <table:table-cell table:style-name="ce28" office:value-type="string">
            <text:p>Средний набор веса - от 2 до 4 кг (4.4-8.8 фунтов).</text:p>
          </table:table-cell>
          <table:table-cell table:style-name="ce21" table:formula="of:=CONCATENATE([.A432];&quot;=&quot;;[.B432])" office:value-type="string">
            <text:p>preparando.medos.li.2=Средний набор веса - от 2 до 4 кг (4.4-8.8 фунтов).</text:p>
          </table:table-cell>
          <table:table-cell table:number-columns-repeated="6" table:style-name="ce21"/>
          <table:table-cell table:number-columns-repeated="4" table:style-name="ce26"/>
        </table:table-row>
        <table:table-row table:style-name="ro5">
          <table:table-cell table:style-name="ce25" office:value-type="string">
            <text:p>preparando.medos.li.3</text:p>
          </table:table-cell>
          <table:table-cell table:style-name="ce28" office:value-type="string">
            <text:p>Некоторые курильщики теряют вес во время попытки бросить курить.</text:p>
          </table:table-cell>
          <table:table-cell table:style-name="ce21"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eparando.medos.h2.2</text:p>
          </table:table-cell>
          <table:table-cell table:style-name="ce28" office:value-type="string">
            <text:p>Страх потерпеть неудачу</text:p>
          </table:table-cell>
          <table:table-cell table:style-name="ce21" table:formula="of:=CONCATENATE([.A434];&quot;=&quot;;[.B434])" office:value-type="string">
            <text:p>preparando.medos.h2.2=Страх потерпеть неудачу</text:p>
          </table:table-cell>
          <table:table-cell table:number-columns-repeated="6" table:style-name="ce21"/>
          <table:table-cell table:number-columns-repeated="4" table:style-name="ce26"/>
        </table:table-row>
        <table:table-row table:style-name="ro5">
          <table:table-cell table:style-name="ce25" office:value-type="string">
            <text:p>preparando.medos.li.4</text:p>
          </table:table-cell>
          <table:table-cell table:style-name="ce28" office:value-type="string">
            <text:p>Бросить курить - это не легко. Курильщики обычно пытаются от 3 до 5 раз перед тем, как полностью бросить.</text:p>
          </table:table-cell>
          <table:table-cell table:style-name="ce21"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1"/>
          <table:table-cell table:number-columns-repeated="4" table:style-name="ce26"/>
        </table:table-row>
        <table:table-row table:style-name="ro15">
          <table:table-cell table:style-name="ce25" office:value-type="string">
            <text:p>preparando.medos.li.5</text:p>
          </table:table-cell>
          <table:table-cell table:style-name="ce28"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1"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1"/>
          <table:table-cell table:number-columns-repeated="4" table:style-name="ce26"/>
        </table:table-row>
        <table:table-row table:style-name="ro5">
          <table:table-cell table:style-name="ce25" office:value-type="string">
            <text:p>preparando.medos.next.p</text:p>
          </table:table-cell>
          <table:table-cell table:style-name="ce28"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1"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1"/>
          <table:table-cell table:number-columns-repeated="4" table:style-name="ce26"/>
        </table:table-row>
        <table:table-row table:style-name="ro5">
          <table:table-cell table:style-name="ce25" office:value-type="string">
            <text:p>preparando.medos.btn.title</text:p>
          </table:table-cell>
          <table:table-cell table:style-name="ce28" office:value-type="string">
            <text:p>Беспокойство и депрессия</text:p>
          </table:table-cell>
          <table:table-cell table:style-name="ce21" table:formula="of:=CONCATENATE([.A438];&quot;=&quot;;[.B438])" office:value-type="string">
            <text:p>preparando.medos.btn.title=Беспокойство и депрессия</text:p>
          </table:table-cell>
          <table:table-cell table:number-columns-repeated="6" table:style-name="ce21"/>
          <table:table-cell table:number-columns-repeated="4" table:style-name="ce26"/>
        </table:table-row>
        <table:table-row table:style-name="ro5">
          <table:table-cell table:style-name="ce25" office:value-type="string">
            <text:p>preparando.ref</text:p>
          </table:table-cell>
          <table:table-cell table:style-name="ce28" office:value-type="string">
            <text:p>Источник:</text:p>
          </table:table-cell>
          <table:table-cell table:style-name="ce21" table:formula="of:=CONCATENATE([.A439];&quot;=&quot;;[.B439])" office:value-type="string">
            <text:p>preparando.ref=Источник:</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40];&quot;=&quot;;[.B440])"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 REMOVING ROADBLOCKS - ANXIETY AND DEPRESSION</text:p>
          </table:table-cell>
          <table:table-cell table:style-name="ce25"/>
          <table:table-cell table:style-name="ce21" table:formula="of:=CONCATENATE([.A441];&quot;=&quot;;[.B441])" office:value-type="string">
            <text:p># REMOVING ROADBLOCKS - ANXIETY AND DEPRESSION=</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42];&quot;=&quot;;[.B442])"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preparando.aed.titlepage</text:p>
          </table:table-cell>
          <table:table-cell table:style-name="ce28" office:value-type="string">
            <text:p>Беспокойство и депрессия</text:p>
          </table:table-cell>
          <table:table-cell table:style-name="ce21" table:formula="of:=CONCATENATE([.A443];&quot;=&quot;;[.B443])" office:value-type="string">
            <text:p>preparando.aed.titlepage=Беспокойство и депрессия</text:p>
          </table:table-cell>
          <table:table-cell table:number-columns-repeated="6" table:style-name="ce21"/>
          <table:table-cell table:number-columns-repeated="4" table:style-name="ce26"/>
        </table:table-row>
        <table:table-row table:style-name="ro5">
          <table:table-cell table:style-name="ce25" office:value-type="string">
            <text:p>preparando.aed.h1.1</text:p>
          </table:table-cell>
          <table:table-cell table:style-name="ce28" office:value-type="string">
            <text:p>Беспокойство и депрессия</text:p>
          </table:table-cell>
          <table:table-cell table:style-name="ce21" table:formula="of:=CONCATENATE([.A444];&quot;=&quot;;[.B444])" office:value-type="string">
            <text:p>preparando.aed.h1.1=Беспокойство и депрессия</text:p>
          </table:table-cell>
          <table:table-cell table:number-columns-repeated="6" table:style-name="ce21"/>
          <table:table-cell table:number-columns-repeated="4" table:style-name="ce26"/>
        </table:table-row>
        <table:table-row table:style-name="ro5">
          <table:table-cell table:style-name="ce25" office:value-type="string">
            <text:p>preparando.aed.img.alt</text:p>
          </table:table-cell>
          <table:table-cell table:style-name="ce28" office:value-type="string">
            <text:p>На пороге вечности - Винсент ван Гог</text:p>
          </table:table-cell>
          <table:table-cell table:style-name="ce21" table:formula="of:=CONCATENATE([.A445];&quot;=&quot;;[.B445])" office:value-type="string">
            <text:p>preparando.aed.img.alt=На пороге вечности - Винсент ван Гог</text:p>
          </table:table-cell>
          <table:table-cell table:number-columns-repeated="6" table:style-name="ce21"/>
          <table:table-cell table:number-columns-repeated="4" table:style-name="ce26"/>
        </table:table-row>
        <table:table-row table:style-name="ro15">
          <table:table-cell table:style-name="ce25" office:value-type="string">
            <text:p>preparando.aed.p.1</text:p>
          </table:table-cell>
          <table:table-cell table:style-name="ce28" office:value-type="string">
            <text:p>Беспокойство и депрессия явлются важными факторами для программ по прекращению курения.</text:p>
          </table:table-cell>
          <table:table-cell table:style-name="ce21"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1"/>
          <table:table-cell table:number-columns-repeated="4" table:style-name="ce26"/>
        </table:table-row>
        <table:table-row table:style-name="ro5">
          <table:table-cell table:style-name="ce25" office:value-type="string">
            <text:p>preparando.aed.li.1</text:p>
          </table:table-cell>
          <table:table-cell table:style-name="ce28" office:value-type="string">
            <text:p>Депрессия более распространена среди курильщиков, чем некурильщиков.</text:p>
          </table:table-cell>
          <table:table-cell table:style-name="ce21"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1"/>
          <table:table-cell table:number-columns-repeated="4" table:style-name="ce26"/>
        </table:table-row>
        <table:table-row table:style-name="ro15">
          <table:table-cell table:style-name="ce25" office:value-type="string">
            <text:p>preparando.aed.li.2</text:p>
          </table:table-cell>
          <table:table-cell table:style-name="ce28" office:value-type="string">
            <text:p>Расстройства, связанные с беспокойством, также часты.</text:p>
          </table:table-cell>
          <table:table-cell table:style-name="ce21" table:formula="of:=CONCATENATE([.A448];&quot;=&quot;;[.B448])" office:value-type="string">
            <text:p>preparando.aed.li.2=Расстройства, связанные с беспокойством, также часты.</text:p>
          </table:table-cell>
          <table:table-cell table:number-columns-repeated="6" table:style-name="ce21"/>
          <table:table-cell table:number-columns-repeated="4" table:style-name="ce26"/>
        </table:table-row>
        <table:table-row table:style-name="ro15">
          <table:table-cell table:style-name="ce25" office:value-type="string">
            <text:p>preparando.aed.question.1</text:p>
          </table:table-cell>
          <table:table-cell table:style-name="ce28" office:value-type="string">
            <text:p>Был ли Вам поставлен диагноз Депрессия в течении последних 12 месяцев?</text:p>
          </table:table-cell>
          <table:table-cell table:style-name="ce21"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1"/>
          <table:table-cell table:number-columns-repeated="4" table:style-name="ce26"/>
        </table:table-row>
        <table:table-row table:style-name="ro18">
          <table:table-cell table:style-name="ce25" office:value-type="string">
            <text:p>preparando.aed.question.2</text:p>
          </table:table-cell>
          <table:table-cell table:style-name="ce28" office:value-type="string">
            <text:p>Был ли Вам поставлен диагноз Тревожное Расстройство в течении последних 12 месяцев?</text:p>
          </table:table-cell>
          <table:table-cell table:style-name="ce21"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1"/>
          <table:table-cell table:number-columns-repeated="4" table:style-name="ce26"/>
        </table:table-row>
        <table:table-row table:style-name="ro15">
          <table:table-cell table:style-name="ce25" office:value-type="string">
            <text:p>preparando.aed.question.option.1</text:p>
          </table:table-cell>
          <table:table-cell table:style-name="ce28" office:value-type="string">
            <text:p>Да</text:p>
          </table:table-cell>
          <table:table-cell table:style-name="ce21" table:formula="of:=CONCATENATE([.A451];&quot;=&quot;;[.B451])" office:value-type="string">
            <text:p>preparando.aed.question.option.1=Да</text:p>
          </table:table-cell>
          <table:table-cell table:number-columns-repeated="6" table:style-name="ce21"/>
          <table:table-cell table:number-columns-repeated="4" table:style-name="ce26"/>
        </table:table-row>
        <table:table-row table:style-name="ro5">
          <table:table-cell table:style-name="ce25" office:value-type="string">
            <text:p>preparando.aed.question.option.2</text:p>
          </table:table-cell>
          <table:table-cell table:style-name="ce28" office:value-type="string">
            <text:p>Нет</text:p>
          </table:table-cell>
          <table:table-cell table:style-name="ce21" table:formula="of:=CONCATENATE([.A452];&quot;=&quot;;[.B452])" office:value-type="string">
            <text:p>preparando.aed.question.option.2=Нет</text:p>
          </table:table-cell>
          <table:table-cell table:number-columns-repeated="6" table:style-name="ce21"/>
          <table:table-cell table:number-columns-repeated="4" table:style-name="ce26"/>
        </table:table-row>
        <table:table-row table:style-name="ro5">
          <table:table-cell table:style-name="ce25" office:value-type="string">
            <text:p>preparando.aed.h4.1</text:p>
          </table:table-cell>
          <table:table-cell table:style-name="ce28" office:value-type="string">
            <text:p>Если да</text:p>
          </table:table-cell>
          <table:table-cell table:style-name="ce21" table:formula="of:=CONCATENATE([.A453];&quot;=&quot;;[.B453])" office:value-type="string">
            <text:p>preparando.aed.h4.1=Если да</text:p>
          </table:table-cell>
          <table:table-cell table:number-columns-repeated="6" table:style-name="ce21"/>
          <table:table-cell table:number-columns-repeated="4" table:style-name="ce26"/>
        </table:table-row>
        <table:table-row table:style-name="ro5">
          <table:table-cell table:style-name="ce25" office:value-type="string">
            <text:p>preparando.aed.p.2</text:p>
          </table:table-cell>
          <table:table-cell table:style-name="ce28"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1"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1"/>
          <table:table-cell table:number-columns-repeated="4" table:style-name="ce26"/>
        </table:table-row>
        <table:table-row table:style-name="ro5">
          <table:table-cell table:style-name="ce25" office:value-type="string">
            <text:p>preparando.aed.h4.2</text:p>
          </table:table-cell>
          <table:table-cell table:style-name="ce28" office:value-type="string">
            <text:p>Если нет</text:p>
          </table:table-cell>
          <table:table-cell table:style-name="ce21" table:formula="of:=CONCATENATE([.A455];&quot;=&quot;;[.B455])" office:value-type="string">
            <text:p>preparando.aed.h4.2=Если нет</text:p>
          </table:table-cell>
          <table:table-cell table:number-columns-repeated="6" table:style-name="ce21"/>
          <table:table-cell table:number-columns-repeated="4" table:style-name="ce26"/>
        </table:table-row>
        <table:table-row table:style-name="ro5">
          <table:table-cell table:style-name="ce25" office:value-type="string">
            <text:p>preparando.aed.p.3</text:p>
          </table:table-cell>
          <table:table-cell table:style-name="ce28"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1"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1"/>
          <table:table-cell table:number-columns-repeated="4" table:style-name="ce26"/>
        </table:table-row>
        <table:table-row table:style-name="ro5">
          <table:table-cell table:style-name="ce25" office:value-type="string">
            <text:p>preparando.aed.next.p</text:p>
          </table:table-cell>
          <table:table-cell table:style-name="ce28"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1"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1"/>
          <table:table-cell table:number-columns-repeated="4" table:style-name="ce26"/>
        </table:table-row>
        <table:table-row table:style-name="ro5">
          <table:table-cell table:style-name="ce25" office:value-type="string">
            <text:p>preparando.aed.btn.avaliar</text:p>
          </table:table-cell>
          <table:table-cell table:style-name="ce28" office:value-type="string">
            <text:p>Тест</text:p>
          </table:table-cell>
          <table:table-cell table:style-name="ce21" table:formula="of:=CONCATENATE([.A458];&quot;=&quot;;[.B458])" office:value-type="string">
            <text:p>preparando.aed.btn.avaliar=Тест</text:p>
          </table:table-cell>
          <table:table-cell table:number-columns-repeated="6" table:style-name="ce21"/>
          <table:table-cell table:number-columns-repeated="4" table:style-name="ce26"/>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1" table:formula="of:=CONCATENATE([.A459];&quot;=&quot;;[.B459])" office:value-type="string">
            <text:p>preparando.aed.result=Результат</text:p>
          </table:table-cell>
          <table:table-cell table:number-columns-repeated="6" table:style-name="ce21"/>
          <table:table-cell table:number-columns-repeated="4" table:style-name="ce26"/>
        </table:table-row>
        <table:table-row table:style-name="ro5">
          <table:table-cell table:style-name="ce30" office:value-type="string">
            <text:p>preparando.aed.feedback.1</text:p>
          </table:table-cell>
          <table:table-cell table:style-name="ce28"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6"/>
        </table:table-row>
        <table:table-row table:style-name="ro5">
          <table:table-cell table:style-name="ce44" office:value-type="string">
            <text:p>preparando.aed.feedback.2</text:p>
          </table:table-cell>
          <table:table-cell table:style-name="ce28" office:value-type="string">
            <text:p>У вас нет таковых симпотомов, что повышает вероятность бросить курить.</text:p>
          </table:table-cell>
          <table:table-cell table:style-name="ce21"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1"/>
          <table:table-cell table:number-columns-repeated="4" table:style-name="ce26"/>
        </table:table-row>
        <table:table-row table:style-name="ro15">
          <table:table-cell table:style-name="ce44" office:value-type="string">
            <text:p>preparando.aed.feedback.3</text:p>
          </table:table-cell>
          <table:table-cell table:style-name="ce28"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6"/>
        </table:table-row>
        <table:table-row table:style-name="ro5">
          <table:table-cell table:style-name="ce30" office:value-type="string">
            <text:p>preparando.aed.feedback.4</text:p>
          </table:table-cell>
          <table:table-cell table:style-name="ce28"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464];&quot;=&quot;;[.B464])"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 REFERRAL</text:p>
          </table:table-cell>
          <table:table-cell table:style-name="ce25"/>
          <table:table-cell table:style-name="ce21" table:formula="of:=CONCATENATE([.A465];&quot;=&quot;;[.B465])" office:value-type="string">
            <text:p># REFERRAL=</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466];&quot;=&quot;;[.B46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eparando.ajuda.titlepage</text:p>
          </table:table-cell>
          <table:table-cell table:style-name="ce28" office:value-type="string">
            <text:p>Где искать помощь</text:p>
          </table:table-cell>
          <table:table-cell table:style-name="ce21" table:formula="of:=CONCATENATE([.A467];&quot;=&quot;;[.B467])" office:value-type="string">
            <text:p>preparando.ajuda.titlepage=Где искать помощь</text:p>
          </table:table-cell>
          <table:table-cell table:number-columns-repeated="6" table:style-name="ce21"/>
          <table:table-cell table:number-columns-repeated="4" table:style-name="ce26"/>
        </table:table-row>
        <table:table-row table:style-name="ro15">
          <table:table-cell table:style-name="ce25" office:value-type="string">
            <text:p>preparando.ajuda.h1.1</text:p>
          </table:table-cell>
          <table:table-cell table:style-name="ce28" office:value-type="string">
            <text:p>Где искать помощь, тобы бросить курить</text:p>
          </table:table-cell>
          <table:table-cell table:style-name="ce21" table:formula="of:=CONCATENATE([.A468];&quot;=&quot;;[.B468])" office:value-type="string">
            <text:p>preparando.ajuda.h1.1=Где искать помощь, тобы бросить курить</text:p>
          </table:table-cell>
          <table:table-cell table:number-columns-repeated="6" table:style-name="ce21"/>
          <table:table-cell table:number-columns-repeated="4" table:style-name="ce26"/>
        </table:table-row>
        <table:table-row table:style-name="ro15">
          <table:table-cell table:style-name="ce25" office:value-type="string">
            <text:p>preparando.ajuda.h4.1</text:p>
          </table:table-cell>
          <table:table-cell table:style-name="ce28" office:value-type="string">
            <text:p>Онлайн - программа Живи без Табака</text:p>
          </table:table-cell>
          <table:table-cell table:style-name="ce21" table:formula="of:=CONCATENATE([.A469];&quot;=&quot;;[.B469])" office:value-type="string">
            <text:p>preparando.ajuda.h4.1=Онлайн - программа Живи без Табака</text:p>
          </table:table-cell>
          <table:table-cell table:number-columns-repeated="6" table:style-name="ce21"/>
          <table:table-cell table:number-columns-repeated="4" table:style-name="ce26"/>
        </table:table-row>
        <table:table-row table:style-name="ro15">
          <table:table-cell table:style-name="ce25" office:value-type="string">
            <text:p>preparando.ajuda.p.1</text:p>
          </table:table-cell>
          <table:table-cell table:style-name="ce28" office:value-type="string">
            <text:p>Вы готовы прекратить курить? Зарегистрируйтесь (это займет не больше минуты). Это абсолютно бесплатно.</text:p>
          </table:table-cell>
          <table:table-cell table:style-name="ce21"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1"/>
          <table:table-cell table:number-columns-repeated="4" table:style-name="ce26"/>
        </table:table-row>
        <table:table-row table:style-name="ro5">
          <table:table-cell table:style-name="ce25" office:value-type="string">
            <text:p>preparando.ajuda.h4.2</text:p>
          </table:table-cell>
          <table:table-cell table:style-name="ce28" office:value-type="string">
            <text:p>Телефон - Горячая линия</text:p>
          </table:table-cell>
          <table:table-cell table:style-name="ce21" table:formula="of:=CONCATENATE([.A471];&quot;=&quot;;[.B471])" office:value-type="string">
            <text:p>preparando.ajuda.h4.2=Телефон - Горячая линия</text:p>
          </table:table-cell>
          <table:table-cell table:number-columns-repeated="6" table:style-name="ce21"/>
          <table:table-cell table:number-columns-repeated="4" table:style-name="ce26"/>
        </table:table-row>
        <table:table-row table:style-name="ro5">
          <table:table-cell table:style-name="ce25" office:value-type="string">
            <text:p>preparando.ajuda.p2</text:p>
          </table:table-cell>
          <table:table-cell table:style-name="ce28" office:value-type="string">
            <text:p>Вы должны найти веб горячие линии, предоставленные Национальными Службами Здравоохранения в Вашей стране.</text:p>
          </table:table-cell>
          <table:table-cell table:style-name="ce21"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1"/>
          <table:table-cell table:number-columns-repeated="4" table:style-name="ce26"/>
        </table:table-row>
        <table:table-row table:style-name="ro5">
          <table:table-cell table:style-name="ce25" office:value-type="string">
            <text:p>preparando.ajuda.img.sus</text:p>
          </table:table-cell>
          <table:table-cell table:style-name="ce28" office:value-type="string">
            <text:p>Национальные Службы Здравоохранения</text:p>
          </table:table-cell>
          <table:table-cell table:style-name="ce21" table:formula="of:=CONCATENATE([.A473];&quot;=&quot;;[.B473])" office:value-type="string">
            <text:p>preparando.ajuda.img.sus=Национальные Службы Здравоохранения</text:p>
          </table:table-cell>
          <table:table-cell table:number-columns-repeated="6" table:style-name="ce21"/>
          <table:table-cell table:number-columns-repeated="4" table:style-name="ce26"/>
        </table:table-row>
        <table:table-row table:style-name="ro5">
          <table:table-cell table:style-name="ce25" office:value-type="string">
            <text:p>preparando.ajuda.h4.3</text:p>
          </table:table-cell>
          <table:table-cell table:style-name="ce28" office:value-type="string">
            <text:p>Национальные Службы Здравоохранения</text:p>
          </table:table-cell>
          <table:table-cell table:style-name="ce21" table:formula="of:=CONCATENATE([.A474];&quot;=&quot;;[.B474])" office:value-type="string">
            <text:p>preparando.ajuda.h4.3=Национальные Службы Здравоохранения</text:p>
          </table:table-cell>
          <table:table-cell table:number-columns-repeated="6" table:style-name="ce21"/>
          <table:table-cell table:number-columns-repeated="4" table:style-name="ce26"/>
        </table:table-row>
        <table:table-row table:style-name="ro15">
          <table:table-cell table:style-name="ce25" office:value-type="string">
            <text:p>preparando.ajuda.p.3</text:p>
          </table:table-cell>
          <table:table-cell table:style-name="ce28"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1"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1"/>
          <table:table-cell table:number-columns-repeated="4" table:style-name="ce26"/>
        </table:table-row>
        <table:table-row table:style-name="ro5">
          <table:table-cell table:style-name="ce25" office:value-type="string">
            <text:p>preparando.ajuda.saibamais</text:p>
          </table:table-cell>
          <table:table-cell table:style-name="ce28" office:value-type="string">
            <text:p>Больше</text:p>
          </table:table-cell>
          <table:table-cell table:style-name="ce21" table:formula="of:=CONCATENATE([.A476];&quot;=&quot;;[.B476])" office:value-type="string">
            <text:p>preparando.ajuda.saibamais=Больше</text:p>
          </table:table-cell>
          <table:table-cell table:number-columns-repeated="6" table:style-name="ce21"/>
          <table:table-cell table:number-columns-repeated="4" table:style-name="ce26"/>
        </table:table-row>
        <table:table-row table:style-name="ro5">
          <table:table-cell table:style-name="ce25" office:value-type="string">
            <text:p>preparando.ajuda.ref.p1</text:p>
          </table:table-cell>
          <table:table-cell table:style-name="ce25" office:value-type="string">
            <text:p>Cancer National Institute. (2011). Understanding why people smoke and how it affects health: Participant handbook - session 1 (Volumes 1-4, Vol, 1), INCA</text:p>
          </table:table-cell>
          <table:table-cell table:style-name="ce21"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1"/>
          <table:table-cell table:number-columns-repeated="4" table:style-name="ce26"/>
        </table:table-row>
        <table:table-row table:style-name="ro5">
          <table:table-cell table:style-name="ce25" office:value-type="string">
            <text:p>preparando.subs.titlepage</text:p>
          </table:table-cell>
          <table:table-cell table:style-name="ce28" office:value-type="string">
            <text:p>Как заменить удовольствия от курения</text:p>
          </table:table-cell>
          <table:table-cell table:style-name="ce21" table:formula="of:=CONCATENATE([.A478];&quot;=&quot;;[.B478])" office:value-type="string">
            <text:p>preparando.subs.titlepage=Как заменить удовольствия от курения</text:p>
          </table:table-cell>
          <table:table-cell table:number-columns-repeated="6" table:style-name="ce21"/>
          <table:table-cell table:number-columns-repeated="4" table:style-name="ce26"/>
        </table:table-row>
        <table:table-row table:style-name="ro5">
          <table:table-cell table:style-name="ce25" office:value-type="string">
            <text:p>preparando.subs.h1.1</text:p>
          </table:table-cell>
          <table:table-cell table:style-name="ce28" office:value-type="string">
            <text:p>Сомнения по-поводу бросания курить</text:p>
          </table:table-cell>
          <table:table-cell table:style-name="ce21" table:formula="of:=CONCATENATE([.A479];&quot;=&quot;;[.B479])" office:value-type="string">
            <text:p>preparando.subs.h1.1=Сомнения по-поводу бросания курить</text:p>
          </table:table-cell>
          <table:table-cell table:number-columns-repeated="6" table:style-name="ce21"/>
          <table:table-cell table:number-columns-repeated="4" table:style-name="ce26"/>
        </table:table-row>
        <table:table-row table:style-name="ro5">
          <table:table-cell table:style-name="ce25" office:value-type="string">
            <text:p>preparando.subs.li.1</text:p>
          </table:table-cell>
          <table:table-cell table:style-name="ce28" office:value-type="string">
            <text:p>Чтобы бросить курить, Вам совершенно НЕ нужно быть 100% уверенным в этом.</text:p>
          </table:table-cell>
          <table:table-cell table:style-name="ce21"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1"/>
          <table:table-cell table:number-columns-repeated="4" table:style-name="ce26"/>
        </table:table-row>
        <table:table-row table:style-name="ro15">
          <table:table-cell table:style-name="ce25" office:value-type="string">
            <text:p>preparando.subs.li.2</text:p>
          </table:table-cell>
          <table:table-cell table:style-name="ce28" office:value-type="string">
            <text:p>Иметь сомнения по-поводу бросания курить - это нормально.</text:p>
          </table:table-cell>
          <table:table-cell table:style-name="ce21" table:formula="of:=CONCATENATE([.A481];&quot;=&quot;;[.B481])" office:value-type="string">
            <text:p>preparando.subs.li.2=Иметь сомнения по-поводу бросания курить - это нормально.</text:p>
          </table:table-cell>
          <table:table-cell table:number-columns-repeated="6" table:style-name="ce21"/>
          <table:table-cell table:number-columns-repeated="4" table:style-name="ce26"/>
        </table:table-row>
        <table:table-row table:style-name="ro15">
          <table:table-cell table:style-name="ce25" office:value-type="string">
            <text:p>preparando.subs.li.3</text:p>
          </table:table-cell>
          <table:table-cell table:style-name="ce28" office:value-type="string">
            <text:p>Помните обо всех приемуществах для Вашего здоровья и финансовой прибыли.</text:p>
          </table:table-cell>
          <table:table-cell table:style-name="ce21"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1"/>
          <table:table-cell table:number-columns-repeated="4" table:style-name="ce26"/>
        </table:table-row>
        <table:table-row table:style-name="ro5">
          <table:table-cell table:style-name="ce25" office:value-type="string">
            <text:p>preparando.subs.h2.1</text:p>
          </table:table-cell>
          <table:table-cell table:style-name="ce28" office:value-type="string">
            <text:p>Дружба с сигаретой</text:p>
          </table:table-cell>
          <table:table-cell table:style-name="ce21" table:formula="of:=CONCATENATE([.A483];&quot;=&quot;;[.B483])" office:value-type="string">
            <text:p>preparando.subs.h2.1=Дружба с сигаретой</text:p>
          </table:table-cell>
          <table:table-cell table:number-columns-repeated="6" table:style-name="ce21"/>
          <table:table-cell table:number-columns-repeated="4" table:style-name="ce26"/>
        </table:table-row>
        <table:table-row table:style-name="ro15">
          <table:table-cell table:style-name="ce25" office:value-type="string">
            <text:p>preparando.subs.p.1</text:p>
          </table:table-cell>
          <table:table-cell table:style-name="ce28" office:value-type="string">
            <text:p>В большинстве случаев существует сильная связь с сигаретой из-за:</text:p>
          </table:table-cell>
          <table:table-cell table:style-name="ce21"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1"/>
          <table:table-cell table:number-columns-repeated="4" table:style-name="ce26"/>
        </table:table-row>
        <table:table-row table:style-name="ro15">
          <table:table-cell table:style-name="ce25" office:value-type="string">
            <text:p>preparando.subs.li.4</text:p>
          </table:table-cell>
          <table:table-cell table:style-name="ce28" office:value-type="string">
            <text:p>Физической зависимости, вызванной никотином в сигаретах.</text:p>
          </table:table-cell>
          <table:table-cell table:style-name="ce21" table:formula="of:=CONCATENATE([.A485];&quot;=&quot;;[.B485])" office:value-type="string">
            <text:p>preparando.subs.li.4=Физической зависимости, вызванной никотином в сигаретах.</text:p>
          </table:table-cell>
          <table:table-cell table:number-columns-repeated="6" table:style-name="ce21"/>
          <table:table-cell table:number-columns-repeated="4" table:style-name="ce26"/>
        </table:table-row>
        <table:table-row table:style-name="ro5">
          <table:table-cell table:style-name="ce25" office:value-type="string">
            <text:p>preparando.subs.li.5</text:p>
          </table:table-cell>
          <table:table-cell table:style-name="ce28" office:value-type="string">
            <text:p>Психологической зависимости (как, например, курения во время стрессовых ситуаций).</text:p>
          </table:table-cell>
          <table:table-cell table:style-name="ce21"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1"/>
          <table:table-cell table:number-columns-repeated="4" table:style-name="ce26"/>
        </table:table-row>
        <table:table-row table:style-name="ro5">
          <table:table-cell table:style-name="ce25" office:value-type="string">
            <text:p>preparando.subs.li.6</text:p>
          </table:table-cell>
          <table:table-cell table:style-name="ce28"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1"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1"/>
          <table:table-cell table:number-columns-repeated="4" table:style-name="ce26"/>
        </table:table-row>
        <table:table-row table:style-name="ro5">
          <table:table-cell table:style-name="ce25" office:value-type="string">
            <text:p>preparando.subs.next.p</text:p>
          </table:table-cell>
          <table:table-cell table:style-name="ce28" office:value-type="string">
            <text:p>Узнайте, где найти помощь</text:p>
          </table:table-cell>
          <table:table-cell table:style-name="ce21" table:formula="of:=CONCATENATE([.A488];&quot;=&quot;;[.B488])" office:value-type="string">
            <text:p>preparando.subs.next.p=Узнайте, где найти помощь</text:p>
          </table:table-cell>
          <table:table-cell table:number-columns-repeated="6" table:style-name="ce21"/>
          <table:table-cell table:number-columns-repeated="4" table:style-name="ce26"/>
        </table:table-row>
        <table:table-row table:style-name="ro19">
          <table:table-cell table:style-name="ce25" office:value-type="string">
            <text:p>###################################</text:p>
          </table:table-cell>
          <table:table-cell table:style-name="ce25"/>
          <table:table-cell table:style-name="ce21" table:formula="of:=CONCATENATE([.A489];&quot;=&quot;;[.B48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ECOND HAND SMOKING</text:p>
          </table:table-cell>
          <table:table-cell table:style-name="ce25"/>
          <table:table-cell table:style-name="ce21" table:formula="of:=CONCATENATE([.A490];&quot;=&quot;;[.B490])" office:value-type="string">
            <text:p># SECOND HAND SMOKING=</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491];&quot;=&quot;;[.B491])"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preparando.passivo.titlepage</text:p>
          </table:table-cell>
          <table:table-cell table:style-name="ce28" office:value-type="string">
            <text:p>Пассивное курения</text:p>
          </table:table-cell>
          <table:table-cell table:style-name="ce21" table:formula="of:=CONCATENATE([.A492];&quot;=&quot;;[.B492])" office:value-type="string">
            <text:p>preparando.passivo.titlepage=Пассивное курения</text:p>
          </table:table-cell>
          <table:table-cell table:number-columns-repeated="6" table:style-name="ce21"/>
          <table:table-cell table:number-columns-repeated="4" table:style-name="ce26"/>
        </table:table-row>
        <table:table-row table:style-name="ro5">
          <table:table-cell table:style-name="ce25" office:value-type="string">
            <text:p>preparando.passivo.h1.1</text:p>
          </table:table-cell>
          <table:table-cell table:style-name="ce28" office:value-type="string">
            <text:p>Пассивное курения</text:p>
          </table:table-cell>
          <table:table-cell table:style-name="ce21" table:formula="of:=CONCATENATE([.A493];&quot;=&quot;;[.B493])" office:value-type="string">
            <text:p>preparando.passivo.h1.1=Пассивное курения</text:p>
          </table:table-cell>
          <table:table-cell table:number-columns-repeated="6" table:style-name="ce21"/>
          <table:table-cell table:number-columns-repeated="4" table:style-name="ce26"/>
        </table:table-row>
        <table:table-row table:style-name="ro5">
          <table:table-cell table:style-name="ce25" office:value-type="string">
            <text:p>preparando.passivo.h2.1</text:p>
          </table:table-cell>
          <table:table-cell table:style-name="ce25"/>
          <table:table-cell table:style-name="ce21" table:formula="of:=CONCATENATE([.A494];&quot;=&quot;;[.B494])" office:value-type="string">
            <text:p>preparando.passivo.h2.1=</text:p>
          </table:table-cell>
          <table:table-cell table:number-columns-repeated="6" table:style-name="ce21"/>
          <table:table-cell table:number-columns-repeated="4" table:style-name="ce26"/>
        </table:table-row>
        <table:table-row table:style-name="ro5">
          <table:table-cell table:style-name="ce25" office:value-type="string">
            <text:p>preparando.passivo.p.1</text:p>
          </table:table-cell>
          <table:table-cell table:style-name="ce28" office:value-type="string">
            <text:p>Это действие, во время которого вдыхается дым от сожженного табака.</text:p>
          </table:table-cell>
          <table:table-cell table:style-name="ce21"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1"/>
          <table:table-cell table:number-columns-repeated="4" table:style-name="ce26"/>
        </table:table-row>
        <table:table-row table:style-name="ro5">
          <table:table-cell table:style-name="ce25" office:value-type="string">
            <text:p>preparando.passivo.h2.2</text:p>
          </table:table-cell>
          <table:table-cell table:style-name="ce28" office:value-type="string">
            <text:p>Последствия для здоровья</text:p>
          </table:table-cell>
          <table:table-cell table:style-name="ce21" table:formula="of:=CONCATENATE([.A496];&quot;=&quot;;[.B496])" office:value-type="string">
            <text:p>preparando.passivo.h2.2=Последствия для здоровья</text:p>
          </table:table-cell>
          <table:table-cell table:number-columns-repeated="6" table:style-name="ce21"/>
          <table:table-cell table:number-columns-repeated="4" table:style-name="ce26"/>
        </table:table-row>
        <table:table-row table:style-name="ro5">
          <table:table-cell table:style-name="ce39" office:value-type="string">
            <text:p>preparando.passivo.li.1</text:p>
          </table:table-cell>
          <table:table-cell table:style-name="ce40" office:value-type="string">
            <text:p>Пассивное курения также вредно;</text:p>
          </table:table-cell>
          <table:table-cell table:style-name="ce21" table:formula="of:=CONCATENATE([.A497];&quot;=&quot;;[.B497])" office:value-type="string">
            <text:p>preparando.passivo.li.1=Пассивное курения также вредно;</text:p>
          </table:table-cell>
          <table:table-cell table:number-columns-repeated="6" table:style-name="ce21"/>
          <table:table-cell table:number-columns-repeated="4" table:style-name="ce26"/>
        </table:table-row>
        <table:table-row table:style-name="ro5">
          <table:table-cell table:style-name="ce25" office:value-type="string">
            <text:p>preparando.passivo.li.2</text:p>
          </table:table-cell>
          <table:table-cell table:style-name="ce28"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1"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1"/>
          <table:table-cell table:number-columns-repeated="4" table:style-name="ce26"/>
        </table:table-row>
        <table:table-row table:style-name="ro5">
          <table:table-cell table:style-name="ce25" office:value-type="string">
            <text:p>preparando.passivo.li.3</text:p>
          </table:table-cell>
          <table:table-cell table:style-name="ce28" office:value-type="string">
            <text:p>Среди взрослых пассивное курение может вызвать коронарные сердечные проблемы и рак легких.</text:p>
          </table:table-cell>
          <table:table-cell table:style-name="ce21"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1"/>
          <table:table-cell table:number-columns-repeated="4" table:style-name="ce26"/>
        </table:table-row>
        <table:table-row table:style-name="ro5">
          <table:table-cell table:style-name="ce25" office:value-type="string">
            <text:p>preparando.passivo.h2.3</text:p>
          </table:table-cell>
          <table:table-cell table:style-name="ce28" office:value-type="string">
            <text:p>Что Вы можете сделать?</text:p>
          </table:table-cell>
          <table:table-cell table:style-name="ce21" table:formula="of:=CONCATENATE([.A500];&quot;=&quot;;[.B500])" office:value-type="string">
            <text:p>preparando.passivo.h2.3=Что Вы можете сделать?</text:p>
          </table:table-cell>
          <table:table-cell table:number-columns-repeated="6" table:style-name="ce21"/>
          <table:table-cell table:number-columns-repeated="4" table:style-name="ce26"/>
        </table:table-row>
        <table:table-row table:style-name="ro5">
          <table:table-cell table:style-name="ce25" office:value-type="string">
            <text:p>preparando.passivo.li.4</text:p>
          </table:table-cell>
          <table:table-cell table:style-name="ce28" office:value-type="string">
            <text:p>Курите на открытой местности и вне публичных мест;</text:p>
          </table:table-cell>
          <table:table-cell table:style-name="ce21" table:formula="of:=CONCATENATE([.A501];&quot;=&quot;;[.B501])" office:value-type="string">
            <text:p>preparando.passivo.li.4=Курите на открытой местности и вне публичных мест;</text:p>
          </table:table-cell>
          <table:table-cell table:number-columns-repeated="6" table:style-name="ce21"/>
          <table:table-cell table:number-columns-repeated="4" table:style-name="ce26"/>
        </table:table-row>
        <table:table-row table:style-name="ro15">
          <table:table-cell table:style-name="ce25" office:value-type="string">
            <text:p>preparando.passivo.li.5</text:p>
          </table:table-cell>
          <table:table-cell table:style-name="ce28" office:value-type="string">
            <text:p>Не курите дома, чтоб не оказывать влияния на членов семьи и домашних питомцев;</text:p>
          </table:table-cell>
          <table:table-cell table:style-name="ce21"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1"/>
          <table:table-cell table:number-columns-repeated="4" table:style-name="ce26"/>
        </table:table-row>
        <table:table-row table:style-name="ro5">
          <table:table-cell table:style-name="ce25" office:value-type="string">
            <text:p>preparando.passivo.next.p</text:p>
          </table:table-cell>
          <table:table-cell table:style-name="ce28" office:value-type="string">
            <text:p>Знаете ли Вы. что Ваше здоровье улучшится через несколько недель после того, как вы бросите курить?</text:p>
          </table:table-cell>
          <table:table-cell table:style-name="ce21"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6"/>
        </table:table-row>
        <table:table-row table:style-name="ro18">
          <table:table-cell table:style-name="ce25" office:value-type="string">
            <text:p>preparando.passivo.btn.title</text:p>
          </table:table-cell>
          <table:table-cell table:style-name="ce28" office:value-type="string">
            <text:p>Выгоды бросить курить</text:p>
          </table:table-cell>
          <table:table-cell table:style-name="ce21" table:formula="of:=CONCATENATE([.A504];&quot;=&quot;;[.B504])" office:value-type="string">
            <text:p>preparando.passivo.btn.title=Выгод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authors</text:p>
          </table:table-cell>
          <table:table-cell table:style-name="ce28" office:value-type="string">
            <text:p>Авторы</text:p>
          </table:table-cell>
          <table:table-cell table:style-name="ce21" table:formula="of:=CONCATENATE([.A505];&quot;=&quot;;[.B505])" office:value-type="string">
            <text:p>authors=Авторы</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06];&quot;=&quot;;[.B506])"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 STEP 2 - READY TO QUIT##### #####</text:p>
          </table:table-cell>
          <table:table-cell table:style-name="ce25"/>
          <table:table-cell table:style-name="ce21" table:formula="of:=CONCATENATE([.A507];&quot;=&quot;;[.B507])" office:value-type="string">
            <text:p># STEP 2 - READY TO QUIT##### #####=</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08];&quot;=&quot;;[.B508])"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509];&quot;=&quot;;[.B50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INTRO</text:p>
          </table:table-cell>
          <table:table-cell table:style-name="ce25"/>
          <table:table-cell table:style-name="ce21" table:formula="of:=CONCATENATE([.A510];&quot;=&quot;;[.B510])" office:value-type="string">
            <text:p># INTRO=</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11];&quot;=&quot;;[.B51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intro.h1</text:p>
          </table:table-cell>
          <table:table-cell table:style-name="ce28" office:value-type="string">
            <text:p>Готов бросить</text:p>
          </table:table-cell>
          <table:table-cell table:style-name="ce21" table:formula="of:=CONCATENATE([.A512];&quot;=&quot;;[.B512])" office:value-type="string">
            <text:p>pronto.intro.h1=Готов бросить</text:p>
          </table:table-cell>
          <table:table-cell table:number-columns-repeated="6" table:style-name="ce21"/>
          <table:table-cell table:number-columns-repeated="4" table:style-name="ce26"/>
        </table:table-row>
        <table:table-row table:style-name="ro5">
          <table:table-cell table:style-name="ce25" office:value-type="string">
            <text:p>pronto.intro.p1</text:p>
          </table:table-cell>
          <table:table-cell table:style-name="ce28" office:value-type="string">
            <text:p>Поздравляем с правильным решением!!! Мы поможем Вам разработать персональный план.</text:p>
          </table:table-cell>
          <table:table-cell table:style-name="ce21"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1"/>
          <table:table-cell table:number-columns-repeated="4" table:style-name="ce26"/>
        </table:table-row>
        <table:table-row table:style-name="ro5">
          <table:table-cell table:style-name="ce25" office:value-type="string">
            <text:p>pronto.intro.p2</text:p>
          </table:table-cell>
          <table:table-cell table:style-name="ce28" office:value-type="string">
            <text:p>Тут Вы можете найти информацию, предоставленную специалистами, собранную из научных источников.</text:p>
          </table:table-cell>
          <table:table-cell table:style-name="ce21"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1"/>
          <table:table-cell table:number-columns-repeated="4" table:style-name="ce26"/>
        </table:table-row>
        <table:table-row table:style-name="ro15">
          <table:table-cell table:style-name="ce25" office:value-type="string">
            <text:p>pronto.intro.p3</text:p>
          </table:table-cell>
          <table:table-cell table:style-name="ce28" office:value-type="string">
            <text:p>Внимание! Эта программа не пытается заменить лечение лично с доктором. Мы рекоммендуем искать помощь врачей.</text:p>
          </table:table-cell>
          <table:table-cell table:style-name="ce21"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1"/>
          <table:table-cell table:number-columns-repeated="4" table:style-name="ce26"/>
        </table:table-row>
        <table:table-row table:style-name="ro5">
          <table:table-cell table:style-name="ce25" office:value-type="string">
            <text:p>pronto.intro.h3</text:p>
          </table:table-cell>
          <table:table-cell table:style-name="ce28" office:value-type="string">
            <text:p>Советы</text:p>
          </table:table-cell>
          <table:table-cell table:style-name="ce21" table:formula="of:=CONCATENATE([.A516];&quot;=&quot;;[.B516])" office:value-type="string">
            <text:p>pronto.intro.h3=Советы</text:p>
          </table:table-cell>
          <table:table-cell table:number-columns-repeated="6" table:style-name="ce21"/>
          <table:table-cell table:number-columns-repeated="4" table:style-name="ce26"/>
        </table:table-row>
        <table:table-row table:style-name="ro15">
          <table:table-cell table:style-name="ce25" office:value-type="string">
            <text:p>pronto.intro.li1</text:p>
          </table:table-cell>
          <table:table-cell table:style-name="ce28" office:value-type="string">
            <text:p>Старайтесь следовать всем пунктам в порядке очереди.</text:p>
          </table:table-cell>
          <table:table-cell table:style-name="ce21" table:formula="of:=CONCATENATE([.A517];&quot;=&quot;;[.B517])" office:value-type="string">
            <text:p>pronto.intro.li1=Старайтесь следовать всем пунктам в порядке очереди.</text:p>
          </table:table-cell>
          <table:table-cell table:number-columns-repeated="6" table:style-name="ce21"/>
          <table:table-cell table:number-columns-repeated="4" table:style-name="ce26"/>
        </table:table-row>
        <table:table-row table:style-name="ro5">
          <table:table-cell table:style-name="ce25" office:value-type="string">
            <text:p>pronto.intro.li2</text:p>
          </table:table-cell>
          <table:table-cell table:style-name="ce28" office:value-type="string">
            <text:p>Вы сможете изменить план в любой момент. Кликните на объект интереса в боковом меню.</text:p>
          </table:table-cell>
          <table:table-cell table:style-name="ce21"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1"/>
          <table:table-cell table:number-columns-repeated="4" table:style-name="ce26"/>
        </table:table-row>
        <table:table-row table:style-name="ro15">
          <table:table-cell table:style-name="ce25" office:value-type="string">
            <text:p>pronto.intro.li3a</text:p>
          </table:table-cell>
          <table:table-cell table:style-name="ce28" office:value-type="string">
            <text:p>Если Вы не хотите попытаться бросить курить, мы рекоммендуем пересмотреть первый пункт:</text:p>
          </table:table-cell>
          <table:table-cell table:style-name="ce21"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1"/>
          <table:table-cell table:number-columns-repeated="4" table:style-name="ce26"/>
        </table:table-row>
        <table:table-row table:style-name="ro15">
          <table:table-cell table:style-name="ce25" office:value-type="string">
            <text:p>pronto.intro.li3b</text:p>
          </table:table-cell>
          <table:table-cell table:style-name="ce28" office:value-type="string">
            <text:p>Приготовьтесь бросить курить</text:p>
          </table:table-cell>
          <table:table-cell table:style-name="ce21" table:formula="of:=CONCATENATE([.A520];&quot;=&quot;;[.B520])" office:value-type="string">
            <text:p>pronto.intro.li3b=Приготовьтесь бросить курить</text:p>
          </table:table-cell>
          <table:table-cell table:number-columns-repeated="6" table:style-name="ce21"/>
          <table:table-cell table:number-columns-repeated="4" table:style-name="ce26"/>
        </table:table-row>
        <table:table-row table:style-name="ro15">
          <table:table-cell table:style-name="ce25" office:value-type="string">
            <text:p>pronto.intro.next.h2</text:p>
          </table:table-cell>
          <table:table-cell table:style-name="ce28" office:value-type="string">
            <text:p>Далее</text:p>
          </table:table-cell>
          <table:table-cell table:style-name="ce21" table:formula="of:=CONCATENATE([.A521];&quot;=&quot;;[.B521])" office:value-type="string">
            <text:p>pronto.intro.next.h2=Далее</text:p>
          </table:table-cell>
          <table:table-cell table:number-columns-repeated="6" table:style-name="ce21"/>
          <table:table-cell table:number-columns-repeated="4" table:style-name="ce26"/>
        </table:table-row>
        <table:table-row table:style-name="ro18">
          <table:table-cell table:style-name="ce25" office:value-type="string">
            <text:p>pronto.intro.next.p</text:p>
          </table:table-cell>
          <table:table-cell table:style-name="ce28" office:value-type="string">
            <text:p>Узнайте больше про синдром отмены и про то, как иметь с ним дело.</text:p>
          </table:table-cell>
          <table:table-cell table:style-name="ce21"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1"/>
          <table:table-cell table:number-columns-repeated="4" table:style-name="ce26"/>
        </table:table-row>
        <table:table-row table:style-name="ro5">
          <table:table-cell table:style-name="ce30" office:value-type="string">
            <text:p>pronto.intro.question1</text:p>
          </table:table-cell>
          <table:table-cell table:style-name="ce28" office:value-type="string">
            <text:p>Насколько Вы мотивированы бросить курить?</text:p>
          </table:table-cell>
          <table:table-cell table:style-name="ce21" table:formula="of:=CONCATENATE([.A523];&quot;=&quot;;[.B523])" office:value-type="string">
            <text:p>pronto.intro.question1=Насколько Вы мотивированы бросить курить?</text:p>
          </table:table-cell>
          <table:table-cell table:number-columns-repeated="6" table:style-name="ce21"/>
          <table:table-cell table:number-columns-repeated="4" table:style-name="ce26"/>
        </table:table-row>
        <table:table-row table:style-name="ro5">
          <table:table-cell table:style-name="ce30" office:value-type="string">
            <text:p>pronto.intro.question.label</text:p>
          </table:table-cell>
          <table:table-cell table:style-name="ce28" office:value-type="string">
            <text:p>(Двигайте планку внизу с помощью мышки)</text:p>
          </table:table-cell>
          <table:table-cell table:style-name="ce21" table:formula="of:=CONCATENATE([.A524];&quot;=&quot;;[.B524])" office:value-type="string">
            <text:p>pronto.intro.question.label=(Двигайте планку внизу с помощью мышки)</text:p>
          </table:table-cell>
          <table:table-cell table:number-columns-repeated="6" table:style-name="ce21"/>
          <table:table-cell table:number-columns-repeated="4" table:style-name="ce26"/>
        </table:table-row>
        <table:table-row table:style-name="ro5">
          <table:table-cell table:style-name="ce30" office:value-type="string">
            <text:p>pronto.intro.question.answer1</text:p>
          </table:table-cell>
          <table:table-cell table:style-name="ce28" office:value-type="string">
            <text:p>Не мотивирован</text:p>
          </table:table-cell>
          <table:table-cell table:style-name="ce21" table:formula="of:=CONCATENATE([.A525];&quot;=&quot;;[.B525])" office:value-type="string">
            <text:p>pronto.intro.question.answer1=Не мотивирован</text:p>
          </table:table-cell>
          <table:table-cell table:number-columns-repeated="6" table:style-name="ce21"/>
          <table:table-cell table:number-columns-repeated="4" table:style-name="ce26"/>
        </table:table-row>
        <table:table-row table:style-name="ro5">
          <table:table-cell table:style-name="ce30" office:value-type="string">
            <text:p>pronto.intro.question.answer2</text:p>
          </table:table-cell>
          <table:table-cell table:style-name="ce28" office:value-type="string">
            <text:p>Очень мотивирован</text:p>
          </table:table-cell>
          <table:table-cell table:style-name="ce21" table:formula="of:=CONCATENATE([.A526];&quot;=&quot;;[.B526])" office:value-type="string">
            <text:p>pronto.intro.question.answer2=Очень мотивирован</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27];&quot;=&quot;;[.B52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ABSTINENCE</text:p>
          </table:table-cell>
          <table:table-cell table:style-name="ce25"/>
          <table:table-cell table:style-name="ce21" table:formula="of:=CONCATENATE([.A528];&quot;=&quot;;[.B528])" office:value-type="string">
            <text:p># ABSTINENCE=</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29];&quot;=&quot;;[.B52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abs.titlepage</text:p>
          </table:table-cell>
          <table:table-cell table:style-name="ce28" office:value-type="string">
            <text:p>Синдром отмены - Что это и как с этим быть?</text:p>
          </table:table-cell>
          <table:table-cell table:style-name="ce21" table:formula="of:=CONCATENATE([.A530];&quot;=&quot;;[.B530])" office:value-type="string">
            <text:p>pronto.abs.titlepage=Синдром отмены - Что это и как с этим быть?</text:p>
          </table:table-cell>
          <table:table-cell table:number-columns-repeated="6" table:style-name="ce21"/>
          <table:table-cell table:number-columns-repeated="4" table:style-name="ce26"/>
        </table:table-row>
        <table:table-row table:style-name="ro5">
          <table:table-cell table:style-name="ce25" office:value-type="string">
            <text:p>pronto.abs.img</text:p>
          </table:table-cell>
          <table:table-cell table:style-name="ce28" office:value-type="string">
            <text:p>Синдром отмены - это препятствие</text:p>
          </table:table-cell>
          <table:table-cell table:style-name="ce21" table:formula="of:=CONCATENATE([.A531];&quot;=&quot;;[.B531])" office:value-type="string">
            <text:p>pronto.abs.img=Синдром отмены - это препятствие</text:p>
          </table:table-cell>
          <table:table-cell table:number-columns-repeated="6" table:style-name="ce21"/>
          <table:table-cell table:number-columns-repeated="4" table:style-name="ce26"/>
        </table:table-row>
        <table:table-row table:style-name="ro18">
          <table:table-cell table:style-name="ce25" office:value-type="string">
            <text:p>pronto.abs.h1</text:p>
          </table:table-cell>
          <table:table-cell table:style-name="ce28" office:value-type="string">
            <text:p>Синдром отмены</text:p>
          </table:table-cell>
          <table:table-cell table:style-name="ce21" table:formula="of:=CONCATENATE([.A532];&quot;=&quot;;[.B532])" office:value-type="string">
            <text:p>pronto.abs.h1=Синдром отмены</text:p>
          </table:table-cell>
          <table:table-cell table:number-columns-repeated="6" table:style-name="ce21"/>
          <table:table-cell table:number-columns-repeated="4" table:style-name="ce26"/>
        </table:table-row>
        <table:table-row table:style-name="ro5">
          <table:table-cell table:style-name="ce25" office:value-type="string">
            <text:p>pronto.abs.p1</text:p>
          </table:table-cell>
          <table:table-cell table:style-name="ce28" office:value-type="string">
            <text:p>Синдром отмены - это естесственная реакция тела на отсутствие никотина из сигареты.</text:p>
          </table:table-cell>
          <table:table-cell table:style-name="ce21"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1"/>
          <table:table-cell table:number-columns-repeated="4" table:style-name="ce26"/>
        </table:table-row>
        <table:table-row table:style-name="ro15">
          <table:table-cell table:style-name="ce25" office:value-type="string">
            <text:p>pronto.abs.p2</text:p>
          </table:table-cell>
          <table:table-cell table:style-name="ce28"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1"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1"/>
          <table:table-cell table:number-columns-repeated="4" table:style-name="ce26"/>
        </table:table-row>
        <table:table-row table:style-name="ro15">
          <table:table-cell table:style-name="ce25" office:value-type="string">
            <text:p>pronto.abs.p3</text:p>
          </table:table-cell>
          <table:table-cell table:style-name="ce28" office:value-type="string">
            <text:p>Стоит принять эти симптомы, имея ввиду, что они продлятся примерно 1-3 недели.</text:p>
          </table:table-cell>
          <table:table-cell table:style-name="ce21"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1"/>
          <table:table-cell table:number-columns-repeated="4" table:style-name="ce26"/>
        </table:table-row>
        <table:table-row table:style-name="ro18">
          <table:table-cell table:style-name="ce25" office:value-type="string">
            <text:p>pronto.abs.p4</text:p>
          </table:table-cell>
          <table:table-cell table:style-name="ce28" office:value-type="string">
            <text:p>Даже если это время кажется очень долгим, важно помнить, что симптомы отмены исчезнут.</text:p>
          </table:table-cell>
          <table:table-cell table:style-name="ce21"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1"/>
          <table:table-cell table:number-columns-repeated="4" table:style-name="ce26"/>
        </table:table-row>
        <table:table-row table:style-name="ro5">
          <table:table-cell table:style-name="ce25" office:value-type="string">
            <text:p>pronto.abs.p5</text:p>
          </table:table-cell>
          <table:table-cell table:style-name="ce28"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1"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1"/>
          <table:table-cell table:number-columns-repeated="4" table:style-name="ce26"/>
        </table:table-row>
        <table:table-row table:style-name="ro5">
          <table:table-cell table:style-name="ce25" office:value-type="string">
            <text:p>pronto.abs.next.p</text:p>
          </table:table-cell>
          <table:table-cell table:style-name="ce28" office:value-type="string">
            <text:p>Узнайте, как преодолеть тягу, сильное желание покурить.</text:p>
          </table:table-cell>
          <table:table-cell table:style-name="ce21" table:formula="of:=CONCATENATE([.A538];&quot;=&quot;;[.B538])" office:value-type="string">
            <text:p>pronto.abs.next.p=Узнайте, как преодолеть тягу, сильное желание покурить.</text:p>
          </table:table-cell>
          <table:table-cell table:number-columns-repeated="6" table:style-name="ce21"/>
          <table:table-cell table:number-columns-repeated="4" table:style-name="ce26"/>
        </table:table-row>
        <table:table-row table:style-name="ro18">
          <table:table-cell table:style-name="ce25" office:value-type="string">
            <text:p>pronto.abs.ref.p1</text:p>
          </table:table-cell>
          <table:table-cell table:style-name="ce28" office:value-type="string">
            <text:p>Источник: U.S Department of Health and Human Services (2008). Treating Tobacco Use and Dependence: 2008 Update: Clinical Practice Guideline. DIANE Publishing.</text:p>
          </table:table-cell>
          <table:table-cell table:style-name="ce21"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540];&quot;=&quot;;[.B540])"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CRAVING</text:p>
          </table:table-cell>
          <table:table-cell table:style-name="ce25"/>
          <table:table-cell table:style-name="ce21" table:formula="of:=CONCATENATE([.A541];&quot;=&quot;;[.B541])" office:value-type="string">
            <text:p># CRAVING=</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42];&quot;=&quot;;[.B542])"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fis.titlepage</text:p>
          </table:table-cell>
          <table:table-cell table:style-name="ce28" office:value-type="string">
            <text:p>Тяга - техники преодоления.</text:p>
          </table:table-cell>
          <table:table-cell table:style-name="ce21" table:formula="of:=CONCATENATE([.A543];&quot;=&quot;;[.B543])" office:value-type="string">
            <text:p>pronto.fis.titlepage=Тяга - техники преодоления.</text:p>
          </table:table-cell>
          <table:table-cell table:number-columns-repeated="6" table:style-name="ce21"/>
          <table:table-cell table:number-columns-repeated="4" table:style-name="ce26"/>
        </table:table-row>
        <table:table-row table:style-name="ro5">
          <table:table-cell table:style-name="ce25" office:value-type="string">
            <text:p>pronto.fis.img</text:p>
          </table:table-cell>
          <table:table-cell table:style-name="ce28" office:value-type="string">
            <text:p>Тяга</text:p>
          </table:table-cell>
          <table:table-cell table:style-name="ce21" table:formula="of:=CONCATENATE([.A544];&quot;=&quot;;[.B544])" office:value-type="string">
            <text:p>pronto.fis.img=Тяга</text:p>
          </table:table-cell>
          <table:table-cell table:number-columns-repeated="6" table:style-name="ce21"/>
          <table:table-cell table:number-columns-repeated="4" table:style-name="ce26"/>
        </table:table-row>
        <table:table-row table:style-name="ro5">
          <table:table-cell table:style-name="ce25" office:value-type="string">
            <text:p>pronto.fis.h1</text:p>
          </table:table-cell>
          <table:table-cell table:style-name="ce28" office:value-type="string">
            <text:p>Как преодолеть тягу</text:p>
          </table:table-cell>
          <table:table-cell table:style-name="ce21" table:formula="of:=CONCATENATE([.A545];&quot;=&quot;;[.B545])" office:value-type="string">
            <text:p>pronto.fis.h1=Как преодолеть тягу</text:p>
          </table:table-cell>
          <table:table-cell table:number-columns-repeated="6" table:style-name="ce21"/>
          <table:table-cell table:number-columns-repeated="4" table:style-name="ce26"/>
        </table:table-row>
        <table:table-row table:style-name="ro5">
          <table:table-cell table:style-name="ce25" office:value-type="string">
            <text:p>pronto.fis.p1</text:p>
          </table:table-cell>
          <table:table-cell table:style-name="ce28" office:value-type="string">
            <text:p>Желание покурить (или тяга) очень рапространено среди людей, бросающих курить. </text:p>
          </table:table-cell>
          <table:table-cell table:style-name="ce21"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1"/>
          <table:table-cell table:number-columns-repeated="4" table:style-name="ce26"/>
        </table:table-row>
        <table:table-row table:style-name="ro5">
          <table:table-cell table:style-name="ce39"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1"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1"/>
          <table:table-cell table:number-columns-repeated="4" table:style-name="ce26"/>
        </table:table-row>
        <table:table-row table:style-name="ro5">
          <table:table-cell table:style-name="ce25" office:value-type="string">
            <text:p>pronto.fis.p3</text:p>
          </table:table-cell>
          <table:table-cell table:style-name="ce28" office:value-type="string">
            <text:p>Методики, которые могут помочь преодолеть тягу</text:p>
          </table:table-cell>
          <table:table-cell table:style-name="ce21" table:formula="of:=CONCATENATE([.A548];&quot;=&quot;;[.B548])" office:value-type="string">
            <text:p>pronto.fis.p3=Методики, которые могут помочь преодолеть тягу</text:p>
          </table:table-cell>
          <table:table-cell table:number-columns-repeated="6" table:style-name="ce21"/>
          <table:table-cell table:number-columns-repeated="4" table:style-name="ce26"/>
        </table:table-row>
        <table:table-row table:style-name="ro5">
          <table:table-cell table:style-name="ce25" office:value-type="string">
            <text:p>pronto.fis.h3</text:p>
          </table:table-cell>
          <table:table-cell table:style-name="ce28" office:value-type="string">
            <text:p>Методики для преодоления тяги</text:p>
          </table:table-cell>
          <table:table-cell table:style-name="ce21" table:formula="of:=CONCATENATE([.A549];&quot;=&quot;;[.B549])" office:value-type="string">
            <text:p>pronto.fis.h3=Методики для преодоления тяги</text:p>
          </table:table-cell>
          <table:table-cell table:number-columns-repeated="6" table:style-name="ce21"/>
          <table:table-cell table:number-columns-repeated="4" table:style-name="ce26"/>
        </table:table-row>
        <table:table-row table:style-name="ro5">
          <table:table-cell table:style-name="ce25" office:value-type="string">
            <text:p>pronto.fis.p4</text:p>
          </table:table-cell>
          <table:table-cell table:style-name="ce28"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1"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1"/>
          <table:table-cell table:number-columns-repeated="4" table:style-name="ce26"/>
        </table:table-row>
        <table:table-row table:style-name="ro5">
          <table:table-cell table:style-name="ce25" office:value-type="string">
            <text:p>pronto.fis.lab1</text:p>
          </table:table-cell>
          <table:table-cell table:style-name="ce28" office:value-type="string">
            <text:p>Медленно выпейте стакан воды.</text:p>
          </table:table-cell>
          <table:table-cell table:style-name="ce21" table:formula="of:=CONCATENATE([.A551];&quot;=&quot;;[.B551])" office:value-type="string">
            <text:p>pronto.fis.lab1=Медленно выпейте стакан воды.</text:p>
          </table:table-cell>
          <table:table-cell table:number-columns-repeated="6" table:style-name="ce21"/>
          <table:table-cell table:number-columns-repeated="4" table:style-name="ce26"/>
        </table:table-row>
        <table:table-row table:style-name="ro5">
          <table:table-cell table:style-name="ce25" office:value-type="string">
            <text:p>pronto.fis.lab2</text:p>
          </table:table-cell>
          <table:table-cell table:style-name="ce28" office:value-type="string">
            <text:p>Кушайте низкоколорийную еду, такую как сырые овощи, диетические конфеты и диетические жевательные резинки.</text:p>
          </table:table-cell>
          <table:table-cell table:style-name="ce21"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1"/>
          <table:table-cell table:number-columns-repeated="4" table:style-name="ce26"/>
        </table:table-row>
        <table:table-row table:style-name="ro15">
          <table:table-cell table:style-name="ce25" office:value-type="string">
            <text:p>pronto.fis.lab3</text:p>
          </table:table-cell>
          <table:table-cell table:style-name="ce28" office:value-type="string">
            <text:p>Следуйте расслабляющим упражнениям, записанным в МР3 аудио (только по-португальски).</text:p>
          </table:table-cell>
          <table:table-cell table:style-name="ce21"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1"/>
          <table:table-cell table:number-columns-repeated="4" table:style-name="ce26"/>
        </table:table-row>
        <table:table-row table:style-name="ro15">
          <table:table-cell table:style-name="ce25" office:value-type="string">
            <text:p>pronto.fis.lab4</text:p>
          </table:table-cell>
          <table:table-cell table:style-name="ce28" office:value-type="string">
            <text:p>Прочитайте Ваш список причин, по которым Вы решили бросить курить.</text:p>
          </table:table-cell>
          <table:table-cell table:style-name="ce21"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1"/>
          <table:table-cell table:number-columns-repeated="4" table:style-name="ce26"/>
        </table:table-row>
        <table:table-row table:style-name="ro18">
          <table:table-cell table:style-name="ce25" office:value-type="string">
            <text:p>pronto.fis.next.p</text:p>
          </table:table-cell>
          <table:table-cell table:style-name="ce28"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1"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onto.fis.next.t</text:p>
          </table:table-cell>
          <table:table-cell table:style-name="ce28" office:value-type="string">
            <text:p>Узнайте больше про медикаменты:</text:p>
          </table:table-cell>
          <table:table-cell table:style-name="ce21" table:formula="of:=CONCATENATE([.A556];&quot;=&quot;;[.B556])" office:value-type="string">
            <text:p>pronto.fis.next.t=Узнайте больше про медикаменты:</text:p>
          </table:table-cell>
          <table:table-cell table:number-columns-repeated="6" table:style-name="ce21"/>
          <table:table-cell table:number-columns-repeated="4" table:style-name="ce26"/>
        </table:table-row>
        <table:table-row table:style-name="ro5">
          <table:table-cell table:style-name="ce25" office:value-type="string">
            <text:p>pronto.fis.ref.p1</text:p>
          </table:table-cell>
          <table:table-cell table:style-name="ce28" office:value-type="string">
            <text:p>Источник: U.S Department of Health and Human Services (2008). Treating Tobacco Use and Dependence: 2008 Update: Clinical Practice Guideline. DIANE Publishing.</text:p>
          </table:table-cell>
          <table:table-cell table:style-name="ce21"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558];&quot;=&quot;;[.B558])"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 MEDS</text:p>
          </table:table-cell>
          <table:table-cell table:style-name="ce25"/>
          <table:table-cell table:style-name="ce21" table:formula="of:=CONCATENATE([.A559];&quot;=&quot;;[.B559])" office:value-type="string">
            <text:p># MEDS=</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60];&quot;=&quot;;[.B560])"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meds.titlepage</text:p>
          </table:table-cell>
          <table:table-cell table:style-name="ce28" office:value-type="string">
            <text:p>Медикаменты</text:p>
          </table:table-cell>
          <table:table-cell table:style-name="ce21" table:formula="of:=CONCATENATE([.A561];&quot;=&quot;;[.B561])" office:value-type="string">
            <text:p>pronto.meds.titlepage=Медикаменты</text:p>
          </table:table-cell>
          <table:table-cell table:number-columns-repeated="6" table:style-name="ce21"/>
          <table:table-cell table:number-columns-repeated="4" table:style-name="ce26"/>
        </table:table-row>
        <table:table-row table:style-name="ro15">
          <table:table-cell table:style-name="ce25" office:value-type="string">
            <text:p>pronto.meds.img.title</text:p>
          </table:table-cell>
          <table:table-cell table:style-name="ce28" office:value-type="string">
            <text:p>Некоторые препараты нуждаются в рецепте врача.</text:p>
          </table:table-cell>
          <table:table-cell table:style-name="ce21" table:formula="of:=CONCATENATE([.A562];&quot;=&quot;;[.B562])" office:value-type="string">
            <text:p>pronto.meds.img.title=Некоторые препараты нуждаются в рецепте врача.</text:p>
          </table:table-cell>
          <table:table-cell table:number-columns-repeated="6" table:style-name="ce21"/>
          <table:table-cell table:number-columns-repeated="4" table:style-name="ce26"/>
        </table:table-row>
        <table:table-row table:style-name="ro5">
          <table:table-cell table:style-name="ce25" office:value-type="string">
            <text:p>pronto.meds.h1.1</text:p>
          </table:table-cell>
          <table:table-cell table:style-name="ce28" office:value-type="string">
            <text:p>Медикаменты</text:p>
          </table:table-cell>
          <table:table-cell table:style-name="ce21" table:formula="of:=CONCATENATE([.A563];&quot;=&quot;;[.B563])" office:value-type="string">
            <text:p>pronto.meds.h1.1=Медикаменты</text:p>
          </table:table-cell>
          <table:table-cell table:number-columns-repeated="6" table:style-name="ce21"/>
          <table:table-cell table:number-columns-repeated="4" table:style-name="ce26"/>
        </table:table-row>
        <table:table-row table:style-name="ro5">
          <table:table-cell table:style-name="ce25" office:value-type="string">
            <text:p>pronto.meds.p.1</text:p>
          </table:table-cell>
          <table:table-cell table:style-name="ce28" office:value-type="string">
            <text:p>Использоание препаратов - это ценное стредство для бросания курить.</text:p>
          </table:table-cell>
          <table:table-cell table:style-name="ce21"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1"/>
          <table:table-cell table:number-columns-repeated="4" table:style-name="ce26"/>
        </table:table-row>
        <table:table-row table:style-name="ro5">
          <table:table-cell table:style-name="ce25" office:value-type="string">
            <text:p>pronto.meds.p.2</text:p>
          </table:table-cell>
          <table:table-cell table:style-name="ce28" office:value-type="string">
            <text:p>Препараты работают лучше, если совмещены с профессиональной помощью - вживую, по телефону или интернету.</text:p>
          </table:table-cell>
          <table:table-cell table:style-name="ce21"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1"/>
          <table:table-cell table:number-columns-repeated="4" table:style-name="ce26"/>
        </table:table-row>
        <table:table-row table:style-name="ro5">
          <table:table-cell table:style-name="ce25" office:value-type="string">
            <text:p>pronto.meds.p.3</text:p>
          </table:table-cell>
          <table:table-cell table:style-name="ce28"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1"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1"/>
          <table:table-cell table:number-columns-repeated="4" table:style-name="ce26"/>
        </table:table-row>
        <table:table-row table:style-name="ro5">
          <table:table-cell table:style-name="ce25" office:value-type="string">
            <text:p>pronto.meds.p.4</text:p>
          </table:table-cell>
          <table:table-cell table:style-name="ce28" office:value-type="string">
            <text:p>Некоторые из этих препаратов нуждаются в рецепте.</text:p>
          </table:table-cell>
          <table:table-cell table:style-name="ce21" table:formula="of:=CONCATENATE([.A567];&quot;=&quot;;[.B567])" office:value-type="string">
            <text:p>pronto.meds.p.4=Некоторые из этих препаратов нуждаются в рецепте.</text:p>
          </table:table-cell>
          <table:table-cell table:number-columns-repeated="6" table:style-name="ce21"/>
          <table:table-cell table:number-columns-repeated="4" table:style-name="ce26"/>
        </table:table-row>
        <table:table-row table:style-name="ro5">
          <table:table-cell table:style-name="ce28" office:value-type="string">
            <text:p>pronto.meds.p.5</text:p>
          </table:table-cell>
          <table:table-cell table:style-name="ce28"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1"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1"/>
          <table:table-cell table:number-columns-repeated="4" table:style-name="ce26"/>
        </table:table-row>
        <table:table-row table:style-name="ro5">
          <table:table-cell table:style-name="ce25" office:value-type="string">
            <text:p>pronto.meds.h2.1</text:p>
          </table:table-cell>
          <table:table-cell table:style-name="ce28" office:value-type="string">
            <text:p>Терапия замены никотина (ТЗН) - доступна в виде наклеек, жвачек, спреев и таблеток.</text:p>
          </table:table-cell>
          <table:table-cell table:style-name="ce21"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1"/>
          <table:table-cell table:number-columns-repeated="4" table:style-name="ce26"/>
        </table:table-row>
        <table:table-row table:style-name="ro5">
          <table:table-cell table:style-name="ce25" office:value-type="string">
            <text:p>pronto.meds.li.1</text:p>
          </table:table-cell>
          <table:table-cell table:style-name="ce28" office:value-type="string">
            <text:p>ТЗН увеличивает Ваши шансы бросить курить в два раза.</text:p>
          </table:table-cell>
          <table:table-cell table:style-name="ce21" table:formula="of:=CONCATENATE([.A570];&quot;=&quot;;[.B570])" office:value-type="string">
            <text:p>pronto.meds.li.1=ТЗН увеличивает Ваши шансы бросить курить в два раза.</text:p>
          </table:table-cell>
          <table:table-cell table:number-columns-repeated="6" table:style-name="ce21"/>
          <table:table-cell table:number-columns-repeated="4" table:style-name="ce26"/>
        </table:table-row>
        <table:table-row table:style-name="ro15">
          <table:table-cell table:style-name="ce25" office:value-type="string">
            <text:p>pronto.meds.li.2</text:p>
          </table:table-cell>
          <table:table-cell table:style-name="ce28" office:value-type="string">
            <text:p>ТЗН также уменьшает симптомы синдрома отмены и побуждения покурить.</text:p>
          </table:table-cell>
          <table:table-cell table:style-name="ce21"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1"/>
          <table:table-cell table:number-columns-repeated="4" table:style-name="ce26"/>
        </table:table-row>
        <table:table-row table:style-name="ro15">
          <table:table-cell table:style-name="ce25" office:value-type="string">
            <text:p>pronto.meds.li.3</text:p>
          </table:table-cell>
          <table:table-cell table:style-name="ce28" office:value-type="string">
            <text:p>ТЗН имеет несколько побочных эффектов.</text:p>
          </table:table-cell>
          <table:table-cell table:style-name="ce21" table:formula="of:=CONCATENATE([.A572];&quot;=&quot;;[.B572])" office:value-type="string">
            <text:p>pronto.meds.li.3=ТЗН имеет несколько побочных эффектов.</text:p>
          </table:table-cell>
          <table:table-cell table:number-columns-repeated="6" table:style-name="ce21"/>
          <table:table-cell table:number-columns-repeated="4" table:style-name="ce26"/>
        </table:table-row>
        <table:table-row table:style-name="ro15">
          <table:table-cell table:style-name="ce25" office:value-type="string">
            <text:p>pronto.meds.li.4</text:p>
          </table:table-cell>
          <table:table-cell table:style-name="ce28" office:value-type="string">
            <text:p>Употребление некоторых препаратов должно находится под наблюдением медика.</text:p>
          </table:table-cell>
          <table:table-cell table:style-name="ce21"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1"/>
          <table:table-cell table:number-columns-repeated="4" table:style-name="ce26"/>
        </table:table-row>
        <table:table-row table:style-name="ro15">
          <table:table-cell table:style-name="ce25" office:value-type="string">
            <text:p>pronto.meds.h2.2</text:p>
          </table:table-cell>
          <table:table-cell table:style-name="ce28" office:value-type="string">
            <text:p>Другие препараты</text:p>
          </table:table-cell>
          <table:table-cell table:style-name="ce21" table:formula="of:=CONCATENATE([.A574];&quot;=&quot;;[.B574])" office:value-type="string">
            <text:p>pronto.meds.h2.2=Другие препараты</text:p>
          </table:table-cell>
          <table:table-cell table:number-columns-repeated="6" table:style-name="ce21"/>
          <table:table-cell table:number-columns-repeated="4" table:style-name="ce26"/>
        </table:table-row>
        <table:table-row table:style-name="ro15">
          <table:table-cell table:style-name="ce25" office:value-type="string">
            <text:p>pronto.meds.li.5</text:p>
          </table:table-cell>
          <table:table-cell table:style-name="ce28" office:value-type="string">
            <text:p>Бупропион и Варениклин</text:p>
          </table:table-cell>
          <table:table-cell table:style-name="ce21" table:formula="of:=CONCATENATE([.A575];&quot;=&quot;;[.B575])" office:value-type="string">
            <text:p>pronto.meds.li.5=Бупропион и Варениклин</text:p>
          </table:table-cell>
          <table:table-cell table:number-columns-repeated="6" table:style-name="ce21"/>
          <table:table-cell table:number-columns-repeated="4" table:style-name="ce26"/>
        </table:table-row>
        <table:table-row table:style-name="ro5">
          <table:table-cell table:style-name="ce39" office:value-type="string">
            <text:p>pronto.meds.li.6</text:p>
          </table:table-cell>
          <table:table-cell table:style-name="ce40" office:value-type="string">
            <text:p>Они не содержат никотина и имеют другие побочные эффекты, отличные от ТЗН. </text:p>
          </table:table-cell>
          <table:table-cell table:style-name="ce21"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1"/>
          <table:table-cell table:number-columns-repeated="4" table:style-name="ce26"/>
        </table:table-row>
        <table:table-row table:style-name="ro18">
          <table:table-cell table:style-name="ce25" office:value-type="string">
            <text:p>pronto.meds.li.7</text:p>
          </table:table-cell>
          <table:table-cell table:style-name="ce36" office:value-type="string">
            <text:p>Употребление должно находится под наблюдением врача.</text:p>
          </table:table-cell>
          <table:table-cell table:style-name="ce21" table:formula="of:=CONCATENATE([.A577];&quot;=&quot;;[.B577])" office:value-type="string">
            <text:p>pronto.meds.li.7=Употребление должно находится под наблюдением врача.</text:p>
          </table:table-cell>
          <table:table-cell table:number-columns-repeated="6" table:style-name="ce21"/>
          <table:table-cell table:number-columns-repeated="4" table:style-name="ce26"/>
        </table:table-row>
        <table:table-row table:style-name="ro5">
          <table:table-cell table:style-name="ce25" office:value-type="string">
            <text:p>pronto.meds.p.6</text:p>
          </table:table-cell>
          <table:table-cell table:style-name="ce28" office:value-type="string">
            <text:p>Бросить курить быстро сразу или медленно? Узнайте о способе, подходящем дял Вас.</text:p>
          </table:table-cell>
          <table:table-cell table:style-name="ce21"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1"/>
          <table:table-cell table:number-columns-repeated="4" table:style-name="ce26"/>
        </table:table-row>
        <table:table-row table:style-name="ro5">
          <table:table-cell table:style-name="ce25" office:value-type="string">
            <text:p>pronto.meds.btn.next</text:p>
          </table:table-cell>
          <table:table-cell table:style-name="ce28" office:value-type="string">
            <text:p>Способы бросить курить</text:p>
          </table:table-cell>
          <table:table-cell table:style-name="ce21" table:formula="of:=CONCATENATE([.A579];&quot;=&quot;;[.B579])" office:value-type="string">
            <text:p>pronto.meds.btn.next=Способы бросить курить</text:p>
          </table:table-cell>
          <table:table-cell table:number-columns-repeated="6" table:style-name="ce21"/>
          <table:table-cell table:number-columns-repeated="4" table:style-name="ce26"/>
        </table:table-row>
        <table:table-row table:style-name="ro5">
          <table:table-cell table:style-name="ce30" office:value-type="string">
            <text:p>pronto.meds.p2.1</text:p>
          </table:table-cell>
          <table:table-cell table:style-name="ce28"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1"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1"/>
          <table:table-cell table:number-columns-repeated="4" table:style-name="ce26"/>
        </table:table-row>
        <table:table-row table:style-name="ro5">
          <table:table-cell table:style-name="ce30" office:value-type="string">
            <text:p>pronto.meds.p2.2</text:p>
          </table:table-cell>
          <table:table-cell table:style-name="ce28" office:value-type="string">
            <text:p>Если Вы планируете употреблять такие препараты, Вы должны поговорить с Вашим врачом.</text:p>
          </table:table-cell>
          <table:table-cell table:style-name="ce21"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1"/>
          <table:table-cell table:number-columns-repeated="4" table:style-name="ce26"/>
        </table:table-row>
        <table:table-row table:style-name="ro5">
          <table:table-cell table:style-name="ce30" office:value-type="string">
            <text:p>pronto.meds.p2.3</text:p>
          </table:table-cell>
          <table:table-cell table:style-name="ce28" office:value-type="string">
            <text:p>Препараты прописываются в соответствии с Вашей степенью зависимости и другими факторами.</text:p>
          </table:table-cell>
          <table:table-cell table:style-name="ce21"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1"/>
          <table:table-cell table:number-columns-repeated="4" table:style-name="ce26"/>
        </table:table-row>
        <table:table-row table:style-name="ro5">
          <table:table-cell table:style-name="ce30" office:value-type="string">
            <text:p>pronto.meds.h2.3</text:p>
          </table:table-cell>
          <table:table-cell table:style-name="ce28" office:value-type="string">
            <text:p>Проверить степень Вашей зависимости</text:p>
          </table:table-cell>
          <table:table-cell table:style-name="ce21" table:formula="of:=CONCATENATE([.A583];&quot;=&quot;;[.B583])" office:value-type="string">
            <text:p>pronto.meds.h2.3=Проверить степень Вашей зависимости</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584];&quot;=&quot;;[.B58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WAYS TO QUIT</text:p>
          </table:table-cell>
          <table:table-cell table:style-name="ce25"/>
          <table:table-cell table:style-name="ce21" table:formula="of:=CONCATENATE([.A585];&quot;=&quot;;[.B585])" office:value-type="string">
            <text:p># WAYS TO QUIT=</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586];&quot;=&quot;;[.B586])"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pronto.met.titlepage</text:p>
          </table:table-cell>
          <table:table-cell table:style-name="ce28" office:value-type="string">
            <text:p>Способы бросить курить - резко или медленно</text:p>
          </table:table-cell>
          <table:table-cell table:style-name="ce21" table:formula="of:=CONCATENATE([.A587];&quot;=&quot;;[.B587])" office:value-type="string">
            <text:p>pronto.met.titlepage=Способы бросить курить - резко или медленно</text:p>
          </table:table-cell>
          <table:table-cell table:number-columns-repeated="6" table:style-name="ce21"/>
          <table:table-cell table:number-columns-repeated="4" table:style-name="ce26"/>
        </table:table-row>
        <table:table-row table:style-name="ro15">
          <table:table-cell table:style-name="ce39" office:value-type="string">
            <text:p>pronto.met.img.title</text:p>
          </table:table-cell>
          <table:table-cell table:style-name="ce40" office:value-type="string">
            <text:p>Бросить курить резко может быть лучшим способом.</text:p>
          </table:table-cell>
          <table:table-cell table:style-name="ce21" table:formula="of:=CONCATENATE([.A588];&quot;=&quot;;[.B588])" office:value-type="string">
            <text:p>pronto.met.img.title=Бросить курить резко может быть лучшим способом.</text:p>
          </table:table-cell>
          <table:table-cell table:number-columns-repeated="6" table:style-name="ce21"/>
          <table:table-cell table:number-columns-repeated="4" table:style-name="ce26"/>
        </table:table-row>
        <table:table-row table:style-name="ro5">
          <table:table-cell table:style-name="ce25" office:value-type="string">
            <text:p>pronto.met.h1.1</text:p>
          </table:table-cell>
          <table:table-cell table:style-name="ce28" office:value-type="string">
            <text:p>Способы бросить курить</text:p>
          </table:table-cell>
          <table:table-cell table:style-name="ce21" table:formula="of:=CONCATENATE([.A589];&quot;=&quot;;[.B589])" office:value-type="string">
            <text:p>pronto.met.h1.1=Способы бросить курить</text:p>
          </table:table-cell>
          <table:table-cell table:number-columns-repeated="6" table:style-name="ce21"/>
          <table:table-cell table:number-columns-repeated="4" table:style-name="ce26"/>
        </table:table-row>
        <table:table-row table:style-name="ro18">
          <table:table-cell table:style-name="ce25" office:value-type="string">
            <text:p>pronto.met.p.1</text:p>
          </table:table-cell>
          <table:table-cell table:style-name="ce28" office:value-type="string">
            <text:p>Есть два пути бросить курить: резко или медленно.</text:p>
          </table:table-cell>
          <table:table-cell table:style-name="ce21" table:formula="of:=CONCATENATE([.A590];&quot;=&quot;;[.B590])" office:value-type="string">
            <text:p>pronto.met.p.1=Есть два пути бросить курить: резко или медленно.</text:p>
          </table:table-cell>
          <table:table-cell table:number-columns-repeated="6" table:style-name="ce21"/>
          <table:table-cell table:number-columns-repeated="4" table:style-name="ce26"/>
        </table:table-row>
        <table:table-row table:style-name="ro5">
          <table:table-cell table:style-name="ce25" office:value-type="string">
            <text:p>pronto.met.p.2</text:p>
          </table:table-cell>
          <table:table-cell table:style-name="ce28"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1"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1"/>
          <table:table-cell table:number-columns-repeated="4" table:style-name="ce26"/>
        </table:table-row>
        <table:table-row table:style-name="ro18">
          <table:table-cell table:style-name="ce25" office:value-type="string">
            <text:p>pronto.met.h2.1</text:p>
          </table:table-cell>
          <table:table-cell table:style-name="ce28" office:value-type="string">
            <text:p>Прекратить резко</text:p>
          </table:table-cell>
          <table:table-cell table:style-name="ce21" table:formula="of:=CONCATENATE([.A592];&quot;=&quot;;[.B592])" office:value-type="string">
            <text:p>pronto.met.h2.1=Прекратить резко</text:p>
          </table:table-cell>
          <table:table-cell table:number-columns-repeated="6" table:style-name="ce21"/>
          <table:table-cell table:number-columns-repeated="4" table:style-name="ce26"/>
        </table:table-row>
        <table:table-row table:style-name="ro15">
          <table:table-cell table:style-name="ce25" office:value-type="string">
            <text:p>pronto.met.li.1</text:p>
          </table:table-cell>
          <table:table-cell table:style-name="ce28" office:value-type="string">
            <text:p>Прекратить резко - это значит никаких сигарет вообще, даже ни одной затяжки.</text:p>
          </table:table-cell>
          <table:table-cell table:style-name="ce21"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1"/>
          <table:table-cell table:number-columns-repeated="4" table:style-name="ce26"/>
        </table:table-row>
        <table:table-row table:style-name="ro5">
          <table:table-cell table:style-name="ce25" office:value-type="string">
            <text:p>pronto.met.li.2</text:p>
          </table:table-cell>
          <table:table-cell table:style-name="ce28" office:value-type="string">
            <text:p>В следующем пункте Вы сможете сами выбрать дату прекращения курить.</text:p>
          </table:table-cell>
          <table:table-cell table:style-name="ce21"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1"/>
          <table:table-cell table:number-columns-repeated="4" table:style-name="ce26"/>
        </table:table-row>
        <table:table-row table:style-name="ro15">
          <table:table-cell table:style-name="ce39" office:value-type="string">
            <text:p>pronto.met.li.3</text:p>
          </table:table-cell>
          <table:table-cell table:style-name="ce40" office:value-type="string">
            <text:p>Некоторые курильщики любят установить дату прекращения.</text:p>
          </table:table-cell>
          <table:table-cell table:style-name="ce21" table:formula="of:=CONCATENATE([.A595];&quot;=&quot;;[.B595])" office:value-type="string">
            <text:p>pronto.met.li.3=Некоторые курильщики любят установить дату прекращения.</text:p>
          </table:table-cell>
          <table:table-cell table:number-columns-repeated="6" table:style-name="ce21"/>
          <table:table-cell table:number-columns-repeated="4" table:style-name="ce26"/>
        </table:table-row>
        <table:table-row table:style-name="ro5">
          <table:table-cell table:style-name="ce25" office:value-type="string">
            <text:p>pronto.met.h2.2</text:p>
          </table:table-cell>
          <table:table-cell table:style-name="ce28" office:value-type="string">
            <text:p>Прекращение медленно</text:p>
          </table:table-cell>
          <table:table-cell table:style-name="ce21" table:formula="of:=CONCATENATE([.A596];&quot;=&quot;;[.B596])" office:value-type="string">
            <text:p>pronto.met.h2.2=Прекращение медленно</text:p>
          </table:table-cell>
          <table:table-cell table:number-columns-repeated="6" table:style-name="ce21"/>
          <table:table-cell table:number-columns-repeated="4" table:style-name="ce26"/>
        </table:table-row>
        <table:table-row table:style-name="ro18">
          <table:table-cell table:style-name="ce25" office:value-type="string">
            <text:p>pronto.met.li.4</text:p>
          </table:table-cell>
          <table:table-cell table:style-name="ce28"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1"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1"/>
          <table:table-cell table:number-columns-repeated="4" table:style-name="ce26"/>
        </table:table-row>
        <table:table-row table:style-name="ro5">
          <table:table-cell table:style-name="ce25" office:value-type="string">
            <text:p>pronto.met.li.5</text:p>
          </table:table-cell>
          <table:table-cell table:style-name="ce28" office:value-type="string">
            <text:p>Помните: не существует уровня безопасного курения.</text:p>
          </table:table-cell>
          <table:table-cell table:style-name="ce21" table:formula="of:=CONCATENATE([.A598];&quot;=&quot;;[.B598])" office:value-type="string">
            <text:p>pronto.met.li.5=Помните: не существует уровня безопасного курения.</text:p>
          </table:table-cell>
          <table:table-cell table:number-columns-repeated="6" table:style-name="ce21"/>
          <table:table-cell table:number-columns-repeated="4" table:style-name="ce26"/>
        </table:table-row>
        <table:table-row table:style-name="ro5">
          <table:table-cell table:style-name="ce25" office:value-type="string">
            <text:p>pronto.met.li.6</text:p>
          </table:table-cell>
          <table:table-cell table:style-name="ce28"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1"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1"/>
          <table:table-cell table:number-columns-repeated="4" table:style-name="ce26"/>
        </table:table-row>
        <table:table-row table:style-name="ro5">
          <table:table-cell table:style-name="ce25" office:value-type="string">
            <text:p>pronto.met.li.7</text:p>
          </table:table-cell>
          <table:table-cell table:style-name="ce28" office:value-type="string">
            <text:p>Помните: любое количество выкуренных сигарет вредит Вашему здоровью.</text:p>
          </table:table-cell>
          <table:table-cell table:style-name="ce21"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1"/>
          <table:table-cell table:number-columns-repeated="4" table:style-name="ce26"/>
        </table:table-row>
        <table:table-row table:style-name="ro5">
          <table:table-cell table:style-name="ce25" office:value-type="string">
            <text:p>pronto.met.li.8</text:p>
          </table:table-cell>
          <table:table-cell table:style-name="ce28" office:value-type="string">
            <text:p>В следующем пункте постарайтесь выбрать дату прекращения курить.</text:p>
          </table:table-cell>
          <table:table-cell table:style-name="ce21"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1"/>
          <table:table-cell table:number-columns-repeated="4" table:style-name="ce26"/>
        </table:table-row>
        <table:table-row table:style-name="ro5">
          <table:table-cell table:style-name="ce25" office:value-type="string">
            <text:p>pronto.met.next.p</text:p>
          </table:table-cell>
          <table:table-cell table:style-name="ce28" office:value-type="string">
            <text:p>Установить дату прекращения курить.</text:p>
          </table:table-cell>
          <table:table-cell table:style-name="ce21" table:formula="of:=CONCATENATE([.A602];&quot;=&quot;;[.B602])" office:value-type="string">
            <text:p>pronto.met.next.p=Установить дату прекращения курить.</text:p>
          </table:table-cell>
          <table:table-cell table:number-columns-repeated="6" table:style-name="ce21"/>
          <table:table-cell table:number-columns-repeated="4" table:style-name="ce26"/>
        </table:table-row>
        <table:table-row table:style-name="ro5">
          <table:table-cell table:style-name="ce25" office:value-type="string">
            <text:p>pronto.met.btn.title</text:p>
          </table:table-cell>
          <table:table-cell table:style-name="ce28" office:value-type="string">
            <text:p>Установить дату прекращения</text:p>
          </table:table-cell>
          <table:table-cell table:style-name="ce21" table:formula="of:=CONCATENATE([.A603];&quot;=&quot;;[.B603])" office:value-type="string">
            <text:p>pronto.met.btn.title=Установить дату прекращения</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04];&quot;=&quot;;[.B60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ET A QUIT A DATE</text:p>
          </table:table-cell>
          <table:table-cell table:style-name="ce25"/>
          <table:table-cell table:style-name="ce21" table:formula="of:=CONCATENATE([.A605];&quot;=&quot;;[.B605])" office:value-type="string">
            <text:p># SET A QUIT A DATE=</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606];&quot;=&quot;;[.B606])" office:value-type="string">
            <text:p>###################################=</text:p>
          </table:table-cell>
          <table:table-cell table:number-columns-repeated="6" table:style-name="ce21"/>
          <table:table-cell table:number-columns-repeated="4" table:style-name="ce26"/>
        </table:table-row>
        <table:table-row table:style-name="ro18">
          <table:table-cell table:style-name="ce25" office:value-type="string">
            <text:p>pronto.data.titlepage</text:p>
          </table:table-cell>
          <table:table-cell table:style-name="ce28" office:value-type="string">
            <text:p>Установить Вашу дату прекращения</text:p>
          </table:table-cell>
          <table:table-cell table:style-name="ce21" table:formula="of:=CONCATENATE([.A607];&quot;=&quot;;[.B607])" office:value-type="string">
            <text:p>pronto.data.titlepage=Установить Вашу дату прекращения</text:p>
          </table:table-cell>
          <table:table-cell table:number-columns-repeated="6" table:style-name="ce21"/>
          <table:table-cell table:number-columns-repeated="4" table:style-name="ce26"/>
        </table:table-row>
        <table:table-row table:style-name="ro18">
          <table:table-cell table:style-name="ce25" office:value-type="string">
            <text:p>pronto.data.img.title</text:p>
          </table:table-cell>
          <table:table-cell table:style-name="ce28" office:value-type="string">
            <text:p>Помните: прекращение курить резко - это лучше!</text:p>
          </table:table-cell>
          <table:table-cell table:style-name="ce21" table:formula="of:=CONCATENATE([.A608];&quot;=&quot;;[.B608])" office:value-type="string">
            <text:p>pronto.data.img.title=Помните: прекращение курить резко - это лучше!</text:p>
          </table:table-cell>
          <table:table-cell table:number-columns-repeated="6" table:style-name="ce21"/>
          <table:table-cell table:number-columns-repeated="4" table:style-name="ce26"/>
        </table:table-row>
        <table:table-row table:style-name="ro15">
          <table:table-cell table:style-name="ce25" office:value-type="string">
            <text:p>pronto.data.h1.1</text:p>
          </table:table-cell>
          <table:table-cell table:style-name="ce28" office:value-type="string">
            <text:p>Установить Вашу дату прекращения</text:p>
          </table:table-cell>
          <table:table-cell table:style-name="ce21" table:formula="of:=CONCATENATE([.A609];&quot;=&quot;;[.B609])" office:value-type="string">
            <text:p>pronto.data.h1.1=Установить Вашу дату прекращения</text:p>
          </table:table-cell>
          <table:table-cell table:number-columns-repeated="6" table:style-name="ce21"/>
          <table:table-cell table:number-columns-repeated="4" table:style-name="ce26"/>
        </table:table-row>
        <table:table-row table:style-name="ro5">
          <table:table-cell table:style-name="ce25" office:value-type="string">
            <text:p>pronto.data.p.1</text:p>
          </table:table-cell>
          <table:table-cell table:style-name="ce28" office:value-type="string">
            <text:p>Мы пометили сегодня как Вашу дату прекращения.</text:p>
          </table:table-cell>
          <table:table-cell table:style-name="ce21" table:formula="of:=CONCATENATE([.A610];&quot;=&quot;;[.B610])" office:value-type="string">
            <text:p>pronto.data.p.1=Мы пометили сегодня как Вашу дату прекращения.</text:p>
          </table:table-cell>
          <table:table-cell table:number-columns-repeated="6" table:style-name="ce21"/>
          <table:table-cell table:number-columns-repeated="4" table:style-name="ce26"/>
        </table:table-row>
        <table:table-row table:style-name="ro15">
          <table:table-cell table:style-name="ce25" office:value-type="string">
            <text:p>pronto.data.p.2</text:p>
          </table:table-cell>
          <table:table-cell table:style-name="ce28" office:value-type="string">
            <text:p>Но Вы вполне можете выбрать любую другую дату. Мы пощлем Вам электронное письмо с напоминанием.</text:p>
          </table:table-cell>
          <table:table-cell table:style-name="ce21"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1"/>
          <table:table-cell table:number-columns-repeated="4" table:style-name="ce26"/>
        </table:table-row>
        <table:table-row table:style-name="ro5">
          <table:table-cell table:style-name="ce25" office:value-type="string">
            <text:p>pronto.data.p.3</text:p>
          </table:table-cell>
          <table:table-cell table:style-name="ce28"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1"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1"/>
          <table:table-cell table:number-columns-repeated="4" table:style-name="ce26"/>
        </table:table-row>
        <table:table-row table:style-name="ro5">
          <table:table-cell table:style-name="ce25" office:value-type="string">
            <text:p>pronto.data.p.4</text:p>
          </table:table-cell>
          <table:table-cell table:style-name="ce28" office:value-type="string">
            <text:p>Помните, что курильщики, которые решили прекратить курить резко, имеют больше шансов преуспеть в этом.</text:p>
          </table:table-cell>
          <table:table-cell table:style-name="ce21"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1"/>
          <table:table-cell table:number-columns-repeated="4" table:style-name="ce26"/>
        </table:table-row>
        <table:table-row table:style-name="ro5">
          <table:table-cell table:style-name="ce25" office:value-type="string">
            <text:p>pronto.data.escolherdata</text:p>
          </table:table-cell>
          <table:table-cell table:style-name="ce28" office:value-type="string">
            <text:p>Установить дату прекращения</text:p>
          </table:table-cell>
          <table:table-cell table:style-name="ce21" table:formula="of:=CONCATENATE([.A614];&quot;=&quot;;[.B614])" office:value-type="string">
            <text:p>pronto.data.escolherdata=Установить дату прекращения</text:p>
          </table:table-cell>
          <table:table-cell table:number-columns-repeated="6" table:style-name="ce21"/>
          <table:table-cell table:number-columns-repeated="4" table:style-name="ce26"/>
        </table:table-row>
        <table:table-row table:style-name="ro5">
          <table:table-cell table:style-name="ce25" office:value-type="string">
            <text:p>pronto.data.next.p</text:p>
          </table:table-cell>
          <table:table-cell table:style-name="ce28" office:value-type="string">
            <text:p>Установить дату прекращения</text:p>
          </table:table-cell>
          <table:table-cell table:style-name="ce21" table:formula="of:=CONCATENATE([.A615];&quot;=&quot;;[.B615])" office:value-type="string">
            <text:p>pronto.data.next.p=Установить дату прекращения</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616];&quot;=&quot;;[.B61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RELAPSE - INTRO</text:p>
          </table:table-cell>
          <table:table-cell table:style-name="ce25"/>
          <table:table-cell table:style-name="ce21" table:formula="of:=CONCATENATE([.A617];&quot;=&quot;;[.B617])" office:value-type="string">
            <text:p># RELAPSE - INTRO=</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618];&quot;=&quot;;[.B618])"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evitar.titlepage</text:p>
          </table:table-cell>
          <table:table-cell table:style-name="ce28" office:value-type="string">
            <text:p>Как мне избежать рецидива?</text:p>
          </table:table-cell>
          <table:table-cell table:style-name="ce21" table:formula="of:=CONCATENATE([.A619];&quot;=&quot;;[.B619])" office:value-type="string">
            <text:p>pronto.evitar.titlepage=Как мне избежать рецидива?</text:p>
          </table:table-cell>
          <table:table-cell table:number-columns-repeated="6" table:style-name="ce21"/>
          <table:table-cell table:number-columns-repeated="4" table:style-name="ce26"/>
        </table:table-row>
        <table:table-row table:style-name="ro15">
          <table:table-cell table:style-name="ce25" office:value-type="string">
            <text:p>pronto.evitar.img.title</text:p>
          </table:table-cell>
          <table:table-cell table:style-name="ce28" office:value-type="string">
            <text:p>Научитесь говорить НЕТ</text:p>
          </table:table-cell>
          <table:table-cell table:style-name="ce21" table:formula="of:=CONCATENATE([.A620];&quot;=&quot;;[.B620])" office:value-type="string">
            <text:p>pronto.evitar.img.title=Научитесь говорить НЕТ</text:p>
          </table:table-cell>
          <table:table-cell table:number-columns-repeated="6" table:style-name="ce21"/>
          <table:table-cell table:number-columns-repeated="4" table:style-name="ce26"/>
        </table:table-row>
        <table:table-row table:style-name="ro5">
          <table:table-cell table:style-name="ce25" office:value-type="string">
            <text:p>pronto.evitar.p.1</text:p>
          </table:table-cell>
          <table:table-cell table:style-name="ce28" office:value-type="string">
            <text:p>Вы пытались бросить курить до этого?</text:p>
          </table:table-cell>
          <table:table-cell table:style-name="ce21" table:formula="of:=CONCATENATE([.A621];&quot;=&quot;;[.B621])" office:value-type="string">
            <text:p>pronto.evitar.p.1=Вы пытались бросить курить до этого?</text:p>
          </table:table-cell>
          <table:table-cell table:number-columns-repeated="6" table:style-name="ce21"/>
          <table:table-cell table:number-columns-repeated="4" table:style-name="ce26"/>
        </table:table-row>
        <table:table-row table:style-name="ro5">
          <table:table-cell table:style-name="ce25" office:value-type="string">
            <text:p>pronto.evitar.question.option.1</text:p>
          </table:table-cell>
          <table:table-cell table:style-name="ce28" office:value-type="string">
            <text:p>Да</text:p>
          </table:table-cell>
          <table:table-cell table:style-name="ce21" table:formula="of:=CONCATENATE([.A622];&quot;=&quot;;[.B622])" office:value-type="string">
            <text:p>pronto.evitar.question.option.1=Да</text:p>
          </table:table-cell>
          <table:table-cell table:number-columns-repeated="6" table:style-name="ce21"/>
          <table:table-cell table:number-columns-repeated="4" table:style-name="ce26"/>
        </table:table-row>
        <table:table-row table:style-name="ro5">
          <table:table-cell table:style-name="ce25" office:value-type="string">
            <text:p>pronto.evitar.question.option.2</text:p>
          </table:table-cell>
          <table:table-cell table:style-name="ce28" office:value-type="string">
            <text:p>Нет</text:p>
          </table:table-cell>
          <table:table-cell table:style-name="ce21" table:formula="of:=CONCATENATE([.A623];&quot;=&quot;;[.B623])" office:value-type="string">
            <text:p>pronto.evitar.question.option.2=Нет</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24];&quot;=&quot;;[.B62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RELAPSE - INTRO</text:p>
          </table:table-cell>
          <table:table-cell table:style-name="ce25"/>
          <table:table-cell table:style-name="ce21" table:formula="of:=CONCATENATE([.A625];&quot;=&quot;;[.B625])" office:value-type="string">
            <text:p># RELAPSE - INTRO=</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26];&quot;=&quot;;[.B62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evitar.h1.1</text:p>
          </table:table-cell>
          <table:table-cell table:style-name="ce28" office:value-type="string">
            <text:p>Как мне избежать рецидива?</text:p>
          </table:table-cell>
          <table:table-cell table:style-name="ce21" table:formula="of:=CONCATENATE([.A627];&quot;=&quot;;[.B627])" office:value-type="string">
            <text:p>pronto.evitar.h1.1=Как мне избежать рецидива?</text:p>
          </table:table-cell>
          <table:table-cell table:number-columns-repeated="6" table:style-name="ce21"/>
          <table:table-cell table:number-columns-repeated="4" table:style-name="ce26"/>
        </table:table-row>
        <table:table-row table:style-name="ro5">
          <table:table-cell table:style-name="ce25" office:value-type="string">
            <text:p>pronto.evitar.sim.titlepage</text:p>
          </table:table-cell>
          <table:table-cell table:style-name="ce28" office:value-type="string">
            <text:p>Учитесь на своих ошибках</text:p>
          </table:table-cell>
          <table:table-cell table:style-name="ce21" table:formula="of:=CONCATENATE([.A628];&quot;=&quot;;[.B628])" office:value-type="string">
            <text:p>pronto.evitar.sim.titlepage=Учитесь на своих ошибках</text:p>
          </table:table-cell>
          <table:table-cell table:number-columns-repeated="6" table:style-name="ce21"/>
          <table:table-cell table:number-columns-repeated="4" table:style-name="ce26"/>
        </table:table-row>
        <table:table-row table:style-name="ro5">
          <table:table-cell table:style-name="ce25" office:value-type="string">
            <text:p>pronto.evitar.sim.img.title</text:p>
          </table:table-cell>
          <table:table-cell table:style-name="ce28" office:value-type="string">
            <text:p>Научитесь говорить НЕТ</text:p>
          </table:table-cell>
          <table:table-cell table:style-name="ce21" table:formula="of:=CONCATENATE([.A629];&quot;=&quot;;[.B629])" office:value-type="string">
            <text:p>pronto.evitar.sim.img.title=Научитесь говорить НЕТ</text:p>
          </table:table-cell>
          <table:table-cell table:number-columns-repeated="6" table:style-name="ce21"/>
          <table:table-cell table:number-columns-repeated="4" table:style-name="ce26"/>
        </table:table-row>
        <table:table-row table:style-name="ro15">
          <table:table-cell table:style-name="ce25" office:value-type="string">
            <text:p>pronto.evitar.sim.h1.1</text:p>
          </table:table-cell>
          <table:table-cell table:style-name="ce28" office:value-type="string">
            <text:p>Как мне избежать рецидива?</text:p>
          </table:table-cell>
          <table:table-cell table:style-name="ce21" table:formula="of:=CONCATENATE([.A630];&quot;=&quot;;[.B630])" office:value-type="string">
            <text:p>pronto.evitar.sim.h1.1=Как мне избежать рецидива?</text:p>
          </table:table-cell>
          <table:table-cell table:number-columns-repeated="6" table:style-name="ce21"/>
          <table:table-cell table:number-columns-repeated="4" table:style-name="ce26"/>
        </table:table-row>
        <table:table-row table:style-name="ro18">
          <table:table-cell table:style-name="ce25" office:value-type="string">
            <text:p>pronto.evitar.sim.h2.1</text:p>
          </table:table-cell>
          <table:table-cell table:style-name="ce25"/>
          <table:table-cell table:style-name="ce21" table:formula="of:=CONCATENATE([.A631];&quot;=&quot;;[.B631])" office:value-type="string">
            <text:p>pronto.evitar.sim.h2.1=</text:p>
          </table:table-cell>
          <table:table-cell table:number-columns-repeated="6" table:style-name="ce21"/>
          <table:table-cell table:number-columns-repeated="4" table:style-name="ce26"/>
        </table:table-row>
        <table:table-row table:style-name="ro5">
          <table:table-cell table:style-name="ce25" office:value-type="string">
            <text:p>pronto.evitar.sim.p.1</text:p>
          </table:table-cell>
          <table:table-cell table:style-name="ce28" office:value-type="string">
            <text:p>Хорошие новости! Вы готовы попытаться еще раз. Многие курильщики бросают курить после 3-5 попыток.</text:p>
          </table:table-cell>
          <table:table-cell table:style-name="ce21"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1"/>
          <table:table-cell table:number-columns-repeated="4" table:style-name="ce26"/>
        </table:table-row>
        <table:table-row table:style-name="ro5">
          <table:table-cell table:style-name="ce25" office:value-type="string">
            <text:p>pronto.evitar.sim.p.2</text:p>
          </table:table-cell>
          <table:table-cell table:style-name="ce28"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1"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1"/>
          <table:table-cell table:number-columns-repeated="4" table:style-name="ce26"/>
        </table:table-row>
        <table:table-row table:style-name="ro15">
          <table:table-cell table:style-name="ce25" office:value-type="string">
            <text:p>pronto.evitar.sim.question.label</text:p>
          </table:table-cell>
          <table:table-cell table:style-name="ce28" office:value-type="string">
            <text:p>Какие действия Вы предприняли, чтоб бросить курить, которые могли бы помочь Вам на этот раз?</text:p>
          </table:table-cell>
          <table:table-cell table:style-name="ce21"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1"/>
          <table:table-cell table:number-columns-repeated="4" table:style-name="ce26"/>
        </table:table-row>
        <table:table-row table:style-name="ro15">
          <table:table-cell table:style-name="ce25" office:value-type="string">
            <text:p>pronto.evitar.estrat.titlepage</text:p>
          </table:table-cell>
          <table:table-cell table:style-name="ce28" office:value-type="string">
            <text:p>Как мне избежать рецидива?</text:p>
          </table:table-cell>
          <table:table-cell table:style-name="ce21" table:formula="of:=CONCATENATE([.A635];&quot;=&quot;;[.B635])" office:value-type="string">
            <text:p>pronto.evitar.estrat.titlepage=Как мне избежать рецидива?</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36];&quot;=&quot;;[.B636])"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 RELAPSE - STRATEGIES</text:p>
          </table:table-cell>
          <table:table-cell table:style-name="ce25"/>
          <table:table-cell table:style-name="ce21" table:formula="of:=CONCATENATE([.A637];&quot;=&quot;;[.B637])" office:value-type="string">
            <text:p># RELAPSE - STRATEGIES=</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38];&quot;=&quot;;[.B638])"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pronto.evitar.estrat.h1.1</text:p>
          </table:table-cell>
          <table:table-cell table:style-name="ce28" office:value-type="string">
            <text:p>Как мне избежать рецидива?</text:p>
          </table:table-cell>
          <table:table-cell table:style-name="ce21" table:formula="of:=CONCATENATE([.A639];&quot;=&quot;;[.B639])" office:value-type="string">
            <text:p>pronto.evitar.estrat.h1.1=Как мне избежать рецидива?</text:p>
          </table:table-cell>
          <table:table-cell table:number-columns-repeated="6" table:style-name="ce21"/>
          <table:table-cell table:number-columns-repeated="4" table:style-name="ce26"/>
        </table:table-row>
        <table:table-row table:style-name="ro15">
          <table:table-cell table:style-name="ce25" office:value-type="string">
            <text:p>pronto.evitar.estrat.h2.1</text:p>
          </table:table-cell>
          <table:table-cell table:style-name="ce28" office:value-type="string">
            <text:p>Избегайте рискованных ситуаций</text:p>
          </table:table-cell>
          <table:table-cell table:style-name="ce21" table:formula="of:=CONCATENATE([.A640];&quot;=&quot;;[.B640])" office:value-type="string">
            <text:p>pronto.evitar.estrat.h2.1=Избегайте рискованных ситуаций</text:p>
          </table:table-cell>
          <table:table-cell table:number-columns-repeated="6" table:style-name="ce21"/>
          <table:table-cell table:number-columns-repeated="4" table:style-name="ce26"/>
        </table:table-row>
        <table:table-row table:style-name="ro15">
          <table:table-cell table:style-name="ce25" office:value-type="string">
            <text:p>pronto.evitar.estrat.p.1</text:p>
          </table:table-cell>
          <table:table-cell table:style-name="ce28" office:value-type="string">
            <text:p>Учиться на ошибках и удачах - фундаментально для того, чтоб бросить курить.</text:p>
          </table:table-cell>
          <table:table-cell table:style-name="ce21"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onto.evitar.estrat.p.2</text:p>
          </table:table-cell>
          <table:table-cell table:style-name="ce28" office:value-type="string">
            <text:p>Помните, что именно Вы будете делать или думать, когда Вы будете чувствовать жажду покурить.</text:p>
          </table:table-cell>
          <table:table-cell table:style-name="ce21"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1"/>
          <table:table-cell table:number-columns-repeated="4" table:style-name="ce26"/>
        </table:table-row>
        <table:table-row table:style-name="ro5">
          <table:table-cell table:style-name="ce25" office:value-type="string">
            <text:p>pronto.evitar.estrat.question.label</text:p>
          </table:table-cell>
          <table:table-cell table:style-name="ce28"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1"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1"/>
          <table:table-cell table:number-columns-repeated="4" table:style-name="ce26"/>
        </table:table-row>
        <table:table-row table:style-name="ro5">
          <table:table-cell table:style-name="ce25" office:value-type="string">
            <text:p>pronto.evitar.estrat.next.p.1</text:p>
          </table:table-cell>
          <table:table-cell table:style-name="ce28" office:value-type="string">
            <text:p>Узнайте про советы о том, как быть с набором веса и как его предотвратить.</text:p>
          </table:table-cell>
          <table:table-cell table:style-name="ce21"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45];&quot;=&quot;;[.B64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RELAPSE - COMMON RISKS</text:p>
          </table:table-cell>
          <table:table-cell table:style-name="ce25"/>
          <table:table-cell table:style-name="ce21" table:formula="of:=CONCATENATE([.A646];&quot;=&quot;;[.B646])" office:value-type="string">
            <text:p># RELAPSE - COMMON RISKS=</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47];&quot;=&quot;;[.B64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evitar.full.titlepage</text:p>
          </table:table-cell>
          <table:table-cell table:style-name="ce28" office:value-type="string">
            <text:p>Риски</text:p>
          </table:table-cell>
          <table:table-cell table:style-name="ce21" table:formula="of:=CONCATENATE([.A648];&quot;=&quot;;[.B648])" office:value-type="string">
            <text:p>pronto.evitar.full.titlepage=Риски</text:p>
          </table:table-cell>
          <table:table-cell table:number-columns-repeated="6" table:style-name="ce21"/>
          <table:table-cell table:number-columns-repeated="4" table:style-name="ce26"/>
        </table:table-row>
        <table:table-row table:style-name="ro5">
          <table:table-cell table:style-name="ce25" office:value-type="string">
            <text:p>pronto.evitar.full.img.title</text:p>
          </table:table-cell>
          <table:table-cell table:style-name="ce28" office:value-type="string">
            <text:p>Научитесь говорить НЕТ</text:p>
          </table:table-cell>
          <table:table-cell table:style-name="ce21" table:formula="of:=CONCATENATE([.A649];&quot;=&quot;;[.B649])" office:value-type="string">
            <text:p>pronto.evitar.full.img.title=Научитесь говорить НЕТ</text:p>
          </table:table-cell>
          <table:table-cell table:number-columns-repeated="6" table:style-name="ce21"/>
          <table:table-cell table:number-columns-repeated="4" table:style-name="ce26"/>
        </table:table-row>
        <table:table-row table:style-name="ro5">
          <table:table-cell table:style-name="ce25" office:value-type="string">
            <text:p>pronto.evitar.full.h1.1</text:p>
          </table:table-cell>
          <table:table-cell table:style-name="ce28" office:value-type="string">
            <text:p>Как избежать рецидивов</text:p>
          </table:table-cell>
          <table:table-cell table:style-name="ce21" table:formula="of:=CONCATENATE([.A650];&quot;=&quot;;[.B650])" office:value-type="string">
            <text:p>pronto.evitar.full.h1.1=Как избежать рецидивов</text:p>
          </table:table-cell>
          <table:table-cell table:number-columns-repeated="6" table:style-name="ce21"/>
          <table:table-cell table:number-columns-repeated="4" table:style-name="ce26"/>
        </table:table-row>
        <table:table-row table:style-name="ro5">
          <table:table-cell table:style-name="ce25" office:value-type="string">
            <text:p>pronto.evitar.full.h2.1</text:p>
          </table:table-cell>
          <table:table-cell table:style-name="ce28" office:value-type="string">
            <text:p>Риски</text:p>
          </table:table-cell>
          <table:table-cell table:style-name="ce21" table:formula="of:=CONCATENATE([.A651];&quot;=&quot;;[.B651])" office:value-type="string">
            <text:p>pronto.evitar.full.h2.1=Риски</text:p>
          </table:table-cell>
          <table:table-cell table:number-columns-repeated="6" table:style-name="ce21"/>
          <table:table-cell table:number-columns-repeated="4" table:style-name="ce26"/>
        </table:table-row>
        <table:table-row table:style-name="ro15">
          <table:table-cell table:style-name="ce25" office:value-type="string">
            <text:p>pronto.evitar.full.p.1</text:p>
          </table:table-cell>
          <table:table-cell table:style-name="ce28" office:value-type="string">
            <text:p>Даже после попытки бросить, возможно, что некоторые люди начнут курить снова. Мы называем это рецидивом.</text:p>
          </table:table-cell>
          <table:table-cell table:style-name="ce21"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1"/>
          <table:table-cell table:number-columns-repeated="4" table:style-name="ce26"/>
        </table:table-row>
        <table:table-row table:style-name="ro18">
          <table:table-cell table:style-name="ce25" office:value-type="string">
            <text:p>pronto.evitar.full.p.2</text:p>
          </table:table-cell>
          <table:table-cell table:style-name="ce28"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1"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1"/>
          <table:table-cell table:number-columns-repeated="4" table:style-name="ce26"/>
        </table:table-row>
        <table:table-row table:style-name="ro15">
          <table:table-cell table:style-name="ce25" office:value-type="string">
            <text:p>pronto.evitar.full.h2.2</text:p>
          </table:table-cell>
          <table:table-cell table:style-name="ce28" office:value-type="string">
            <text:p>Друзья и члены семьи, которые курят</text:p>
          </table:table-cell>
          <table:table-cell table:style-name="ce21" table:formula="of:=CONCATENATE([.A654];&quot;=&quot;;[.B654])" office:value-type="string">
            <text:p>pronto.evitar.full.h2.2=Друзья и члены семьи, которые курят</text:p>
          </table:table-cell>
          <table:table-cell table:number-columns-repeated="6" table:style-name="ce21"/>
          <table:table-cell table:number-columns-repeated="4" table:style-name="ce26"/>
        </table:table-row>
        <table:table-row table:style-name="ro15">
          <table:table-cell table:style-name="ce25" office:value-type="string">
            <text:p>pronto.evitar.full.p.3</text:p>
          </table:table-cell>
          <table:table-cell table:style-name="ce28" office:value-type="string">
            <text:p>Бросить курить намного сложнее, если Вы живете в друзьями и/или членами семьи, которые курят.</text:p>
          </table:table-cell>
          <table:table-cell table:style-name="ce21"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1"/>
          <table:table-cell table:number-columns-repeated="4" table:style-name="ce26"/>
        </table:table-row>
        <table:table-row table:style-name="ro5">
          <table:table-cell table:style-name="ce25" office:value-type="string">
            <text:p>pronto.evitar.full.p.4</text:p>
          </table:table-cell>
          <table:table-cell table:style-name="ce28"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1"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1"/>
          <table:table-cell table:number-columns-repeated="4" table:style-name="ce26"/>
        </table:table-row>
        <table:table-row table:style-name="ro5">
          <table:table-cell table:style-name="ce25" office:value-type="string">
            <text:p>pronto.evitar.full.h2.3</text:p>
          </table:table-cell>
          <table:table-cell table:style-name="ce28" office:value-type="string">
            <text:p>Алкогольные напитки</text:p>
          </table:table-cell>
          <table:table-cell table:style-name="ce21" table:formula="of:=CONCATENATE([.A657];&quot;=&quot;;[.B657])" office:value-type="string">
            <text:p>pronto.evitar.full.h2.3=Алкогольные напитки</text:p>
          </table:table-cell>
          <table:table-cell table:number-columns-repeated="6" table:style-name="ce21"/>
          <table:table-cell table:number-columns-repeated="4" table:style-name="ce26"/>
        </table:table-row>
        <table:table-row table:style-name="ro5">
          <table:table-cell table:style-name="ce25" office:value-type="string">
            <text:p>pronto.evitar.full.li.1</text:p>
          </table:table-cell>
          <table:table-cell table:style-name="ce28" office:value-type="string">
            <text:p>Если вы употребляете алкоголь, постарайтесь воздержаться от него в первые недели.</text:p>
          </table:table-cell>
          <table:table-cell table:style-name="ce21"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1"/>
          <table:table-cell table:number-columns-repeated="4" table:style-name="ce26"/>
        </table:table-row>
        <table:table-row table:style-name="ro5">
          <table:table-cell table:style-name="ce25" office:value-type="string">
            <text:p>pronto.evitar.full.li.2</text:p>
          </table:table-cell>
          <table:table-cell table:style-name="ce28" office:value-type="string">
            <text:p>Мы рекоммендуем такую стратегию потому, что алкоголь может увеличить побуждение покурить.</text:p>
          </table:table-cell>
          <table:table-cell table:style-name="ce21"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1"/>
          <table:table-cell table:number-columns-repeated="4" table:style-name="ce26"/>
        </table:table-row>
        <table:table-row table:style-name="ro5">
          <table:table-cell table:style-name="ce25" office:value-type="string">
            <text:p>pronto.evitar.full.next.p.1</text:p>
          </table:table-cell>
          <table:table-cell table:style-name="ce28" office:value-type="string">
            <text:p>Выполните короткое упражнение о том, что Вы будете делать, чтобы избежать рецидива.</text:p>
          </table:table-cell>
          <table:table-cell table:style-name="ce21"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61];&quot;=&quot;;[.B661])"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WEIGHT GAIN</text:p>
          </table:table-cell>
          <table:table-cell table:style-name="ce25"/>
          <table:table-cell table:style-name="ce21" table:formula="of:=CONCATENATE([.A662];&quot;=&quot;;[.B662])" office:value-type="string">
            <text:p># WEIGHT GAIN=</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63];&quot;=&quot;;[.B663])"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peso.titlepage</text:p>
          </table:table-cell>
          <table:table-cell table:style-name="ce28" office:value-type="string">
            <text:p>Набор веса</text:p>
          </table:table-cell>
          <table:table-cell table:style-name="ce21" table:formula="of:=CONCATENATE([.A664];&quot;=&quot;;[.B664])" office:value-type="string">
            <text:p>pronto.peso.titlepage=Набор веса</text:p>
          </table:table-cell>
          <table:table-cell table:number-columns-repeated="6" table:style-name="ce21"/>
          <table:table-cell table:number-columns-repeated="4" table:style-name="ce26"/>
        </table:table-row>
        <table:table-row table:style-name="ro5">
          <table:table-cell table:style-name="ce25" office:value-type="string">
            <text:p>pronto.peso.img.title</text:p>
          </table:table-cell>
          <table:table-cell table:style-name="ce28" office:value-type="string">
            <text:p>Весы</text:p>
          </table:table-cell>
          <table:table-cell table:style-name="ce21" table:formula="of:=CONCATENATE([.A665];&quot;=&quot;;[.B665])" office:value-type="string">
            <text:p>pronto.peso.img.title=Весы</text:p>
          </table:table-cell>
          <table:table-cell table:number-columns-repeated="6" table:style-name="ce21"/>
          <table:table-cell table:number-columns-repeated="4" table:style-name="ce26"/>
        </table:table-row>
        <table:table-row table:style-name="ro5">
          <table:table-cell table:style-name="ce25" office:value-type="string">
            <text:p>pronto.peso.h1.1</text:p>
          </table:table-cell>
          <table:table-cell table:style-name="ce28" office:value-type="string">
            <text:p>Набор веса</text:p>
          </table:table-cell>
          <table:table-cell table:style-name="ce21" table:formula="of:=CONCATENATE([.A666];&quot;=&quot;;[.B666])" office:value-type="string">
            <text:p>pronto.peso.h1.1=Набор веса</text:p>
          </table:table-cell>
          <table:table-cell table:number-columns-repeated="6" table:style-name="ce21"/>
          <table:table-cell table:number-columns-repeated="4" table:style-name="ce26"/>
        </table:table-row>
        <table:table-row table:style-name="ro5">
          <table:table-cell table:style-name="ce25" office:value-type="string">
            <text:p>pronto.peso.p.1</text:p>
          </table:table-cell>
          <table:table-cell table:style-name="ce28" office:value-type="string">
            <text:p>Некоторые курильщики могут набрать вес в течении первого месяца после попытки бросить курить.</text:p>
          </table:table-cell>
          <table:table-cell table:style-name="ce21"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onto.peso.p.2</text:p>
          </table:table-cell>
          <table:table-cell table:style-name="ce28"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1"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pronto.peso.h2.1</text:p>
          </table:table-cell>
          <table:table-cell table:style-name="ce28" office:value-type="string">
            <text:p>Что делать</text:p>
          </table:table-cell>
          <table:table-cell table:style-name="ce21" table:formula="of:=CONCATENATE([.A669];&quot;=&quot;;[.B669])" office:value-type="string">
            <text:p>pronto.peso.h2.1=Что делать</text:p>
          </table:table-cell>
          <table:table-cell table:number-columns-repeated="6" table:style-name="ce21"/>
          <table:table-cell table:number-columns-repeated="4" table:style-name="ce26"/>
        </table:table-row>
        <table:table-row table:style-name="ro5">
          <table:table-cell table:style-name="ce25" office:value-type="string">
            <text:p>pronto.peso.li.1</text:p>
          </table:table-cell>
          <table:table-cell table:style-name="ce28" office:value-type="string">
            <text:p>Вы набираете вес из-за того, что сжигаете меньше энергии, ем получаете. </text:p>
          </table:table-cell>
          <table:table-cell table:style-name="ce21"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1"/>
          <table:table-cell table:number-columns-repeated="4" table:style-name="ce26"/>
        </table:table-row>
        <table:table-row table:style-name="ro5">
          <table:table-cell table:style-name="ce25" office:value-type="string">
            <text:p>pronto.peso.li.2</text:p>
          </table:table-cell>
          <table:table-cell table:style-name="ce28"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1"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1"/>
          <table:table-cell table:number-columns-repeated="4" table:style-name="ce26"/>
        </table:table-row>
        <table:table-row table:style-name="ro5">
          <table:table-cell table:style-name="ce25" office:value-type="string">
            <text:p>pronto.peso.li.3</text:p>
          </table:table-cell>
          <table:table-cell table:style-name="ce28" office:value-type="string">
            <text:p>Постарайтесь кушать больше овощей и фруктов, и поменьше сладкой или жирной пищи.</text:p>
          </table:table-cell>
          <table:table-cell table:style-name="ce21"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1"/>
          <table:table-cell table:number-columns-repeated="4" table:style-name="ce26"/>
        </table:table-row>
        <table:table-row table:style-name="ro5">
          <table:table-cell table:style-name="ce25" office:value-type="string">
            <text:p>pronto.peso.next.p</text:p>
          </table:table-cell>
          <table:table-cell table:style-name="ce28" office:value-type="string">
            <text:p>Готовы увидеть Ваш план по лечению табакозависимости?</text:p>
          </table:table-cell>
          <table:table-cell table:style-name="ce21" table:formula="of:=CONCATENATE([.A673];&quot;=&quot;;[.B673])" office:value-type="string">
            <text:p>pronto.peso.next.p=Готовы увидеть Ваш план по лечению табакозависимости?</text:p>
          </table:table-cell>
          <table:table-cell table:number-columns-repeated="6" table:style-name="ce21"/>
          <table:table-cell table:number-columns-repeated="4" table:style-name="ce26"/>
        </table:table-row>
        <table:table-row table:style-name="ro5">
          <table:table-cell table:style-name="ce25" office:value-type="string">
            <text:p>pronto.peso.btn.title</text:p>
          </table:table-cell>
          <table:table-cell table:style-name="ce28" office:value-type="string">
            <text:p>Получить доступ к своему плану</text:p>
          </table:table-cell>
          <table:table-cell table:style-name="ce21" table:formula="of:=CONCATENATE([.A674];&quot;=&quot;;[.B674])" office:value-type="string">
            <text:p>pronto.peso.btn.title=Получить доступ к своему плану</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75];&quot;=&quot;;[.B675])"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WEIGHT GAIN</text:p>
          </table:table-cell>
          <table:table-cell table:style-name="ce25"/>
          <table:table-cell table:style-name="ce21" table:formula="of:=CONCATENATE([.A676];&quot;=&quot;;[.B676])" office:value-type="string">
            <text:p># WEIGHT GAIN=</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77];&quot;=&quot;;[.B67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pronto.plano.titlepage</text:p>
          </table:table-cell>
          <table:table-cell table:style-name="ce28" office:value-type="string">
            <text:p>Ваш план лечения табакозависимости</text:p>
          </table:table-cell>
          <table:table-cell table:style-name="ce21" table:formula="of:=CONCATENATE([.A678];&quot;=&quot;;[.B678])" office:value-type="string">
            <text:p>pronto.plano.titlepage=Ваш план лечения табакозависимости</text:p>
          </table:table-cell>
          <table:table-cell table:number-columns-repeated="6" table:style-name="ce21"/>
          <table:table-cell table:number-columns-repeated="4" table:style-name="ce26"/>
        </table:table-row>
        <table:table-row table:style-name="ro18">
          <table:table-cell table:style-name="ce25" office:value-type="string">
            <text:p>pronto.plano.img.title</text:p>
          </table:table-cell>
          <table:table-cell table:style-name="ce28" office:value-type="string">
            <text:p>План Живи без Табака</text:p>
          </table:table-cell>
          <table:table-cell table:style-name="ce21" table:formula="of:=CONCATENATE([.A679];&quot;=&quot;;[.B679])" office:value-type="string">
            <text:p>pronto.plano.img.title=План Живи без Табака</text:p>
          </table:table-cell>
          <table:table-cell table:number-columns-repeated="6" table:style-name="ce21"/>
          <table:table-cell table:number-columns-repeated="4" table:style-name="ce26"/>
        </table:table-row>
        <table:table-row table:style-name="ro18">
          <table:table-cell table:style-name="ce25" office:value-type="string">
            <text:p>pronto.plano.h1.1</text:p>
          </table:table-cell>
          <table:table-cell table:style-name="ce28" office:value-type="string">
            <text:p>Мой план</text:p>
          </table:table-cell>
          <table:table-cell table:style-name="ce21" table:formula="of:=CONCATENATE([.A680];&quot;=&quot;;[.B680])" office:value-type="string">
            <text:p>pronto.plano.h1.1=Мой план</text:p>
          </table:table-cell>
          <table:table-cell table:number-columns-repeated="6" table:style-name="ce21"/>
          <table:table-cell table:number-columns-repeated="4" table:style-name="ce26"/>
        </table:table-row>
        <table:table-row table:style-name="ro15">
          <table:table-cell table:style-name="ce25" office:value-type="string">
            <text:p>pronto.plano.p.1</text:p>
          </table:table-cell>
          <table:table-cell table:style-name="ce28" office:value-type="string">
            <text:p>Поздравляем! Вы только что закончили строить Ваш план. Вот он.</text:p>
          </table:table-cell>
          <table:table-cell table:style-name="ce21" table:formula="of:=CONCATENATE([.A681];&quot;=&quot;;[.B681])" office:value-type="string">
            <text:p>pronto.plano.p.1=Поздравляем! Вы только что закончили строить Ваш план. Вот он.</text:p>
          </table:table-cell>
          <table:table-cell table:number-columns-repeated="6" table:style-name="ce21"/>
          <table:table-cell table:number-columns-repeated="4" table:style-name="ce26"/>
        </table:table-row>
        <table:table-row table:style-name="ro5">
          <table:table-cell table:style-name="ce25" office:value-type="string">
            <text:p>pronto.plano.p.2</text:p>
          </table:table-cell>
          <table:table-cell table:style-name="ce28" office:value-type="string">
            <text:p>Храните Ваш план в электронной почте или распечатайте и храните в Вашей сумке, смартфоне или кошельке.</text:p>
          </table:table-cell>
          <table:table-cell table:style-name="ce21"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1"/>
          <table:table-cell table:number-columns-repeated="4" table:style-name="ce26"/>
        </table:table-row>
        <table:table-row table:style-name="ro5">
          <table:table-cell table:style-name="ce25" office:value-type="string">
            <text:p>pronto.plano.p.3</text:p>
          </table:table-cell>
          <table:table-cell table:style-name="ce28" office:value-type="string">
            <text:p>Начиная с этого момента, мы будем связываться с Вами каждуюу неделю по электронной почте.</text:p>
          </table:table-cell>
          <table:table-cell table:style-name="ce21"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1"/>
          <table:table-cell table:number-columns-repeated="4" table:style-name="ce26"/>
        </table:table-row>
        <table:table-row table:style-name="ro5">
          <table:table-cell table:style-name="ce25" office:value-type="string">
            <text:p>pronto.plano.h2.1</text:p>
          </table:table-cell>
          <table:table-cell table:style-name="ce28" office:value-type="string">
            <text:p>Дата прекращения курить</text:p>
          </table:table-cell>
          <table:table-cell table:style-name="ce21" table:formula="of:=CONCATENATE([.A684];&quot;=&quot;;[.B684])" office:value-type="string">
            <text:p>pronto.plano.h2.1=Дата прекращения курить</text:p>
          </table:table-cell>
          <table:table-cell table:number-columns-repeated="6" table:style-name="ce21"/>
          <table:table-cell table:number-columns-repeated="4" table:style-name="ce26"/>
        </table:table-row>
        <table:table-row table:style-name="ro5">
          <table:table-cell table:style-name="ce25" office:value-type="string">
            <text:p>pronto.plano.h2.2</text:p>
          </table:table-cell>
          <table:table-cell table:style-name="ce28" office:value-type="string">
            <text:p>Методики преодоления тяги</text:p>
          </table:table-cell>
          <table:table-cell table:style-name="ce21" table:formula="of:=CONCATENATE([.A685];&quot;=&quot;;[.B685])" office:value-type="string">
            <text:p>pronto.plano.h2.2=Методики преодоления тяги</text:p>
          </table:table-cell>
          <table:table-cell table:number-columns-repeated="6" table:style-name="ce21"/>
          <table:table-cell table:number-columns-repeated="4" table:style-name="ce26"/>
        </table:table-row>
        <table:table-row table:style-name="ro5">
          <table:table-cell table:style-name="ce25" office:value-type="string">
            <text:p>pronto.plano.h2.3</text:p>
          </table:table-cell>
          <table:table-cell table:style-name="ce28" office:value-type="string">
            <text:p>Как избежать рецидива</text:p>
          </table:table-cell>
          <table:table-cell table:style-name="ce21" table:formula="of:=CONCATENATE([.A686];&quot;=&quot;;[.B686])" office:value-type="string">
            <text:p>pronto.plano.h2.3=Как избежать рецидива</text:p>
          </table:table-cell>
          <table:table-cell table:number-columns-repeated="6" table:style-name="ce21"/>
          <table:table-cell table:number-columns-repeated="4" table:style-name="ce26"/>
        </table:table-row>
        <table:table-row table:style-name="ro5">
          <table:table-cell table:style-name="ce25" office:value-type="string">
            <text:p>pronto.plano.h2.4</text:p>
          </table:table-cell>
          <table:table-cell table:style-name="ce28" office:value-type="string">
            <text:p>Что сработало хорошо во время прошлых попыток?</text:p>
          </table:table-cell>
          <table:table-cell table:style-name="ce21" table:formula="of:=CONCATENATE([.A687];&quot;=&quot;;[.B687])" office:value-type="string">
            <text:p>pronto.plano.h2.4=Что сработало хорошо во время прошлых попыток?</text:p>
          </table:table-cell>
          <table:table-cell table:number-columns-repeated="6" table:style-name="ce21"/>
          <table:table-cell table:number-columns-repeated="4" table:style-name="ce26"/>
        </table:table-row>
        <table:table-row table:style-name="ro5">
          <table:table-cell table:style-name="ce25" office:value-type="string">
            <text:p>pronto.plano.h2.5</text:p>
          </table:table-cell>
          <table:table-cell table:style-name="ce28" office:value-type="string">
            <text:p>Сохранить</text:p>
          </table:table-cell>
          <table:table-cell table:style-name="ce21" table:formula="of:=CONCATENATE([.A688];&quot;=&quot;;[.B688])" office:value-type="string">
            <text:p>pronto.plano.h2.5=Сохранить</text:p>
          </table:table-cell>
          <table:table-cell table:number-columns-repeated="6" table:style-name="ce21"/>
          <table:table-cell table:number-columns-repeated="4" table:style-name="ce26"/>
        </table:table-row>
        <table:table-row table:style-name="ro5">
          <table:table-cell table:style-name="ce25" office:value-type="string">
            <text:p>pronto.plano.print</text:p>
          </table:table-cell>
          <table:table-cell table:style-name="ce28" office:value-type="string">
            <text:p>Распечатать</text:p>
          </table:table-cell>
          <table:table-cell table:style-name="ce21" table:formula="of:=CONCATENATE([.A689];&quot;=&quot;;[.B689])" office:value-type="string">
            <text:p>pronto.plano.print=Распечатать</text:p>
          </table:table-cell>
          <table:table-cell table:number-columns-repeated="6" table:style-name="ce21"/>
          <table:table-cell table:number-columns-repeated="4" table:style-name="ce26"/>
        </table:table-row>
        <table:table-row table:style-name="ro15">
          <table:table-cell table:style-name="ce25" office:value-type="string">
            <text:p>pronto.plano.email</text:p>
          </table:table-cell>
          <table:table-cell table:style-name="ce28" office:value-type="string">
            <text:p>Почта</text:p>
          </table:table-cell>
          <table:table-cell table:style-name="ce21" table:formula="of:=CONCATENATE([.A690];&quot;=&quot;;[.B690])" office:value-type="string">
            <text:p>pronto.plano.email=Почта</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5"/>
          <table:table-cell table:style-name="ce21" table:formula="of:=CONCATENATE([.A691];&quot;=&quot;;[.B691])" office:value-type="string">
            <text:p>###################################=</text:p>
          </table:table-cell>
          <table:table-cell table:number-columns-repeated="6" table:style-name="ce21"/>
          <table:table-cell table:number-columns-repeated="4" table:style-name="ce26"/>
        </table:table-row>
        <table:table-row table:style-name="ro19">
          <table:table-cell table:style-name="ce25" office:value-type="string">
            <text:p># STEP 3 - FOLLOW-UP #########</text:p>
          </table:table-cell>
          <table:table-cell table:style-name="ce25"/>
          <table:table-cell table:style-name="ce21" table:formula="of:=CONCATENATE([.A692];&quot;=&quot;;[.B692])" office:value-type="string">
            <text:p># STEP 3 - FOLLOW-UP #########=</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93];&quot;=&quot;;[.B693])"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94];&quot;=&quot;;[.B69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INTRO</text:p>
          </table:table-cell>
          <table:table-cell table:style-name="ce25"/>
          <table:table-cell table:style-name="ce21" table:formula="of:=CONCATENATE([.A695];&quot;=&quot;;[.B695])" office:value-type="string">
            <text:p># INTRO=</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696];&quot;=&quot;;[.B696])"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acompanhamento.intro.titlepage</text:p>
          </table:table-cell>
          <table:table-cell table:style-name="ce28" office:value-type="string">
            <text:p>Дальнейшее содействие</text:p>
          </table:table-cell>
          <table:table-cell table:style-name="ce21" table:formula="of:=CONCATENATE([.A697];&quot;=&quot;;[.B697])" office:value-type="string">
            <text:p>acompanhamento.intro.titlepage=Дальнейшее содействие</text:p>
          </table:table-cell>
          <table:table-cell table:number-columns-repeated="6" table:style-name="ce21"/>
          <table:table-cell table:number-columns-repeated="4" table:style-name="ce26"/>
        </table:table-row>
        <table:table-row table:style-name="ro5">
          <table:table-cell table:style-name="ce25" office:value-type="string">
            <text:p>acompanhamento.intro.img.title</text:p>
          </table:table-cell>
          <table:table-cell table:style-name="ce28" office:value-type="string">
            <text:p>Дальнейшее содействие</text:p>
          </table:table-cell>
          <table:table-cell table:style-name="ce21" table:formula="of:=CONCATENATE([.A698];&quot;=&quot;;[.B698])" office:value-type="string">
            <text:p>acompanhamento.intro.img.title=Дальнейшее содействие</text:p>
          </table:table-cell>
          <table:table-cell table:number-columns-repeated="6" table:style-name="ce21"/>
          <table:table-cell table:number-columns-repeated="4" table:style-name="ce26"/>
        </table:table-row>
        <table:table-row table:style-name="ro5">
          <table:table-cell table:style-name="ce25" office:value-type="string">
            <text:p>acompanhamento.intro.h1.1</text:p>
          </table:table-cell>
          <table:table-cell table:style-name="ce28" office:value-type="string">
            <text:p>Дальнейшее содействие</text:p>
          </table:table-cell>
          <table:table-cell table:style-name="ce21" table:formula="of:=CONCATENATE([.A699];&quot;=&quot;;[.B699])" office:value-type="string">
            <text:p>acompanhamento.intro.h1.1=Дальнейшее содействие</text:p>
          </table:table-cell>
          <table:table-cell table:number-columns-repeated="6" table:style-name="ce21"/>
          <table:table-cell table:number-columns-repeated="4" table:style-name="ce26"/>
        </table:table-row>
        <table:table-row table:style-name="ro5">
          <table:table-cell table:style-name="ce25" office:value-type="string">
            <text:p>acompanhamento.intro.p.1</text:p>
          </table:table-cell>
          <table:table-cell table:style-name="ce28" office:value-type="string">
            <text:p>Не сдавайтесь. Бросить курить - это не легко. Помните:</text:p>
          </table:table-cell>
          <table:table-cell table:style-name="ce21" table:formula="of:=CONCATENATE([.A700];&quot;=&quot;;[.B700])" office:value-type="string">
            <text:p>acompanhamento.intro.p.1=Не сдавайтесь. Бросить курить - это не легко. Помните:</text:p>
          </table:table-cell>
          <table:table-cell table:number-columns-repeated="6" table:style-name="ce21"/>
          <table:table-cell table:number-columns-repeated="4" table:style-name="ce26"/>
        </table:table-row>
        <table:table-row table:style-name="ro5">
          <table:table-cell table:style-name="ce25" office:value-type="string">
            <text:p>acompanhamento.intro.li.1</text:p>
          </table:table-cell>
          <table:table-cell table:style-name="ce28" office:value-type="string">
            <text:p>Бросание курить - это процесс, который включает в себя рецидивы и пробы.</text:p>
          </table:table-cell>
          <table:table-cell table:style-name="ce21"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1"/>
          <table:table-cell table:number-columns-repeated="4" table:style-name="ce26"/>
        </table:table-row>
        <table:table-row table:style-name="ro5">
          <table:table-cell table:style-name="ce25" office:value-type="string">
            <text:p>acompanhamento.intro.li.2</text:p>
          </table:table-cell>
          <table:table-cell table:style-name="ce28" office:value-type="string">
            <text:p>Курильщик обычно делает от 3 до 5 попыток, прежде чем полностью бросить курить.</text:p>
          </table:table-cell>
          <table:table-cell table:style-name="ce21"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1"/>
          <table:table-cell table:number-columns-repeated="4" table:style-name="ce26"/>
        </table:table-row>
        <table:table-row table:style-name="ro15">
          <table:table-cell table:style-name="ce25" office:value-type="string">
            <text:p>acompanhamento.intro.next.p.1</text:p>
          </table:table-cell>
          <table:table-cell table:style-name="ce28" office:value-type="string">
            <text:p>Узнайте, то такое рецидивы и срывы для того, чтобы научиться жить без сигарет.</text:p>
          </table:table-cell>
          <table:table-cell table:style-name="ce21"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1"/>
          <table:table-cell table:number-columns-repeated="4" table:style-name="ce26"/>
        </table:table-row>
        <table:table-row table:style-name="ro19">
          <table:table-cell table:style-name="ce25" office:value-type="string">
            <text:p>acompanhamento.intro.next.p</text:p>
          </table:table-cell>
          <table:table-cell table:style-name="ce28" office:value-type="string">
            <text:p>Рецидив или срыв?</text:p>
          </table:table-cell>
          <table:table-cell table:style-name="ce21" table:formula="of:=CONCATENATE([.A704];&quot;=&quot;;[.B704])" office:value-type="string">
            <text:p>acompanhamento.intro.next.p=Рецидив или срыв?</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05];&quot;=&quot;;[.B705])"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 SLIP OR RELAPSE</text:p>
          </table:table-cell>
          <table:table-cell table:style-name="ce25"/>
          <table:table-cell table:style-name="ce21" table:formula="of:=CONCATENATE([.A706];&quot;=&quot;;[.B706])" office:value-type="string">
            <text:p># SLIP OR RELAPSE=</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707];&quot;=&quot;;[.B70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acompanhamento.rl.intro.titlepage</text:p>
          </table:table-cell>
          <table:table-cell table:style-name="ce28" office:value-type="string">
            <text:p>Дальнейшее содействие</text:p>
          </table:table-cell>
          <table:table-cell table:style-name="ce21" table:formula="of:=CONCATENATE([.A708];&quot;=&quot;;[.B708])" office:value-type="string">
            <text:p>acompanhamento.rl.intro.titlepage=Дальнейшее содействие</text:p>
          </table:table-cell>
          <table:table-cell table:number-columns-repeated="6" table:style-name="ce21"/>
          <table:table-cell table:number-columns-repeated="4" table:style-name="ce26"/>
        </table:table-row>
        <table:table-row table:style-name="ro15">
          <table:table-cell table:style-name="ce25" office:value-type="string">
            <text:p>acompanhamento.rl.img.title</text:p>
          </table:table-cell>
          <table:table-cell table:style-name="ce28" office:value-type="string">
            <text:p>Рецидив или срыв?</text:p>
          </table:table-cell>
          <table:table-cell table:style-name="ce21" table:formula="of:=CONCATENATE([.A709];&quot;=&quot;;[.B709])" office:value-type="string">
            <text:p>acompanhamento.rl.img.title=Рецидив или срыв?</text:p>
          </table:table-cell>
          <table:table-cell table:number-columns-repeated="6" table:style-name="ce21"/>
          <table:table-cell table:number-columns-repeated="4" table:style-name="ce26"/>
        </table:table-row>
        <table:table-row table:style-name="ro5">
          <table:table-cell table:style-name="ce25" office:value-type="string">
            <text:p>acompanhamento.rl.intro.h1.1</text:p>
          </table:table-cell>
          <table:table-cell table:style-name="ce28" office:value-type="string">
            <text:p>Рецидив или срыв?</text:p>
          </table:table-cell>
          <table:table-cell table:style-name="ce21" table:formula="of:=CONCATENATE([.A710];&quot;=&quot;;[.B710])" office:value-type="string">
            <text:p>acompanhamento.rl.intro.h1.1=Рецидив или срыв?</text:p>
          </table:table-cell>
          <table:table-cell table:number-columns-repeated="6" table:style-name="ce21"/>
          <table:table-cell table:number-columns-repeated="4" table:style-name="ce26"/>
        </table:table-row>
        <table:table-row table:style-name="ro15">
          <table:table-cell table:style-name="ce25" office:value-type="string">
            <text:p>acompanhamento.rl.intro.li.1a</text:p>
          </table:table-cell>
          <table:table-cell table:style-name="ce28" office:value-type="string">
            <text:p>Рецидив</text:p>
          </table:table-cell>
          <table:table-cell table:style-name="ce21" table:formula="of:=CONCATENATE([.A711];&quot;=&quot;;[.B711])" office:value-type="string">
            <text:p>acompanhamento.rl.intro.li.1a=Рецидив</text:p>
          </table:table-cell>
          <table:table-cell table:number-columns-repeated="6" table:style-name="ce21"/>
          <table:table-cell table:number-columns-repeated="4" table:style-name="ce26"/>
        </table:table-row>
        <table:table-row table:style-name="ro5">
          <table:table-cell table:style-name="ce25" office:value-type="string">
            <text:p>acompanhamento.rl.intro.li.1b</text:p>
          </table:table-cell>
          <table:table-cell table:style-name="ce28" office:value-type="string">
            <text:p>Возвращение к курению такого же количества сигарет, какое Вы курили до попытки бросить.</text:p>
          </table:table-cell>
          <table:table-cell table:style-name="ce21"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1"/>
          <table:table-cell table:number-columns-repeated="4" table:style-name="ce26"/>
        </table:table-row>
        <table:table-row table:style-name="ro5">
          <table:table-cell table:style-name="ce25" office:value-type="string">
            <text:p>acompanhamento.rl.intro.li.2a</text:p>
          </table:table-cell>
          <table:table-cell table:style-name="ce28" office:value-type="string">
            <text:p>Срыв</text:p>
          </table:table-cell>
          <table:table-cell table:style-name="ce21" table:formula="of:=CONCATENATE([.A713];&quot;=&quot;;[.B713])" office:value-type="string">
            <text:p>acompanhamento.rl.intro.li.2a=Срыв</text:p>
          </table:table-cell>
          <table:table-cell table:number-columns-repeated="6" table:style-name="ce21"/>
          <table:table-cell table:number-columns-repeated="4" table:style-name="ce26"/>
        </table:table-row>
        <table:table-row table:style-name="ro5">
          <table:table-cell table:style-name="ce25" office:value-type="string">
            <text:p>acompanhamento.rl.intro.li.2b</text:p>
          </table:table-cell>
          <table:table-cell table:style-name="ce28" office:value-type="string">
            <text:p>Выкуривание части сигареты или даже целой сигареты, хотя Вы и не прибегаете к этому часто.</text:p>
          </table:table-cell>
          <table:table-cell table:style-name="ce21"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1"/>
          <table:table-cell table:number-columns-repeated="4" table:style-name="ce26"/>
        </table:table-row>
        <table:table-row table:style-name="ro5">
          <table:table-cell table:style-name="ce25" office:value-type="string">
            <text:p>acompanhamento.rl.intro.h2.1</text:p>
          </table:table-cell>
          <table:table-cell table:style-name="ce28" office:value-type="string">
            <text:p>Вопросы</text:p>
          </table:table-cell>
          <table:table-cell table:style-name="ce21" table:formula="of:=CONCATENATE([.A715];&quot;=&quot;;[.B715])" office:value-type="string">
            <text:p>acompanhamento.rl.intro.h2.1=Вопросы</text:p>
          </table:table-cell>
          <table:table-cell table:number-columns-repeated="6" table:style-name="ce21"/>
          <table:table-cell table:number-columns-repeated="4" table:style-name="ce26"/>
        </table:table-row>
        <table:table-row table:style-name="ro5">
          <table:table-cell table:style-name="ce25" office:value-type="string">
            <text:p>acompanhamento.rl.intro.p.1</text:p>
          </table:table-cell>
          <table:table-cell table:style-name="ce28" office:value-type="string">
            <text:p>У вас был рецидив или срыв?</text:p>
          </table:table-cell>
          <table:table-cell table:style-name="ce21" table:formula="of:=CONCATENATE([.A716];&quot;=&quot;;[.B716])" office:value-type="string">
            <text:p>acompanhamento.rl.intro.p.1=У вас был рецидив или срыв?</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17];&quot;=&quot;;[.B71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SEEK HELP</text:p>
          </table:table-cell>
          <table:table-cell table:style-name="ce25"/>
          <table:table-cell table:style-name="ce21" table:formula="of:=CONCATENATE([.A718];&quot;=&quot;;[.B718])" office:value-type="string">
            <text:p># SEEK HELP=</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19];&quot;=&quot;;[.B719])"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acompanhamento.ajuda.titlepage</text:p>
          </table:table-cell>
          <table:table-cell table:style-name="ce28" office:value-type="string">
            <text:p>Где искать помощь</text:p>
          </table:table-cell>
          <table:table-cell table:style-name="ce21" table:formula="of:=CONCATENATE([.A720];&quot;=&quot;;[.B720])" office:value-type="string">
            <text:p>acompanhamento.ajuda.titlepage=Где искать помощь</text:p>
          </table:table-cell>
          <table:table-cell table:number-columns-repeated="6" table:style-name="ce21"/>
          <table:table-cell table:number-columns-repeated="4" table:style-name="ce26"/>
        </table:table-row>
        <table:table-row table:style-name="ro15">
          <table:table-cell table:style-name="ce25" office:value-type="string">
            <text:p>acompanhamento.ajuda.h1.1</text:p>
          </table:table-cell>
          <table:table-cell table:style-name="ce28" office:value-type="string">
            <text:p>Где искать помощь</text:p>
          </table:table-cell>
          <table:table-cell table:style-name="ce21" table:formula="of:=CONCATENATE([.A721];&quot;=&quot;;[.B721])" office:value-type="string">
            <text:p>acompanhamento.ajuda.h1.1=Где искать помощь</text:p>
          </table:table-cell>
          <table:table-cell table:number-columns-repeated="6" table:style-name="ce21"/>
          <table:table-cell table:number-columns-repeated="4" table:style-name="ce26"/>
        </table:table-row>
        <table:table-row table:style-name="ro5">
          <table:table-cell table:style-name="ce25" office:value-type="string">
            <text:p>acompanhamento.ajuda.p.1</text:p>
          </table:table-cell>
          <table:table-cell table:style-name="ce28" office:value-type="string">
            <text:p>Мы предостваляем некоторые ресурсы и места, которые предлагают лечение табакозависимости</text:p>
          </table:table-cell>
          <table:table-cell table:style-name="ce21"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1"/>
          <table:table-cell table:number-columns-repeated="4" table:style-name="ce26"/>
        </table:table-row>
        <table:table-row table:style-name="ro15">
          <table:table-cell table:style-name="ce25" office:value-type="string">
            <text:p>acompanhamento.ajuda.h2.1</text:p>
          </table:table-cell>
          <table:table-cell table:style-name="ce28" office:value-type="string">
            <text:p>Услуги</text:p>
          </table:table-cell>
          <table:table-cell table:style-name="ce21" table:formula="of:=CONCATENATE([.A723];&quot;=&quot;;[.B723])" office:value-type="string">
            <text:p>acompanhamento.ajuda.h2.1=Услуги</text:p>
          </table:table-cell>
          <table:table-cell table:number-columns-repeated="6" table:style-name="ce21"/>
          <table:table-cell table:number-columns-repeated="4" table:style-name="ce26"/>
        </table:table-row>
        <table:table-row table:style-name="ro19">
          <table:table-cell table:style-name="ce25" office:value-type="string">
            <text:p>acompanhamento.ajuda.h4.1</text:p>
          </table:table-cell>
          <table:table-cell table:style-name="ce28" office:value-type="string">
            <text:p>Онлайн - программа Живи без Табака</text:p>
          </table:table-cell>
          <table:table-cell table:style-name="ce21" table:formula="of:=CONCATENATE([.A724];&quot;=&quot;;[.B724])" office:value-type="string">
            <text:p>acompanhamento.ajuda.h4.1=Онлайн - программа Живи без Табака</text:p>
          </table:table-cell>
          <table:table-cell table:number-columns-repeated="6" table:style-name="ce21"/>
          <table:table-cell table:number-columns-repeated="4" table:style-name="ce26"/>
        </table:table-row>
        <table:table-row table:style-name="ro18">
          <table:table-cell table:style-name="ce25" office:value-type="string">
            <text:p>acompanhamento.ajuda.p.2a</text:p>
          </table:table-cell>
          <table:table-cell table:style-name="ce28" office:value-type="string">
            <text:p>Хотели бы Вы попробовать нашу программу снова?</text:p>
          </table:table-cell>
          <table:table-cell table:style-name="ce21" table:formula="of:=CONCATENATE([.A725];&quot;=&quot;;[.B725])" office:value-type="string">
            <text:p>acompanhamento.ajuda.p.2a=Хотели бы Вы попробовать нашу программу снова?</text:p>
          </table:table-cell>
          <table:table-cell table:number-columns-repeated="6" table:style-name="ce21"/>
          <table:table-cell table:number-columns-repeated="4" table:style-name="ce26"/>
        </table:table-row>
        <table:table-row table:style-name="ro5">
          <table:table-cell table:style-name="ce25" office:value-type="string">
            <text:p>acompanhamento.ajuda.p.2b</text:p>
          </table:table-cell>
          <table:table-cell table:style-name="ce28" office:value-type="string">
            <text:p>Нажмите тут</text:p>
          </table:table-cell>
          <table:table-cell table:style-name="ce21" table:formula="of:=CONCATENATE([.A726];&quot;=&quot;;[.B726])" office:value-type="string">
            <text:p>acompanhamento.ajuda.p.2b=Нажмите тут</text:p>
          </table:table-cell>
          <table:table-cell table:number-columns-repeated="6" table:style-name="ce21"/>
          <table:table-cell table:number-columns-repeated="4" table:style-name="ce26"/>
        </table:table-row>
        <table:table-row table:style-name="ro5">
          <table:table-cell table:style-name="ce25" office:value-type="string">
            <text:p>vivavoz</text:p>
          </table:table-cell>
          <table:table-cell table:style-name="ce28" office:value-type="string">
            <text:p>Телефон - горячие линии</text:p>
          </table:table-cell>
          <table:table-cell table:style-name="ce21" table:formula="of:=CONCATENATE([.A727];&quot;=&quot;;[.B727])" office:value-type="string">
            <text:p>vivavoz=Телефон - горячие линии</text:p>
          </table:table-cell>
          <table:table-cell table:number-columns-repeated="6" table:style-name="ce21"/>
          <table:table-cell table:number-columns-repeated="4" table:style-name="ce26"/>
        </table:table-row>
        <table:table-row table:style-name="ro5">
          <table:table-cell table:style-name="ce25" office:value-type="string">
            <text:p>acompanhamento.ajuda.h4.2</text:p>
          </table:table-cell>
          <table:table-cell table:style-name="ce28" office:value-type="string">
            <text:p>Телефон - горячие линии</text:p>
          </table:table-cell>
          <table:table-cell table:style-name="ce21" table:formula="of:=CONCATENATE([.A728];&quot;=&quot;;[.B728])" office:value-type="string">
            <text:p>acompanhamento.ajuda.h4.2=Телефон - горячие линии</text:p>
          </table:table-cell>
          <table:table-cell table:number-columns-repeated="6" table:style-name="ce21"/>
          <table:table-cell table:number-columns-repeated="4" table:style-name="ce26"/>
        </table:table-row>
        <table:table-row table:style-name="ro5">
          <table:table-cell table:style-name="ce25" office:value-type="string">
            <text:p>acompanhamento.ajuda.p.3</text:p>
          </table:table-cell>
          <table:table-cell table:style-name="ce28"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1"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1"/>
          <table:table-cell table:number-columns-repeated="4" table:style-name="ce26"/>
        </table:table-row>
        <table:table-row table:style-name="ro5">
          <table:table-cell table:style-name="ce25" office:value-type="string">
            <text:p>sus</text:p>
          </table:table-cell>
          <table:table-cell table:style-name="ce28" office:value-type="string">
            <text:p>Телефон - горячие линии</text:p>
          </table:table-cell>
          <table:table-cell table:style-name="ce21" table:formula="of:=CONCATENATE([.A730];&quot;=&quot;;[.B730])" office:value-type="string">
            <text:p>sus=Телефон - горячие линии</text:p>
          </table:table-cell>
          <table:table-cell table:number-columns-repeated="6" table:style-name="ce21"/>
          <table:table-cell table:number-columns-repeated="4" table:style-name="ce26"/>
        </table:table-row>
        <table:table-row table:style-name="ro5">
          <table:table-cell table:style-name="ce25" office:value-type="string">
            <text:p>acompanhamento.ajuda.h4.3</text:p>
          </table:table-cell>
          <table:table-cell table:style-name="ce28" office:value-type="string">
            <text:p>Телефон - горячие линии</text:p>
          </table:table-cell>
          <table:table-cell table:style-name="ce21" table:formula="of:=CONCATENATE([.A731];&quot;=&quot;;[.B731])" office:value-type="string">
            <text:p>acompanhamento.ajuda.h4.3=Телефон - горячие линии</text:p>
          </table:table-cell>
          <table:table-cell table:number-columns-repeated="6" table:style-name="ce21"/>
          <table:table-cell table:number-columns-repeated="4" table:style-name="ce26"/>
        </table:table-row>
        <table:table-row table:style-name="ro5">
          <table:table-cell table:style-name="ce25" office:value-type="string">
            <text:p>acompanhamento.ajuda.p.4a</text:p>
          </table:table-cell>
          <table:table-cell table:style-name="ce28" office:value-type="string">
            <text:p>Чтобы найти учуги вживую, обратитесь в Национальную Службу Здравоохранения в Вашей стране.</text:p>
          </table:table-cell>
          <table:table-cell table:style-name="ce21"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1"/>
          <table:table-cell table:number-columns-repeated="4" table:style-name="ce26"/>
        </table:table-row>
        <table:table-row table:style-name="ro5">
          <table:table-cell table:style-name="ce25" office:value-type="string">
            <text:p>acompanhamento.ajuda.p.4b</text:p>
          </table:table-cell>
          <table:table-cell table:style-name="ce28" office:value-type="string">
            <text:p>Больше</text:p>
          </table:table-cell>
          <table:table-cell table:style-name="ce21" table:formula="of:=CONCATENATE([.A733];&quot;=&quot;;[.B733])" office:value-type="string">
            <text:p>acompanhamento.ajuda.p.4b=Больше</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34];&quot;=&quot;;[.B734])"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CAUSES OF RELAPSE</text:p>
          </table:table-cell>
          <table:table-cell table:style-name="ce25"/>
          <table:table-cell table:style-name="ce21" table:formula="of:=CONCATENATE([.A735];&quot;=&quot;;[.B735])" office:value-type="string">
            <text:p># CAUSES OF RELAPSE=</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25"/>
          <table:table-cell table:style-name="ce21" table:formula="of:=CONCATENATE([.A736];&quot;=&quot;;[.B736])" office:value-type="string">
            <text:p>###################################=</text:p>
          </table:table-cell>
          <table:table-cell table:number-columns-repeated="6" table:style-name="ce21"/>
          <table:table-cell table:number-columns-repeated="4" table:style-name="ce26"/>
        </table:table-row>
        <table:table-row table:style-name="ro15">
          <table:table-cell table:style-name="ce25" office:value-type="string">
            <text:p>acompanhamento.causas.titlepage</text:p>
          </table:table-cell>
          <table:table-cell table:style-name="ce28" office:value-type="string">
            <text:p>Причины рецидивов</text:p>
          </table:table-cell>
          <table:table-cell table:style-name="ce21" table:formula="of:=CONCATENATE([.A737];&quot;=&quot;;[.B737])" office:value-type="string">
            <text:p>acompanhamento.causas.titlepage=Причины рецидивов</text:p>
          </table:table-cell>
          <table:table-cell table:number-columns-repeated="6" table:style-name="ce21"/>
          <table:table-cell table:number-columns-repeated="4" table:style-name="ce26"/>
        </table:table-row>
        <table:table-row table:style-name="ro18">
          <table:table-cell table:style-name="ce25" office:value-type="string">
            <text:p>acompanhamento.causas.h1.1</text:p>
          </table:table-cell>
          <table:table-cell table:style-name="ce28" office:value-type="string">
            <text:p>Причины рецидивов</text:p>
          </table:table-cell>
          <table:table-cell table:style-name="ce21" table:formula="of:=CONCATENATE([.A738];&quot;=&quot;;[.B738])" office:value-type="string">
            <text:p>acompanhamento.causas.h1.1=Причины рецидивов</text:p>
          </table:table-cell>
          <table:table-cell table:number-columns-repeated="6" table:style-name="ce21"/>
          <table:table-cell table:number-columns-repeated="4" table:style-name="ce26"/>
        </table:table-row>
        <table:table-row table:style-name="ro5">
          <table:table-cell table:style-name="ce25" office:value-type="string">
            <text:p>acompanhamento.causas.p.1</text:p>
          </table:table-cell>
          <table:table-cell table:style-name="ce28" office:value-type="string">
            <text:p>Даже если у Вас случился рецидив, очень важно продолжать пытаться.</text:p>
          </table:table-cell>
          <table:table-cell table:style-name="ce21"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1"/>
          <table:table-cell table:number-columns-repeated="4" table:style-name="ce26"/>
        </table:table-row>
        <table:table-row table:style-name="ro5">
          <table:table-cell table:style-name="ce25" office:value-type="string">
            <text:p>acompanhamento.causas.p.2</text:p>
          </table:table-cell>
          <table:table-cell table:style-name="ce28"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1"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1"/>
          <table:table-cell table:number-columns-repeated="4" table:style-name="ce26"/>
        </table:table-row>
        <table:table-row table:style-name="ro5">
          <table:table-cell table:style-name="ce25" office:value-type="string">
            <text:p>acompanhamento.causas.h2.1</text:p>
          </table:table-cell>
          <table:table-cell table:style-name="ce28" office:value-type="string">
            <text:p>Упражнения</text:p>
          </table:table-cell>
          <table:table-cell table:style-name="ce21" table:formula="of:=CONCATENATE([.A741];&quot;=&quot;;[.B741])" office:value-type="string">
            <text:p>acompanhamento.causas.h2.1=Упражнения</text:p>
          </table:table-cell>
          <table:table-cell table:number-columns-repeated="6" table:style-name="ce21"/>
          <table:table-cell table:number-columns-repeated="4" table:style-name="ce26"/>
        </table:table-row>
        <table:table-row table:style-name="ro5">
          <table:table-cell table:style-name="ce25" office:value-type="string">
            <text:p>acompanhamento.causas.p.3</text:p>
          </table:table-cell>
          <table:table-cell table:style-name="ce28" office:value-type="string">
            <text:p>Нижеприведенные вопросы помогут Вам научиться на прошлом опыте рецидива:</text:p>
          </table:table-cell>
          <table:table-cell table:style-name="ce21"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1"/>
          <table:table-cell table:number-columns-repeated="4" table:style-name="ce26"/>
        </table:table-row>
        <table:table-row table:style-name="ro5">
          <table:table-cell table:style-name="ce25" office:value-type="string">
            <text:p>acompanhamento.causas.question.1</text:p>
          </table:table-cell>
          <table:table-cell table:style-name="ce28" office:value-type="string">
            <text:p>01. Какова была ситуация, которая привела Вас к первой сигарете?</text:p>
          </table:table-cell>
          <table:table-cell table:style-name="ce21"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1"/>
          <table:table-cell table:number-columns-repeated="4" table:style-name="ce26"/>
        </table:table-row>
        <table:table-row table:style-name="ro5">
          <table:table-cell table:style-name="ce25" office:value-type="string">
            <text:p>acompanhamento.causas.question.2</text:p>
          </table:table-cell>
          <table:table-cell table:style-name="ce28" office:value-type="string">
            <text:p>02. Что Вы делали, когда поджигали первую сигарету?</text:p>
          </table:table-cell>
          <table:table-cell table:style-name="ce21" table:formula="of:=CONCATENATE([.A744];&quot;=&quot;;[.B744])" office:value-type="string">
            <text:p>acompanhamento.causas.question.2=02. Что Вы делали, когда поджигали первую сигарету?</text:p>
          </table:table-cell>
          <table:table-cell table:number-columns-repeated="6" table:style-name="ce21"/>
          <table:table-cell table:number-columns-repeated="4" table:style-name="ce26"/>
        </table:table-row>
        <table:table-row table:style-name="ro5">
          <table:table-cell table:style-name="ce25" office:value-type="string">
            <text:p>acompanhamento.causas.question.3</text:p>
          </table:table-cell>
          <table:table-cell table:style-name="ce28" office:value-type="string">
            <text:p>03. Что случилось потом?</text:p>
          </table:table-cell>
          <table:table-cell table:style-name="ce21" table:formula="of:=CONCATENATE([.A745];&quot;=&quot;;[.B745])" office:value-type="string">
            <text:p>acompanhamento.causas.question.3=03. Что случилось потом?</text:p>
          </table:table-cell>
          <table:table-cell table:number-columns-repeated="6" table:style-name="ce21"/>
          <table:table-cell table:number-columns-repeated="4" table:style-name="ce26"/>
        </table:table-row>
        <table:table-row table:style-name="ro5">
          <table:table-cell table:style-name="ce25" office:value-type="string">
            <text:p>acompanhamento.causas.question.4</text:p>
          </table:table-cell>
          <table:table-cell table:style-name="ce28" office:value-type="string">
            <text:p>04. Сколько сигарет Вы теперь выкуриваете?</text:p>
          </table:table-cell>
          <table:table-cell table:style-name="ce21" table:formula="of:=CONCATENATE([.A746];&quot;=&quot;;[.B746])" office:value-type="string">
            <text:p>acompanhamento.causas.question.4=04. Сколько сигарет Вы теперь выкуриваете?</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47];&quot;=&quot;;[.B74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FACTORS OF RELAPSE</text:p>
          </table:table-cell>
          <table:table-cell table:style-name="ce25"/>
          <table:table-cell table:style-name="ce21" table:formula="of:=CONCATENATE([.A748];&quot;=&quot;;[.B748])" office:value-type="string">
            <text:p># FACTORS OF RELAPSE=</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49];&quot;=&quot;;[.B74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acompanhamento.fat.titlepage</text:p>
          </table:table-cell>
          <table:table-cell table:style-name="ce28" office:value-type="string">
            <text:p>Причины рецидивов</text:p>
          </table:table-cell>
          <table:table-cell table:style-name="ce21" table:formula="of:=CONCATENATE([.A750];&quot;=&quot;;[.B750])" office:value-type="string">
            <text:p>acompanhamento.fat.titlepage=Причины рецидивов</text:p>
          </table:table-cell>
          <table:table-cell table:number-columns-repeated="6" table:style-name="ce21"/>
          <table:table-cell table:number-columns-repeated="4" table:style-name="ce26"/>
        </table:table-row>
        <table:table-row table:style-name="ro5">
          <table:table-cell table:style-name="ce25" office:value-type="string">
            <text:p>acompanhamento.fat.img.title</text:p>
          </table:table-cell>
          <table:table-cell table:style-name="ce28" office:value-type="string">
            <text:p>Дальнейшее содействие</text:p>
          </table:table-cell>
          <table:table-cell table:style-name="ce21" table:formula="of:=CONCATENATE([.A751];&quot;=&quot;;[.B751])" office:value-type="string">
            <text:p>acompanhamento.fat.img.title=Дальнейшее содействие</text:p>
          </table:table-cell>
          <table:table-cell table:number-columns-repeated="6" table:style-name="ce21"/>
          <table:table-cell table:number-columns-repeated="4" table:style-name="ce26"/>
        </table:table-row>
        <table:table-row table:style-name="ro5">
          <table:table-cell table:style-name="ce25" office:value-type="string">
            <text:p>acompanhamento.fat.h1.1</text:p>
          </table:table-cell>
          <table:table-cell table:style-name="ce28" office:value-type="string">
            <text:p>Рецидивы</text:p>
          </table:table-cell>
          <table:table-cell table:style-name="ce21" table:formula="of:=CONCATENATE([.A752];&quot;=&quot;;[.B752])" office:value-type="string">
            <text:p>acompanhamento.fat.h1.1=Рецидивы</text:p>
          </table:table-cell>
          <table:table-cell table:number-columns-repeated="6" table:style-name="ce21"/>
          <table:table-cell table:number-columns-repeated="4" table:style-name="ce26"/>
        </table:table-row>
        <table:table-row table:style-name="ro5">
          <table:table-cell table:style-name="ce25" office:value-type="string">
            <text:p>acompanhamento.fat.h2.1</text:p>
          </table:table-cell>
          <table:table-cell table:style-name="ce28" office:value-type="string">
            <text:p>Причины, ведущие к рецидиву</text:p>
          </table:table-cell>
          <table:table-cell table:style-name="ce21" table:formula="of:=CONCATENATE([.A753];&quot;=&quot;;[.B753])" office:value-type="string">
            <text:p>acompanhamento.fat.h2.1=Причины, ведущие к рецидиву</text:p>
          </table:table-cell>
          <table:table-cell table:number-columns-repeated="6" table:style-name="ce21"/>
          <table:table-cell table:number-columns-repeated="4" table:style-name="ce26"/>
        </table:table-row>
        <table:table-row table:style-name="ro5">
          <table:table-cell table:style-name="ce25" office:value-type="string">
            <text:p>acompanhamento.fat.p.1</text:p>
          </table:table-cell>
          <table:table-cell table:style-name="ce28"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1"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1"/>
          <table:table-cell table:number-columns-repeated="4" table:style-name="ce26"/>
        </table:table-row>
        <table:table-row table:style-name="ro5">
          <table:table-cell table:style-name="ce25" office:value-type="string">
            <text:p>acompanhamento.fat.p.2</text:p>
          </table:table-cell>
          <table:table-cell table:style-name="ce28" office:value-type="string">
            <text:p>Посмотреть некоторые распространенные примеры:</text:p>
          </table:table-cell>
          <table:table-cell table:style-name="ce21" table:formula="of:=CONCATENATE([.A755];&quot;=&quot;;[.B755])" office:value-type="string">
            <text:p>acompanhamento.fat.p.2=Посмотреть некоторые распространенные примеры:</text:p>
          </table:table-cell>
          <table:table-cell table:number-columns-repeated="6" table:style-name="ce21"/>
          <table:table-cell table:number-columns-repeated="4" table:style-name="ce26"/>
        </table:table-row>
        <table:table-row table:style-name="ro5">
          <table:table-cell table:style-name="ce25" office:value-type="string">
            <text:p>acompanhamento.fat.li.1</text:p>
          </table:table-cell>
          <table:table-cell table:style-name="ce28" office:value-type="string">
            <text:p>Употребление алкогольных напитков,</text:p>
          </table:table-cell>
          <table:table-cell table:style-name="ce21" table:formula="of:=CONCATENATE([.A756];&quot;=&quot;;[.B756])" office:value-type="string">
            <text:p>acompanhamento.fat.li.1=Употребление алкогольных напитков,</text:p>
          </table:table-cell>
          <table:table-cell table:number-columns-repeated="6" table:style-name="ce21"/>
          <table:table-cell table:number-columns-repeated="4" table:style-name="ce26"/>
        </table:table-row>
        <table:table-row table:style-name="ro5">
          <table:table-cell table:style-name="ce25" office:value-type="string">
            <text:p>acompanhamento.fat.li.2</text:p>
          </table:table-cell>
          <table:table-cell table:style-name="ce28" office:value-type="string">
            <text:p>приостановка употребления медицинских препаратов без наблюдения врачом и,</text:p>
          </table:table-cell>
          <table:table-cell table:style-name="ce21"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1"/>
          <table:table-cell table:number-columns-repeated="4" table:style-name="ce26"/>
        </table:table-row>
        <table:table-row table:style-name="ro5">
          <table:table-cell table:style-name="ce25" office:value-type="string">
            <text:p>acompanhamento.fat.li.3</text:p>
          </table:table-cell>
          <table:table-cell table:style-name="ce28" office:value-type="string">
            <text:p>нахождение возле других курильщиков.</text:p>
          </table:table-cell>
          <table:table-cell table:style-name="ce21" table:formula="of:=CONCATENATE([.A758];&quot;=&quot;;[.B758])" office:value-type="string">
            <text:p>acompanhamento.fat.li.3=нахождение возле других курильщиков.</text:p>
          </table:table-cell>
          <table:table-cell table:number-columns-repeated="6" table:style-name="ce21"/>
          <table:table-cell table:number-columns-repeated="4" table:style-name="ce26"/>
        </table:table-row>
        <table:table-row table:style-name="ro15">
          <table:table-cell table:style-name="ce25" office:value-type="string">
            <text:p>acompanhamento.fat.h2.2</text:p>
          </table:table-cell>
          <table:table-cell table:style-name="ce28" office:value-type="string">
            <text:p>Упражнение</text:p>
          </table:table-cell>
          <table:table-cell table:style-name="ce21" table:formula="of:=CONCATENATE([.A759];&quot;=&quot;;[.B759])" office:value-type="string">
            <text:p>acompanhamento.fat.h2.2=Упражнение</text:p>
          </table:table-cell>
          <table:table-cell table:number-columns-repeated="6" table:style-name="ce21"/>
          <table:table-cell table:number-columns-repeated="4" table:style-name="ce26"/>
        </table:table-row>
        <table:table-row table:style-name="ro15">
          <table:table-cell table:style-name="ce25" office:value-type="string">
            <text:p>acompanhamento.fat.p.3</text:p>
          </table:table-cell>
          <table:table-cell table:style-name="ce28" office:value-type="string">
            <text:p>Теперь попробуйте распознать рискованные ситуации и подумайте, как Вы можете их избежать.</text:p>
          </table:table-cell>
          <table:table-cell table:style-name="ce21"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1"/>
          <table:table-cell table:number-columns-repeated="4" table:style-name="ce26"/>
        </table:table-row>
        <table:table-row table:style-name="ro15">
          <table:table-cell table:style-name="ce25" office:value-type="string">
            <text:p>acompanhamento.fat.p.4</text:p>
          </table:table-cell>
          <table:table-cell table:style-name="ce28" office:value-type="string">
            <text:p>Пример</text:p>
          </table:table-cell>
          <table:table-cell table:style-name="ce21" table:formula="of:=CONCATENATE([.A761];&quot;=&quot;;[.B761])" office:value-type="string">
            <text:p>acompanhamento.fat.p.4=Пример</text:p>
          </table:table-cell>
          <table:table-cell table:number-columns-repeated="6" table:style-name="ce21"/>
          <table:table-cell table:number-columns-repeated="4" table:style-name="ce26"/>
        </table:table-row>
        <table:table-row table:style-name="ro5">
          <table:table-cell table:style-name="ce25" office:value-type="string">
            <text:p>acompanhamento.fat.li.4a</text:p>
          </table:table-cell>
          <table:table-cell table:style-name="ce28" office:value-type="string">
            <text:p>Рискованные ситуации</text:p>
          </table:table-cell>
          <table:table-cell table:style-name="ce21" table:formula="of:=CONCATENATE([.A762];&quot;=&quot;;[.B762])" office:value-type="string">
            <text:p>acompanhamento.fat.li.4a=Рискованные ситуации</text:p>
          </table:table-cell>
          <table:table-cell table:number-columns-repeated="6" table:style-name="ce21"/>
          <table:table-cell table:number-columns-repeated="4" table:style-name="ce26"/>
        </table:table-row>
        <table:table-row table:style-name="ro5">
          <table:table-cell table:style-name="ce25" office:value-type="string">
            <text:p>acompanhamento.fat.li.4b</text:p>
          </table:table-cell>
          <table:table-cell table:style-name="ce28" office:value-type="string">
            <text:p>Друг или член семьи, который курит;</text:p>
          </table:table-cell>
          <table:table-cell table:style-name="ce21" table:formula="of:=CONCATENATE([.A763];&quot;=&quot;;[.B763])" office:value-type="string">
            <text:p>acompanhamento.fat.li.4b=Друг или член семьи, который курит;</text:p>
          </table:table-cell>
          <table:table-cell table:number-columns-repeated="6" table:style-name="ce21"/>
          <table:table-cell table:number-columns-repeated="4" table:style-name="ce26"/>
        </table:table-row>
        <table:table-row table:style-name="ro5">
          <table:table-cell table:style-name="ce25" office:value-type="string">
            <text:p>acompanhamento.fat.li.5a</text:p>
          </table:table-cell>
          <table:table-cell table:style-name="ce28" office:value-type="string">
            <text:p>Что мне с этим делать?</text:p>
          </table:table-cell>
          <table:table-cell table:style-name="ce21" table:formula="of:=CONCATENATE([.A764];&quot;=&quot;;[.B764])" office:value-type="string">
            <text:p>acompanhamento.fat.li.5a=Что мне с этим делать?</text:p>
          </table:table-cell>
          <table:table-cell table:number-columns-repeated="6" table:style-name="ce21"/>
          <table:table-cell table:number-columns-repeated="4" table:style-name="ce26"/>
        </table:table-row>
        <table:table-row table:style-name="ro5">
          <table:table-cell table:style-name="ce25" office:value-type="string">
            <text:p>acompanhamento.fat.li.5b</text:p>
          </table:table-cell>
          <table:table-cell table:style-name="ce28" office:value-type="string">
            <text:p>Попросить моих друзей-курильщиков курить подальше от меня в начале моей попытки бросить курить.</text:p>
          </table:table-cell>
          <table:table-cell table:style-name="ce21"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acompanhamento.fat.h3.1</text:p>
          </table:table-cell>
          <table:table-cell table:style-name="ce28" office:value-type="string">
            <text:p>Рискованные ситуации</text:p>
          </table:table-cell>
          <table:table-cell table:style-name="ce21" table:formula="of:=CONCATENATE([.A766];&quot;=&quot;;[.B766])" office:value-type="string">
            <text:p>acompanhamento.fat.h3.1=Рискованные ситуации</text:p>
          </table:table-cell>
          <table:table-cell table:number-columns-repeated="6" table:style-name="ce21"/>
          <table:table-cell table:number-columns-repeated="4" table:style-name="ce26"/>
        </table:table-row>
        <table:table-row table:style-name="ro5">
          <table:table-cell table:style-name="ce25" office:value-type="string">
            <text:p>acompanhamento.fat.h3.2</text:p>
          </table:table-cell>
          <table:table-cell table:style-name="ce28" office:value-type="string">
            <text:p>Что мне с этим делать?</text:p>
          </table:table-cell>
          <table:table-cell table:style-name="ce21" table:formula="of:=CONCATENATE([.A767];&quot;=&quot;;[.B767])" office:value-type="string">
            <text:p>acompanhamento.fat.h3.2=Что мне с этим делать?</text:p>
          </table:table-cell>
          <table:table-cell table:number-columns-repeated="6" table:style-name="ce21"/>
          <table:table-cell table:number-columns-repeated="4" table:style-name="ce26"/>
        </table:table-row>
        <table:table-row table:style-name="ro5">
          <table:table-cell table:style-name="ce27" office:value-type="string">
            <text:p>###################################</text:p>
          </table:table-cell>
          <table:table-cell table:style-name="ce27"/>
          <table:table-cell table:style-name="ce21" table:formula="of:=CONCATENATE([.A768];&quot;=&quot;;[.B768])" office:value-type="string">
            <text:p>###################################=</text:p>
          </table:table-cell>
          <table:table-cell table:number-columns-repeated="6" table:style-name="ce21"/>
          <table:table-cell table:number-columns-repeated="4" table:style-name="ce26"/>
        </table:table-row>
        <table:table-row table:style-name="ro5">
          <table:table-cell table:style-name="ce31" office:value-type="string">
            <text:p># DEPRESSION</text:p>
          </table:table-cell>
          <table:table-cell table:style-name="ce27"/>
          <table:table-cell table:style-name="ce21" table:formula="of:=CONCATENATE([.A769];&quot;=&quot;;[.B769])" office:value-type="string">
            <text:p># DEPRESSION=</text:p>
          </table:table-cell>
          <table:table-cell table:number-columns-repeated="6" table:style-name="ce21"/>
          <table:table-cell table:number-columns-repeated="4" table:style-name="ce26"/>
        </table:table-row>
        <table:table-row table:style-name="ro5">
          <table:table-cell table:style-name="ce27" office:value-type="string">
            <text:p>###################################</text:p>
          </table:table-cell>
          <table:table-cell table:style-name="ce27"/>
          <table:table-cell table:style-name="ce21" table:formula="of:=CONCATENATE([.A770];&quot;=&quot;;[.B770])" office:value-type="string">
            <text:p>###################################=</text:p>
          </table:table-cell>
          <table:table-cell table:number-columns-repeated="6" table:style-name="ce21"/>
          <table:table-cell table:number-columns-repeated="4" table:style-name="ce26"/>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1" table:formula="of:=CONCATENATE([.A771];&quot;=&quot;;[.B771])" office:value-type="string">
            <text:p>ready.depression.titlepage=Депрессия</text:p>
          </table:table-cell>
          <table:table-cell table:number-columns-repeated="6" table:style-name="ce21"/>
          <table:table-cell table:number-columns-repeated="4" table:style-name="ce26"/>
        </table:table-row>
        <table:table-row table:style-name="ro18">
          <table:table-cell table:style-name="ce31" office:value-type="string">
            <text:p>ready.depression.h1.1
</text:p>
          </table:table-cell>
          <table:table-cell table:style-name="ce31"/>
          <table:table-cell table:style-name="ce21" table:formula="of:=CONCATENATE([.A772];&quot;=&quot;;[.B772])" office:value-type="string">
            <text:p>ready.depression.h1.1
=</text:p>
          </table:table-cell>
          <table:table-cell table:number-columns-repeated="6" table:style-name="ce21"/>
          <table:table-cell table:number-columns-repeated="4" table:style-name="ce26"/>
        </table:table-row>
        <table:table-row table:style-name="ro5">
          <table:table-cell table:style-name="ce31" office:value-type="string">
            <text:p>ready.depression.p.1</text:p>
          </table:table-cell>
          <table:table-cell table:style-name="ce31"/>
          <table:table-cell table:style-name="ce21" table:formula="of:=CONCATENATE([.A773];&quot;=&quot;;[.B773])" office:value-type="string">
            <text:p>ready.depression.p.1=</text:p>
          </table:table-cell>
          <table:table-cell table:number-columns-repeated="6" table:style-name="ce21"/>
          <table:table-cell table:number-columns-repeated="4" table:style-name="ce26"/>
        </table:table-row>
        <table:table-row table:style-name="ro15">
          <table:table-cell table:style-name="ce31" office:value-type="string">
            <text:p>ready.depression.p.2</text:p>
          </table:table-cell>
          <table:table-cell table:style-name="ce31"/>
          <table:table-cell table:style-name="ce21" table:formula="of:=CONCATENATE([.A774];&quot;=&quot;;[.B774])" office:value-type="string">
            <text:p>ready.depression.p.2=</text:p>
          </table:table-cell>
          <table:table-cell table:number-columns-repeated="6" table:style-name="ce21"/>
          <table:table-cell table:number-columns-repeated="4" table:style-name="ce26"/>
        </table:table-row>
        <table:table-row table:style-name="ro5">
          <table:table-cell table:style-name="ce31" office:value-type="string">
            <text:p>ready.depression.p.3</text:p>
          </table:table-cell>
          <table:table-cell table:style-name="ce31"/>
          <table:table-cell table:style-name="ce21" table:formula="of:=CONCATENATE([.A775];&quot;=&quot;;[.B775])" office:value-type="string">
            <text:p>ready.depression.p.3=</text:p>
          </table:table-cell>
          <table:table-cell table:number-columns-repeated="6" table:style-name="ce21"/>
          <table:table-cell table:number-columns-repeated="4" table:style-name="ce26"/>
        </table:table-row>
        <table:table-row table:style-name="ro5">
          <table:table-cell table:style-name="ce31" office:value-type="string">
            <text:p>ready.depression.p.4</text:p>
          </table:table-cell>
          <table:table-cell table:style-name="ce28"/>
          <table:table-cell table:style-name="ce21" table:formula="of:=CONCATENATE([.A776];&quot;=&quot;;[.B776])" office:value-type="string">
            <text:p>ready.depression.p.4=</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77];&quot;=&quot;;[.B777])"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 PLAN</text:p>
          </table:table-cell>
          <table:table-cell table:style-name="ce25"/>
          <table:table-cell table:style-name="ce21" table:formula="of:=CONCATENATE([.A778];&quot;=&quot;;[.B778])" office:value-type="string">
            <text:p># PLAN=</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25"/>
          <table:table-cell table:style-name="ce21" table:formula="of:=CONCATENATE([.A779];&quot;=&quot;;[.B779])" office:value-type="string">
            <text:p>###################################=</text:p>
          </table:table-cell>
          <table:table-cell table:number-columns-repeated="6" table:style-name="ce21"/>
          <table:table-cell table:number-columns-repeated="4" table:style-name="ce26"/>
        </table:table-row>
        <table:table-row table:style-name="ro5">
          <table:table-cell table:style-name="ce25" office:value-type="string">
            <text:p>acompanhamento.plano.titlepage</text:p>
          </table:table-cell>
          <table:table-cell table:style-name="ce28" office:value-type="string">
            <text:p>Мой план в случае срывов или рецидивов</text:p>
          </table:table-cell>
          <table:table-cell table:style-name="ce21" table:formula="of:=CONCATENATE([.A780];&quot;=&quot;;[.B780])" office:value-type="string">
            <text:p>acompanhamento.plano.titlepage=Мой план в случае срывов или рецидивов</text:p>
          </table:table-cell>
          <table:table-cell table:number-columns-repeated="6" table:style-name="ce21"/>
          <table:table-cell table:number-columns-repeated="4" table:style-name="ce26"/>
        </table:table-row>
        <table:table-row table:style-name="ro5">
          <table:table-cell table:style-name="ce25" office:value-type="string">
            <text:p>acompanhamento.plano.img.title</text:p>
          </table:table-cell>
          <table:table-cell table:style-name="ce28" office:value-type="string">
            <text:p>Дальнейший план</text:p>
          </table:table-cell>
          <table:table-cell table:style-name="ce21" table:formula="of:=CONCATENATE([.A781];&quot;=&quot;;[.B781])" office:value-type="string">
            <text:p>acompanhamento.plano.img.title=Дальнейший план</text:p>
          </table:table-cell>
          <table:table-cell table:number-columns-repeated="6" table:style-name="ce21"/>
          <table:table-cell table:number-columns-repeated="4" table:style-name="ce26"/>
        </table:table-row>
        <table:table-row table:style-name="ro5">
          <table:table-cell table:style-name="ce25" office:value-type="string">
            <text:p>acompanhamento.plano.h1.1</text:p>
          </table:table-cell>
          <table:table-cell table:style-name="ce28" office:value-type="string">
            <text:p>Мой план на случай рецидива</text:p>
          </table:table-cell>
          <table:table-cell table:style-name="ce21" table:formula="of:=CONCATENATE([.A782];&quot;=&quot;;[.B782])" office:value-type="string">
            <text:p>acompanhamento.plano.h1.1=Мой план на случай рецидива</text:p>
          </table:table-cell>
          <table:table-cell table:number-columns-repeated="6" table:style-name="ce21"/>
          <table:table-cell table:number-columns-repeated="4" table:style-name="ce26"/>
        </table:table-row>
        <table:table-row table:style-name="ro5">
          <table:table-cell table:style-name="ce25" office:value-type="string">
            <text:p>acompanhamento.plano.p.1</text:p>
          </table:table-cell>
          <table:table-cell table:style-name="ce28" office:value-type="string">
            <text:p>Мы разделили эту информацию</text:p>
          </table:table-cell>
          <table:table-cell table:style-name="ce21" table:formula="of:=CONCATENATE([.A783];&quot;=&quot;;[.B783])" office:value-type="string">
            <text:p>acompanhamento.plano.p.1=Мы разделили эту информацию</text:p>
          </table:table-cell>
          <table:table-cell table:number-columns-repeated="6" table:style-name="ce21"/>
          <table:table-cell table:number-columns-repeated="4" table:style-name="ce26"/>
        </table:table-row>
        <table:table-row table:style-name="ro15">
          <table:table-cell table:style-name="ce25" office:value-type="string">
            <text:p>acompanhamento.plano.p.2</text:p>
          </table:table-cell>
          <table:table-cell table:style-name="ce28" office:value-type="string">
            <text:p>Храните свой план в почте или распечатайте его, и носите его в своей сумке, телефони или кошельке.</text:p>
          </table:table-cell>
          <table:table-cell table:style-name="ce21"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1"/>
          <table:table-cell table:number-columns-repeated="4" table:style-name="ce26"/>
        </table:table-row>
        <table:table-row table:style-name="ro5">
          <table:table-cell table:style-name="ce25" office:value-type="string">
            <text:p>acompanhamento.plano.p.3</text:p>
          </table:table-cell>
          <table:table-cell table:style-name="ce28" office:value-type="string">
            <text:p>Помните: после того, как Вы начали выполнять план, избегайте первой сигареты.</text:p>
          </table:table-cell>
          <table:table-cell table:style-name="ce21"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1"/>
          <table:table-cell table:number-columns-repeated="4" table:style-name="ce26"/>
        </table:table-row>
        <table:table-row table:style-name="ro5">
          <table:table-cell table:style-name="ce25" office:value-type="string">
            <text:p>acompanhamento.plano.h2.1</text:p>
          </table:table-cell>
          <table:table-cell table:style-name="ce28" office:value-type="string">
            <text:p>Риски</text:p>
          </table:table-cell>
          <table:table-cell table:style-name="ce21" table:formula="of:=CONCATENATE([.A786];&quot;=&quot;;[.B786])" office:value-type="string">
            <text:p>acompanhamento.plano.h2.1=Риски</text:p>
          </table:table-cell>
          <table:table-cell table:number-columns-repeated="6" table:style-name="ce21"/>
          <table:table-cell table:number-columns-repeated="4" table:style-name="ce26"/>
        </table:table-row>
        <table:table-row table:style-name="ro5">
          <table:table-cell table:style-name="ce25" office:value-type="string">
            <text:p>acompanhamento.plano.h2.2</text:p>
          </table:table-cell>
          <table:table-cell table:style-name="ce28" office:value-type="string">
            <text:p>Что мне делать?</text:p>
          </table:table-cell>
          <table:table-cell table:style-name="ce21" table:formula="of:=CONCATENATE([.A787];&quot;=&quot;;[.B787])" office:value-type="string">
            <text:p>acompanhamento.plano.h2.2=Что мне делать?</text:p>
          </table:table-cell>
          <table:table-cell table:number-columns-repeated="6" table:style-name="ce21"/>
          <table:table-cell table:number-columns-repeated="4" table:style-name="ce26"/>
        </table:table-row>
        <table:table-row table:style-name="ro5">
          <table:table-cell table:style-name="ce25" office:value-type="string">
            <text:p>acompanhamento.plano.imprimir</text:p>
          </table:table-cell>
          <table:table-cell table:style-name="ce28" office:value-type="string">
            <text:p>Печать</text:p>
          </table:table-cell>
          <table:table-cell table:style-name="ce21" table:formula="of:=CONCATENATE([.A788];&quot;=&quot;;[.B788])" office:value-type="string">
            <text:p>acompanhamento.plano.imprimir=Печать</text:p>
          </table:table-cell>
          <table:table-cell table:number-columns-repeated="6" table:style-name="ce21"/>
          <table:table-cell table:number-columns-repeated="4" table:style-name="ce26"/>
        </table:table-row>
        <table:table-row table:style-name="ro5">
          <table:table-cell table:style-name="ce25" office:value-type="string">
            <text:p>acompanhamento.plano.h2.3</text:p>
          </table:table-cell>
          <table:table-cell table:style-name="ce28" office:value-type="string">
            <text:p>Сохранить</text:p>
          </table:table-cell>
          <table:table-cell table:style-name="ce21" table:formula="of:=CONCATENATE([.A789];&quot;=&quot;;[.B789])" office:value-type="string">
            <text:p>acompanhamento.plano.h2.3=Сохранить</text:p>
          </table:table-cell>
          <table:table-cell table:number-columns-repeated="6" table:style-name="ce21"/>
          <table:table-cell table:number-columns-repeated="4" table:style-name="ce26"/>
        </table:table-row>
        <table:table-row table:style-name="ro5">
          <table:table-cell table:style-name="ce25" office:value-type="string">
            <text:p>preparando.aed.btn.limpar</text:p>
          </table:table-cell>
          <table:table-cell table:style-name="ce28" office:value-type="string">
            <text:p>Очистить</text:p>
          </table:table-cell>
          <table:table-cell table:style-name="ce21" table:formula="of:=CONCATENATE([.A790];&quot;=&quot;;[.B790])" office:value-type="string">
            <text:p>preparando.aed.btn.limpar=Очистить</text:p>
          </table:table-cell>
          <table:table-cell table:number-columns-repeated="6" table:style-name="ce21"/>
          <table:table-cell table:number-columns-repeated="4" table:style-name="ce26"/>
        </table:table-row>
        <table:table-row table:style-name="ro18">
          <table:table-cell table:style-name="ce25" office:value-type="string">
            <text:p>acompanhamento.lapso.p.1</text:p>
          </table:table-cell>
          <table:table-cell table:style-name="ce28"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1"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1"/>
          <table:table-cell table:number-columns-repeated="4" table:style-name="ce26"/>
        </table:table-row>
        <table:table-row table:style-name="ro5">
          <table:table-cell table:style-name="ce25" office:value-type="string">
            <text:p>acompanhamento.lapso.h1.1</text:p>
          </table:table-cell>
          <table:table-cell table:style-name="ce28" office:value-type="string">
            <text:p>Срыв</text:p>
          </table:table-cell>
          <table:table-cell table:style-name="ce21" table:formula="of:=CONCATENATE([.A792];&quot;=&quot;;[.B792])" office:value-type="string">
            <text:p>acompanhamento.lapso.h1.1=Срыв</text:p>
          </table:table-cell>
          <table:table-cell table:number-columns-repeated="6" table:style-name="ce21"/>
          <table:table-cell table:number-columns-repeated="4" table:style-name="ce26"/>
        </table:table-row>
        <table:table-row table:style-name="ro5">
          <table:table-cell table:style-name="ce25" office:value-type="string">
            <text:p>acompanhamento.plano.padrao.p.1</text:p>
          </table:table-cell>
          <table:table-cell table:style-name="ce28" office:value-type="string">
            <text:p>Вот несколько советов о том, как избежать срывов.</text:p>
          </table:table-cell>
          <table:table-cell table:style-name="ce21" table:formula="of:=CONCATENATE([.A793];&quot;=&quot;;[.B793])" office:value-type="string">
            <text:p>acompanhamento.plano.padrao.p.1=Вот несколько советов о том, как избежать срывов.</text:p>
          </table:table-cell>
          <table:table-cell table:number-columns-repeated="6" table:style-name="ce21"/>
          <table:table-cell table:number-columns-repeated="4" table:style-name="ce26"/>
        </table:table-row>
        <table:table-row table:style-name="ro18">
          <table:table-cell table:style-name="ce25" office:value-type="string">
            <text:p>acompanhamento.plano.padrao.h2.1</text:p>
          </table:table-cell>
          <table:table-cell table:style-name="ce28" office:value-type="string">
            <text:p>Помните</text:p>
          </table:table-cell>
          <table:table-cell table:style-name="ce21" table:formula="of:=CONCATENATE([.A794];&quot;=&quot;;[.B794])" office:value-type="string">
            <text:p>acompanhamento.plano.padrao.h2.1=Помните</text:p>
          </table:table-cell>
          <table:table-cell table:number-columns-repeated="6" table:style-name="ce21"/>
          <table:table-cell table:number-columns-repeated="4" table:style-name="ce26"/>
        </table:table-row>
        <table:table-row table:style-name="ro5">
          <table:table-cell table:style-name="ce25" office:value-type="string">
            <text:p>acompanhamento.plano.padrao.li.1</text:p>
          </table:table-cell>
          <table:table-cell table:style-name="ce28" office:value-type="string">
            <text:p>Любой период без курения - это уже своего рода победа;</text:p>
          </table:table-cell>
          <table:table-cell table:style-name="ce21" table:formula="of:=CONCATENATE([.A795];&quot;=&quot;;[.B795])" office:value-type="string">
            <text:p>acompanhamento.plano.padrao.li.1=Любой период без курения - это уже своего рода победа;</text:p>
          </table:table-cell>
          <table:table-cell table:number-columns-repeated="6" table:style-name="ce21"/>
          <table:table-cell table:number-columns-repeated="4" table:style-name="ce26"/>
        </table:table-row>
        <table:table-row table:style-name="ro5">
          <table:table-cell table:style-name="ce25" office:value-type="string">
            <text:p>acompanhamento.plano.padrao.li.2</text:p>
          </table:table-cell>
          <table:table-cell table:style-name="ce28" office:value-type="string">
            <text:p>Учитесь на своих ошибках. Курильщики обычно пытаются бросить более одного раза перед успехом.</text:p>
          </table:table-cell>
          <table:table-cell table:style-name="ce21"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1"/>
          <table:table-cell table:number-columns-repeated="4" table:style-name="ce26"/>
        </table:table-row>
        <table:table-row table:style-name="ro5">
          <table:table-cell table:style-name="ce25" office:value-type="string">
            <text:p>acompanhamento.plano.padrao.h2.2</text:p>
          </table:table-cell>
          <table:table-cell table:style-name="ce28" office:value-type="string">
            <text:p>Мы рекоммендуем</text:p>
          </table:table-cell>
          <table:table-cell table:style-name="ce21" table:formula="of:=CONCATENATE([.A797];&quot;=&quot;;[.B797])" office:value-type="string">
            <text:p>acompanhamento.plano.padrao.h2.2=Мы рекоммендуем</text:p>
          </table:table-cell>
          <table:table-cell table:number-columns-repeated="6" table:style-name="ce21"/>
          <table:table-cell table:number-columns-repeated="4" table:style-name="ce26"/>
        </table:table-row>
        <table:table-row table:style-name="ro5">
          <table:table-cell table:style-name="ce25" office:value-type="string">
            <text:p>acompanhamento.plano.padrao.li.3</text:p>
          </table:table-cell>
          <table:table-cell table:style-name="ce28" office:value-type="string">
            <text:p>Избегайте первой сигареты.</text:p>
          </table:table-cell>
          <table:table-cell table:style-name="ce21" table:formula="of:=CONCATENATE([.A798];&quot;=&quot;;[.B798])" office:value-type="string">
            <text:p>acompanhamento.plano.padrao.li.3=Избегайте первой сигареты.</text:p>
          </table:table-cell>
          <table:table-cell table:number-columns-repeated="6" table:style-name="ce21"/>
          <table:table-cell table:number-columns-repeated="4" table:style-name="ce26"/>
        </table:table-row>
        <table:table-row table:style-name="ro5">
          <table:table-cell table:style-name="ce25" office:value-type="string">
            <text:p>acompanhamento.plano.padrao.li.4</text:p>
          </table:table-cell>
          <table:table-cell table:style-name="ce28" office:value-type="string">
            <text:p>Избегайте алкоголя</text:p>
          </table:table-cell>
          <table:table-cell table:style-name="ce21" table:formula="of:=CONCATENATE([.A799];&quot;=&quot;;[.B799])" office:value-type="string">
            <text:p>acompanhamento.plano.padrao.li.4=Избегайте алкоголя</text:p>
          </table:table-cell>
          <table:table-cell table:number-columns-repeated="6" table:style-name="ce21"/>
          <table:table-cell table:number-columns-repeated="4" table:style-name="ce26"/>
        </table:table-row>
        <table:table-row table:style-name="ro5">
          <table:table-cell table:style-name="ce25" office:value-type="string">
            <text:p>acompanhamento.plano.padrao.li.5</text:p>
          </table:table-cell>
          <table:table-cell table:style-name="ce28" office:value-type="string">
            <text:p>Попросите курящих друзей и членов семьи избегать курить возле Вас</text:p>
          </table:table-cell>
          <table:table-cell table:style-name="ce21"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1"/>
          <table:table-cell table:number-columns-repeated="4" table:style-name="ce26"/>
        </table:table-row>
        <table:table-row table:style-name="ro5">
          <table:table-cell table:style-name="ce25" office:value-type="string">
            <text:p>acompanhamento.plano.padrao.h2.3</text:p>
          </table:table-cell>
          <table:table-cell table:style-name="ce28" office:value-type="string">
            <text:p>Хотите начать сначала?</text:p>
          </table:table-cell>
          <table:table-cell table:style-name="ce21" table:formula="of:=CONCATENATE([.A801];&quot;=&quot;;[.B801])" office:value-type="string">
            <text:p>acompanhamento.plano.padrao.h2.3=Хотите начать сначала?</text:p>
          </table:table-cell>
          <table:table-cell table:number-columns-repeated="6" table:style-name="ce21"/>
          <table:table-cell table:number-columns-repeated="4" table:style-name="ce26"/>
        </table:table-row>
        <table:table-row table:style-name="ro5">
          <table:table-cell table:style-name="ce25" office:value-type="string">
            <text:p>pronto.plano.padrao.h2.1</text:p>
          </table:table-cell>
          <table:table-cell table:style-name="ce28" office:value-type="string">
            <text:p>Советы</text:p>
          </table:table-cell>
          <table:table-cell table:style-name="ce21" table:formula="of:=CONCATENATE([.A802];&quot;=&quot;;[.B802])" office:value-type="string">
            <text:p>pronto.plano.padrao.h2.1=Советы</text:p>
          </table:table-cell>
          <table:table-cell table:number-columns-repeated="6" table:style-name="ce21"/>
          <table:table-cell table:number-columns-repeated="4" table:style-name="ce26"/>
        </table:table-row>
        <table:table-row table:style-name="ro15">
          <table:table-cell table:style-name="ce25" office:value-type="string">
            <text:p>pronto.plano.padrao.li.1</text:p>
          </table:table-cell>
          <table:table-cell table:style-name="ce28" office:value-type="string">
            <text:p>Когда Вы прекращаете курить, Вы улучшаете качество жизни и живете дольше</text:p>
          </table:table-cell>
          <table:table-cell table:style-name="ce21"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1"/>
          <table:table-cell table:number-columns-repeated="4" table:style-name="ce26"/>
        </table:table-row>
        <table:table-row table:style-name="ro18">
          <table:table-cell table:style-name="ce25" office:value-type="string">
            <text:p>pronto.plano.padrao.li.2</text:p>
          </table:table-cell>
          <table:table-cell table:style-name="ce28"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1"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1"/>
          <table:table-cell table:number-columns-repeated="4" table:style-name="ce26"/>
        </table:table-row>
        <table:table-row table:style-name="ro5">
          <table:table-cell table:style-name="ce25" office:value-type="string">
            <text:p>pronto.plano.padrao.li.3</text:p>
          </table:table-cell>
          <table:table-cell table:style-name="ce28" office:value-type="string">
            <text:p>Удержание абстиненции очень важно. Избегайте курения после даты прекращения.</text:p>
          </table:table-cell>
          <table:table-cell table:style-name="ce21"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1"/>
          <table:table-cell table:number-columns-repeated="4" table:style-name="ce26"/>
        </table:table-row>
        <table:table-row table:style-name="ro15">
          <table:table-cell table:style-name="ce25" office:value-type="string">
            <text:p>pronto.plano.padrao.li.4</text:p>
          </table:table-cell>
          <table:table-cell table:style-name="ce28" office:value-type="string">
            <text:p>Медицинские препараты удваивают Ваши шансы бросить курить. Проконсультируйтесь с врачом.</text:p>
          </table:table-cell>
          <table:table-cell table:style-name="ce21"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6"/>
        </table:table-row>
        <table:table-row table:style-name="ro5">
          <table:table-cell table:style-name="ce25" office:value-type="string">
            <text:p>pronto.plano.padrao.li.5</text:p>
          </table:table-cell>
          <table:table-cell table:style-name="ce28" office:value-type="string">
            <text:p>Избегайте рискованных ситуаций в течении первых недель:</text:p>
          </table:table-cell>
          <table:table-cell table:style-name="ce21" table:formula="of:=CONCATENATE([.A807];&quot;=&quot;;[.B807])" office:value-type="string">
            <text:p>pronto.plano.padrao.li.5=Избегайте рискованных ситуаций в течении первых недель:</text:p>
          </table:table-cell>
          <table:table-cell table:number-columns-repeated="6" table:style-name="ce21"/>
          <table:table-cell table:number-columns-repeated="4" table:style-name="ce26"/>
        </table:table-row>
        <table:table-row table:style-name="ro15">
          <table:table-cell table:style-name="ce25" office:value-type="string">
            <text:p>pronto.plano.padrao.li.6</text:p>
          </table:table-cell>
          <table:table-cell table:style-name="ce28" office:value-type="string">
            <text:p>Употребление алкоголя</text:p>
          </table:table-cell>
          <table:table-cell table:style-name="ce21" table:formula="of:=CONCATENATE([.A808];&quot;=&quot;;[.B808])" office:value-type="string">
            <text:p>pronto.plano.padrao.li.6=Употребление алкоголя</text:p>
          </table:table-cell>
          <table:table-cell table:number-columns-repeated="6" table:style-name="ce21"/>
          <table:table-cell table:number-columns-repeated="4" table:style-name="ce26"/>
        </table:table-row>
        <table:table-row table:style-name="ro5">
          <table:table-cell table:style-name="ce25" office:value-type="string">
            <text:p>pronto.plano.padrao.li.7</text:p>
          </table:table-cell>
          <table:table-cell table:style-name="ce28" office:value-type="string">
            <text:p>Сообщите своим друзьям и близким, которые курят, что Вы пытаетесь бросить.</text:p>
          </table:table-cell>
          <table:table-cell table:style-name="ce21"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1"/>
          <table:table-cell table:number-columns-repeated="4" table:style-name="ce26"/>
        </table:table-row>
        <table:table-row table:style-name="ro5">
          <table:table-cell table:style-name="ce25" office:value-type="string">
            <text:p>pronto.plano.padrao.li.8</text:p>
          </table:table-cell>
          <table:table-cell table:style-name="ce28"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6"/>
        </table:table-row>
        <table:table-row table:style-name="ro5">
          <table:table-cell table:style-name="ce25" office:value-type="string">
            <text:p>acompanhamento.rl.intro.li.3</text:p>
          </table:table-cell>
          <table:table-cell table:style-name="ce28" office:value-type="string">
            <text:p>Я не курю</text:p>
          </table:table-cell>
          <table:table-cell table:style-name="ce21" table:formula="of:=CONCATENATE([.A811];&quot;=&quot;;[.B811])" office:value-type="string">
            <text:p>acompanhamento.rl.intro.li.3=Я не курю</text:p>
          </table:table-cell>
          <table:table-cell table:number-columns-repeated="6" table:style-name="ce21"/>
          <table:table-cell table:number-columns-repeated="4" table:style-name="ce26"/>
        </table:table-row>
        <table:table-row table:style-name="ro5">
          <table:table-cell table:style-name="ce25" office:value-type="string">
            <text:p>acompanhamento.semfumar.titlepage</text:p>
          </table:table-cell>
          <table:table-cell table:style-name="ce28" office:value-type="string">
            <text:p>Без курения</text:p>
          </table:table-cell>
          <table:table-cell table:style-name="ce21" table:formula="of:=CONCATENATE([.A812];&quot;=&quot;;[.B812])" office:value-type="string">
            <text:p>acompanhamento.semfumar.titlepage=Без курения</text:p>
          </table:table-cell>
          <table:table-cell table:number-columns-repeated="6" table:style-name="ce21"/>
          <table:table-cell table:number-columns-repeated="4" table:style-name="ce26"/>
        </table:table-row>
        <table:table-row table:style-name="ro5">
          <table:table-cell table:style-name="ce28" office:value-type="string">
            <text:p>acompanhamento.semfumar.h1.1</text:p>
          </table:table-cell>
          <table:table-cell table:style-name="ce28" office:value-type="string">
            <text:p>Хотели бы Вы помочь другим курильщикам бросить?</text:p>
          </table:table-cell>
          <table:table-cell table:style-name="ce21" table:formula="of:=CONCATENATE([.A813];&quot;=&quot;;[.B813])" office:value-type="string">
            <text:p>acompanhamento.semfumar.h1.1=Хотели бы Вы помочь другим курильщикам бросить?</text:p>
          </table:table-cell>
          <table:table-cell table:number-columns-repeated="6" table:style-name="ce21"/>
          <table:table-cell table:number-columns-repeated="4" table:style-name="ce26"/>
        </table:table-row>
        <table:table-row table:style-name="ro5">
          <table:table-cell table:style-name="ce25" office:value-type="string">
            <text:p>acompanhamento.semfumar.p.1</text:p>
          </table:table-cell>
          <table:table-cell table:style-name="ce28" office:value-type="string">
            <text:p>Поздравляем!</text:p>
          </table:table-cell>
          <table:table-cell table:style-name="ce21" table:formula="of:=CONCATENATE([.A814];&quot;=&quot;;[.B814])" office:value-type="string">
            <text:p>acompanhamento.semfumar.p.1=Поздравляем!</text:p>
          </table:table-cell>
          <table:table-cell table:number-columns-repeated="6" table:style-name="ce21"/>
          <table:table-cell table:number-columns-repeated="4" table:style-name="ce26"/>
        </table:table-row>
        <table:table-row table:style-name="ro5">
          <table:table-cell table:style-name="ce28" office:value-type="string">
            <text:p>acompanhamento.semfumar.p.2</text:p>
          </table:table-cell>
          <table:table-cell table:style-name="ce28"/>
          <table:table-cell table:style-name="ce21" table:formula="of:=CONCATENATE([.A815];&quot;=&quot;;[.B815])" office:value-type="string">
            <text:p>acompanhamento.semfumar.p.2=</text:p>
          </table:table-cell>
          <table:table-cell table:number-columns-repeated="6" table:style-name="ce21"/>
          <table:table-cell table:number-columns-repeated="4" table:style-name="ce26"/>
        </table:table-row>
        <table:table-row table:style-name="ro5">
          <table:table-cell table:style-name="ce28" office:value-type="string">
            <text:p>acompanhamento.semfumar.p.3</text:p>
          </table:table-cell>
          <table:table-cell table:style-name="ce33"/>
          <table:table-cell table:style-name="ce21" table:formula="of:=CONCATENATE([.A816];&quot;=&quot;;[.B816])" office:value-type="string">
            <text:p>acompanhamento.semfumar.p.3=</text:p>
          </table:table-cell>
          <table:table-cell table:number-columns-repeated="6" table:style-name="ce21"/>
          <table:table-cell table:number-columns-repeated="4" table:style-name="ce26"/>
        </table:table-row>
        <table:table-row table:style-name="ro5">
          <table:table-cell table:style-name="ce28" office:value-type="string">
            <text:p>acompanhamento.semfumar.p.4</text:p>
          </table:table-cell>
          <table:table-cell table:style-name="ce28" office:value-type="string">
            <text:p>Оставьте нам сообщение на стене</text:p>
          </table:table-cell>
          <table:table-cell table:style-name="ce21" table:formula="of:=CONCATENATE([.A817];&quot;=&quot;;[.B817])" office:value-type="string">
            <text:p>acompanhamento.semfumar.p.4=Оставьте нам сообщение на стене</text:p>
          </table:table-cell>
          <table:table-cell table:number-columns-repeated="6" table:style-name="ce21"/>
          <table:table-cell table:number-columns-repeated="4" table:style-name="ce26"/>
        </table:table-row>
        <table:table-row table:style-name="ro5">
          <table:table-cell table:style-name="ce25" office:value-type="string">
            <text:p>gostaria.receber.email</text:p>
          </table:table-cell>
          <table:table-cell table:style-name="ce28" office:value-type="string">
            <text:p>Хотели бы Вы получать последующие письма?</text:p>
          </table:table-cell>
          <table:table-cell table:style-name="ce21" table:formula="of:=CONCATENATE([.A818];&quot;=&quot;;[.B818])" office:value-type="string">
            <text:p>gostaria.receber.email=Хотели бы Вы получать последующие письма?</text:p>
          </table:table-cell>
          <table:table-cell table:number-columns-repeated="6" table:style-name="ce21"/>
          <table:table-cell table:number-columns-repeated="4" table:style-name="ce26"/>
        </table:table-row>
        <table:table-row table:style-name="ro5">
          <table:table-cell table:style-name="ce25" office:value-type="string">
            <text:p>autorizo.para.pesquisa</text:p>
          </table:table-cell>
          <table:table-cell table:style-name="ce25"/>
          <table:table-cell table:style-name="ce21" table:formula="of:=CONCATENATE([.A819];&quot;=&quot;;[.B819])" office:value-type="string">
            <text:p>autorizo.para.pesquisa=</text:p>
          </table:table-cell>
          <table:table-cell table:number-columns-repeated="6" table:style-name="ce21"/>
          <table:table-cell table:number-columns-repeated="4" table:style-name="ce26"/>
        </table:table-row>
        <table:table-row table:style-name="ro18">
          <table:table-cell table:style-name="ce25" office:value-type="string">
            <text:p>meta1</text:p>
          </table:table-cell>
          <table:table-cell table:style-name="ce28"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1"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1"/>
          <table:table-cell table:number-columns-repeated="4" table:style-name="ce26"/>
        </table:table-row>
        <table:table-row table:style-name="ro5">
          <table:table-cell table:style-name="ce25" office:value-type="string">
            <text:p>meta2</text:p>
          </table:table-cell>
          <table:table-cell table:style-name="ce28" office:value-type="string">
            <text:p>Курение, бросить курить, лечение табакозависимости, бросить курить</text:p>
          </table:table-cell>
          <table:table-cell table:style-name="ce21" table:formula="of:=CONCATENATE([.A821];&quot;=&quot;;[.B821])" office:value-type="string">
            <text:p>meta2=Курение, бросить курить, лечение табакозависимости,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mensagem.enviada</text:p>
          </table:table-cell>
          <table:table-cell table:style-name="ce28" office:value-type="string">
            <text:p>Сообщение было успешно отправлено</text:p>
          </table:table-cell>
          <table:table-cell table:style-name="ce21" table:formula="of:=CONCATENATE([.A822];&quot;=&quot;;[.B822])" office:value-type="string">
            <text:p>mensagem.enviada=Сообщение было успешно отправлено</text:p>
          </table:table-cell>
          <table:table-cell table:number-columns-repeated="6" table:style-name="ce21"/>
          <table:table-cell table:number-columns-repeated="4" table:style-name="ce26"/>
        </table:table-row>
        <table:table-row table:style-name="ro5">
          <table:table-cell table:style-name="ce25" office:value-type="string">
            <text:p>mensagem.erro</text:p>
          </table:table-cell>
          <table:table-cell table:style-name="ce28" office:value-type="string">
            <text:p>Произошла ошибка</text:p>
          </table:table-cell>
          <table:table-cell table:style-name="ce21" table:formula="of:=CONCATENATE([.A823];&quot;=&quot;;[.B823])" office:value-type="string">
            <text:p>mensagem.erro=Произошла ошибка</text:p>
          </table:table-cell>
          <table:table-cell table:number-columns-repeated="6" table:style-name="ce21"/>
          <table:table-cell table:number-columns-repeated="4" table:style-name="ce26"/>
        </table:table-row>
        <table:table-row table:style-name="ro5">
          <table:table-cell table:style-name="ce25" office:value-type="string">
            <text:p>mensagem.delete1</text:p>
          </table:table-cell>
          <table:table-cell table:style-name="ce28" office:value-type="string">
            <text:p>Произошла ошибка, когда Вы пытались удалить свои записи.</text:p>
          </table:table-cell>
          <table:table-cell table:style-name="ce21" table:formula="of:=CONCATENATE([.A824];&quot;=&quot;;[.B824])" office:value-type="string">
            <text:p>mensagem.delete1=Произошла ошибка, когда Вы пытались удалить свои записи.</text:p>
          </table:table-cell>
          <table:table-cell table:number-columns-repeated="6" table:style-name="ce21"/>
          <table:table-cell table:number-columns-repeated="4" table:style-name="ce26"/>
        </table:table-row>
        <table:table-row table:style-name="ro5">
          <table:table-cell table:style-name="ce25" office:value-type="string">
            <text:p>mensagem.delete2</text:p>
          </table:table-cell>
          <table:table-cell table:style-name="ce28" office:value-type="string">
            <text:p>Проблемы с досупом к базе данных</text:p>
          </table:table-cell>
          <table:table-cell table:style-name="ce21" table:formula="of:=CONCATENATE([.A825];&quot;=&quot;;[.B825])" office:value-type="string">
            <text:p>mensagem.delete2=Проблемы с досупом к базе данных</text:p>
          </table:table-cell>
          <table:table-cell table:number-columns-repeated="6" table:style-name="ce21"/>
          <table:table-cell table:number-columns-repeated="4" table:style-name="ce26"/>
        </table:table-row>
        <table:table-row table:style-name="ro15">
          <table:table-cell table:style-name="ce25" office:value-type="string">
            <text:p>message.save1</text:p>
          </table:table-cell>
          <table:table-cell table:style-name="ce28" office:value-type="string">
            <text:p>Регистрационная запись успешно сохранена</text:p>
          </table:table-cell>
          <table:table-cell table:style-name="ce21" table:formula="of:=CONCATENATE([.A826];&quot;=&quot;;[.B826])" office:value-type="string">
            <text:p>message.save1=Регистрационная запись успешно сохранена</text:p>
          </table:table-cell>
          <table:table-cell table:number-columns-repeated="6" table:style-name="ce21"/>
          <table:table-cell table:number-columns-repeated="4" table:style-name="ce26"/>
        </table:table-row>
        <table:table-row table:style-name="ro5">
          <table:table-cell table:style-name="ce25" office:value-type="string">
            <text:p>usuario.email</text:p>
          </table:table-cell>
          <table:table-cell table:style-name="ce28" office:value-type="string">
            <text:p>Пользователи с электронной почтой</text:p>
          </table:table-cell>
          <table:table-cell table:style-name="ce21" table:formula="of:=CONCATENATE([.A827];&quot;=&quot;;[.B827])" office:value-type="string">
            <text:p>usuario.email=Пользователи с электронной почтой</text:p>
          </table:table-cell>
          <table:table-cell table:number-columns-repeated="6" table:style-name="ce21"/>
          <table:table-cell table:number-columns-repeated="4" table:style-name="ce26"/>
        </table:table-row>
        <table:table-row table:style-name="ro5">
          <table:table-cell table:style-name="ce25" office:value-type="string">
            <text:p>not.login</text:p>
          </table:table-cell>
          <table:table-cell table:style-name="ce28" office:value-type="string">
            <text:p>\ Не удалось войти</text:p>
          </table:table-cell>
          <table:table-cell table:style-name="ce21" table:formula="of:=CONCATENATE([.A828];&quot;=&quot;;[.B828])" office:value-type="string">
            <text:p>not.login=\ Не удалось войти</text:p>
          </table:table-cell>
          <table:table-cell table:number-columns-repeated="6" table:style-name="ce21"/>
          <table:table-cell table:number-columns-repeated="4" table:style-name="ce26"/>
        </table:table-row>
        <table:table-row table:style-name="ro5">
          <table:table-cell table:style-name="ce25" office:value-type="string">
            <text:p>email.senha</text:p>
          </table:table-cell>
          <table:table-cell table:style-name="ce28" office:value-type="string">
            <text:p>Неверный email или пароль</text:p>
          </table:table-cell>
          <table:table-cell table:style-name="ce21" table:formula="of:=CONCATENATE([.A829];&quot;=&quot;;[.B829])" office:value-type="string">
            <text:p>email.senha=Неверный email или пароль</text:p>
          </table:table-cell>
          <table:table-cell table:number-columns-repeated="6" table:style-name="ce21"/>
          <table:table-cell table:number-columns-repeated="4" table:style-name="ce26"/>
        </table:table-row>
        <table:table-row table:style-name="ro5">
          <table:table-cell table:style-name="ce25" office:value-type="string">
            <text:p>user</text:p>
          </table:table-cell>
          <table:table-cell table:style-name="ce28" office:value-type="string">
            <text:p>Пользователь</text:p>
          </table:table-cell>
          <table:table-cell table:style-name="ce21" table:formula="of:=CONCATENATE([.A830];&quot;=&quot;;[.B830])" office:value-type="string">
            <text:p>user=Пользователь</text:p>
          </table:table-cell>
          <table:table-cell table:number-columns-repeated="6" table:style-name="ce21"/>
          <table:table-cell table:number-columns-repeated="4" table:style-name="ce26"/>
        </table:table-row>
        <table:table-row table:style-name="ro15">
          <table:table-cell table:style-name="ce25" office:value-type="string">
            <text:p>login</text:p>
          </table:table-cell>
          <table:table-cell table:style-name="ce28" office:value-type="string">
            <text:p>\ Вошел в систему</text:p>
          </table:table-cell>
          <table:table-cell table:style-name="ce21" table:formula="of:=CONCATENATE([.A831];&quot;=&quot;;[.B831])" office:value-type="string">
            <text:p>login=\ Вошел в систему</text:p>
          </table:table-cell>
          <table:table-cell table:number-columns-repeated="6" table:style-name="ce21"/>
          <table:table-cell table:number-columns-repeated="4" table:style-name="ce26"/>
        </table:table-row>
        <table:table-row table:style-name="ro5">
          <table:table-cell table:style-name="ce25" office:value-type="string">
            <text:p>logout</text:p>
          </table:table-cell>
          <table:table-cell table:style-name="ce28" office:value-type="string">
            <text:p>\ Вышел из системы</text:p>
          </table:table-cell>
          <table:table-cell table:style-name="ce21" table:formula="of:=CONCATENATE([.A832];&quot;=&quot;;[.B832])" office:value-type="string">
            <text:p>logout=\ Вышел из системы</text:p>
          </table:table-cell>
          <table:table-cell table:number-columns-repeated="6" table:style-name="ce21"/>
          <table:table-cell table:number-columns-repeated="4" table:style-name="ce26"/>
        </table:table-row>
        <table:table-row table:style-name="ro5">
          <table:table-cell table:style-name="ce25" office:value-type="string">
            <text:p>user.not.logged</text:p>
          </table:table-cell>
          <table:table-cell table:style-name="ce28" office:value-type="string">
            <text:p>Пользователь, не вошедший в систему, нуждается в плане лечения</text:p>
          </table:table-cell>
          <table:table-cell table:style-name="ce21" table:formula="of:=CONCATENATE([.A833];&quot;=&quot;;[.B833])" office:value-type="string">
            <text:p>user.not.logged=Пользователь, не вошедший в систему, нуждается в плане лечения</text:p>
          </table:table-cell>
          <table:table-cell table:number-columns-repeated="6" table:style-name="ce21"/>
          <table:table-cell table:number-columns-repeated="4" table:style-name="ce26"/>
        </table:table-row>
        <table:table-row table:style-name="ro5">
          <table:table-cell table:style-name="ce25" office:value-type="string">
            <text:p>deve.estar.logado</text:p>
          </table:table-cell>
          <table:table-cell table:style-name="ce28" office:value-type="string">
            <text:p>Вы должны войти в систему для получения электронных писем </text:p>
          </table:table-cell>
          <table:table-cell table:style-name="ce21" table:formula="of:=CONCATENATE([.A834];&quot;=&quot;;[.B834])" office:value-type="string">
            <text:p>deve.estar.logado=Вы должны войти в систему для получения электронных писем </text:p>
          </table:table-cell>
          <table:table-cell table:number-columns-repeated="6" table:style-name="ce21"/>
          <table:table-cell table:number-columns-repeated="4" table:style-name="ce26"/>
        </table:table-row>
        <table:table-row table:style-name="ro5">
          <table:table-cell table:style-name="ce25" office:value-type="string">
            <text:p>plano.wati</text:p>
          </table:table-cell>
          <table:table-cell table:style-name="ce28" office:value-type="string">
            <text:p>План в случае рецидива -- Живи без Табака</text:p>
          </table:table-cell>
          <table:table-cell table:style-name="ce21" table:formula="of:=CONCATENATE([.A835];&quot;=&quot;;[.B835])" office:value-type="string">
            <text:p>plano.wati=План в случае рецидива --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dear</text:p>
          </table:table-cell>
          <table:table-cell table:style-name="ce28" office:value-type="string">
            <text:p>Дорогой (-ая)</text:p>
          </table:table-cell>
          <table:table-cell table:style-name="ce21" table:formula="of:=CONCATENATE([.A836];&quot;=&quot;;[.B836])" office:value-type="string">
            <text:p>dear=Дорогой (-ая)</text:p>
          </table:table-cell>
          <table:table-cell table:number-columns-repeated="6" table:style-name="ce21"/>
          <table:table-cell table:number-columns-repeated="4" table:style-name="ce26"/>
        </table:table-row>
        <table:table-row table:style-name="ro5">
          <table:table-cell table:style-name="ce25" office:value-type="string">
            <text:p>plano.email</text:p>
          </table:table-cell>
          <table:table-cell table:style-name="ce28" office:value-type="string">
            <text:p>Ниже Вы можете посмотреть свой план для предотвращения рецидива:</text:p>
          </table:table-cell>
          <table:table-cell table:style-name="ce21" table:formula="of:=CONCATENATE([.A837];&quot;=&quot;;[.B837])" office:value-type="string">
            <text:p>plano.email=Ниже Вы можете посмотреть свой план для предотвращения рецидива:</text:p>
          </table:table-cell>
          <table:table-cell table:number-columns-repeated="6" table:style-name="ce21"/>
          <table:table-cell table:number-columns-repeated="4" table:style-name="ce26"/>
        </table:table-row>
        <table:table-row table:style-name="ro5">
          <table:table-cell table:style-name="ce25" office:value-type="string">
            <text:p>plano.estrategias.email</text:p>
          </table:table-cell>
          <table:table-cell table:style-name="ce28" office:value-type="string">
            <text:p>Стратегии в случае рецидивов</text:p>
          </table:table-cell>
          <table:table-cell table:style-name="ce21" table:formula="of:=CONCATENATE([.A838];&quot;=&quot;;[.B838])" office:value-type="string">
            <text:p>plano.estrategias.email=Стратегии в случае рецидивов</text:p>
          </table:table-cell>
          <table:table-cell table:number-columns-repeated="6" table:style-name="ce21"/>
          <table:table-cell table:number-columns-repeated="4" table:style-name="ce26"/>
        </table:table-row>
        <table:table-row table:style-name="ro5">
          <table:table-cell table:style-name="ce25" office:value-type="string">
            <text:p>att</text:p>
          </table:table-cell>
          <table:table-cell table:style-name="ce28" office:value-type="string">
            <text:p>С Уважением</text:p>
          </table:table-cell>
          <table:table-cell table:style-name="ce21" table:formula="of:=CONCATENATE([.A839];&quot;=&quot;;[.B839])" office:value-type="string">
            <text:p>att=С Уважением</text:p>
          </table:table-cell>
          <table:table-cell table:number-columns-repeated="6" table:style-name="ce21"/>
          <table:table-cell table:number-columns-repeated="4" table:style-name="ce26"/>
        </table:table-row>
        <table:table-row table:style-name="ro5">
          <table:table-cell table:style-name="ce25" office:value-type="string">
            <text:p>plano.enviado</text:p>
          </table:table-cell>
          <table:table-cell table:style-name="ce28" office:value-type="string">
            <text:p>План в случае рецидивов был отправлен на электронную почту</text:p>
          </table:table-cell>
          <table:table-cell table:style-name="ce21" table:formula="of:=CONCATENATE([.A840];&quot;=&quot;;[.B840])" office:value-type="string">
            <text:p>plano.enviado=План в случае рецидивов был отправлен на электронную почту</text:p>
          </table:table-cell>
          <table:table-cell table:number-columns-repeated="6" table:style-name="ce21"/>
          <table:table-cell table:number-columns-repeated="4" table:style-name="ce26"/>
        </table:table-row>
        <table:table-row table:style-name="ro5">
          <table:table-cell table:style-name="ce25" office:value-type="string">
            <text:p>email.enviado</text:p>
          </table:table-cell>
          <table:table-cell table:style-name="ce28" office:value-type="string">
            <text:p>Электронной письмо успешно отправлено</text:p>
          </table:table-cell>
          <table:table-cell table:style-name="ce21" table:formula="of:=CONCATENATE([.A841];&quot;=&quot;;[.B841])" office:value-type="string">
            <text:p>email.enviado=Электронной письмо успешно отправлено</text:p>
          </table:table-cell>
          <table:table-cell table:number-columns-repeated="6" table:style-name="ce21"/>
          <table:table-cell table:number-columns-repeated="4" table:style-name="ce26"/>
        </table:table-row>
        <table:table-row table:style-name="ro15">
          <table:table-cell table:style-name="ce25" office:value-type="string">
            <text:p>problemas.enviar.email</text:p>
          </table:table-cell>
          <table:table-cell table:style-name="ce28" office:value-type="string">
            <text:p>Проблема с отправкой письма на</text:p>
          </table:table-cell>
          <table:table-cell table:style-name="ce21" table:formula="of:=CONCATENATE([.A842];&quot;=&quot;;[.B842])" office:value-type="string">
            <text:p>problemas.enviar.email=Проблема с отправкой письма на</text:p>
          </table:table-cell>
          <table:table-cell table:number-columns-repeated="6" table:style-name="ce21"/>
          <table:table-cell table:number-columns-repeated="4" table:style-name="ce26"/>
        </table:table-row>
        <table:table-row table:style-name="ro15">
          <table:table-cell table:style-name="ce25" office:value-type="string">
            <text:p>problemas.enviar.email2</text:p>
          </table:table-cell>
          <table:table-cell table:style-name="ce28" office:value-type="string">
            <text:p>Проблема с отправкой письма. Пожалуйста, повторите попытку позже.</text:p>
          </table:table-cell>
          <table:table-cell table:style-name="ce21"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1"/>
          <table:table-cell table:number-columns-repeated="4" table:style-name="ce26"/>
        </table:table-row>
        <table:table-row table:style-name="ro15">
          <table:table-cell table:style-name="ce25" office:value-type="string">
            <text:p>usuario.acompanhado</text:p>
          </table:table-cell>
          <table:table-cell table:style-name="ce28" office:value-type="string">
            <text:p>Не подключенный пользователь под наблюдением</text:p>
          </table:table-cell>
          <table:table-cell table:style-name="ce21" table:formula="of:=CONCATENATE([.A844];&quot;=&quot;;[.B844])" office:value-type="string">
            <text:p>usuario.acompanhado=Не подключенный пользователь под наблюдением</text:p>
          </table:table-cell>
          <table:table-cell table:number-columns-repeated="6" table:style-name="ce21"/>
          <table:table-cell table:number-columns-repeated="4" table:style-name="ce26"/>
        </table:table-row>
        <table:table-row table:style-name="ro5">
          <table:table-cell table:style-name="ce25" office:value-type="string">
            <text:p>meu.plano</text:p>
          </table:table-cell>
          <table:table-cell table:style-name="ce28" office:value-type="string">
            <text:p>Мой план</text:p>
          </table:table-cell>
          <table:table-cell table:style-name="ce21" table:formula="of:=CONCATENATE([.A845];&quot;=&quot;;[.B845])" office:value-type="string">
            <text:p>meu.plano=Мой план</text:p>
          </table:table-cell>
          <table:table-cell table:number-columns-repeated="6" table:style-name="ce21"/>
          <table:table-cell table:number-columns-repeated="4" table:style-name="ce26"/>
        </table:table-row>
        <table:table-row table:style-name="ro5">
          <table:table-cell table:style-name="ce25" office:value-type="string">
            <text:p>erro.pdf</text:p>
          </table:table-cell>
          <table:table-cell table:style-name="ce28" office:value-type="string">
            <text:p>Ошибка в создании pdf файла</text:p>
          </table:table-cell>
          <table:table-cell table:style-name="ce21" table:formula="of:=CONCATENATE([.A846];&quot;=&quot;;[.B846])" office:value-type="string">
            <text:p>erro.pdf=Ошибка в создании pdf файла</text:p>
          </table:table-cell>
          <table:table-cell table:number-columns-repeated="6" table:style-name="ce21"/>
          <table:table-cell table:number-columns-repeated="4" table:style-name="ce26"/>
        </table:table-row>
        <table:table-row table:style-name="ro5">
          <table:table-cell table:style-name="ce25" office:value-type="string">
            <text:p>recaida</text:p>
          </table:table-cell>
          <table:table-cell table:style-name="ce28" office:value-type="string">
            <text:p>Рецидив</text:p>
          </table:table-cell>
          <table:table-cell table:style-name="ce21" table:formula="of:=CONCATENATE([.A847];&quot;=&quot;;[.B847])" office:value-type="string">
            <text:p>recaida=Рецидив</text:p>
          </table:table-cell>
          <table:table-cell table:number-columns-repeated="6" table:style-name="ce21"/>
          <table:table-cell table:number-columns-repeated="4" table:style-name="ce26"/>
        </table:table-row>
        <table:table-row table:style-name="ro5">
          <table:table-cell table:style-name="ce25" office:value-type="string">
            <text:p>lembre.se2</text:p>
          </table:table-cell>
          <table:table-cell table:style-name="ce28" office:value-type="string">
            <text:p>Любой период времени без курения - это уже победа</text:p>
          </table:table-cell>
          <table:table-cell table:style-name="ce21" table:formula="of:=CONCATENATE([.A848];&quot;=&quot;;[.B848])" office:value-type="string">
            <text:p>lembre.se2=Любой период времени без курения - это уже победа</text:p>
          </table:table-cell>
          <table:table-cell table:number-columns-repeated="6" table:style-name="ce21"/>
          <table:table-cell table:number-columns-repeated="4" table:style-name="ce26"/>
        </table:table-row>
        <table:table-row table:style-name="ro5">
          <table:table-cell table:style-name="ce25"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1"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1"/>
          <table:table-cell table:number-columns-repeated="4" table:style-name="ce26"/>
        </table:table-row>
        <table:table-row table:style-name="ro5">
          <table:table-cell table:style-name="ce25" office:value-type="string">
            <text:p>recomendamos1</text:p>
          </table:table-cell>
          <table:table-cell table:style-name="ce28" office:value-type="string">
            <text:p>Избегайте сигареты после даты прекращения</text:p>
          </table:table-cell>
          <table:table-cell table:style-name="ce21" table:formula="of:=CONCATENATE([.A850];&quot;=&quot;;[.B850])" office:value-type="string">
            <text:p>recomendamos1=Избегайте сигареты после даты прекращения</text:p>
          </table:table-cell>
          <table:table-cell table:number-columns-repeated="6" table:style-name="ce21"/>
          <table:table-cell table:number-columns-repeated="4" table:style-name="ce26"/>
        </table:table-row>
        <table:table-row table:style-name="ro18">
          <table:table-cell table:style-name="ce25" office:value-type="string">
            <text:p>recomendamos2</text:p>
          </table:table-cell>
          <table:table-cell table:style-name="ce28" office:value-type="string">
            <text:p>Избегайте употребления алкоголя</text:p>
          </table:table-cell>
          <table:table-cell table:style-name="ce21" table:formula="of:=CONCATENATE([.A851];&quot;=&quot;;[.B851])" office:value-type="string">
            <text:p>recomendamos2=Избегайте употребления алкоголя</text:p>
          </table:table-cell>
          <table:table-cell table:number-columns-repeated="6" table:style-name="ce21"/>
          <table:table-cell table:number-columns-repeated="4" table:style-name="ce26"/>
        </table:table-row>
        <table:table-row table:style-name="ro5">
          <table:table-cell table:style-name="ce25" office:value-type="string">
            <text:p>recomendamos3</text:p>
          </table:table-cell>
          <table:table-cell table:style-name="ce28" office:value-type="string">
            <text:p>Попросите курящих друзей и членов семьи не курить возле Вас.</text:p>
          </table:table-cell>
          <table:table-cell table:style-name="ce21" table:formula="of:=CONCATENATE([.A852];&quot;=&quot;;[.B852])" office:value-type="string">
            <text:p>recomendamos3=Попросите курящих друзей и членов семьи не курить возле Вас.</text:p>
          </table:table-cell>
          <table:table-cell table:number-columns-repeated="6" table:style-name="ce21"/>
          <table:table-cell table:number-columns-repeated="4" table:style-name="ce26"/>
        </table:table-row>
        <table:table-row table:style-name="ro15">
          <table:table-cell table:style-name="ce25" office:value-type="string">
            <text:p>problemas.data</text:p>
          </table:table-cell>
          <table:table-cell table:style-name="ce28" office:value-type="string">
            <text:p>Неполадки с записью даты прекращения</text:p>
          </table:table-cell>
          <table:table-cell table:style-name="ce21" table:formula="of:=CONCATENATE([.A853];&quot;=&quot;;[.B853])" office:value-type="string">
            <text:p>problemas.data=Неполадки с записью даты прекращения</text:p>
          </table:table-cell>
          <table:table-cell table:number-columns-repeated="6" table:style-name="ce21"/>
          <table:table-cell table:number-columns-repeated="4" table:style-name="ce26"/>
        </table:table-row>
        <table:table-row table:style-name="ro5">
          <table:table-cell table:style-name="ce25" office:value-type="string">
            <text:p>usuario.preenchendo.ficha</text:p>
          </table:table-cell>
          <table:table-cell table:style-name="ce28" office:value-type="string">
            <text:p>Пользователь, не вошедший в систему, пытается заполнить формы</text:p>
          </table:table-cell>
          <table:table-cell table:style-name="ce21"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1"/>
          <table:table-cell table:number-columns-repeated="4" table:style-name="ce26"/>
        </table:table-row>
        <table:table-row table:style-name="ro5">
          <table:table-cell table:style-name="ce25" office:value-type="string">
            <text:p>plano.wati2</text:p>
          </table:table-cell>
          <table:table-cell table:style-name="ce28" office:value-type="string">
            <text:p>Персональный План - Живи без Табака</text:p>
          </table:table-cell>
          <table:table-cell table:style-name="ce21" table:formula="of:=CONCATENATE([.A855];&quot;=&quot;;[.B855])" office:value-type="string">
            <text:p>plano.wati2=Персональный План - Живи без Табака</text:p>
          </table:table-cell>
          <table:table-cell table:number-columns-repeated="6" table:style-name="ce21"/>
          <table:table-cell table:number-columns-repeated="4" table:style-name="ce26"/>
        </table:table-row>
        <table:table-row table:style-name="ro15">
          <table:table-cell table:style-name="ce25" office:value-type="string">
            <text:p>plano.personalizado</text:p>
          </table:table-cell>
          <table:table-cell table:style-name="ce28" office:value-type="string">
            <text:p>План Прекращения</text:p>
          </table:table-cell>
          <table:table-cell table:style-name="ce21" table:formula="of:=CONCATENATE([.A856];&quot;=&quot;;[.B856])" office:value-type="string">
            <text:p>plano.personalizado=План Прекращения</text:p>
          </table:table-cell>
          <table:table-cell table:number-columns-repeated="6" table:style-name="ce21"/>
          <table:table-cell table:number-columns-repeated="4" table:style-name="ce26"/>
        </table:table-row>
        <table:table-row table:style-name="ro5">
          <table:table-cell table:style-name="ce25" office:value-type="string">
            <text:p>plano.enviado2</text:p>
          </table:table-cell>
          <table:table-cell table:style-name="ce28" office:value-type="string">
            <text:p>Персональный план отправлен на электронный адрес</text:p>
          </table:table-cell>
          <table:table-cell table:style-name="ce21" table:formula="of:=CONCATENATE([.A857];&quot;=&quot;;[.B857])" office:value-type="string">
            <text:p>plano.enviado2=Персональный план отправлен на электронный адрес</text:p>
          </table:table-cell>
          <table:table-cell table:number-columns-repeated="6" table:style-name="ce21"/>
          <table:table-cell table:number-columns-repeated="4" table:style-name="ce26"/>
        </table:table-row>
        <table:table-row table:style-name="ro5">
          <table:table-cell table:style-name="ce25" office:value-type="string">
            <text:p>plano.email2</text:p>
          </table:table-cell>
          <table:table-cell table:style-name="ce28" office:value-type="string">
            <text:p>Ниже Вы можете посмотреть свой пресональный план:</text:p>
          </table:table-cell>
          <table:table-cell table:style-name="ce21" table:formula="of:=CONCATENATE([.A858];&quot;=&quot;;[.B858])" office:value-type="string">
            <text:p>plano.email2=Ниже Вы можете посмотреть свой пресональный план:</text:p>
          </table:table-cell>
          <table:table-cell table:number-columns-repeated="6" table:style-name="ce21"/>
          <table:table-cell table:number-columns-repeated="4" table:style-name="ce26"/>
        </table:table-row>
        <table:table-row table:style-name="ro5">
          <table:table-cell table:style-name="ce25" office:value-type="string">
            <text:p>dicas.p1</text:p>
          </table:table-cell>
          <table:table-cell table:style-name="ce28" office:value-type="string">
            <text:p>1. Бросая курить, Вы улучшите качество жизни и сможете жить дольше.</text:p>
          </table:table-cell>
          <table:table-cell table:style-name="ce21" table:formula="of:=CONCATENATE([.A859];&quot;=&quot;;[.B859])" office:value-type="string">
            <text:p>dicas.p1=1. Бросая курить, Вы улучшите качество жизни и сможете жить дольше.</text:p>
          </table:table-cell>
          <table:table-cell table:number-columns-repeated="6" table:style-name="ce21"/>
          <table:table-cell table:number-columns-repeated="4" table:style-name="ce26"/>
        </table:table-row>
        <table:table-row table:style-name="ro15">
          <table:table-cell table:style-name="ce25" office:value-type="string">
            <text:p>dicas.p2</text:p>
          </table:table-cell>
          <table:table-cell table:style-name="ce28"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1"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1"/>
          <table:table-cell table:number-columns-repeated="4" table:style-name="ce26"/>
        </table:table-row>
        <table:table-row table:style-name="ro5">
          <table:table-cell table:style-name="ce25" office:value-type="string">
            <text:p>dicas.p3</text:p>
          </table:table-cell>
          <table:table-cell table:style-name="ce28" office:value-type="string">
            <text:p>3. Поддержание абстиненции очень важно. Избегайте курения после Вашей даты прекращения.</text:p>
          </table:table-cell>
          <table:table-cell table:style-name="ce21"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1"/>
          <table:table-cell table:number-columns-repeated="4" table:style-name="ce26"/>
        </table:table-row>
        <table:table-row table:style-name="ro5">
          <table:table-cell table:style-name="ce25" office:value-type="string">
            <text:p>dicas.p4</text:p>
          </table:table-cell>
          <table:table-cell table:style-name="ce28" office:value-type="string">
            <text:p>4. Медицинские препараты удваивают Ваши шансы бросить курить. Проконсультируйтесь с врачом.</text:p>
          </table:table-cell>
          <table:table-cell table:style-name="ce21"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6"/>
        </table:table-row>
        <table:table-row table:style-name="ro15">
          <table:table-cell table:style-name="ce25" office:value-type="string">
            <text:p>dicas.p5</text:p>
          </table:table-cell>
          <table:table-cell table:style-name="ce28" office:value-type="string">
            <text:p>5. Избегайте рискованных ситуаций в первую неделю:</text:p>
          </table:table-cell>
          <table:table-cell table:style-name="ce21" table:formula="of:=CONCATENATE([.A863];&quot;=&quot;;[.B863])" office:value-type="string">
            <text:p>dicas.p5=5. Избегайте рискованных ситуаций в первую неделю:</text:p>
          </table:table-cell>
          <table:table-cell table:number-columns-repeated="6" table:style-name="ce21"/>
          <table:table-cell table:number-columns-repeated="4" table:style-name="ce26"/>
        </table:table-row>
        <table:table-row table:style-name="ro18">
          <table:table-cell table:style-name="ce25" office:value-type="string">
            <text:p>dicas.p5.1</text:p>
          </table:table-cell>
          <table:table-cell table:style-name="ce28" office:value-type="string">
            <text:p>Употребление алкоголя</text:p>
          </table:table-cell>
          <table:table-cell table:style-name="ce21" table:formula="of:=CONCATENATE([.A864];&quot;=&quot;;[.B864])" office:value-type="string">
            <text:p>dicas.p5.1=Употребление алкоголя</text:p>
          </table:table-cell>
          <table:table-cell table:number-columns-repeated="6" table:style-name="ce21"/>
          <table:table-cell table:number-columns-repeated="4" table:style-name="ce26"/>
        </table:table-row>
        <table:table-row table:style-name="ro15">
          <table:table-cell table:style-name="ce25" office:value-type="string">
            <text:p>dicas.p5.2</text:p>
          </table:table-cell>
          <table:table-cell table:style-name="ce28" office:value-type="string">
            <text:p>Скажите курящим друзьям и членам семьи, то Вы пытаетесь бросить курить</text:p>
          </table:table-cell>
          <table:table-cell table:style-name="ce21"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1"/>
          <table:table-cell table:number-columns-repeated="4" table:style-name="ce26"/>
        </table:table-row>
        <table:table-row table:style-name="ro15">
          <table:table-cell table:style-name="ce25" office:value-type="string">
            <text:p>dicas.p6</text:p>
          </table:table-cell>
          <table:table-cell table:style-name="ce28"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6"/>
        </table:table-row>
        <table:table-row table:style-name="ro5">
          <table:table-cell table:style-name="ce25" office:value-type="string">
            <text:p>email.cadastrado</text:p>
          </table:table-cell>
          <table:table-cell table:style-name="ce28" office:value-type="string">
            <text:p>Этот электронный адрес уже зарегистрирован.</text:p>
          </table:table-cell>
          <table:table-cell table:style-name="ce21" table:formula="of:=CONCATENATE([.A867];&quot;=&quot;;[.B867])" office:value-type="string">
            <text:p>email.cadastrado=Этот электронный адрес уже зарегистрирован.</text:p>
          </table:table-cell>
          <table:table-cell table:number-columns-repeated="6" table:style-name="ce21"/>
          <table:table-cell table:number-columns-repeated="4" table:style-name="ce26"/>
        </table:table-row>
        <table:table-row table:style-name="ro5">
          <table:table-cell table:style-name="ce25" office:value-type="string">
            <text:p>problemas.gravar.usuario</text:p>
          </table:table-cell>
          <table:table-cell table:style-name="ce28" office:value-type="string">
            <text:p>Неполадки с записью данных пользователя</text:p>
          </table:table-cell>
          <table:table-cell table:style-name="ce21" table:formula="of:=CONCATENATE([.A868];&quot;=&quot;;[.B868])" office:value-type="string">
            <text:p>problemas.gravar.usuario=Неполадки с записью данных пользователя</text:p>
          </table:table-cell>
          <table:table-cell table:number-columns-repeated="6" table:style-name="ce21"/>
          <table:table-cell table:number-columns-repeated="4" table:style-name="ce26"/>
        </table:table-row>
        <table:table-row table:style-name="ro15">
          <table:table-cell table:style-name="ce25" office:value-type="string">
            <text:p>hello</text:p>
          </table:table-cell>
          <table:table-cell table:style-name="ce28" office:value-type="string">
            <text:p>Здравствуйте!</text:p>
          </table:table-cell>
          <table:table-cell table:style-name="ce21" table:formula="of:=CONCATENATE([.A869];&quot;=&quot;;[.B869])" office:value-type="string">
            <text:p>hello=Здравствуйте!</text:p>
          </table:table-cell>
          <table:table-cell table:number-columns-repeated="6" table:style-name="ce21"/>
          <table:table-cell table:number-columns-repeated="4" table:style-name="ce26"/>
        </table:table-row>
        <table:table-row table:style-name="ro18">
          <table:table-cell table:style-name="ce25" office:value-type="string">
            <text:p>msg.data.diferente1</text:p>
          </table:table-cell>
          <table:table-cell table:style-name="ce28" office:value-type="string">
            <text:p>Не забудьте начать выполнять план в день прекращения.</text:p>
          </table:table-cell>
          <table:table-cell table:style-name="ce21" table:formula="of:=CONCATENATE([.A870];&quot;=&quot;;[.B870])" office:value-type="string">
            <text:p>msg.data.diferente1=Не забудьте начать выполнять план в день прекращения.</text:p>
          </table:table-cell>
          <table:table-cell table:number-columns-repeated="6" table:style-name="ce21"/>
          <table:table-cell table:number-columns-repeated="4" table:style-name="ce26"/>
        </table:table-row>
        <table:table-row table:style-name="ro5">
          <table:table-cell table:style-name="ce25" office:value-type="string">
            <text:p>msg.data.diferente2</text:p>
          </table:table-cell>
          <table:table-cell table:style-name="ce28" office:value-type="string">
            <text:p>В это время мы будем слать последующие письма.</text:p>
          </table:table-cell>
          <table:table-cell table:style-name="ce21" table:formula="of:=CONCATENATE([.A871];&quot;=&quot;;[.B871])" office:value-type="string">
            <text:p>msg.data.diferente2=В это время мы будем слать последующие письма.</text:p>
          </table:table-cell>
          <table:table-cell table:number-columns-repeated="6" table:style-name="ce21"/>
          <table:table-cell table:number-columns-repeated="4" table:style-name="ce26"/>
        </table:table-row>
        <table:table-row table:style-name="ro5">
          <table:table-cell table:style-name="ce25" office:value-type="string">
            <text:p>msg.data.diferente3</text:p>
          </table:table-cell>
          <table:table-cell table:style-name="ce28" office:value-type="string">
            <text:p>Если Вы хотите поменять свой план, идите на сайт.</text:p>
          </table:table-cell>
          <table:table-cell table:style-name="ce21" table:formula="of:=CONCATENATE([.A872];&quot;=&quot;;[.B872])" office:value-type="string">
            <text:p>msg.data.diferente3=Если Вы хотите поменять свой план, идите на сайт.</text:p>
          </table:table-cell>
          <table:table-cell table:number-columns-repeated="6" table:style-name="ce21"/>
          <table:table-cell table:number-columns-repeated="4" table:style-name="ce26"/>
        </table:table-row>
        <table:table-row table:style-name="ro5">
          <table:table-cell table:style-name="ce25" office:value-type="string">
            <text:p>cordialmente</text:p>
          </table:table-cell>
          <table:table-cell table:style-name="ce28" office:value-type="string">
            <text:p>С наилучшими пожеланиями,</text:p>
          </table:table-cell>
          <table:table-cell table:style-name="ce21" table:formula="of:=CONCATENATE([.A873];&quot;=&quot;;[.B873])" office:value-type="string">
            <text:p>cordialmente=С наилучшими пожеланиями,</text:p>
          </table:table-cell>
          <table:table-cell table:number-columns-repeated="6" table:style-name="ce21"/>
          <table:table-cell table:number-columns-repeated="4" table:style-name="ce26"/>
        </table:table-row>
        <table:table-row table:style-name="ro5">
          <table:table-cell table:style-name="ce25" office:value-type="string">
            <text:p>equipe.vst</text:p>
          </table:table-cell>
          <table:table-cell table:style-name="ce28" office:value-type="string">
            <text:p>Комманда проекта Живи без Табака</text:p>
          </table:table-cell>
          <table:table-cell table:style-name="ce21" table:formula="of:=CONCATENATE([.A874];&quot;=&quot;;[.B874])" office:value-type="string">
            <text:p>equipe.vst=Комманда проекта Живи без Табака</text:p>
          </table:table-cell>
          <table:table-cell table:number-columns-repeated="6" table:style-name="ce21"/>
          <table:table-cell table:number-columns-repeated="4" table:style-name="ce26"/>
        </table:table-row>
        <table:table-row table:style-name="ro5">
          <table:table-cell table:style-name="ce25" office:value-type="string">
            <text:p>msg.primeira.semana1</text:p>
          </table:table-cell>
          <table:table-cell table:style-name="ce28" office:value-type="string">
            <text:p>Я присоединился к программа Живи без Табака неделю назад</text:p>
          </table:table-cell>
          <table:table-cell table:style-name="ce21" table:formula="of:=CONCATENATE([.A875];&quot;=&quot;;[.B875])" office:value-type="string">
            <text:p>msg.primeira.semana1=Я присоединился к программа Живи без Табака неделю назад</text:p>
          </table:table-cell>
          <table:table-cell table:number-columns-repeated="6" table:style-name="ce21"/>
          <table:table-cell table:number-columns-repeated="4" table:style-name="ce26"/>
        </table:table-row>
        <table:table-row table:style-name="ro19">
          <table:table-cell table:style-name="ce25" office:value-type="string">
            <text:p>msg.primeira.semana2</text:p>
          </table:table-cell>
          <table:table-cell table:style-name="ce28"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1"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1"/>
          <table:table-cell table:number-columns-repeated="4" table:style-name="ce26"/>
        </table:table-row>
        <table:table-row table:style-name="ro15">
          <table:table-cell table:style-name="ce25" office:value-type="string">
            <text:p>msg.primeira.semana3</text:p>
          </table:table-cell>
          <table:table-cell table:style-name="ce28" office:value-type="string">
            <text:p>* Улучшается Ваш сердечный ритм,</text:p>
          </table:table-cell>
          <table:table-cell table:style-name="ce21" table:formula="of:=CONCATENATE([.A877];&quot;=&quot;;[.B877])" office:value-type="string">
            <text:p>msg.primeira.semana3=* Улучшается Ваш сердечный ритм,</text:p>
          </table:table-cell>
          <table:table-cell table:number-columns-repeated="6" table:style-name="ce21"/>
          <table:table-cell table:number-columns-repeated="4" table:style-name="ce26"/>
        </table:table-row>
        <table:table-row table:style-name="ro5">
          <table:table-cell table:style-name="ce25" office:value-type="string">
            <text:p>msg.primeira.semana4</text:p>
          </table:table-cell>
          <table:table-cell table:style-name="ce28" office:value-type="string">
            <text:p>* Уменьшается уровнь монооксида углерода в крови - газ, который выходит из выхлопных труб машин и автобусов,</text:p>
          </table:table-cell>
          <table:table-cell table:style-name="ce21"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1"/>
          <table:table-cell table:number-columns-repeated="4" table:style-name="ce26"/>
        </table:table-row>
        <table:table-row table:style-name="ro5">
          <table:table-cell table:style-name="ce25" office:value-type="string">
            <text:p>msg.primeira.semana5</text:p>
          </table:table-cell>
          <table:table-cell table:style-name="ce28" office:value-type="string">
            <text:p>* Уменьшается риск возникновения язвы желудка.</text:p>
          </table:table-cell>
          <table:table-cell table:style-name="ce21" table:formula="of:=CONCATENATE([.A879];&quot;=&quot;;[.B879])" office:value-type="string">
            <text:p>msg.primeira.semana5=* Уменьшается риск возникновения язвы желудка.</text:p>
          </table:table-cell>
          <table:table-cell table:number-columns-repeated="6" table:style-name="ce21"/>
          <table:table-cell table:number-columns-repeated="4" table:style-name="ce26"/>
        </table:table-row>
        <table:table-row table:style-name="ro5">
          <table:table-cell table:style-name="ce25" office:value-type="string">
            <text:p>msg.primeira.semana6</text:p>
          </table:table-cell>
          <table:table-cell table:style-name="ce28"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1"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1"/>
          <table:table-cell table:number-columns-repeated="4" table:style-name="ce26"/>
        </table:table-row>
        <table:table-row table:style-name="ro5">
          <table:table-cell table:style-name="ce25" office:value-type="string">
            <text:p>msg.segunda.semana1</text:p>
          </table:table-cell>
          <table:table-cell table:style-name="ce28"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1"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1"/>
          <table:table-cell table:number-columns-repeated="4" table:style-name="ce26"/>
        </table:table-row>
        <table:table-row table:style-name="ro5">
          <table:table-cell table:style-name="ce25" office:value-type="string">
            <text:p>msg.segunda.semana2</text:p>
          </table:table-cell>
          <table:table-cell table:style-name="ce28"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1"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1"/>
          <table:table-cell table:number-columns-repeated="4" table:style-name="ce26"/>
        </table:table-row>
        <table:table-row table:style-name="ro5">
          <table:table-cell table:style-name="ce25" office:value-type="string">
            <text:p>msg.segunda.semana3</text:p>
          </table:table-cell>
          <table:table-cell table:style-name="ce28" office:value-type="string">
            <text:p>Употребление фруктов и воды может помочь преодалеть такие моменты.</text:p>
          </table:table-cell>
          <table:table-cell table:style-name="ce21"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1"/>
          <table:table-cell table:number-columns-repeated="4" table:style-name="ce26"/>
        </table:table-row>
        <table:table-row table:style-name="ro5">
          <table:table-cell table:style-name="ce25" office:value-type="string">
            <text:p>msg.segunda.semana4</text:p>
          </table:table-cell>
          <table:table-cell table:style-name="ce28" office:value-type="string">
            <text:p>Мы подготовили расслабляющее упражнение для Вас. Вы можете скачать его или получить к нему доступ на сайте.</text:p>
          </table:table-cell>
          <table:table-cell table:style-name="ce21"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1"/>
          <table:table-cell table:number-columns-repeated="4" table:style-name="ce26"/>
        </table:table-row>
        <table:table-row table:style-name="ro5">
          <table:table-cell table:style-name="ce25" office:value-type="string">
            <text:p>msg.segunda.semana5</text:p>
          </table:table-cell>
          <table:table-cell table:style-name="ce28" office:value-type="string">
            <text:p>Чтобы не набрать вес, старайтесь делать физические упражнения (например, гуляйте) и кушать фрукты/овощи.</text:p>
          </table:table-cell>
          <table:table-cell table:style-name="ce21"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1"/>
          <table:table-cell table:number-columns-repeated="4" table:style-name="ce26"/>
        </table:table-row>
        <table:table-row table:style-name="ro5">
          <table:table-cell table:style-name="ce25" office:value-type="string">
            <text:p>msg.segunda.semana6</text:p>
          </table:table-cell>
          <table:table-cell table:style-name="ce28" office:value-type="string">
            <text:p>Вы все еще не смогли прекратить курить? У вас случился рецидив?</text:p>
          </table:table-cell>
          <table:table-cell table:style-name="ce21"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1"/>
          <table:table-cell table:number-columns-repeated="4" table:style-name="ce26"/>
        </table:table-row>
        <table:table-row table:style-name="ro5">
          <table:table-cell table:style-name="ce25" office:value-type="string">
            <text:p>msg.segunda.semana7</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6"/>
        </table:table-row>
        <table:table-row table:style-name="ro5">
          <table:table-cell table:style-name="ce25" office:value-type="string">
            <text:p>msg.terceira.semana1</text:p>
          </table:table-cell>
          <table:table-cell table:style-name="ce28"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1"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1"/>
          <table:table-cell table:number-columns-repeated="4" table:style-name="ce26"/>
        </table:table-row>
        <table:table-row table:style-name="ro5">
          <table:table-cell table:style-name="ce25" office:value-type="string">
            <text:p>msg.terceira.semana2</text:p>
          </table:table-cell>
          <table:table-cell table:style-name="ce28"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1"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1"/>
          <table:table-cell table:number-columns-repeated="4" table:style-name="ce26"/>
        </table:table-row>
        <table:table-row table:style-name="ro15">
          <table:table-cell table:style-name="ce25" office:value-type="string">
            <text:p>msg.terceira.semana3</text:p>
          </table:table-cell>
          <table:table-cell table:style-name="ce28" office:value-type="string">
            <text:p>Вы все еще не смогли прекратить курить? У вас случился рецидив?</text:p>
          </table:table-cell>
          <table:table-cell table:style-name="ce21"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1"/>
          <table:table-cell table:number-columns-repeated="4" table:style-name="ce26"/>
        </table:table-row>
        <table:table-row table:style-name="ro5">
          <table:table-cell table:style-name="ce25" office:value-type="string">
            <text:p>msg.terceira.semana4</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6"/>
        </table:table-row>
        <table:table-row table:style-name="ro5">
          <table:table-cell table:style-name="ce25" office:value-type="string">
            <text:p>msg.mensal1</text:p>
          </table:table-cell>
          <table:table-cell table:style-name="ce28" office:value-type="string">
            <text:p>Время для месячной проверки! Если у Вас есть вопросы по-поводу бросания курить, посетите наш сайт.</text:p>
          </table:table-cell>
          <table:table-cell table:style-name="ce21"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1"/>
          <table:table-cell table:number-columns-repeated="4" table:style-name="ce26"/>
        </table:table-row>
        <table:table-row table:style-name="ro5">
          <table:table-cell table:style-name="ce25" office:value-type="string">
            <text:p>msg.mensal2</text:p>
          </table:table-cell>
          <table:table-cell table:style-name="ce28"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1"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1"/>
          <table:table-cell table:number-columns-repeated="4" table:style-name="ce26"/>
        </table:table-row>
        <table:table-row table:style-name="ro5">
          <table:table-cell table:style-name="ce25" office:value-type="string">
            <text:p>msg.mensal3</text:p>
          </table:table-cell>
          <table:table-cell table:style-name="ce28" office:value-type="string">
            <text:p>Вы все еще не смогли прекратить курить? У вас случился рецидив?</text:p>
          </table:table-cell>
          <table:table-cell table:style-name="ce21" table:formula="of:=CONCATENATE([.A894];&quot;=&quot;;[.B894])" office:value-type="string">
            <text:p>msg.mensal3=Вы все еще не смогли прекратить курить? У вас случился рецидив?</text:p>
          </table:table-cell>
          <table:table-cell table:number-columns-repeated="6" table:style-name="ce21"/>
          <table:table-cell table:number-columns-repeated="4" table:style-name="ce26"/>
        </table:table-row>
        <table:table-row table:style-name="ro5">
          <table:table-cell table:style-name="ce25" office:value-type="string">
            <text:p>msg.mensal4</text:p>
          </table:table-cell>
          <table:table-cell table:style-name="ce28"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6"/>
        </table:table-row>
        <table:table-row table:style-name="ro5">
          <table:table-cell table:style-name="ce25" office:value-type="string">
            <text:p>iniciando.envio.emails</text:p>
          </table:table-cell>
          <table:table-cell table:style-name="ce28" office:value-type="string">
            <text:p>Начало отправки электронного сообщения</text:p>
          </table:table-cell>
          <table:table-cell table:style-name="ce21" table:formula="of:=CONCATENATE([.A896];&quot;=&quot;;[.B896])" office:value-type="string">
            <text:p>iniciando.envio.emails=Начало отправки электронного сообщения</text:p>
          </table:table-cell>
          <table:table-cell table:number-columns-repeated="6" table:style-name="ce21"/>
          <table:table-cell table:number-columns-repeated="4" table:style-name="ce26"/>
        </table:table-row>
        <table:table-row table:style-name="ro5">
          <table:table-cell table:style-name="ce25" office:value-type="string">
            <text:p>email.data.diferente.enviado</text:p>
          </table:table-cell>
          <table:table-cell table:style-name="ce28" office:value-type="string">
            <text:p>Сообщение с другой датой было отправлено на</text:p>
          </table:table-cell>
          <table:table-cell table:style-name="ce21" table:formula="of:=CONCATENATE([.A897];&quot;=&quot;;[.B897])" office:value-type="string">
            <text:p>email.data.diferente.enviado=Сообщение с другой датой было отправлено на</text:p>
          </table:table-cell>
          <table:table-cell table:number-columns-repeated="6" table:style-name="ce21"/>
          <table:table-cell table:number-columns-repeated="4" table:style-name="ce26"/>
        </table:table-row>
        <table:table-row table:style-name="ro5">
          <table:table-cell table:style-name="ce25" office:value-type="string">
            <text:p>email.primeira.semana.enviado</text:p>
          </table:table-cell>
          <table:table-cell table:style-name="ce28" office:value-type="string">
            <text:p>Сообщение первой недели было отправлено на</text:p>
          </table:table-cell>
          <table:table-cell table:style-name="ce21" table:formula="of:=CONCATENATE([.A898];&quot;=&quot;;[.B898])" office:value-type="string">
            <text:p>email.primeira.semana.enviado=Сообщение первой недели было отправлено на</text:p>
          </table:table-cell>
          <table:table-cell table:number-columns-repeated="6" table:style-name="ce21"/>
          <table:table-cell table:number-columns-repeated="4" table:style-name="ce26"/>
        </table:table-row>
        <table:table-row table:style-name="ro15">
          <table:table-cell table:style-name="ce25" office:value-type="string">
            <text:p>email.segunda.semana.enviado</text:p>
          </table:table-cell>
          <table:table-cell table:style-name="ce28" office:value-type="string">
            <text:p>Сообщение второй недели было отправлено на</text:p>
          </table:table-cell>
          <table:table-cell table:style-name="ce21" table:formula="of:=CONCATENATE([.A899];&quot;=&quot;;[.B899])" office:value-type="string">
            <text:p>email.segunda.semana.enviado=Сообщение второй недели было отправлено на</text:p>
          </table:table-cell>
          <table:table-cell table:number-columns-repeated="6" table:style-name="ce21"/>
          <table:table-cell table:number-columns-repeated="4" table:style-name="ce26"/>
        </table:table-row>
        <table:table-row table:style-name="ro5">
          <table:table-cell table:style-name="ce25" office:value-type="string">
            <text:p>email.terceira.semana.enviado</text:p>
          </table:table-cell>
          <table:table-cell table:style-name="ce28" office:value-type="string">
            <text:p>Сообщение третьей недели было отправлено на</text:p>
          </table:table-cell>
          <table:table-cell table:style-name="ce21" table:formula="of:=CONCATENATE([.A900];&quot;=&quot;;[.B900])" office:value-type="string">
            <text:p>email.terceira.semana.enviado=Сообщение третьей недели было отправлено на</text:p>
          </table:table-cell>
          <table:table-cell table:number-columns-repeated="6" table:style-name="ce21"/>
          <table:table-cell table:number-columns-repeated="4" table:style-name="ce26"/>
        </table:table-row>
        <table:table-row table:style-name="ro5">
          <table:table-cell table:style-name="ce25" office:value-type="string">
            <text:p>email.mensal.enviado</text:p>
          </table:table-cell>
          <table:table-cell table:style-name="ce28" office:value-type="string">
            <text:p>Месячное сообщение было отправлено на</text:p>
          </table:table-cell>
          <table:table-cell table:style-name="ce21" table:formula="of:=CONCATENATE([.A901];&quot;=&quot;;[.B901])" office:value-type="string">
            <text:p>email.mensal.enviado=Месячное сообщение было отправлено на</text:p>
          </table:table-cell>
          <table:table-cell table:number-columns-repeated="6" table:style-name="ce21"/>
          <table:table-cell table:number-columns-repeated="4" table:style-name="ce26"/>
        </table:table-row>
        <table:table-row table:style-name="ro5">
          <table:table-cell table:style-name="ce25" office:value-type="string">
            <text:p>exercicio.relaxamento</text:p>
          </table:table-cell>
          <table:table-cell table:style-name="ce28" office:value-type="string">
            <text:p>Практиковать расслабляющее упражнение - </text:p>
          </table:table-cell>
          <table:table-cell table:style-name="ce21" table:formula="of:=CONCATENATE([.A902];&quot;=&quot;;[.B902])" office:value-type="string">
            <text:p>exercicio.relaxamento=Практиковать расслабляющее упражнение - </text:p>
          </table:table-cell>
          <table:table-cell table:number-columns-repeated="6" table:style-name="ce21"/>
          <table:table-cell table:number-columns-repeated="4" table:style-name="ce26"/>
        </table:table-row>
        <table:table-row table:style-name="ro5">
          <table:table-cell table:style-name="ce25" office:value-type="string">
            <text:p>exercicio.relaxamento1</text:p>
          </table:table-cell>
          <table:table-cell table:style-name="ce28" office:value-type="string">
            <text:p>МР3 аудио</text:p>
          </table:table-cell>
          <table:table-cell table:style-name="ce21" table:formula="of:=CONCATENATE([.A903];&quot;=&quot;;[.B903])" office:value-type="string">
            <text:p>exercicio.relaxamento1=МР3 аудио</text:p>
          </table:table-cell>
          <table:table-cell table:number-columns-repeated="6" table:style-name="ce21"/>
          <table:table-cell table:number-columns-repeated="4" table:style-name="ce26"/>
        </table:table-row>
        <table:table-row table:style-name="ro5">
          <table:table-cell table:style-name="ce25" office:value-type="string">
            <text:p>pronto.evitar.titlepage</text:p>
          </table:table-cell>
          <table:table-cell table:style-name="ce28" office:value-type="string">
            <text:p>Как избежать рецидивов</text:p>
          </table:table-cell>
          <table:table-cell table:style-name="ce21" table:formula="of:=CONCATENATE([.A904];&quot;=&quot;;[.B904])" office:value-type="string">
            <text:p>pronto.evitar.titlepage=Как избежать рецидивов</text:p>
          </table:table-cell>
          <table:table-cell table:number-columns-repeated="6" table:style-name="ce21"/>
          <table:table-cell table:number-columns-repeated="4" table:style-name="ce26"/>
        </table:table-row>
        <table:table-row table:style-name="ro15">
          <table:table-cell table:style-name="ce25" office:value-type="string">
            <text:p>pronto.evitar.img.title</text:p>
          </table:table-cell>
          <table:table-cell table:style-name="ce28" office:value-type="string">
            <text:p>Научитесь говорить НЕТ</text:p>
          </table:table-cell>
          <table:table-cell table:style-name="ce21" table:formula="of:=CONCATENATE([.A905];&quot;=&quot;;[.B905])" office:value-type="string">
            <text:p>pronto.evitar.img.title=Научитесь говорить НЕТ</text:p>
          </table:table-cell>
          <table:table-cell table:number-columns-repeated="6" table:style-name="ce21"/>
          <table:table-cell table:number-columns-repeated="4" table:style-name="ce26"/>
        </table:table-row>
        <table:table-row table:style-name="ro5">
          <table:table-cell table:style-name="ce25" office:value-type="string">
            <text:p>pronto.evitar.p.1</text:p>
          </table:table-cell>
          <table:table-cell table:style-name="ce28" office:value-type="string">
            <text:p>Пытались ли Вы бросить курить раньше?</text:p>
          </table:table-cell>
          <table:table-cell table:style-name="ce21" table:formula="of:=CONCATENATE([.A906];&quot;=&quot;;[.B906])" office:value-type="string">
            <text:p>pronto.evitar.p.1=Пытались ли Вы бросить курить раньше?</text:p>
          </table:table-cell>
          <table:table-cell table:number-columns-repeated="6" table:style-name="ce21"/>
          <table:table-cell table:number-columns-repeated="4" table:style-name="ce26"/>
        </table:table-row>
        <table:table-row table:style-name="ro5">
          <table:table-cell table:style-name="ce25" office:value-type="string">
            <text:p>pronto.evitar.question.option.1</text:p>
          </table:table-cell>
          <table:table-cell table:style-name="ce28" office:value-type="string">
            <text:p>Да</text:p>
          </table:table-cell>
          <table:table-cell table:style-name="ce21" table:formula="of:=CONCATENATE([.A907];&quot;=&quot;;[.B907])" office:value-type="string">
            <text:p>pronto.evitar.question.option.1=Да</text:p>
          </table:table-cell>
          <table:table-cell table:number-columns-repeated="6" table:style-name="ce21"/>
          <table:table-cell table:number-columns-repeated="4" table:style-name="ce26"/>
        </table:table-row>
        <table:table-row table:style-name="ro15">
          <table:table-cell table:style-name="ce25" office:value-type="string">
            <text:p>pronto.evitar.question.option.2</text:p>
          </table:table-cell>
          <table:table-cell table:style-name="ce28" office:value-type="string">
            <text:p>Нет</text:p>
          </table:table-cell>
          <table:table-cell table:style-name="ce21" table:formula="of:=CONCATENATE([.A908];&quot;=&quot;;[.B908])" office:value-type="string">
            <text:p>pronto.evitar.question.option.2=Нет</text:p>
          </table:table-cell>
          <table:table-cell table:number-columns-repeated="6" table:style-name="ce21"/>
          <table:table-cell table:number-columns-repeated="4" table:style-name="ce26"/>
        </table:table-row>
        <table:table-row table:style-name="ro5">
          <table:table-cell table:style-name="ce25" office:value-type="string">
            <text:p>aboutus.h3.daniela</text:p>
          </table:table-cell>
          <table:table-cell table:style-name="ce28" office:value-type="string">
            <text:p>Даниела Апаресида Перейра</text:p>
          </table:table-cell>
          <table:table-cell table:style-name="ce21" table:formula="of:=CONCATENATE([.A909];&quot;=&quot;;[.B909])" office:value-type="string">
            <text:p>aboutus.h3.daniela=Даниела Апаресида Перейра</text:p>
          </table:table-cell>
          <table:table-cell table:number-columns-repeated="6" table:style-name="ce21"/>
          <table:table-cell table:number-columns-repeated="4" table:style-name="ce26"/>
        </table:table-row>
        <table:table-row table:style-name="ro5">
          <table:table-cell table:style-name="ce25" office:value-type="string">
            <text:p>aboutus.p.daniela</text:p>
          </table:table-cell>
          <table:table-cell table:style-name="ce28"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1"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1"/>
          <table:table-cell table:number-columns-repeated="4" table:style-name="ce26"/>
        </table:table-row>
        <table:table-row table:style-name="ro5">
          <table:table-cell table:style-name="ce25" office:value-type="string">
            <text:p>aboutus.h3.caroline</text:p>
          </table:table-cell>
          <table:table-cell table:style-name="ce28" office:value-type="string">
            <text:p>Каролин Янсен</text:p>
          </table:table-cell>
          <table:table-cell table:style-name="ce21" table:formula="of:=CONCATENATE([.A911];&quot;=&quot;;[.B911])" office:value-type="string">
            <text:p>aboutus.h3.caroline=Каролин Янсен</text:p>
          </table:table-cell>
          <table:table-cell table:number-columns-repeated="6" table:style-name="ce21"/>
          <table:table-cell table:number-columns-repeated="4" table:style-name="ce26"/>
        </table:table-row>
        <table:table-row table:style-name="ro5">
          <table:table-cell table:style-name="ce25"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1"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1"/>
          <table:table-cell table:number-columns-repeated="4" table:style-name="ce26"/>
        </table:table-row>
        <table:table-row table:style-name="ro5">
          <table:table-cell table:style-name="ce28" office:value-type="string">
            <text:p>aboutus.h3.kimber</text:p>
          </table:table-cell>
          <table:table-cell table:style-name="ce38" office:value-type="string">
            <text:p>Др. Ким Рихтер, профессор.</text:p>
          </table:table-cell>
          <table:table-cell table:style-name="ce21" table:formula="of:=CONCATENATE([.A913];&quot;=&quot;;[.B913])" office:value-type="string">
            <text:p>aboutus.h3.kimber=Др. Ким Рихтер, профессор.</text:p>
          </table:table-cell>
          <table:table-cell table:number-columns-repeated="6" table:style-name="ce21"/>
          <table:table-cell table:number-columns-repeated="4" table:style-name="ce26"/>
        </table:table-row>
        <table:table-row table:style-name="ro5">
          <table:table-cell table:style-name="ce28"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1"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1"/>
          <table:table-cell table:number-columns-repeated="4" table:style-name="ce26"/>
        </table:table-row>
        <table:table-row table:style-name="ro15">
          <table:table-cell table:style-name="ce28" office:value-type="string">
            <text:p>signout</text:p>
          </table:table-cell>
          <table:table-cell table:style-name="ce38" office:value-type="string">
            <text:p>Др. Дмитро Хвостенко</text:p>
          </table:table-cell>
          <table:table-cell table:style-name="ce21" table:formula="of:=CONCATENATE([.A915];&quot;=&quot;;[.B915])" office:value-type="string">
            <text:p>signout=Др. Дмитро Хвостенко</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1"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1"/>
          <table:table-cell table:number-columns-repeated="4" table:style-name="ce26"/>
        </table:table-row>
        <table:table-row table:style-name="ro15">
          <table:table-cell table:style-name="ce28" office:value-type="string">
            <text:p># PASSWORD RECOVERY</text:p>
          </table:table-cell>
          <table:table-cell table:style-name="ce38" office:value-type="string">
            <text:p>Выйти</text:p>
          </table:table-cell>
          <table:table-cell table:style-name="ce21" table:formula="of:=CONCATENATE([.A917];&quot;=&quot;;[.B917])" office:value-type="string">
            <text:p># PASSWORD RECOVERY=Выйти</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48"/>
          <table:table-cell table:style-name="ce21" table:formula="of:=CONCATENATE([.A918];&quot;=&quot;;[.B918])" office:value-type="string">
            <text:p>###################################=</text:p>
          </table:table-cell>
          <table:table-cell table:number-columns-repeated="6" table:style-name="ce21"/>
          <table:table-cell table:number-columns-repeated="4" table:style-name="ce26"/>
        </table:table-row>
        <table:table-row table:style-name="ro5">
          <table:table-cell table:style-name="ce28" office:value-type="string">
            <text:p>change</text:p>
          </table:table-cell>
          <table:table-cell/>
          <table:table-cell table:style-name="ce21" table:formula="of:=CONCATENATE([.A919];&quot;=&quot;;[.B919])" office:value-type="string">
            <text:p>change=</text:p>
          </table:table-cell>
          <table:table-cell table:number-columns-repeated="6" table:style-name="ce21"/>
          <table:table-cell table:number-columns-repeated="4" table:style-name="ce26"/>
        </table:table-row>
        <table:table-row table:style-name="ro5">
          <table:table-cell table:style-name="ce28" office:value-type="string">
            <text:p>accept</text:p>
          </table:table-cell>
          <table:table-cell table:style-name="ce48"/>
          <table:table-cell table:style-name="ce21" table:formula="of:=CONCATENATE([.A920];&quot;=&quot;;[.B920])" office:value-type="string">
            <text:p>accept=</text:p>
          </table:table-cell>
          <table:table-cell table:number-columns-repeated="6" table:style-name="ce21"/>
          <table:table-cell table:number-columns-repeated="4" table:style-name="ce26"/>
        </table:table-row>
        <table:table-row table:style-name="ro15">
          <table:table-cell table:style-name="ce28" office:value-type="string">
            <text:p>user.not.registered.password</text:p>
          </table:table-cell>
          <table:table-cell table:style-name="ce48" office:value-type="string">
            <text:p>Изменить</text:p>
          </table:table-cell>
          <table:table-cell table:style-name="ce21" table:formula="of:=CONCATENATE([.A921];&quot;=&quot;;[.B921])" office:value-type="string">
            <text:p>user.not.registered.password=Изменить</text:p>
          </table:table-cell>
          <table:table-cell table:number-columns-repeated="6" table:style-name="ce21"/>
          <table:table-cell table:number-columns-repeated="4" table:style-name="ce26"/>
        </table:table-row>
        <table:table-row table:style-name="ro18">
          <table:table-cell table:style-name="ce28" office:value-type="string">
            <text:p>subject.email.password</text:p>
          </table:table-cell>
          <table:table-cell table:style-name="ce48" office:value-type="string">
            <text:p>Принять</text:p>
          </table:table-cell>
          <table:table-cell table:style-name="ce21" table:formula="of:=CONCATENATE([.A922];&quot;=&quot;;[.B922])" office:value-type="string">
            <text:p>subject.email.password=Принять</text:p>
          </table:table-cell>
          <table:table-cell table:number-columns-repeated="6" table:style-name="ce21"/>
          <table:table-cell table:number-columns-repeated="4" table:style-name="ce26"/>
        </table:table-row>
        <table:table-row table:style-name="ro5">
          <table:table-cell table:style-name="ce28" office:value-type="string">
            <text:p>email.password.send</text:p>
          </table:table-cell>
          <table:table-cell table:style-name="ce41" office:value-type="string">
            <text:p>Незарегистрированный пользователь пытается изменить пароль</text:p>
          </table:table-cell>
          <table:table-cell table:style-name="ce21"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1"/>
          <table:table-cell table:number-columns-repeated="4" table:style-name="ce26"/>
        </table:table-row>
        <table:table-row table:style-name="ro5">
          <table:table-cell table:style-name="ce28" office:value-type="string">
            <text:p>email.password.send.2</text:p>
          </table:table-cell>
          <table:table-cell table:style-name="ce41" office:value-type="string">
            <text:p>Сбросить пароль</text:p>
          </table:table-cell>
          <table:table-cell table:style-name="ce21" table:formula="of:=CONCATENATE([.A924];&quot;=&quot;;[.B924])" office:value-type="string">
            <text:p>email.password.send.2=Сбросить пароль</text:p>
          </table:table-cell>
          <table:table-cell table:number-columns-repeated="6" table:style-name="ce21"/>
          <table:table-cell table:number-columns-repeated="4" table:style-name="ce26"/>
        </table:table-row>
        <table:table-row table:style-name="ro5">
          <table:table-cell table:style-name="ce28" office:value-type="string">
            <text:p>email.password.send.3</text:p>
          </table:table-cell>
          <table:table-cell table:style-name="ce41" office:value-type="string">
            <text:p>Мы получили запрос изменить информацию аккаунта, связанного с этим электронным адресом:</text:p>
          </table:table-cell>
          <table:table-cell table:style-name="ce21"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1"/>
          <table:table-cell table:number-columns-repeated="4" table:style-name="ce26"/>
        </table:table-row>
        <table:table-row table:style-name="ro5">
          <table:table-cell table:style-name="ce28" office:value-type="string">
            <text:p>email.password.send.4</text:p>
          </table:table-cell>
          <table:table-cell table:style-name="ce41" office:value-type="string">
            <text:p>Если Вы не отсылали ниакого запроса, пожалуйста, проигнорируйте это сообщение.</text:p>
          </table:table-cell>
          <table:table-cell table:style-name="ce21"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1"/>
          <table:table-cell table:number-columns-repeated="4" table:style-name="ce26"/>
        </table:table-row>
        <table:table-row table:style-name="ro15">
          <table:table-cell table:style-name="ce28" office:value-type="string">
            <text:p>email.password.send.5</text:p>
          </table:table-cell>
          <table:table-cell table:style-name="ce41" office:value-type="string">
            <text:p>Если же Вы отсылали запрос, то:</text:p>
          </table:table-cell>
          <table:table-cell table:style-name="ce21" table:formula="of:=CONCATENATE([.A927];&quot;=&quot;;[.B927])" office:value-type="string">
            <text:p>email.password.send.5=Если же Вы отсылали запрос, то:</text:p>
          </table:table-cell>
          <table:table-cell table:number-columns-repeated="6" table:style-name="ce21"/>
          <table:table-cell table:number-columns-repeated="4" table:style-name="ce26"/>
        </table:table-row>
        <table:table-row table:style-name="ro5">
          <table:table-cell table:style-name="ce28" office:value-type="string">
            <text:p>email.sent.password</text:p>
          </table:table-cell>
          <table:table-cell table:style-name="ce41" office:value-type="string">
            <text:p>-скопируйти код ниже;</text:p>
          </table:table-cell>
          <table:table-cell table:style-name="ce21" table:formula="of:=CONCATENATE([.A928];&quot;=&quot;;[.B928])" office:value-type="string">
            <text:p>email.sent.password=-скопируйти код ниже;</text:p>
          </table:table-cell>
          <table:table-cell table:number-columns-repeated="6" table:style-name="ce21"/>
          <table:table-cell table:number-columns-repeated="4" table:style-name="ce26"/>
        </table:table-row>
        <table:table-row table:style-name="ro5">
          <table:table-cell table:style-name="ce28" office:value-type="string">
            <text:p>password.changed</text:p>
          </table:table-cell>
          <table:table-cell table:style-name="ce41" office:value-type="string">
            <text:p>-и введите его в поле, находящемся по данной ссылке, чтобы изменить пароль.</text:p>
          </table:table-cell>
          <table:table-cell table:style-name="ce21"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1"/>
          <table:table-cell table:number-columns-repeated="4" table:style-name="ce26"/>
        </table:table-row>
        <table:table-row table:style-name="ro5">
          <table:table-cell table:style-name="ce28" office:value-type="string">
            <text:p>user.not.registered.requesting.password.change</text:p>
          </table:table-cell>
          <table:table-cell table:style-name="ce41" office:value-type="string">
            <text:p>Сообщение отправлено.</text:p>
          </table:table-cell>
          <table:table-cell table:style-name="ce21" table:formula="of:=CONCATENATE([.A930];&quot;=&quot;;[.B930])" office:value-type="string">
            <text:p>user.not.registered.requesting.password.change=Сообщение отправлено.</text:p>
          </table:table-cell>
          <table:table-cell table:number-columns-repeated="6" table:style-name="ce21"/>
          <table:table-cell table:number-columns-repeated="4" table:style-name="ce26"/>
        </table:table-row>
        <table:table-row table:style-name="ro15">
          <table:table-cell table:style-name="ce28" office:value-type="string">
            <text:p>enter.email</text:p>
          </table:table-cell>
          <table:table-cell table:style-name="ce41" office:value-type="string">
            <text:p>Пароль успешно изменен.</text:p>
          </table:table-cell>
          <table:table-cell table:style-name="ce21" table:formula="of:=CONCATENATE([.A931];&quot;=&quot;;[.B931])" office:value-type="string">
            <text:p>enter.email=Пароль успешно изменен.</text:p>
          </table:table-cell>
          <table:table-cell table:number-columns-repeated="6" table:style-name="ce21"/>
          <table:table-cell table:number-columns-repeated="4" table:style-name="ce26"/>
        </table:table-row>
        <table:table-row table:style-name="ro15">
          <table:table-cell table:style-name="ce28" office:value-type="string">
            <text:p>enter.code</text:p>
          </table:table-cell>
          <table:table-cell table:style-name="ce41" office:value-type="string">
            <text:p>Незарегистрированный пользователь пытается изменить пароль</text:p>
          </table:table-cell>
          <table:table-cell table:style-name="ce21" table:formula="of:=CONCATENATE([.A932];&quot;=&quot;;[.B932])" office:value-type="string">
            <text:p>enter.code=Незарегистрированный пользователь пытается изменить пароль</text:p>
          </table:table-cell>
          <table:table-cell table:number-columns-repeated="6" table:style-name="ce21"/>
          <table:table-cell table:number-columns-repeated="4" table:style-name="ce26"/>
        </table:table-row>
        <table:table-row table:style-name="ro5">
          <table:table-cell table:style-name="ce28" office:value-type="string">
            <text:p>enter.new.password</text:p>
          </table:table-cell>
          <table:table-cell table:style-name="ce41" office:value-type="string">
            <text:p>Введите ваш электронный адрес:</text:p>
          </table:table-cell>
          <table:table-cell table:style-name="ce21" table:formula="of:=CONCATENATE([.A933];&quot;=&quot;;[.B933])" office:value-type="string">
            <text:p>enter.new.password=Введите ваш электронный адрес:</text:p>
          </table:table-cell>
          <table:table-cell table:number-columns-repeated="6" table:style-name="ce21"/>
          <table:table-cell table:number-columns-repeated="4" table:style-name="ce26"/>
        </table:table-row>
        <table:table-row table:style-name="ro15">
          <table:table-cell table:style-name="ce28" office:value-type="string">
            <text:p>forgot.password</text:p>
          </table:table-cell>
          <table:table-cell table:style-name="ce41" office:value-type="string">
            <text:p>Введите код:</text:p>
          </table:table-cell>
          <table:table-cell table:style-name="ce21" table:formula="of:=CONCATENATE([.A934];&quot;=&quot;;[.B934])" office:value-type="string">
            <text:p>forgot.password=Введите код:</text:p>
          </table:table-cell>
          <table:table-cell table:number-columns-repeated="6" table:style-name="ce21"/>
          <table:table-cell table:number-columns-repeated="4" table:style-name="ce26"/>
        </table:table-row>
        <table:table-row table:style-name="ro15">
          <table:table-cell table:style-name="ce28" office:value-type="string">
            <text:p>email.code.incorrect</text:p>
          </table:table-cell>
          <table:table-cell table:style-name="ce41" office:value-type="string">
            <text:p>Ваш Новый пароль:</text:p>
          </table:table-cell>
          <table:table-cell table:style-name="ce21" table:formula="of:=CONCATENATE([.A935];&quot;=&quot;;[.B935])" office:value-type="string">
            <text:p>email.code.incorrect=Ваш Новый пароль:</text:p>
          </table:table-cell>
          <table:table-cell table:number-columns-repeated="6" table:style-name="ce21"/>
          <table:table-cell table:number-columns-repeated="4" table:style-name="ce26"/>
        </table:table-row>
        <table:table-row table:style-name="ro18">
          <table:table-cell table:style-name="ce28" office:value-type="string">
            <text:p>change.password</text:p>
          </table:table-cell>
          <table:table-cell table:style-name="ce41" office:value-type="string">
            <text:p>Забыли пароль?</text:p>
          </table:table-cell>
          <table:table-cell table:style-name="ce21" table:formula="of:=CONCATENATE([.A936];&quot;=&quot;;[.B936])" office:value-type="string">
            <text:p>change.password=Забыли пароль?</text:p>
          </table:table-cell>
          <table:table-cell table:number-columns-repeated="6" table:style-name="ce21"/>
          <table:table-cell table:number-columns-repeated="4" table:style-name="ce26"/>
        </table:table-row>
        <table:table-row table:style-name="ro19">
          <table:table-cell table:style-name="ce28" office:value-type="string">
            <text:p>i.forgot.password</text:p>
          </table:table-cell>
          <table:table-cell table:style-name="ce41" office:value-type="string">
            <text:p>Неверный эелектронный адрес или пароль</text:p>
          </table:table-cell>
          <table:table-cell table:style-name="ce21" table:formula="of:=CONCATENATE([.A937];&quot;=&quot;;[.B937])" office:value-type="string">
            <text:p>i.forgot.password=Неверный эелектронный адрес или пароль</text:p>
          </table:table-cell>
          <table:table-cell table:number-columns-repeated="6" table:style-name="ce21"/>
          <table:table-cell table:number-columns-repeated="4" table:style-name="ce26"/>
        </table:table-row>
        <table:table-row table:style-name="ro18">
          <table:table-cell table:style-name="ce28" office:value-type="string">
            <text:p>code</text:p>
          </table:table-cell>
          <table:table-cell table:style-name="ce41" office:value-type="string">
            <text:p>Изменить пароль</text:p>
          </table:table-cell>
          <table:table-cell table:style-name="ce21" table:formula="of:=CONCATENATE([.A938];&quot;=&quot;;[.B938])" office:value-type="string">
            <text:p>code=Изменить пароль</text:p>
          </table:table-cell>
          <table:table-cell table:number-columns-repeated="6" table:style-name="ce21"/>
          <table:table-cell table:number-columns-repeated="4" table:style-name="ce26"/>
        </table:table-row>
        <table:table-row table:style-name="ro15">
          <table:table-cell table:style-name="ce28" office:value-type="string">
            <text:p>h1.recover.password</text:p>
          </table:table-cell>
          <table:table-cell table:style-name="ce41" office:value-type="string">
            <text:p>Я забыл/забыла свой пароль</text:p>
          </table:table-cell>
          <table:table-cell table:style-name="ce21" table:formula="of:=CONCATENATE([.A939];&quot;=&quot;;[.B939])" office:value-type="string">
            <text:p>h1.recover.password=Я забыл/забыла свой пароль</text:p>
          </table:table-cell>
          <table:table-cell table:number-columns-repeated="6" table:style-name="ce21"/>
          <table:table-cell table:number-columns-repeated="4" table:style-name="ce26"/>
        </table:table-row>
        <table:table-row table:style-name="ro18">
          <table:table-cell table:style-name="ce28" office:value-type="string">
            <text:p>p.send.email</text:p>
          </table:table-cell>
          <table:table-cell table:style-name="ce41" office:value-type="string">
            <text:p>Код</text:p>
          </table:table-cell>
          <table:table-cell table:style-name="ce21" table:formula="of:=CONCATENATE([.A940];&quot;=&quot;;[.B940])" office:value-type="string">
            <text:p>p.send.email=Код</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41" office:value-type="string">
            <text:p>Восстановление пароля</text:p>
          </table:table-cell>
          <table:table-cell table:style-name="ce21" table:formula="of:=CONCATENATE([.A941];&quot;=&quot;;[.B941])" office:value-type="string">
            <text:p>###################################=Восстановление пароля</text:p>
          </table:table-cell>
          <table:table-cell table:number-columns-repeated="6" table:style-name="ce21"/>
          <table:table-cell table:number-columns-repeated="4" table:style-name="ce26"/>
        </table:table-row>
        <table:table-row table:style-name="ro5">
          <table:table-cell table:style-name="ce28" office:value-type="string">
            <text:p># FTND - FAGESTROM TEST OF NICOTINE DEPENDENCE</text:p>
          </table:table-cell>
          <table:table-cell table:style-name="ce41" office:value-type="string">
            <text:p>Мы отправим инструкции по сбросу пароля на ваш зарегистрированный электронный адрес.</text:p>
          </table:table-cell>
          <table:table-cell table:style-name="ce21"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1"/>
          <table:table-cell table:number-columns-repeated="4" table:style-name="ce26"/>
        </table:table-row>
        <table:table-row table:style-name="ro18">
          <table:table-cell table:style-name="ce25" office:value-type="string">
            <text:p>###################################</text:p>
          </table:table-cell>
          <table:table-cell table:style-name="ce41"/>
          <table:table-cell table:style-name="ce21" table:formula="of:=CONCATENATE([.A943];&quot;=&quot;;[.B943])" office:value-type="string">
            <text:p>###################################=</text:p>
          </table:table-cell>
          <table:table-cell table:number-columns-repeated="6" table:style-name="ce21"/>
          <table:table-cell table:number-columns-repeated="4" table:style-name="ce26"/>
        </table:table-row>
        <table:table-row table:style-name="ro19">
          <table:table-cell table:style-name="ce28" office:value-type="string">
            <text:p>ftnd.1q</text:p>
          </table:table-cell>
          <table:table-cell table:style-name="ce41"/>
          <table:table-cell table:style-name="ce21" table:formula="of:=CONCATENATE([.A944];&quot;=&quot;;[.B944])" office:value-type="string">
            <text:p>ftnd.1q=</text:p>
          </table:table-cell>
          <table:table-cell table:number-columns-repeated="6" table:style-name="ce21"/>
          <table:table-cell table:number-columns-repeated="4" table:style-name="ce26"/>
        </table:table-row>
        <table:table-row table:style-name="ro19">
          <table:table-cell table:style-name="ce28" office:value-type="string">
            <text:p>ftnd.r.1a</text:p>
          </table:table-cell>
          <table:table-cell table:style-name="ce41"/>
          <table:table-cell table:style-name="ce21" table:formula="of:=CONCATENATE([.A945];&quot;=&quot;;[.B945])" office:value-type="string">
            <text:p>ftnd.r.1a=</text:p>
          </table:table-cell>
          <table:table-cell table:number-columns-repeated="6" table:style-name="ce21"/>
          <table:table-cell table:number-columns-repeated="4" table:style-name="ce26"/>
        </table:table-row>
        <table:table-row table:style-name="ro5">
          <table:table-cell table:style-name="ce28" office:value-type="string">
            <text:p>ftnd.r.1b</text:p>
          </table:table-cell>
          <table:table-cell table:style-name="ce41" office:value-type="string">
            <text:p>Как скоро, после пробуждения, Вы выкуриваете Вашу первую сигарету?</text:p>
          </table:table-cell>
          <table:table-cell table:style-name="ce21" table:formula="of:=CONCATENATE([.A946];&quot;=&quot;;[.B946])" office:value-type="string">
            <text:p>ftnd.r.1b=Как скоро, после пробуждения, Вы выкуриваете Вашу первую сигарету?</text:p>
          </table:table-cell>
          <table:table-cell table:number-columns-repeated="6" table:style-name="ce21"/>
          <table:table-cell table:number-columns-repeated="4" table:style-name="ce26"/>
        </table:table-row>
        <table:table-row table:style-name="ro18">
          <table:table-cell table:style-name="ce28" office:value-type="string">
            <text:p>ftnd.r.1c</text:p>
          </table:table-cell>
          <table:table-cell table:style-name="ce41" office:value-type="string">
            <text:p>В течении 5 минут.</text:p>
          </table:table-cell>
          <table:table-cell table:style-name="ce21" table:formula="of:=CONCATENATE([.A947];&quot;=&quot;;[.B947])" office:value-type="string">
            <text:p>ftnd.r.1c=В течении 5 минут.</text:p>
          </table:table-cell>
          <table:table-cell table:number-columns-repeated="6" table:style-name="ce21"/>
          <table:table-cell table:number-columns-repeated="4" table:style-name="ce26"/>
        </table:table-row>
        <table:table-row table:style-name="ro18">
          <table:table-cell table:style-name="ce28" office:value-type="string">
            <text:p>ftnd.r.1d</text:p>
          </table:table-cell>
          <table:table-cell table:style-name="ce41" office:value-type="string">
            <text:p>В течении 6-30 минут.</text:p>
          </table:table-cell>
          <table:table-cell table:style-name="ce21" table:formula="of:=CONCATENATE([.A948];&quot;=&quot;;[.B948])" office:value-type="string">
            <text:p>ftnd.r.1d=В течении 6-30 минут.</text:p>
          </table:table-cell>
          <table:table-cell table:number-columns-repeated="6" table:style-name="ce21"/>
          <table:table-cell table:number-columns-repeated="4" table:style-name="ce26"/>
        </table:table-row>
        <table:table-row table:style-name="ro18">
          <table:table-cell table:style-name="ce28" office:value-type="string">
            <text:p>ftnd.2q</text:p>
          </table:table-cell>
          <table:table-cell table:style-name="ce41" office:value-type="string">
            <text:p>В течении 31-60 минут.</text:p>
          </table:table-cell>
          <table:table-cell table:style-name="ce21" table:formula="of:=CONCATENATE([.A949];&quot;=&quot;;[.B949])" office:value-type="string">
            <text:p>ftnd.2q=В течении 31-60 минут.</text:p>
          </table:table-cell>
          <table:table-cell table:number-columns-repeated="6" table:style-name="ce21"/>
          <table:table-cell table:number-columns-repeated="4" table:style-name="ce26"/>
        </table:table-row>
        <table:table-row table:style-name="ro5">
          <table:table-cell table:style-name="ce28" office:value-type="string">
            <text:p>ftnd.3q</text:p>
          </table:table-cell>
          <table:table-cell table:style-name="ce41" office:value-type="string">
            <text:p>После 60 минут.</text:p>
          </table:table-cell>
          <table:table-cell table:style-name="ce21" table:formula="of:=CONCATENATE([.A950];&quot;=&quot;;[.B950])" office:value-type="string">
            <text:p>ftnd.3q=После 60 минут.</text:p>
          </table:table-cell>
          <table:table-cell table:number-columns-repeated="6" table:style-name="ce21"/>
          <table:table-cell table:number-columns-repeated="4" table:style-name="ce26"/>
        </table:table-row>
        <table:table-row table:style-name="ro18">
          <table:table-cell table:style-name="ce28" office:value-type="string">
            <text:p>ftnd.r.3a</text:p>
          </table:table-cell>
          <table:table-cell table:style-name="ce41"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1"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1"/>
          <table:table-cell table:number-columns-repeated="4" table:style-name="ce26"/>
        </table:table-row>
        <table:table-row table:style-name="ro5">
          <table:table-cell table:style-name="ce28" office:value-type="string">
            <text:p>ftnd.r.3b</text:p>
          </table:table-cell>
          <table:table-cell table:style-name="ce41" office:value-type="string">
            <text:p>От какой сигареты Вы труднее всего отказаться?</text:p>
          </table:table-cell>
          <table:table-cell table:style-name="ce21" table:formula="of:=CONCATENATE([.A952];&quot;=&quot;;[.B952])" office:value-type="string">
            <text:p>ftnd.r.3b=От какой сигареты Вы труднее всего отказаться?</text:p>
          </table:table-cell>
          <table:table-cell table:number-columns-repeated="6" table:style-name="ce21"/>
          <table:table-cell table:number-columns-repeated="4" table:style-name="ce26"/>
        </table:table-row>
        <table:table-row table:style-name="ro5">
          <table:table-cell table:style-name="ce28" office:value-type="string">
            <text:p>ftnd.4q</text:p>
          </table:table-cell>
          <table:table-cell table:style-name="ce41" office:value-type="string">
            <text:p>От первой сигареты утром.</text:p>
          </table:table-cell>
          <table:table-cell table:style-name="ce21" table:formula="of:=CONCATENATE([.A953];&quot;=&quot;;[.B953])" office:value-type="string">
            <text:p>ftnd.4q=От первой сигареты утром.</text:p>
          </table:table-cell>
          <table:table-cell table:number-columns-repeated="6" table:style-name="ce21"/>
          <table:table-cell table:number-columns-repeated="4" table:style-name="ce26"/>
        </table:table-row>
        <table:table-row table:style-name="ro5">
          <table:table-cell table:style-name="ce28" office:value-type="string">
            <text:p>ftnd.r.4a</text:p>
          </table:table-cell>
          <table:table-cell table:style-name="ce41" office:value-type="string">
            <text:p>От всех остальных сигарет.</text:p>
          </table:table-cell>
          <table:table-cell table:style-name="ce21" table:formula="of:=CONCATENATE([.A954];&quot;=&quot;;[.B954])" office:value-type="string">
            <text:p>ftnd.r.4a=От всех остальных сигарет.</text:p>
          </table:table-cell>
          <table:table-cell table:number-columns-repeated="6" table:style-name="ce21"/>
          <table:table-cell table:number-columns-repeated="4" table:style-name="ce26"/>
        </table:table-row>
        <table:table-row table:style-name="ro5">
          <table:table-cell table:style-name="ce28" office:value-type="string">
            <text:p>ftnd.r.4b</text:p>
          </table:table-cell>
          <table:table-cell table:style-name="ce41" office:value-type="string">
            <text:p>Сколько сигарет Вы выкуриваете за день?</text:p>
          </table:table-cell>
          <table:table-cell table:style-name="ce21" table:formula="of:=CONCATENATE([.A955];&quot;=&quot;;[.B955])" office:value-type="string">
            <text:p>ftnd.r.4b=Сколько сигарет Вы выкуриваете за день?</text:p>
          </table:table-cell>
          <table:table-cell table:number-columns-repeated="6" table:style-name="ce21"/>
          <table:table-cell table:number-columns-repeated="4" table:style-name="ce26"/>
        </table:table-row>
        <table:table-row table:style-name="ro5">
          <table:table-cell table:style-name="ce28" office:value-type="string">
            <text:p>ftnd.r.4c</text:p>
          </table:table-cell>
          <table:table-cell table:style-name="ce41" office:value-type="string">
            <text:p>10 или менее</text:p>
          </table:table-cell>
          <table:table-cell table:style-name="ce21" table:formula="of:=CONCATENATE([.A956];&quot;=&quot;;[.B956])" office:value-type="string">
            <text:p>ftnd.r.4c=10 или менее</text:p>
          </table:table-cell>
          <table:table-cell table:number-columns-repeated="6" table:style-name="ce21"/>
          <table:table-cell table:number-columns-repeated="4" table:style-name="ce26"/>
        </table:table-row>
        <table:table-row table:style-name="ro5">
          <table:table-cell table:style-name="ce28" office:value-type="string">
            <text:p>ftnd.r.4d</text:p>
          </table:table-cell>
          <table:table-cell table:style-name="ce41" office:value-type="string">
            <text:p>11-20</text:p>
          </table:table-cell>
          <table:table-cell table:style-name="ce21" table:formula="of:=CONCATENATE([.A957];&quot;=&quot;;[.B957])" office:value-type="string">
            <text:p>ftnd.r.4d=11-20</text:p>
          </table:table-cell>
          <table:table-cell table:number-columns-repeated="6" table:style-name="ce21"/>
          <table:table-cell table:number-columns-repeated="4" table:style-name="ce26"/>
        </table:table-row>
        <table:table-row table:style-name="ro5">
          <table:table-cell table:style-name="ce28" office:value-type="string">
            <text:p>ftnd.5q</text:p>
          </table:table-cell>
          <table:table-cell table:style-name="ce41" office:value-type="string">
            <text:p>21-30</text:p>
          </table:table-cell>
          <table:table-cell table:style-name="ce21" table:formula="of:=CONCATENATE([.A958];&quot;=&quot;;[.B958])" office:value-type="string">
            <text:p>ftnd.5q=21-30</text:p>
          </table:table-cell>
          <table:table-cell table:number-columns-repeated="6" table:style-name="ce21"/>
          <table:table-cell table:number-columns-repeated="4" table:style-name="ce26"/>
        </table:table-row>
        <table:table-row table:style-name="ro5">
          <table:table-cell table:style-name="ce28" office:value-type="string">
            <text:p>ftnd.6q</text:p>
          </table:table-cell>
          <table:table-cell table:style-name="ce41" office:value-type="string">
            <text:p>31 или более</text:p>
          </table:table-cell>
          <table:table-cell table:style-name="ce21" table:formula="of:=CONCATENATE([.A959];&quot;=&quot;;[.B959])" office:value-type="string">
            <text:p>ftnd.6q=31 или более</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41" office:value-type="string">
            <text:p>Курите ли Вы чаще в первые часы после пробуждения, по-сравнению с остальным временем дня?</text:p>
          </table:table-cell>
          <table:table-cell table:style-name="ce21"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1"/>
          <table:table-cell table:number-columns-repeated="4" table:style-name="ce26"/>
        </table:table-row>
        <table:table-row table:style-name="ro5">
          <table:table-cell table:style-name="ce28" office:value-type="string">
            <text:p># USER SATISFACTION QUESTIONNAIRE</text:p>
          </table:table-cell>
          <table:table-cell table:style-name="ce41" office:value-type="string">
            <text:p>Курите ли Вы даже тогда, когда настолько больны, что остаетесь в постели целый день?</text:p>
          </table:table-cell>
          <table:table-cell table:style-name="ce21"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1"/>
          <table:table-cell table:number-columns-repeated="4" table:style-name="ce26"/>
        </table:table-row>
        <table:table-row table:style-name="ro5">
          <table:table-cell table:style-name="ce25" office:value-type="string">
            <text:p>###################################</text:p>
          </table:table-cell>
          <table:table-cell table:style-name="ce41"/>
          <table:table-cell table:style-name="ce21" table:formula="of:=CONCATENATE([.A962];&quot;=&quot;;[.B962])" office:value-type="string">
            <text:p>###################################=</text:p>
          </table:table-cell>
          <table:table-cell table:number-columns-repeated="6" table:style-name="ce21"/>
          <table:table-cell table:number-columns-repeated="4" table:style-name="ce26"/>
        </table:table-row>
        <table:table-row table:style-name="ro5">
          <table:table-cell table:style-name="ce28" office:value-type="string">
            <text:p>satisfaction.scale.q1</text:p>
          </table:table-cell>
          <table:table-cell table:style-name="ce41"/>
          <table:table-cell table:style-name="ce21" table:formula="of:=CONCATENATE([.A963];&quot;=&quot;;[.B963])" office:value-type="string">
            <text:p>satisfaction.scale.q1=</text:p>
          </table:table-cell>
          <table:table-cell table:number-columns-repeated="6" table:style-name="ce21"/>
          <table:table-cell table:number-columns-repeated="4" table:style-name="ce26"/>
        </table:table-row>
        <table:table-row table:style-name="ro5">
          <table:table-cell table:style-name="ce28" office:value-type="string">
            <text:p>satisfaction.scale.q1a</text:p>
          </table:table-cell>
          <table:table-cell table:style-name="ce41"/>
          <table:table-cell table:style-name="ce21" table:formula="of:=CONCATENATE([.A964];&quot;=&quot;;[.B964])" office:value-type="string">
            <text:p>satisfaction.scale.q1a=</text:p>
          </table:table-cell>
          <table:table-cell table:number-columns-repeated="6" table:style-name="ce21"/>
          <table:table-cell table:number-columns-repeated="4" table:style-name="ce26"/>
        </table:table-row>
        <table:table-row table:style-name="ro5">
          <table:table-cell table:style-name="ce28" office:value-type="string">
            <text:p>satisfaction.scale.alittle</text:p>
          </table:table-cell>
          <table:table-cell table:style-name="ce28" office:value-type="string">
            <text:p>Насколько вы довольны этим сайтом?</text:p>
          </table:table-cell>
          <table:table-cell table:style-name="ce21" table:formula="of:=CONCATENATE([.A965];&quot;=&quot;;[.B965])" office:value-type="string">
            <text:p>satisfaction.scale.alittle=Насколько вы довольны этим сайтом?</text:p>
          </table:table-cell>
          <table:table-cell table:number-columns-repeated="6" table:style-name="ce21"/>
          <table:table-cell table:number-columns-repeated="4" table:style-name="ce26"/>
        </table:table-row>
        <table:table-row table:style-name="ro15">
          <table:table-cell table:style-name="ce28" office:value-type="string">
            <text:p>satisfaction.scale.somewhat</text:p>
          </table:table-cell>
          <table:table-cell table:style-name="ce28" office:value-type="string">
            <text:p>Полностью.</text:p>
          </table:table-cell>
          <table:table-cell table:style-name="ce21" table:formula="of:=CONCATENATE([.A966];&quot;=&quot;;[.B966])" office:value-type="string">
            <text:p>satisfaction.scale.somewhat=Полностью.</text:p>
          </table:table-cell>
          <table:table-cell table:number-columns-repeated="6" table:style-name="ce21"/>
          <table:table-cell table:number-columns-repeated="4" table:style-name="ce26"/>
        </table:table-row>
        <table:table-row table:style-name="ro15">
          <table:table-cell table:style-name="ce28" office:value-type="string">
            <text:p>satisfaction.scale.mostly</text:p>
          </table:table-cell>
          <table:table-cell table:style-name="ce28" office:value-type="string">
            <text:p>Немного.</text:p>
          </table:table-cell>
          <table:table-cell table:style-name="ce21" table:formula="of:=CONCATENATE([.A967];&quot;=&quot;;[.B967])" office:value-type="string">
            <text:p>satisfaction.scale.mostly=Немного.</text:p>
          </table:table-cell>
          <table:table-cell table:number-columns-repeated="6" table:style-name="ce21"/>
          <table:table-cell table:number-columns-repeated="4" table:style-name="ce26"/>
        </table:table-row>
        <table:table-row table:style-name="ro15">
          <table:table-cell table:style-name="ce28" office:value-type="string">
            <text:p>satisfaction.scale.verymuch</text:p>
          </table:table-cell>
          <table:table-cell table:style-name="ce28" office:value-type="string">
            <text:p>В некотором роде.</text:p>
          </table:table-cell>
          <table:table-cell table:style-name="ce21" table:formula="of:=CONCATENATE([.A968];&quot;=&quot;;[.B968])" office:value-type="string">
            <text:p>satisfaction.scale.verymuch=В некотором роде.</text:p>
          </table:table-cell>
          <table:table-cell table:number-columns-repeated="6" table:style-name="ce21"/>
          <table:table-cell table:number-columns-repeated="4" table:style-name="ce26"/>
        </table:table-row>
        <table:table-row table:style-name="ro15">
          <table:table-cell table:style-name="ce28" office:value-type="string">
            <text:p>satisfaction.scale.q1f</text:p>
          </table:table-cell>
          <table:table-cell table:style-name="ce28" office:value-type="string">
            <text:p>По большей части.</text:p>
          </table:table-cell>
          <table:table-cell table:style-name="ce21" table:formula="of:=CONCATENATE([.A969];&quot;=&quot;;[.B969])" office:value-type="string">
            <text:p>satisfaction.scale.q1f=По большей части.</text:p>
          </table:table-cell>
          <table:table-cell table:number-columns-repeated="6" table:style-name="ce21"/>
          <table:table-cell table:number-columns-repeated="4" table:style-name="ce26"/>
        </table:table-row>
        <table:table-row table:style-name="ro15">
          <table:table-cell table:style-name="ce28" office:value-type="string">
            <text:p>satisfaction.scale.prefer.not.answer</text:p>
          </table:table-cell>
          <table:table-cell table:style-name="ce28" office:value-type="string">
            <text:p>Очень.</text:p>
          </table:table-cell>
          <table:table-cell table:style-name="ce21" table:formula="of:=CONCATENATE([.A970];&quot;=&quot;;[.B970])" office:value-type="string">
            <text:p>satisfaction.scale.prefer.not.answer=Очень.</text:p>
          </table:table-cell>
          <table:table-cell table:number-columns-repeated="6" table:style-name="ce21"/>
          <table:table-cell table:number-columns-repeated="4" table:style-name="ce26"/>
        </table:table-row>
        <table:table-row table:style-name="ro15">
          <table:table-cell table:style-name="ce28" office:value-type="string">
            <text:p>satisfaction.scale.q2</text:p>
          </table:table-cell>
          <table:table-cell table:style-name="ce28" office:value-type="string">
            <text:p>Я не пользуюсь этим сайтом.</text:p>
          </table:table-cell>
          <table:table-cell table:style-name="ce21" table:formula="of:=CONCATENATE([.A971];&quot;=&quot;;[.B971])" office:value-type="string">
            <text:p>satisfaction.scale.q2=Я не пользуюсь этим сайтом.</text:p>
          </table:table-cell>
          <table:table-cell table:number-columns-repeated="6" table:style-name="ce21"/>
          <table:table-cell table:number-columns-repeated="4" table:style-name="ce26"/>
        </table:table-row>
        <table:table-row table:style-name="ro15">
          <table:table-cell table:style-name="ce28" office:value-type="string">
            <text:p>satisfaction.scale.maybe</text:p>
          </table:table-cell>
          <table:table-cell table:style-name="ce48" office:value-type="string">
            <text:p>Предпочитаю не отвечать.</text:p>
          </table:table-cell>
          <table:table-cell table:style-name="ce21" table:formula="of:=CONCATENATE([.A972];&quot;=&quot;;[.B972])" office:value-type="string">
            <text:p>satisfaction.scale.maybe=Предпочитаю не отвечать.</text:p>
          </table:table-cell>
          <table:table-cell table:number-columns-repeated="6" table:style-name="ce21"/>
          <table:table-cell table:number-columns-repeated="4" table:style-name="ce26"/>
        </table:table-row>
        <table:table-row table:style-name="ro15">
          <table:table-cell table:style-name="ce28" office:value-type="string">
            <text:p>satisfaction.scale.3q</text:p>
          </table:table-cell>
          <table:table-cell table:style-name="ce28" office:value-type="string">
            <text:p>Порекоммендовали бы Вы это сайт другу, который хочет бросить курить?</text:p>
          </table:table-cell>
          <table:table-cell table:style-name="ce21"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1"/>
          <table:table-cell table:number-columns-repeated="4" table:style-name="ce26"/>
        </table:table-row>
        <table:table-row table:style-name="ro15">
          <table:table-cell table:style-name="ce49" office:value-type="string">
            <text:p>satisfaction.scale.r.3</text:p>
          </table:table-cell>
          <table:table-cell table:style-name="ce28" office:value-type="string">
            <text:p>Не уверен/ не уверена.</text:p>
          </table:table-cell>
          <table:table-cell table:style-name="ce21" table:formula="of:=CONCATENATE([.A974];&quot;=&quot;;[.B974])" office:value-type="string">
            <text:p>satisfaction.scale.r.3=Не уверен/ не уверена.</text:p>
          </table:table-cell>
          <table:table-cell table:number-columns-repeated="6" table:style-name="ce21"/>
          <table:table-cell table:number-columns-repeated="4" table:style-name="ce26"/>
        </table:table-row>
        <table:table-row table:style-name="ro15">
          <table:table-cell table:style-name="ce49" office:value-type="string">
            <text:p>satisfaction.scale.r.3</text:p>
          </table:table-cell>
          <table:table-cell table:style-name="ce28" office:value-type="string">
            <text:p>Насколько полезны упражнения на этом сайте для бросания курить?</text:p>
          </table:table-cell>
          <table:table-cell table:style-name="ce21"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satisfaction.scale.4q</text:p>
          </table:table-cell>
          <table:table-cell table:style-name="ce28" office:value-type="string">
            <text:p>Не полезны.</text:p>
          </table:table-cell>
          <table:table-cell table:style-name="ce21" table:formula="of:=CONCATENATE([.A976];&quot;=&quot;;[.B976])" office:value-type="string">
            <text:p>satisfaction.scale.4q=Не полезны.</text:p>
          </table:table-cell>
          <table:table-cell table:number-columns-repeated="6" table:style-name="ce21"/>
          <table:table-cell table:number-columns-repeated="4" table:style-name="ce26"/>
        </table:table-row>
        <table:table-row table:style-name="ro15">
          <table:table-cell table:style-name="ce28" office:value-type="string">
            <text:p>satisfaction.scale.r.4</text:p>
          </table:table-cell>
          <table:table-cell table:style-name="ce28" office:value-type="string">
            <text:p>Я не пытаюсь использовать эти методы.</text:p>
          </table:table-cell>
          <table:table-cell table:style-name="ce21" table:formula="of:=CONCATENATE([.A977];&quot;=&quot;;[.B977])" office:value-type="string">
            <text:p>satisfaction.scale.r.4=Я не пытаюсь использовать эти методы.</text:p>
          </table:table-cell>
          <table:table-cell table:number-columns-repeated="6" table:style-name="ce21"/>
          <table:table-cell table:number-columns-repeated="4" table:style-name="ce26"/>
        </table:table-row>
        <table:table-row table:style-name="ro15">
          <table:table-cell table:style-name="ce28" office:value-type="string">
            <text:p>satisfaction.scale.r.4</text:p>
          </table:table-cell>
          <table:table-cell table:style-name="ce28" office:value-type="string">
            <text:p>Насколько полезны оказались Ваши персональные планы (сгенерированные на этом сайте) для бросания курить?</text:p>
          </table:table-cell>
          <table:table-cell table:style-name="ce21"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satisfaction.scale.5q</text:p>
          </table:table-cell>
          <table:table-cell table:style-name="ce28" office:value-type="string">
            <text:p>Не полезны.</text:p>
          </table:table-cell>
          <table:table-cell table:style-name="ce21" table:formula="of:=CONCATENATE([.A979];&quot;=&quot;;[.B979])" office:value-type="string">
            <text:p>satisfaction.scale.5q=Не полезны.</text:p>
          </table:table-cell>
          <table:table-cell table:number-columns-repeated="6" table:style-name="ce21"/>
          <table:table-cell table:number-columns-repeated="4" table:style-name="ce26"/>
        </table:table-row>
        <table:table-row table:style-name="ro15">
          <table:table-cell table:style-name="ce28" office:value-type="string">
            <text:p>satisfaction.scale.r.5</text:p>
          </table:table-cell>
          <table:table-cell table:style-name="ce28" office:value-type="string">
            <text:p>Я не использую персональный план, созданный на этом сайте, для бросания курить.</text:p>
          </table:table-cell>
          <table:table-cell table:style-name="ce21"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satisfaction.scale.r.5</text:p>
          </table:table-cell>
          <table:table-cell table:style-name="ce28" office:value-type="string">
            <text:p>Насколько полезным оказался форум этого сайта для бросания курить?</text:p>
          </table:table-cell>
          <table:table-cell table:style-name="ce21"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satisfaction.scale.6q</text:p>
          </table:table-cell>
          <table:table-cell table:style-name="ce28" office:value-type="string">
            <text:p>не полезен.</text:p>
          </table:table-cell>
          <table:table-cell table:style-name="ce21" table:formula="of:=CONCATENATE([.A982];&quot;=&quot;;[.B982])" office:value-type="string">
            <text:p>satisfaction.scale.6q=не полезен.</text:p>
          </table:table-cell>
          <table:table-cell table:number-columns-repeated="6" table:style-name="ce21"/>
          <table:table-cell table:number-columns-repeated="4" table:style-name="ce26"/>
        </table:table-row>
        <table:table-row table:style-name="ro15">
          <table:table-cell table:style-name="ce28" office:value-type="string">
            <text:p>satisfaction.scale.r.6</text:p>
          </table:table-cell>
          <table:table-cell table:style-name="ce28" office:value-type="string">
            <text:p>Я не использую форум этого сайта для бросания курить.</text:p>
          </table:table-cell>
          <table:table-cell table:style-name="ce21" table:formula="of:=CONCATENATE([.A983];&quot;=&quot;;[.B983])" office:value-type="string">
            <text:p>satisfaction.scale.r.6=Я не использую форум этого сайта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satisfaction.scale.r.6</text:p>
          </table:table-cell>
          <table:table-cell table:style-name="ce28" office:value-type="string">
            <text:p>С момента первого пользования сайтом, сколько раз вы снова посещали сайт?</text:p>
          </table:table-cell>
          <table:table-cell table:style-name="ce21"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1"/>
          <table:table-cell table:number-columns-repeated="4" table:style-name="ce26"/>
        </table:table-row>
        <table:table-row table:style-name="ro15">
          <table:table-cell table:style-name="ce28" office:value-type="string">
            <text:p>satisfaction.scale.7q</text:p>
          </table:table-cell>
          <table:table-cell table:style-name="ce28" office:value-type="string">
            <text:p>Количество раз = </text:p>
          </table:table-cell>
          <table:table-cell table:style-name="ce21" table:formula="of:=CONCATENATE([.A985];&quot;=&quot;;[.B985])" office:value-type="string">
            <text:p>satisfaction.scale.7q=Количество раз = </text:p>
          </table:table-cell>
          <table:table-cell table:number-columns-repeated="6" table:style-name="ce21"/>
          <table:table-cell table:number-columns-repeated="4" table:style-name="ce26"/>
        </table:table-row>
        <table:table-row table:style-name="ro15">
          <table:table-cell table:style-name="ce28" office:value-type="string">
            <text:p>satisfaction.scale.r.7</text:p>
          </table:table-cell>
          <table:table-cell table:style-name="ce28" office:value-type="string">
            <text:p>Предпочитаю не отвечать.</text:p>
          </table:table-cell>
          <table:table-cell table:style-name="ce21" table:formula="of:=CONCATENATE([.A986];&quot;=&quot;;[.B986])" office:value-type="string">
            <text:p>satisfaction.scale.r.7=Предпочитаю не отвечать.</text:p>
          </table:table-cell>
          <table:table-cell table:number-columns-repeated="6" table:style-name="ce21"/>
          <table:table-cell table:number-columns-repeated="4" table:style-name="ce26"/>
        </table:table-row>
        <table:table-row table:style-name="ro15">
          <table:table-cell table:style-name="ce28" office:value-type="string">
            <text:p>satisfaction.scale.8q</text:p>
          </table:table-cell>
          <table:table-cell table:style-name="ce28" office:value-type="string">
            <text:p>Насколько хорошо этот сайт организован?</text:p>
          </table:table-cell>
          <table:table-cell table:style-name="ce21" table:formula="of:=CONCATENATE([.A987];&quot;=&quot;;[.B987])" office:value-type="string">
            <text:p>satisfaction.scale.8q=Насколько хорошо этот сайт организован?</text:p>
          </table:table-cell>
          <table:table-cell table:number-columns-repeated="6" table:style-name="ce21"/>
          <table:table-cell table:number-columns-repeated="4" table:style-name="ce26"/>
        </table:table-row>
        <table:table-row table:style-name="ro15">
          <table:table-cell table:style-name="ce28" office:value-type="string">
            <text:p>satisfaction.scale.r.8</text:p>
          </table:table-cell>
          <table:table-cell table:style-name="ce28" office:value-type="string">
            <text:p>Совсем плохо.</text:p>
          </table:table-cell>
          <table:table-cell table:style-name="ce21" table:formula="of:=CONCATENATE([.A988];&quot;=&quot;;[.B988])" office:value-type="string">
            <text:p>satisfaction.scale.r.8=Совсем плохо.</text:p>
          </table:table-cell>
          <table:table-cell table:number-columns-repeated="6" table:style-name="ce21"/>
          <table:table-cell table:number-columns-repeated="4" table:style-name="ce26"/>
        </table:table-row>
        <table:table-row table:style-name="ro15">
          <table:table-cell table:style-name="ce28" office:value-type="string">
            <text:p>satisfaction.scale.r.9</text:p>
          </table:table-cell>
          <table:table-cell table:style-name="ce28" office:value-type="string">
            <text:p>Насколько легко было получить доступ к различным разделам этого сайта?</text:p>
          </table:table-cell>
          <table:table-cell table:style-name="ce21"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28" office:value-type="string">
            <text:p>Совсем нелегко.</text:p>
          </table:table-cell>
          <table:table-cell table:style-name="ce21" table:formula="of:=CONCATENATE([.A990];&quot;=&quot;;[.B990])" office:value-type="string">
            <text:p>###################################=Совсем нелегко.</text:p>
          </table:table-cell>
          <table:table-cell table:number-columns-repeated="6" table:style-name="ce21"/>
          <table:table-cell table:number-columns-repeated="4" table:style-name="ce26"/>
        </table:table-row>
        <table:table-row table:style-name="ro15">
          <table:table-cell table:style-name="ce28" office:value-type="string">
            <text:p># PHQ9 - PATIENT HEALTH QUESTIONNAIRE</text:p>
          </table:table-cell>
          <table:table-cell table:style-name="ce28" office:value-type="string">
            <text:p>Хотели бы Вы еще что-то сказать о данном сайте?</text:p>
          </table:table-cell>
          <table:table-cell table:style-name="ce21" table:formula="of:=CONCATENATE([.A991];&quot;=&quot;;[.B991])" office:value-type="string">
            <text:p># PHQ9 - PATIENT HEALTH QUESTIONNAIRE=Хотели бы Вы еще что-то сказать о данном сайте?</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992];&quot;=&quot;;[.B992])" office:value-type="string">
            <text:p>###################################=</text:p>
          </table:table-cell>
          <table:table-cell table:number-columns-repeated="6" table:style-name="ce21"/>
          <table:table-cell table:number-columns-repeated="4" table:style-name="ce26"/>
        </table:table-row>
        <table:table-row table:style-name="ro15">
          <table:table-cell table:style-name="ce33" office:value-type="string">
            <text:p>phq9.r1</text:p>
          </table:table-cell>
          <table:table-cell table:style-name="ce38"/>
          <table:table-cell table:style-name="ce21" table:formula="of:=CONCATENATE([.A993];&quot;=&quot;;[.B993])" office:value-type="string">
            <text:p>phq9.r1=</text:p>
          </table:table-cell>
          <table:table-cell table:number-columns-repeated="6" table:style-name="ce21"/>
          <table:table-cell table:number-columns-repeated="4" table:style-name="ce26"/>
        </table:table-row>
        <table:table-row table:style-name="ro15">
          <table:table-cell table:style-name="ce33" office:value-type="string">
            <text:p>phq9.r2</text:p>
          </table:table-cell>
          <table:table-cell table:style-name="ce38"/>
          <table:table-cell table:style-name="ce21" table:formula="of:=CONCATENATE([.A994];&quot;=&quot;;[.B994])" office:value-type="string">
            <text:p>phq9.r2=</text:p>
          </table:table-cell>
          <table:table-cell table:number-columns-repeated="6" table:style-name="ce21"/>
          <table:table-cell table:number-columns-repeated="4" table:style-name="ce26"/>
        </table:table-row>
        <table:table-row table:style-name="ro15">
          <table:table-cell table:style-name="ce28" office:value-type="string">
            <text:p>phq9.r3</text:p>
          </table:table-cell>
          <table:table-cell table:style-name="ce38"/>
          <table:table-cell table:style-name="ce21" table:formula="of:=CONCATENATE([.A995];&quot;=&quot;;[.B995])" office:value-type="string">
            <text:p>phq9.r3=</text:p>
          </table:table-cell>
          <table:table-cell table:number-columns-repeated="6" table:style-name="ce21"/>
          <table:table-cell table:number-columns-repeated="4" table:style-name="ce26"/>
        </table:table-row>
        <table:table-row table:style-name="ro15">
          <table:table-cell table:style-name="ce28" office:value-type="string">
            <text:p>phq9.r4</text:p>
          </table:table-cell>
          <table:table-cell table:style-name="ce38"/>
          <table:table-cell table:style-name="ce21" table:formula="of:=CONCATENATE([.A996];&quot;=&quot;;[.B996])" office:value-type="string">
            <text:p>phq9.r4=</text:p>
          </table:table-cell>
          <table:table-cell table:number-columns-repeated="6" table:style-name="ce21"/>
          <table:table-cell table:number-columns-repeated="4" table:style-name="ce26"/>
        </table:table-row>
        <table:table-row table:style-name="ro15">
          <table:table-cell table:style-name="ce28" office:value-type="string">
            <text:p>phq9.a</text:p>
          </table:table-cell>
          <table:table-cell table:style-name="ce38"/>
          <table:table-cell table:style-name="ce21" table:formula="of:=CONCATENATE([.A997];&quot;=&quot;;[.B997])" office:value-type="string">
            <text:p>phq9.a=</text:p>
          </table:table-cell>
          <table:table-cell table:number-columns-repeated="6" table:style-name="ce21"/>
          <table:table-cell table:number-columns-repeated="4" table:style-name="ce26"/>
        </table:table-row>
        <table:table-row table:style-name="ro15">
          <table:table-cell table:style-name="ce28" office:value-type="string">
            <text:p>phq9.1</text:p>
          </table:table-cell>
          <table:table-cell table:style-name="ce38"/>
          <table:table-cell table:style-name="ce21" table:formula="of:=CONCATENATE([.A998];&quot;=&quot;;[.B998])" office:value-type="string">
            <text:p>phq9.1=</text:p>
          </table:table-cell>
          <table:table-cell table:number-columns-repeated="6" table:style-name="ce21"/>
          <table:table-cell table:number-columns-repeated="4" table:style-name="ce26"/>
        </table:table-row>
        <table:table-row table:style-name="ro15">
          <table:table-cell table:style-name="ce28" office:value-type="string">
            <text:p>phq9.2</text:p>
          </table:table-cell>
          <table:table-cell table:style-name="ce38"/>
          <table:table-cell table:style-name="ce21" table:formula="of:=CONCATENATE([.A999];&quot;=&quot;;[.B999])" office:value-type="string">
            <text:p>phq9.2=</text:p>
          </table:table-cell>
          <table:table-cell table:number-columns-repeated="6" table:style-name="ce21"/>
          <table:table-cell table:number-columns-repeated="4" table:style-name="ce26"/>
        </table:table-row>
        <table:table-row table:style-name="ro15">
          <table:table-cell table:style-name="ce28" office:value-type="string">
            <text:p>phq9.3</text:p>
          </table:table-cell>
          <table:table-cell table:style-name="ce33"/>
          <table:table-cell table:style-name="ce21" table:formula="of:=CONCATENATE([.A1000];&quot;=&quot;;[.B1000])" office:value-type="string">
            <text:p>phq9.3=</text:p>
          </table:table-cell>
          <table:table-cell table:number-columns-repeated="6" table:style-name="ce21"/>
          <table:table-cell table:number-columns-repeated="4" table:style-name="ce26"/>
        </table:table-row>
        <table:table-row table:style-name="ro15">
          <table:table-cell table:style-name="ce28" office:value-type="string">
            <text:p>phq9.4</text:p>
          </table:table-cell>
          <table:table-cell table:style-name="ce38"/>
          <table:table-cell table:style-name="ce21" table:formula="of:=CONCATENATE([.A1001];&quot;=&quot;;[.B1001])" office:value-type="string">
            <text:p>phq9.4=</text:p>
          </table:table-cell>
          <table:table-cell table:number-columns-repeated="6" table:style-name="ce21"/>
          <table:table-cell table:number-columns-repeated="4" table:style-name="ce26"/>
        </table:table-row>
        <table:table-row table:style-name="ro15">
          <table:table-cell table:style-name="ce28" office:value-type="string">
            <text:p>phq9.5</text:p>
          </table:table-cell>
          <table:table-cell table:style-name="ce38"/>
          <table:table-cell table:style-name="ce21" table:formula="of:=CONCATENATE([.A1002];&quot;=&quot;;[.B1002])" office:value-type="string">
            <text:p>phq9.5=</text:p>
          </table:table-cell>
          <table:table-cell table:number-columns-repeated="6" table:style-name="ce21"/>
          <table:table-cell table:number-columns-repeated="4" table:style-name="ce26"/>
        </table:table-row>
        <table:table-row table:style-name="ro15">
          <table:table-cell table:style-name="ce28" office:value-type="string">
            <text:p>phq9.6</text:p>
          </table:table-cell>
          <table:table-cell table:style-name="ce38"/>
          <table:table-cell table:style-name="ce21" table:formula="of:=CONCATENATE([.A1003];&quot;=&quot;;[.B1003])" office:value-type="string">
            <text:p>phq9.6=</text:p>
          </table:table-cell>
          <table:table-cell table:number-columns-repeated="6" table:style-name="ce21"/>
          <table:table-cell table:number-columns-repeated="4" table:style-name="ce26"/>
        </table:table-row>
        <table:table-row table:style-name="ro15">
          <table:table-cell table:style-name="ce28" office:value-type="string">
            <text:p>phq9.7</text:p>
          </table:table-cell>
          <table:table-cell table:style-name="ce38"/>
          <table:table-cell table:style-name="ce21" table:formula="of:=CONCATENATE([.A1004];&quot;=&quot;;[.B1004])" office:value-type="string">
            <text:p>phq9.7=</text:p>
          </table:table-cell>
          <table:table-cell table:number-columns-repeated="6" table:style-name="ce21"/>
          <table:table-cell table:number-columns-repeated="4" table:style-name="ce26"/>
        </table:table-row>
        <table:table-row table:style-name="ro15">
          <table:table-cell table:style-name="ce28" office:value-type="string">
            <text:p>phq9.8</text:p>
          </table:table-cell>
          <table:table-cell table:style-name="ce38"/>
          <table:table-cell table:style-name="ce21" table:formula="of:=CONCATENATE([.A1005];&quot;=&quot;;[.B1005])" office:value-type="string">
            <text:p>phq9.8=</text:p>
          </table:table-cell>
          <table:table-cell table:number-columns-repeated="6" table:style-name="ce21"/>
          <table:table-cell table:number-columns-repeated="4" table:style-name="ce26"/>
        </table:table-row>
        <table:table-row table:style-name="ro15">
          <table:table-cell table:style-name="ce28" office:value-type="string">
            <text:p>phq9.9</text:p>
          </table:table-cell>
          <table:table-cell table:style-name="ce38"/>
          <table:table-cell table:style-name="ce21" table:formula="of:=CONCATENATE([.A1006];&quot;=&quot;;[.B1006])" office:value-type="string">
            <text:p>phq9.9=</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07];&quot;=&quot;;[.B1007])"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PHQ2</text:p>
          </table:table-cell>
          <table:table-cell table:style-name="ce38"/>
          <table:table-cell table:style-name="ce21" table:formula="of:=CONCATENATE([.A1008];&quot;=&quot;;[.B1008])" office:value-type="string">
            <text:p># PHQ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09];&quot;=&quot;;[.B1009])"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phq2.r1</text:p>
          </table:table-cell>
          <table:table-cell table:style-name="ce38"/>
          <table:table-cell table:style-name="ce21" table:formula="of:=CONCATENATE([.A1010];&quot;=&quot;;[.B1010])" office:value-type="string">
            <text:p>phq2.r1=</text:p>
          </table:table-cell>
          <table:table-cell table:number-columns-repeated="6" table:style-name="ce21"/>
          <table:table-cell table:number-columns-repeated="4" table:style-name="ce26"/>
        </table:table-row>
        <table:table-row table:style-name="ro15">
          <table:table-cell table:style-name="ce28" office:value-type="string">
            <text:p>phq2.r2</text:p>
          </table:table-cell>
          <table:table-cell table:style-name="ce38"/>
          <table:table-cell table:style-name="ce21" table:formula="of:=CONCATENATE([.A1011];&quot;=&quot;;[.B1011])" office:value-type="string">
            <text:p>phq2.r2=</text:p>
          </table:table-cell>
          <table:table-cell table:number-columns-repeated="6" table:style-name="ce21"/>
          <table:table-cell table:number-columns-repeated="4" table:style-name="ce26"/>
        </table:table-row>
        <table:table-row table:style-name="ro15">
          <table:table-cell table:style-name="ce28" office:value-type="string">
            <text:p>phq2.r3</text:p>
          </table:table-cell>
          <table:table-cell table:style-name="ce38"/>
          <table:table-cell table:style-name="ce21" table:formula="of:=CONCATENATE([.A1012];&quot;=&quot;;[.B1012])" office:value-type="string">
            <text:p>phq2.r3=</text:p>
          </table:table-cell>
          <table:table-cell table:number-columns-repeated="6" table:style-name="ce21"/>
          <table:table-cell table:number-columns-repeated="4" table:style-name="ce26"/>
        </table:table-row>
        <table:table-row table:style-name="ro15">
          <table:table-cell table:style-name="ce28" office:value-type="string">
            <text:p>phq2.r4</text:p>
          </table:table-cell>
          <table:table-cell table:style-name="ce38"/>
          <table:table-cell table:style-name="ce21" table:formula="of:=CONCATENATE([.A1013];&quot;=&quot;;[.B1013])" office:value-type="string">
            <text:p>phq2.r4=</text:p>
          </table:table-cell>
          <table:table-cell table:number-columns-repeated="6" table:style-name="ce21"/>
          <table:table-cell table:number-columns-repeated="4" table:style-name="ce26"/>
        </table:table-row>
        <table:table-row table:style-name="ro15">
          <table:table-cell table:style-name="ce33" office:value-type="string">
            <text:p>phq2</text:p>
          </table:table-cell>
          <table:table-cell table:style-name="ce38"/>
          <table:table-cell table:style-name="ce21" table:formula="of:=CONCATENATE([.A1014];&quot;=&quot;;[.B1014])" office:value-type="string">
            <text:p>phq2=</text:p>
          </table:table-cell>
          <table:table-cell table:number-columns-repeated="6" table:style-name="ce21"/>
          <table:table-cell table:number-columns-repeated="4" table:style-name="ce26"/>
        </table:table-row>
        <table:table-row table:style-name="ro15">
          <table:table-cell table:style-name="ce28" office:value-type="string">
            <text:p>phq2.1</text:p>
          </table:table-cell>
          <table:table-cell table:style-name="ce38"/>
          <table:table-cell table:style-name="ce21" table:formula="of:=CONCATENATE([.A1015];&quot;=&quot;;[.B1015])" office:value-type="string">
            <text:p>phq2.1=</text:p>
          </table:table-cell>
          <table:table-cell table:number-columns-repeated="6" table:style-name="ce21"/>
          <table:table-cell table:number-columns-repeated="4" table:style-name="ce26"/>
        </table:table-row>
        <table:table-row table:style-name="ro15">
          <table:table-cell table:style-name="ce28" office:value-type="string">
            <text:p>phq2.2</text:p>
          </table:table-cell>
          <table:table-cell table:style-name="ce38"/>
          <table:table-cell table:style-name="ce21" table:formula="of:=CONCATENATE([.A1016];&quot;=&quot;;[.B1016])" office:value-type="string">
            <text:p>phq2.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3"/>
          <table:table-cell table:style-name="ce21" table:formula="of:=CONCATENATE([.A1017];&quot;=&quot;;[.B1017])"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PNAD</text:p>
          </table:table-cell>
          <table:table-cell table:style-name="ce38"/>
          <table:table-cell table:style-name="ce21" table:formula="of:=CONCATENATE([.A1018];&quot;=&quot;;[.B1018])" office:value-type="string">
            <text:p># PNAD=</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19];&quot;=&quot;;[.B1019])"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pnad.1</text:p>
          </table:table-cell>
          <table:table-cell table:style-name="ce38"/>
          <table:table-cell table:style-name="ce21" table:formula="of:=CONCATENATE([.A1020];&quot;=&quot;;[.B1020])" office:value-type="string">
            <text:p>pnad.1=</text:p>
          </table:table-cell>
          <table:table-cell table:number-columns-repeated="6" table:style-name="ce21"/>
          <table:table-cell table:number-columns-repeated="4" table:style-name="ce26"/>
        </table:table-row>
        <table:table-row table:style-name="ro15">
          <table:table-cell table:style-name="ce28" office:value-type="string">
            <text:p>pnad.1.r</text:p>
          </table:table-cell>
          <table:table-cell table:style-name="ce38"/>
          <table:table-cell table:style-name="ce21" table:formula="of:=CONCATENATE([.A1021];&quot;=&quot;;[.B1021])" office:value-type="string">
            <text:p>pnad.1.r=</text:p>
          </table:table-cell>
          <table:table-cell table:number-columns-repeated="6" table:style-name="ce21"/>
          <table:table-cell table:number-columns-repeated="4" table:style-name="ce26"/>
        </table:table-row>
        <table:table-row table:style-name="ro15">
          <table:table-cell table:style-name="ce28" office:value-type="string">
            <text:p>pnad.2</text:p>
          </table:table-cell>
          <table:table-cell table:style-name="ce38" office:value-type="string">
            <text:p>В каком возрасте Вы начали курить, даже если это было редко? </text:p>
          </table:table-cell>
          <table:table-cell table:style-name="ce21" table:formula="of:=CONCATENATE([.A1022];&quot;=&quot;;[.B1022])" office:value-type="string">
            <text:p>pnad.2=В каком возрасте Вы начали курить, даже если это было редко? </text:p>
          </table:table-cell>
          <table:table-cell table:number-columns-repeated="6" table:style-name="ce21"/>
          <table:table-cell table:number-columns-repeated="4" table:style-name="ce26"/>
        </table:table-row>
        <table:table-row table:style-name="ro15">
          <table:table-cell table:style-name="ce28" office:value-type="string">
            <text:p>pnad.2.r1</text:p>
          </table:table-cell>
          <table:table-cell table:style-name="ce38" office:value-type="string">
            <text:p>Возраст = </text:p>
          </table:table-cell>
          <table:table-cell table:style-name="ce21" table:formula="of:=CONCATENATE([.A1023];&quot;=&quot;;[.B1023])" office:value-type="string">
            <text:p>pnad.2.r1=Возраст = </text:p>
          </table:table-cell>
          <table:table-cell table:number-columns-repeated="6" table:style-name="ce21"/>
          <table:table-cell table:number-columns-repeated="4" table:style-name="ce26"/>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1" table:formula="of:=CONCATENATE([.A1024];&quot;=&quot;;[.B1024])" office:value-type="string">
            <text:p>pnad.2.r2=Пытались ли Вы бросить курить за время последних 12 месяцев?</text:p>
          </table:table-cell>
          <table:table-cell table:number-columns-repeated="6" table:style-name="ce21"/>
          <table:table-cell table:number-columns-repeated="4" table:style-name="ce26"/>
        </table:table-row>
        <table:table-row table:style-name="ro15">
          <table:table-cell table:style-name="ce28" office:value-type="string">
            <text:p>pnad.3</text:p>
          </table:table-cell>
          <table:table-cell table:style-name="ce38" office:value-type="string">
            <text:p>Да</text:p>
          </table:table-cell>
          <table:table-cell table:style-name="ce21" table:formula="of:=CONCATENATE([.A1025];&quot;=&quot;;[.B1025])" office:value-type="string">
            <text:p>pnad.3=Да</text:p>
          </table:table-cell>
          <table:table-cell table:number-columns-repeated="6" table:style-name="ce21"/>
          <table:table-cell table:number-columns-repeated="4" table:style-name="ce26"/>
        </table:table-row>
        <table:table-row table:style-name="ro15">
          <table:table-cell table:style-name="ce28" office:value-type="string">
            <text:p>pnad.3.a</text:p>
          </table:table-cell>
          <table:table-cell table:style-name="ce38" office:value-type="string">
            <text:p>Нет</text:p>
          </table:table-cell>
          <table:table-cell table:style-name="ce21" table:formula="of:=CONCATENATE([.A1026];&quot;=&quot;;[.B1026])" office:value-type="string">
            <text:p>pnad.3.a=Нет</text:p>
          </table:table-cell>
          <table:table-cell table:number-columns-repeated="6" table:style-name="ce21"/>
          <table:table-cell table:number-columns-repeated="4" table:style-name="ce26"/>
        </table:table-row>
        <table:table-row table:style-name="ro15">
          <table:table-cell table:style-name="ce28"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1"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1"/>
          <table:table-cell table:number-columns-repeated="4" table:style-name="ce26"/>
        </table:table-row>
        <table:table-row table:style-name="ro15">
          <table:table-cell table:style-name="ce28" office:value-type="string">
            <text:p>pnad.3.c</text:p>
          </table:table-cell>
          <table:table-cell table:style-name="ce38" office:value-type="string">
            <text:p>Консультация с профессиональными врачами</text:p>
          </table:table-cell>
          <table:table-cell table:style-name="ce21" table:formula="of:=CONCATENATE([.A1028];&quot;=&quot;;[.B1028])" office:value-type="string">
            <text:p>pnad.3.c=Консультация с профессиональными врачами</text:p>
          </table:table-cell>
          <table:table-cell table:number-columns-repeated="6" table:style-name="ce21"/>
          <table:table-cell table:number-columns-repeated="4" table:style-name="ce26"/>
        </table:table-row>
        <table:table-row table:style-name="ro15">
          <table:table-cell table:style-name="ce28"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1"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1"/>
          <table:table-cell table:number-columns-repeated="4" table:style-name="ce26"/>
        </table:table-row>
        <table:table-row table:style-name="ro15">
          <table:table-cell table:style-name="ce28" office:value-type="string">
            <text:p>pnad.3.e</text:p>
          </table:table-cell>
          <table:table-cell table:style-name="ce38" office:value-type="string">
            <text:p>Другие медикаменты, выданные по рецепту</text:p>
          </table:table-cell>
          <table:table-cell table:style-name="ce21" table:formula="of:=CONCATENATE([.A1030];&quot;=&quot;;[.B1030])" office:value-type="string">
            <text:p>pnad.3.e=Другие медикаменты, выданные по рецепту</text:p>
          </table:table-cell>
          <table:table-cell table:number-columns-repeated="6" table:style-name="ce21"/>
          <table:table-cell table:number-columns-repeated="4" table:style-name="ce26"/>
        </table:table-row>
        <table:table-row table:style-name="ro15">
          <table:table-cell table:style-name="ce28" office:value-type="string">
            <text:p>pnad.3.f</text:p>
          </table:table-cell>
          <table:table-cell table:style-name="ce38" office:value-type="string">
            <text:p>Гомеопатия, акупунктура</text:p>
          </table:table-cell>
          <table:table-cell table:style-name="ce21" table:formula="of:=CONCATENATE([.A1031];&quot;=&quot;;[.B1031])" office:value-type="string">
            <text:p>pnad.3.f=Гомеопатия, акупунктура</text:p>
          </table:table-cell>
          <table:table-cell table:number-columns-repeated="6" table:style-name="ce21"/>
          <table:table-cell table:number-columns-repeated="4" table:style-name="ce26"/>
        </table:table-row>
        <table:table-row table:style-name="ro15">
          <table:table-cell table:style-name="ce28" office:value-type="string">
            <text:p>pnad.3.g</text:p>
          </table:table-cell>
          <table:table-cell table:style-name="ce38" office:value-type="string">
            <text:p>Чаи, травы или лекарственные растения</text:p>
          </table:table-cell>
          <table:table-cell table:style-name="ce21" table:formula="of:=CONCATENATE([.A1032];&quot;=&quot;;[.B1032])" office:value-type="string">
            <text:p>pnad.3.g=Чаи, травы или лекарственные растения</text:p>
          </table:table-cell>
          <table:table-cell table:number-columns-repeated="6" table:style-name="ce21"/>
          <table:table-cell table:number-columns-repeated="4" table:style-name="ce26"/>
        </table:table-row>
        <table:table-row table:style-name="ro15">
          <table:table-cell table:style-name="ce28" office:value-type="string">
            <text:p>pnad.3.h</text:p>
          </table:table-cell>
          <table:table-cell table:style-name="ce38" office:value-type="string">
            <text:p>Телефонная линия помощи для бросающих курить</text:p>
          </table:table-cell>
          <table:table-cell table:style-name="ce21" table:formula="of:=CONCATENATE([.A1033];&quot;=&quot;;[.B1033])" office:value-type="string">
            <text:p>pnad.3.h=Телефонная линия помощи для бросающих курить</text:p>
          </table:table-cell>
          <table:table-cell table:number-columns-repeated="6" table:style-name="ce21"/>
          <table:table-cell table:number-columns-repeated="4" table:style-name="ce26"/>
        </table:table-row>
        <table:table-row table:style-name="ro15">
          <table:table-cell table:style-name="ce28" office:value-type="string">
            <text:p>pnad.3.i</text:p>
          </table:table-cell>
          <table:table-cell table:style-name="ce38"/>
          <table:table-cell table:style-name="ce21" table:formula="of:=CONCATENATE([.A1034];&quot;=&quot;;[.B1034])" office:value-type="string">
            <text:p>pnad.3.i=</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1"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1"/>
          <table:table-cell table:number-columns-repeated="4" table:style-name="ce26"/>
        </table:table-row>
        <table:table-row table:style-name="ro15">
          <table:table-cell table:style-name="ce28" office:value-type="string">
            <text:p># Sociodemographic</text:p>
          </table:table-cell>
          <table:table-cell table:style-name="ce38" office:value-type="string">
            <text:p>Другое</text:p>
          </table:table-cell>
          <table:table-cell table:style-name="ce21" table:formula="of:=CONCATENATE([.A1036];&quot;=&quot;;[.B1036])" office:value-type="string">
            <text:p># Sociodemographic=Другое</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table-cell table:style-name="ce21" table:formula="of:=CONCATENATE([.A1037];&quot;=&quot;;[.B1037])" office:value-type="string">
            <text:p>###################################=</text:p>
          </table:table-cell>
          <table:table-cell table:number-columns-repeated="6" table:style-name="ce21"/>
          <table:table-cell table:number-columns-repeated="4" table:style-name="ce26"/>
        </table:table-row>
        <table:table-row table:style-name="ro15">
          <table:table-cell table:style-name="ce33" office:value-type="string">
            <text:p>sd.1</text:p>
          </table:table-cell>
          <table:table-cell/>
          <table:table-cell table:style-name="ce21" table:formula="of:=CONCATENATE([.A1038];&quot;=&quot;;[.B1038])" office:value-type="string">
            <text:p>sd.1=</text:p>
          </table:table-cell>
          <table:table-cell table:number-columns-repeated="6" table:style-name="ce21"/>
          <table:table-cell table:number-columns-repeated="4" table:style-name="ce26"/>
        </table:table-row>
        <table:table-row table:style-name="ro15">
          <table:table-cell table:style-name="ce33" office:value-type="string">
            <text:p>sd.2</text:p>
          </table:table-cell>
          <table:table-cell/>
          <table:table-cell table:style-name="ce21" table:formula="of:=CONCATENATE([.A1039];&quot;=&quot;;[.B1039])" office:value-type="string">
            <text:p>sd.2=</text:p>
          </table:table-cell>
          <table:table-cell table:number-columns-repeated="6" table:style-name="ce21"/>
          <table:table-cell table:number-columns-repeated="4" table:style-name="ce26"/>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1" table:formula="of:=CONCATENATE([.A1040];&quot;=&quot;;[.B1040])" office:value-type="string">
            <text:p>sd.2.a=В какой стране Вы живете?</text:p>
          </table:table-cell>
          <table:table-cell table:number-columns-repeated="6" table:style-name="ce21"/>
          <table:table-cell table:number-columns-repeated="4" table:style-name="ce26"/>
        </table:table-row>
        <table:table-row table:style-name="ro15">
          <table:table-cell table:style-name="ce33" office:value-type="string">
            <text:p>sd.2.b</text:p>
          </table:table-cell>
          <table:table-cell/>
          <table:table-cell table:style-name="ce21" table:formula="of:=CONCATENATE([.A1041];&quot;=&quot;;[.B1041])" office:value-type="string">
            <text:p>sd.2.b=</text:p>
          </table:table-cell>
          <table:table-cell table:number-columns-repeated="6" table:style-name="ce21"/>
          <table:table-cell table:number-columns-repeated="4" table:style-name="ce26"/>
        </table:table-row>
        <table:table-row table:style-name="ro15">
          <table:table-cell table:style-name="ce33" office:value-type="string">
            <text:p>sd.2.c</text:p>
          </table:table-cell>
          <table:table-cell/>
          <table:table-cell table:style-name="ce21" table:formula="of:=CONCATENATE([.A1042];&quot;=&quot;;[.B1042])" office:value-type="string">
            <text:p>sd.2.c=</text:p>
          </table:table-cell>
          <table:table-cell table:number-columns-repeated="6" table:style-name="ce21"/>
          <table:table-cell table:number-columns-repeated="4" table:style-name="ce26"/>
        </table:table-row>
        <table:table-row table:style-name="ro15">
          <table:table-cell table:style-name="ce33" office:value-type="string">
            <text:p>sd.2.d</text:p>
          </table:table-cell>
          <table:table-cell/>
          <table:table-cell table:style-name="ce21" table:formula="of:=CONCATENATE([.A1043];&quot;=&quot;;[.B1043])" office:value-type="string">
            <text:p>sd.2.d=</text:p>
          </table:table-cell>
          <table:table-cell table:number-columns-repeated="6" table:style-name="ce21"/>
          <table:table-cell table:number-columns-repeated="4" table:style-name="ce26"/>
        </table:table-row>
        <table:table-row table:style-name="ro15">
          <table:table-cell table:style-name="ce28" office:value-type="string">
            <text:p>sd.3</text:p>
          </table:table-cell>
          <table:table-cell/>
          <table:table-cell table:style-name="ce21" table:formula="of:=CONCATENATE([.A1044];&quot;=&quot;;[.B1044])" office:value-type="string">
            <text:p>sd.3=</text:p>
          </table:table-cell>
          <table:table-cell table:number-columns-repeated="6" table:style-name="ce21"/>
          <table:table-cell table:number-columns-repeated="4" table:style-name="ce26"/>
        </table:table-row>
        <table:table-row table:style-name="ro15">
          <table:table-cell table:style-name="ce28" office:value-type="string">
            <text:p>sd.3.r1</text:p>
          </table:table-cell>
          <table:table-cell/>
          <table:table-cell table:style-name="ce21" table:formula="of:=CONCATENATE([.A1045];&quot;=&quot;;[.B1045])" office:value-type="string">
            <text:p>sd.3.r1=</text:p>
          </table:table-cell>
          <table:table-cell table:number-columns-repeated="6" table:style-name="ce21"/>
          <table:table-cell table:number-columns-repeated="4" table:style-name="ce26"/>
        </table:table-row>
        <table:table-row table:style-name="ro15">
          <table:table-cell table:style-name="ce28" office:value-type="string">
            <text:p>sd.3.r2</text:p>
          </table:table-cell>
          <table:table-cell table:style-name="ce38"/>
          <table:table-cell table:style-name="ce21" table:formula="of:=CONCATENATE([.A1046];&quot;=&quot;;[.B1046])" office:value-type="string">
            <text:p>sd.3.r2=</text:p>
          </table:table-cell>
          <table:table-cell table:number-columns-repeated="6" table:style-name="ce21"/>
          <table:table-cell table:number-columns-repeated="4" table:style-name="ce26"/>
        </table:table-row>
        <table:table-row table:style-name="ro15">
          <table:table-cell table:style-name="ce28" office:value-type="string">
            <text:p>sd.4</text:p>
          </table:table-cell>
          <table:table-cell table:style-name="ce38"/>
          <table:table-cell table:style-name="ce21" table:formula="of:=CONCATENATE([.A1047];&quot;=&quot;;[.B1047])" office:value-type="string">
            <text:p>sd.4=</text:p>
          </table:table-cell>
          <table:table-cell table:number-columns-repeated="6" table:style-name="ce21"/>
          <table:table-cell table:number-columns-repeated="4" table:style-name="ce26"/>
        </table:table-row>
        <table:table-row table:style-name="ro15">
          <table:table-cell table:style-name="ce28" office:value-type="string">
            <text:p>sd.4.r</text:p>
          </table:table-cell>
          <table:table-cell table:style-name="ce38"/>
          <table:table-cell table:style-name="ce21" table:formula="of:=CONCATENATE([.A1048];&quot;=&quot;;[.B1048])" office:value-type="string">
            <text:p>sd.4.r=</text:p>
          </table:table-cell>
          <table:table-cell table:number-columns-repeated="6" table:style-name="ce21"/>
          <table:table-cell table:number-columns-repeated="4" table:style-name="ce26"/>
        </table:table-row>
        <table:table-row table:style-name="ro15">
          <table:table-cell table:style-name="ce28" office:value-type="string">
            <text:p>sd.5</text:p>
          </table:table-cell>
          <table:table-cell table:style-name="ce38" office:value-type="string">
            <text:p>Сколько раз Вы пытались бросить курить?</text:p>
          </table:table-cell>
          <table:table-cell table:style-name="ce21" table:formula="of:=CONCATENATE([.A1049];&quot;=&quot;;[.B1049])" office:value-type="string">
            <text:p>sd.5=Сколько раз Вы пытались бросить курить?</text:p>
          </table:table-cell>
          <table:table-cell table:number-columns-repeated="6" table:style-name="ce21"/>
          <table:table-cell table:number-columns-repeated="4" table:style-name="ce26"/>
        </table:table-row>
        <table:table-row table:style-name="ro15">
          <table:table-cell table:style-name="ce28" office:value-type="string">
            <text:p>sd.6</text:p>
          </table:table-cell>
          <table:table-cell table:style-name="ce38" office:value-type="string">
            <text:p>Количество попыток</text:p>
          </table:table-cell>
          <table:table-cell table:style-name="ce21" table:formula="of:=CONCATENATE([.A1050];&quot;=&quot;;[.B1050])" office:value-type="string">
            <text:p>sd.6=Количество попыток</text:p>
          </table:table-cell>
          <table:table-cell table:number-columns-repeated="6" table:style-name="ce21"/>
          <table:table-cell table:number-columns-repeated="4" table:style-name="ce26"/>
        </table:table-row>
        <table:table-row table:style-name="ro15">
          <table:table-cell table:style-name="ce28" office:value-type="string">
            <text:p>sd.7</text:p>
          </table:table-cell>
          <table:table-cell table:style-name="ce38"/>
          <table:table-cell table:style-name="ce21" table:formula="of:=CONCATENATE([.A1051];&quot;=&quot;;[.B1051])" office:value-type="string">
            <text:p>sd.7=</text:p>
          </table:table-cell>
          <table:table-cell table:number-columns-repeated="6" table:style-name="ce21"/>
          <table:table-cell table:number-columns-repeated="4" table:style-name="ce26"/>
        </table:table-row>
        <table:table-row table:style-name="ro15">
          <table:table-cell table:style-name="ce28" office:value-type="string">
            <text:p>sd.7.r1</text:p>
          </table:table-cell>
          <table:table-cell table:style-name="ce38"/>
          <table:table-cell table:style-name="ce21" table:formula="of:=CONCATENATE([.A1052];&quot;=&quot;;[.B1052])" office:value-type="string">
            <text:p>sd.7.r1=</text:p>
          </table:table-cell>
          <table:table-cell table:number-columns-repeated="6" table:style-name="ce21"/>
          <table:table-cell table:number-columns-repeated="4" table:style-name="ce26"/>
        </table:table-row>
        <table:table-row table:style-name="ro15">
          <table:table-cell table:style-name="ce28" office:value-type="string">
            <text:p>sd.7.r2</text:p>
          </table:table-cell>
          <table:table-cell table:style-name="ce38"/>
          <table:table-cell table:style-name="ce21" table:formula="of:=CONCATENATE([.A1053];&quot;=&quot;;[.B1053])" office:value-type="string">
            <text:p>sd.7.r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54];&quot;=&quot;;[.B1054])"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Satisfação</text:p>
          </table:table-cell>
          <table:table-cell table:style-name="ce38"/>
          <table:table-cell table:style-name="ce21" table:formula="of:=CONCATENATE([.A1055];&quot;=&quot;;[.B1055])" office:value-type="string">
            <text:p># Satisfação=</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56];&quot;=&quot;;[.B1056])"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sati.1</text:p>
          </table:table-cell>
          <table:table-cell table:style-name="ce38"/>
          <table:table-cell table:style-name="ce21" table:formula="of:=CONCATENATE([.A1057];&quot;=&quot;;[.B1057])" office:value-type="string">
            <text:p>sati.1=</text:p>
          </table:table-cell>
          <table:table-cell table:number-columns-repeated="6" table:style-name="ce21"/>
          <table:table-cell table:number-columns-repeated="4" table:style-name="ce26"/>
        </table:table-row>
        <table:table-row table:style-name="ro15">
          <table:table-cell table:style-name="ce28" office:value-type="string">
            <text:p>sati.1.a</text:p>
          </table:table-cell>
          <table:table-cell table:style-name="ce38"/>
          <table:table-cell table:style-name="ce21" table:formula="of:=CONCATENATE([.A1058];&quot;=&quot;;[.B1058])" office:value-type="string">
            <text:p>sati.1.a=</text:p>
          </table:table-cell>
          <table:table-cell table:number-columns-repeated="6" table:style-name="ce21"/>
          <table:table-cell table:number-columns-repeated="4" table:style-name="ce26"/>
        </table:table-row>
        <table:table-row table:style-name="ro15">
          <table:table-cell table:style-name="ce28" office:value-type="string">
            <text:p>sati.1.b</text:p>
          </table:table-cell>
          <table:table-cell table:style-name="ce38"/>
          <table:table-cell table:style-name="ce21" table:formula="of:=CONCATENATE([.A1059];&quot;=&quot;;[.B1059])" office:value-type="string">
            <text:p>sati.1.b=</text:p>
          </table:table-cell>
          <table:table-cell table:number-columns-repeated="6" table:style-name="ce21"/>
          <table:table-cell table:number-columns-repeated="4" table:style-name="ce26"/>
        </table:table-row>
        <table:table-row table:style-name="ro15">
          <table:table-cell table:style-name="ce28" office:value-type="string">
            <text:p>sati.1.a.1</text:p>
          </table:table-cell>
          <table:table-cell table:style-name="ce38"/>
          <table:table-cell table:style-name="ce21" table:formula="of:=CONCATENATE([.A1060];&quot;=&quot;;[.B1060])" office:value-type="string">
            <text:p>sati.1.a.1=</text:p>
          </table:table-cell>
          <table:table-cell table:number-columns-repeated="6" table:style-name="ce21"/>
          <table:table-cell table:number-columns-repeated="4" table:style-name="ce26"/>
        </table:table-row>
        <table:table-row table:style-name="ro15">
          <table:table-cell table:style-name="ce28" office:value-type="string">
            <text:p>sati.1.a.1a</text:p>
          </table:table-cell>
          <table:table-cell table:style-name="ce38"/>
          <table:table-cell table:style-name="ce21" table:formula="of:=CONCATENATE([.A1061];&quot;=&quot;;[.B1061])" office:value-type="string">
            <text:p>sati.1.a.1a=</text:p>
          </table:table-cell>
          <table:table-cell table:number-columns-repeated="6" table:style-name="ce21"/>
          <table:table-cell table:number-columns-repeated="4" table:style-name="ce26"/>
        </table:table-row>
        <table:table-row table:style-name="ro15">
          <table:table-cell table:style-name="ce28" office:value-type="string">
            <text:p>sati.1.a.1b</text:p>
          </table:table-cell>
          <table:table-cell table:style-name="ce38"/>
          <table:table-cell table:style-name="ce21" table:formula="of:=CONCATENATE([.A1062];&quot;=&quot;;[.B1062])" office:value-type="string">
            <text:p>sati.1.a.1b=</text:p>
          </table:table-cell>
          <table:table-cell table:number-columns-repeated="6" table:style-name="ce21"/>
          <table:table-cell table:number-columns-repeated="4" table:style-name="ce26"/>
        </table:table-row>
        <table:table-row table:style-name="ro15">
          <table:table-cell table:style-name="ce28" office:value-type="string">
            <text:p>sati.2</text:p>
          </table:table-cell>
          <table:table-cell table:style-name="ce38"/>
          <table:table-cell table:style-name="ce21" table:formula="of:=CONCATENATE([.A1063];&quot;=&quot;;[.B1063])" office:value-type="string">
            <text:p>sati.2=</text:p>
          </table:table-cell>
          <table:table-cell table:number-columns-repeated="6" table:style-name="ce21"/>
          <table:table-cell table:number-columns-repeated="4" table:style-name="ce26"/>
        </table:table-row>
        <table:table-row table:style-name="ro15">
          <table:table-cell table:style-name="ce28" office:value-type="string">
            <text:p>sati.2.a</text:p>
          </table:table-cell>
          <table:table-cell table:style-name="ce38"/>
          <table:table-cell table:style-name="ce21" table:formula="of:=CONCATENATE([.A1064];&quot;=&quot;;[.B1064])" office:value-type="string">
            <text:p>sati.2.a=</text:p>
          </table:table-cell>
          <table:table-cell table:number-columns-repeated="6" table:style-name="ce21"/>
          <table:table-cell table:number-columns-repeated="4" table:style-name="ce26"/>
        </table:table-row>
        <table:table-row table:style-name="ro15">
          <table:table-cell table:style-name="ce28" office:value-type="string">
            <text:p>sati.2.b</text:p>
          </table:table-cell>
          <table:table-cell table:style-name="ce38"/>
          <table:table-cell table:style-name="ce21" table:formula="of:=CONCATENATE([.A1065];&quot;=&quot;;[.B1065])" office:value-type="string">
            <text:p>sati.2.b=</text:p>
          </table:table-cell>
          <table:table-cell table:number-columns-repeated="6" table:style-name="ce21"/>
          <table:table-cell table:number-columns-repeated="4" table:style-name="ce26"/>
        </table:table-row>
        <table:table-row table:style-name="ro15">
          <table:table-cell table:style-name="ce28" office:value-type="string">
            <text:p>sati.2.c</text:p>
          </table:table-cell>
          <table:table-cell table:style-name="ce38"/>
          <table:table-cell table:style-name="ce21" table:formula="of:=CONCATENATE([.A1066];&quot;=&quot;;[.B1066])" office:value-type="string">
            <text:p>sati.2.c=</text:p>
          </table:table-cell>
          <table:table-cell table:number-columns-repeated="6" table:style-name="ce21"/>
          <table:table-cell table:number-columns-repeated="4" table:style-name="ce26"/>
        </table:table-row>
        <table:table-row table:style-name="ro15">
          <table:table-cell table:style-name="ce28" office:value-type="string">
            <text:p>sati.2.d</text:p>
          </table:table-cell>
          <table:table-cell table:style-name="ce38"/>
          <table:table-cell table:style-name="ce21" table:formula="of:=CONCATENATE([.A1067];&quot;=&quot;;[.B1067])" office:value-type="string">
            <text:p>sati.2.d=</text:p>
          </table:table-cell>
          <table:table-cell table:number-columns-repeated="6" table:style-name="ce21"/>
          <table:table-cell table:number-columns-repeated="4" table:style-name="ce26"/>
        </table:table-row>
        <table:table-row table:style-name="ro15">
          <table:table-cell table:style-name="ce28" office:value-type="string">
            <text:p>sati.2.e</text:p>
          </table:table-cell>
          <table:table-cell table:style-name="ce38"/>
          <table:table-cell table:style-name="ce21" table:formula="of:=CONCATENATE([.A1068];&quot;=&quot;;[.B1068])" office:value-type="string">
            <text:p>sati.2.e=</text:p>
          </table:table-cell>
          <table:table-cell table:number-columns-repeated="6" table:style-name="ce21"/>
          <table:table-cell table:number-columns-repeated="4" table:style-name="ce26"/>
        </table:table-row>
        <table:table-row table:style-name="ro15">
          <table:table-cell table:style-name="ce28" office:value-type="string">
            <text:p>sati.2.f</text:p>
          </table:table-cell>
          <table:table-cell table:style-name="ce38"/>
          <table:table-cell table:style-name="ce21" table:formula="of:=CONCATENATE([.A1069];&quot;=&quot;;[.B1069])" office:value-type="string">
            <text:p>sati.2.f=</text:p>
          </table:table-cell>
          <table:table-cell table:number-columns-repeated="6" table:style-name="ce21"/>
          <table:table-cell table:number-columns-repeated="4" table:style-name="ce26"/>
        </table:table-row>
        <table:table-row table:style-name="ro15">
          <table:table-cell table:style-name="ce28" office:value-type="string">
            <text:p>sati.3</text:p>
          </table:table-cell>
          <table:table-cell table:style-name="ce38"/>
          <table:table-cell table:style-name="ce21" table:formula="of:=CONCATENATE([.A1070];&quot;=&quot;;[.B1070])" office:value-type="string">
            <text:p>sati.3=</text:p>
          </table:table-cell>
          <table:table-cell table:number-columns-repeated="6" table:style-name="ce21"/>
          <table:table-cell table:number-columns-repeated="4" table:style-name="ce26"/>
        </table:table-row>
        <table:table-row table:style-name="ro15">
          <table:table-cell table:style-name="ce28" office:value-type="string">
            <text:p>sati.3.a</text:p>
          </table:table-cell>
          <table:table-cell table:style-name="ce38"/>
          <table:table-cell table:style-name="ce21" table:formula="of:=CONCATENATE([.A1071];&quot;=&quot;;[.B1071])" office:value-type="string">
            <text:p>sati.3.a=</text:p>
          </table:table-cell>
          <table:table-cell table:number-columns-repeated="6" table:style-name="ce21"/>
          <table:table-cell table:number-columns-repeated="4" table:style-name="ce26"/>
        </table:table-row>
        <table:table-row table:style-name="ro15">
          <table:table-cell table:style-name="ce28" office:value-type="string">
            <text:p>sati.3.b</text:p>
          </table:table-cell>
          <table:table-cell table:style-name="ce38"/>
          <table:table-cell table:style-name="ce21" table:formula="of:=CONCATENATE([.A1072];&quot;=&quot;;[.B1072])" office:value-type="string">
            <text:p>sati.3.b=</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73];&quot;=&quot;;[.B1073])"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Perguntas por e-mail - follow up</text:p>
          </table:table-cell>
          <table:table-cell table:style-name="ce38"/>
          <table:table-cell table:style-name="ce21" table:formula="of:=CONCATENATE([.A1074];&quot;=&quot;;[.B1074])" office:value-type="string">
            <text:p># Perguntas por e-mail - follow up=</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75];&quot;=&quot;;[.B1075])"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ollow.1</text:p>
          </table:table-cell>
          <table:table-cell table:style-name="ce38"/>
          <table:table-cell table:style-name="ce21" table:formula="of:=CONCATENATE([.A1076];&quot;=&quot;;[.B1076])" office:value-type="string">
            <text:p>follow.1=</text:p>
          </table:table-cell>
          <table:table-cell table:number-columns-repeated="6" table:style-name="ce21"/>
          <table:table-cell table:number-columns-repeated="4" table:style-name="ce26"/>
        </table:table-row>
        <table:table-row table:style-name="ro15">
          <table:table-cell table:style-name="ce28" office:value-type="string">
            <text:p>follow.1.a</text:p>
          </table:table-cell>
          <table:table-cell table:style-name="ce38"/>
          <table:table-cell table:style-name="ce21" table:formula="of:=CONCATENATE([.A1077];&quot;=&quot;;[.B1077])" office:value-type="string">
            <text:p>follow.1.a=</text:p>
          </table:table-cell>
          <table:table-cell table:number-columns-repeated="6" table:style-name="ce21"/>
          <table:table-cell table:number-columns-repeated="4" table:style-name="ce26"/>
        </table:table-row>
        <table:table-row table:style-name="ro15">
          <table:table-cell table:style-name="ce28" office:value-type="string">
            <text:p>follow.1.b</text:p>
          </table:table-cell>
          <table:table-cell table:style-name="ce38"/>
          <table:table-cell table:style-name="ce21" table:formula="of:=CONCATENATE([.A1078];&quot;=&quot;;[.B1078])" office:value-type="string">
            <text:p>follow.1.b=</text:p>
          </table:table-cell>
          <table:table-cell table:number-columns-repeated="6" table:style-name="ce21"/>
          <table:table-cell table:number-columns-repeated="4" table:style-name="ce26"/>
        </table:table-row>
        <table:table-row table:style-name="ro15">
          <table:table-cell table:style-name="ce28" office:value-type="string">
            <text:p>follow.1.c</text:p>
          </table:table-cell>
          <table:table-cell table:style-name="ce38"/>
          <table:table-cell table:style-name="ce21" table:formula="of:=CONCATENATE([.A1079];&quot;=&quot;;[.B1079])" office:value-type="string">
            <text:p>follow.1.c=</text:p>
          </table:table-cell>
          <table:table-cell table:number-columns-repeated="6" table:style-name="ce21"/>
          <table:table-cell table:number-columns-repeated="4" table:style-name="ce26"/>
        </table:table-row>
        <table:table-row table:style-name="ro15">
          <table:table-cell table:style-name="ce28" office:value-type="string">
            <text:p>follow.1.d</text:p>
          </table:table-cell>
          <table:table-cell table:style-name="ce38"/>
          <table:table-cell table:style-name="ce21" table:formula="of:=CONCATENATE([.A1080];&quot;=&quot;;[.B1080])" office:value-type="string">
            <text:p>follow.1.d=</text:p>
          </table:table-cell>
          <table:table-cell table:number-columns-repeated="6" table:style-name="ce21"/>
          <table:table-cell table:number-columns-repeated="4" table:style-name="ce26"/>
        </table:table-row>
        <table:table-row table:style-name="ro15">
          <table:table-cell table:style-name="ce28" office:value-type="string">
            <text:p>follow.1.e</text:p>
          </table:table-cell>
          <table:table-cell table:style-name="ce38"/>
          <table:table-cell table:style-name="ce21" table:formula="of:=CONCATENATE([.A1081];&quot;=&quot;;[.B1081])" office:value-type="string">
            <text:p>follow.1.e=</text:p>
          </table:table-cell>
          <table:table-cell table:number-columns-repeated="6" table:style-name="ce21"/>
          <table:table-cell table:number-columns-repeated="4" table:style-name="ce26"/>
        </table:table-row>
        <table:table-row table:style-name="ro15">
          <table:table-cell table:style-name="ce28" office:value-type="string">
            <text:p>follow.1.f</text:p>
          </table:table-cell>
          <table:table-cell table:style-name="ce38"/>
          <table:table-cell table:style-name="ce21" table:formula="of:=CONCATENATE([.A1082];&quot;=&quot;;[.B1082])" office:value-type="string">
            <text:p>follow.1.f=</text:p>
          </table:table-cell>
          <table:table-cell table:number-columns-repeated="6" table:style-name="ce21"/>
          <table:table-cell table:number-columns-repeated="4" table:style-name="ce26"/>
        </table:table-row>
        <table:table-row table:style-name="ro15">
          <table:table-cell table:style-name="ce28" office:value-type="string">
            <text:p>follow.1.g</text:p>
          </table:table-cell>
          <table:table-cell table:style-name="ce38"/>
          <table:table-cell table:style-name="ce21" table:formula="of:=CONCATENATE([.A1083];&quot;=&quot;;[.B1083])" office:value-type="string">
            <text:p>follow.1.g=</text:p>
          </table:table-cell>
          <table:table-cell table:number-columns-repeated="6" table:style-name="ce21"/>
          <table:table-cell table:number-columns-repeated="4" table:style-name="ce26"/>
        </table:table-row>
        <table:table-row table:style-name="ro15">
          <table:table-cell table:style-name="ce28" office:value-type="string">
            <text:p>follow.1.h</text:p>
          </table:table-cell>
          <table:table-cell table:style-name="ce38"/>
          <table:table-cell table:style-name="ce21" table:formula="of:=CONCATENATE([.A1084];&quot;=&quot;;[.B1084])" office:value-type="string">
            <text:p>follow.1.h=</text:p>
          </table:table-cell>
          <table:table-cell table:number-columns-repeated="6" table:style-name="ce21"/>
          <table:table-cell table:number-columns-repeated="4" table:style-name="ce26"/>
        </table:table-row>
        <table:table-row table:style-name="ro15">
          <table:table-cell table:style-name="ce28" office:value-type="string">
            <text:p>follow.1.i</text:p>
          </table:table-cell>
          <table:table-cell table:style-name="ce38"/>
          <table:table-cell table:style-name="ce21" table:formula="of:=CONCATENATE([.A1085];&quot;=&quot;;[.B1085])" office:value-type="string">
            <text:p>follow.1.i=</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86];&quot;=&quot;;[.B1086])"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Feedback FTND</text:p>
          </table:table-cell>
          <table:table-cell table:style-name="ce38"/>
          <table:table-cell table:style-name="ce21" table:formula="of:=CONCATENATE([.A1087];&quot;=&quot;;[.B1087])" office:value-type="string">
            <text:p># Feedback FTND=</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88];&quot;=&quot;;[.B1088])"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eedback.ftnd.1</text:p>
          </table:table-cell>
          <table:table-cell table:style-name="ce38"/>
          <table:table-cell table:style-name="ce21" table:formula="of:=CONCATENATE([.A1089];&quot;=&quot;;[.B1089])" office:value-type="string">
            <text:p>
feedback.ftnd.1=</text:p>
          </table:table-cell>
          <table:table-cell table:number-columns-repeated="6" table:style-name="ce21"/>
          <table:table-cell table:number-columns-repeated="4" table:style-name="ce26"/>
        </table:table-row>
        <table:table-row table:style-name="ro15">
          <table:table-cell table:style-name="ce28" office:value-type="string">
            <text:p>feedback.ftnd.2</text:p>
          </table:table-cell>
          <table:table-cell table:style-name="ce38"/>
          <table:table-cell table:style-name="ce21" table:formula="of:=CONCATENATE([.A1090];&quot;=&quot;;[.B1090])" office:value-type="string">
            <text:p>feedback.ftnd.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91];&quot;=&quot;;[.B1091])"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Feedback PHQ-9</text:p>
          </table:table-cell>
          <table:table-cell table:style-name="ce38"/>
          <table:table-cell table:style-name="ce21" table:formula="of:=CONCATENATE([.A1092];&quot;=&quot;;[.B1092])" office:value-type="string">
            <text:p># Feedback PHQ-9=</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93];&quot;=&quot;;[.B1093])"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eedback.phq9.1</text:p>
          </table:table-cell>
          <table:table-cell table:style-name="ce38"/>
          <table:table-cell table:style-name="ce21" table:formula="of:=CONCATENATE([.A1094];&quot;=&quot;;[.B1094])" office:value-type="string">
            <text:p>feedback.phq9.1=</text:p>
          </table:table-cell>
          <table:table-cell table:number-columns-repeated="6" table:style-name="ce21"/>
          <table:table-cell table:number-columns-repeated="4" table:style-name="ce26"/>
        </table:table-row>
        <table:table-row table:style-name="ro15">
          <table:table-cell table:style-name="ce28" office:value-type="string">
            <text:p>feedback.phq9.2</text:p>
          </table:table-cell>
          <table:table-cell table:style-name="ce38"/>
          <table:table-cell table:style-name="ce21" table:formula="of:=CONCATENATE([.A1095];&quot;=&quot;;[.B1095])" office:value-type="string">
            <text:p>feedback.phq9.2=</text:p>
          </table:table-cell>
          <table:table-cell table:number-columns-repeated="6" table:style-name="ce21"/>
          <table:table-cell table:number-columns-repeated="4" table:style-name="ce26"/>
        </table:table-row>
        <table:table-row table:style-name="ro15">
          <table:table-cell table:style-name="ce28" office:value-type="string">
            <text:p>feedback.phq9.3</text:p>
          </table:table-cell>
          <table:table-cell table:style-name="ce38"/>
          <table:table-cell table:style-name="ce21" table:formula="of:=CONCATENATE([.A1096];&quot;=&quot;;[.B1096])" office:value-type="string">
            <text:p>feedback.phq9.3=</text:p>
          </table:table-cell>
          <table:table-cell table:number-columns-repeated="6" table:style-name="ce21"/>
          <table:table-cell table:number-columns-repeated="4" table:style-name="ce26"/>
        </table:table-row>
        <table:table-row table:style-name="ro15">
          <table:table-cell table:style-name="ce50" office:value-type="string" office:value="feedback.phq9.no">
            <text:p><text:a xlink:href="http://feedback.phq9.no">feedback.phq9.no</text:a></text:p>
          </table:table-cell>
          <table:table-cell table:style-name="ce38"/>
          <table:table-cell table:style-name="ce21" table:formula="of:=CONCATENATE([.A1097];&quot;=&quot;;[.B1097])" office:value-type="string">
            <text:p>feedback.phq9.no=</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098];&quot;=&quot;;[.B1098])"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Feedback Motivation</text:p>
          </table:table-cell>
          <table:table-cell table:style-name="ce38"/>
          <table:table-cell table:style-name="ce21" table:formula="of:=CONCATENATE([.A1099];&quot;=&quot;;[.B1099])" office:value-type="string">
            <text:p># Feedback Motivation=</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100];&quot;=&quot;;[.B1100])"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eedback.mot.1</text:p>
          </table:table-cell>
          <table:table-cell table:style-name="ce38"/>
          <table:table-cell table:style-name="ce21" table:formula="of:=CONCATENATE([.A1101];&quot;=&quot;;[.B1101])" office:value-type="string">
            <text:p>feedback.mot.1=</text:p>
          </table:table-cell>
          <table:table-cell table:number-columns-repeated="6" table:style-name="ce21"/>
          <table:table-cell table:number-columns-repeated="4" table:style-name="ce26"/>
        </table:table-row>
        <table:table-row table:style-name="ro15">
          <table:table-cell table:style-name="ce28" office:value-type="string">
            <text:p>feedback.mot.2</text:p>
          </table:table-cell>
          <table:table-cell table:style-name="ce38"/>
          <table:table-cell table:style-name="ce21" table:formula="of:=CONCATENATE([.A1102];&quot;=&quot;;[.B1102])" office:value-type="string">
            <text:p>feedback.mot.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103];&quot;=&quot;;[.B1103])"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Feedback PNAD</text:p>
          </table:table-cell>
          <table:table-cell table:style-name="ce38"/>
          <table:table-cell table:style-name="ce21" table:formula="of:=CONCATENATE([.A1104];&quot;=&quot;;[.B1104])" office:value-type="string">
            <text:p># Feedback PNAD=</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105];&quot;=&quot;;[.B1105])"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eedback.pnad.1.p1</text:p>
          </table:table-cell>
          <table:table-cell table:style-name="ce38"/>
          <table:table-cell table:style-name="ce21" table:formula="of:=CONCATENATE([.A1106];&quot;=&quot;;[.B1106])" office:value-type="string">
            <text:p>feedback.pnad.1.p1=</text:p>
          </table:table-cell>
          <table:table-cell table:number-columns-repeated="6" table:style-name="ce21"/>
          <table:table-cell table:number-columns-repeated="4" table:style-name="ce26"/>
        </table:table-row>
        <table:table-row table:style-name="ro15">
          <table:table-cell table:style-name="ce28" office:value-type="string">
            <text:p>feedback.pnad.1.p2</text:p>
          </table:table-cell>
          <table:table-cell table:style-name="ce38"/>
          <table:table-cell table:style-name="ce21" table:formula="of:=CONCATENATE([.A1107];&quot;=&quot;;[.B1107])" office:value-type="string">
            <text:p>feedback.pnad.1.p2=</text:p>
          </table:table-cell>
          <table:table-cell table:number-columns-repeated="6" table:style-name="ce21"/>
          <table:table-cell table:number-columns-repeated="4" table:style-name="ce26"/>
        </table:table-row>
        <table:table-row table:style-name="ro15">
          <table:table-cell table:style-name="ce28" office:value-type="string">
            <text:p>feedback.pnad.2.p1</text:p>
          </table:table-cell>
          <table:table-cell table:style-name="ce38"/>
          <table:table-cell table:style-name="ce21" table:formula="of:=CONCATENATE([.A1108];&quot;=&quot;;[.B1108])" office:value-type="string">
            <text:p>feedback.pnad.2.p1=</text:p>
          </table:table-cell>
          <table:table-cell table:number-columns-repeated="6" table:style-name="ce21"/>
          <table:table-cell table:number-columns-repeated="4" table:style-name="ce26"/>
        </table:table-row>
        <table:table-row table:style-name="ro15">
          <table:table-cell table:style-name="ce28" office:value-type="string">
            <text:p>feedback.pnad.2.p2</text:p>
          </table:table-cell>
          <table:table-cell table:style-name="ce38"/>
          <table:table-cell table:style-name="ce21" table:formula="of:=CONCATENATE([.A1109];&quot;=&quot;;[.B1109])" office:value-type="string">
            <text:p>feedback.pnad.2.p2=</text:p>
          </table:table-cell>
          <table:table-cell table:number-columns-repeated="6" table:style-name="ce21"/>
          <table:table-cell table:number-columns-repeated="4" table:style-name="ce26"/>
        </table:table-row>
        <table:table-row table:style-name="ro15">
          <table:table-cell table:style-name="ce28" office:value-type="string">
            <text:p>feedback.pnad.3.p1</text:p>
          </table:table-cell>
          <table:table-cell table:style-name="ce38"/>
          <table:table-cell table:style-name="ce21" table:formula="of:=CONCATENATE([.A1110];&quot;=&quot;;[.B1110])" office:value-type="string">
            <text:p>feedback.pnad.3.p1=</text:p>
          </table:table-cell>
          <table:table-cell table:number-columns-repeated="6" table:style-name="ce21"/>
          <table:table-cell table:number-columns-repeated="4" table:style-name="ce26"/>
        </table:table-row>
        <table:table-row table:style-name="ro15">
          <table:table-cell table:style-name="ce28" office:value-type="string">
            <text:p>feedback.pnad.3.p2</text:p>
          </table:table-cell>
          <table:table-cell table:style-name="ce38"/>
          <table:table-cell table:style-name="ce21" table:formula="of:=CONCATENATE([.A1111];&quot;=&quot;;[.B1111])" office:value-type="string">
            <text:p>feedback.pnad.3.p2=</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112];&quot;=&quot;;[.B1112])"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 Feedback Depressão e Ansiedade</text:p>
          </table:table-cell>
          <table:table-cell table:style-name="ce38"/>
          <table:table-cell table:style-name="ce21" table:formula="of:=CONCATENATE([.A1113];&quot;=&quot;;[.B1113])" office:value-type="string">
            <text:p># Feedback Depressão e Ansiedade=</text:p>
          </table:table-cell>
          <table:table-cell table:number-columns-repeated="6" table:style-name="ce21"/>
          <table:table-cell table:number-columns-repeated="4" table:style-name="ce26"/>
        </table:table-row>
        <table:table-row table:style-name="ro15">
          <table:table-cell table:style-name="ce25" office:value-type="string">
            <text:p>###################################</text:p>
          </table:table-cell>
          <table:table-cell table:style-name="ce38"/>
          <table:table-cell table:style-name="ce21" table:formula="of:=CONCATENATE([.A1114];&quot;=&quot;;[.B1114])" office:value-type="string">
            <text:p>###################################=</text:p>
          </table:table-cell>
          <table:table-cell table:number-columns-repeated="6" table:style-name="ce21"/>
          <table:table-cell table:number-columns-repeated="4" table:style-name="ce26"/>
        </table:table-row>
        <table:table-row table:style-name="ro15">
          <table:table-cell table:style-name="ce28" office:value-type="string">
            <text:p>feedback.dea.1</text:p>
          </table:table-cell>
          <table:table-cell table:style-name="ce38"/>
          <table:table-cell table:style-name="ce21" table:formula="of:=CONCATENATE([.A1115];&quot;=&quot;;[.B1115])" office:value-type="string">
            <text:p>feedback.dea.1=</text:p>
          </table:table-cell>
          <table:table-cell table:number-columns-repeated="6" table:style-name="ce21"/>
          <table:table-cell table:number-columns-repeated="4" table:style-name="ce26"/>
        </table:table-row>
        <table:table-row table:style-name="ro15">
          <table:table-cell table:style-name="ce28" office:value-type="string">
            <text:p>feedback.dea.2</text:p>
          </table:table-cell>
          <table:table-cell table:style-name="ce38"/>
          <table:table-cell table:style-name="ce21" table:formula="of:=CONCATENATE([.A1116];&quot;=&quot;;[.B1116])" office:value-type="string">
            <text:p>feedback.dea.2=</text:p>
          </table:table-cell>
          <table:table-cell table:number-columns-repeated="6" table:style-name="ce21"/>
          <table:table-cell table:number-columns-repeated="4" table:style-name="ce26"/>
        </table:table-row>
        <table:table-row table:style-name="ro15">
          <table:table-cell table:style-name="ce28" office:value-type="string">
            <text:p>feedback.dea.3</text:p>
          </table:table-cell>
          <table:table-cell table:style-name="ce38"/>
          <table:table-cell table:style-name="ce21" table:formula="of:=CONCATENATE([.A1117];&quot;=&quot;;[.B1117])" office:value-type="string">
            <text:p>feedback.dea.3=</text:p>
          </table:table-cell>
          <table:table-cell table:number-columns-repeated="6" table:style-name="ce21"/>
          <table:table-cell table:number-columns-repeated="4" table:style-name="ce26"/>
        </table:table-row>
        <table:table-row table:style-name="ro15">
          <table:table-cell table:style-name="ce28" office:value-type="string">
            <text:p>feedback.dea.4</text:p>
          </table:table-cell>
          <table:table-cell table:style-name="ce38"/>
          <table:table-cell table:style-name="ce21" table:formula="of:=CONCATENATE([.A1118];&quot;=&quot;;[.B1118])" office:value-type="string">
            <text:p>feedback.dea.4=</text:p>
          </table:table-cell>
          <table:table-cell table:number-columns-repeated="6" table:style-name="ce21"/>
          <table:table-cell table:number-columns-repeated="4" table:style-name="ce26"/>
        </table:table-row>
        <table:table-row table:style-name="ro15">
          <table:table-cell table:style-name="ce28"/>
          <table:table-cell table:style-name="ce38"/>
          <table:table-cell table:number-columns-repeated="7" table:style-name="ce21"/>
          <table:table-cell table:number-columns-repeated="4" table:style-name="ce26"/>
        </table:table-row>
        <table:table-row table:style-name="ro15">
          <table:table-cell table:style-name="ce28"/>
          <table:table-cell table:style-name="ce38"/>
          <table:table-cell table:number-columns-repeated="7" table:style-name="ce21"/>
          <table:table-cell table:number-columns-repeated="4" table:style-name="ce26"/>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1"/>
        </table:table-row>
        <table:table-row table:style-name="ro5">
          <table:table-cell table:style-name="ce21" office:value-type="string">
            <text:p>primefaces.captcha.INVALID=Число {0} не действительно</text:p>
          </table:table-cell>
        </table:table-row>
        <table:table-row table:style-name="ro5">
          <table:table-cell table:style-name="ce21" office:value-type="string">
            <text:p>primefaces.captcha.INVALID_detail=???{0}: "{1}" не совадает с текстом</text:p>
          </table:table-cell>
        </table:table-row>
        <table:table-row table:style-name="ro5">
          <table:table-cell table:style-name="ce21" office:value-type="string">
            <text:p>primefaces.password.INVALID_MATCH={0}" должно быть равным "{1}".</text:p>
          </table:table-cell>
        </table:table-row>
        <table:table-row table:style-name="ro5">
          <table:table-cell table:style-name="ce21" office:value-type="string">
            <text:p>primefaces.password.INVALID_MATCH_detail={0}" должно быть равным "{1}".</text:p>
          </table:table-cell>
        </table:table-row>
        <table:table-row table:style-name="ro5">
          <table:table-cell table:style-name="ce21" office:value-type="string">
            <text:p>javax.faces.component.UIInput.REQUIRED=Поле "{0}" является обязательным</text:p>
          </table:table-cell>
        </table:table-row>
        <table:table-row table:style-name="ro5">
          <table:table-cell table:style-name="ce21" office:value-type="string">
            <text:p>javax.faces.validator.LengthValidator.MINIMUM=Поле "{1}" должно содержать не меньше {0} знаков.</text:p>
          </table:table-cell>
        </table:table-row>
        <table:table-row table:style-name="ro5">
          <table:table-cell table:style-name="ce21" office:value-type="string">
            <text:p>javax.faces.validator.LengthValidator.MAXIMUM=Поле "{1}" должно содержать не меньше {0} знаков.</text:p>
          </table:table-cell>
        </table:table-row>
        <table:table-row table:style-name="ro5">
          <table:table-cell table:style-name="ce21" office:value-type="string">
            <text:p>###################################=</text:p>
          </table:table-cell>
        </table:table-row>
        <table:table-row table:style-name="ro5">
          <table:table-cell table:style-name="ce21" office:value-type="string">
            <text:p># COMMON TERMS #########=</text:p>
          </table:table-cell>
        </table:table-row>
        <table:table-row table:style-name="ro5">
          <table:table-cell table:style-name="ce21" office:value-type="string">
            <text:p>###################################=</text:p>
          </table:table-cell>
        </table:table-row>
        <table:table-row table:style-name="ro5">
          <table:table-cell table:style-name="ce21" office:value-type="string">
            <text:p>ufjf=Федеральный Университет Жуис-ди-Фора (UFJF)</text:p>
          </table:table-cell>
        </table:table-row>
        <table:table-row table:style-name="ro5">
          <table:table-cell table:style-name="ce21" office:value-type="string">
            <text:p>crepeia=Центр Исследования, Интервенции и Оценивания Алкоголя и Наркотиков</text:p>
          </table:table-cell>
        </table:table-row>
        <table:table-row table:style-name="ro5">
          <table:table-cell table:style-name="ce21" office:value-type="string">
            <text:p>dcc=Факультет Компьютерных Наук - UFJF</text:p>
          </table:table-cell>
        </table:table-row>
        <table:table-row table:style-name="ro5">
          <table:table-cell table:style-name="ce21" office:value-type="string">
            <text:p>fapemig=FAPEMIG</text:p>
          </table:table-cell>
        </table:table-row>
        <table:table-row table:style-name="ro5">
          <table:table-cell table:style-name="ce21" office:value-type="string">
            <text:p>cnpq=CNPQ - Наука без Границ</text:p>
          </table:table-cell>
        </table:table-row>
        <table:table-row table:style-name="ro5">
          <table:table-cell table:style-name="ce21" office:value-type="string">
            <text:p>capes=CAPES</text:p>
          </table:table-cell>
        </table:table-row>
        <table:table-row table:style-name="ro5">
          <table:table-cell table:style-name="ce21" office:value-type="string">
            <text:p>update.date=Последнее обновление: 08/09/2014</text:p>
          </table:table-cell>
        </table:table-row>
        <table:table-row table:style-name="ro5">
          <table:table-cell table:style-name="ce21" office:value-type="string">
            <text:p>vivasemtabaco=Живи без Табака</text:p>
          </table:table-cell>
        </table:table-row>
        <table:table-row table:style-name="ro5">
          <table:table-cell table:style-name="ce21" office:value-type="string">
            <text:p>send=Отправить</text:p>
          </table:table-cell>
        </table:table-row>
        <table:table-row table:style-name="ro5">
          <table:table-cell table:style-name="ce21" office:value-type="string">
            <text:p>psw=Пароль</text:p>
          </table:table-cell>
        </table:table-row>
        <table:table-row table:style-name="ro5">
          <table:table-cell table:style-name="ce21" office:value-type="string">
            <text:p>next=Далее</text:p>
          </table:table-cell>
        </table:table-row>
        <table:table-row table:style-name="ro5">
          <table:table-cell table:style-name="ce21" office:value-type="string">
            <text:p>back=Назад</text:p>
          </table:table-cell>
        </table:table-row>
        <table:table-row table:style-name="ro5">
          <table:table-cell table:style-name="ce21" office:value-type="string">
            <text:p>img.ref=Право на фото</text:p>
          </table:table-cell>
        </table:table-row>
        <table:table-row table:style-name="ro5">
          <table:table-cell table:style-name="ce21" office:value-type="string">
            <text:p>next.step=Следующий шаг</text:p>
          </table:table-cell>
        </table:table-row>
        <table:table-row table:style-name="ro5">
          <table:table-cell table:style-name="ce21" office:value-type="string">
            <text:p>currency=RUB</text:p>
          </table:table-cell>
        </table:table-row>
        <table:table-row table:style-name="ro5">
          <table:table-cell table:style-name="ce21" office:value-type="string">
            <text:p>centseparator=.</text:p>
          </table:table-cell>
        </table:table-row>
        <table:table-row table:style-name="ro5">
          <table:table-cell table:style-name="ce21" office:value-type="string">
            <text:p>thousandseparator=,</text:p>
          </table:table-cell>
        </table:table-row>
        <table:table-row table:style-name="ro5">
          <table:table-cell table:style-name="ce21" office:value-type="string">
            <text:p>source=Источник</text:p>
          </table:table-cell>
        </table:table-row>
        <table:table-row table:style-name="ro5">
          <table:table-cell table:style-name="ce21" office:value-type="string">
            <text:p>sources=Источники</text:p>
          </table:table-cell>
        </table:table-row>
        <table:table-row table:style-name="ro5">
          <table:table-cell table:style-name="ce21" office:value-type="string">
            <text:p>month.1=Январь</text:p>
          </table:table-cell>
        </table:table-row>
        <table:table-row table:style-name="ro5">
          <table:table-cell table:style-name="ce21" office:value-type="string">
            <text:p>month.2=Февраль</text:p>
          </table:table-cell>
        </table:table-row>
        <table:table-row table:style-name="ro5">
          <table:table-cell table:style-name="ce21" office:value-type="string">
            <text:p>month.3=Март</text:p>
          </table:table-cell>
        </table:table-row>
        <table:table-row table:style-name="ro5">
          <table:table-cell table:style-name="ce21" office:value-type="string">
            <text:p>month.4=Апрель</text:p>
          </table:table-cell>
        </table:table-row>
        <table:table-row table:style-name="ro5">
          <table:table-cell table:style-name="ce21" office:value-type="string">
            <text:p>month.5=Май</text:p>
          </table:table-cell>
        </table:table-row>
        <table:table-row table:style-name="ro5">
          <table:table-cell table:style-name="ce21" office:value-type="string">
            <text:p>month.6=Июнь</text:p>
          </table:table-cell>
        </table:table-row>
        <table:table-row table:style-name="ro5">
          <table:table-cell table:style-name="ce21" office:value-type="string">
            <text:p>month.7=Июль</text:p>
          </table:table-cell>
        </table:table-row>
        <table:table-row table:style-name="ro5">
          <table:table-cell table:style-name="ce21" office:value-type="string">
            <text:p>month.8=Август</text:p>
          </table:table-cell>
        </table:table-row>
        <table:table-row table:style-name="ro5">
          <table:table-cell table:style-name="ce21" office:value-type="string">
            <text:p>month.9=Сентябрь</text:p>
          </table:table-cell>
        </table:table-row>
        <table:table-row table:style-name="ro5">
          <table:table-cell table:style-name="ce21" office:value-type="string">
            <text:p>month.10=Октябрь</text:p>
          </table:table-cell>
        </table:table-row>
        <table:table-row table:style-name="ro5">
          <table:table-cell table:style-name="ce21" office:value-type="string">
            <text:p>month.11=Ноябрь</text:p>
          </table:table-cell>
        </table:table-row>
        <table:table-row table:style-name="ro5">
          <table:table-cell table:style-name="ce21" office:value-type="string">
            <text:p>month.12=Декабрь</text:p>
          </table:table-cell>
        </table:table-row>
        <table:table-row table:style-name="ro5">
          <table:table-cell table:style-name="ce21" office:value-type="string">
            <text:p>yes=Да</text:p>
          </table:table-cell>
        </table:table-row>
        <table:table-row table:style-name="ro5">
          <table:table-cell table:style-name="ce21" office:value-type="string">
            <text:p>no=Нет</text:p>
          </table:table-cell>
        </table:table-row>
        <table:table-row table:style-name="ro5">
          <table:table-cell table:style-name="ce21" office:value-type="string">
            <text:p>days=Дни</text:p>
          </table:table-cell>
        </table:table-row>
        <table:table-row table:style-name="ro5">
          <table:table-cell table:style-name="ce21" office:value-type="string">
            <text:p>###################################=</text:p>
          </table:table-cell>
        </table:table-row>
        <table:table-row table:style-name="ro5">
          <table:table-cell table:style-name="ce21" office:value-type="string">
            <text:p># WEBSITE - MAIN #########=</text:p>
          </table:table-cell>
        </table:table-row>
        <table:table-row table:style-name="ro5">
          <table:table-cell table:style-name="ce21" office:value-type="string">
            <text:p>###################################=</text:p>
          </table:table-cell>
        </table:table-row>
        <table:table-row table:style-name="ro5">
          <table:table-cell table:style-name="ce21" office:value-type="string">
            <text:p># HEADER=</text:p>
          </table:table-cell>
        </table:table-row>
        <table:table-row table:style-name="ro5">
          <table:table-cell table:style-name="ce21" office:value-type="string">
            <text:p>header.title=Живи без Табака</text:p>
          </table:table-cell>
        </table:table-row>
        <table:table-row table:style-name="ro5">
          <table:table-cell table:style-name="ce21" office:value-type="string">
            <text:p>header.logo=Логотип Живи без Табака</text:p>
          </table:table-cell>
        </table:table-row>
        <table:table-row table:style-name="ro5">
          <table:table-cell table:style-name="ce21" office:value-type="string">
            <text:p>register=Зарегистрироваться</text:p>
          </table:table-cell>
        </table:table-row>
        <table:table-row table:style-name="ro5">
          <table:table-cell table:style-name="ce21" office:value-type="string">
            <text:p>signin=Войти</text:p>
          </table:table-cell>
        </table:table-row>
        <table:table-row table:style-name="ro5">
          <table:table-cell table:style-name="ce21" office:value-type="string">
            <text:p>search=Искать</text:p>
          </table:table-cell>
        </table:table-row>
        <table:table-row table:style-name="ro5">
          <table:table-cell table:style-name="ce21" office:value-type="string">
            <text:p>search.here=Искать здесь</text:p>
          </table:table-cell>
        </table:table-row>
        <table:table-row table:style-name="ro5">
          <table:table-cell table:style-name="ce21" office:value-type="string">
            <text:p>email=Email</text:p>
          </table:table-cell>
        </table:table-row>
        <table:table-row table:style-name="ro5">
          <table:table-cell table:style-name="ce21" office:value-type="string">
            <text:p>password=Пароль</text:p>
          </table:table-cell>
        </table:table-row>
        <table:table-row table:style-name="ro5">
          <table:table-cell table:style-name="ce21" office:value-type="string">
            <text:p># INDEX.XTML=</text:p>
          </table:table-cell>
        </table:table-row>
        <table:table-row table:style-name="ro5">
          <table:table-cell table:style-name="ce21"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1"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1"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1" office:value-type="string">
            <text:p>index.header.main=Брось курить онлайн</text:p>
          </table:table-cell>
        </table:table-row>
        <table:table-row table:style-name="ro5">
          <table:table-cell table:style-name="ce21" office:value-type="string">
            <text:p>index.conteudo.saibamais=Больше информации</text:p>
          </table:table-cell>
        </table:table-row>
        <table:table-row table:style-name="ro5">
          <table:table-cell table:style-name="ce21" office:value-type="string">
            <text:p>index.objetivo.img=Эксперты</text:p>
          </table:table-cell>
        </table:table-row>
        <table:table-row table:style-name="ro5">
          <table:table-cell table:style-name="ce21" office:value-type="string">
            <text:p>index.conteudo.img=Наука</text:p>
          </table:table-cell>
        </table:table-row>
        <table:table-row table:style-name="ro5">
          <table:table-cell table:style-name="ce21" office:value-type="string">
            <text:p>index.descricao=Это бесплатно и всегда будет таковым. Зарегистрируйся тут.</text:p>
          </table:table-cell>
        </table:table-row>
        <table:table-row table:style-name="ro5">
          <table:table-cell table:style-name="ce21" office:value-type="string">
            <text:p>index.descricao.aqui=Тут</text:p>
          </table:table-cell>
        </table:table-row>
        <table:table-row table:style-name="ro5">
          <table:table-cell table:style-name="ce21" office:value-type="string">
            <text:p>index.descricao.img=Бесплатно и безопасно</text:p>
          </table:table-cell>
        </table:table-row>
        <table:table-row table:style-name="ro5">
          <table:table-cell table:style-name="ce21" office:value-type="string">
            <text:p>index.bottom.h=Начать</text:p>
          </table:table-cell>
        </table:table-row>
        <table:table-row table:style-name="ro5">
          <table:table-cell table:style-name="ce21" office:value-type="string">
            <text:p>index.step1.h=Стоит ли бросать курить?</text:p>
          </table:table-cell>
        </table:table-row>
        <table:table-row table:style-name="ro5">
          <table:table-cell table:style-name="ce21" office:value-type="string">
            <text:p>index.arrow=Стрелка</text:p>
          </table:table-cell>
        </table:table-row>
        <table:table-row table:style-name="ro5">
          <table:table-cell table:style-name="ce21" office:value-type="string">
            <text:p>index.step1.li1=Риски, связанные с курением</text:p>
          </table:table-cell>
        </table:table-row>
        <table:table-row table:style-name="ro5">
          <table:table-cell table:style-name="ce21" office:value-type="string">
            <text:p>index.step1.li2=Выгоды бросить курить</text:p>
          </table:table-cell>
        </table:table-row>
        <table:table-row table:style-name="ro5">
          <table:table-cell table:style-name="ce21" office:value-type="string">
            <text:p>index.step1.li3=Синдром отмены (абстиненция)</text:p>
          </table:table-cell>
        </table:table-row>
        <table:table-row table:style-name="ro5">
          <table:table-cell table:style-name="ce21" office:value-type="string">
            <text:p>index.step1.li4=Набор веса</text:p>
          </table:table-cell>
        </table:table-row>
        <table:table-row table:style-name="ro5">
          <table:table-cell table:style-name="ce21" office:value-type="string">
            <text:p>index.step1.li5=Финансова стоимость</text:p>
          </table:table-cell>
        </table:table-row>
        <table:table-row table:style-name="ro5">
          <table:table-cell table:style-name="ce21" office:value-type="string">
            <text:p>index.step2.h=Вы готовы прекратить?</text:p>
          </table:table-cell>
        </table:table-row>
        <table:table-row table:style-name="ro5">
          <table:table-cell table:style-name="ce21" office:value-type="string">
            <text:p>index.step2.img=Вы готовы прекратить?</text:p>
          </table:table-cell>
        </table:table-row>
        <table:table-row table:style-name="ro5">
          <table:table-cell table:style-name="ce21" office:value-type="string">
            <text:p>index.step2.li1=Пресонализированный план</text:p>
          </table:table-cell>
        </table:table-row>
        <table:table-row table:style-name="ro5">
          <table:table-cell table:style-name="ce21" office:value-type="string">
            <text:p>index.step2.li2=Медикаменты</text:p>
          </table:table-cell>
        </table:table-row>
        <table:table-row table:style-name="ro5">
          <table:table-cell table:style-name="ce21" office:value-type="string">
            <text:p>index.step2.li3=Симптомы синдрома отмены (абстиненции)</text:p>
          </table:table-cell>
        </table:table-row>
        <table:table-row table:style-name="ro5">
          <table:table-cell table:style-name="ce21" office:value-type="string">
            <text:p>index.step2.li4=Набор веса</text:p>
          </table:table-cell>
        </table:table-row>
        <table:table-row table:style-name="ro5">
          <table:table-cell table:style-name="ce21" office:value-type="string">
            <text:p>index.step2.li5=Как быть с тягой</text:p>
          </table:table-cell>
        </table:table-row>
        <table:table-row table:style-name="ro5">
          <table:table-cell table:style-name="ce21" office:value-type="string">
            <text:p>index.step3.h=Вы уже прекратили?</text:p>
          </table:table-cell>
        </table:table-row>
        <table:table-row table:style-name="ro5">
          <table:table-cell table:style-name="ce21" office:value-type="string">
            <text:p>index.step3.li1=Что делать в случае рецидива</text:p>
          </table:table-cell>
        </table:table-row>
        <table:table-row table:style-name="ro5">
          <table:table-cell table:style-name="ce21" office:value-type="string">
            <text:p>index.step3.li2=Рецидив и срыв</text:p>
          </table:table-cell>
        </table:table-row>
        <table:table-row table:style-name="ro5">
          <table:table-cell table:style-name="ce21" office:value-type="string">
            <text:p>index.step3.li3=Дальнейшее содействие по почте</text:p>
          </table:table-cell>
        </table:table-row>
        <table:table-row table:style-name="ro5">
          <table:table-cell table:style-name="ce21" office:value-type="string">
            <text:p>index.step3.li4=Сообщения</text:p>
          </table:table-cell>
        </table:table-row>
        <table:table-row table:style-name="ro5">
          <table:table-cell table:style-name="ce21" office:value-type="string">
            <text:p>###################################=</text:p>
          </table:table-cell>
        </table:table-row>
        <table:table-row table:style-name="ro5">
          <table:table-cell table:style-name="ce21" office:value-type="string">
            <text:p># SIDE MENU  - Is it worth stopping smoking?=</text:p>
          </table:table-cell>
        </table:table-row>
        <table:table-row table:style-name="ro5">
          <table:table-cell table:style-name="ce21" office:value-type="string">
            <text:p>###################################=</text:p>
          </table:table-cell>
        </table:table-row>
        <table:table-row table:style-name="ro5">
          <table:table-cell table:style-name="ce21" office:value-type="string">
            <text:p>menu.firststep.li1=Приготовьтесь прекратить</text:p>
          </table:table-cell>
        </table:table-row>
        <table:table-row table:style-name="ro5">
          <table:table-cell table:style-name="ce21" office:value-type="string">
            <text:p>menu.firststep.li2=Риски, связанные с курением</text:p>
          </table:table-cell>
        </table:table-row>
        <table:table-row table:style-name="ro5">
          <table:table-cell table:style-name="ce21" office:value-type="string">
            <text:p>menu.firststep.li3=Выгоды прекащения курить</text:p>
          </table:table-cell>
        </table:table-row>
        <table:table-row table:style-name="ro5">
          <table:table-cell table:style-name="ce21" office:value-type="string">
            <text:p>menu.firststep.li4=Финансова стоимость</text:p>
          </table:table-cell>
        </table:table-row>
        <table:table-row table:style-name="ro5">
          <table:table-cell table:style-name="ce21" office:value-type="string">
            <text:p>menu.firststep.li5=Абстиненция и тяга</text:p>
          </table:table-cell>
        </table:table-row>
        <table:table-row table:style-name="ro5">
          <table:table-cell table:style-name="ce21" office:value-type="string">
            <text:p>menu.firststep.li6=Набор веса</text:p>
          </table:table-cell>
        </table:table-row>
        <table:table-row table:style-name="ro5">
          <table:table-cell table:style-name="ce21" office:value-type="string">
            <text:p>menu.firststep.li7=Раздражительность и депрессия</text:p>
          </table:table-cell>
        </table:table-row>
        <table:table-row table:style-name="ro5">
          <table:table-cell table:style-name="ce21" office:value-type="string">
            <text:p>menu.firststep.li8=Сомнения по-поводу бросания курить</text:p>
          </table:table-cell>
        </table:table-row>
        <table:table-row table:style-name="ro5">
          <table:table-cell table:style-name="ce21" office:value-type="string">
            <text:p>menu.firststep.li9=Где найти помощь</text:p>
          </table:table-cell>
        </table:table-row>
        <table:table-row table:style-name="ro5">
          <table:table-cell table:style-name="ce21" office:value-type="string">
            <text:p>menu.firststep.li10=Я готов/готова</text:p>
          </table:table-cell>
        </table:table-row>
        <table:table-row table:style-name="ro5">
          <table:table-cell table:style-name="ce21" office:value-type="string">
            <text:p>###################################=</text:p>
          </table:table-cell>
        </table:table-row>
        <table:table-row table:style-name="ro5">
          <table:table-cell table:style-name="ce21" office:value-type="string">
            <text:p># MENU LATERAL - Are you ready to stop?=</text:p>
          </table:table-cell>
        </table:table-row>
        <table:table-row table:style-name="ro5">
          <table:table-cell table:style-name="ce21" office:value-type="string">
            <text:p>###################################=</text:p>
          </table:table-cell>
        </table:table-row>
        <table:table-row table:style-name="ro5">
          <table:table-cell table:style-name="ce21" office:value-type="string">
            <text:p>menu.ndstep.li1=Готовы остановиться?</text:p>
          </table:table-cell>
        </table:table-row>
        <table:table-row table:style-name="ro5">
          <table:table-cell table:style-name="ce21" office:value-type="string">
            <text:p>menu.ndstep.li2=Синдром отмены (абстиненция)</text:p>
          </table:table-cell>
        </table:table-row>
        <table:table-row table:style-name="ro5">
          <table:table-cell table:style-name="ce21" office:value-type="string">
            <text:p>menu.firststep.li2b=Пассивное курение</text:p>
          </table:table-cell>
        </table:table-row>
        <table:table-row table:style-name="ro5">
          <table:table-cell table:style-name="ce21" office:value-type="string">
            <text:p>menu.ndstep.li3=Преодоление тяги</text:p>
          </table:table-cell>
        </table:table-row>
        <table:table-row table:style-name="ro5">
          <table:table-cell table:style-name="ce21" office:value-type="string">
            <text:p>menu.ndstep.li4=Медикаменты</text:p>
          </table:table-cell>
        </table:table-row>
        <table:table-row table:style-name="ro5">
          <table:table-cell table:style-name="ce21" office:value-type="string">
            <text:p>menu.ndstep.li5=Способы бросить курить</text:p>
          </table:table-cell>
        </table:table-row>
        <table:table-row table:style-name="ro5">
          <table:table-cell table:style-name="ce21" office:value-type="string">
            <text:p>menu.ndstep.li6=Установить дату бросания</text:p>
          </table:table-cell>
        </table:table-row>
        <table:table-row table:style-name="ro5">
          <table:table-cell table:style-name="ce21" office:value-type="string">
            <text:p>menu.ndstep.li7=Как избежать срывов</text:p>
          </table:table-cell>
        </table:table-row>
        <table:table-row table:style-name="ro5">
          <table:table-cell table:style-name="ce21" office:value-type="string">
            <text:p>menu.ndstep.li8=Набор веса</text:p>
          </table:table-cell>
        </table:table-row>
        <table:table-row table:style-name="ro5">
          <table:table-cell table:style-name="ce21" office:value-type="string">
            <text:p>menu.ndstep.li9=Мой план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MENU LATERAL - Have you already stopped?=</text:p>
          </table:table-cell>
        </table:table-row>
        <table:table-row table:style-name="ro5">
          <table:table-cell table:style-name="ce21" office:value-type="string">
            <text:p>###################################=</text:p>
          </table:table-cell>
        </table:table-row>
        <table:table-row table:style-name="ro5">
          <table:table-cell table:style-name="ce21" office:value-type="string">
            <text:p>menu.rdstep.li1=Дальнейшее содействие</text:p>
          </table:table-cell>
        </table:table-row>
        <table:table-row table:style-name="ro5">
          <table:table-cell table:style-name="ce21" office:value-type="string">
            <text:p>menu.rdstep.li2=Рецидив или срыв?</text:p>
          </table:table-cell>
        </table:table-row>
        <table:table-row table:style-name="ro5">
          <table:table-cell table:style-name="ce21" office:value-type="string">
            <text:p>menu.rdstep.li3=Риски для рецидива</text:p>
          </table:table-cell>
        </table:table-row>
        <table:table-row table:style-name="ro5">
          <table:table-cell table:style-name="ce21" office:value-type="string">
            <text:p>menu.rdstep.li5=Где найти помощь</text:p>
          </table:table-cell>
        </table:table-row>
        <table:table-row table:style-name="ro5">
          <table:table-cell table:style-name="ce21" office:value-type="string">
            <text:p>menu.rdstep.li4=Мой план в случае рецидива</text:p>
          </table:table-cell>
        </table:table-row>
        <table:table-row table:style-name="ro5">
          <table:table-cell table:style-name="ce21" office:value-type="string">
            <text:p>###################################=</text:p>
          </table:table-cell>
        </table:table-row>
        <table:table-row table:style-name="ro5">
          <table:table-cell table:style-name="ce21" office:value-type="string">
            <text:p># TOP MENU=</text:p>
          </table:table-cell>
        </table:table-row>
        <table:table-row table:style-name="ro5">
          <table:table-cell table:style-name="ce21" office:value-type="string">
            <text:p>###################################=</text:p>
          </table:table-cell>
        </table:table-row>
        <table:table-row table:style-name="ro5">
          <table:table-cell table:style-name="ce21" office:value-type="string">
            <text:p>menu.top.li1=Домой</text:p>
          </table:table-cell>
        </table:table-row>
        <table:table-row table:style-name="ro5">
          <table:table-cell table:style-name="ce21" office:value-type="string">
            <text:p>menu.top.li2=Программа</text:p>
          </table:table-cell>
        </table:table-row>
        <table:table-row table:style-name="ro5">
          <table:table-cell table:style-name="ce21" office:value-type="string">
            <text:p>menu.top.li3=Авторы</text:p>
          </table:table-cell>
        </table:table-row>
        <table:table-row table:style-name="ro5">
          <table:table-cell table:style-name="ce21" office:value-type="string">
            <text:p>menu.top.li4=Контакты</text:p>
          </table:table-cell>
        </table:table-row>
        <table:table-row table:style-name="ro5">
          <table:table-cell table:style-name="ce21" office:value-type="string">
            <text:p>menu.top.li5=Для исследователей</text:p>
          </table:table-cell>
        </table:table-row>
        <table:table-row table:style-name="ro5">
          <table:table-cell table:style-name="ce21" office:value-type="string">
            <text:p>###################################=</text:p>
          </table:table-cell>
        </table:table-row>
        <table:table-row table:style-name="ro5">
          <table:table-cell table:style-name="ce21" office:value-type="string">
            <text:p># FOOTER=</text:p>
          </table:table-cell>
        </table:table-row>
        <table:table-row table:style-name="ro5">
          <table:table-cell table:style-name="ce21" office:value-type="string">
            <text:p>###################################=</text:p>
          </table:table-cell>
        </table:table-row>
        <table:table-row table:style-name="ro5">
          <table:table-cell table:style-name="ce21" office:value-type="string">
            <text:p>footer.li1=Домой</text:p>
          </table:table-cell>
        </table:table-row>
        <table:table-row table:style-name="ro5">
          <table:table-cell table:style-name="ce21" office:value-type="string">
            <text:p>footer.li2=Авторы</text:p>
          </table:table-cell>
        </table:table-row>
        <table:table-row table:style-name="ro5">
          <table:table-cell table:style-name="ce21" office:value-type="string">
            <text:p>footer.li3=Принципы и Нормы</text:p>
          </table:table-cell>
        </table:table-row>
        <table:table-row table:style-name="ro5">
          <table:table-cell table:style-name="ce21" office:value-type="string">
            <text:p>footer.li4=Правила использования</text:p>
          </table:table-cell>
        </table:table-row>
        <table:table-row table:style-name="ro5">
          <table:table-cell table:style-name="ce21" office:value-type="string">
            <text:p>footer.li5=Контакт</text:p>
          </table:table-cell>
        </table:table-row>
        <table:table-row table:style-name="ro5">
          <table:table-cell table:style-name="ce21"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1" office:value-type="string">
            <text:p>footer.contact=contato@vivasemtabaco.com.br (доступно только на Английском и Португальском языках)</text:p>
          </table:table-cell>
        </table:table-row>
        <table:table-row table:style-name="ro5">
          <table:table-cell table:style-name="ce21" office:value-type="string">
            <text:p>###################################=</text:p>
          </table:table-cell>
        </table:table-row>
        <table:table-row table:style-name="ro5">
          <table:table-cell table:style-name="ce21" office:value-type="string">
            <text:p># PROGRAM=</text:p>
          </table:table-cell>
        </table:table-row>
        <table:table-row table:style-name="ro5">
          <table:table-cell table:style-name="ce21" office:value-type="string">
            <text:p>###################################=</text:p>
          </table:table-cell>
        </table:table-row>
        <table:table-row table:style-name="ro5">
          <table:table-cell table:style-name="ce21" office:value-type="string">
            <text:p>program.titlepage=Программа | Живи Без Табака</text:p>
          </table:table-cell>
        </table:table-row>
        <table:table-row table:style-name="ro5">
          <table:table-cell table:style-name="ce21" office:value-type="string">
            <text:p>program.h1.program=Програма</text:p>
          </table:table-cell>
        </table:table-row>
        <table:table-row table:style-name="ro5">
          <table:table-cell table:style-name="ce21" office:value-type="string">
            <text:p>program.img=Счастье</text:p>
          </table:table-cell>
        </table:table-row>
        <table:table-row table:style-name="ro5">
          <table:table-cell table:style-name="ce21" office:value-type="string">
            <text:p>program.h2.objective=Наша цель</text:p>
          </table:table-cell>
        </table:table-row>
        <table:table-row table:style-name="ro5">
          <table:table-cell table:style-name="ce21"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1" office:value-type="string">
            <text:p>program.h2.how=Как эта программа была разработана?</text:p>
          </table:table-cell>
        </table:table-row>
        <table:table-row table:style-name="ro5">
          <table:table-cell table:style-name="ce21"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1" office:value-type="string">
            <text:p>program.p.how2b=Health on the Net Foundation</text:p>
          </table:table-cell>
        </table:table-row>
        <table:table-row table:style-name="ro5">
          <table:table-cell table:style-name="ce21"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1" office:value-type="string">
            <text:p>program.h2.important=Важно</text:p>
          </table:table-cell>
        </table:table-row>
        <table:table-row table:style-name="ro5">
          <table:table-cell table:style-name="ce21"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1" office:value-type="string">
            <text:p>###################################=</text:p>
          </table:table-cell>
        </table:table-row>
        <table:table-row table:style-name="ro5">
          <table:table-cell table:style-name="ce21" office:value-type="string">
            <text:p># ABOUT US -=</text:p>
          </table:table-cell>
        </table:table-row>
        <table:table-row table:style-name="ro5">
          <table:table-cell table:style-name="ce21" office:value-type="string">
            <text:p>###################################=</text:p>
          </table:table-cell>
        </table:table-row>
        <table:table-row table:style-name="ro5">
          <table:table-cell table:style-name="ce21" office:value-type="string">
            <text:p>aboutus.pagetitle=Об Авторах | Живи без Табака</text:p>
          </table:table-cell>
        </table:table-row>
        <table:table-row table:style-name="ro5">
          <table:table-cell table:style-name="ce21" office:value-type="string">
            <text:p>aboutus.h1.project=Проект</text:p>
          </table:table-cell>
        </table:table-row>
        <table:table-row table:style-name="ro5">
          <table:table-cell table:style-name="ce21" office:value-type="string">
            <text:p>aboutus.p.project.a=Проект "Живи без Табака" был разработан экспертами из</text:p>
          </table:table-cell>
        </table:table-row>
        <table:table-row table:style-name="ro5">
          <table:table-cell table:style-name="ce21"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1" office:value-type="string">
            <text:p>aboutus.p.project.c=Федерального Университета Жуиз-ди-Форы</text:p>
          </table:table-cell>
        </table:table-row>
        <table:table-row table:style-name="ro5">
          <table:table-cell table:style-name="ce21" office:value-type="string">
            <text:p>aboutus.h1.funding=Финансирование</text:p>
          </table:table-cell>
        </table:table-row>
        <table:table-row table:style-name="ro5">
          <table:table-cell table:style-name="ce21"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1" office:value-type="string">
            <text:p>aboutus.p.funding.b=и</text:p>
          </table:table-cell>
        </table:table-row>
        <table:table-row table:style-name="ro5">
          <table:table-cell table:style-name="ce21" office:value-type="string">
            <text:p>aboutus.h1.authors=авторы</text:p>
          </table:table-cell>
        </table:table-row>
        <table:table-row table:style-name="ro5">
          <table:table-cell table:style-name="ce21" office:value-type="string">
            <text:p>aboutus.h3.telmo=Доктор Тельмо Ронзани, профессор</text:p>
          </table:table-cell>
        </table:table-row>
        <table:table-row table:style-name="ro5">
          <table:table-cell table:style-name="ce21"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1" office:value-type="string">
            <text:p>aboutus.linkcv=Резюме</text:p>
          </table:table-cell>
        </table:table-row>
        <table:table-row table:style-name="ro5">
          <table:table-cell table:style-name="ce21" office:value-type="string">
            <text:p>aboutus.h3.laisa=Доктор Лайза Сартес, профессор</text:p>
          </table:table-cell>
        </table:table-row>
        <table:table-row table:style-name="ro5">
          <table:table-cell table:style-name="ce21"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1" office:value-type="string">
            <text:p>aboutus.h3.heder=Доктор Эдер Соарес Бернардино, профессор</text:p>
          </table:table-cell>
        </table:table-row>
        <table:table-row table:style-name="ro5">
          <table:table-cell table:style-name="ce21"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1" office:value-type="string">
            <text:p>aboutus.h3.henrique=Энрике Пинто Гомиде, магистр в области Психологии.</text:p>
          </table:table-cell>
        </table:table-row>
        <table:table-row table:style-name="ro5">
          <table:table-cell table:style-name="ce21"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1" office:value-type="string">
            <text:p>aboutus.h3.leonardo=Леонардо Фернандес Мартины, магистр в области Психологии.</text:p>
          </table:table-cell>
        </table:table-row>
        <table:table-row table:style-name="ro5">
          <table:table-cell table:style-name="ce21"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1" office:value-type="string">
            <text:p>aboutus.h3.thiago=Чиаго Коста Ризути да Роша</text:p>
          </table:table-cell>
        </table:table-row>
        <table:table-row table:style-name="ro5">
          <table:table-cell table:style-name="ce21"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1" office:value-type="string">
            <text:p>aboutus.h3.andressa=Андресса Бианчи Гумиер</text:p>
          </table:table-cell>
        </table:table-row>
        <table:table-row table:style-name="ro5">
          <table:table-cell table:style-name="ce21"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1" office:value-type="string">
            <text:p>aboutus.h3.nathalia=Наталия Мунк Машадо</text:p>
          </table:table-cell>
        </table:table-row>
        <table:table-row table:style-name="ro5">
          <table:table-cell table:style-name="ce21"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1" office:value-type="string">
            <text:p>aboutus.h3.danielacarvalho=Даниэла Карвальо</text:p>
          </table:table-cell>
        </table:table-row>
        <table:table-row table:style-name="ro5">
          <table:table-cell table:style-name="ce21"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1" office:value-type="string">
            <text:p>###################################=</text:p>
          </table:table-cell>
        </table:table-row>
        <table:table-row table:style-name="ro5">
          <table:table-cell table:style-name="ce21" office:value-type="string">
            <text:p># CONTATO=</text:p>
          </table:table-cell>
        </table:table-row>
        <table:table-row table:style-name="ro5">
          <table:table-cell table:style-name="ce21" office:value-type="string">
            <text:p>###################################=</text:p>
          </table:table-cell>
        </table:table-row>
        <table:table-row table:style-name="ro5">
          <table:table-cell table:style-name="ce21" office:value-type="string">
            <text:p>contact.h1=Контакт</text:p>
          </table:table-cell>
        </table:table-row>
        <table:table-row table:style-name="ro5">
          <table:table-cell table:style-name="ce21" office:value-type="string">
            <text:p>contact.titlepage=Контакт | Живи без Табака</text:p>
          </table:table-cell>
        </table:table-row>
        <table:table-row table:style-name="ro5">
          <table:table-cell table:style-name="ce21" office:value-type="string">
            <text:p>contact.h4.a=Эл. почта: contato@vivasemtabaco.com.br</text:p>
          </table:table-cell>
        </table:table-row>
        <table:table-row table:style-name="ro5">
          <table:table-cell table:style-name="ce21" office:value-type="string">
            <text:p>contact.h4.b=Твиттер: @vivasemtabaco</text:p>
          </table:table-cell>
        </table:table-row>
        <table:table-row table:style-name="ro5">
          <table:table-cell table:style-name="ce21" office:value-type="string">
            <text:p>contact.h2=Отправить</text:p>
          </table:table-cell>
        </table:table-row>
        <table:table-row table:style-name="ro5">
          <table:table-cell table:style-name="ce21" office:value-type="string">
            <text:p>contact.h4.msg=Сообщение</text:p>
          </table:table-cell>
        </table:table-row>
        <table:table-row table:style-name="ro5">
          <table:table-cell table:style-name="ce21" office:value-type="string">
            <text:p>###################################=</text:p>
          </table:table-cell>
        </table:table-row>
        <table:table-row table:style-name="ro5">
          <table:table-cell table:style-name="ce21" office:value-type="string">
            <text:p># NEW ACCOUNT=</text:p>
          </table:table-cell>
        </table:table-row>
        <table:table-row table:style-name="ro5">
          <table:table-cell table:style-name="ce21" office:value-type="string">
            <text:p>###################################=</text:p>
          </table:table-cell>
        </table:table-row>
        <table:table-row table:style-name="ro5">
          <table:table-cell table:style-name="ce21" office:value-type="string">
            <text:p>naccount.titlepage=Создать новый профайл | Живи без Табака</text:p>
          </table:table-cell>
        </table:table-row>
        <table:table-row table:style-name="ro5">
          <table:table-cell table:style-name="ce21" office:value-type="string">
            <text:p>naccount.register=Зарегистрироваться</text:p>
          </table:table-cell>
        </table:table-row>
        <table:table-row table:style-name="ro5">
          <table:table-cell table:style-name="ce21" office:value-type="string">
            <text:p>naccount.name=Имя</text:p>
          </table:table-cell>
        </table:table-row>
        <table:table-row table:style-name="ro5">
          <table:table-cell table:style-name="ce21" office:value-type="string">
            <text:p>naccount.fullname=Полное имя</text:p>
          </table:table-cell>
        </table:table-row>
        <table:table-row table:style-name="ro5">
          <table:table-cell table:style-name="ce21" office:value-type="string">
            <text:p>naccount.invalidemail=Адрес электронной почты неверен</text:p>
          </table:table-cell>
        </table:table-row>
        <table:table-row table:style-name="ro5">
          <table:table-cell table:style-name="ce21" office:value-type="string">
            <text:p>naccount.rpt.psw=Повторите пароль</text:p>
          </table:table-cell>
        </table:table-row>
        <table:table-row table:style-name="ro5">
          <table:table-cell table:style-name="ce21" office:value-type="string">
            <text:p>naccount.birthdate=Дата Рождения</text:p>
          </table:table-cell>
        </table:table-row>
        <table:table-row table:style-name="ro5">
          <table:table-cell table:style-name="ce21" office:value-type="string">
            <text:p>naccount.day=День</text:p>
          </table:table-cell>
        </table:table-row>
        <table:table-row table:style-name="ro5">
          <table:table-cell table:style-name="ce21" office:value-type="string">
            <text:p>naccount.month=Месяц</text:p>
          </table:table-cell>
        </table:table-row>
        <table:table-row table:style-name="ro5">
          <table:table-cell table:style-name="ce21" office:value-type="string">
            <text:p>naccount.year=Год</text:p>
          </table:table-cell>
        </table:table-row>
        <table:table-row table:style-name="ro5">
          <table:table-cell table:style-name="ce21" office:value-type="string">
            <text:p>naccount.sex=Пол</text:p>
          </table:table-cell>
        </table:table-row>
        <table:table-row table:style-name="ro5">
          <table:table-cell table:style-name="ce21" office:value-type="string">
            <text:p>naccount.female=Женский</text:p>
          </table:table-cell>
        </table:table-row>
        <table:table-row table:style-name="ro5">
          <table:table-cell table:style-name="ce21" office:value-type="string">
            <text:p>naccount.male=Мужской</text:p>
          </table:table-cell>
        </table:table-row>
        <table:table-row table:style-name="ro5">
          <table:table-cell table:style-name="ce21" office:value-type="string">
            <text:p>naccount.already.registered=Уже зарегистрированы?</text:p>
          </table:table-cell>
        </table:table-row>
        <table:table-row table:style-name="ro5">
          <table:table-cell table:style-name="ce21" office:value-type="string">
            <text:p>naccount.p.botton=Регистрируясь, Вы соглашаетесь с Правилами Пользования.</text:p>
          </table:table-cell>
        </table:table-row>
        <table:table-row table:style-name="ro5">
          <table:table-cell table:style-name="ce21" office:value-type="string">
            <text:p>naccount.already.userterms=Правила Пользования</text:p>
          </table:table-cell>
        </table:table-row>
        <table:table-row table:style-name="ro5">
          <table:table-cell table:style-name="ce21" office:value-type="string">
            <text:p>###################################=</text:p>
          </table:table-cell>
        </table:table-row>
        <table:table-row table:style-name="ro5">
          <table:table-cell table:style-name="ce21" office:value-type="string">
            <text:p># TERMS OF USE=</text:p>
          </table:table-cell>
        </table:table-row>
        <table:table-row table:style-name="ro5">
          <table:table-cell table:style-name="ce21" office:value-type="string">
            <text:p>###################################=</text:p>
          </table:table-cell>
        </table:table-row>
        <table:table-row table:style-name="ro5">
          <table:table-cell table:style-name="ce21" office:value-type="string">
            <text:p>terms.pagetitle=Правила Пользования | Живи без Табака</text:p>
          </table:table-cell>
        </table:table-row>
        <table:table-row table:style-name="ro5">
          <table:table-cell table:style-name="ce21" office:value-type="string">
            <text:p>terms.title.h1=Условия ответственности, нормы приватности и условия пользования веб-сайта</text:p>
          </table:table-cell>
        </table:table-row>
        <table:table-row table:style-name="ro5">
          <table:table-cell table:style-name="ce21" office:value-type="string">
            <text:p>terms.p.version=Версия: 1.0</text:p>
          </table:table-cell>
        </table:table-row>
        <table:table-row table:style-name="ro5">
          <table:table-cell table:style-name="ce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1"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1" office:value-type="string">
            <text:p>terms.description.p3=Эта программа не может заменить лечение профессиональных врачей.</text:p>
          </table:table-cell>
        </table:table-row>
        <table:table-row table:style-name="ro5">
          <table:table-cell table:style-name="ce21"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1" office:value-type="string">
            <text:p>terms.access.h3=Доступ к веб-сайту</text:p>
          </table:table-cell>
        </table:table-row>
        <table:table-row table:style-name="ro5">
          <table:table-cell table:style-name="ce21"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1" office:value-type="string">
            <text:p>terms.restrains.h3=Запреты</text:p>
          </table:table-cell>
        </table:table-row>
        <table:table-row table:style-name="ro5">
          <table:table-cell table:style-name="ce21"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1"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1" office:value-type="string">
            <text:p>terms.restrains.li3=Предоставлять сайту конфиденциальную информацию;</text:p>
          </table:table-cell>
        </table:table-row>
        <table:table-row table:style-name="ro5">
          <table:table-cell table:style-name="ce21"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1"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1" office:value-type="string">
            <text:p>terms.garanties.h3=Гарантии</text:p>
          </table:table-cell>
        </table:table-row>
        <table:table-row table:style-name="ro5">
          <table:table-cell table:style-name="ce21"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1" office:value-type="string">
            <text:p>terms.garanties.p2=Сайт не гарантирует, что сервис будет доступен непрерывно и постоянно.</text:p>
          </table:table-cell>
        </table:table-row>
        <table:table-row table:style-name="ro5">
          <table:table-cell table:style-name="ce21"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1" office:value-type="string">
            <text:p>terms.thirdparty.h3=Услуги и Материалы от Третьих Лиц</text:p>
          </table:table-cell>
        </table:table-row>
        <table:table-row table:style-name="ro5">
          <table:table-cell table:style-name="ce21"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1" office:value-type="string">
            <text:p>terms.links.h3=Ссылки</text:p>
          </table:table-cell>
        </table:table-row>
        <table:table-row table:style-name="ro5">
          <table:table-cell table:style-name="ce21"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1" office:value-type="string">
            <text:p>terms.changes.h3=Изменения в Информации, Продуктах и Сервисе.</text:p>
          </table:table-cell>
        </table:table-row>
        <table:table-row table:style-name="ro5">
          <table:table-cell table:style-name="ce21"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1" office:value-type="string">
            <text:p>terms.info.h3=Информация, доступная на этом веб-сайте.</text:p>
          </table:table-cell>
        </table:table-row>
        <table:table-row table:style-name="ro5">
          <table:table-cell table:style-name="ce21"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1" office:value-type="string">
            <text:p>terms.license.h3=Лицензия</text:p>
          </table:table-cell>
        </table:table-row>
        <table:table-row table:style-name="ro5">
          <table:table-cell table:style-name="ce21"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1" office:value-type="string">
            <text:p>terms.license.pb=Посмотреть полную GPL FNU лицензию.</text:p>
          </table:table-cell>
        </table:table-row>
        <table:table-row table:style-name="ro5">
          <table:table-cell table:style-name="ce21" office:value-type="string">
            <text:p>terms.trademark.h3=Торговые марки</text:p>
          </table:table-cell>
        </table:table-row>
        <table:table-row table:style-name="ro5">
          <table:table-cell table:style-name="ce21"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1" office:value-type="string">
            <text:p>terms.end.h3=Аннулирование</text:p>
          </table:table-cell>
        </table:table-row>
        <table:table-row table:style-name="ro5">
          <table:table-cell table:style-name="ce2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1" office:value-type="string">
            <text:p>###################################=</text:p>
          </table:table-cell>
        </table:table-row>
        <table:table-row table:style-name="ro5">
          <table:table-cell table:style-name="ce21" office:value-type="string">
            <text:p># SITE POLICY=</text:p>
          </table:table-cell>
        </table:table-row>
        <table:table-row table:style-name="ro5">
          <table:table-cell table:style-name="ce21" office:value-type="string">
            <text:p>###################################=</text:p>
          </table:table-cell>
        </table:table-row>
        <table:table-row table:style-name="ro5">
          <table:table-cell table:style-name="ce21" office:value-type="string">
            <text:p>pol.titlepage=Принципы и Нормы | Живи без Табака</text:p>
          </table:table-cell>
        </table:table-row>
        <table:table-row table:style-name="ro5">
          <table:table-cell table:style-name="ce21" office:value-type="string">
            <text:p>pol.version=Версия: 1.1</text:p>
          </table:table-cell>
        </table:table-row>
        <table:table-row table:style-name="ro5">
          <table:table-cell table:style-name="ce21" office:value-type="string">
            <text:p>pol.privacy.h1=Принципы Приватности</text:p>
          </table:table-cell>
        </table:table-row>
        <table:table-row table:style-name="ro5">
          <table:table-cell table:style-name="ce21"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1" office:value-type="string">
            <text:p>pol.pdata.h3=1. Сбор личной информации</text:p>
          </table:table-cell>
        </table:table-row>
        <table:table-row table:style-name="ro5">
          <table:table-cell table:style-name="ce21"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1"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1" office:value-type="string">
            <text:p>pol.pdata.li1=Имя и место, где вы получаете доступ к интернету;</text:p>
          </table:table-cell>
        </table:table-row>
        <table:table-row table:style-name="ro5">
          <table:table-cell table:style-name="ce21" office:value-type="string">
            <text:p>pol.pdata.li2=Дата и время, когда доступ был получен;</text:p>
          </table:table-cell>
        </table:table-row>
        <table:table-row table:style-name="ro5">
          <table:table-cell table:style-name="ce21" office:value-type="string">
            <text:p>pol.pdata.li3=Адрес интернет-сайта, который привел Вас к нашему сайту;</text:p>
          </table:table-cell>
        </table:table-row>
        <table:table-row table:style-name="ro5">
          <table:table-cell table:style-name="ce21" office:value-type="string">
            <text:p>pol.pdata.li4=Страницы, которые вы посетили во время пользования сайтом.</text:p>
          </table:table-cell>
        </table:table-row>
        <table:table-row table:style-name="ro5">
          <table:table-cell table:style-name="ce21"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1"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1" office:value-type="string">
            <text:p>pol.datause.h3=2. Как Ваша персональная информация используется?</text:p>
          </table:table-cell>
        </table:table-row>
        <table:table-row table:style-name="ro5">
          <table:table-cell table:style-name="ce21" office:value-type="string">
            <text:p>pol.datause.p1=Персональная информация, полученная от сайта. используется для:</text:p>
          </table:table-cell>
        </table:table-row>
        <table:table-row table:style-name="ro5">
          <table:table-cell table:style-name="ce21" office:value-type="string">
            <text:p>pol.datause.li1=Предоставления Вам услуг;</text:p>
          </table:table-cell>
        </table:table-row>
        <table:table-row table:style-name="ro5">
          <table:table-cell table:style-name="ce21" office:value-type="string">
            <text:p>pol.datause.li2=Генерирования развных отчетов;</text:p>
          </table:table-cell>
        </table:table-row>
        <table:table-row table:style-name="ro5">
          <table:table-cell table:style-name="ce21" office:value-type="string">
            <text:p>pol.datause.li3=Вовлечения Вас в инициативы сайта;</text:p>
          </table:table-cell>
        </table:table-row>
        <table:table-row table:style-name="ro5">
          <table:table-cell table:style-name="ce21" office:value-type="string">
            <text:p>pol.datause.li4=Анализа трендов в пользовании сайтом.</text:p>
          </table:table-cell>
        </table:table-row>
        <table:table-row table:style-name="ro5">
          <table:table-cell table:style-name="ce21"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1"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1"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1" office:value-type="string">
            <text:p>pol.datasec.h3=3. Безопасность Ваших данных</text:p>
          </table:table-cell>
        </table:table-row>
        <table:table-row table:style-name="ro5">
          <table:table-cell table:style-name="ce21"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1"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1" office:value-type="string">
            <text:p>pol.secrecy.h3=4. Нарушение конфиденциальности информации</text:p>
          </table:table-cell>
        </table:table-row>
        <table:table-row table:style-name="ro5">
          <table:table-cell table:style-name="ce21"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1" office:value-type="string">
            <text:p>pol.links3rd.h3=5. Ссылки на веб-сайты третьих лиц</text:p>
          </table:table-cell>
        </table:table-row>
        <table:table-row table:style-name="ro5">
          <table:table-cell table:style-name="ce21"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1" office:value-type="string">
            <text:p>pol.changes.h3=6. Изменения в Правилах Приватности</text:p>
          </table:table-cell>
        </table:table-row>
        <table:table-row table:style-name="ro5">
          <table:table-cell table:style-name="ce21"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1" office:value-type="string">
            <text:p>pol.contact.h3=7. Контакт</text:p>
          </table:table-cell>
        </table:table-row>
        <table:table-row table:style-name="ro5">
          <table:table-cell table:style-name="ce21"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1" office:value-type="string">
            <text:p>###################################=</text:p>
          </table:table-cell>
        </table:table-row>
        <table:table-row table:style-name="ro5">
          <table:table-cell table:style-name="ce21" office:value-type="string">
            <text:p># LOGIN.XHTML=</text:p>
          </table:table-cell>
        </table:table-row>
        <table:table-row table:style-name="ro5">
          <table:table-cell table:style-name="ce21" office:value-type="string">
            <text:p>###################################=</text:p>
          </table:table-cell>
        </table:table-row>
        <table:table-row table:style-name="ro5">
          <table:table-cell table:style-name="ce21" office:value-type="string">
            <text:p>login.pagetitle=Вход | Живи без Табака</text:p>
          </table:table-cell>
        </table:table-row>
        <table:table-row table:style-name="ro5">
          <table:table-cell table:style-name="ce21" office:value-type="string">
            <text:p>login.stayconnected=Звпомнить</text:p>
          </table:table-cell>
        </table:table-row>
        <table:table-row table:style-name="ro5">
          <table:table-cell table:style-name="ce21" office:value-type="string">
            <text:p>login.couldntaccess=Не можете получить доступ к профайлу?</text:p>
          </table:table-cell>
        </table:table-row>
        <table:table-row table:style-name="ro5">
          <table:table-cell table:style-name="ce21" office:value-type="string">
            <text:p>pronto.intro.titlepage=Начать</text:p>
          </table:table-cell>
        </table:table-row>
        <table:table-row table:style-name="ro5">
          <table:table-cell table:style-name="ce21" office:value-type="string">
            <text:p>vivasemtabaco.title=Живи без Табака | Бесплатная программа для лечения табакозависимости</text:p>
          </table:table-cell>
        </table:table-row>
        <table:table-row table:style-name="ro5">
          <table:table-cell table:style-name="ce21" office:value-type="string">
            <text:p>login.cadastro.h1=Зарегистрироваться</text:p>
          </table:table-cell>
        </table:table-row>
        <table:table-row table:style-name="ro5">
          <table:table-cell table:style-name="ce21"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1" office:value-type="string">
            <text:p>login.cadastro.p.2=Мы гарантируем, что:</text:p>
          </table:table-cell>
        </table:table-row>
        <table:table-row table:style-name="ro5">
          <table:table-cell table:style-name="ce21" office:value-type="string">
            <text:p>login.cadastro.li.1=Ваши данные анализируются анонимно.</text:p>
          </table:table-cell>
        </table:table-row>
        <table:table-row table:style-name="ro5">
          <table:table-cell table:style-name="ce21" office:value-type="string">
            <text:p>login.cadastro.li.2=Мы не будем рассылать никакой спам.</text:p>
          </table:table-cell>
        </table:table-row>
        <table:table-row table:style-name="ro5">
          <table:table-cell table:style-name="ce21" office:value-type="string">
            <text:p>###################################=</text:p>
          </table:table-cell>
        </table:table-row>
        <table:table-row table:style-name="ro5">
          <table:table-cell table:style-name="ce21" office:value-type="string">
            <text:p># FOR RESEARCHERS=</text:p>
          </table:table-cell>
        </table:table-row>
        <table:table-row table:style-name="ro5">
          <table:table-cell table:style-name="ce21" office:value-type="string">
            <text:p>###################################=</text:p>
          </table:table-cell>
        </table:table-row>
        <table:table-row table:style-name="ro5">
          <table:table-cell table:style-name="ce21" office:value-type="string">
            <text:p>pesquisadores.titlepage=Для исследователей</text:p>
          </table:table-cell>
        </table:table-row>
        <table:table-row table:style-name="ro5">
          <table:table-cell table:style-name="ce21" office:value-type="string">
            <text:p>pesquisadores.h1.1=Для исследователей</text:p>
          </table:table-cell>
        </table:table-row>
        <table:table-row table:style-name="ro5">
          <table:table-cell table:style-name="ce21" office:value-type="string">
            <text:p>pesquisadores.img.title=Статья про сайты в интернете о курении</text:p>
          </table:table-cell>
        </table:table-row>
        <table:table-row table:style-name="ro5">
          <table:table-cell table:style-name="ce21" office:value-type="string">
            <text:p>pesquisadores.h2.1=Обоснование создания этого проекта</text:p>
          </table:table-cell>
        </table:table-row>
        <table:table-row table:style-name="ro5">
          <table:table-cell table:style-name="ce21" office:value-type="string">
            <text:p>pesquisadores.p.1=Использования табака связано с 5 млн смертей ежегодно</text:p>
          </table:table-cell>
        </table:table-row>
        <table:table-row table:style-name="ro5">
          <table:table-cell table:style-name="ce21" office:value-type="string">
            <text:p>pesquisadores.p.2=Пользование интернетом растет экспоненциально</text:p>
          </table:table-cell>
        </table:table-row>
        <table:table-row table:style-name="ro5">
          <table:table-cell table:style-name="ce2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1"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1" office:value-type="string">
            <text:p>pesquisadores.h2.2=Наши методы</text:p>
          </table:table-cell>
        </table:table-row>
        <table:table-row table:style-name="ro5">
          <table:table-cell table:style-name="ce21"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1"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1"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1" office:value-type="string">
            <text:p>pesquisadores.h2.3=Лицензия</text:p>
          </table:table-cell>
        </table:table-row>
        <table:table-row table:style-name="ro5">
          <table:table-cell table:style-name="ce21"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1" office:value-type="string">
            <text:p>pesquisadores.p.9b=Посмотреть полную версию лицензии GPL GNU</text:p>
          </table:table-cell>
        </table:table-row>
        <table:table-row table:style-name="ro5">
          <table:table-cell table:style-name="ce21" office:value-type="string">
            <text:p>pesquisadores.h2.4=Исходный код</text:p>
          </table:table-cell>
        </table:table-row>
        <table:table-row table:style-name="ro5">
          <table:table-cell table:style-name="ce21" office:value-type="string">
            <text:p>pesquisadores.p.10=Исходный код проекта может быть доступен в репозитории</text:p>
          </table:table-cell>
        </table:table-row>
        <table:table-row table:style-name="ro5">
          <table:table-cell table:style-name="ce21" office:value-type="string">
            <text:p>pesquisadores.h2.5=Дальнейших исследований</text:p>
          </table:table-cell>
        </table:table-row>
        <table:table-row table:style-name="ro5">
          <table:table-cell table:style-name="ce21"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1"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1" office:value-type="string">
            <text:p>pesquisadores.h2.6=Сотрудничество</text:p>
          </table:table-cell>
        </table:table-row>
        <table:table-row table:style-name="ro5">
          <table:table-cell table:style-name="ce21"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1" office:value-type="string">
            <text:p>pesquisadores.h3.1=Справочная информация</text:p>
          </table:table-cell>
        </table:table-row>
        <table:table-row table:style-name="ro5">
          <table:table-cell table:style-name="ce21"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1"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1"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1"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1"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1" office:value-type="string">
            <text:p>###################################=</text:p>
          </table:table-cell>
        </table:table-row>
        <table:table-row table:style-name="ro5">
          <table:table-cell table:style-name="ce21" office:value-type="string">
            <text:p># STEP 1 - PREPARE TO QUIT#########=</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eparando.intro.titlepage=Вступление - приготовьтесь бросить</text:p>
          </table:table-cell>
        </table:table-row>
        <table:table-row table:style-name="ro5">
          <table:table-cell table:style-name="ce21" office:value-type="string">
            <text:p>preparando.intro.h1=Приготовьтесь бросить</text:p>
          </table:table-cell>
        </table:table-row>
        <table:table-row table:style-name="ro5">
          <table:table-cell table:style-name="ce21" office:value-type="string">
            <text:p>preparando.intro.h2=Введение</text:p>
          </table:table-cell>
        </table:table-row>
        <table:table-row table:style-name="ro5">
          <table:table-cell table:style-name="ce21" office:value-type="string">
            <text:p>preparando.bene.p.1.intro=</text:p>
          </table:table-cell>
        </table:table-row>
        <table:table-row table:style-name="ro5">
          <table:table-cell table:style-name="ce21"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1"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1" office:value-type="string">
            <text:p>preparando.intro.p3=Рассмотрите следующее:</text:p>
          </table:table-cell>
        </table:table-row>
        <table:table-row table:style-name="ro5">
          <table:table-cell table:style-name="ce21"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1" office:value-type="string">
            <text:p>preparando.intro.img=Бросить курить</text:p>
          </table:table-cell>
        </table:table-row>
        <table:table-row table:style-name="ro5">
          <table:table-cell table:style-name="ce21" office:value-type="string">
            <text:p>preparandoparaparar=Приготовьтесь бросить</text:p>
          </table:table-cell>
        </table:table-row>
        <table:table-row table:style-name="ro5">
          <table:table-cell table:style-name="ce21"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btn.title=Выгоды бросания курить</text:p>
          </table:table-cell>
        </table:table-row>
        <table:table-row table:style-name="ro5">
          <table:table-cell table:style-name="ce21" office:value-type="string">
            <text:p>###################################=</text:p>
          </table:table-cell>
        </table:table-row>
        <table:table-row table:style-name="ro5">
          <table:table-cell table:style-name="ce21" office:value-type="string">
            <text:p># HARMS AND RISKS=</text:p>
          </table:table-cell>
        </table:table-row>
        <table:table-row table:style-name="ro5">
          <table:table-cell table:style-name="ce21" office:value-type="string">
            <text:p>###################################=</text:p>
          </table:table-cell>
        </table:table-row>
        <table:table-row table:style-name="ro5">
          <table:table-cell table:style-name="ce21" office:value-type="string">
            <text:p>preparando.risks.titlepage=Риски, связанные с курением</text:p>
          </table:table-cell>
        </table:table-row>
        <table:table-row table:style-name="ro5">
          <table:table-cell table:style-name="ce21" office:value-type="string">
            <text:p>preparando.risks.img.alt=Больные люди</text:p>
          </table:table-cell>
        </table:table-row>
        <table:table-row table:style-name="ro5">
          <table:table-cell table:style-name="ce21" office:value-type="string">
            <text:p>preparando.risks.h1.1=Риски, связанные с курением</text:p>
          </table:table-cell>
        </table:table-row>
        <table:table-row table:style-name="ro5">
          <table:table-cell table:style-name="ce21"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1" office:value-type="string">
            <text:p>preparando.risks.h2.1=Короткосрочный период</text:p>
          </table:table-cell>
        </table:table-row>
        <table:table-row table:style-name="ro5">
          <table:table-cell table:style-name="ce21" office:value-type="string">
            <text:p>preparando.risks.li.1=Слабое физическое сопротивление,</text:p>
          </table:table-cell>
        </table:table-row>
        <table:table-row table:style-name="ro5">
          <table:table-cell table:style-name="ce21" office:value-type="string">
            <text:p>preparando.risks.li.2=Ухудшение бронхита и астмы,</text:p>
          </table:table-cell>
        </table:table-row>
        <table:table-row table:style-name="ro5">
          <table:table-cell table:style-name="ce21" office:value-type="string">
            <text:p>preparando.risks.li.3=Увеличение риска импотенции.</text:p>
          </table:table-cell>
        </table:table-row>
        <table:table-row table:style-name="ro5">
          <table:table-cell table:style-name="ce21" office:value-type="string">
            <text:p>preparando.risks.h2.2=Долгосрочный период</text:p>
          </table:table-cell>
        </table:table-row>
        <table:table-row table:style-name="ro5">
          <table:table-cell table:style-name="ce21" office:value-type="string">
            <text:p>preparando.risks.li.4=Серечнососудистые заболевания - т.е. сердечный приступ,</text:p>
          </table:table-cell>
        </table:table-row>
        <table:table-row table:style-name="ro5">
          <table:table-cell table:style-name="ce21" office:value-type="string">
            <text:p>preparando.risks.li.5=Инсульт,</text:p>
          </table:table-cell>
        </table:table-row>
        <table:table-row table:style-name="ro5">
          <table:table-cell table:style-name="ce21"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1" office:value-type="string">
            <text:p>preparando.risks.h2.3=Помни!</text:p>
          </table:table-cell>
        </table:table-row>
        <table:table-row table:style-name="ro5">
          <table:table-cell table:style-name="ce21" office:value-type="string">
            <text:p>preparando.risks.li.7=Курение в любых дозах увеличивает риски</text:p>
          </table:table-cell>
        </table:table-row>
        <table:table-row table:style-name="ro5">
          <table:table-cell table:style-name="ce21" office:value-type="string">
            <text:p>preparando.risks.li.8=Использование легких сигарет не дает здоровья</text:p>
          </table:table-cell>
        </table:table-row>
        <table:table-row table:style-name="ro5">
          <table:table-cell table:style-name="ce21"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1" office:value-type="string">
            <text:p>preparando.risks.btn.title=Финансовая стоимость</text:p>
          </table:table-cell>
        </table:table-row>
        <table:table-row table:style-name="ro5">
          <table:table-cell table:style-name="ce21" office:value-type="string">
            <text:p>###################################=</text:p>
          </table:table-cell>
        </table:table-row>
        <table:table-row table:style-name="ro5">
          <table:table-cell table:style-name="ce21" office:value-type="string">
            <text:p># BENEFITS=</text:p>
          </table:table-cell>
        </table:table-row>
        <table:table-row table:style-name="ro5">
          <table:table-cell table:style-name="ce21" office:value-type="string">
            <text:p>###################################=</text:p>
          </table:table-cell>
        </table:table-row>
        <table:table-row table:style-name="ro5">
          <table:table-cell table:style-name="ce21" office:value-type="string">
            <text:p>preparando.bene.titlepage=Выгоды бросить курить</text:p>
          </table:table-cell>
        </table:table-row>
        <table:table-row table:style-name="ro5">
          <table:table-cell table:style-name="ce21" office:value-type="string">
            <text:p>preparando.bene.img.alt=Счастливый человек</text:p>
          </table:table-cell>
        </table:table-row>
        <table:table-row table:style-name="ro5">
          <table:table-cell table:style-name="ce21" office:value-type="string">
            <text:p>preparando.bene.h1.1=Выгоды бросить курить</text:p>
          </table:table-cell>
        </table:table-row>
        <table:table-row table:style-name="ro5">
          <table:table-cell table:style-name="ce21" office:value-type="string">
            <text:p>preparando.bene.h2.1=В течении первых недель</text:p>
          </table:table-cell>
        </table:table-row>
        <table:table-row table:style-name="ro5">
          <table:table-cell table:style-name="ce21" office:value-type="string">
            <text:p>preparando.bene.p.1=По сравнению с курильщиками, Вы...</text:p>
          </table:table-cell>
        </table:table-row>
        <table:table-row table:style-name="ro5">
          <table:table-cell table:style-name="ce21" office:value-type="string">
            <text:p>preparando.bene.li.1=Уменьшите риск получить заболевания как рак горла и язвы,</text:p>
          </table:table-cell>
        </table:table-row>
        <table:table-row table:style-name="ro5">
          <table:table-cell table:style-name="ce21" office:value-type="string">
            <text:p>preparando.bene.li.2=Улучшите свое кровяное давление и сердечный ритм,</text:p>
          </table:table-cell>
        </table:table-row>
        <table:table-row table:style-name="ro5">
          <table:table-cell table:style-name="ce21" office:value-type="string">
            <text:p>preparando.bene.li.3=Улучшите свое дыхание и циркуляцию крови</text:p>
          </table:table-cell>
        </table:table-row>
        <table:table-row table:style-name="ro5">
          <table:table-cell table:style-name="ce21" office:value-type="string">
            <text:p>preparando.bene.h2.2=В течение нескольких лет Вы</text:p>
          </table:table-cell>
        </table:table-row>
        <table:table-row table:style-name="ro5">
          <table:table-cell table:style-name="ce21"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1"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1"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1" office:value-type="string">
            <text:p>preparando.bene.next.p=Знаете ли Вы последствия курения для здоровья?</text:p>
          </table:table-cell>
        </table:table-row>
        <table:table-row table:style-name="ro5">
          <table:table-cell table:style-name="ce21" office:value-type="string">
            <text:p>preparando.bene.btn.title=Приготовьтесь бросить</text:p>
          </table:table-cell>
        </table:table-row>
        <table:table-row table:style-name="ro5">
          <table:table-cell table:style-name="ce21" office:value-type="string">
            <text:p>###################################=</text:p>
          </table:table-cell>
        </table:table-row>
        <table:table-row table:style-name="ro5">
          <table:table-cell table:style-name="ce21" office:value-type="string">
            <text:p># CALCULATOR=</text:p>
          </table:table-cell>
        </table:table-row>
        <table:table-row table:style-name="ro5">
          <table:table-cell table:style-name="ce21" office:value-type="string">
            <text:p>###################################=</text:p>
          </table:table-cell>
        </table:table-row>
        <table:table-row table:style-name="ro5">
          <table:table-cell table:style-name="ce21" office:value-type="string">
            <text:p>preparando.gastos.titlepage=Финансовая стоимость</text:p>
          </table:table-cell>
        </table:table-row>
        <table:table-row table:style-name="ro5">
          <table:table-cell table:style-name="ce21" office:value-type="string">
            <text:p>preparando.gastos.h1.1=Финансовая стоимость</text:p>
          </table:table-cell>
        </table:table-row>
        <table:table-row table:style-name="ro5">
          <table:table-cell table:style-name="ce21"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1" office:value-type="string">
            <text:p>preparando.gastos.h2.1=Посчитайте, сколько Вы сможете съэкономить</text:p>
          </table:table-cell>
        </table:table-row>
        <table:table-row table:style-name="ro5">
          <table:table-cell table:style-name="ce21" office:value-type="string">
            <text:p>preparando.gastos.value.1=Сколько сигарет Вы выкуриваете в обычный день? </text:p>
          </table:table-cell>
        </table:table-row>
        <table:table-row table:style-name="ro5">
          <table:table-cell table:style-name="ce21" office:value-type="string">
            <text:p>preparando.gastos.value.2=Стоимость пачки сигарет:</text:p>
          </table:table-cell>
        </table:table-row>
        <table:table-row table:style-name="ro5">
          <table:table-cell table:style-name="ce21" office:value-type="string">
            <text:p>preparando.gastos.btn.1=Расчет</text:p>
          </table:table-cell>
        </table:table-row>
        <table:table-row table:style-name="ro5">
          <table:table-cell table:style-name="ce21" office:value-type="string">
            <text:p>preparando.gastos.value.3=За неделю:</text:p>
          </table:table-cell>
        </table:table-row>
        <table:table-row table:style-name="ro5">
          <table:table-cell table:style-name="ce21" office:value-type="string">
            <text:p>preparando.gastos.value.4=За месяц:</text:p>
          </table:table-cell>
        </table:table-row>
        <table:table-row table:style-name="ro5">
          <table:table-cell table:style-name="ce21" office:value-type="string">
            <text:p>preparando.gastos.value.5=За год:</text:p>
          </table:table-cell>
        </table:table-row>
        <table:table-row table:style-name="ro5">
          <table:table-cell table:style-name="ce21"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1" office:value-type="string">
            <text:p>preparando.gastos.h2.2=Ваши съкономленные деньги:</text:p>
          </table:table-cell>
        </table:table-row>
        <table:table-row table:style-name="ro5">
          <table:table-cell table:style-name="ce21" office:value-type="string">
            <text:p>###################################=</text:p>
          </table:table-cell>
        </table:table-row>
        <table:table-row table:style-name="ro5">
          <table:table-cell table:style-name="ce21" office:value-type="string">
            <text:p># REMOVING ROADBLOCKS - ABSTINENCE AND CRAVING=</text:p>
          </table:table-cell>
        </table:table-row>
        <table:table-row table:style-name="ro5">
          <table:table-cell table:style-name="ce21" office:value-type="string">
            <text:p>###################################=</text:p>
          </table:table-cell>
        </table:table-row>
        <table:table-row table:style-name="ro5">
          <table:table-cell table:style-name="ce21" office:value-type="string">
            <text:p>preparando.aef.titlepage=Как преодолеть препятствия</text:p>
          </table:table-cell>
        </table:table-row>
        <table:table-row table:style-name="ro5">
          <table:table-cell table:style-name="ce21" office:value-type="string">
            <text:p>preparando.aef.h1.1=Как преодолеть препятствия</text:p>
          </table:table-cell>
        </table:table-row>
        <table:table-row table:style-name="ro5">
          <table:table-cell table:style-name="ce21"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1" office:value-type="string">
            <text:p>preparando.aef.h2.1=Синдром отмены (абстиненция)</text:p>
          </table:table-cell>
        </table:table-row>
        <table:table-row table:style-name="ro5">
          <table:table-cell table:style-name="ce21"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1" office:value-type="string">
            <text:p>preparando.aef.li.2=Эти симптомы отличаются от человека к человеку.</text:p>
          </table:table-cell>
        </table:table-row>
        <table:table-row table:style-name="ro5">
          <table:table-cell table:style-name="ce21" office:value-type="string">
            <text:p>preparando.aef.li.3=Они продолжаются как минимум 1-3 недели.</text:p>
          </table:table-cell>
        </table:table-row>
        <table:table-row table:style-name="ro5">
          <table:table-cell table:style-name="ce21" office:value-type="string">
            <text:p>preparando.aef.li.4=Медикаменты могут помочь ослабить эти симптомы</text:p>
          </table:table-cell>
        </table:table-row>
        <table:table-row table:style-name="ro5">
          <table:table-cell table:style-name="ce21" office:value-type="string">
            <text:p>preparando.aef.h2.2=Побуждение покурить - тяга</text:p>
          </table:table-cell>
        </table:table-row>
        <table:table-row table:style-name="ro5">
          <table:table-cell table:style-name="ce21"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1" office:value-type="string">
            <text:p>preparando.aef.li.6=Каждое побуждение не длится больше, чем пару минут, а затем отходит.</text:p>
          </table:table-cell>
        </table:table-row>
        <table:table-row table:style-name="ro5">
          <table:table-cell table:style-name="ce21"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1"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1" office:value-type="string">
            <text:p>preparando.aef.btn.title=Набор веса</text:p>
          </table:table-cell>
        </table:table-row>
        <table:table-row table:style-name="ro5">
          <table:table-cell table:style-name="ce21" office:value-type="string">
            <text:p>pronto.evitar.h1=Как избежать рецидивов</text:p>
          </table:table-cell>
        </table:table-row>
        <table:table-row table:style-name="ro5">
          <table:table-cell table:style-name="ce21" office:value-type="string">
            <text:p>###################################=</text:p>
          </table:table-cell>
        </table:table-row>
        <table:table-row table:style-name="ro5">
          <table:table-cell table:style-name="ce21" office:value-type="string">
            <text:p># REMOVING ROADBLOCKS - WEIGHT=</text:p>
          </table:table-cell>
        </table:table-row>
        <table:table-row table:style-name="ro5">
          <table:table-cell table:style-name="ce21" office:value-type="string">
            <text:p>###################################=</text:p>
          </table:table-cell>
        </table:table-row>
        <table:table-row table:style-name="ro5">
          <table:table-cell table:style-name="ce21"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1" office:value-type="string">
            <text:p>preparando.medos.img.alt=Набор веса является обычным страхом</text:p>
          </table:table-cell>
        </table:table-row>
        <table:table-row table:style-name="ro5">
          <table:table-cell table:style-name="ce21" office:value-type="string">
            <text:p>preparando.medos.h1.1=Как преодолеть страхи</text:p>
          </table:table-cell>
        </table:table-row>
        <table:table-row table:style-name="ro5">
          <table:table-cell table:style-name="ce21"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1" office:value-type="string">
            <text:p>preparando.medos.h2.1=Набор веса</text:p>
          </table:table-cell>
        </table:table-row>
        <table:table-row table:style-name="ro5">
          <table:table-cell table:style-name="ce21"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1" office:value-type="string">
            <text:p>preparando.medos.li.2=Средний набор веса - от 2 до 4 кг (4.4-8.8 фунтов).</text:p>
          </table:table-cell>
        </table:table-row>
        <table:table-row table:style-name="ro5">
          <table:table-cell table:style-name="ce21" office:value-type="string">
            <text:p>preparando.medos.li.3=Некоторые курильщики теряют вес во время попытки бросить курить.</text:p>
          </table:table-cell>
        </table:table-row>
        <table:table-row table:style-name="ro5">
          <table:table-cell table:style-name="ce21" office:value-type="string">
            <text:p>preparando.medos.h2.2=Страх потерпеть неудачу</text:p>
          </table:table-cell>
        </table:table-row>
        <table:table-row table:style-name="ro5">
          <table:table-cell table:style-name="ce21"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1"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1"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1" office:value-type="string">
            <text:p>preparando.medos.btn.title=Беспокойство и депрессия</text:p>
          </table:table-cell>
        </table:table-row>
        <table:table-row table:style-name="ro5">
          <table:table-cell table:style-name="ce21" office:value-type="string">
            <text:p>preparando.ref=Источник:</text:p>
          </table:table-cell>
        </table:table-row>
        <table:table-row table:style-name="ro5">
          <table:table-cell table:style-name="ce21" office:value-type="string">
            <text:p>###################################=</text:p>
          </table:table-cell>
        </table:table-row>
        <table:table-row table:style-name="ro5">
          <table:table-cell table:style-name="ce21" office:value-type="string">
            <text:p># REMOVING ROADBLOCKS - ANXIETY AND DEPRESSION=</text:p>
          </table:table-cell>
        </table:table-row>
        <table:table-row table:style-name="ro5">
          <table:table-cell table:style-name="ce21" office:value-type="string">
            <text:p>###################################=</text:p>
          </table:table-cell>
        </table:table-row>
        <table:table-row table:style-name="ro5">
          <table:table-cell table:style-name="ce21" office:value-type="string">
            <text:p>preparando.aed.titlepage=Беспокойство и депрессия</text:p>
          </table:table-cell>
        </table:table-row>
        <table:table-row table:style-name="ro5">
          <table:table-cell table:style-name="ce21" office:value-type="string">
            <text:p>preparando.aed.h1.1=Беспокойство и депрессия</text:p>
          </table:table-cell>
        </table:table-row>
        <table:table-row table:style-name="ro5">
          <table:table-cell table:style-name="ce21" office:value-type="string">
            <text:p>preparando.aed.img.alt=На пороге вечности - Винсент ван Гог</text:p>
          </table:table-cell>
        </table:table-row>
        <table:table-row table:style-name="ro5">
          <table:table-cell table:style-name="ce21"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1" office:value-type="string">
            <text:p>preparando.aed.li.1=Депрессия более распространена среди курильщиков, чем некурильщиков.</text:p>
          </table:table-cell>
        </table:table-row>
        <table:table-row table:style-name="ro5">
          <table:table-cell table:style-name="ce21" office:value-type="string">
            <text:p>preparando.aed.li.2=Расстройства, связанные с беспокойством, также часты.</text:p>
          </table:table-cell>
        </table:table-row>
        <table:table-row table:style-name="ro5">
          <table:table-cell table:style-name="ce21" office:value-type="string">
            <text:p>preparando.aed.question.1=Был ли Вам поставлен диагноз Депрессия в течении последних 12 месяцев?</text:p>
          </table:table-cell>
        </table:table-row>
        <table:table-row table:style-name="ro5">
          <table:table-cell table:style-name="ce21"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1" office:value-type="string">
            <text:p>preparando.aed.question.option.1=Да</text:p>
          </table:table-cell>
        </table:table-row>
        <table:table-row table:style-name="ro5">
          <table:table-cell table:style-name="ce21" office:value-type="string">
            <text:p>preparando.aed.question.option.2=Нет</text:p>
          </table:table-cell>
        </table:table-row>
        <table:table-row table:style-name="ro5">
          <table:table-cell table:style-name="ce21" office:value-type="string">
            <text:p>preparando.aed.h4.1=Если да</text:p>
          </table:table-cell>
        </table:table-row>
        <table:table-row table:style-name="ro5">
          <table:table-cell table:style-name="ce21"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1" office:value-type="string">
            <text:p>preparando.aed.h4.2=Если нет</text:p>
          </table:table-cell>
        </table:table-row>
        <table:table-row table:style-name="ro5">
          <table:table-cell table:style-name="ce21"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1"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1" office:value-type="string">
            <text:p>preparando.aed.btn.avaliar=Тест</text:p>
          </table:table-cell>
        </table:table-row>
        <table:table-row table:style-name="ro5">
          <table:table-cell table:style-name="ce21" office:value-type="string">
            <text:p>preparando.aed.result=Результат</text:p>
          </table:table-cell>
        </table:table-row>
        <table:table-row table:style-name="ro5">
          <table:table-cell table:style-name="ce21"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2=У вас нет таковых симпотомов, что повышает вероятность бросить курить.</text:p>
          </table:table-cell>
        </table:table-row>
        <table:table-row table:style-name="ro5">
          <table:table-cell table:style-name="ce21"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text:p>
          </table:table-cell>
        </table:table-row>
        <table:table-row table:style-name="ro5">
          <table:table-cell table:style-name="ce21" office:value-type="string">
            <text:p># REFERRAL=</text:p>
          </table:table-cell>
        </table:table-row>
        <table:table-row table:style-name="ro5">
          <table:table-cell table:style-name="ce21" office:value-type="string">
            <text:p>###################################=</text:p>
          </table:table-cell>
        </table:table-row>
        <table:table-row table:style-name="ro5">
          <table:table-cell table:style-name="ce21" office:value-type="string">
            <text:p>preparando.ajuda.titlepage=Где искать помощь</text:p>
          </table:table-cell>
        </table:table-row>
        <table:table-row table:style-name="ro5">
          <table:table-cell table:style-name="ce21" office:value-type="string">
            <text:p>preparando.ajuda.h1.1=Где искать помощь, тобы бросить курить</text:p>
          </table:table-cell>
        </table:table-row>
        <table:table-row table:style-name="ro5">
          <table:table-cell table:style-name="ce21" office:value-type="string">
            <text:p>preparando.ajuda.h4.1=Онлайн - программа Живи без Табака</text:p>
          </table:table-cell>
        </table:table-row>
        <table:table-row table:style-name="ro5">
          <table:table-cell table:style-name="ce21"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1" office:value-type="string">
            <text:p>preparando.ajuda.h4.2=Телефон - Горячая линия</text:p>
          </table:table-cell>
        </table:table-row>
        <table:table-row table:style-name="ro5">
          <table:table-cell table:style-name="ce21"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1" office:value-type="string">
            <text:p>preparando.ajuda.img.sus=Национальные Службы Здравоохранения</text:p>
          </table:table-cell>
        </table:table-row>
        <table:table-row table:style-name="ro5">
          <table:table-cell table:style-name="ce21" office:value-type="string">
            <text:p>preparando.ajuda.h4.3=Национальные Службы Здравоохранения</text:p>
          </table:table-cell>
        </table:table-row>
        <table:table-row table:style-name="ro5">
          <table:table-cell table:style-name="ce21"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1" office:value-type="string">
            <text:p>preparando.ajuda.saibamais=Больше</text:p>
          </table:table-cell>
        </table:table-row>
        <table:table-row table:style-name="ro5">
          <table:table-cell table:style-name="ce21"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1" office:value-type="string">
            <text:p>preparando.subs.titlepage=Как заменить удовольствия от курения</text:p>
          </table:table-cell>
        </table:table-row>
        <table:table-row table:style-name="ro5">
          <table:table-cell table:style-name="ce21" office:value-type="string">
            <text:p>preparando.subs.h1.1=Сомнения по-поводу бросания курить</text:p>
          </table:table-cell>
        </table:table-row>
        <table:table-row table:style-name="ro5">
          <table:table-cell table:style-name="ce21" office:value-type="string">
            <text:p>preparando.subs.li.1=Чтобы бросить курить, Вам совершенно НЕ нужно быть 100% уверенным в этом.</text:p>
          </table:table-cell>
        </table:table-row>
        <table:table-row table:style-name="ro5">
          <table:table-cell table:style-name="ce21" office:value-type="string">
            <text:p>preparando.subs.li.2=Иметь сомнения по-поводу бросания курить - это нормально.</text:p>
          </table:table-cell>
        </table:table-row>
        <table:table-row table:style-name="ro5">
          <table:table-cell table:style-name="ce21" office:value-type="string">
            <text:p>preparando.subs.li.3=Помните обо всех приемуществах для Вашего здоровья и финансовой прибыли.</text:p>
          </table:table-cell>
        </table:table-row>
        <table:table-row table:style-name="ro5">
          <table:table-cell table:style-name="ce21" office:value-type="string">
            <text:p>preparando.subs.h2.1=Дружба с сигаретой</text:p>
          </table:table-cell>
        </table:table-row>
        <table:table-row table:style-name="ro5">
          <table:table-cell table:style-name="ce21" office:value-type="string">
            <text:p>preparando.subs.p.1=В большинстве случаев существует сильная связь с сигаретой из-за:</text:p>
          </table:table-cell>
        </table:table-row>
        <table:table-row table:style-name="ro5">
          <table:table-cell table:style-name="ce21" office:value-type="string">
            <text:p>preparando.subs.li.4=Физической зависимости, вызванной никотином в сигаретах.</text:p>
          </table:table-cell>
        </table:table-row>
        <table:table-row table:style-name="ro5">
          <table:table-cell table:style-name="ce21"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1"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1" office:value-type="string">
            <text:p>preparando.subs.next.p=Узнайте, где найти помощь</text:p>
          </table:table-cell>
        </table:table-row>
        <table:table-row table:style-name="ro5">
          <table:table-cell table:style-name="ce21" office:value-type="string">
            <text:p>###################################=</text:p>
          </table:table-cell>
        </table:table-row>
        <table:table-row table:style-name="ro5">
          <table:table-cell table:style-name="ce21" office:value-type="string">
            <text:p># SECOND HAND SMOKING=</text:p>
          </table:table-cell>
        </table:table-row>
        <table:table-row table:style-name="ro5">
          <table:table-cell table:style-name="ce21" office:value-type="string">
            <text:p>###################################=</text:p>
          </table:table-cell>
        </table:table-row>
        <table:table-row table:style-name="ro5">
          <table:table-cell table:style-name="ce21" office:value-type="string">
            <text:p>preparando.passivo.titlepage=Пассивное курения</text:p>
          </table:table-cell>
        </table:table-row>
        <table:table-row table:style-name="ro5">
          <table:table-cell table:style-name="ce21" office:value-type="string">
            <text:p>preparando.passivo.h1.1=Пассивное курения</text:p>
          </table:table-cell>
        </table:table-row>
        <table:table-row table:style-name="ro5">
          <table:table-cell table:style-name="ce21" office:value-type="string">
            <text:p>preparando.passivo.h2.1=</text:p>
          </table:table-cell>
        </table:table-row>
        <table:table-row table:style-name="ro5">
          <table:table-cell table:style-name="ce21" office:value-type="string">
            <text:p>preparando.passivo.p.1=Это действие, во время которого вдыхается дым от сожженного табака.</text:p>
          </table:table-cell>
        </table:table-row>
        <table:table-row table:style-name="ro5">
          <table:table-cell table:style-name="ce21" office:value-type="string">
            <text:p>preparando.passivo.h2.2=Последствия для здоровья</text:p>
          </table:table-cell>
        </table:table-row>
        <table:table-row table:style-name="ro5">
          <table:table-cell table:style-name="ce21" office:value-type="string">
            <text:p>preparando.passivo.li.1=Пассивное курения также вредно;</text:p>
          </table:table-cell>
        </table:table-row>
        <table:table-row table:style-name="ro5">
          <table:table-cell table:style-name="ce21"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1"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1" office:value-type="string">
            <text:p>preparando.passivo.h2.3=Что Вы можете сделать?</text:p>
          </table:table-cell>
        </table:table-row>
        <table:table-row table:style-name="ro5">
          <table:table-cell table:style-name="ce21" office:value-type="string">
            <text:p>preparando.passivo.li.4=Курите на открытой местности и вне публичных мест;</text:p>
          </table:table-cell>
        </table:table-row>
        <table:table-row table:style-name="ro5">
          <table:table-cell table:style-name="ce21"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1"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passivo.btn.title=Выгоды бросить курить</text:p>
          </table:table-cell>
        </table:table-row>
        <table:table-row table:style-name="ro5">
          <table:table-cell table:style-name="ce21" office:value-type="string">
            <text:p>authors=Авторы</text:p>
          </table:table-cell>
        </table:table-row>
        <table:table-row table:style-name="ro5">
          <table:table-cell table:style-name="ce21" office:value-type="string">
            <text:p>###################################=</text:p>
          </table:table-cell>
        </table:table-row>
        <table:table-row table:style-name="ro5">
          <table:table-cell table:style-name="ce21" office:value-type="string">
            <text:p># STEP 2 - READY TO QUIT#####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onto.intro.h1=Готов бросить</text:p>
          </table:table-cell>
        </table:table-row>
        <table:table-row table:style-name="ro5">
          <table:table-cell table:style-name="ce21"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1"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1"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1" office:value-type="string">
            <text:p>pronto.intro.h3=Советы</text:p>
          </table:table-cell>
        </table:table-row>
        <table:table-row table:style-name="ro5">
          <table:table-cell table:style-name="ce21" office:value-type="string">
            <text:p>pronto.intro.li1=Старайтесь следовать всем пунктам в порядке очереди.</text:p>
          </table:table-cell>
        </table:table-row>
        <table:table-row table:style-name="ro5">
          <table:table-cell table:style-name="ce21"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1"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1" office:value-type="string">
            <text:p>pronto.intro.li3b=Приготовьтесь бросить курить</text:p>
          </table:table-cell>
        </table:table-row>
        <table:table-row table:style-name="ro5">
          <table:table-cell table:style-name="ce21" office:value-type="string">
            <text:p>pronto.intro.next.h2=Далее</text:p>
          </table:table-cell>
        </table:table-row>
        <table:table-row table:style-name="ro5">
          <table:table-cell table:style-name="ce21" office:value-type="string">
            <text:p>pronto.intro.next.p=Узнайте больше про синдром отмены и про то, как иметь с ним дело.</text:p>
          </table:table-cell>
        </table:table-row>
        <table:table-row table:style-name="ro5">
          <table:table-cell table:style-name="ce21" office:value-type="string">
            <text:p>pronto.intro.question1=Насколько Вы мотивированы бросить курить?</text:p>
          </table:table-cell>
        </table:table-row>
        <table:table-row table:style-name="ro5">
          <table:table-cell table:style-name="ce21" office:value-type="string">
            <text:p>pronto.intro.question.label=(Двигайте планку внизу с помощью мышки)</text:p>
          </table:table-cell>
        </table:table-row>
        <table:table-row table:style-name="ro5">
          <table:table-cell table:style-name="ce21" office:value-type="string">
            <text:p>pronto.intro.question.answer1=Не мотивирован</text:p>
          </table:table-cell>
        </table:table-row>
        <table:table-row table:style-name="ro5">
          <table:table-cell table:style-name="ce21" office:value-type="string">
            <text:p>pronto.intro.question.answer2=Очень мотивирован</text:p>
          </table:table-cell>
        </table:table-row>
        <table:table-row table:style-name="ro5">
          <table:table-cell table:style-name="ce21" office:value-type="string">
            <text:p>###################################=</text:p>
          </table:table-cell>
        </table:table-row>
        <table:table-row table:style-name="ro5">
          <table:table-cell table:style-name="ce21" office:value-type="string">
            <text:p># ABSTINENCE=</text:p>
          </table:table-cell>
        </table:table-row>
        <table:table-row table:style-name="ro5">
          <table:table-cell table:style-name="ce21" office:value-type="string">
            <text:p>###################################=</text:p>
          </table:table-cell>
        </table:table-row>
        <table:table-row table:style-name="ro5">
          <table:table-cell table:style-name="ce21" office:value-type="string">
            <text:p>pronto.abs.titlepage=Синдром отмены - Что это и как с этим быть?</text:p>
          </table:table-cell>
        </table:table-row>
        <table:table-row table:style-name="ro5">
          <table:table-cell table:style-name="ce21" office:value-type="string">
            <text:p>pronto.abs.img=Синдром отмены - это препятствие</text:p>
          </table:table-cell>
        </table:table-row>
        <table:table-row table:style-name="ro5">
          <table:table-cell table:style-name="ce21" office:value-type="string">
            <text:p>pronto.abs.h1=Синдром отмены</text:p>
          </table:table-cell>
        </table:table-row>
        <table:table-row table:style-name="ro5">
          <table:table-cell table:style-name="ce21"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1"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1" office:value-type="string">
            <text:p>pronto.abs.p3=Стоит принять эти симптомы, имея ввиду, что они продлятся примерно 1-3 недели.</text:p>
          </table:table-cell>
        </table:table-row>
        <table:table-row table:style-name="ro5">
          <table:table-cell table:style-name="ce21"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1"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1" office:value-type="string">
            <text:p>pronto.abs.next.p=Узнайте, как преодолеть тягу, сильное желание покурить.</text:p>
          </table:table-cell>
        </table:table-row>
        <table:table-row table:style-name="ro5">
          <table:table-cell table:style-name="ce21"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CRAVING=</text:p>
          </table:table-cell>
        </table:table-row>
        <table:table-row table:style-name="ro5">
          <table:table-cell table:style-name="ce21" office:value-type="string">
            <text:p>###################################=</text:p>
          </table:table-cell>
        </table:table-row>
        <table:table-row table:style-name="ro5">
          <table:table-cell table:style-name="ce21" office:value-type="string">
            <text:p>pronto.fis.titlepage=Тяга - техники преодоления.</text:p>
          </table:table-cell>
        </table:table-row>
        <table:table-row table:style-name="ro5">
          <table:table-cell table:style-name="ce21" office:value-type="string">
            <text:p>pronto.fis.img=Тяга</text:p>
          </table:table-cell>
        </table:table-row>
        <table:table-row table:style-name="ro5">
          <table:table-cell table:style-name="ce21" office:value-type="string">
            <text:p>pronto.fis.h1=Как преодолеть тягу</text:p>
          </table:table-cell>
        </table:table-row>
        <table:table-row table:style-name="ro5">
          <table:table-cell table:style-name="ce21" office:value-type="string">
            <text:p>pronto.fis.p1=Желание покурить (или тяга) очень рапространено среди людей, бросающих курить. </text:p>
          </table:table-cell>
        </table:table-row>
        <table:table-row table:style-name="ro5">
          <table:table-cell table:style-name="ce21"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1" office:value-type="string">
            <text:p>pronto.fis.p3=Методики, которые могут помочь преодолеть тягу</text:p>
          </table:table-cell>
        </table:table-row>
        <table:table-row table:style-name="ro5">
          <table:table-cell table:style-name="ce21" office:value-type="string">
            <text:p>pronto.fis.h3=Методики для преодоления тяги</text:p>
          </table:table-cell>
        </table:table-row>
        <table:table-row table:style-name="ro5">
          <table:table-cell table:style-name="ce21"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1" office:value-type="string">
            <text:p>pronto.fis.lab1=Медленно выпейте стакан воды.</text:p>
          </table:table-cell>
        </table:table-row>
        <table:table-row table:style-name="ro5">
          <table:table-cell table:style-name="ce21"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1"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1" office:value-type="string">
            <text:p>pronto.fis.lab4=Прочитайте Ваш список причин, по которым Вы решили бросить курить.</text:p>
          </table:table-cell>
        </table:table-row>
        <table:table-row table:style-name="ro5">
          <table:table-cell table:style-name="ce21"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1" office:value-type="string">
            <text:p>pronto.fis.next.t=Узнайте больше про медикаменты:</text:p>
          </table:table-cell>
        </table:table-row>
        <table:table-row table:style-name="ro5">
          <table:table-cell table:style-name="ce21"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MEDS=</text:p>
          </table:table-cell>
        </table:table-row>
        <table:table-row table:style-name="ro5">
          <table:table-cell table:style-name="ce21" office:value-type="string">
            <text:p>###################################=</text:p>
          </table:table-cell>
        </table:table-row>
        <table:table-row table:style-name="ro5">
          <table:table-cell table:style-name="ce21" office:value-type="string">
            <text:p>pronto.meds.titlepage=Медикаменты</text:p>
          </table:table-cell>
        </table:table-row>
        <table:table-row table:style-name="ro5">
          <table:table-cell table:style-name="ce21" office:value-type="string">
            <text:p>pronto.meds.img.title=Некоторые препараты нуждаются в рецепте врача.</text:p>
          </table:table-cell>
        </table:table-row>
        <table:table-row table:style-name="ro5">
          <table:table-cell table:style-name="ce21" office:value-type="string">
            <text:p>pronto.meds.h1.1=Медикаменты</text:p>
          </table:table-cell>
        </table:table-row>
        <table:table-row table:style-name="ro5">
          <table:table-cell table:style-name="ce21" office:value-type="string">
            <text:p>pronto.meds.p.1=Использоание препаратов - это ценное стредство для бросания курить.</text:p>
          </table:table-cell>
        </table:table-row>
        <table:table-row table:style-name="ro5">
          <table:table-cell table:style-name="ce21"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1"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1" office:value-type="string">
            <text:p>pronto.meds.p.4=Некоторые из этих препаратов нуждаются в рецепте.</text:p>
          </table:table-cell>
        </table:table-row>
        <table:table-row table:style-name="ro5">
          <table:table-cell table:style-name="ce21"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1"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1" office:value-type="string">
            <text:p>pronto.meds.li.1=ТЗН увеличивает Ваши шансы бросить курить в два раза.</text:p>
          </table:table-cell>
        </table:table-row>
        <table:table-row table:style-name="ro5">
          <table:table-cell table:style-name="ce21" office:value-type="string">
            <text:p>pronto.meds.li.2=ТЗН также уменьшает симптомы синдрома отмены и побуждения покурить.</text:p>
          </table:table-cell>
        </table:table-row>
        <table:table-row table:style-name="ro5">
          <table:table-cell table:style-name="ce21" office:value-type="string">
            <text:p>pronto.meds.li.3=ТЗН имеет несколько побочных эффектов.</text:p>
          </table:table-cell>
        </table:table-row>
        <table:table-row table:style-name="ro5">
          <table:table-cell table:style-name="ce21" office:value-type="string">
            <text:p>pronto.meds.li.4=Употребление некоторых препаратов должно находится под наблюдением медика.</text:p>
          </table:table-cell>
        </table:table-row>
        <table:table-row table:style-name="ro5">
          <table:table-cell table:style-name="ce21" office:value-type="string">
            <text:p>pronto.meds.h2.2=Другие препараты</text:p>
          </table:table-cell>
        </table:table-row>
        <table:table-row table:style-name="ro5">
          <table:table-cell table:style-name="ce21" office:value-type="string">
            <text:p>pronto.meds.li.5=Бупропион и Варениклин</text:p>
          </table:table-cell>
        </table:table-row>
        <table:table-row table:style-name="ro5">
          <table:table-cell table:style-name="ce21" office:value-type="string">
            <text:p>pronto.meds.li.6=Они не содержат никотина и имеют другие побочные эффекты, отличные от ТЗН. </text:p>
          </table:table-cell>
        </table:table-row>
        <table:table-row table:style-name="ro5">
          <table:table-cell table:style-name="ce21" office:value-type="string">
            <text:p>pronto.meds.li.7=Употребление должно находится под наблюдением врача.</text:p>
          </table:table-cell>
        </table:table-row>
        <table:table-row table:style-name="ro5">
          <table:table-cell table:style-name="ce21"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1" office:value-type="string">
            <text:p>pronto.meds.btn.next=Способы бросить курить</text:p>
          </table:table-cell>
        </table:table-row>
        <table:table-row table:style-name="ro5">
          <table:table-cell table:style-name="ce21"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1"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1"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1" office:value-type="string">
            <text:p>pronto.meds.h2.3=Проверить степень Вашей зависимости</text:p>
          </table:table-cell>
        </table:table-row>
        <table:table-row table:style-name="ro5">
          <table:table-cell table:style-name="ce21" office:value-type="string">
            <text:p>###################################=</text:p>
          </table:table-cell>
        </table:table-row>
        <table:table-row table:style-name="ro5">
          <table:table-cell table:style-name="ce21" office:value-type="string">
            <text:p># WAYS TO QUIT=</text:p>
          </table:table-cell>
        </table:table-row>
        <table:table-row table:style-name="ro5">
          <table:table-cell table:style-name="ce21" office:value-type="string">
            <text:p>###################################=</text:p>
          </table:table-cell>
        </table:table-row>
        <table:table-row table:style-name="ro5">
          <table:table-cell table:style-name="ce21" office:value-type="string">
            <text:p>pronto.met.titlepage=Способы бросить курить - резко или медленно</text:p>
          </table:table-cell>
        </table:table-row>
        <table:table-row table:style-name="ro5">
          <table:table-cell table:style-name="ce21" office:value-type="string">
            <text:p>pronto.met.img.title=Бросить курить резко может быть лучшим способом.</text:p>
          </table:table-cell>
        </table:table-row>
        <table:table-row table:style-name="ro5">
          <table:table-cell table:style-name="ce21" office:value-type="string">
            <text:p>pronto.met.h1.1=Способы бросить курить</text:p>
          </table:table-cell>
        </table:table-row>
        <table:table-row table:style-name="ro5">
          <table:table-cell table:style-name="ce21" office:value-type="string">
            <text:p>pronto.met.p.1=Есть два пути бросить курить: резко или медленно.</text:p>
          </table:table-cell>
        </table:table-row>
        <table:table-row table:style-name="ro5">
          <table:table-cell table:style-name="ce2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1" office:value-type="string">
            <text:p>pronto.met.h2.1=Прекратить резко</text:p>
          </table:table-cell>
        </table:table-row>
        <table:table-row table:style-name="ro5">
          <table:table-cell table:style-name="ce21" office:value-type="string">
            <text:p>pronto.met.li.1=Прекратить резко - это значит никаких сигарет вообще, даже ни одной затяжки.</text:p>
          </table:table-cell>
        </table:table-row>
        <table:table-row table:style-name="ro5">
          <table:table-cell table:style-name="ce21" office:value-type="string">
            <text:p>pronto.met.li.2=В следующем пункте Вы сможете сами выбрать дату прекращения курить.</text:p>
          </table:table-cell>
        </table:table-row>
        <table:table-row table:style-name="ro5">
          <table:table-cell table:style-name="ce21" office:value-type="string">
            <text:p>pronto.met.li.3=Некоторые курильщики любят установить дату прекращения.</text:p>
          </table:table-cell>
        </table:table-row>
        <table:table-row table:style-name="ro5">
          <table:table-cell table:style-name="ce21" office:value-type="string">
            <text:p>pronto.met.h2.2=Прекращение медленно</text:p>
          </table:table-cell>
        </table:table-row>
        <table:table-row table:style-name="ro5">
          <table:table-cell table:style-name="ce21"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1" office:value-type="string">
            <text:p>pronto.met.li.5=Помните: не существует уровня безопасного курения.</text:p>
          </table:table-cell>
        </table:table-row>
        <table:table-row table:style-name="ro5">
          <table:table-cell table:style-name="ce21"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1" office:value-type="string">
            <text:p>pronto.met.li.7=Помните: любое количество выкуренных сигарет вредит Вашему здоровью.</text:p>
          </table:table-cell>
        </table:table-row>
        <table:table-row table:style-name="ro5">
          <table:table-cell table:style-name="ce21" office:value-type="string">
            <text:p>pronto.met.li.8=В следующем пункте постарайтесь выбрать дату прекращения курить.</text:p>
          </table:table-cell>
        </table:table-row>
        <table:table-row table:style-name="ro5">
          <table:table-cell table:style-name="ce21" office:value-type="string">
            <text:p>pronto.met.next.p=Установить дату прекращения курить.</text:p>
          </table:table-cell>
        </table:table-row>
        <table:table-row table:style-name="ro5">
          <table:table-cell table:style-name="ce21" office:value-type="string">
            <text:p>pronto.met.btn.title=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SET A QUIT A DATE=</text:p>
          </table:table-cell>
        </table:table-row>
        <table:table-row table:style-name="ro5">
          <table:table-cell table:style-name="ce21" office:value-type="string">
            <text:p>###################################=</text:p>
          </table:table-cell>
        </table:table-row>
        <table:table-row table:style-name="ro5">
          <table:table-cell table:style-name="ce21" office:value-type="string">
            <text:p>pronto.data.titlepage=Установить Вашу дату прекращения</text:p>
          </table:table-cell>
        </table:table-row>
        <table:table-row table:style-name="ro5">
          <table:table-cell table:style-name="ce21" office:value-type="string">
            <text:p>pronto.data.img.title=Помните: прекращение курить резко - это лучше!</text:p>
          </table:table-cell>
        </table:table-row>
        <table:table-row table:style-name="ro5">
          <table:table-cell table:style-name="ce21" office:value-type="string">
            <text:p>pronto.data.h1.1=Установить Вашу дату прекращения</text:p>
          </table:table-cell>
        </table:table-row>
        <table:table-row table:style-name="ro5">
          <table:table-cell table:style-name="ce21" office:value-type="string">
            <text:p>pronto.data.p.1=Мы пометили сегодня как Вашу дату прекращения.</text:p>
          </table:table-cell>
        </table:table-row>
        <table:table-row table:style-name="ro5">
          <table:table-cell table:style-name="ce21"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1"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1"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1" office:value-type="string">
            <text:p>pronto.data.escolherdata=Установить дату прекращения</text:p>
          </table:table-cell>
        </table:table-row>
        <table:table-row table:style-name="ro5">
          <table:table-cell table:style-name="ce21" office:value-type="string">
            <text:p>pronto.data.next.p=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titlepage=Как мне избежать рецидива?</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Вы пытались бросить курить до этого?</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h1.1=Как мне избежать рецидива?</text:p>
          </table:table-cell>
        </table:table-row>
        <table:table-row table:style-name="ro5">
          <table:table-cell table:style-name="ce21" office:value-type="string">
            <text:p>pronto.evitar.sim.titlepage=Учитесь на своих ошибках</text:p>
          </table:table-cell>
        </table:table-row>
        <table:table-row table:style-name="ro5">
          <table:table-cell table:style-name="ce21" office:value-type="string">
            <text:p>pronto.evitar.sim.img.title=Научитесь говорить НЕТ</text:p>
          </table:table-cell>
        </table:table-row>
        <table:table-row table:style-name="ro5">
          <table:table-cell table:style-name="ce21" office:value-type="string">
            <text:p>pronto.evitar.sim.h1.1=Как мне избежать рецидива?</text:p>
          </table:table-cell>
        </table:table-row>
        <table:table-row table:style-name="ro5">
          <table:table-cell table:style-name="ce21" office:value-type="string">
            <text:p>pronto.evitar.sim.h2.1=</text:p>
          </table:table-cell>
        </table:table-row>
        <table:table-row table:style-name="ro5">
          <table:table-cell table:style-name="ce21"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1"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1"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1" office:value-type="string">
            <text:p>pronto.evitar.estrat.titlepage=Как мне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RELAPSE - STRATEGIES=</text:p>
          </table:table-cell>
        </table:table-row>
        <table:table-row table:style-name="ro5">
          <table:table-cell table:style-name="ce21" office:value-type="string">
            <text:p>###################################=</text:p>
          </table:table-cell>
        </table:table-row>
        <table:table-row table:style-name="ro5">
          <table:table-cell table:style-name="ce21" office:value-type="string">
            <text:p>pronto.evitar.estrat.h1.1=Как мне избежать рецидива?</text:p>
          </table:table-cell>
        </table:table-row>
        <table:table-row table:style-name="ro5">
          <table:table-cell table:style-name="ce21" office:value-type="string">
            <text:p>pronto.evitar.estrat.h2.1=Избегайте рискованных ситуаций</text:p>
          </table:table-cell>
        </table:table-row>
        <table:table-row table:style-name="ro5">
          <table:table-cell table:style-name="ce21"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1"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1"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1"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1" office:value-type="string">
            <text:p>###################################=</text:p>
          </table:table-cell>
        </table:table-row>
        <table:table-row table:style-name="ro5">
          <table:table-cell table:style-name="ce21" office:value-type="string">
            <text:p># RELAPSE - COMMON RISKS=</text:p>
          </table:table-cell>
        </table:table-row>
        <table:table-row table:style-name="ro5">
          <table:table-cell table:style-name="ce21" office:value-type="string">
            <text:p>###################################=</text:p>
          </table:table-cell>
        </table:table-row>
        <table:table-row table:style-name="ro5">
          <table:table-cell table:style-name="ce21" office:value-type="string">
            <text:p>pronto.evitar.full.titlepage=Риски</text:p>
          </table:table-cell>
        </table:table-row>
        <table:table-row table:style-name="ro5">
          <table:table-cell table:style-name="ce21" office:value-type="string">
            <text:p>pronto.evitar.full.img.title=Научитесь говорить НЕТ</text:p>
          </table:table-cell>
        </table:table-row>
        <table:table-row table:style-name="ro5">
          <table:table-cell table:style-name="ce21" office:value-type="string">
            <text:p>pronto.evitar.full.h1.1=Как избежать рецидивов</text:p>
          </table:table-cell>
        </table:table-row>
        <table:table-row table:style-name="ro5">
          <table:table-cell table:style-name="ce21" office:value-type="string">
            <text:p>pronto.evitar.full.h2.1=Риски</text:p>
          </table:table-cell>
        </table:table-row>
        <table:table-row table:style-name="ro5">
          <table:table-cell table:style-name="ce21"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1"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1" office:value-type="string">
            <text:p>pronto.evitar.full.h2.2=Друзья и члены семьи, которые курят</text:p>
          </table:table-cell>
        </table:table-row>
        <table:table-row table:style-name="ro5">
          <table:table-cell table:style-name="ce21"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1"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1" office:value-type="string">
            <text:p>pronto.evitar.full.h2.3=Алкогольные напитки</text:p>
          </table:table-cell>
        </table:table-row>
        <table:table-row table:style-name="ro5">
          <table:table-cell table:style-name="ce21"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1"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1"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eso.titlepage=Набор веса</text:p>
          </table:table-cell>
        </table:table-row>
        <table:table-row table:style-name="ro5">
          <table:table-cell table:style-name="ce21" office:value-type="string">
            <text:p>pronto.peso.img.title=Весы</text:p>
          </table:table-cell>
        </table:table-row>
        <table:table-row table:style-name="ro5">
          <table:table-cell table:style-name="ce21" office:value-type="string">
            <text:p>pronto.peso.h1.1=Набор веса</text:p>
          </table:table-cell>
        </table:table-row>
        <table:table-row table:style-name="ro5">
          <table:table-cell table:style-name="ce21"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1"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1" office:value-type="string">
            <text:p>pronto.peso.h2.1=Что делать</text:p>
          </table:table-cell>
        </table:table-row>
        <table:table-row table:style-name="ro5">
          <table:table-cell table:style-name="ce21" office:value-type="string">
            <text:p>pronto.peso.li.1=Вы набираете вес из-за того, что сжигаете меньше энергии, ем получаете. </text:p>
          </table:table-cell>
        </table:table-row>
        <table:table-row table:style-name="ro5">
          <table:table-cell table:style-name="ce2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1"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1" office:value-type="string">
            <text:p>pronto.peso.next.p=Готовы увидеть Ваш план по лечению табакозависимости?</text:p>
          </table:table-cell>
        </table:table-row>
        <table:table-row table:style-name="ro5">
          <table:table-cell table:style-name="ce21" office:value-type="string">
            <text:p>pronto.peso.btn.title=Получить доступ к своему плану</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lano.titlepage=Ваш план лечения табакозависимости</text:p>
          </table:table-cell>
        </table:table-row>
        <table:table-row table:style-name="ro5">
          <table:table-cell table:style-name="ce21" office:value-type="string">
            <text:p>pronto.plano.img.title=План Живи без Табака</text:p>
          </table:table-cell>
        </table:table-row>
        <table:table-row table:style-name="ro5">
          <table:table-cell table:style-name="ce21" office:value-type="string">
            <text:p>pronto.plano.h1.1=Мой план</text:p>
          </table:table-cell>
        </table:table-row>
        <table:table-row table:style-name="ro5">
          <table:table-cell table:style-name="ce21" office:value-type="string">
            <text:p>pronto.plano.p.1=Поздравляем! Вы только что закончили строить Ваш план. Вот он.</text:p>
          </table:table-cell>
        </table:table-row>
        <table:table-row table:style-name="ro5">
          <table:table-cell table:style-name="ce21"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1"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1" office:value-type="string">
            <text:p>pronto.plano.h2.1=Дата прекращения курить</text:p>
          </table:table-cell>
        </table:table-row>
        <table:table-row table:style-name="ro5">
          <table:table-cell table:style-name="ce21" office:value-type="string">
            <text:p>pronto.plano.h2.2=Методики преодоления тяги</text:p>
          </table:table-cell>
        </table:table-row>
        <table:table-row table:style-name="ro5">
          <table:table-cell table:style-name="ce21" office:value-type="string">
            <text:p>pronto.plano.h2.3=Как избежать рецидива</text:p>
          </table:table-cell>
        </table:table-row>
        <table:table-row table:style-name="ro5">
          <table:table-cell table:style-name="ce21" office:value-type="string">
            <text:p>pronto.plano.h2.4=Что сработало хорошо во время прошлых попыток?</text:p>
          </table:table-cell>
        </table:table-row>
        <table:table-row table:style-name="ro5">
          <table:table-cell table:style-name="ce21" office:value-type="string">
            <text:p>pronto.plano.h2.5=Сохранить</text:p>
          </table:table-cell>
        </table:table-row>
        <table:table-row table:style-name="ro5">
          <table:table-cell table:style-name="ce21" office:value-type="string">
            <text:p>pronto.plano.print=Распечатать</text:p>
          </table:table-cell>
        </table:table-row>
        <table:table-row table:style-name="ro5">
          <table:table-cell table:style-name="ce21" office:value-type="string">
            <text:p>pronto.plano.email=Почта</text:p>
          </table:table-cell>
        </table:table-row>
        <table:table-row table:style-name="ro5">
          <table:table-cell table:style-name="ce21" office:value-type="string">
            <text:p>###################################=</text:p>
          </table:table-cell>
        </table:table-row>
        <table:table-row table:style-name="ro5">
          <table:table-cell table:style-name="ce21" office:value-type="string">
            <text:p># STEP 3 - FOLLOW-UP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acompanhamento.intro.titlepage=Дальнейшее содействие</text:p>
          </table:table-cell>
        </table:table-row>
        <table:table-row table:style-name="ro5">
          <table:table-cell table:style-name="ce21" office:value-type="string">
            <text:p>acompanhamento.intro.img.title=Дальнейшее содействие</text:p>
          </table:table-cell>
        </table:table-row>
        <table:table-row table:style-name="ro5">
          <table:table-cell table:style-name="ce21" office:value-type="string">
            <text:p>acompanhamento.intro.h1.1=Дальнейшее содействие</text:p>
          </table:table-cell>
        </table:table-row>
        <table:table-row table:style-name="ro5">
          <table:table-cell table:style-name="ce21" office:value-type="string">
            <text:p>acompanhamento.intro.p.1=Не сдавайтесь. Бросить курить - это не легко. Помните:</text:p>
          </table:table-cell>
        </table:table-row>
        <table:table-row table:style-name="ro5">
          <table:table-cell table:style-name="ce21" office:value-type="string">
            <text:p>acompanhamento.intro.li.1=Бросание курить - это процесс, который включает в себя рецидивы и пробы.</text:p>
          </table:table-cell>
        </table:table-row>
        <table:table-row table:style-name="ro5">
          <table:table-cell table:style-name="ce21"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1"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1" office:value-type="string">
            <text:p>acompanhamento.intro.next.p=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LIP OR RELAPSE=</text:p>
          </table:table-cell>
        </table:table-row>
        <table:table-row table:style-name="ro5">
          <table:table-cell table:style-name="ce21" office:value-type="string">
            <text:p>###################################=</text:p>
          </table:table-cell>
        </table:table-row>
        <table:table-row table:style-name="ro5">
          <table:table-cell table:style-name="ce21" office:value-type="string">
            <text:p>acompanhamento.rl.intro.titlepage=Дальнейшее содействие</text:p>
          </table:table-cell>
        </table:table-row>
        <table:table-row table:style-name="ro5">
          <table:table-cell table:style-name="ce21" office:value-type="string">
            <text:p>acompanhamento.rl.img.title=Рецидив или срыв?</text:p>
          </table:table-cell>
        </table:table-row>
        <table:table-row table:style-name="ro5">
          <table:table-cell table:style-name="ce21" office:value-type="string">
            <text:p>acompanhamento.rl.intro.h1.1=Рецидив или срыв?</text:p>
          </table:table-cell>
        </table:table-row>
        <table:table-row table:style-name="ro5">
          <table:table-cell table:style-name="ce21" office:value-type="string">
            <text:p>acompanhamento.rl.intro.li.1a=Рецидив</text:p>
          </table:table-cell>
        </table:table-row>
        <table:table-row table:style-name="ro5">
          <table:table-cell table:style-name="ce21"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1" office:value-type="string">
            <text:p>acompanhamento.rl.intro.li.2a=Срыв</text:p>
          </table:table-cell>
        </table:table-row>
        <table:table-row table:style-name="ro5">
          <table:table-cell table:style-name="ce21"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1" office:value-type="string">
            <text:p>acompanhamento.rl.intro.h2.1=Вопросы</text:p>
          </table:table-cell>
        </table:table-row>
        <table:table-row table:style-name="ro5">
          <table:table-cell table:style-name="ce21" office:value-type="string">
            <text:p>acompanhamento.rl.intro.p.1=У вас был 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EEK HELP=</text:p>
          </table:table-cell>
        </table:table-row>
        <table:table-row table:style-name="ro5">
          <table:table-cell table:style-name="ce21" office:value-type="string">
            <text:p>###################################=</text:p>
          </table:table-cell>
        </table:table-row>
        <table:table-row table:style-name="ro5">
          <table:table-cell table:style-name="ce21" office:value-type="string">
            <text:p>acompanhamento.ajuda.titlepage=Где искать помощь</text:p>
          </table:table-cell>
        </table:table-row>
        <table:table-row table:style-name="ro5">
          <table:table-cell table:style-name="ce21" office:value-type="string">
            <text:p>acompanhamento.ajuda.h1.1=Где искать помощь</text:p>
          </table:table-cell>
        </table:table-row>
        <table:table-row table:style-name="ro5">
          <table:table-cell table:style-name="ce21"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1" office:value-type="string">
            <text:p>acompanhamento.ajuda.h2.1=Услуги</text:p>
          </table:table-cell>
        </table:table-row>
        <table:table-row table:style-name="ro5">
          <table:table-cell table:style-name="ce21" office:value-type="string">
            <text:p>acompanhamento.ajuda.h4.1=Онлайн - программа Живи без Табака</text:p>
          </table:table-cell>
        </table:table-row>
        <table:table-row table:style-name="ro5">
          <table:table-cell table:style-name="ce21" office:value-type="string">
            <text:p>acompanhamento.ajuda.p.2a=Хотели бы Вы попробовать нашу программу снова?</text:p>
          </table:table-cell>
        </table:table-row>
        <table:table-row table:style-name="ro5">
          <table:table-cell table:style-name="ce21" office:value-type="string">
            <text:p>acompanhamento.ajuda.p.2b=Нажмите тут</text:p>
          </table:table-cell>
        </table:table-row>
        <table:table-row table:style-name="ro5">
          <table:table-cell table:style-name="ce21" office:value-type="string">
            <text:p>vivavoz=Телефон - горячие линии</text:p>
          </table:table-cell>
        </table:table-row>
        <table:table-row table:style-name="ro5">
          <table:table-cell table:style-name="ce21" office:value-type="string">
            <text:p>acompanhamento.ajuda.h4.2=Телефон - горячие линии</text:p>
          </table:table-cell>
        </table:table-row>
        <table:table-row table:style-name="ro5">
          <table:table-cell table:style-name="ce21"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1" office:value-type="string">
            <text:p>sus=Телефон - горячие линии</text:p>
          </table:table-cell>
        </table:table-row>
        <table:table-row table:style-name="ro5">
          <table:table-cell table:style-name="ce21" office:value-type="string">
            <text:p>acompanhamento.ajuda.h4.3=Телефон - горячие линии</text:p>
          </table:table-cell>
        </table:table-row>
        <table:table-row table:style-name="ro5">
          <table:table-cell table:style-name="ce21"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1" office:value-type="string">
            <text:p>acompanhamento.ajuda.p.4b=Больше</text:p>
          </table:table-cell>
        </table:table-row>
        <table:table-row table:style-name="ro5">
          <table:table-cell table:style-name="ce21" office:value-type="string">
            <text:p>###################################=</text:p>
          </table:table-cell>
        </table:table-row>
        <table:table-row table:style-name="ro5">
          <table:table-cell table:style-name="ce21" office:value-type="string">
            <text:p># CAUSE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causas.titlepage=Причины рецидивов</text:p>
          </table:table-cell>
        </table:table-row>
        <table:table-row table:style-name="ro5">
          <table:table-cell table:style-name="ce21" office:value-type="string">
            <text:p>acompanhamento.causas.h1.1=Причины рецидивов</text:p>
          </table:table-cell>
        </table:table-row>
        <table:table-row table:style-name="ro5">
          <table:table-cell table:style-name="ce21" office:value-type="string">
            <text:p>acompanhamento.causas.p.1=Даже если у Вас случился рецидив, очень важно продолжать пытаться.</text:p>
          </table:table-cell>
        </table:table-row>
        <table:table-row table:style-name="ro5">
          <table:table-cell table:style-name="ce21"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1" office:value-type="string">
            <text:p>acompanhamento.causas.h2.1=Упражнения</text:p>
          </table:table-cell>
        </table:table-row>
        <table:table-row table:style-name="ro5">
          <table:table-cell table:style-name="ce21"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1" office:value-type="string">
            <text:p>acompanhamento.causas.question.1=01. Какова была ситуация, которая привела Вас к первой сигарете?</text:p>
          </table:table-cell>
        </table:table-row>
        <table:table-row table:style-name="ro5">
          <table:table-cell table:style-name="ce21" office:value-type="string">
            <text:p>acompanhamento.causas.question.2=02. Что Вы делали, когда поджигали первую сигарету?</text:p>
          </table:table-cell>
        </table:table-row>
        <table:table-row table:style-name="ro5">
          <table:table-cell table:style-name="ce21" office:value-type="string">
            <text:p>acompanhamento.causas.question.3=03. Что случилось потом?</text:p>
          </table:table-cell>
        </table:table-row>
        <table:table-row table:style-name="ro5">
          <table:table-cell table:style-name="ce21" office:value-type="string">
            <text:p>acompanhamento.causas.question.4=04. Сколько сигарет Вы теперь выкуриваете?</text:p>
          </table:table-cell>
        </table:table-row>
        <table:table-row table:style-name="ro5">
          <table:table-cell table:style-name="ce21" office:value-type="string">
            <text:p>###################################=</text:p>
          </table:table-cell>
        </table:table-row>
        <table:table-row table:style-name="ro5">
          <table:table-cell table:style-name="ce21" office:value-type="string">
            <text:p># FACTOR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fat.titlepage=Причины рецидивов</text:p>
          </table:table-cell>
        </table:table-row>
        <table:table-row table:style-name="ro5">
          <table:table-cell table:style-name="ce21" office:value-type="string">
            <text:p>acompanhamento.fat.img.title=Дальнейшее содействие</text:p>
          </table:table-cell>
        </table:table-row>
        <table:table-row table:style-name="ro5">
          <table:table-cell table:style-name="ce21" office:value-type="string">
            <text:p>acompanhamento.fat.h1.1=Рецидивы</text:p>
          </table:table-cell>
        </table:table-row>
        <table:table-row table:style-name="ro5">
          <table:table-cell table:style-name="ce21" office:value-type="string">
            <text:p>acompanhamento.fat.h2.1=Причины, ведущие к рецидиву</text:p>
          </table:table-cell>
        </table:table-row>
        <table:table-row table:style-name="ro5">
          <table:table-cell table:style-name="ce21"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1" office:value-type="string">
            <text:p>acompanhamento.fat.p.2=Посмотреть некоторые распространенные примеры:</text:p>
          </table:table-cell>
        </table:table-row>
        <table:table-row table:style-name="ro5">
          <table:table-cell table:style-name="ce21" office:value-type="string">
            <text:p>acompanhamento.fat.li.1=Употребление алкогольных напитков,</text:p>
          </table:table-cell>
        </table:table-row>
        <table:table-row table:style-name="ro5">
          <table:table-cell table:style-name="ce21"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1" office:value-type="string">
            <text:p>acompanhamento.fat.li.3=нахождение возле других курильщиков.</text:p>
          </table:table-cell>
        </table:table-row>
        <table:table-row table:style-name="ro5">
          <table:table-cell table:style-name="ce21" office:value-type="string">
            <text:p>acompanhamento.fat.h2.2=Упражнение</text:p>
          </table:table-cell>
        </table:table-row>
        <table:table-row table:style-name="ro5">
          <table:table-cell table:style-name="ce21"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1" office:value-type="string">
            <text:p>acompanhamento.fat.p.4=Пример</text:p>
          </table:table-cell>
        </table:table-row>
        <table:table-row table:style-name="ro5">
          <table:table-cell table:style-name="ce21" office:value-type="string">
            <text:p>acompanhamento.fat.li.4a=Рискованные ситуации</text:p>
          </table:table-cell>
        </table:table-row>
        <table:table-row table:style-name="ro5">
          <table:table-cell table:style-name="ce21" office:value-type="string">
            <text:p>acompanhamento.fat.li.4b=Друг или член семьи, который курит;</text:p>
          </table:table-cell>
        </table:table-row>
        <table:table-row table:style-name="ro5">
          <table:table-cell table:style-name="ce21" office:value-type="string">
            <text:p>acompanhamento.fat.li.5a=Что мне с этим делать?</text:p>
          </table:table-cell>
        </table:table-row>
        <table:table-row table:style-name="ro5">
          <table:table-cell table:style-name="ce21"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1" office:value-type="string">
            <text:p>acompanhamento.fat.h3.1=Рискованные ситуации</text:p>
          </table:table-cell>
        </table:table-row>
        <table:table-row table:style-name="ro5">
          <table:table-cell table:style-name="ce21" office:value-type="string">
            <text:p>acompanhamento.fat.h3.2=Что мне с этим делать?</text:p>
          </table:table-cell>
        </table:table-row>
        <table:table-row table:style-name="ro5">
          <table:table-cell table:style-name="ce21" office:value-type="string">
            <text:p>###################################=</text:p>
          </table:table-cell>
        </table:table-row>
        <table:table-row table:style-name="ro5">
          <table:table-cell table:style-name="ce21" office:value-type="string">
            <text:p># DEPRESSION=</text:p>
          </table:table-cell>
        </table:table-row>
        <table:table-row table:style-name="ro5">
          <table:table-cell table:style-name="ce21" office:value-type="string">
            <text:p>###################################=</text:p>
          </table:table-cell>
        </table:table-row>
        <table:table-row table:style-name="ro5">
          <table:table-cell table:style-name="ce21" office:value-type="string">
            <text:p>ready.depression.titlepage=Депрессия</text:p>
          </table:table-cell>
        </table:table-row>
        <table:table-row table:style-name="ro5">
          <table:table-cell table:style-name="ce21" office:value-type="string">
            <text:p>ready.depression.h1.1
=</text:p>
          </table:table-cell>
        </table:table-row>
        <table:table-row table:style-name="ro5">
          <table:table-cell table:style-name="ce21" office:value-type="string">
            <text:p>ready.depression.p.1=</text:p>
          </table:table-cell>
        </table:table-row>
        <table:table-row table:style-name="ro5">
          <table:table-cell table:style-name="ce21" office:value-type="string">
            <text:p>ready.depression.p.2=</text:p>
          </table:table-cell>
        </table:table-row>
        <table:table-row table:style-name="ro5">
          <table:table-cell table:style-name="ce21" office:value-type="string">
            <text:p>ready.depression.p.3=</text:p>
          </table:table-cell>
        </table:table-row>
        <table:table-row table:style-name="ro5">
          <table:table-cell table:style-name="ce21" office:value-type="string">
            <text:p>ready.depression.p.4=</text:p>
          </table:table-cell>
        </table:table-row>
        <table:table-row table:style-name="ro5">
          <table:table-cell table:style-name="ce21" office:value-type="string">
            <text:p>###################################=</text:p>
          </table:table-cell>
        </table:table-row>
        <table:table-row table:style-name="ro5">
          <table:table-cell table:style-name="ce21" office:value-type="string">
            <text:p># PLAN=</text:p>
          </table:table-cell>
        </table:table-row>
        <table:table-row table:style-name="ro5">
          <table:table-cell table:style-name="ce21" office:value-type="string">
            <text:p>###################################=</text:p>
          </table:table-cell>
        </table:table-row>
        <table:table-row table:style-name="ro5">
          <table:table-cell table:style-name="ce21" office:value-type="string">
            <text:p>acompanhamento.plano.titlepage=Мой план в случае срывов или рецидивов</text:p>
          </table:table-cell>
        </table:table-row>
        <table:table-row table:style-name="ro5">
          <table:table-cell table:style-name="ce21" office:value-type="string">
            <text:p>acompanhamento.plano.img.title=Дальнейший план</text:p>
          </table:table-cell>
        </table:table-row>
        <table:table-row table:style-name="ro5">
          <table:table-cell table:style-name="ce21" office:value-type="string">
            <text:p>acompanhamento.plano.h1.1=Мой план на случай рецидива</text:p>
          </table:table-cell>
        </table:table-row>
        <table:table-row table:style-name="ro5">
          <table:table-cell table:style-name="ce21" office:value-type="string">
            <text:p>acompanhamento.plano.p.1=Мы разделили эту информацию</text:p>
          </table:table-cell>
        </table:table-row>
        <table:table-row table:style-name="ro5">
          <table:table-cell table:style-name="ce21"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1"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1" office:value-type="string">
            <text:p>acompanhamento.plano.h2.1=Риски</text:p>
          </table:table-cell>
        </table:table-row>
        <table:table-row table:style-name="ro5">
          <table:table-cell table:style-name="ce21" office:value-type="string">
            <text:p>acompanhamento.plano.h2.2=Что мне делать?</text:p>
          </table:table-cell>
        </table:table-row>
        <table:table-row table:style-name="ro5">
          <table:table-cell table:style-name="ce21" office:value-type="string">
            <text:p>acompanhamento.plano.imprimir=Печать</text:p>
          </table:table-cell>
        </table:table-row>
        <table:table-row table:style-name="ro5">
          <table:table-cell table:style-name="ce21" office:value-type="string">
            <text:p>acompanhamento.plano.h2.3=Сохранить</text:p>
          </table:table-cell>
        </table:table-row>
        <table:table-row table:style-name="ro5">
          <table:table-cell table:style-name="ce21" office:value-type="string">
            <text:p>preparando.aed.btn.limpar=Очистить</text:p>
          </table:table-cell>
        </table:table-row>
        <table:table-row table:style-name="ro5">
          <table:table-cell table:style-name="ce2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1" office:value-type="string">
            <text:p>acompanhamento.lapso.h1.1=Срыв</text:p>
          </table:table-cell>
        </table:table-row>
        <table:table-row table:style-name="ro5">
          <table:table-cell table:style-name="ce21" office:value-type="string">
            <text:p>acompanhamento.plano.padrao.p.1=Вот несколько советов о том, как избежать срывов.</text:p>
          </table:table-cell>
        </table:table-row>
        <table:table-row table:style-name="ro5">
          <table:table-cell table:style-name="ce21" office:value-type="string">
            <text:p>acompanhamento.plano.padrao.h2.1=Помните</text:p>
          </table:table-cell>
        </table:table-row>
        <table:table-row table:style-name="ro5">
          <table:table-cell table:style-name="ce21" office:value-type="string">
            <text:p>acompanhamento.plano.padrao.li.1=Любой период без курения - это уже своего рода победа;</text:p>
          </table:table-cell>
        </table:table-row>
        <table:table-row table:style-name="ro5">
          <table:table-cell table:style-name="ce21"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1" office:value-type="string">
            <text:p>acompanhamento.plano.padrao.h2.2=Мы рекоммендуем</text:p>
          </table:table-cell>
        </table:table-row>
        <table:table-row table:style-name="ro5">
          <table:table-cell table:style-name="ce21" office:value-type="string">
            <text:p>acompanhamento.plano.padrao.li.3=Избегайте первой сигареты.</text:p>
          </table:table-cell>
        </table:table-row>
        <table:table-row table:style-name="ro5">
          <table:table-cell table:style-name="ce21" office:value-type="string">
            <text:p>acompanhamento.plano.padrao.li.4=Избегайте алкоголя</text:p>
          </table:table-cell>
        </table:table-row>
        <table:table-row table:style-name="ro5">
          <table:table-cell table:style-name="ce21" office:value-type="string">
            <text:p>acompanhamento.plano.padrao.li.5=Попросите курящих друзей и членов семьи избегать курить возле Вас</text:p>
          </table:table-cell>
        </table:table-row>
        <table:table-row table:style-name="ro5">
          <table:table-cell table:style-name="ce21" office:value-type="string">
            <text:p>acompanhamento.plano.padrao.h2.3=Хотите начать сначала?</text:p>
          </table:table-cell>
        </table:table-row>
        <table:table-row table:style-name="ro5">
          <table:table-cell table:style-name="ce21" office:value-type="string">
            <text:p>pronto.plano.padrao.h2.1=Советы</text:p>
          </table:table-cell>
        </table:table-row>
        <table:table-row table:style-name="ro5">
          <table:table-cell table:style-name="ce21" office:value-type="string">
            <text:p>pronto.plano.padrao.li.1=Когда Вы прекращаете курить, Вы улучшаете качество жизни и живете дольше</text:p>
          </table:table-cell>
        </table:table-row>
        <table:table-row table:style-name="ro5">
          <table:table-cell table:style-name="ce21"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1"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1"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pronto.plano.padrao.li.5=Избегайте рискованных ситуаций в течении первых недель:</text:p>
          </table:table-cell>
        </table:table-row>
        <table:table-row table:style-name="ro5">
          <table:table-cell table:style-name="ce21" office:value-type="string">
            <text:p>pronto.plano.padrao.li.6=Употребление алкоголя</text:p>
          </table:table-cell>
        </table:table-row>
        <table:table-row table:style-name="ro5">
          <table:table-cell table:style-name="ce21" office:value-type="string">
            <text:p>pronto.plano.padrao.li.7=Сообщите своим друзьям и близким, которые курят, что Вы пытаетесь бросить.</text:p>
          </table:table-cell>
        </table:table-row>
        <table:table-row table:style-name="ro5">
          <table:table-cell table:style-name="ce21"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acompanhamento.rl.intro.li.3=Я не курю</text:p>
          </table:table-cell>
        </table:table-row>
        <table:table-row table:style-name="ro5">
          <table:table-cell table:style-name="ce21" office:value-type="string">
            <text:p>acompanhamento.semfumar.titlepage=Без курения</text:p>
          </table:table-cell>
        </table:table-row>
        <table:table-row table:style-name="ro5">
          <table:table-cell table:style-name="ce21" office:value-type="string">
            <text:p>acompanhamento.semfumar.h1.1=Хотели бы Вы помочь другим курильщикам бросить?</text:p>
          </table:table-cell>
        </table:table-row>
        <table:table-row table:style-name="ro5">
          <table:table-cell table:style-name="ce21" office:value-type="string">
            <text:p>acompanhamento.semfumar.p.1=Поздравляем!</text:p>
          </table:table-cell>
        </table:table-row>
        <table:table-row table:style-name="ro5">
          <table:table-cell table:style-name="ce21" office:value-type="string">
            <text:p>acompanhamento.semfumar.p.2=</text:p>
          </table:table-cell>
        </table:table-row>
        <table:table-row table:style-name="ro5">
          <table:table-cell table:style-name="ce21" office:value-type="string">
            <text:p>acompanhamento.semfumar.p.3=</text:p>
          </table:table-cell>
        </table:table-row>
        <table:table-row table:style-name="ro5">
          <table:table-cell table:style-name="ce21" office:value-type="string">
            <text:p>acompanhamento.semfumar.p.4=Оставьте нам сообщение на стене</text:p>
          </table:table-cell>
        </table:table-row>
        <table:table-row table:style-name="ro5">
          <table:table-cell table:style-name="ce21" office:value-type="string">
            <text:p>gostaria.receber.email=Хотели бы Вы получать последующие письма?</text:p>
          </table:table-cell>
        </table:table-row>
        <table:table-row table:style-name="ro5">
          <table:table-cell table:style-name="ce21" office:value-type="string">
            <text:p>autorizo.para.pesquisa=</text:p>
          </table:table-cell>
        </table:table-row>
        <table:table-row table:style-name="ro5">
          <table:table-cell table:style-name="ce21"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1" office:value-type="string">
            <text:p>meta2=Курение, бросить курить, лечение табакозависимости, бросить курить</text:p>
          </table:table-cell>
        </table:table-row>
        <table:table-row table:style-name="ro5">
          <table:table-cell table:style-name="ce21" office:value-type="string">
            <text:p>mensagem.enviada=Сообщение было успешно отправлено</text:p>
          </table:table-cell>
        </table:table-row>
        <table:table-row table:style-name="ro5">
          <table:table-cell table:style-name="ce21" office:value-type="string">
            <text:p>mensagem.erro=Произошла ошибка</text:p>
          </table:table-cell>
        </table:table-row>
        <table:table-row table:style-name="ro5">
          <table:table-cell table:style-name="ce21" office:value-type="string">
            <text:p>mensagem.delete1=Произошла ошибка, когда Вы пытались удалить свои записи.</text:p>
          </table:table-cell>
        </table:table-row>
        <table:table-row table:style-name="ro5">
          <table:table-cell table:style-name="ce21" office:value-type="string">
            <text:p>mensagem.delete2=Проблемы с досупом к базе данных</text:p>
          </table:table-cell>
        </table:table-row>
        <table:table-row table:style-name="ro5">
          <table:table-cell table:style-name="ce21" office:value-type="string">
            <text:p>message.save1=Регистрационная запись успешно сохранена</text:p>
          </table:table-cell>
        </table:table-row>
        <table:table-row table:style-name="ro5">
          <table:table-cell table:style-name="ce21" office:value-type="string">
            <text:p>usuario.email=Пользователи с электронной почтой</text:p>
          </table:table-cell>
        </table:table-row>
        <table:table-row table:style-name="ro5">
          <table:table-cell table:style-name="ce21" office:value-type="string">
            <text:p>not.login=\ Не удалось войти</text:p>
          </table:table-cell>
        </table:table-row>
        <table:table-row table:style-name="ro5">
          <table:table-cell table:style-name="ce21" office:value-type="string">
            <text:p>email.senha=Неверный email или пароль</text:p>
          </table:table-cell>
        </table:table-row>
        <table:table-row table:style-name="ro5">
          <table:table-cell table:style-name="ce21" office:value-type="string">
            <text:p>user=Пользователь</text:p>
          </table:table-cell>
        </table:table-row>
        <table:table-row table:style-name="ro5">
          <table:table-cell table:style-name="ce21" office:value-type="string">
            <text:p>login=\ Вошел в систему</text:p>
          </table:table-cell>
        </table:table-row>
        <table:table-row table:style-name="ro5">
          <table:table-cell table:style-name="ce21" office:value-type="string">
            <text:p>logout=\ Вышел из системы</text:p>
          </table:table-cell>
        </table:table-row>
        <table:table-row table:style-name="ro5">
          <table:table-cell table:style-name="ce21" office:value-type="string">
            <text:p>user.not.logged=Пользователь, не вошедший в систему, нуждается в плане лечения</text:p>
          </table:table-cell>
        </table:table-row>
        <table:table-row table:style-name="ro5">
          <table:table-cell table:style-name="ce21" office:value-type="string">
            <text:p>deve.estar.logado=Вы должны войти в систему для получения электронных писем </text:p>
          </table:table-cell>
        </table:table-row>
        <table:table-row table:style-name="ro5">
          <table:table-cell table:style-name="ce21" office:value-type="string">
            <text:p>plano.wati=План в случае рецидива -- Живи без Табака</text:p>
          </table:table-cell>
        </table:table-row>
        <table:table-row table:style-name="ro5">
          <table:table-cell table:style-name="ce21" office:value-type="string">
            <text:p>dear=Дорогой (-ая)</text:p>
          </table:table-cell>
        </table:table-row>
        <table:table-row table:style-name="ro5">
          <table:table-cell table:style-name="ce21" office:value-type="string">
            <text:p>plano.email=Ниже Вы можете посмотреть свой план для предотвращения рецидива:</text:p>
          </table:table-cell>
        </table:table-row>
        <table:table-row table:style-name="ro5">
          <table:table-cell table:style-name="ce21" office:value-type="string">
            <text:p>plano.estrategias.email=Стратегии в случае рецидивов</text:p>
          </table:table-cell>
        </table:table-row>
        <table:table-row table:style-name="ro5">
          <table:table-cell table:style-name="ce21" office:value-type="string">
            <text:p>att=С Уважением</text:p>
          </table:table-cell>
        </table:table-row>
        <table:table-row table:style-name="ro5">
          <table:table-cell table:style-name="ce21" office:value-type="string">
            <text:p>plano.enviado=План в случае рецидивов был отправлен на электронную почту</text:p>
          </table:table-cell>
        </table:table-row>
        <table:table-row table:style-name="ro5">
          <table:table-cell table:style-name="ce21" office:value-type="string">
            <text:p>email.enviado=Электронной письмо успешно отправлено</text:p>
          </table:table-cell>
        </table:table-row>
        <table:table-row table:style-name="ro5">
          <table:table-cell table:style-name="ce21" office:value-type="string">
            <text:p>problemas.enviar.email=Проблема с отправкой письма на</text:p>
          </table:table-cell>
        </table:table-row>
        <table:table-row table:style-name="ro5">
          <table:table-cell table:style-name="ce21" office:value-type="string">
            <text:p>problemas.enviar.email2=Проблема с отправкой письма. Пожалуйста, повторите попытку позже.</text:p>
          </table:table-cell>
        </table:table-row>
        <table:table-row table:style-name="ro5">
          <table:table-cell table:style-name="ce21" office:value-type="string">
            <text:p>usuario.acompanhado=Не подключенный пользователь под наблюдением</text:p>
          </table:table-cell>
        </table:table-row>
        <table:table-row table:style-name="ro5">
          <table:table-cell table:style-name="ce21" office:value-type="string">
            <text:p>meu.plano=Мой план</text:p>
          </table:table-cell>
        </table:table-row>
        <table:table-row table:style-name="ro5">
          <table:table-cell table:style-name="ce21" office:value-type="string">
            <text:p>erro.pdf=Ошибка в создании pdf файла</text:p>
          </table:table-cell>
        </table:table-row>
        <table:table-row table:style-name="ro5">
          <table:table-cell table:style-name="ce21" office:value-type="string">
            <text:p>recaida=Рецидив</text:p>
          </table:table-cell>
        </table:table-row>
        <table:table-row table:style-name="ro5">
          <table:table-cell table:style-name="ce21" office:value-type="string">
            <text:p>lembre.se2=Любой период времени без курения - это уже победа</text:p>
          </table:table-cell>
        </table:table-row>
        <table:table-row table:style-name="ro5">
          <table:table-cell table:style-name="ce21"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1" office:value-type="string">
            <text:p>recomendamos1=Избегайте сигареты после даты прекращения</text:p>
          </table:table-cell>
        </table:table-row>
        <table:table-row table:style-name="ro5">
          <table:table-cell table:style-name="ce21" office:value-type="string">
            <text:p>recomendamos2=Избегайте употребления алкоголя</text:p>
          </table:table-cell>
        </table:table-row>
        <table:table-row table:style-name="ro5">
          <table:table-cell table:style-name="ce21" office:value-type="string">
            <text:p>recomendamos3=Попросите курящих друзей и членов семьи не курить возле Вас.</text:p>
          </table:table-cell>
        </table:table-row>
        <table:table-row table:style-name="ro5">
          <table:table-cell table:style-name="ce21" office:value-type="string">
            <text:p>problemas.data=Неполадки с записью даты прекращения</text:p>
          </table:table-cell>
        </table:table-row>
        <table:table-row table:style-name="ro5">
          <table:table-cell table:style-name="ce21" office:value-type="string">
            <text:p>usuario.preenchendo.ficha=Пользователь, не вошедший в систему, пытается заполнить формы</text:p>
          </table:table-cell>
        </table:table-row>
        <table:table-row table:style-name="ro5">
          <table:table-cell table:style-name="ce21" office:value-type="string">
            <text:p>plano.wati2=Персональный План - Живи без Табака</text:p>
          </table:table-cell>
        </table:table-row>
        <table:table-row table:style-name="ro5">
          <table:table-cell table:style-name="ce21" office:value-type="string">
            <text:p>plano.personalizado=План Прекращения</text:p>
          </table:table-cell>
        </table:table-row>
        <table:table-row table:style-name="ro5">
          <table:table-cell table:style-name="ce21" office:value-type="string">
            <text:p>plano.enviado2=Персональный план отправлен на электронный адрес</text:p>
          </table:table-cell>
        </table:table-row>
        <table:table-row table:style-name="ro5">
          <table:table-cell table:style-name="ce21" office:value-type="string">
            <text:p>plano.email2=Ниже Вы можете посмотреть свой пресональный план:</text:p>
          </table:table-cell>
        </table:table-row>
        <table:table-row table:style-name="ro5">
          <table:table-cell table:style-name="ce21" office:value-type="string">
            <text:p>dicas.p1=1. Бросая курить, Вы улучшите качество жизни и сможете жить дольше.</text:p>
          </table:table-cell>
        </table:table-row>
        <table:table-row table:style-name="ro5">
          <table:table-cell table:style-name="ce21"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1"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1"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dicas.p5=5. Избегайте рискованных ситуаций в первую неделю:</text:p>
          </table:table-cell>
        </table:table-row>
        <table:table-row table:style-name="ro5">
          <table:table-cell table:style-name="ce21" office:value-type="string">
            <text:p>dicas.p5.1=Употребление алкоголя</text:p>
          </table:table-cell>
        </table:table-row>
        <table:table-row table:style-name="ro5">
          <table:table-cell table:style-name="ce21" office:value-type="string">
            <text:p>dicas.p5.2=Скажите курящим друзьям и членам семьи, то Вы пытаетесь бросить курить</text:p>
          </table:table-cell>
        </table:table-row>
        <table:table-row table:style-name="ro5">
          <table:table-cell table:style-name="ce21"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email.cadastrado=Этот электронный адрес уже зарегистрирован.</text:p>
          </table:table-cell>
        </table:table-row>
        <table:table-row table:style-name="ro5">
          <table:table-cell table:style-name="ce21" office:value-type="string">
            <text:p>problemas.gravar.usuario=Неполадки с записью данных пользователя</text:p>
          </table:table-cell>
        </table:table-row>
        <table:table-row table:style-name="ro5">
          <table:table-cell table:style-name="ce21" office:value-type="string">
            <text:p>hello=Здравствуйте!</text:p>
          </table:table-cell>
        </table:table-row>
        <table:table-row table:style-name="ro5">
          <table:table-cell table:style-name="ce21" office:value-type="string">
            <text:p>msg.data.diferente1=Не забудьте начать выполнять план в день прекращения.</text:p>
          </table:table-cell>
        </table:table-row>
        <table:table-row table:style-name="ro5">
          <table:table-cell table:style-name="ce21" office:value-type="string">
            <text:p>msg.data.diferente2=В это время мы будем слать последующие письма.</text:p>
          </table:table-cell>
        </table:table-row>
        <table:table-row table:style-name="ro5">
          <table:table-cell table:style-name="ce21" office:value-type="string">
            <text:p>msg.data.diferente3=Если Вы хотите поменять свой план, идите на сайт.</text:p>
          </table:table-cell>
        </table:table-row>
        <table:table-row table:style-name="ro5">
          <table:table-cell table:style-name="ce21" office:value-type="string">
            <text:p>cordialmente=С наилучшими пожеланиями,</text:p>
          </table:table-cell>
        </table:table-row>
        <table:table-row table:style-name="ro5">
          <table:table-cell table:style-name="ce21" office:value-type="string">
            <text:p>equipe.vst=Комманда проекта Живи без Табака</text:p>
          </table:table-cell>
        </table:table-row>
        <table:table-row table:style-name="ro5">
          <table:table-cell table:style-name="ce21" office:value-type="string">
            <text:p>msg.primeira.semana1=Я присоединился к программа Живи без Табака неделю назад</text:p>
          </table:table-cell>
        </table:table-row>
        <table:table-row table:style-name="ro5">
          <table:table-cell table:style-name="ce21"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1" office:value-type="string">
            <text:p>msg.primeira.semana3=* Улучшается Ваш сердечный ритм,</text:p>
          </table:table-cell>
        </table:table-row>
        <table:table-row table:style-name="ro5">
          <table:table-cell table:style-name="ce21"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1" office:value-type="string">
            <text:p>msg.primeira.semana5=* Уменьшается риск возникновения язвы желудка.</text:p>
          </table:table-cell>
        </table:table-row>
        <table:table-row table:style-name="ro5">
          <table:table-cell table:style-name="ce21"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1"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1" office:value-type="string">
            <text:p>msg.segunda.semana3=Употребление фруктов и воды может помочь преодалеть такие моменты.</text:p>
          </table:table-cell>
        </table:table-row>
        <table:table-row table:style-name="ro5">
          <table:table-cell table:style-name="ce21"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1"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1" office:value-type="string">
            <text:p>msg.segunda.semana6=Вы все еще не смогли прекратить курить? У вас случился рецидив?</text:p>
          </table:table-cell>
        </table:table-row>
        <table:table-row table:style-name="ro5">
          <table:table-cell table:style-name="ce21"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1"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1" office:value-type="string">
            <text:p>msg.terceira.semana3=Вы все еще не смогли прекратить курить? У вас случился рецидив?</text:p>
          </table:table-cell>
        </table:table-row>
        <table:table-row table:style-name="ro5">
          <table:table-cell table:style-name="ce2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1"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1" office:value-type="string">
            <text:p>msg.mensal3=Вы все еще не смогли прекратить курить? У вас случился рецидив?</text:p>
          </table:table-cell>
        </table:table-row>
        <table:table-row table:style-name="ro5">
          <table:table-cell table:style-name="ce21"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iniciando.envio.emails=Начало отправки электронного сообщения</text:p>
          </table:table-cell>
        </table:table-row>
        <table:table-row table:style-name="ro5">
          <table:table-cell table:style-name="ce21" office:value-type="string">
            <text:p>email.data.diferente.enviado=Сообщение с другой датой было отправлено на</text:p>
          </table:table-cell>
        </table:table-row>
        <table:table-row table:style-name="ro5">
          <table:table-cell table:style-name="ce21" office:value-type="string">
            <text:p>email.primeira.semana.enviado=Сообщение первой недели было отправлено на</text:p>
          </table:table-cell>
        </table:table-row>
        <table:table-row table:style-name="ro5">
          <table:table-cell table:style-name="ce21" office:value-type="string">
            <text:p>email.segunda.semana.enviado=Сообщение второй недели было отправлено на</text:p>
          </table:table-cell>
        </table:table-row>
        <table:table-row table:style-name="ro5">
          <table:table-cell table:style-name="ce21" office:value-type="string">
            <text:p>email.terceira.semana.enviado=Сообщение третьей недели было отправлено на</text:p>
          </table:table-cell>
        </table:table-row>
        <table:table-row table:style-name="ro5">
          <table:table-cell table:style-name="ce21" office:value-type="string">
            <text:p>email.mensal.enviado=Месячное сообщение было отправлено на</text:p>
          </table:table-cell>
        </table:table-row>
        <table:table-row table:style-name="ro5">
          <table:table-cell table:style-name="ce21" office:value-type="string">
            <text:p>exercicio.relaxamento=Практиковать расслабляющее упражнение - </text:p>
          </table:table-cell>
        </table:table-row>
        <table:table-row table:style-name="ro5">
          <table:table-cell table:style-name="ce21" office:value-type="string">
            <text:p>exercicio.relaxamento1=МР3 аудио</text:p>
          </table:table-cell>
        </table:table-row>
        <table:table-row table:style-name="ro5">
          <table:table-cell table:style-name="ce21" office:value-type="string">
            <text:p>pronto.evitar.titlepage=Как избежать рецидивов</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Пытались ли Вы бросить курить раньше?</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aboutus.h3.daniela=Даниела Апаресида Перейра</text:p>
          </table:table-cell>
        </table:table-row>
        <table:table-row table:style-name="ro5">
          <table:table-cell table:style-name="ce21"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1" office:value-type="string">
            <text:p>aboutus.h3.caroline=Каролин Янсен</text:p>
          </table:table-cell>
        </table:table-row>
        <table:table-row table:style-name="ro5">
          <table:table-cell table:style-name="ce21"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1" office:value-type="string">
            <text:p>aboutus.h3.kimber=Др. Ким Рихтер, профессор.</text:p>
          </table:table-cell>
        </table:table-row>
        <table:table-row table:style-name="ro5">
          <table:table-cell table:style-name="ce21"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1" office:value-type="string">
            <text:p>signout=Др. Дмитро Хвостенко</text:p>
          </table:table-cell>
        </table:table-row>
        <table:table-row table:style-name="ro5">
          <table:table-cell table:style-name="ce2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1" office:value-type="string">
            <text:p># PASSWORD RECOVERY=Выйти</text:p>
          </table:table-cell>
        </table:table-row>
        <table:table-row table:style-name="ro5">
          <table:table-cell table:style-name="ce21" office:value-type="string">
            <text:p>###################################=</text:p>
          </table:table-cell>
        </table:table-row>
        <table:table-row table:style-name="ro5">
          <table:table-cell table:style-name="ce21" office:value-type="string">
            <text:p>change=</text:p>
          </table:table-cell>
        </table:table-row>
        <table:table-row table:style-name="ro5">
          <table:table-cell table:style-name="ce21" office:value-type="string">
            <text:p>accept=</text:p>
          </table:table-cell>
        </table:table-row>
        <table:table-row table:style-name="ro5">
          <table:table-cell table:style-name="ce21" office:value-type="string">
            <text:p>user.not.registered.password=Изменить</text:p>
          </table:table-cell>
        </table:table-row>
        <table:table-row table:style-name="ro5">
          <table:table-cell table:style-name="ce21" office:value-type="string">
            <text:p>subject.email.password=Принять</text:p>
          </table:table-cell>
        </table:table-row>
        <table:table-row table:style-name="ro5">
          <table:table-cell table:style-name="ce21" office:value-type="string">
            <text:p>email.password.send=Незарегистрированный пользователь пытается изменить пароль</text:p>
          </table:table-cell>
        </table:table-row>
        <table:table-row table:style-name="ro5">
          <table:table-cell table:style-name="ce21" office:value-type="string">
            <text:p>email.password.send.2=Сбросить пароль</text:p>
          </table:table-cell>
        </table:table-row>
        <table:table-row table:style-name="ro5">
          <table:table-cell table:style-name="ce21"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1"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1" office:value-type="string">
            <text:p>email.password.send.5=Если же Вы отсылали запрос, то:</text:p>
          </table:table-cell>
        </table:table-row>
        <table:table-row table:style-name="ro5">
          <table:table-cell table:style-name="ce21" office:value-type="string">
            <text:p>email.sent.password=-скопируйти код ниже;</text:p>
          </table:table-cell>
        </table:table-row>
        <table:table-row table:style-name="ro5">
          <table:table-cell table:style-name="ce21" office:value-type="string">
            <text:p>password.changed=-и введите его в поле, находящемся по данной ссылке, чтобы изменить пароль.</text:p>
          </table:table-cell>
        </table:table-row>
        <table:table-row table:style-name="ro5">
          <table:table-cell table:style-name="ce21" office:value-type="string">
            <text:p>user.not.registered.requesting.password.change=Сообщение отправлено.</text:p>
          </table:table-cell>
        </table:table-row>
        <table:table-row table:style-name="ro5">
          <table:table-cell table:style-name="ce21" office:value-type="string">
            <text:p>enter.email=Пароль успешно изменен.</text:p>
          </table:table-cell>
        </table:table-row>
        <table:table-row table:style-name="ro5">
          <table:table-cell table:style-name="ce21" office:value-type="string">
            <text:p>enter.code=Незарегистрированный пользователь пытается изменить пароль</text:p>
          </table:table-cell>
        </table:table-row>
        <table:table-row table:style-name="ro5">
          <table:table-cell table:style-name="ce21" office:value-type="string">
            <text:p>enter.new.password=Введите ваш электронный адрес:</text:p>
          </table:table-cell>
        </table:table-row>
        <table:table-row table:style-name="ro5">
          <table:table-cell table:style-name="ce21" office:value-type="string">
            <text:p>forgot.password=Введите код:</text:p>
          </table:table-cell>
        </table:table-row>
        <table:table-row table:style-name="ro5">
          <table:table-cell table:style-name="ce21" office:value-type="string">
            <text:p>email.code.incorrect=Ваш Новый пароль:</text:p>
          </table:table-cell>
        </table:table-row>
        <table:table-row table:style-name="ro5">
          <table:table-cell table:style-name="ce21" office:value-type="string">
            <text:p>change.password=Забыли пароль?</text:p>
          </table:table-cell>
        </table:table-row>
        <table:table-row table:style-name="ro5">
          <table:table-cell table:style-name="ce21" office:value-type="string">
            <text:p>i.forgot.password=Неверный эелектронный адрес или пароль</text:p>
          </table:table-cell>
        </table:table-row>
        <table:table-row table:style-name="ro5">
          <table:table-cell table:style-name="ce21" office:value-type="string">
            <text:p>code=Изменить пароль</text:p>
          </table:table-cell>
        </table:table-row>
        <table:table-row table:style-name="ro5">
          <table:table-cell table:style-name="ce21" office:value-type="string">
            <text:p>h1.recover.password=Я забыл/забыла свой пароль</text:p>
          </table:table-cell>
        </table:table-row>
        <table:table-row table:style-name="ro5">
          <table:table-cell table:style-name="ce21" office:value-type="string">
            <text:p>p.send.email=Код</text:p>
          </table:table-cell>
        </table:table-row>
        <table:table-row table:style-name="ro5">
          <table:table-cell table:style-name="ce21" office:value-type="string">
            <text:p>###################################=Восстановление пароля</text:p>
          </table:table-cell>
        </table:table-row>
        <table:table-row table:style-name="ro5">
          <table:table-cell table:style-name="ce21"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1" office:value-type="string">
            <text:p>###################################=</text:p>
          </table:table-cell>
        </table:table-row>
        <table:table-row table:style-name="ro5">
          <table:table-cell table:style-name="ce21" office:value-type="string">
            <text:p>ftnd.1q=</text:p>
          </table:table-cell>
        </table:table-row>
        <table:table-row table:style-name="ro5">
          <table:table-cell table:style-name="ce21" office:value-type="string">
            <text:p>ftnd.r.1a=</text:p>
          </table:table-cell>
        </table:table-row>
        <table:table-row table:style-name="ro5">
          <table:table-cell table:style-name="ce21" office:value-type="string">
            <text:p>ftnd.r.1b=Как скоро, после пробуждения, Вы выкуриваете Вашу первую сигарету?</text:p>
          </table:table-cell>
        </table:table-row>
        <table:table-row table:style-name="ro5">
          <table:table-cell table:style-name="ce21" office:value-type="string">
            <text:p>ftnd.r.1c=В течении 5 минут.</text:p>
          </table:table-cell>
        </table:table-row>
        <table:table-row table:style-name="ro5">
          <table:table-cell table:style-name="ce21" office:value-type="string">
            <text:p>ftnd.r.1d=В течении 6-30 минут.</text:p>
          </table:table-cell>
        </table:table-row>
        <table:table-row table:style-name="ro5">
          <table:table-cell table:style-name="ce21" office:value-type="string">
            <text:p>ftnd.2q=В течении 31-60 минут.</text:p>
          </table:table-cell>
        </table:table-row>
        <table:table-row table:style-name="ro5">
          <table:table-cell table:style-name="ce21" office:value-type="string">
            <text:p>ftnd.3q=После 60 минут.</text:p>
          </table:table-cell>
        </table:table-row>
        <table:table-row table:style-name="ro5">
          <table:table-cell table:style-name="ce2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1" office:value-type="string">
            <text:p>ftnd.r.3b=От какой сигареты Вы труднее всего отказаться?</text:p>
          </table:table-cell>
        </table:table-row>
        <table:table-row table:style-name="ro5">
          <table:table-cell table:style-name="ce21" office:value-type="string">
            <text:p>ftnd.4q=От первой сигареты утром.</text:p>
          </table:table-cell>
        </table:table-row>
        <table:table-row table:style-name="ro5">
          <table:table-cell table:style-name="ce21" office:value-type="string">
            <text:p>ftnd.r.4a=От всех остальных сигарет.</text:p>
          </table:table-cell>
        </table:table-row>
        <table:table-row table:style-name="ro5">
          <table:table-cell table:style-name="ce21" office:value-type="string">
            <text:p>ftnd.r.4b=Сколько сигарет Вы выкуриваете за день?</text:p>
          </table:table-cell>
        </table:table-row>
        <table:table-row table:style-name="ro5">
          <table:table-cell table:style-name="ce21" office:value-type="string">
            <text:p>ftnd.r.4c=10 или менее</text:p>
          </table:table-cell>
        </table:table-row>
        <table:table-row table:style-name="ro5">
          <table:table-cell table:style-name="ce21" office:value-type="string">
            <text:p>ftnd.r.4d=11-20</text:p>
          </table:table-cell>
        </table:table-row>
        <table:table-row table:style-name="ro5">
          <table:table-cell table:style-name="ce21" office:value-type="string">
            <text:p>ftnd.5q=21-30</text:p>
          </table:table-cell>
        </table:table-row>
        <table:table-row table:style-name="ro5">
          <table:table-cell table:style-name="ce21" office:value-type="string">
            <text:p>ftnd.6q=31 или более</text:p>
          </table:table-cell>
        </table:table-row>
        <table:table-row table:style-name="ro5">
          <table:table-cell table:style-name="ce21"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1"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1" office:value-type="string">
            <text:p>###################################=</text:p>
          </table:table-cell>
        </table:table-row>
        <table:table-row table:style-name="ro5">
          <table:table-cell table:style-name="ce21" office:value-type="string">
            <text:p>satisfaction.scale.q1=</text:p>
          </table:table-cell>
        </table:table-row>
        <table:table-row table:style-name="ro5">
          <table:table-cell table:style-name="ce21" office:value-type="string">
            <text:p>satisfaction.scale.q1a=</text:p>
          </table:table-cell>
        </table:table-row>
        <table:table-row table:style-name="ro5">
          <table:table-cell table:style-name="ce21" office:value-type="string">
            <text:p>satisfaction.scale.alittle=Насколько вы довольны этим сайтом?</text:p>
          </table:table-cell>
        </table:table-row>
        <table:table-row table:style-name="ro5">
          <table:table-cell table:style-name="ce21" office:value-type="string">
            <text:p>satisfaction.scale.somewhat=Полностью.</text:p>
          </table:table-cell>
        </table:table-row>
        <table:table-row table:style-name="ro5">
          <table:table-cell table:style-name="ce21" office:value-type="string">
            <text:p>satisfaction.scale.mostly=Немного.</text:p>
          </table:table-cell>
        </table:table-row>
        <table:table-row table:style-name="ro5">
          <table:table-cell table:style-name="ce21" office:value-type="string">
            <text:p>satisfaction.scale.verymuch=В некотором роде.</text:p>
          </table:table-cell>
        </table:table-row>
        <table:table-row table:style-name="ro5">
          <table:table-cell table:style-name="ce21" office:value-type="string">
            <text:p>satisfaction.scale.q1f=По большей части.</text:p>
          </table:table-cell>
        </table:table-row>
        <table:table-row table:style-name="ro5">
          <table:table-cell table:style-name="ce21" office:value-type="string">
            <text:p>satisfaction.scale.prefer.not.answer=Очень.</text:p>
          </table:table-cell>
        </table:table-row>
        <table:table-row table:style-name="ro5">
          <table:table-cell table:style-name="ce21" office:value-type="string">
            <text:p>satisfaction.scale.q2=Я не пользуюсь этим сайтом.</text:p>
          </table:table-cell>
        </table:table-row>
        <table:table-row table:style-name="ro5">
          <table:table-cell table:style-name="ce21" office:value-type="string">
            <text:p>satisfaction.scale.maybe=Предпочитаю не отвечать.</text:p>
          </table:table-cell>
        </table:table-row>
        <table:table-row table:style-name="ro5">
          <table:table-cell table:style-name="ce21" office:value-type="string">
            <text:p>satisfaction.scale.3q=Порекоммендовали бы Вы это сайт другу, который хочет бросить курить?</text:p>
          </table:table-cell>
        </table:table-row>
        <table:table-row table:style-name="ro5">
          <table:table-cell table:style-name="ce21" office:value-type="string">
            <text:p>satisfaction.scale.r.3=Не уверен/ не уверена.</text:p>
          </table:table-cell>
        </table:table-row>
        <table:table-row table:style-name="ro5">
          <table:table-cell table:style-name="ce21" office:value-type="string">
            <text:p>satisfaction.scale.r.3=Насколько полезны упражнения на этом сайте для бросания курить?</text:p>
          </table:table-cell>
        </table:table-row>
        <table:table-row table:style-name="ro5">
          <table:table-cell table:style-name="ce21" office:value-type="string">
            <text:p>satisfaction.scale.4q=Не полезны.</text:p>
          </table:table-cell>
        </table:table-row>
        <table:table-row table:style-name="ro5">
          <table:table-cell table:style-name="ce21" office:value-type="string">
            <text:p>satisfaction.scale.r.4=Я не пытаюсь использовать эти методы.</text:p>
          </table:table-cell>
        </table:table-row>
        <table:table-row table:style-name="ro5">
          <table:table-cell table:style-name="ce21"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1" office:value-type="string">
            <text:p>satisfaction.scale.5q=Не полезны.</text:p>
          </table:table-cell>
        </table:table-row>
        <table:table-row table:style-name="ro5">
          <table:table-cell table:style-name="ce21"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1" office:value-type="string">
            <text:p>satisfaction.scale.r.5=Насколько полезным оказался форум этого сайта для бросания курить?</text:p>
          </table:table-cell>
        </table:table-row>
        <table:table-row table:style-name="ro5">
          <table:table-cell table:style-name="ce21" office:value-type="string">
            <text:p>satisfaction.scale.6q=не полезен.</text:p>
          </table:table-cell>
        </table:table-row>
        <table:table-row table:style-name="ro5">
          <table:table-cell table:style-name="ce21" office:value-type="string">
            <text:p>satisfaction.scale.r.6=Я не использую форум этого сайта для бросания курить.</text:p>
          </table:table-cell>
        </table:table-row>
        <table:table-row table:style-name="ro5">
          <table:table-cell table:style-name="ce21" office:value-type="string">
            <text:p>satisfaction.scale.r.6=С момента первого пользования сайтом, сколько раз вы снова посещали сайт?</text:p>
          </table:table-cell>
        </table:table-row>
        <table:table-row table:style-name="ro5">
          <table:table-cell table:style-name="ce21" office:value-type="string">
            <text:p>satisfaction.scale.7q=Количество раз = </text:p>
          </table:table-cell>
        </table:table-row>
        <table:table-row table:style-name="ro5">
          <table:table-cell table:style-name="ce21" office:value-type="string">
            <text:p>satisfaction.scale.r.7=Предпочитаю не отвечать.</text:p>
          </table:table-cell>
        </table:table-row>
        <table:table-row table:style-name="ro5">
          <table:table-cell table:style-name="ce21" office:value-type="string">
            <text:p>satisfaction.scale.8q=Насколько хорошо этот сайт организован?</text:p>
          </table:table-cell>
        </table:table-row>
        <table:table-row table:style-name="ro5">
          <table:table-cell table:style-name="ce21" office:value-type="string">
            <text:p>satisfaction.scale.r.8=Совсем плохо.</text:p>
          </table:table-cell>
        </table:table-row>
        <table:table-row table:style-name="ro5">
          <table:table-cell table:style-name="ce21" office:value-type="string">
            <text:p>satisfaction.scale.r.9=Насколько легко было получить доступ к различным разделам этого сайта?</text:p>
          </table:table-cell>
        </table:table-row>
        <table:table-row table:style-name="ro5">
          <table:table-cell table:style-name="ce21" office:value-type="string">
            <text:p>###################################=Совсем нелегко.</text:p>
          </table:table-cell>
        </table:table-row>
        <table:table-row table:style-name="ro5">
          <table:table-cell table:style-name="ce21" office:value-type="string">
            <text:p># PHQ9 - PATIENT HEALTH QUESTIONNAIRE=Хотели бы Вы еще что-то сказать о данном сайте?</text:p>
          </table:table-cell>
        </table:table-row>
        <table:table-row table:style-name="ro5">
          <table:table-cell table:style-name="ce21" office:value-type="string">
            <text:p>###################################=</text:p>
          </table:table-cell>
        </table:table-row>
        <table:table-row table:style-name="ro5">
          <table:table-cell table:style-name="ce21" office:value-type="string">
            <text:p>phq9.r1=</text:p>
          </table:table-cell>
        </table:table-row>
        <table:table-row table:style-name="ro5">
          <table:table-cell table:style-name="ce21" office:value-type="string">
            <text:p>phq9.r2=</text:p>
          </table:table-cell>
        </table:table-row>
        <table:table-row table:style-name="ro5">
          <table:table-cell table:style-name="ce21" office:value-type="string">
            <text:p>phq9.r3=</text:p>
          </table:table-cell>
        </table:table-row>
        <table:table-row table:style-name="ro5">
          <table:table-cell table:style-name="ce21" office:value-type="string">
            <text:p>phq9.r4=</text:p>
          </table:table-cell>
        </table:table-row>
        <table:table-row table:style-name="ro5">
          <table:table-cell table:style-name="ce21" office:value-type="string">
            <text:p>phq9.a=</text:p>
          </table:table-cell>
        </table:table-row>
        <table:table-row table:style-name="ro5">
          <table:table-cell table:style-name="ce21" office:value-type="string">
            <text:p>phq9.1=</text:p>
          </table:table-cell>
        </table:table-row>
        <table:table-row table:style-name="ro5">
          <table:table-cell table:style-name="ce21" office:value-type="string">
            <text:p>phq9.2=</text:p>
          </table:table-cell>
        </table:table-row>
        <table:table-row table:style-name="ro5">
          <table:table-cell table:style-name="ce21" office:value-type="string">
            <text:p>phq9.3=</text:p>
          </table:table-cell>
        </table:table-row>
        <table:table-row table:style-name="ro5">
          <table:table-cell table:style-name="ce21" office:value-type="string">
            <text:p>phq9.4=</text:p>
          </table:table-cell>
        </table:table-row>
        <table:table-row table:style-name="ro5">
          <table:table-cell table:style-name="ce21" office:value-type="string">
            <text:p>phq9.5=</text:p>
          </table:table-cell>
        </table:table-row>
        <table:table-row table:style-name="ro5">
          <table:table-cell table:style-name="ce21" office:value-type="string">
            <text:p>phq9.6=</text:p>
          </table:table-cell>
        </table:table-row>
        <table:table-row table:style-name="ro5">
          <table:table-cell table:style-name="ce21" office:value-type="string">
            <text:p>phq9.7=</text:p>
          </table:table-cell>
        </table:table-row>
        <table:table-row table:style-name="ro5">
          <table:table-cell table:style-name="ce21" office:value-type="string">
            <text:p>phq9.8=</text:p>
          </table:table-cell>
        </table:table-row>
        <table:table-row table:style-name="ro5">
          <table:table-cell table:style-name="ce21" office:value-type="string">
            <text:p>phq9.9=</text:p>
          </table:table-cell>
        </table:table-row>
        <table:table-row table:style-name="ro5">
          <table:table-cell table:style-name="ce21" office:value-type="string">
            <text:p>###################################=</text:p>
          </table:table-cell>
        </table:table-row>
        <table:table-row table:style-name="ro5">
          <table:table-cell table:style-name="ce21" office:value-type="string">
            <text:p># PHQ2=</text:p>
          </table:table-cell>
        </table:table-row>
        <table:table-row table:style-name="ro5">
          <table:table-cell table:style-name="ce21" office:value-type="string">
            <text:p>###################################=</text:p>
          </table:table-cell>
        </table:table-row>
        <table:table-row table:style-name="ro5">
          <table:table-cell table:style-name="ce21" office:value-type="string">
            <text:p>phq2.r1=</text:p>
          </table:table-cell>
        </table:table-row>
        <table:table-row table:style-name="ro5">
          <table:table-cell table:style-name="ce21" office:value-type="string">
            <text:p>phq2.r2=</text:p>
          </table:table-cell>
        </table:table-row>
        <table:table-row table:style-name="ro5">
          <table:table-cell table:style-name="ce21" office:value-type="string">
            <text:p>phq2.r3=</text:p>
          </table:table-cell>
        </table:table-row>
        <table:table-row table:style-name="ro5">
          <table:table-cell table:style-name="ce21" office:value-type="string">
            <text:p>phq2.r4=</text:p>
          </table:table-cell>
        </table:table-row>
        <table:table-row table:style-name="ro5">
          <table:table-cell table:style-name="ce21" office:value-type="string">
            <text:p>phq2=</text:p>
          </table:table-cell>
        </table:table-row>
        <table:table-row table:style-name="ro5">
          <table:table-cell table:style-name="ce21" office:value-type="string">
            <text:p>phq2.1=</text:p>
          </table:table-cell>
        </table:table-row>
        <table:table-row table:style-name="ro5">
          <table:table-cell table:style-name="ce21" office:value-type="string">
            <text:p>phq2.2=</text:p>
          </table:table-cell>
        </table:table-row>
        <table:table-row table:style-name="ro5">
          <table:table-cell table:style-name="ce21" office:value-type="string">
            <text:p>###################################=</text:p>
          </table:table-cell>
        </table:table-row>
        <table:table-row table:style-name="ro5">
          <table:table-cell table:style-name="ce21" office:value-type="string">
            <text:p># PNAD=</text:p>
          </table:table-cell>
        </table:table-row>
        <table:table-row table:style-name="ro5">
          <table:table-cell table:style-name="ce21" office:value-type="string">
            <text:p>###################################=</text:p>
          </table:table-cell>
        </table:table-row>
        <table:table-row table:style-name="ro5">
          <table:table-cell table:style-name="ce21" office:value-type="string">
            <text:p>pnad.1=</text:p>
          </table:table-cell>
        </table:table-row>
        <table:table-row table:style-name="ro5">
          <table:table-cell table:style-name="ce21" office:value-type="string">
            <text:p>pnad.1.r=</text:p>
          </table:table-cell>
        </table:table-row>
        <table:table-row table:style-name="ro5">
          <table:table-cell table:style-name="ce21" office:value-type="string">
            <text:p>pnad.2=В каком возрасте Вы начали курить, даже если это было редко? </text:p>
          </table:table-cell>
        </table:table-row>
        <table:table-row table:style-name="ro5">
          <table:table-cell table:style-name="ce21" office:value-type="string">
            <text:p>pnad.2.r1=Возраст = </text:p>
          </table:table-cell>
        </table:table-row>
        <table:table-row table:style-name="ro5">
          <table:table-cell table:style-name="ce21" office:value-type="string">
            <text:p>pnad.2.r2=Пытались ли Вы бросить курить за время последних 12 месяцев?</text:p>
          </table:table-cell>
        </table:table-row>
        <table:table-row table:style-name="ro5">
          <table:table-cell table:style-name="ce21" office:value-type="string">
            <text:p>pnad.3=Да</text:p>
          </table:table-cell>
        </table:table-row>
        <table:table-row table:style-name="ro5">
          <table:table-cell table:style-name="ce21" office:value-type="string">
            <text:p>pnad.3.a=Нет</text:p>
          </table:table-cell>
        </table:table-row>
        <table:table-row table:style-name="ro5">
          <table:table-cell table:style-name="ce21"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1" office:value-type="string">
            <text:p>pnad.3.c=Консультация с профессиональными врачами</text:p>
          </table:table-cell>
        </table:table-row>
        <table:table-row table:style-name="ro5">
          <table:table-cell table:style-name="ce21"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1" office:value-type="string">
            <text:p>pnad.3.e=Другие медикаменты, выданные по рецепту</text:p>
          </table:table-cell>
        </table:table-row>
        <table:table-row table:style-name="ro5">
          <table:table-cell table:style-name="ce21" office:value-type="string">
            <text:p>pnad.3.f=Гомеопатия, акупунктура</text:p>
          </table:table-cell>
        </table:table-row>
        <table:table-row table:style-name="ro5">
          <table:table-cell table:style-name="ce21" office:value-type="string">
            <text:p>pnad.3.g=Чаи, травы или лекарственные растения</text:p>
          </table:table-cell>
        </table:table-row>
        <table:table-row table:style-name="ro5">
          <table:table-cell table:style-name="ce21" office:value-type="string">
            <text:p>pnad.3.h=Телефонная линия помощи для бросающих курить</text:p>
          </table:table-cell>
        </table:table-row>
        <table:table-row table:style-name="ro5">
          <table:table-cell table:style-name="ce21" office:value-type="string">
            <text:p>pnad.3.i=</text:p>
          </table:table-cell>
        </table:table-row>
        <table:table-row table:style-name="ro5">
          <table:table-cell table:style-name="ce21" office:value-type="string">
            <text:p>###################################=Замена курения другими пособами применения табака, не производящих дым</text:p>
          </table:table-cell>
        </table:table-row>
        <table:table-row table:style-name="ro5">
          <table:table-cell table:style-name="ce21" office:value-type="string">
            <text:p># Sociodemographic=Другое</text:p>
          </table:table-cell>
        </table:table-row>
        <table:table-row table:style-name="ro5">
          <table:table-cell table:style-name="ce21" office:value-type="string">
            <text:p>###################################=</text:p>
          </table:table-cell>
        </table:table-row>
        <table:table-row table:style-name="ro5">
          <table:table-cell table:style-name="ce21" office:value-type="string">
            <text:p>sd.1=</text:p>
          </table:table-cell>
        </table:table-row>
        <table:table-row table:style-name="ro5">
          <table:table-cell table:style-name="ce21" office:value-type="string">
            <text:p>sd.2=</text:p>
          </table:table-cell>
        </table:table-row>
        <table:table-row table:style-name="ro5">
          <table:table-cell table:style-name="ce21" office:value-type="string">
            <text:p>sd.2.a=В какой стране Вы живете?</text:p>
          </table:table-cell>
        </table:table-row>
        <table:table-row table:style-name="ro5">
          <table:table-cell table:style-name="ce21" office:value-type="string">
            <text:p>sd.2.b=</text:p>
          </table:table-cell>
        </table:table-row>
        <table:table-row table:style-name="ro5">
          <table:table-cell table:style-name="ce21" office:value-type="string">
            <text:p>sd.2.c=</text:p>
          </table:table-cell>
        </table:table-row>
        <table:table-row table:style-name="ro5">
          <table:table-cell table:style-name="ce21" office:value-type="string">
            <text:p>sd.2.d=</text:p>
          </table:table-cell>
        </table:table-row>
        <table:table-row table:style-name="ro5">
          <table:table-cell table:style-name="ce21" office:value-type="string">
            <text:p>sd.3=</text:p>
          </table:table-cell>
        </table:table-row>
        <table:table-row table:style-name="ro5">
          <table:table-cell table:style-name="ce21" office:value-type="string">
            <text:p>sd.3.r1=</text:p>
          </table:table-cell>
        </table:table-row>
        <table:table-row table:style-name="ro5">
          <table:table-cell table:style-name="ce21" office:value-type="string">
            <text:p>sd.3.r2=</text:p>
          </table:table-cell>
        </table:table-row>
        <table:table-row table:style-name="ro5">
          <table:table-cell table:style-name="ce21" office:value-type="string">
            <text:p>sd.4=</text:p>
          </table:table-cell>
        </table:table-row>
        <table:table-row table:style-name="ro5">
          <table:table-cell table:style-name="ce21" office:value-type="string">
            <text:p>sd.4.r=</text:p>
          </table:table-cell>
        </table:table-row>
        <table:table-row table:style-name="ro5">
          <table:table-cell table:style-name="ce21" office:value-type="string">
            <text:p>sd.5=Сколько раз Вы пытались бросить курить?</text:p>
          </table:table-cell>
        </table:table-row>
        <table:table-row table:style-name="ro5">
          <table:table-cell table:style-name="ce21" office:value-type="string">
            <text:p>sd.6=Количество попыток</text:p>
          </table:table-cell>
        </table:table-row>
        <table:table-row table:style-name="ro5">
          <table:table-cell table:style-name="ce21" office:value-type="string">
            <text:p>sd.7=</text:p>
          </table:table-cell>
        </table:table-row>
        <table:table-row table:style-name="ro5">
          <table:table-cell table:style-name="ce21" office:value-type="string">
            <text:p>sd.7.r1=</text:p>
          </table:table-cell>
        </table:table-row>
        <table:table-row table:style-name="ro5">
          <table:table-cell table:style-name="ce21" office:value-type="string">
            <text:p>sd.7.r2=</text:p>
          </table:table-cell>
        </table:table-row>
        <table:table-row table:style-name="ro5">
          <table:table-cell table:style-name="ce21" office:value-type="string">
            <text:p>###################################=</text:p>
          </table:table-cell>
        </table:table-row>
        <table:table-row table:style-name="ro5">
          <table:table-cell table:style-name="ce21" office:value-type="string">
            <text:p># Satisfação=</text:p>
          </table:table-cell>
        </table:table-row>
        <table:table-row table:style-name="ro5">
          <table:table-cell table:style-name="ce21" office:value-type="string">
            <text:p>###################################=</text:p>
          </table:table-cell>
        </table:table-row>
        <table:table-row table:style-name="ro5">
          <table:table-cell table:style-name="ce21" office:value-type="string">
            <text:p>sati.1=</text:p>
          </table:table-cell>
        </table:table-row>
        <table:table-row table:style-name="ro5">
          <table:table-cell table:style-name="ce21" office:value-type="string">
            <text:p>sati.1.a=</text:p>
          </table:table-cell>
        </table:table-row>
        <table:table-row table:style-name="ro5">
          <table:table-cell table:style-name="ce21" office:value-type="string">
            <text:p>sati.1.b=</text:p>
          </table:table-cell>
        </table:table-row>
        <table:table-row table:style-name="ro5">
          <table:table-cell table:style-name="ce21" office:value-type="string">
            <text:p>sati.1.a.1=</text:p>
          </table:table-cell>
        </table:table-row>
        <table:table-row table:style-name="ro5">
          <table:table-cell table:style-name="ce21" office:value-type="string">
            <text:p>sati.1.a.1a=</text:p>
          </table:table-cell>
        </table:table-row>
        <table:table-row table:style-name="ro5">
          <table:table-cell table:style-name="ce21" office:value-type="string">
            <text:p>sati.1.a.1b=</text:p>
          </table:table-cell>
        </table:table-row>
        <table:table-row table:style-name="ro5">
          <table:table-cell table:style-name="ce21" office:value-type="string">
            <text:p>sati.2=</text:p>
          </table:table-cell>
        </table:table-row>
        <table:table-row table:style-name="ro5">
          <table:table-cell table:style-name="ce21" office:value-type="string">
            <text:p>sati.2.a=</text:p>
          </table:table-cell>
        </table:table-row>
        <table:table-row table:style-name="ro5">
          <table:table-cell table:style-name="ce21" office:value-type="string">
            <text:p>sati.2.b=</text:p>
          </table:table-cell>
        </table:table-row>
        <table:table-row table:style-name="ro5">
          <table:table-cell table:style-name="ce21" office:value-type="string">
            <text:p>sati.2.c=</text:p>
          </table:table-cell>
        </table:table-row>
        <table:table-row table:style-name="ro5">
          <table:table-cell table:style-name="ce21" office:value-type="string">
            <text:p>sati.2.d=</text:p>
          </table:table-cell>
        </table:table-row>
        <table:table-row table:style-name="ro5">
          <table:table-cell table:style-name="ce21" office:value-type="string">
            <text:p>sati.2.e=</text:p>
          </table:table-cell>
        </table:table-row>
        <table:table-row table:style-name="ro5">
          <table:table-cell table:style-name="ce21" office:value-type="string">
            <text:p>sati.2.f=</text:p>
          </table:table-cell>
        </table:table-row>
        <table:table-row table:style-name="ro5">
          <table:table-cell table:style-name="ce21" office:value-type="string">
            <text:p>sati.3=</text:p>
          </table:table-cell>
        </table:table-row>
        <table:table-row table:style-name="ro5">
          <table:table-cell table:style-name="ce21" office:value-type="string">
            <text:p>sati.3.a=</text:p>
          </table:table-cell>
        </table:table-row>
        <table:table-row table:style-name="ro5">
          <table:table-cell table:style-name="ce21" office:value-type="string">
            <text:p>sati.3.b=</text:p>
          </table:table-cell>
        </table:table-row>
        <table:table-row table:style-name="ro5">
          <table:table-cell table:style-name="ce21" office:value-type="string">
            <text:p>###################################=</text:p>
          </table:table-cell>
        </table:table-row>
        <table:table-row table:style-name="ro5">
          <table:table-cell table:style-name="ce21" office:value-type="string">
            <text:p># Perguntas por e-mail - follow up=</text:p>
          </table:table-cell>
        </table:table-row>
        <table:table-row table:style-name="ro5">
          <table:table-cell table:style-name="ce21" office:value-type="string">
            <text:p>###################################=</text:p>
          </table:table-cell>
        </table:table-row>
        <table:table-row table:style-name="ro5">
          <table:table-cell table:style-name="ce21" office:value-type="string">
            <text:p>follow.1=</text:p>
          </table:table-cell>
        </table:table-row>
        <table:table-row table:style-name="ro5">
          <table:table-cell table:style-name="ce21" office:value-type="string">
            <text:p>follow.1.a=</text:p>
          </table:table-cell>
        </table:table-row>
        <table:table-row table:style-name="ro5">
          <table:table-cell table:style-name="ce21" office:value-type="string">
            <text:p>follow.1.b=</text:p>
          </table:table-cell>
        </table:table-row>
        <table:table-row table:style-name="ro5">
          <table:table-cell table:style-name="ce21" office:value-type="string">
            <text:p>follow.1.c=</text:p>
          </table:table-cell>
        </table:table-row>
        <table:table-row table:style-name="ro5">
          <table:table-cell table:style-name="ce21" office:value-type="string">
            <text:p>follow.1.d=</text:p>
          </table:table-cell>
        </table:table-row>
        <table:table-row table:style-name="ro5">
          <table:table-cell table:style-name="ce21" office:value-type="string">
            <text:p>follow.1.e=</text:p>
          </table:table-cell>
        </table:table-row>
        <table:table-row table:style-name="ro5">
          <table:table-cell table:style-name="ce21" office:value-type="string">
            <text:p>follow.1.f=</text:p>
          </table:table-cell>
        </table:table-row>
        <table:table-row table:style-name="ro5">
          <table:table-cell table:style-name="ce21" office:value-type="string">
            <text:p>follow.1.g=</text:p>
          </table:table-cell>
        </table:table-row>
        <table:table-row table:style-name="ro5">
          <table:table-cell table:style-name="ce21" office:value-type="string">
            <text:p>follow.1.h=</text:p>
          </table:table-cell>
        </table:table-row>
        <table:table-row table:style-name="ro5">
          <table:table-cell table:style-name="ce21" office:value-type="string">
            <text:p>follow.1.i=</text:p>
          </table:table-cell>
        </table:table-row>
        <table:table-row table:style-name="ro5">
          <table:table-cell table:style-name="ce21" office:value-type="string">
            <text:p>###################################=</text:p>
          </table:table-cell>
        </table:table-row>
        <table:table-row table:style-name="ro5">
          <table:table-cell table:style-name="ce21" office:value-type="string">
            <text:p># Feedback FTND=</text:p>
          </table:table-cell>
        </table:table-row>
        <table:table-row table:style-name="ro5">
          <table:table-cell table:style-name="ce21" office:value-type="string">
            <text:p>###################################=</text:p>
          </table:table-cell>
        </table:table-row>
        <table:table-row table:style-name="ro5">
          <table:table-cell table:style-name="ce21" office:value-type="string">
            <text:p>feedback.ftnd.1=</text:p>
          </table:table-cell>
        </table:table-row>
        <table:table-row table:style-name="ro5">
          <table:table-cell table:style-name="ce21" office:value-type="string">
            <text:p>feedback.ftnd.2=</text:p>
          </table:table-cell>
        </table:table-row>
        <table:table-row table:style-name="ro5">
          <table:table-cell table:style-name="ce21" office:value-type="string">
            <text:p>###################################=</text:p>
          </table:table-cell>
        </table:table-row>
        <table:table-row table:style-name="ro5">
          <table:table-cell table:style-name="ce21" office:value-type="string">
            <text:p># Feedback PHQ-9=</text:p>
          </table:table-cell>
        </table:table-row>
        <table:table-row table:style-name="ro5">
          <table:table-cell table:style-name="ce21" office:value-type="string">
            <text:p>###################################=</text:p>
          </table:table-cell>
        </table:table-row>
        <table:table-row table:style-name="ro5">
          <table:table-cell table:style-name="ce21" office:value-type="string">
            <text:p>feedback.phq9.1=</text:p>
          </table:table-cell>
        </table:table-row>
        <table:table-row table:style-name="ro5">
          <table:table-cell table:style-name="ce21" office:value-type="string">
            <text:p>feedback.phq9.2=</text:p>
          </table:table-cell>
        </table:table-row>
        <table:table-row table:style-name="ro5">
          <table:table-cell table:style-name="ce21" office:value-type="string">
            <text:p>feedback.phq9.3=</text:p>
          </table:table-cell>
        </table:table-row>
        <table:table-row table:style-name="ro5">
          <table:table-cell table:style-name="ce21" office:value-type="string">
            <text:p>feedback.phq9.no=</text:p>
          </table:table-cell>
        </table:table-row>
        <table:table-row table:style-name="ro5">
          <table:table-cell table:style-name="ce21" office:value-type="string">
            <text:p>###################################=</text:p>
          </table:table-cell>
        </table:table-row>
        <table:table-row table:style-name="ro5">
          <table:table-cell table:style-name="ce21" office:value-type="string">
            <text:p># Feedback Motivation=</text:p>
          </table:table-cell>
        </table:table-row>
        <table:table-row table:style-name="ro5">
          <table:table-cell table:style-name="ce21" office:value-type="string">
            <text:p>###################################=</text:p>
          </table:table-cell>
        </table:table-row>
        <table:table-row table:style-name="ro5">
          <table:table-cell table:style-name="ce21" office:value-type="string">
            <text:p>feedback.mot.1=</text:p>
          </table:table-cell>
        </table:table-row>
        <table:table-row table:style-name="ro5">
          <table:table-cell table:style-name="ce21" office:value-type="string">
            <text:p>feedback.mot.2=</text:p>
          </table:table-cell>
        </table:table-row>
        <table:table-row table:style-name="ro5">
          <table:table-cell table:style-name="ce21" office:value-type="string">
            <text:p>###################################=</text:p>
          </table:table-cell>
        </table:table-row>
        <table:table-row table:style-name="ro5">
          <table:table-cell table:style-name="ce21" office:value-type="string">
            <text:p># Feedback PNAD=</text:p>
          </table:table-cell>
        </table:table-row>
        <table:table-row table:style-name="ro5">
          <table:table-cell table:style-name="ce21" office:value-type="string">
            <text:p>###################################=</text:p>
          </table:table-cell>
        </table:table-row>
        <table:table-row table:style-name="ro5">
          <table:table-cell table:style-name="ce21" office:value-type="string">
            <text:p>feedback.pnad.1.p1=</text:p>
          </table:table-cell>
        </table:table-row>
        <table:table-row table:style-name="ro5">
          <table:table-cell table:style-name="ce21" office:value-type="string">
            <text:p>feedback.pnad.1.p2=</text:p>
          </table:table-cell>
        </table:table-row>
        <table:table-row table:style-name="ro5">
          <table:table-cell table:style-name="ce21" office:value-type="string">
            <text:p>feedback.pnad.2.p1=</text:p>
          </table:table-cell>
        </table:table-row>
        <table:table-row table:style-name="ro5">
          <table:table-cell table:style-name="ce21" office:value-type="string">
            <text:p>feedback.pnad.2.p2=</text:p>
          </table:table-cell>
        </table:table-row>
        <table:table-row table:style-name="ro5">
          <table:table-cell table:style-name="ce21" office:value-type="string">
            <text:p>feedback.pnad.3.p1=</text:p>
          </table:table-cell>
        </table:table-row>
        <table:table-row table:style-name="ro5">
          <table:table-cell table:style-name="ce21" office:value-type="string">
            <text:p>feedback.pnad.3.p2=</text:p>
          </table:table-cell>
        </table:table-row>
        <table:table-row table:style-name="ro5">
          <table:table-cell table:style-name="ce21" office:value-type="string">
            <text:p>###################################=</text:p>
          </table:table-cell>
        </table:table-row>
        <table:table-row table:style-name="ro5">
          <table:table-cell table:style-name="ce21" office:value-type="string">
            <text:p># Feedback Depressão e Ansiedade=</text:p>
          </table:table-cell>
        </table:table-row>
        <table:table-row table:style-name="ro5">
          <table:table-cell table:style-name="ce21" office:value-type="string">
            <text:p>###################################=</text:p>
          </table:table-cell>
        </table:table-row>
        <table:table-row table:style-name="ro5">
          <table:table-cell table:style-name="ce21" office:value-type="string">
            <text:p>feedback.dea.1=</text:p>
          </table:table-cell>
        </table:table-row>
        <table:table-row table:style-name="ro5">
          <table:table-cell table:style-name="ce21" office:value-type="string">
            <text:p>feedback.dea.2=</text:p>
          </table:table-cell>
        </table:table-row>
        <table:table-row table:style-name="ro5">
          <table:table-cell table:style-name="ce21" office:value-type="string">
            <text:p>feedback.dea.3=</text:p>
          </table:table-cell>
        </table:table-row>
        <table:table-row table:style-name="ro5">
          <table:table-cell table:style-name="ce21" office:value-type="string">
            <text:p>feedback.dea.4=</text:p>
          </table:table-cell>
        </table:table-row>
        <table:table-row table:style-name="ro5">
          <table:table-cell table:style-name="ce21"/>
        </table:table-row>
        <table:table-row table:style-name="ro5">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